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0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ce3"/>
        <table:table-row table:style-name="ro1">
          <table:table-cell table:style-name="ce1"/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461" calcext:value-type="float">
            <text:p>461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739" calcext:value-type="float">
            <text:p>739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23" calcext:value-type="float">
            <text:p>23</text:p>
          </table:table-cell>
        </table:table-row>
        <table:table-row table:style-name="ro1">
          <table:table-cell table:style-name="ce1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67" calcext:value-type="float">
            <text:p>67</text:p>
          </table:table-cell>
        </table:table-row>
        <table:table-row table:style-name="ro1">
          <table:table-cell table:style-name="ce1"/>
          <table:table-cell table:style-name="Default" table:formula="of:=MOD([.B2];[.B1])" office:value-type="float" office:value="0" calcext:value-type="float">
            <text:p>0</text:p>
          </table:table-cell>
          <table:table-cell table:style-name="Default" table:formula="of:=MOD([.C2];[.C1])" office:value-type="float" office:value="7" calcext:value-type="float">
            <text:p>7</text:p>
          </table:table-cell>
          <table:table-cell table:style-name="Default" table:formula="of:=MOD([.D2];[.D1])" office:value-type="float" office:value="13" calcext:value-type="float">
            <text:p>13</text:p>
          </table:table-cell>
          <table:table-cell table:style-name="Default" table:formula="of:=MOD([.E2];[.E1])" office:value-type="float" office:value="10" calcext:value-type="float">
            <text:p>10</text:p>
          </table:table-cell>
          <table:table-cell table:style-name="Default" table:formula="of:=MOD([.F2];[.F1])" office:value-type="float" office:value="13" calcext:value-type="float">
            <text:p>13</text:p>
          </table:table-cell>
          <table:table-cell table:style-name="Default" table:formula="of:=MOD([.G2];[.G1])" office:value-type="float" office:value="13" calcext:value-type="float">
            <text:p>13</text:p>
          </table:table-cell>
          <table:table-cell table:style-name="Default" table:formula="of:=MOD([.H2];[.H1])" office:value-type="float" office:value="44" calcext:value-type="float">
            <text:p>44</text:p>
          </table:table-cell>
          <table:table-cell table:style-name="Default" table:formula="of:=MOD([.I2];[.I1])" office:value-type="float" office:value="13" calcext:value-type="float">
            <text:p>13</text:p>
          </table:table-cell>
          <table:table-cell table:style-name="Default" table:formula="of:=MOD([.J2];[.J1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80635492577" calcext:value-type="float">
            <text:p>3580635492577</text:p>
          </table:table-cell>
          <table:table-cell table:formula="of:=IF(MOD(-[.$A4];[.B$1])=[.B$3];&quot;XXX&quot;;MOD(-[.$A4];[.B$1]))" office:value-type="string" office:string-value="XXX" calcext:value-type="string">
            <text:p>XXX</text:p>
          </table:table-cell>
          <table:table-cell table:formula="of:=IF(MOD(-[.$A4];[.C$1])=[.C$3];&quot;XXX&quot;;MOD(-[.$A4];[.C$1]))" office:value-type="string" office:string-value="XXX" calcext:value-type="string">
            <text:p>XXX</text:p>
          </table:table-cell>
          <table:table-cell table:formula="of:=IF(MOD(-[.$A4];[.D$1])=[.D$3];&quot;XXX&quot;;MOD(-[.$A4];[.D$1]))" office:value-type="string" office:string-value="XXX" calcext:value-type="string">
            <text:p>XXX</text:p>
          </table:table-cell>
          <table:table-cell table:formula="of:=IF(MOD(-[.$A4];[.E$1])=[.E$3];&quot;XXX&quot;;MOD(-[.$A4];[.E$1]))" office:value-type="string" office:string-value="XXX" calcext:value-type="string">
            <text:p>XXX</text:p>
          </table:table-cell>
          <table:table-cell table:formula="of:=IF(MOD(-[.$A4];[.F$1])=[.F$3];&quot;XXX&quot;;MOD(-[.$A4];[.F$1]))" office:value-type="string" office:string-value="XXX" calcext:value-type="string">
            <text:p>XXX</text:p>
          </table:table-cell>
          <table:table-cell table:formula="of:=IF(MOD(-[.$A4];[.G$1])=[.G$3];&quot;XXX&quot;;MOD(-[.$A4];[.G$1]))" office:value-type="float" office:value="23" calcext:value-type="float">
            <text:p>23</text:p>
          </table:table-cell>
          <table:table-cell table:formula="of:=IF(MOD(-[.$A4];[.H$1])=[.H$3];&quot;XXX&quot;;MOD(-[.$A4];[.H$1]))" office:value-type="string" office:string-value="XXX" calcext:value-type="string">
            <text:p>XXX</text:p>
          </table:table-cell>
          <table:table-cell table:formula="of:=IF(MOD(-[.$A4];[.I$1])=[.I$3];&quot;XXX&quot;;MOD(-[.$A4];[.I$1]))" office:value-type="string" office:string-value="XXX" calcext:value-type="string">
            <text:p>XXX</text:p>
          </table:table-cell>
          <table:table-cell table:formula="of:=IF(MOD(-[.$A4];[.J$1])=[.J$3];&quot;XXX&quot;;MOD(-[.$A4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4]+(13*37*461*17*19*739*41*23)" office:value-type="float" office:value="53492599015388" calcext:value-type="float">
            <table:detective>
              <table:highlighted-range table:cell-range-address="Sheet1.A4:Sheet1.A4" table:direction="from-same-table"/>
              <table:operation table:name="trace-precedents" table:index="0"/>
            </table:detective>
            <text:p>53492599015388</text:p>
          </table:table-cell>
          <table:table-cell table:formula="of:=IF(MOD(-[.$A5];[.B$1])=[.B$3];&quot;XXX&quot;;MOD(-[.$A5];[.B$1]))" office:value-type="string" office:string-value="XXX" calcext:value-type="string">
            <text:p>XXX</text:p>
          </table:table-cell>
          <table:table-cell table:formula="of:=IF(MOD(-[.$A5];[.C$1])=[.C$3];&quot;XXX&quot;;MOD(-[.$A5];[.C$1]))" office:value-type="string" office:string-value="XXX" calcext:value-type="string">
            <text:p>XXX</text:p>
          </table:table-cell>
          <table:table-cell table:formula="of:=IF(MOD(-[.$A5];[.D$1])=[.D$3];&quot;XXX&quot;;MOD(-[.$A5];[.D$1]))" office:value-type="string" office:string-value="XXX" calcext:value-type="string">
            <text:p>XXX</text:p>
          </table:table-cell>
          <table:table-cell table:formula="of:=IF(MOD(-[.$A5];[.E$1])=[.E$3];&quot;XXX&quot;;MOD(-[.$A5];[.E$1]))" office:value-type="string" office:string-value="XXX" calcext:value-type="string">
            <text:p>XXX</text:p>
          </table:table-cell>
          <table:table-cell table:formula="of:=IF(MOD(-[.$A5];[.F$1])=[.F$3];&quot;XXX&quot;;MOD(-[.$A5];[.F$1]))" office:value-type="string" office:string-value="XXX" calcext:value-type="string">
            <text:p>XXX</text:p>
          </table:table-cell>
          <table:table-cell table:formula="of:=IF(MOD(-[.$A5];[.G$1])=[.G$3];&quot;XXX&quot;;MOD(-[.$A5];[.G$1]))" office:value-type="float" office:value="1" calcext:value-type="float">
            <text:p>1</text:p>
          </table:table-cell>
          <table:table-cell table:formula="of:=IF(MOD(-[.$A5];[.H$1])=[.H$3];&quot;XXX&quot;;MOD(-[.$A5];[.H$1]))" office:value-type="string" office:string-value="XXX" calcext:value-type="string">
            <text:p>XXX</text:p>
          </table:table-cell>
          <table:table-cell table:formula="of:=IF(MOD(-[.$A5];[.I$1])=[.I$3];&quot;XXX&quot;;MOD(-[.$A5];[.I$1]))" office:value-type="string" office:string-value="XXX" calcext:value-type="string">
            <text:p>XXX</text:p>
          </table:table-cell>
          <table:table-cell table:formula="of:=IF(MOD(-[.$A5];[.J$1])=[.J$3];&quot;XXX&quot;;MOD(-[.$A5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5]+(13*37*461*17*19*739*41*23)" office:value-type="float" office:value="103404562538199" calcext:value-type="float">
            <text:p>103404562538199</text:p>
          </table:table-cell>
          <table:table-cell table:formula="of:=IF(MOD(-[.$A6];[.B$1])=[.B$3];&quot;XXX&quot;;MOD(-[.$A6];[.B$1]))" office:value-type="string" office:string-value="XXX" calcext:value-type="string">
            <text:p>XXX</text:p>
          </table:table-cell>
          <table:table-cell table:formula="of:=IF(MOD(-[.$A6];[.C$1])=[.C$3];&quot;XXX&quot;;MOD(-[.$A6];[.C$1]))" office:value-type="string" office:string-value="XXX" calcext:value-type="string">
            <text:p>XXX</text:p>
          </table:table-cell>
          <table:table-cell table:formula="of:=IF(MOD(-[.$A6];[.D$1])=[.D$3];&quot;XXX&quot;;MOD(-[.$A6];[.D$1]))" office:value-type="string" office:string-value="XXX" calcext:value-type="string">
            <text:p>XXX</text:p>
          </table:table-cell>
          <table:table-cell table:formula="of:=IF(MOD(-[.$A6];[.E$1])=[.E$3];&quot;XXX&quot;;MOD(-[.$A6];[.E$1]))" office:value-type="string" office:string-value="XXX" calcext:value-type="string">
            <text:p>XXX</text:p>
          </table:table-cell>
          <table:table-cell table:formula="of:=IF(MOD(-[.$A6];[.F$1])=[.F$3];&quot;XXX&quot;;MOD(-[.$A6];[.F$1]))" office:value-type="string" office:string-value="XXX" calcext:value-type="string">
            <text:p>XXX</text:p>
          </table:table-cell>
          <table:table-cell table:formula="of:=IF(MOD(-[.$A6];[.G$1])=[.G$3];&quot;XXX&quot;;MOD(-[.$A6];[.G$1]))" office:value-type="float" office:value="8" calcext:value-type="float">
            <text:p>8</text:p>
          </table:table-cell>
          <table:table-cell table:formula="of:=IF(MOD(-[.$A6];[.H$1])=[.H$3];&quot;XXX&quot;;MOD(-[.$A6];[.H$1]))" office:value-type="string" office:string-value="XXX" calcext:value-type="string">
            <text:p>XXX</text:p>
          </table:table-cell>
          <table:table-cell table:formula="of:=IF(MOD(-[.$A6];[.I$1])=[.I$3];&quot;XXX&quot;;MOD(-[.$A6];[.I$1]))" office:value-type="string" office:string-value="XXX" calcext:value-type="string">
            <text:p>XXX</text:p>
          </table:table-cell>
          <table:table-cell table:formula="of:=IF(MOD(-[.$A6];[.J$1])=[.J$3];&quot;XXX&quot;;MOD(-[.$A6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6]+(13*37*461*17*19*739*41*23)" office:value-type="float" office:value="153316526061010" calcext:value-type="float">
            <text:p>153316526061010</text:p>
          </table:table-cell>
          <table:table-cell table:formula="of:=IF(MOD(-[.$A7];[.B$1])=[.B$3];&quot;XXX&quot;;MOD(-[.$A7];[.B$1]))" office:value-type="string" office:string-value="XXX" calcext:value-type="string">
            <text:p>XXX</text:p>
          </table:table-cell>
          <table:table-cell table:formula="of:=IF(MOD(-[.$A7];[.C$1])=[.C$3];&quot;XXX&quot;;MOD(-[.$A7];[.C$1]))" office:value-type="string" office:string-value="XXX" calcext:value-type="string">
            <text:p>XXX</text:p>
          </table:table-cell>
          <table:table-cell table:formula="of:=IF(MOD(-[.$A7];[.D$1])=[.D$3];&quot;XXX&quot;;MOD(-[.$A7];[.D$1]))" office:value-type="string" office:string-value="XXX" calcext:value-type="string">
            <text:p>XXX</text:p>
          </table:table-cell>
          <table:table-cell table:formula="of:=IF(MOD(-[.$A7];[.E$1])=[.E$3];&quot;XXX&quot;;MOD(-[.$A7];[.E$1]))" office:value-type="string" office:string-value="XXX" calcext:value-type="string">
            <text:p>XXX</text:p>
          </table:table-cell>
          <table:table-cell table:formula="of:=IF(MOD(-[.$A7];[.F$1])=[.F$3];&quot;XXX&quot;;MOD(-[.$A7];[.F$1]))" office:value-type="string" office:string-value="XXX" calcext:value-type="string">
            <text:p>XXX</text:p>
          </table:table-cell>
          <table:table-cell table:formula="of:=IF(MOD(-[.$A7];[.G$1])=[.G$3];&quot;XXX&quot;;MOD(-[.$A7];[.G$1]))" office:value-type="float" office:value="15" calcext:value-type="float">
            <text:p>15</text:p>
          </table:table-cell>
          <table:table-cell table:formula="of:=IF(MOD(-[.$A7];[.H$1])=[.H$3];&quot;XXX&quot;;MOD(-[.$A7];[.H$1]))" office:value-type="string" office:string-value="XXX" calcext:value-type="string">
            <text:p>XXX</text:p>
          </table:table-cell>
          <table:table-cell table:formula="of:=IF(MOD(-[.$A7];[.I$1])=[.I$3];&quot;XXX&quot;;MOD(-[.$A7];[.I$1]))" office:value-type="string" office:string-value="XXX" calcext:value-type="string">
            <text:p>XXX</text:p>
          </table:table-cell>
          <table:table-cell table:formula="of:=IF(MOD(-[.$A7];[.J$1])=[.J$3];&quot;XXX&quot;;MOD(-[.$A7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7]+(13*37*461*17*19*739*41*23)" office:value-type="float" office:value="203228489583821" calcext:value-type="float">
            <text:p>203228489583821</text:p>
          </table:table-cell>
          <table:table-cell table:formula="of:=IF(MOD(-[.$A8];[.B$1])=[.B$3];&quot;XXX&quot;;MOD(-[.$A8];[.B$1]))" office:value-type="string" office:string-value="XXX" calcext:value-type="string">
            <text:p>XXX</text:p>
          </table:table-cell>
          <table:table-cell table:formula="of:=IF(MOD(-[.$A8];[.C$1])=[.C$3];&quot;XXX&quot;;MOD(-[.$A8];[.C$1]))" office:value-type="string" office:string-value="XXX" calcext:value-type="string">
            <text:p>XXX</text:p>
          </table:table-cell>
          <table:table-cell table:formula="of:=IF(MOD(-[.$A8];[.D$1])=[.D$3];&quot;XXX&quot;;MOD(-[.$A8];[.D$1]))" office:value-type="string" office:string-value="XXX" calcext:value-type="string">
            <text:p>XXX</text:p>
          </table:table-cell>
          <table:table-cell table:formula="of:=IF(MOD(-[.$A8];[.E$1])=[.E$3];&quot;XXX&quot;;MOD(-[.$A8];[.E$1]))" office:value-type="string" office:string-value="XXX" calcext:value-type="string">
            <text:p>XXX</text:p>
          </table:table-cell>
          <table:table-cell table:formula="of:=IF(MOD(-[.$A8];[.F$1])=[.F$3];&quot;XXX&quot;;MOD(-[.$A8];[.F$1]))" office:value-type="string" office:string-value="XXX" calcext:value-type="string">
            <text:p>XXX</text:p>
          </table:table-cell>
          <table:table-cell table:formula="of:=IF(MOD(-[.$A8];[.G$1])=[.G$3];&quot;XXX&quot;;MOD(-[.$A8];[.G$1]))" office:value-type="float" office:value="22" calcext:value-type="float">
            <text:p>22</text:p>
          </table:table-cell>
          <table:table-cell table:formula="of:=IF(MOD(-[.$A8];[.H$1])=[.H$3];&quot;XXX&quot;;MOD(-[.$A8];[.H$1]))" office:value-type="string" office:string-value="XXX" calcext:value-type="string">
            <text:p>XXX</text:p>
          </table:table-cell>
          <table:table-cell table:formula="of:=IF(MOD(-[.$A8];[.I$1])=[.I$3];&quot;XXX&quot;;MOD(-[.$A8];[.I$1]))" office:value-type="string" office:string-value="XXX" calcext:value-type="string">
            <text:p>XXX</text:p>
          </table:table-cell>
          <table:table-cell table:formula="of:=IF(MOD(-[.$A8];[.J$1])=[.J$3];&quot;XXX&quot;;MOD(-[.$A8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8]+(13*37*461*17*19*739*41*23)" office:value-type="float" office:value="253140453106632" calcext:value-type="float">
            <text:p>253140453106632</text:p>
          </table:table-cell>
          <table:table-cell table:formula="of:=IF(MOD(-[.$A9];[.B$1])=[.B$3];&quot;XXX&quot;;MOD(-[.$A9];[.B$1]))" office:value-type="string" office:string-value="XXX" calcext:value-type="string">
            <text:p>XXX</text:p>
          </table:table-cell>
          <table:table-cell table:formula="of:=IF(MOD(-[.$A9];[.C$1])=[.C$3];&quot;XXX&quot;;MOD(-[.$A9];[.C$1]))" office:value-type="string" office:string-value="XXX" calcext:value-type="string">
            <text:p>XXX</text:p>
          </table:table-cell>
          <table:table-cell table:formula="of:=IF(MOD(-[.$A9];[.D$1])=[.D$3];&quot;XXX&quot;;MOD(-[.$A9];[.D$1]))" office:value-type="string" office:string-value="XXX" calcext:value-type="string">
            <text:p>XXX</text:p>
          </table:table-cell>
          <table:table-cell table:formula="of:=IF(MOD(-[.$A9];[.E$1])=[.E$3];&quot;XXX&quot;;MOD(-[.$A9];[.E$1]))" office:value-type="string" office:string-value="XXX" calcext:value-type="string">
            <text:p>XXX</text:p>
          </table:table-cell>
          <table:table-cell table:formula="of:=IF(MOD(-[.$A9];[.F$1])=[.F$3];&quot;XXX&quot;;MOD(-[.$A9];[.F$1]))" office:value-type="string" office:string-value="XXX" calcext:value-type="string">
            <text:p>XXX</text:p>
          </table:table-cell>
          <table:table-cell table:formula="of:=IF(MOD(-[.$A9];[.G$1])=[.G$3];&quot;XXX&quot;;MOD(-[.$A9];[.G$1]))" office:value-type="float" office:value="0" calcext:value-type="float">
            <text:p>0</text:p>
          </table:table-cell>
          <table:table-cell table:formula="of:=IF(MOD(-[.$A9];[.H$1])=[.H$3];&quot;XXX&quot;;MOD(-[.$A9];[.H$1]))" office:value-type="string" office:string-value="XXX" calcext:value-type="string">
            <text:p>XXX</text:p>
          </table:table-cell>
          <table:table-cell table:formula="of:=IF(MOD(-[.$A9];[.I$1])=[.I$3];&quot;XXX&quot;;MOD(-[.$A9];[.I$1]))" office:value-type="string" office:string-value="XXX" calcext:value-type="string">
            <text:p>XXX</text:p>
          </table:table-cell>
          <table:table-cell table:formula="of:=IF(MOD(-[.$A9];[.J$1])=[.J$3];&quot;XXX&quot;;MOD(-[.$A9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9]+(13*37*461*17*19*739*41*23)" office:value-type="float" office:value="303052416629443" calcext:value-type="float">
            <text:p>303052416629443</text:p>
          </table:table-cell>
          <table:table-cell table:formula="of:=IF(MOD(-[.$A10];[.B$1])=[.B$3];&quot;XXX&quot;;MOD(-[.$A10];[.B$1]))" office:value-type="string" office:string-value="XXX" calcext:value-type="string">
            <text:p>XXX</text:p>
          </table:table-cell>
          <table:table-cell table:formula="of:=IF(MOD(-[.$A10];[.C$1])=[.C$3];&quot;XXX&quot;;MOD(-[.$A10];[.C$1]))" office:value-type="string" office:string-value="XXX" calcext:value-type="string">
            <text:p>XXX</text:p>
          </table:table-cell>
          <table:table-cell table:formula="of:=IF(MOD(-[.$A10];[.D$1])=[.D$3];&quot;XXX&quot;;MOD(-[.$A10];[.D$1]))" office:value-type="string" office:string-value="XXX" calcext:value-type="string">
            <text:p>XXX</text:p>
          </table:table-cell>
          <table:table-cell table:formula="of:=IF(MOD(-[.$A10];[.E$1])=[.E$3];&quot;XXX&quot;;MOD(-[.$A10];[.E$1]))" office:value-type="string" office:string-value="XXX" calcext:value-type="string">
            <text:p>XXX</text:p>
          </table:table-cell>
          <table:table-cell table:formula="of:=IF(MOD(-[.$A10];[.F$1])=[.F$3];&quot;XXX&quot;;MOD(-[.$A10];[.F$1]))" office:value-type="string" office:string-value="XXX" calcext:value-type="string">
            <text:p>XXX</text:p>
          </table:table-cell>
          <table:table-cell table:formula="of:=IF(MOD(-[.$A10];[.G$1])=[.G$3];&quot;XXX&quot;;MOD(-[.$A10];[.G$1]))" office:value-type="float" office:value="7" calcext:value-type="float">
            <text:p>7</text:p>
          </table:table-cell>
          <table:table-cell table:formula="of:=IF(MOD(-[.$A10];[.H$1])=[.H$3];&quot;XXX&quot;;MOD(-[.$A10];[.H$1]))" office:value-type="string" office:string-value="XXX" calcext:value-type="string">
            <text:p>XXX</text:p>
          </table:table-cell>
          <table:table-cell table:formula="of:=IF(MOD(-[.$A10];[.I$1])=[.I$3];&quot;XXX&quot;;MOD(-[.$A10];[.I$1]))" office:value-type="string" office:string-value="XXX" calcext:value-type="string">
            <text:p>XXX</text:p>
          </table:table-cell>
          <table:table-cell table:formula="of:=IF(MOD(-[.$A10];[.J$1])=[.J$3];&quot;XXX&quot;;MOD(-[.$A10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0]+(13*37*461*17*19*739*41*23)" office:value-type="float" office:value="352964380152254" calcext:value-type="float">
            <text:p>352964380152254</text:p>
          </table:table-cell>
          <table:table-cell table:formula="of:=IF(MOD(-[.$A11];[.B$1])=[.B$3];&quot;XXX&quot;;MOD(-[.$A11];[.B$1]))" office:value-type="string" office:string-value="XXX" calcext:value-type="string">
            <text:p>XXX</text:p>
          </table:table-cell>
          <table:table-cell table:formula="of:=IF(MOD(-[.$A11];[.C$1])=[.C$3];&quot;XXX&quot;;MOD(-[.$A11];[.C$1]))" office:value-type="string" office:string-value="XXX" calcext:value-type="string">
            <text:p>XXX</text:p>
          </table:table-cell>
          <table:table-cell table:formula="of:=IF(MOD(-[.$A11];[.D$1])=[.D$3];&quot;XXX&quot;;MOD(-[.$A11];[.D$1]))" office:value-type="string" office:string-value="XXX" calcext:value-type="string">
            <text:p>XXX</text:p>
          </table:table-cell>
          <table:table-cell table:formula="of:=IF(MOD(-[.$A11];[.E$1])=[.E$3];&quot;XXX&quot;;MOD(-[.$A11];[.E$1]))" office:value-type="string" office:string-value="XXX" calcext:value-type="string">
            <text:p>XXX</text:p>
          </table:table-cell>
          <table:table-cell table:formula="of:=IF(MOD(-[.$A11];[.F$1])=[.F$3];&quot;XXX&quot;;MOD(-[.$A11];[.F$1]))" office:value-type="string" office:string-value="XXX" calcext:value-type="string">
            <text:p>XXX</text:p>
          </table:table-cell>
          <table:table-cell table:formula="of:=IF(MOD(-[.$A11];[.G$1])=[.G$3];&quot;XXX&quot;;MOD(-[.$A11];[.G$1]))" office:value-type="float" office:value="14" calcext:value-type="float">
            <text:p>14</text:p>
          </table:table-cell>
          <table:table-cell table:formula="of:=IF(MOD(-[.$A11];[.H$1])=[.H$3];&quot;XXX&quot;;MOD(-[.$A11];[.H$1]))" office:value-type="string" office:string-value="XXX" calcext:value-type="string">
            <text:p>XXX</text:p>
          </table:table-cell>
          <table:table-cell table:formula="of:=IF(MOD(-[.$A11];[.I$1])=[.I$3];&quot;XXX&quot;;MOD(-[.$A11];[.I$1]))" office:value-type="string" office:string-value="XXX" calcext:value-type="string">
            <text:p>XXX</text:p>
          </table:table-cell>
          <table:table-cell table:formula="of:=IF(MOD(-[.$A11];[.J$1])=[.J$3];&quot;XXX&quot;;MOD(-[.$A11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1]+(13*37*461*17*19*739*41*23)" office:value-type="float" office:value="402876343675065" calcext:value-type="float">
            <text:p>402876343675065</text:p>
          </table:table-cell>
          <table:table-cell table:formula="of:=IF(MOD(-[.$A12];[.B$1])=[.B$3];&quot;XXX&quot;;MOD(-[.$A12];[.B$1]))" office:value-type="string" office:string-value="XXX" calcext:value-type="string">
            <text:p>XXX</text:p>
          </table:table-cell>
          <table:table-cell table:formula="of:=IF(MOD(-[.$A12];[.C$1])=[.C$3];&quot;XXX&quot;;MOD(-[.$A12];[.C$1]))" office:value-type="string" office:string-value="XXX" calcext:value-type="string">
            <text:p>XXX</text:p>
          </table:table-cell>
          <table:table-cell table:formula="of:=IF(MOD(-[.$A12];[.D$1])=[.D$3];&quot;XXX&quot;;MOD(-[.$A12];[.D$1]))" office:value-type="string" office:string-value="XXX" calcext:value-type="string">
            <text:p>XXX</text:p>
          </table:table-cell>
          <table:table-cell table:formula="of:=IF(MOD(-[.$A12];[.E$1])=[.E$3];&quot;XXX&quot;;MOD(-[.$A12];[.E$1]))" office:value-type="string" office:string-value="XXX" calcext:value-type="string">
            <text:p>XXX</text:p>
          </table:table-cell>
          <table:table-cell table:formula="of:=IF(MOD(-[.$A12];[.F$1])=[.F$3];&quot;XXX&quot;;MOD(-[.$A12];[.F$1]))" office:value-type="string" office:string-value="XXX" calcext:value-type="string">
            <text:p>XXX</text:p>
          </table:table-cell>
          <table:table-cell table:formula="of:=IF(MOD(-[.$A12];[.G$1])=[.G$3];&quot;XXX&quot;;MOD(-[.$A12];[.G$1]))" office:value-type="float" office:value="21" calcext:value-type="float">
            <text:p>21</text:p>
          </table:table-cell>
          <table:table-cell table:formula="of:=IF(MOD(-[.$A12];[.H$1])=[.H$3];&quot;XXX&quot;;MOD(-[.$A12];[.H$1]))" office:value-type="string" office:string-value="XXX" calcext:value-type="string">
            <text:p>XXX</text:p>
          </table:table-cell>
          <table:table-cell table:formula="of:=IF(MOD(-[.$A12];[.I$1])=[.I$3];&quot;XXX&quot;;MOD(-[.$A12];[.I$1]))" office:value-type="string" office:string-value="XXX" calcext:value-type="string">
            <text:p>XXX</text:p>
          </table:table-cell>
          <table:table-cell table:formula="of:=IF(MOD(-[.$A12];[.J$1])=[.J$3];&quot;XXX&quot;;MOD(-[.$A12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2]+(13*37*461*17*19*739*41*23)" office:value-type="float" office:value="452788307197876" calcext:value-type="float">
            <text:p>452788307197876</text:p>
          </table:table-cell>
          <table:table-cell table:formula="of:=IF(MOD(-[.$A13];[.B$1])=[.B$3];&quot;XXX&quot;;MOD(-[.$A13];[.B$1]))" office:value-type="string" office:string-value="XXX" calcext:value-type="string">
            <text:p>XXX</text:p>
          </table:table-cell>
          <table:table-cell table:formula="of:=IF(MOD(-[.$A13];[.C$1])=[.C$3];&quot;XXX&quot;;MOD(-[.$A13];[.C$1]))" office:value-type="string" office:string-value="XXX" calcext:value-type="string">
            <text:p>XXX</text:p>
          </table:table-cell>
          <table:table-cell table:formula="of:=IF(MOD(-[.$A13];[.D$1])=[.D$3];&quot;XXX&quot;;MOD(-[.$A13];[.D$1]))" office:value-type="string" office:string-value="XXX" calcext:value-type="string">
            <text:p>XXX</text:p>
          </table:table-cell>
          <table:table-cell table:formula="of:=IF(MOD(-[.$A13];[.E$1])=[.E$3];&quot;XXX&quot;;MOD(-[.$A13];[.E$1]))" office:value-type="string" office:string-value="XXX" calcext:value-type="string">
            <text:p>XXX</text:p>
          </table:table-cell>
          <table:table-cell table:formula="of:=IF(MOD(-[.$A13];[.F$1])=[.F$3];&quot;XXX&quot;;MOD(-[.$A13];[.F$1]))" office:value-type="string" office:string-value="XXX" calcext:value-type="string">
            <text:p>XXX</text:p>
          </table:table-cell>
          <table:table-cell table:formula="of:=IF(MOD(-[.$A13];[.G$1])=[.G$3];&quot;XXX&quot;;MOD(-[.$A13];[.G$1]))" office:value-type="float" office:value="28" calcext:value-type="float">
            <text:p>28</text:p>
          </table:table-cell>
          <table:table-cell table:formula="of:=IF(MOD(-[.$A13];[.H$1])=[.H$3];&quot;XXX&quot;;MOD(-[.$A13];[.H$1]))" office:value-type="string" office:string-value="XXX" calcext:value-type="string">
            <text:p>XXX</text:p>
          </table:table-cell>
          <table:table-cell table:formula="of:=IF(MOD(-[.$A13];[.I$1])=[.I$3];&quot;XXX&quot;;MOD(-[.$A13];[.I$1]))" office:value-type="string" office:string-value="XXX" calcext:value-type="string">
            <text:p>XXX</text:p>
          </table:table-cell>
          <table:table-cell table:formula="of:=IF(MOD(-[.$A13];[.J$1])=[.J$3];&quot;XXX&quot;;MOD(-[.$A13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3]+(13*37*461*17*19*739*41*23)" office:value-type="float" office:value="502700270720687" calcext:value-type="float">
            <text:p>502700270720687</text:p>
          </table:table-cell>
          <table:table-cell table:formula="of:=IF(MOD(-[.$A14];[.B$1])=[.B$3];&quot;XXX&quot;;MOD(-[.$A14];[.B$1]))" office:value-type="string" office:string-value="XXX" calcext:value-type="string">
            <text:p>XXX</text:p>
          </table:table-cell>
          <table:table-cell table:formula="of:=IF(MOD(-[.$A14];[.C$1])=[.C$3];&quot;XXX&quot;;MOD(-[.$A14];[.C$1]))" office:value-type="string" office:string-value="XXX" calcext:value-type="string">
            <text:p>XXX</text:p>
          </table:table-cell>
          <table:table-cell table:formula="of:=IF(MOD(-[.$A14];[.D$1])=[.D$3];&quot;XXX&quot;;MOD(-[.$A14];[.D$1]))" office:value-type="string" office:string-value="XXX" calcext:value-type="string">
            <text:p>XXX</text:p>
          </table:table-cell>
          <table:table-cell table:formula="of:=IF(MOD(-[.$A14];[.E$1])=[.E$3];&quot;XXX&quot;;MOD(-[.$A14];[.E$1]))" office:value-type="string" office:string-value="XXX" calcext:value-type="string">
            <text:p>XXX</text:p>
          </table:table-cell>
          <table:table-cell table:formula="of:=IF(MOD(-[.$A14];[.F$1])=[.F$3];&quot;XXX&quot;;MOD(-[.$A14];[.F$1]))" office:value-type="string" office:string-value="XXX" calcext:value-type="string">
            <text:p>XXX</text:p>
          </table:table-cell>
          <table:table-cell table:formula="of:=IF(MOD(-[.$A14];[.G$1])=[.G$3];&quot;XXX&quot;;MOD(-[.$A14];[.G$1]))" office:value-type="float" office:value="6" calcext:value-type="float">
            <text:p>6</text:p>
          </table:table-cell>
          <table:table-cell table:formula="of:=IF(MOD(-[.$A14];[.H$1])=[.H$3];&quot;XXX&quot;;MOD(-[.$A14];[.H$1]))" office:value-type="string" office:string-value="XXX" calcext:value-type="string">
            <text:p>XXX</text:p>
          </table:table-cell>
          <table:table-cell table:formula="of:=IF(MOD(-[.$A14];[.I$1])=[.I$3];&quot;XXX&quot;;MOD(-[.$A14];[.I$1]))" office:value-type="string" office:string-value="XXX" calcext:value-type="string">
            <text:p>XXX</text:p>
          </table:table-cell>
          <table:table-cell table:formula="of:=IF(MOD(-[.$A14];[.J$1])=[.J$3];&quot;XXX&quot;;MOD(-[.$A14];[.J$1]))" office:value-type="string" office:string-value="XXX" calcext:value-type="string">
            <text:p>XXX</text:p>
          </table:table-cell>
        </table:table-row>
        <table:table-row table:style-name="ro1">
          <table:table-cell table:style-name="ce2" table:formula="of:=[.A14]+(13*37*461*17*19*739*41*23)" office:value-type="float" office:value="552612234243498" calcext:value-type="float">
            <text:p>552612234243498</text:p>
          </table:table-cell>
          <table:table-cell table:formula="of:=IF(MOD(-[.$A15];[.B$1])=[.B$3];&quot;XXX&quot;;MOD(-[.$A15];[.B$1]))" office:value-type="string" office:string-value="XXX" calcext:value-type="string">
            <text:p>XXX</text:p>
          </table:table-cell>
          <table:table-cell table:formula="of:=IF(MOD(-[.$A15];[.C$1])=[.C$3];&quot;XXX&quot;;MOD(-[.$A15];[.C$1]))" office:value-type="string" office:string-value="XXX" calcext:value-type="string">
            <text:p>XXX</text:p>
          </table:table-cell>
          <table:table-cell table:formula="of:=IF(MOD(-[.$A15];[.D$1])=[.D$3];&quot;XXX&quot;;MOD(-[.$A15];[.D$1]))" office:value-type="string" office:string-value="XXX" calcext:value-type="string">
            <text:p>XXX</text:p>
          </table:table-cell>
          <table:table-cell table:formula="of:=IF(MOD(-[.$A15];[.E$1])=[.E$3];&quot;XXX&quot;;MOD(-[.$A15];[.E$1]))" office:value-type="string" office:string-value="XXX" calcext:value-type="string">
            <text:p>XXX</text:p>
          </table:table-cell>
          <table:table-cell table:formula="of:=IF(MOD(-[.$A15];[.F$1])=[.F$3];&quot;XXX&quot;;MOD(-[.$A15];[.F$1]))" office:value-type="string" office:string-value="XXX" calcext:value-type="string">
            <text:p>XXX</text:p>
          </table:table-cell>
          <table:table-cell table:formula="of:=IF(MOD(-[.$A15];[.G$1])=[.G$3];&quot;XXX&quot;;MOD(-[.$A15];[.G$1]))" office:value-type="string" office:string-value="XXX" calcext:value-type="string">
            <text:p>XXX</text:p>
          </table:table-cell>
          <table:table-cell table:formula="of:=IF(MOD(-[.$A15];[.H$1])=[.H$3];&quot;XXX&quot;;MOD(-[.$A15];[.H$1]))" office:value-type="string" office:string-value="XXX" calcext:value-type="string">
            <text:p>XXX</text:p>
          </table:table-cell>
          <table:table-cell table:formula="of:=IF(MOD(-[.$A15];[.I$1])=[.I$3];&quot;XXX&quot;;MOD(-[.$A15];[.I$1]))" office:value-type="string" office:string-value="XXX" calcext:value-type="string">
            <text:p>XXX</text:p>
          </table:table-cell>
          <table:table-cell table:formula="of:=IF(MOD(-[.$A15];[.J$1])=[.J$3];&quot;XXX&quot;;MOD(-[.$A15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5]+(13*37*461*17*19*739*41*23)" office:value-type="float" office:value="602524197766309" calcext:value-type="float">
            <text:p>602524197766309</text:p>
          </table:table-cell>
          <table:table-cell table:formula="of:=IF(MOD(-[.$A16];[.B$1])=[.B$3];&quot;XXX&quot;;MOD(-[.$A16];[.B$1]))" office:value-type="string" office:string-value="XXX" calcext:value-type="string">
            <text:p>XXX</text:p>
          </table:table-cell>
          <table:table-cell table:formula="of:=IF(MOD(-[.$A16];[.C$1])=[.C$3];&quot;XXX&quot;;MOD(-[.$A16];[.C$1]))" office:value-type="string" office:string-value="XXX" calcext:value-type="string">
            <text:p>XXX</text:p>
          </table:table-cell>
          <table:table-cell table:formula="of:=IF(MOD(-[.$A16];[.D$1])=[.D$3];&quot;XXX&quot;;MOD(-[.$A16];[.D$1]))" office:value-type="string" office:string-value="XXX" calcext:value-type="string">
            <text:p>XXX</text:p>
          </table:table-cell>
          <table:table-cell table:formula="of:=IF(MOD(-[.$A16];[.E$1])=[.E$3];&quot;XXX&quot;;MOD(-[.$A16];[.E$1]))" office:value-type="string" office:string-value="XXX" calcext:value-type="string">
            <text:p>XXX</text:p>
          </table:table-cell>
          <table:table-cell table:formula="of:=IF(MOD(-[.$A16];[.F$1])=[.F$3];&quot;XXX&quot;;MOD(-[.$A16];[.F$1]))" office:value-type="string" office:string-value="XXX" calcext:value-type="string">
            <text:p>XXX</text:p>
          </table:table-cell>
          <table:table-cell table:formula="of:=IF(MOD(-[.$A16];[.G$1])=[.G$3];&quot;XXX&quot;;MOD(-[.$A16];[.G$1]))" office:value-type="float" office:value="20" calcext:value-type="float">
            <text:p>20</text:p>
          </table:table-cell>
          <table:table-cell table:formula="of:=IF(MOD(-[.$A16];[.H$1])=[.H$3];&quot;XXX&quot;;MOD(-[.$A16];[.H$1]))" office:value-type="string" office:string-value="XXX" calcext:value-type="string">
            <text:p>XXX</text:p>
          </table:table-cell>
          <table:table-cell table:formula="of:=IF(MOD(-[.$A16];[.I$1])=[.I$3];&quot;XXX&quot;;MOD(-[.$A16];[.I$1]))" office:value-type="string" office:string-value="XXX" calcext:value-type="string">
            <text:p>XXX</text:p>
          </table:table-cell>
          <table:table-cell table:formula="of:=IF(MOD(-[.$A16];[.J$1])=[.J$3];&quot;XXX&quot;;MOD(-[.$A16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6]+(13*37*461*17*19*739*41*23)" office:value-type="float" office:value="652436161289120" calcext:value-type="float">
            <text:p>652436161289120</text:p>
          </table:table-cell>
          <table:table-cell table:formula="of:=IF(MOD(-[.$A17];[.B$1])=[.B$3];&quot;XXX&quot;;MOD(-[.$A17];[.B$1]))" office:value-type="string" office:string-value="XXX" calcext:value-type="string">
            <text:p>XXX</text:p>
          </table:table-cell>
          <table:table-cell table:formula="of:=IF(MOD(-[.$A17];[.C$1])=[.C$3];&quot;XXX&quot;;MOD(-[.$A17];[.C$1]))" office:value-type="string" office:string-value="XXX" calcext:value-type="string">
            <text:p>XXX</text:p>
          </table:table-cell>
          <table:table-cell table:formula="of:=IF(MOD(-[.$A17];[.D$1])=[.D$3];&quot;XXX&quot;;MOD(-[.$A17];[.D$1]))" office:value-type="string" office:string-value="XXX" calcext:value-type="string">
            <text:p>XXX</text:p>
          </table:table-cell>
          <table:table-cell table:formula="of:=IF(MOD(-[.$A17];[.E$1])=[.E$3];&quot;XXX&quot;;MOD(-[.$A17];[.E$1]))" office:value-type="string" office:string-value="XXX" calcext:value-type="string">
            <text:p>XXX</text:p>
          </table:table-cell>
          <table:table-cell table:formula="of:=IF(MOD(-[.$A17];[.F$1])=[.F$3];&quot;XXX&quot;;MOD(-[.$A17];[.F$1]))" office:value-type="string" office:string-value="XXX" calcext:value-type="string">
            <text:p>XXX</text:p>
          </table:table-cell>
          <table:table-cell table:formula="of:=IF(MOD(-[.$A17];[.G$1])=[.G$3];&quot;XXX&quot;;MOD(-[.$A17];[.G$1]))" office:value-type="float" office:value="27" calcext:value-type="float">
            <text:p>27</text:p>
          </table:table-cell>
          <table:table-cell table:formula="of:=IF(MOD(-[.$A17];[.H$1])=[.H$3];&quot;XXX&quot;;MOD(-[.$A17];[.H$1]))" office:value-type="string" office:string-value="XXX" calcext:value-type="string">
            <text:p>XXX</text:p>
          </table:table-cell>
          <table:table-cell table:formula="of:=IF(MOD(-[.$A17];[.I$1])=[.I$3];&quot;XXX&quot;;MOD(-[.$A17];[.I$1]))" office:value-type="string" office:string-value="XXX" calcext:value-type="string">
            <text:p>XXX</text:p>
          </table:table-cell>
          <table:table-cell table:formula="of:=IF(MOD(-[.$A17];[.J$1])=[.J$3];&quot;XXX&quot;;MOD(-[.$A17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7]+(13*37*461*17*19*739*41*23)" office:value-type="float" office:value="702348124811931" calcext:value-type="float">
            <text:p>702348124811931</text:p>
          </table:table-cell>
          <table:table-cell table:formula="of:=IF(MOD(-[.$A18];[.B$1])=[.B$3];&quot;XXX&quot;;MOD(-[.$A18];[.B$1]))" office:value-type="string" office:string-value="XXX" calcext:value-type="string">
            <text:p>XXX</text:p>
          </table:table-cell>
          <table:table-cell table:formula="of:=IF(MOD(-[.$A18];[.C$1])=[.C$3];&quot;XXX&quot;;MOD(-[.$A18];[.C$1]))" office:value-type="string" office:string-value="XXX" calcext:value-type="string">
            <text:p>XXX</text:p>
          </table:table-cell>
          <table:table-cell table:formula="of:=IF(MOD(-[.$A18];[.D$1])=[.D$3];&quot;XXX&quot;;MOD(-[.$A18];[.D$1]))" office:value-type="string" office:string-value="XXX" calcext:value-type="string">
            <text:p>XXX</text:p>
          </table:table-cell>
          <table:table-cell table:formula="of:=IF(MOD(-[.$A18];[.E$1])=[.E$3];&quot;XXX&quot;;MOD(-[.$A18];[.E$1]))" office:value-type="string" office:string-value="XXX" calcext:value-type="string">
            <text:p>XXX</text:p>
          </table:table-cell>
          <table:table-cell table:formula="of:=IF(MOD(-[.$A18];[.F$1])=[.F$3];&quot;XXX&quot;;MOD(-[.$A18];[.F$1]))" office:value-type="string" office:string-value="XXX" calcext:value-type="string">
            <text:p>XXX</text:p>
          </table:table-cell>
          <table:table-cell table:formula="of:=IF(MOD(-[.$A18];[.G$1])=[.G$3];&quot;XXX&quot;;MOD(-[.$A18];[.G$1]))" office:value-type="float" office:value="5" calcext:value-type="float">
            <text:p>5</text:p>
          </table:table-cell>
          <table:table-cell table:formula="of:=IF(MOD(-[.$A18];[.H$1])=[.H$3];&quot;XXX&quot;;MOD(-[.$A18];[.H$1]))" office:value-type="string" office:string-value="XXX" calcext:value-type="string">
            <text:p>XXX</text:p>
          </table:table-cell>
          <table:table-cell table:formula="of:=IF(MOD(-[.$A18];[.I$1])=[.I$3];&quot;XXX&quot;;MOD(-[.$A18];[.I$1]))" office:value-type="string" office:string-value="XXX" calcext:value-type="string">
            <text:p>XXX</text:p>
          </table:table-cell>
          <table:table-cell table:formula="of:=IF(MOD(-[.$A18];[.J$1])=[.J$3];&quot;XXX&quot;;MOD(-[.$A18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8]+(13*37*461*17*19*739*41*23)" office:value-type="float" office:value="752260088334742" calcext:value-type="float">
            <text:p>752260088334742</text:p>
          </table:table-cell>
          <table:table-cell table:formula="of:=IF(MOD(-[.$A19];[.B$1])=[.B$3];&quot;XXX&quot;;MOD(-[.$A19];[.B$1]))" office:value-type="string" office:string-value="XXX" calcext:value-type="string">
            <text:p>XXX</text:p>
          </table:table-cell>
          <table:table-cell table:formula="of:=IF(MOD(-[.$A19];[.C$1])=[.C$3];&quot;XXX&quot;;MOD(-[.$A19];[.C$1]))" office:value-type="string" office:string-value="XXX" calcext:value-type="string">
            <text:p>XXX</text:p>
          </table:table-cell>
          <table:table-cell table:formula="of:=IF(MOD(-[.$A19];[.D$1])=[.D$3];&quot;XXX&quot;;MOD(-[.$A19];[.D$1]))" office:value-type="string" office:string-value="XXX" calcext:value-type="string">
            <text:p>XXX</text:p>
          </table:table-cell>
          <table:table-cell table:formula="of:=IF(MOD(-[.$A19];[.E$1])=[.E$3];&quot;XXX&quot;;MOD(-[.$A19];[.E$1]))" office:value-type="string" office:string-value="XXX" calcext:value-type="string">
            <text:p>XXX</text:p>
          </table:table-cell>
          <table:table-cell table:formula="of:=IF(MOD(-[.$A19];[.F$1])=[.F$3];&quot;XXX&quot;;MOD(-[.$A19];[.F$1]))" office:value-type="string" office:string-value="XXX" calcext:value-type="string">
            <text:p>XXX</text:p>
          </table:table-cell>
          <table:table-cell table:formula="of:=IF(MOD(-[.$A19];[.G$1])=[.G$3];&quot;XXX&quot;;MOD(-[.$A19];[.G$1]))" office:value-type="float" office:value="12" calcext:value-type="float">
            <text:p>12</text:p>
          </table:table-cell>
          <table:table-cell table:formula="of:=IF(MOD(-[.$A19];[.H$1])=[.H$3];&quot;XXX&quot;;MOD(-[.$A19];[.H$1]))" office:value-type="string" office:string-value="XXX" calcext:value-type="string">
            <text:p>XXX</text:p>
          </table:table-cell>
          <table:table-cell table:formula="of:=IF(MOD(-[.$A19];[.I$1])=[.I$3];&quot;XXX&quot;;MOD(-[.$A19];[.I$1]))" office:value-type="string" office:string-value="XXX" calcext:value-type="string">
            <text:p>XXX</text:p>
          </table:table-cell>
          <table:table-cell table:formula="of:=IF(MOD(-[.$A19];[.J$1])=[.J$3];&quot;XXX&quot;;MOD(-[.$A19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9]+(13*37*461*17*19*739*41*23)" office:value-type="float" office:value="802172051857553" calcext:value-type="float">
            <text:p>802172051857553</text:p>
          </table:table-cell>
          <table:table-cell table:formula="of:=IF(MOD(-[.$A20];[.B$1])=[.B$3];&quot;XXX&quot;;MOD(-[.$A20];[.B$1]))" office:value-type="string" office:string-value="XXX" calcext:value-type="string">
            <text:p>XXX</text:p>
          </table:table-cell>
          <table:table-cell table:formula="of:=IF(MOD(-[.$A20];[.C$1])=[.C$3];&quot;XXX&quot;;MOD(-[.$A20];[.C$1]))" office:value-type="string" office:string-value="XXX" calcext:value-type="string">
            <text:p>XXX</text:p>
          </table:table-cell>
          <table:table-cell table:formula="of:=IF(MOD(-[.$A20];[.D$1])=[.D$3];&quot;XXX&quot;;MOD(-[.$A20];[.D$1]))" office:value-type="string" office:string-value="XXX" calcext:value-type="string">
            <text:p>XXX</text:p>
          </table:table-cell>
          <table:table-cell table:formula="of:=IF(MOD(-[.$A20];[.E$1])=[.E$3];&quot;XXX&quot;;MOD(-[.$A20];[.E$1]))" office:value-type="string" office:string-value="XXX" calcext:value-type="string">
            <text:p>XXX</text:p>
          </table:table-cell>
          <table:table-cell table:formula="of:=IF(MOD(-[.$A20];[.F$1])=[.F$3];&quot;XXX&quot;;MOD(-[.$A20];[.F$1]))" office:value-type="string" office:string-value="XXX" calcext:value-type="string">
            <text:p>XXX</text:p>
          </table:table-cell>
          <table:table-cell table:formula="of:=IF(MOD(-[.$A20];[.G$1])=[.G$3];&quot;XXX&quot;;MOD(-[.$A20];[.G$1]))" office:value-type="float" office:value="19" calcext:value-type="float">
            <text:p>19</text:p>
          </table:table-cell>
          <table:table-cell table:formula="of:=IF(MOD(-[.$A20];[.H$1])=[.H$3];&quot;XXX&quot;;MOD(-[.$A20];[.H$1]))" office:value-type="string" office:string-value="XXX" calcext:value-type="string">
            <text:p>XXX</text:p>
          </table:table-cell>
          <table:table-cell table:formula="of:=IF(MOD(-[.$A20];[.I$1])=[.I$3];&quot;XXX&quot;;MOD(-[.$A20];[.I$1]))" office:value-type="string" office:string-value="XXX" calcext:value-type="string">
            <text:p>XXX</text:p>
          </table:table-cell>
          <table:table-cell table:formula="of:=IF(MOD(-[.$A20];[.J$1])=[.J$3];&quot;XXX&quot;;MOD(-[.$A20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20]+(13*37*461*17*19*739*41*23)" office:value-type="float" office:value="852084015380364" calcext:value-type="float">
            <text:p>852084015380364</text:p>
          </table:table-cell>
          <table:table-cell table:formula="of:=IF(MOD(-[.$A21];[.B$1])=[.B$3];&quot;XXX&quot;;MOD(-[.$A21];[.B$1]))" office:value-type="string" office:string-value="XXX" calcext:value-type="string">
            <text:p>XXX</text:p>
          </table:table-cell>
          <table:table-cell table:formula="of:=IF(MOD(-[.$A21];[.C$1])=[.C$3];&quot;XXX&quot;;MOD(-[.$A21];[.C$1]))" office:value-type="string" office:string-value="XXX" calcext:value-type="string">
            <text:p>XXX</text:p>
          </table:table-cell>
          <table:table-cell table:formula="of:=IF(MOD(-[.$A21];[.D$1])=[.D$3];&quot;XXX&quot;;MOD(-[.$A21];[.D$1]))" office:value-type="string" office:string-value="XXX" calcext:value-type="string">
            <text:p>XXX</text:p>
          </table:table-cell>
          <table:table-cell table:formula="of:=IF(MOD(-[.$A21];[.E$1])=[.E$3];&quot;XXX&quot;;MOD(-[.$A21];[.E$1]))" office:value-type="string" office:string-value="XXX" calcext:value-type="string">
            <text:p>XXX</text:p>
          </table:table-cell>
          <table:table-cell table:formula="of:=IF(MOD(-[.$A21];[.F$1])=[.F$3];&quot;XXX&quot;;MOD(-[.$A21];[.F$1]))" office:value-type="string" office:string-value="XXX" calcext:value-type="string">
            <text:p>XXX</text:p>
          </table:table-cell>
          <table:table-cell table:formula="of:=IF(MOD(-[.$A21];[.G$1])=[.G$3];&quot;XXX&quot;;MOD(-[.$A21];[.G$1]))" office:value-type="float" office:value="26" calcext:value-type="float">
            <text:p>26</text:p>
          </table:table-cell>
          <table:table-cell table:formula="of:=IF(MOD(-[.$A21];[.H$1])=[.H$3];&quot;XXX&quot;;MOD(-[.$A21];[.H$1]))" office:value-type="string" office:string-value="XXX" calcext:value-type="string">
            <text:p>XXX</text:p>
          </table:table-cell>
          <table:table-cell table:formula="of:=IF(MOD(-[.$A21];[.I$1])=[.I$3];&quot;XXX&quot;;MOD(-[.$A21];[.I$1]))" office:value-type="string" office:string-value="XXX" calcext:value-type="string">
            <text:p>XXX</text:p>
          </table:table-cell>
          <table:table-cell table:formula="of:=IF(MOD(-[.$A21];[.J$1])=[.J$3];&quot;XXX&quot;;MOD(-[.$A21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21]+(13*37*461*17*19*739*41*23)" office:value-type="float" office:value="901995978903175" calcext:value-type="float">
            <text:p>901995978903175</text:p>
          </table:table-cell>
          <table:table-cell table:formula="of:=IF(MOD(-[.$A22];[.B$1])=[.B$3];&quot;XXX&quot;;MOD(-[.$A22];[.B$1]))" office:value-type="string" office:string-value="XXX" calcext:value-type="string">
            <text:p>XXX</text:p>
          </table:table-cell>
          <table:table-cell table:formula="of:=IF(MOD(-[.$A22];[.C$1])=[.C$3];&quot;XXX&quot;;MOD(-[.$A22];[.C$1]))" office:value-type="string" office:string-value="XXX" calcext:value-type="string">
            <text:p>XXX</text:p>
          </table:table-cell>
          <table:table-cell table:formula="of:=IF(MOD(-[.$A22];[.D$1])=[.D$3];&quot;XXX&quot;;MOD(-[.$A22];[.D$1]))" office:value-type="string" office:string-value="XXX" calcext:value-type="string">
            <text:p>XXX</text:p>
          </table:table-cell>
          <table:table-cell table:formula="of:=IF(MOD(-[.$A22];[.E$1])=[.E$3];&quot;XXX&quot;;MOD(-[.$A22];[.E$1]))" office:value-type="string" office:string-value="XXX" calcext:value-type="string">
            <text:p>XXX</text:p>
          </table:table-cell>
          <table:table-cell table:formula="of:=IF(MOD(-[.$A22];[.F$1])=[.F$3];&quot;XXX&quot;;MOD(-[.$A22];[.F$1]))" office:value-type="string" office:string-value="XXX" calcext:value-type="string">
            <text:p>XXX</text:p>
          </table:table-cell>
          <table:table-cell table:formula="of:=IF(MOD(-[.$A22];[.G$1])=[.G$3];&quot;XXX&quot;;MOD(-[.$A22];[.G$1]))" office:value-type="float" office:value="4" calcext:value-type="float">
            <text:p>4</text:p>
          </table:table-cell>
          <table:table-cell table:formula="of:=IF(MOD(-[.$A22];[.H$1])=[.H$3];&quot;XXX&quot;;MOD(-[.$A22];[.H$1]))" office:value-type="string" office:string-value="XXX" calcext:value-type="string">
            <text:p>XXX</text:p>
          </table:table-cell>
          <table:table-cell table:formula="of:=IF(MOD(-[.$A22];[.I$1])=[.I$3];&quot;XXX&quot;;MOD(-[.$A22];[.I$1]))" office:value-type="string" office:string-value="XXX" calcext:value-type="string">
            <text:p>XXX</text:p>
          </table:table-cell>
          <table:table-cell table:formula="of:=IF(MOD(-[.$A22];[.J$1])=[.J$3];&quot;XXX&quot;;MOD(-[.$A22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22]+(13*37*461*17*19*739*41*23)" office:value-type="float" office:value="951907942425986" calcext:value-type="float">
            <text:p>951907942425986</text:p>
          </table:table-cell>
          <table:table-cell table:formula="of:=IF(MOD(-[.$A23];[.B$1])=[.B$3];&quot;XXX&quot;;MOD(-[.$A23];[.B$1]))" office:value-type="string" office:string-value="XXX" calcext:value-type="string">
            <text:p>XXX</text:p>
          </table:table-cell>
          <table:table-cell table:formula="of:=IF(MOD(-[.$A23];[.C$1])=[.C$3];&quot;XXX&quot;;MOD(-[.$A23];[.C$1]))" office:value-type="string" office:string-value="XXX" calcext:value-type="string">
            <text:p>XXX</text:p>
          </table:table-cell>
          <table:table-cell table:formula="of:=IF(MOD(-[.$A23];[.D$1])=[.D$3];&quot;XXX&quot;;MOD(-[.$A23];[.D$1]))" office:value-type="string" office:string-value="XXX" calcext:value-type="string">
            <text:p>XXX</text:p>
          </table:table-cell>
          <table:table-cell table:formula="of:=IF(MOD(-[.$A23];[.E$1])=[.E$3];&quot;XXX&quot;;MOD(-[.$A23];[.E$1]))" office:value-type="string" office:string-value="XXX" calcext:value-type="string">
            <text:p>XXX</text:p>
          </table:table-cell>
          <table:table-cell table:formula="of:=IF(MOD(-[.$A23];[.F$1])=[.F$3];&quot;XXX&quot;;MOD(-[.$A23];[.F$1]))" office:value-type="string" office:string-value="XXX" calcext:value-type="string">
            <text:p>XXX</text:p>
          </table:table-cell>
          <table:table-cell table:formula="of:=IF(MOD(-[.$A23];[.G$1])=[.G$3];&quot;XXX&quot;;MOD(-[.$A23];[.G$1]))" office:value-type="float" office:value="11" calcext:value-type="float">
            <text:p>11</text:p>
          </table:table-cell>
          <table:table-cell table:formula="of:=IF(MOD(-[.$A23];[.H$1])=[.H$3];&quot;XXX&quot;;MOD(-[.$A23];[.H$1]))" office:value-type="string" office:string-value="XXX" calcext:value-type="string">
            <text:p>XXX</text:p>
          </table:table-cell>
          <table:table-cell table:formula="of:=IF(MOD(-[.$A23];[.I$1])=[.I$3];&quot;XXX&quot;;MOD(-[.$A23];[.I$1]))" office:value-type="string" office:string-value="XXX" calcext:value-type="string">
            <text:p>XXX</text:p>
          </table:table-cell>
          <table:table-cell table:formula="of:=IF(MOD(-[.$A23];[.J$1])=[.J$3];&quot;XXX&quot;;MOD(-[.$A23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23]+(13*37*461*17*19*739*41*23)" office:value-type="float" office:value="1001819905948797" calcext:value-type="float">
            <text:p>1001819905948797</text:p>
          </table:table-cell>
          <table:table-cell table:formula="of:=IF(MOD(-[.$A24];[.B$1])=[.B$3];&quot;XXX&quot;;MOD(-[.$A24];[.B$1]))" office:value-type="string" office:string-value="XXX" calcext:value-type="string">
            <text:p>XXX</text:p>
          </table:table-cell>
          <table:table-cell table:formula="of:=IF(MOD(-[.$A24];[.C$1])=[.C$3];&quot;XXX&quot;;MOD(-[.$A24];[.C$1]))" office:value-type="string" office:string-value="XXX" calcext:value-type="string">
            <text:p>XXX</text:p>
          </table:table-cell>
          <table:table-cell table:formula="of:=IF(MOD(-[.$A24];[.D$1])=[.D$3];&quot;XXX&quot;;MOD(-[.$A24];[.D$1]))" office:value-type="string" office:string-value="XXX" calcext:value-type="string">
            <text:p>XXX</text:p>
          </table:table-cell>
          <table:table-cell table:formula="of:=IF(MOD(-[.$A24];[.E$1])=[.E$3];&quot;XXX&quot;;MOD(-[.$A24];[.E$1]))" office:value-type="string" office:string-value="XXX" calcext:value-type="string">
            <text:p>XXX</text:p>
          </table:table-cell>
          <table:table-cell table:formula="of:=IF(MOD(-[.$A24];[.F$1])=[.F$3];&quot;XXX&quot;;MOD(-[.$A24];[.F$1]))" office:value-type="string" office:string-value="XXX" calcext:value-type="string">
            <text:p>XXX</text:p>
          </table:table-cell>
          <table:table-cell table:formula="of:=IF(MOD(-[.$A24];[.G$1])=[.G$3];&quot;XXX&quot;;MOD(-[.$A24];[.G$1]))" office:value-type="float" office:value="18" calcext:value-type="float">
            <text:p>18</text:p>
          </table:table-cell>
          <table:table-cell table:formula="of:=IF(MOD(-[.$A24];[.H$1])=[.H$3];&quot;XXX&quot;;MOD(-[.$A24];[.H$1]))" office:value-type="string" office:string-value="XXX" calcext:value-type="string">
            <text:p>XXX</text:p>
          </table:table-cell>
          <table:table-cell table:formula="of:=IF(MOD(-[.$A24];[.I$1])=[.I$3];&quot;XXX&quot;;MOD(-[.$A24];[.I$1]))" office:value-type="string" office:string-value="XXX" calcext:value-type="string">
            <text:p>XXX</text:p>
          </table:table-cell>
          <table:table-cell table:formula="of:=IF(MOD(-[.$A24];[.J$1])=[.J$3];&quot;XXX&quot;;MOD(-[.$A24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24]+(13*37*461*17*19*739*41*23)" office:value-type="float" office:value="1051731869471608" calcext:value-type="float">
            <text:p>1051731869471608</text:p>
          </table:table-cell>
          <table:table-cell table:formula="of:=IF(MOD(-[.$A25];[.B$1])=[.B$3];&quot;XXX&quot;;MOD(-[.$A25];[.B$1]))" office:value-type="string" office:string-value="XXX" calcext:value-type="string">
            <text:p>XXX</text:p>
          </table:table-cell>
          <table:table-cell table:formula="of:=IF(MOD(-[.$A25];[.C$1])=[.C$3];&quot;XXX&quot;;MOD(-[.$A25];[.C$1]))" office:value-type="string" office:string-value="XXX" calcext:value-type="string">
            <text:p>XXX</text:p>
          </table:table-cell>
          <table:table-cell table:formula="of:=IF(MOD(-[.$A25];[.D$1])=[.D$3];&quot;XXX&quot;;MOD(-[.$A25];[.D$1]))" office:value-type="string" office:string-value="XXX" calcext:value-type="string">
            <text:p>XXX</text:p>
          </table:table-cell>
          <table:table-cell table:formula="of:=IF(MOD(-[.$A25];[.E$1])=[.E$3];&quot;XXX&quot;;MOD(-[.$A25];[.E$1]))" office:value-type="string" office:string-value="XXX" calcext:value-type="string">
            <text:p>XXX</text:p>
          </table:table-cell>
          <table:table-cell table:formula="of:=IF(MOD(-[.$A25];[.F$1])=[.F$3];&quot;XXX&quot;;MOD(-[.$A25];[.F$1]))" office:value-type="string" office:string-value="XXX" calcext:value-type="string">
            <text:p>XXX</text:p>
          </table:table-cell>
          <table:table-cell table:formula="of:=IF(MOD(-[.$A25];[.G$1])=[.G$3];&quot;XXX&quot;;MOD(-[.$A25];[.G$1]))" office:value-type="float" office:value="25" calcext:value-type="float">
            <text:p>25</text:p>
          </table:table-cell>
          <table:table-cell table:formula="of:=IF(MOD(-[.$A25];[.H$1])=[.H$3];&quot;XXX&quot;;MOD(-[.$A25];[.H$1]))" office:value-type="string" office:string-value="XXX" calcext:value-type="string">
            <text:p>XXX</text:p>
          </table:table-cell>
          <table:table-cell table:formula="of:=IF(MOD(-[.$A25];[.I$1])=[.I$3];&quot;XXX&quot;;MOD(-[.$A25];[.I$1]))" office:value-type="string" office:string-value="XXX" calcext:value-type="string">
            <text:p>XXX</text:p>
          </table:table-cell>
          <table:table-cell table:formula="of:=IF(MOD(-[.$A25];[.J$1])=[.J$3];&quot;XXX&quot;;MOD(-[.$A25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25]+(13*37*461*17*19*739*41*23)" office:value-type="float" office:value="1101643832994419" calcext:value-type="float">
            <text:p>1101643832994419</text:p>
          </table:table-cell>
          <table:table-cell table:formula="of:=IF(MOD(-[.$A26];[.B$1])=[.B$3];&quot;XXX&quot;;MOD(-[.$A26];[.B$1]))" office:value-type="string" office:string-value="XXX" calcext:value-type="string">
            <text:p>XXX</text:p>
          </table:table-cell>
          <table:table-cell table:formula="of:=IF(MOD(-[.$A26];[.C$1])=[.C$3];&quot;XXX&quot;;MOD(-[.$A26];[.C$1]))" office:value-type="string" office:string-value="XXX" calcext:value-type="string">
            <text:p>XXX</text:p>
          </table:table-cell>
          <table:table-cell table:formula="of:=IF(MOD(-[.$A26];[.D$1])=[.D$3];&quot;XXX&quot;;MOD(-[.$A26];[.D$1]))" office:value-type="string" office:string-value="XXX" calcext:value-type="string">
            <text:p>XXX</text:p>
          </table:table-cell>
          <table:table-cell table:formula="of:=IF(MOD(-[.$A26];[.E$1])=[.E$3];&quot;XXX&quot;;MOD(-[.$A26];[.E$1]))" office:value-type="string" office:string-value="XXX" calcext:value-type="string">
            <text:p>XXX</text:p>
          </table:table-cell>
          <table:table-cell table:formula="of:=IF(MOD(-[.$A26];[.F$1])=[.F$3];&quot;XXX&quot;;MOD(-[.$A26];[.F$1]))" office:value-type="string" office:string-value="XXX" calcext:value-type="string">
            <text:p>XXX</text:p>
          </table:table-cell>
          <table:table-cell table:formula="of:=IF(MOD(-[.$A26];[.G$1])=[.G$3];&quot;XXX&quot;;MOD(-[.$A26];[.G$1]))" office:value-type="float" office:value="3" calcext:value-type="float">
            <text:p>3</text:p>
          </table:table-cell>
          <table:table-cell table:formula="of:=IF(MOD(-[.$A26];[.H$1])=[.H$3];&quot;XXX&quot;;MOD(-[.$A26];[.H$1]))" office:value-type="string" office:string-value="XXX" calcext:value-type="string">
            <text:p>XXX</text:p>
          </table:table-cell>
          <table:table-cell table:formula="of:=IF(MOD(-[.$A26];[.I$1])=[.I$3];&quot;XXX&quot;;MOD(-[.$A26];[.I$1]))" office:value-type="string" office:string-value="XXX" calcext:value-type="string">
            <text:p>XXX</text:p>
          </table:table-cell>
          <table:table-cell table:formula="of:=IF(MOD(-[.$A26];[.J$1])=[.J$3];&quot;XXX&quot;;MOD(-[.$A26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26]+(13*37*461*17*19*739*41*23)" office:value-type="float" office:value="1151555796517230" calcext:value-type="float">
            <text:p>1151555796517230</text:p>
          </table:table-cell>
          <table:table-cell table:formula="of:=IF(MOD(-[.$A27];[.B$1])=[.B$3];&quot;XXX&quot;;MOD(-[.$A27];[.B$1]))" office:value-type="string" office:string-value="XXX" calcext:value-type="string">
            <text:p>XXX</text:p>
          </table:table-cell>
          <table:table-cell table:formula="of:=IF(MOD(-[.$A27];[.C$1])=[.C$3];&quot;XXX&quot;;MOD(-[.$A27];[.C$1]))" office:value-type="string" office:string-value="XXX" calcext:value-type="string">
            <text:p>XXX</text:p>
          </table:table-cell>
          <table:table-cell table:formula="of:=IF(MOD(-[.$A27];[.D$1])=[.D$3];&quot;XXX&quot;;MOD(-[.$A27];[.D$1]))" office:value-type="string" office:string-value="XXX" calcext:value-type="string">
            <text:p>XXX</text:p>
          </table:table-cell>
          <table:table-cell table:formula="of:=IF(MOD(-[.$A27];[.E$1])=[.E$3];&quot;XXX&quot;;MOD(-[.$A27];[.E$1]))" office:value-type="string" office:string-value="XXX" calcext:value-type="string">
            <text:p>XXX</text:p>
          </table:table-cell>
          <table:table-cell table:formula="of:=IF(MOD(-[.$A27];[.F$1])=[.F$3];&quot;XXX&quot;;MOD(-[.$A27];[.F$1]))" office:value-type="string" office:string-value="XXX" calcext:value-type="string">
            <text:p>XXX</text:p>
          </table:table-cell>
          <table:table-cell table:formula="of:=IF(MOD(-[.$A27];[.G$1])=[.G$3];&quot;XXX&quot;;MOD(-[.$A27];[.G$1]))" office:value-type="float" office:value="10" calcext:value-type="float">
            <text:p>10</text:p>
          </table:table-cell>
          <table:table-cell table:formula="of:=IF(MOD(-[.$A27];[.H$1])=[.H$3];&quot;XXX&quot;;MOD(-[.$A27];[.H$1]))" office:value-type="string" office:string-value="XXX" calcext:value-type="string">
            <text:p>XXX</text:p>
          </table:table-cell>
          <table:table-cell table:formula="of:=IF(MOD(-[.$A27];[.I$1])=[.I$3];&quot;XXX&quot;;MOD(-[.$A27];[.I$1]))" office:value-type="string" office:string-value="XXX" calcext:value-type="string">
            <text:p>XXX</text:p>
          </table:table-cell>
          <table:table-cell table:formula="of:=IF(MOD(-[.$A27];[.J$1])=[.J$3];&quot;XXX&quot;;MOD(-[.$A27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27]+(13*37*461*17*19*739*41*23)" office:value-type="float" office:value="1201467760040041" calcext:value-type="float">
            <text:p>1201467760040041</text:p>
          </table:table-cell>
          <table:table-cell table:formula="of:=IF(MOD(-[.$A28];[.B$1])=[.B$3];&quot;XXX&quot;;MOD(-[.$A28];[.B$1]))" office:value-type="string" office:string-value="XXX" calcext:value-type="string">
            <text:p>XXX</text:p>
          </table:table-cell>
          <table:table-cell table:formula="of:=IF(MOD(-[.$A28];[.C$1])=[.C$3];&quot;XXX&quot;;MOD(-[.$A28];[.C$1]))" office:value-type="string" office:string-value="XXX" calcext:value-type="string">
            <text:p>XXX</text:p>
          </table:table-cell>
          <table:table-cell table:formula="of:=IF(MOD(-[.$A28];[.D$1])=[.D$3];&quot;XXX&quot;;MOD(-[.$A28];[.D$1]))" office:value-type="string" office:string-value="XXX" calcext:value-type="string">
            <text:p>XXX</text:p>
          </table:table-cell>
          <table:table-cell table:formula="of:=IF(MOD(-[.$A28];[.E$1])=[.E$3];&quot;XXX&quot;;MOD(-[.$A28];[.E$1]))" office:value-type="string" office:string-value="XXX" calcext:value-type="string">
            <text:p>XXX</text:p>
          </table:table-cell>
          <table:table-cell table:formula="of:=IF(MOD(-[.$A28];[.F$1])=[.F$3];&quot;XXX&quot;;MOD(-[.$A28];[.F$1]))" office:value-type="string" office:string-value="XXX" calcext:value-type="string">
            <text:p>XXX</text:p>
          </table:table-cell>
          <table:table-cell table:formula="of:=IF(MOD(-[.$A28];[.G$1])=[.G$3];&quot;XXX&quot;;MOD(-[.$A28];[.G$1]))" office:value-type="float" office:value="17" calcext:value-type="float">
            <text:p>17</text:p>
          </table:table-cell>
          <table:table-cell table:formula="of:=IF(MOD(-[.$A28];[.H$1])=[.H$3];&quot;XXX&quot;;MOD(-[.$A28];[.H$1]))" office:value-type="string" office:string-value="XXX" calcext:value-type="string">
            <text:p>XXX</text:p>
          </table:table-cell>
          <table:table-cell table:formula="of:=IF(MOD(-[.$A28];[.I$1])=[.I$3];&quot;XXX&quot;;MOD(-[.$A28];[.I$1]))" office:value-type="string" office:string-value="XXX" calcext:value-type="string">
            <text:p>XXX</text:p>
          </table:table-cell>
          <table:table-cell table:formula="of:=IF(MOD(-[.$A28];[.J$1])=[.J$3];&quot;XXX&quot;;MOD(-[.$A28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28]+(13*37*461*17*19*739*41*23)" office:value-type="float" office:value="1251379723562852" calcext:value-type="float">
            <text:p>1251379723562852</text:p>
          </table:table-cell>
          <table:table-cell table:formula="of:=IF(MOD(-[.$A29];[.B$1])=[.B$3];&quot;XXX&quot;;MOD(-[.$A29];[.B$1]))" office:value-type="string" office:string-value="XXX" calcext:value-type="string">
            <text:p>XXX</text:p>
          </table:table-cell>
          <table:table-cell table:formula="of:=IF(MOD(-[.$A29];[.C$1])=[.C$3];&quot;XXX&quot;;MOD(-[.$A29];[.C$1]))" office:value-type="string" office:string-value="XXX" calcext:value-type="string">
            <text:p>XXX</text:p>
          </table:table-cell>
          <table:table-cell table:formula="of:=IF(MOD(-[.$A29];[.D$1])=[.D$3];&quot;XXX&quot;;MOD(-[.$A29];[.D$1]))" office:value-type="string" office:string-value="XXX" calcext:value-type="string">
            <text:p>XXX</text:p>
          </table:table-cell>
          <table:table-cell table:formula="of:=IF(MOD(-[.$A29];[.E$1])=[.E$3];&quot;XXX&quot;;MOD(-[.$A29];[.E$1]))" office:value-type="string" office:string-value="XXX" calcext:value-type="string">
            <text:p>XXX</text:p>
          </table:table-cell>
          <table:table-cell table:formula="of:=IF(MOD(-[.$A29];[.F$1])=[.F$3];&quot;XXX&quot;;MOD(-[.$A29];[.F$1]))" office:value-type="string" office:string-value="XXX" calcext:value-type="string">
            <text:p>XXX</text:p>
          </table:table-cell>
          <table:table-cell table:formula="of:=IF(MOD(-[.$A29];[.G$1])=[.G$3];&quot;XXX&quot;;MOD(-[.$A29];[.G$1]))" office:value-type="float" office:value="24" calcext:value-type="float">
            <text:p>24</text:p>
          </table:table-cell>
          <table:table-cell table:formula="of:=IF(MOD(-[.$A29];[.H$1])=[.H$3];&quot;XXX&quot;;MOD(-[.$A29];[.H$1]))" office:value-type="string" office:string-value="XXX" calcext:value-type="string">
            <text:p>XXX</text:p>
          </table:table-cell>
          <table:table-cell table:formula="of:=IF(MOD(-[.$A29];[.I$1])=[.I$3];&quot;XXX&quot;;MOD(-[.$A29];[.I$1]))" office:value-type="string" office:string-value="XXX" calcext:value-type="string">
            <text:p>XXX</text:p>
          </table:table-cell>
          <table:table-cell table:formula="of:=IF(MOD(-[.$A29];[.J$1])=[.J$3];&quot;XXX&quot;;MOD(-[.$A29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29]+(13*37*461*17*19*739*41*23)" office:value-type="float" office:value="1301291687085663" calcext:value-type="float">
            <text:p>1301291687085663</text:p>
          </table:table-cell>
          <table:table-cell table:formula="of:=IF(MOD(-[.$A30];[.B$1])=[.B$3];&quot;XXX&quot;;MOD(-[.$A30];[.B$1]))" office:value-type="string" office:string-value="XXX" calcext:value-type="string">
            <text:p>XXX</text:p>
          </table:table-cell>
          <table:table-cell table:formula="of:=IF(MOD(-[.$A30];[.C$1])=[.C$3];&quot;XXX&quot;;MOD(-[.$A30];[.C$1]))" office:value-type="string" office:string-value="XXX" calcext:value-type="string">
            <text:p>XXX</text:p>
          </table:table-cell>
          <table:table-cell table:formula="of:=IF(MOD(-[.$A30];[.D$1])=[.D$3];&quot;XXX&quot;;MOD(-[.$A30];[.D$1]))" office:value-type="string" office:string-value="XXX" calcext:value-type="string">
            <text:p>XXX</text:p>
          </table:table-cell>
          <table:table-cell table:formula="of:=IF(MOD(-[.$A30];[.E$1])=[.E$3];&quot;XXX&quot;;MOD(-[.$A30];[.E$1]))" office:value-type="string" office:string-value="XXX" calcext:value-type="string">
            <text:p>XXX</text:p>
          </table:table-cell>
          <table:table-cell table:formula="of:=IF(MOD(-[.$A30];[.F$1])=[.F$3];&quot;XXX&quot;;MOD(-[.$A30];[.F$1]))" office:value-type="string" office:string-value="XXX" calcext:value-type="string">
            <text:p>XXX</text:p>
          </table:table-cell>
          <table:table-cell table:formula="of:=IF(MOD(-[.$A30];[.G$1])=[.G$3];&quot;XXX&quot;;MOD(-[.$A30];[.G$1]))" office:value-type="float" office:value="2" calcext:value-type="float">
            <text:p>2</text:p>
          </table:table-cell>
          <table:table-cell table:formula="of:=IF(MOD(-[.$A30];[.H$1])=[.H$3];&quot;XXX&quot;;MOD(-[.$A30];[.H$1]))" office:value-type="string" office:string-value="XXX" calcext:value-type="string">
            <text:p>XXX</text:p>
          </table:table-cell>
          <table:table-cell table:formula="of:=IF(MOD(-[.$A30];[.I$1])=[.I$3];&quot;XXX&quot;;MOD(-[.$A30];[.I$1]))" office:value-type="string" office:string-value="XXX" calcext:value-type="string">
            <text:p>XXX</text:p>
          </table:table-cell>
          <table:table-cell table:formula="of:=IF(MOD(-[.$A30];[.J$1])=[.J$3];&quot;XXX&quot;;MOD(-[.$A30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30]+(13*37*461*17*19*739*41*23)" office:value-type="float" office:value="1351203650608474" calcext:value-type="float">
            <text:p>1351203650608474</text:p>
          </table:table-cell>
          <table:table-cell table:formula="of:=IF(MOD(-[.$A31];[.B$1])=[.B$3];&quot;XXX&quot;;MOD(-[.$A31];[.B$1]))" office:value-type="string" office:string-value="XXX" calcext:value-type="string">
            <text:p>XXX</text:p>
          </table:table-cell>
          <table:table-cell table:formula="of:=IF(MOD(-[.$A31];[.C$1])=[.C$3];&quot;XXX&quot;;MOD(-[.$A31];[.C$1]))" office:value-type="string" office:string-value="XXX" calcext:value-type="string">
            <text:p>XXX</text:p>
          </table:table-cell>
          <table:table-cell table:formula="of:=IF(MOD(-[.$A31];[.D$1])=[.D$3];&quot;XXX&quot;;MOD(-[.$A31];[.D$1]))" office:value-type="string" office:string-value="XXX" calcext:value-type="string">
            <text:p>XXX</text:p>
          </table:table-cell>
          <table:table-cell table:formula="of:=IF(MOD(-[.$A31];[.E$1])=[.E$3];&quot;XXX&quot;;MOD(-[.$A31];[.E$1]))" office:value-type="string" office:string-value="XXX" calcext:value-type="string">
            <text:p>XXX</text:p>
          </table:table-cell>
          <table:table-cell table:formula="of:=IF(MOD(-[.$A31];[.F$1])=[.F$3];&quot;XXX&quot;;MOD(-[.$A31];[.F$1]))" office:value-type="string" office:string-value="XXX" calcext:value-type="string">
            <text:p>XXX</text:p>
          </table:table-cell>
          <table:table-cell table:formula="of:=IF(MOD(-[.$A31];[.G$1])=[.G$3];&quot;XXX&quot;;MOD(-[.$A31];[.G$1]))" office:value-type="float" office:value="9" calcext:value-type="float">
            <text:p>9</text:p>
          </table:table-cell>
          <table:table-cell table:formula="of:=IF(MOD(-[.$A31];[.H$1])=[.H$3];&quot;XXX&quot;;MOD(-[.$A31];[.H$1]))" office:value-type="string" office:string-value="XXX" calcext:value-type="string">
            <text:p>XXX</text:p>
          </table:table-cell>
          <table:table-cell table:formula="of:=IF(MOD(-[.$A31];[.I$1])=[.I$3];&quot;XXX&quot;;MOD(-[.$A31];[.I$1]))" office:value-type="string" office:string-value="XXX" calcext:value-type="string">
            <text:p>XXX</text:p>
          </table:table-cell>
          <table:table-cell table:formula="of:=IF(MOD(-[.$A31];[.J$1])=[.J$3];&quot;XXX&quot;;MOD(-[.$A31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31]+(13*37*461*17*19*739*41*23)" office:value-type="float" office:value="1401115614131285" calcext:value-type="float">
            <text:p>1401115614131285</text:p>
          </table:table-cell>
          <table:table-cell table:formula="of:=IF(MOD(-[.$A32];[.B$1])=[.B$3];&quot;XXX&quot;;MOD(-[.$A32];[.B$1]))" office:value-type="string" office:string-value="XXX" calcext:value-type="string">
            <text:p>XXX</text:p>
          </table:table-cell>
          <table:table-cell table:formula="of:=IF(MOD(-[.$A32];[.C$1])=[.C$3];&quot;XXX&quot;;MOD(-[.$A32];[.C$1]))" office:value-type="string" office:string-value="XXX" calcext:value-type="string">
            <text:p>XXX</text:p>
          </table:table-cell>
          <table:table-cell table:formula="of:=IF(MOD(-[.$A32];[.D$1])=[.D$3];&quot;XXX&quot;;MOD(-[.$A32];[.D$1]))" office:value-type="string" office:string-value="XXX" calcext:value-type="string">
            <text:p>XXX</text:p>
          </table:table-cell>
          <table:table-cell table:formula="of:=IF(MOD(-[.$A32];[.E$1])=[.E$3];&quot;XXX&quot;;MOD(-[.$A32];[.E$1]))" office:value-type="string" office:string-value="XXX" calcext:value-type="string">
            <text:p>XXX</text:p>
          </table:table-cell>
          <table:table-cell table:formula="of:=IF(MOD(-[.$A32];[.F$1])=[.F$3];&quot;XXX&quot;;MOD(-[.$A32];[.F$1]))" office:value-type="string" office:string-value="XXX" calcext:value-type="string">
            <text:p>XXX</text:p>
          </table:table-cell>
          <table:table-cell table:formula="of:=IF(MOD(-[.$A32];[.G$1])=[.G$3];&quot;XXX&quot;;MOD(-[.$A32];[.G$1]))" office:value-type="float" office:value="16" calcext:value-type="float">
            <text:p>16</text:p>
          </table:table-cell>
          <table:table-cell table:formula="of:=IF(MOD(-[.$A32];[.H$1])=[.H$3];&quot;XXX&quot;;MOD(-[.$A32];[.H$1]))" office:value-type="string" office:string-value="XXX" calcext:value-type="string">
            <text:p>XXX</text:p>
          </table:table-cell>
          <table:table-cell table:formula="of:=IF(MOD(-[.$A32];[.I$1])=[.I$3];&quot;XXX&quot;;MOD(-[.$A32];[.I$1]))" office:value-type="string" office:string-value="XXX" calcext:value-type="string">
            <text:p>XXX</text:p>
          </table:table-cell>
          <table:table-cell table:formula="of:=IF(MOD(-[.$A32];[.J$1])=[.J$3];&quot;XXX&quot;;MOD(-[.$A32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32]+(13*37*461*17*19*739*41*23)" office:value-type="float" office:value="1451027577654096" calcext:value-type="float">
            <text:p>1451027577654096</text:p>
          </table:table-cell>
          <table:table-cell table:formula="of:=IF(MOD(-[.$A33];[.B$1])=[.B$3];&quot;XXX&quot;;MOD(-[.$A33];[.B$1]))" office:value-type="string" office:string-value="XXX" calcext:value-type="string">
            <text:p>XXX</text:p>
          </table:table-cell>
          <table:table-cell table:formula="of:=IF(MOD(-[.$A33];[.C$1])=[.C$3];&quot;XXX&quot;;MOD(-[.$A33];[.C$1]))" office:value-type="string" office:string-value="XXX" calcext:value-type="string">
            <text:p>XXX</text:p>
          </table:table-cell>
          <table:table-cell table:formula="of:=IF(MOD(-[.$A33];[.D$1])=[.D$3];&quot;XXX&quot;;MOD(-[.$A33];[.D$1]))" office:value-type="string" office:string-value="XXX" calcext:value-type="string">
            <text:p>XXX</text:p>
          </table:table-cell>
          <table:table-cell table:formula="of:=IF(MOD(-[.$A33];[.E$1])=[.E$3];&quot;XXX&quot;;MOD(-[.$A33];[.E$1]))" office:value-type="string" office:string-value="XXX" calcext:value-type="string">
            <text:p>XXX</text:p>
          </table:table-cell>
          <table:table-cell table:formula="of:=IF(MOD(-[.$A33];[.F$1])=[.F$3];&quot;XXX&quot;;MOD(-[.$A33];[.F$1]))" office:value-type="string" office:string-value="XXX" calcext:value-type="string">
            <text:p>XXX</text:p>
          </table:table-cell>
          <table:table-cell table:formula="of:=IF(MOD(-[.$A33];[.G$1])=[.G$3];&quot;XXX&quot;;MOD(-[.$A33];[.G$1]))" office:value-type="float" office:value="23" calcext:value-type="float">
            <text:p>23</text:p>
          </table:table-cell>
          <table:table-cell table:formula="of:=IF(MOD(-[.$A33];[.H$1])=[.H$3];&quot;XXX&quot;;MOD(-[.$A33];[.H$1]))" office:value-type="string" office:string-value="XXX" calcext:value-type="string">
            <text:p>XXX</text:p>
          </table:table-cell>
          <table:table-cell table:formula="of:=IF(MOD(-[.$A33];[.I$1])=[.I$3];&quot;XXX&quot;;MOD(-[.$A33];[.I$1]))" office:value-type="string" office:string-value="XXX" calcext:value-type="string">
            <text:p>XXX</text:p>
          </table:table-cell>
          <table:table-cell table:formula="of:=IF(MOD(-[.$A33];[.J$1])=[.J$3];&quot;XXX&quot;;MOD(-[.$A33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33]+(13*37*461*17*19*739*41*23)" office:value-type="float" office:value="1500939541176907" calcext:value-type="float">
            <text:p>1500939541176907</text:p>
          </table:table-cell>
          <table:table-cell table:formula="of:=IF(MOD(-[.$A34];[.B$1])=[.B$3];&quot;XXX&quot;;MOD(-[.$A34];[.B$1]))" office:value-type="string" office:string-value="XXX" calcext:value-type="string">
            <text:p>XXX</text:p>
          </table:table-cell>
          <table:table-cell table:formula="of:=IF(MOD(-[.$A34];[.C$1])=[.C$3];&quot;XXX&quot;;MOD(-[.$A34];[.C$1]))" office:value-type="string" office:string-value="XXX" calcext:value-type="string">
            <text:p>XXX</text:p>
          </table:table-cell>
          <table:table-cell table:formula="of:=IF(MOD(-[.$A34];[.D$1])=[.D$3];&quot;XXX&quot;;MOD(-[.$A34];[.D$1]))" office:value-type="string" office:string-value="XXX" calcext:value-type="string">
            <text:p>XXX</text:p>
          </table:table-cell>
          <table:table-cell table:formula="of:=IF(MOD(-[.$A34];[.E$1])=[.E$3];&quot;XXX&quot;;MOD(-[.$A34];[.E$1]))" office:value-type="string" office:string-value="XXX" calcext:value-type="string">
            <text:p>XXX</text:p>
          </table:table-cell>
          <table:table-cell table:formula="of:=IF(MOD(-[.$A34];[.F$1])=[.F$3];&quot;XXX&quot;;MOD(-[.$A34];[.F$1]))" office:value-type="string" office:string-value="XXX" calcext:value-type="string">
            <text:p>XXX</text:p>
          </table:table-cell>
          <table:table-cell table:formula="of:=IF(MOD(-[.$A34];[.G$1])=[.G$3];&quot;XXX&quot;;MOD(-[.$A34];[.G$1]))" office:value-type="float" office:value="1" calcext:value-type="float">
            <text:p>1</text:p>
          </table:table-cell>
          <table:table-cell table:formula="of:=IF(MOD(-[.$A34];[.H$1])=[.H$3];&quot;XXX&quot;;MOD(-[.$A34];[.H$1]))" office:value-type="string" office:string-value="XXX" calcext:value-type="string">
            <text:p>XXX</text:p>
          </table:table-cell>
          <table:table-cell table:formula="of:=IF(MOD(-[.$A34];[.I$1])=[.I$3];&quot;XXX&quot;;MOD(-[.$A34];[.I$1]))" office:value-type="string" office:string-value="XXX" calcext:value-type="string">
            <text:p>XXX</text:p>
          </table:table-cell>
          <table:table-cell table:formula="of:=IF(MOD(-[.$A34];[.J$1])=[.J$3];&quot;XXX&quot;;MOD(-[.$A34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34]+(13*37*461*17*19*739*41*23)" office:value-type="float" office:value="1550851504699718" calcext:value-type="float">
            <text:p>1550851504699718</text:p>
          </table:table-cell>
          <table:table-cell table:formula="of:=IF(MOD(-[.$A35];[.B$1])=[.B$3];&quot;XXX&quot;;MOD(-[.$A35];[.B$1]))" office:value-type="string" office:string-value="XXX" calcext:value-type="string">
            <text:p>XXX</text:p>
          </table:table-cell>
          <table:table-cell table:formula="of:=IF(MOD(-[.$A35];[.C$1])=[.C$3];&quot;XXX&quot;;MOD(-[.$A35];[.C$1]))" office:value-type="string" office:string-value="XXX" calcext:value-type="string">
            <text:p>XXX</text:p>
          </table:table-cell>
          <table:table-cell table:formula="of:=IF(MOD(-[.$A35];[.D$1])=[.D$3];&quot;XXX&quot;;MOD(-[.$A35];[.D$1]))" office:value-type="string" office:string-value="XXX" calcext:value-type="string">
            <text:p>XXX</text:p>
          </table:table-cell>
          <table:table-cell table:formula="of:=IF(MOD(-[.$A35];[.E$1])=[.E$3];&quot;XXX&quot;;MOD(-[.$A35];[.E$1]))" office:value-type="string" office:string-value="XXX" calcext:value-type="string">
            <text:p>XXX</text:p>
          </table:table-cell>
          <table:table-cell table:formula="of:=IF(MOD(-[.$A35];[.F$1])=[.F$3];&quot;XXX&quot;;MOD(-[.$A35];[.F$1]))" office:value-type="string" office:string-value="XXX" calcext:value-type="string">
            <text:p>XXX</text:p>
          </table:table-cell>
          <table:table-cell table:formula="of:=IF(MOD(-[.$A35];[.G$1])=[.G$3];&quot;XXX&quot;;MOD(-[.$A35];[.G$1]))" office:value-type="float" office:value="8" calcext:value-type="float">
            <text:p>8</text:p>
          </table:table-cell>
          <table:table-cell table:formula="of:=IF(MOD(-[.$A35];[.H$1])=[.H$3];&quot;XXX&quot;;MOD(-[.$A35];[.H$1]))" office:value-type="string" office:string-value="XXX" calcext:value-type="string">
            <text:p>XXX</text:p>
          </table:table-cell>
          <table:table-cell table:formula="of:=IF(MOD(-[.$A35];[.I$1])=[.I$3];&quot;XXX&quot;;MOD(-[.$A35];[.I$1]))" office:value-type="string" office:string-value="XXX" calcext:value-type="string">
            <text:p>XXX</text:p>
          </table:table-cell>
          <table:table-cell table:formula="of:=IF(MOD(-[.$A35];[.J$1])=[.J$3];&quot;XXX&quot;;MOD(-[.$A35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35]+(13*37*461*17*19*739*41*23)" office:value-type="float" office:value="1600763468222529" calcext:value-type="float">
            <text:p>1600763468222529</text:p>
          </table:table-cell>
          <table:table-cell table:formula="of:=IF(MOD(-[.$A36];[.B$1])=[.B$3];&quot;XXX&quot;;MOD(-[.$A36];[.B$1]))" office:value-type="string" office:string-value="XXX" calcext:value-type="string">
            <text:p>XXX</text:p>
          </table:table-cell>
          <table:table-cell table:formula="of:=IF(MOD(-[.$A36];[.C$1])=[.C$3];&quot;XXX&quot;;MOD(-[.$A36];[.C$1]))" office:value-type="string" office:string-value="XXX" calcext:value-type="string">
            <text:p>XXX</text:p>
          </table:table-cell>
          <table:table-cell table:formula="of:=IF(MOD(-[.$A36];[.D$1])=[.D$3];&quot;XXX&quot;;MOD(-[.$A36];[.D$1]))" office:value-type="string" office:string-value="XXX" calcext:value-type="string">
            <text:p>XXX</text:p>
          </table:table-cell>
          <table:table-cell table:formula="of:=IF(MOD(-[.$A36];[.E$1])=[.E$3];&quot;XXX&quot;;MOD(-[.$A36];[.E$1]))" office:value-type="string" office:string-value="XXX" calcext:value-type="string">
            <text:p>XXX</text:p>
          </table:table-cell>
          <table:table-cell table:formula="of:=IF(MOD(-[.$A36];[.F$1])=[.F$3];&quot;XXX&quot;;MOD(-[.$A36];[.F$1]))" office:value-type="string" office:string-value="XXX" calcext:value-type="string">
            <text:p>XXX</text:p>
          </table:table-cell>
          <table:table-cell table:formula="of:=IF(MOD(-[.$A36];[.G$1])=[.G$3];&quot;XXX&quot;;MOD(-[.$A36];[.G$1]))" office:value-type="float" office:value="15" calcext:value-type="float">
            <text:p>15</text:p>
          </table:table-cell>
          <table:table-cell table:formula="of:=IF(MOD(-[.$A36];[.H$1])=[.H$3];&quot;XXX&quot;;MOD(-[.$A36];[.H$1]))" office:value-type="string" office:string-value="XXX" calcext:value-type="string">
            <text:p>XXX</text:p>
          </table:table-cell>
          <table:table-cell table:formula="of:=IF(MOD(-[.$A36];[.I$1])=[.I$3];&quot;XXX&quot;;MOD(-[.$A36];[.I$1]))" office:value-type="string" office:string-value="XXX" calcext:value-type="string">
            <text:p>XXX</text:p>
          </table:table-cell>
          <table:table-cell table:formula="of:=IF(MOD(-[.$A36];[.J$1])=[.J$3];&quot;XXX&quot;;MOD(-[.$A36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36]+(13*37*461*17*19*739*41*23)" office:value-type="float" office:value="1650675431745340" calcext:value-type="float">
            <text:p>1650675431745340</text:p>
          </table:table-cell>
          <table:table-cell table:formula="of:=IF(MOD(-[.$A37];[.B$1])=[.B$3];&quot;XXX&quot;;MOD(-[.$A37];[.B$1]))" office:value-type="string" office:string-value="XXX" calcext:value-type="string">
            <text:p>XXX</text:p>
          </table:table-cell>
          <table:table-cell table:formula="of:=IF(MOD(-[.$A37];[.C$1])=[.C$3];&quot;XXX&quot;;MOD(-[.$A37];[.C$1]))" office:value-type="string" office:string-value="XXX" calcext:value-type="string">
            <text:p>XXX</text:p>
          </table:table-cell>
          <table:table-cell table:formula="of:=IF(MOD(-[.$A37];[.D$1])=[.D$3];&quot;XXX&quot;;MOD(-[.$A37];[.D$1]))" office:value-type="string" office:string-value="XXX" calcext:value-type="string">
            <text:p>XXX</text:p>
          </table:table-cell>
          <table:table-cell table:formula="of:=IF(MOD(-[.$A37];[.E$1])=[.E$3];&quot;XXX&quot;;MOD(-[.$A37];[.E$1]))" office:value-type="string" office:string-value="XXX" calcext:value-type="string">
            <text:p>XXX</text:p>
          </table:table-cell>
          <table:table-cell table:formula="of:=IF(MOD(-[.$A37];[.F$1])=[.F$3];&quot;XXX&quot;;MOD(-[.$A37];[.F$1]))" office:value-type="string" office:string-value="XXX" calcext:value-type="string">
            <text:p>XXX</text:p>
          </table:table-cell>
          <table:table-cell table:formula="of:=IF(MOD(-[.$A37];[.G$1])=[.G$3];&quot;XXX&quot;;MOD(-[.$A37];[.G$1]))" office:value-type="float" office:value="22" calcext:value-type="float">
            <text:p>22</text:p>
          </table:table-cell>
          <table:table-cell table:formula="of:=IF(MOD(-[.$A37];[.H$1])=[.H$3];&quot;XXX&quot;;MOD(-[.$A37];[.H$1]))" office:value-type="string" office:string-value="XXX" calcext:value-type="string">
            <text:p>XXX</text:p>
          </table:table-cell>
          <table:table-cell table:formula="of:=IF(MOD(-[.$A37];[.I$1])=[.I$3];&quot;XXX&quot;;MOD(-[.$A37];[.I$1]))" office:value-type="string" office:string-value="XXX" calcext:value-type="string">
            <text:p>XXX</text:p>
          </table:table-cell>
          <table:table-cell table:formula="of:=IF(MOD(-[.$A37];[.J$1])=[.J$3];&quot;XXX&quot;;MOD(-[.$A37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37]+(13*37*461*17*19*739*41*23)" office:value-type="float" office:value="1700587395268151" calcext:value-type="float">
            <text:p>1700587395268151</text:p>
          </table:table-cell>
          <table:table-cell table:formula="of:=IF(MOD(-[.$A38];[.B$1])=[.B$3];&quot;XXX&quot;;MOD(-[.$A38];[.B$1]))" office:value-type="string" office:string-value="XXX" calcext:value-type="string">
            <text:p>XXX</text:p>
          </table:table-cell>
          <table:table-cell table:formula="of:=IF(MOD(-[.$A38];[.C$1])=[.C$3];&quot;XXX&quot;;MOD(-[.$A38];[.C$1]))" office:value-type="string" office:string-value="XXX" calcext:value-type="string">
            <text:p>XXX</text:p>
          </table:table-cell>
          <table:table-cell table:formula="of:=IF(MOD(-[.$A38];[.D$1])=[.D$3];&quot;XXX&quot;;MOD(-[.$A38];[.D$1]))" office:value-type="string" office:string-value="XXX" calcext:value-type="string">
            <text:p>XXX</text:p>
          </table:table-cell>
          <table:table-cell table:formula="of:=IF(MOD(-[.$A38];[.E$1])=[.E$3];&quot;XXX&quot;;MOD(-[.$A38];[.E$1]))" office:value-type="string" office:string-value="XXX" calcext:value-type="string">
            <text:p>XXX</text:p>
          </table:table-cell>
          <table:table-cell table:formula="of:=IF(MOD(-[.$A38];[.F$1])=[.F$3];&quot;XXX&quot;;MOD(-[.$A38];[.F$1]))" office:value-type="string" office:string-value="XXX" calcext:value-type="string">
            <text:p>XXX</text:p>
          </table:table-cell>
          <table:table-cell table:formula="of:=IF(MOD(-[.$A38];[.G$1])=[.G$3];&quot;XXX&quot;;MOD(-[.$A38];[.G$1]))" office:value-type="float" office:value="0" calcext:value-type="float">
            <text:p>0</text:p>
          </table:table-cell>
          <table:table-cell table:formula="of:=IF(MOD(-[.$A38];[.H$1])=[.H$3];&quot;XXX&quot;;MOD(-[.$A38];[.H$1]))" office:value-type="string" office:string-value="XXX" calcext:value-type="string">
            <text:p>XXX</text:p>
          </table:table-cell>
          <table:table-cell table:formula="of:=IF(MOD(-[.$A38];[.I$1])=[.I$3];&quot;XXX&quot;;MOD(-[.$A38];[.I$1]))" office:value-type="string" office:string-value="XXX" calcext:value-type="string">
            <text:p>XXX</text:p>
          </table:table-cell>
          <table:table-cell table:formula="of:=IF(MOD(-[.$A38];[.J$1])=[.J$3];&quot;XXX&quot;;MOD(-[.$A38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38]+(13*37*461*17*19*739*41*23)" office:value-type="float" office:value="1750499358790962" calcext:value-type="float">
            <text:p>1750499358790962</text:p>
          </table:table-cell>
          <table:table-cell table:formula="of:=IF(MOD(-[.$A39];[.B$1])=[.B$3];&quot;XXX&quot;;MOD(-[.$A39];[.B$1]))" office:value-type="string" office:string-value="XXX" calcext:value-type="string">
            <text:p>XXX</text:p>
          </table:table-cell>
          <table:table-cell table:formula="of:=IF(MOD(-[.$A39];[.C$1])=[.C$3];&quot;XXX&quot;;MOD(-[.$A39];[.C$1]))" office:value-type="string" office:string-value="XXX" calcext:value-type="string">
            <text:p>XXX</text:p>
          </table:table-cell>
          <table:table-cell table:formula="of:=IF(MOD(-[.$A39];[.D$1])=[.D$3];&quot;XXX&quot;;MOD(-[.$A39];[.D$1]))" office:value-type="string" office:string-value="XXX" calcext:value-type="string">
            <text:p>XXX</text:p>
          </table:table-cell>
          <table:table-cell table:formula="of:=IF(MOD(-[.$A39];[.E$1])=[.E$3];&quot;XXX&quot;;MOD(-[.$A39];[.E$1]))" office:value-type="string" office:string-value="XXX" calcext:value-type="string">
            <text:p>XXX</text:p>
          </table:table-cell>
          <table:table-cell table:formula="of:=IF(MOD(-[.$A39];[.F$1])=[.F$3];&quot;XXX&quot;;MOD(-[.$A39];[.F$1]))" office:value-type="string" office:string-value="XXX" calcext:value-type="string">
            <text:p>XXX</text:p>
          </table:table-cell>
          <table:table-cell table:formula="of:=IF(MOD(-[.$A39];[.G$1])=[.G$3];&quot;XXX&quot;;MOD(-[.$A39];[.G$1]))" office:value-type="float" office:value="7" calcext:value-type="float">
            <text:p>7</text:p>
          </table:table-cell>
          <table:table-cell table:formula="of:=IF(MOD(-[.$A39];[.H$1])=[.H$3];&quot;XXX&quot;;MOD(-[.$A39];[.H$1]))" office:value-type="string" office:string-value="XXX" calcext:value-type="string">
            <text:p>XXX</text:p>
          </table:table-cell>
          <table:table-cell table:formula="of:=IF(MOD(-[.$A39];[.I$1])=[.I$3];&quot;XXX&quot;;MOD(-[.$A39];[.I$1]))" office:value-type="string" office:string-value="XXX" calcext:value-type="string">
            <text:p>XXX</text:p>
          </table:table-cell>
          <table:table-cell table:formula="of:=IF(MOD(-[.$A39];[.J$1])=[.J$3];&quot;XXX&quot;;MOD(-[.$A39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39]+(13*37*461*17*19*739*41*23)" office:value-type="float" office:value="1800411322313773" calcext:value-type="float">
            <text:p>1800411322313773</text:p>
          </table:table-cell>
          <table:table-cell table:formula="of:=IF(MOD(-[.$A40];[.B$1])=[.B$3];&quot;XXX&quot;;MOD(-[.$A40];[.B$1]))" office:value-type="string" office:string-value="XXX" calcext:value-type="string">
            <text:p>XXX</text:p>
          </table:table-cell>
          <table:table-cell table:formula="of:=IF(MOD(-[.$A40];[.C$1])=[.C$3];&quot;XXX&quot;;MOD(-[.$A40];[.C$1]))" office:value-type="string" office:string-value="XXX" calcext:value-type="string">
            <text:p>XXX</text:p>
          </table:table-cell>
          <table:table-cell table:formula="of:=IF(MOD(-[.$A40];[.D$1])=[.D$3];&quot;XXX&quot;;MOD(-[.$A40];[.D$1]))" office:value-type="string" office:string-value="XXX" calcext:value-type="string">
            <text:p>XXX</text:p>
          </table:table-cell>
          <table:table-cell table:formula="of:=IF(MOD(-[.$A40];[.E$1])=[.E$3];&quot;XXX&quot;;MOD(-[.$A40];[.E$1]))" office:value-type="string" office:string-value="XXX" calcext:value-type="string">
            <text:p>XXX</text:p>
          </table:table-cell>
          <table:table-cell table:formula="of:=IF(MOD(-[.$A40];[.F$1])=[.F$3];&quot;XXX&quot;;MOD(-[.$A40];[.F$1]))" office:value-type="string" office:string-value="XXX" calcext:value-type="string">
            <text:p>XXX</text:p>
          </table:table-cell>
          <table:table-cell table:formula="of:=IF(MOD(-[.$A40];[.G$1])=[.G$3];&quot;XXX&quot;;MOD(-[.$A40];[.G$1]))" office:value-type="float" office:value="14" calcext:value-type="float">
            <text:p>14</text:p>
          </table:table-cell>
          <table:table-cell table:formula="of:=IF(MOD(-[.$A40];[.H$1])=[.H$3];&quot;XXX&quot;;MOD(-[.$A40];[.H$1]))" office:value-type="string" office:string-value="XXX" calcext:value-type="string">
            <text:p>XXX</text:p>
          </table:table-cell>
          <table:table-cell table:formula="of:=IF(MOD(-[.$A40];[.I$1])=[.I$3];&quot;XXX&quot;;MOD(-[.$A40];[.I$1]))" office:value-type="string" office:string-value="XXX" calcext:value-type="string">
            <text:p>XXX</text:p>
          </table:table-cell>
          <table:table-cell table:formula="of:=IF(MOD(-[.$A40];[.J$1])=[.J$3];&quot;XXX&quot;;MOD(-[.$A40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40]+(13*37*461*17*19*739*41*23)" office:value-type="float" office:value="1850323285836584" calcext:value-type="float">
            <text:p>1850323285836584</text:p>
          </table:table-cell>
          <table:table-cell table:formula="of:=IF(MOD(-[.$A41];[.B$1])=[.B$3];&quot;XXX&quot;;MOD(-[.$A41];[.B$1]))" office:value-type="string" office:string-value="XXX" calcext:value-type="string">
            <text:p>XXX</text:p>
          </table:table-cell>
          <table:table-cell table:formula="of:=IF(MOD(-[.$A41];[.C$1])=[.C$3];&quot;XXX&quot;;MOD(-[.$A41];[.C$1]))" office:value-type="string" office:string-value="XXX" calcext:value-type="string">
            <text:p>XXX</text:p>
          </table:table-cell>
          <table:table-cell table:formula="of:=IF(MOD(-[.$A41];[.D$1])=[.D$3];&quot;XXX&quot;;MOD(-[.$A41];[.D$1]))" office:value-type="string" office:string-value="XXX" calcext:value-type="string">
            <text:p>XXX</text:p>
          </table:table-cell>
          <table:table-cell table:formula="of:=IF(MOD(-[.$A41];[.E$1])=[.E$3];&quot;XXX&quot;;MOD(-[.$A41];[.E$1]))" office:value-type="string" office:string-value="XXX" calcext:value-type="string">
            <text:p>XXX</text:p>
          </table:table-cell>
          <table:table-cell table:formula="of:=IF(MOD(-[.$A41];[.F$1])=[.F$3];&quot;XXX&quot;;MOD(-[.$A41];[.F$1]))" office:value-type="string" office:string-value="XXX" calcext:value-type="string">
            <text:p>XXX</text:p>
          </table:table-cell>
          <table:table-cell table:formula="of:=IF(MOD(-[.$A41];[.G$1])=[.G$3];&quot;XXX&quot;;MOD(-[.$A41];[.G$1]))" office:value-type="float" office:value="21" calcext:value-type="float">
            <text:p>21</text:p>
          </table:table-cell>
          <table:table-cell table:formula="of:=IF(MOD(-[.$A41];[.H$1])=[.H$3];&quot;XXX&quot;;MOD(-[.$A41];[.H$1]))" office:value-type="string" office:string-value="XXX" calcext:value-type="string">
            <text:p>XXX</text:p>
          </table:table-cell>
          <table:table-cell table:formula="of:=IF(MOD(-[.$A41];[.I$1])=[.I$3];&quot;XXX&quot;;MOD(-[.$A41];[.I$1]))" office:value-type="string" office:string-value="XXX" calcext:value-type="string">
            <text:p>XXX</text:p>
          </table:table-cell>
          <table:table-cell table:formula="of:=IF(MOD(-[.$A41];[.J$1])=[.J$3];&quot;XXX&quot;;MOD(-[.$A41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41]+(13*37*461*17*19*739*41*23)" office:value-type="float" office:value="1900235249359395" calcext:value-type="float">
            <text:p>1900235249359395</text:p>
          </table:table-cell>
          <table:table-cell table:formula="of:=IF(MOD(-[.$A42];[.B$1])=[.B$3];&quot;XXX&quot;;MOD(-[.$A42];[.B$1]))" office:value-type="string" office:string-value="XXX" calcext:value-type="string">
            <text:p>XXX</text:p>
          </table:table-cell>
          <table:table-cell table:formula="of:=IF(MOD(-[.$A42];[.C$1])=[.C$3];&quot;XXX&quot;;MOD(-[.$A42];[.C$1]))" office:value-type="string" office:string-value="XXX" calcext:value-type="string">
            <text:p>XXX</text:p>
          </table:table-cell>
          <table:table-cell table:formula="of:=IF(MOD(-[.$A42];[.D$1])=[.D$3];&quot;XXX&quot;;MOD(-[.$A42];[.D$1]))" office:value-type="string" office:string-value="XXX" calcext:value-type="string">
            <text:p>XXX</text:p>
          </table:table-cell>
          <table:table-cell table:formula="of:=IF(MOD(-[.$A42];[.E$1])=[.E$3];&quot;XXX&quot;;MOD(-[.$A42];[.E$1]))" office:value-type="string" office:string-value="XXX" calcext:value-type="string">
            <text:p>XXX</text:p>
          </table:table-cell>
          <table:table-cell table:formula="of:=IF(MOD(-[.$A42];[.F$1])=[.F$3];&quot;XXX&quot;;MOD(-[.$A42];[.F$1]))" office:value-type="string" office:string-value="XXX" calcext:value-type="string">
            <text:p>XXX</text:p>
          </table:table-cell>
          <table:table-cell table:formula="of:=IF(MOD(-[.$A42];[.G$1])=[.G$3];&quot;XXX&quot;;MOD(-[.$A42];[.G$1]))" office:value-type="float" office:value="28" calcext:value-type="float">
            <text:p>28</text:p>
          </table:table-cell>
          <table:table-cell table:formula="of:=IF(MOD(-[.$A42];[.H$1])=[.H$3];&quot;XXX&quot;;MOD(-[.$A42];[.H$1]))" office:value-type="string" office:string-value="XXX" calcext:value-type="string">
            <text:p>XXX</text:p>
          </table:table-cell>
          <table:table-cell table:formula="of:=IF(MOD(-[.$A42];[.I$1])=[.I$3];&quot;XXX&quot;;MOD(-[.$A42];[.I$1]))" office:value-type="string" office:string-value="XXX" calcext:value-type="string">
            <text:p>XXX</text:p>
          </table:table-cell>
          <table:table-cell table:formula="of:=IF(MOD(-[.$A42];[.J$1])=[.J$3];&quot;XXX&quot;;MOD(-[.$A42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42]+(13*37*461*17*19*739*41*23)" office:value-type="float" office:value="1950147212882206" calcext:value-type="float">
            <text:p>1950147212882206</text:p>
          </table:table-cell>
          <table:table-cell table:formula="of:=IF(MOD(-[.$A43];[.B$1])=[.B$3];&quot;XXX&quot;;MOD(-[.$A43];[.B$1]))" office:value-type="string" office:string-value="XXX" calcext:value-type="string">
            <text:p>XXX</text:p>
          </table:table-cell>
          <table:table-cell table:formula="of:=IF(MOD(-[.$A43];[.C$1])=[.C$3];&quot;XXX&quot;;MOD(-[.$A43];[.C$1]))" office:value-type="string" office:string-value="XXX" calcext:value-type="string">
            <text:p>XXX</text:p>
          </table:table-cell>
          <table:table-cell table:formula="of:=IF(MOD(-[.$A43];[.D$1])=[.D$3];&quot;XXX&quot;;MOD(-[.$A43];[.D$1]))" office:value-type="string" office:string-value="XXX" calcext:value-type="string">
            <text:p>XXX</text:p>
          </table:table-cell>
          <table:table-cell table:formula="of:=IF(MOD(-[.$A43];[.E$1])=[.E$3];&quot;XXX&quot;;MOD(-[.$A43];[.E$1]))" office:value-type="string" office:string-value="XXX" calcext:value-type="string">
            <text:p>XXX</text:p>
          </table:table-cell>
          <table:table-cell table:formula="of:=IF(MOD(-[.$A43];[.F$1])=[.F$3];&quot;XXX&quot;;MOD(-[.$A43];[.F$1]))" office:value-type="string" office:string-value="XXX" calcext:value-type="string">
            <text:p>XXX</text:p>
          </table:table-cell>
          <table:table-cell table:formula="of:=IF(MOD(-[.$A43];[.G$1])=[.G$3];&quot;XXX&quot;;MOD(-[.$A43];[.G$1]))" office:value-type="float" office:value="6" calcext:value-type="float">
            <text:p>6</text:p>
          </table:table-cell>
          <table:table-cell table:formula="of:=IF(MOD(-[.$A43];[.H$1])=[.H$3];&quot;XXX&quot;;MOD(-[.$A43];[.H$1]))" office:value-type="string" office:string-value="XXX" calcext:value-type="string">
            <text:p>XXX</text:p>
          </table:table-cell>
          <table:table-cell table:formula="of:=IF(MOD(-[.$A43];[.I$1])=[.I$3];&quot;XXX&quot;;MOD(-[.$A43];[.I$1]))" office:value-type="string" office:string-value="XXX" calcext:value-type="string">
            <text:p>XXX</text:p>
          </table:table-cell>
          <table:table-cell table:formula="of:=IF(MOD(-[.$A43];[.J$1])=[.J$3];&quot;XXX&quot;;MOD(-[.$A43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43]+(13*37*461*17*19*739*41*23)" office:value-type="float" office:value="2000059176405017" calcext:value-type="float">
            <text:p>2000059176405017</text:p>
          </table:table-cell>
          <table:table-cell table:formula="of:=IF(MOD(-[.$A44];[.B$1])=[.B$3];&quot;XXX&quot;;MOD(-[.$A44];[.B$1]))" office:value-type="string" office:string-value="XXX" calcext:value-type="string">
            <text:p>XXX</text:p>
          </table:table-cell>
          <table:table-cell table:formula="of:=IF(MOD(-[.$A44];[.C$1])=[.C$3];&quot;XXX&quot;;MOD(-[.$A44];[.C$1]))" office:value-type="string" office:string-value="XXX" calcext:value-type="string">
            <text:p>XXX</text:p>
          </table:table-cell>
          <table:table-cell table:formula="of:=IF(MOD(-[.$A44];[.D$1])=[.D$3];&quot;XXX&quot;;MOD(-[.$A44];[.D$1]))" office:value-type="string" office:string-value="XXX" calcext:value-type="string">
            <text:p>XXX</text:p>
          </table:table-cell>
          <table:table-cell table:formula="of:=IF(MOD(-[.$A44];[.E$1])=[.E$3];&quot;XXX&quot;;MOD(-[.$A44];[.E$1]))" office:value-type="string" office:string-value="XXX" calcext:value-type="string">
            <text:p>XXX</text:p>
          </table:table-cell>
          <table:table-cell table:formula="of:=IF(MOD(-[.$A44];[.F$1])=[.F$3];&quot;XXX&quot;;MOD(-[.$A44];[.F$1]))" office:value-type="string" office:string-value="XXX" calcext:value-type="string">
            <text:p>XXX</text:p>
          </table:table-cell>
          <table:table-cell table:formula="of:=IF(MOD(-[.$A44];[.G$1])=[.G$3];&quot;XXX&quot;;MOD(-[.$A44];[.G$1]))" office:value-type="string" office:string-value="XXX" calcext:value-type="string">
            <text:p>XXX</text:p>
          </table:table-cell>
          <table:table-cell table:formula="of:=IF(MOD(-[.$A44];[.H$1])=[.H$3];&quot;XXX&quot;;MOD(-[.$A44];[.H$1]))" office:value-type="string" office:string-value="XXX" calcext:value-type="string">
            <text:p>XXX</text:p>
          </table:table-cell>
          <table:table-cell table:formula="of:=IF(MOD(-[.$A44];[.I$1])=[.I$3];&quot;XXX&quot;;MOD(-[.$A44];[.I$1]))" office:value-type="string" office:string-value="XXX" calcext:value-type="string">
            <text:p>XXX</text:p>
          </table:table-cell>
          <table:table-cell table:formula="of:=IF(MOD(-[.$A44];[.J$1])=[.J$3];&quot;XXX&quot;;MOD(-[.$A44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44]+(13*37*461*17*19*739*41*23)" office:value-type="float" office:value="2049971139927828" calcext:value-type="float">
            <text:p>2049971139927828</text:p>
          </table:table-cell>
          <table:table-cell table:formula="of:=IF(MOD(-[.$A45];[.B$1])=[.B$3];&quot;XXX&quot;;MOD(-[.$A45];[.B$1]))" office:value-type="string" office:string-value="XXX" calcext:value-type="string">
            <text:p>XXX</text:p>
          </table:table-cell>
          <table:table-cell table:formula="of:=IF(MOD(-[.$A45];[.C$1])=[.C$3];&quot;XXX&quot;;MOD(-[.$A45];[.C$1]))" office:value-type="string" office:string-value="XXX" calcext:value-type="string">
            <text:p>XXX</text:p>
          </table:table-cell>
          <table:table-cell table:formula="of:=IF(MOD(-[.$A45];[.D$1])=[.D$3];&quot;XXX&quot;;MOD(-[.$A45];[.D$1]))" office:value-type="string" office:string-value="XXX" calcext:value-type="string">
            <text:p>XXX</text:p>
          </table:table-cell>
          <table:table-cell table:formula="of:=IF(MOD(-[.$A45];[.E$1])=[.E$3];&quot;XXX&quot;;MOD(-[.$A45];[.E$1]))" office:value-type="string" office:string-value="XXX" calcext:value-type="string">
            <text:p>XXX</text:p>
          </table:table-cell>
          <table:table-cell table:formula="of:=IF(MOD(-[.$A45];[.F$1])=[.F$3];&quot;XXX&quot;;MOD(-[.$A45];[.F$1]))" office:value-type="string" office:string-value="XXX" calcext:value-type="string">
            <text:p>XXX</text:p>
          </table:table-cell>
          <table:table-cell table:formula="of:=IF(MOD(-[.$A45];[.G$1])=[.G$3];&quot;XXX&quot;;MOD(-[.$A45];[.G$1]))" office:value-type="float" office:value="20" calcext:value-type="float">
            <text:p>20</text:p>
          </table:table-cell>
          <table:table-cell table:formula="of:=IF(MOD(-[.$A45];[.H$1])=[.H$3];&quot;XXX&quot;;MOD(-[.$A45];[.H$1]))" office:value-type="string" office:string-value="XXX" calcext:value-type="string">
            <text:p>XXX</text:p>
          </table:table-cell>
          <table:table-cell table:formula="of:=IF(MOD(-[.$A45];[.I$1])=[.I$3];&quot;XXX&quot;;MOD(-[.$A45];[.I$1]))" office:value-type="string" office:string-value="XXX" calcext:value-type="string">
            <text:p>XXX</text:p>
          </table:table-cell>
          <table:table-cell table:formula="of:=IF(MOD(-[.$A45];[.J$1])=[.J$3];&quot;XXX&quot;;MOD(-[.$A45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45]+(13*37*461*17*19*739*41*23)" office:value-type="float" office:value="2099883103450639" calcext:value-type="float">
            <text:p>2099883103450639</text:p>
          </table:table-cell>
          <table:table-cell table:formula="of:=IF(MOD(-[.$A46];[.B$1])=[.B$3];&quot;XXX&quot;;MOD(-[.$A46];[.B$1]))" office:value-type="string" office:string-value="XXX" calcext:value-type="string">
            <text:p>XXX</text:p>
          </table:table-cell>
          <table:table-cell table:formula="of:=IF(MOD(-[.$A46];[.C$1])=[.C$3];&quot;XXX&quot;;MOD(-[.$A46];[.C$1]))" office:value-type="string" office:string-value="XXX" calcext:value-type="string">
            <text:p>XXX</text:p>
          </table:table-cell>
          <table:table-cell table:formula="of:=IF(MOD(-[.$A46];[.D$1])=[.D$3];&quot;XXX&quot;;MOD(-[.$A46];[.D$1]))" office:value-type="string" office:string-value="XXX" calcext:value-type="string">
            <text:p>XXX</text:p>
          </table:table-cell>
          <table:table-cell table:formula="of:=IF(MOD(-[.$A46];[.E$1])=[.E$3];&quot;XXX&quot;;MOD(-[.$A46];[.E$1]))" office:value-type="string" office:string-value="XXX" calcext:value-type="string">
            <text:p>XXX</text:p>
          </table:table-cell>
          <table:table-cell table:formula="of:=IF(MOD(-[.$A46];[.F$1])=[.F$3];&quot;XXX&quot;;MOD(-[.$A46];[.F$1]))" office:value-type="string" office:string-value="XXX" calcext:value-type="string">
            <text:p>XXX</text:p>
          </table:table-cell>
          <table:table-cell table:formula="of:=IF(MOD(-[.$A46];[.G$1])=[.G$3];&quot;XXX&quot;;MOD(-[.$A46];[.G$1]))" office:value-type="float" office:value="27" calcext:value-type="float">
            <text:p>27</text:p>
          </table:table-cell>
          <table:table-cell table:formula="of:=IF(MOD(-[.$A46];[.H$1])=[.H$3];&quot;XXX&quot;;MOD(-[.$A46];[.H$1]))" office:value-type="string" office:string-value="XXX" calcext:value-type="string">
            <text:p>XXX</text:p>
          </table:table-cell>
          <table:table-cell table:formula="of:=IF(MOD(-[.$A46];[.I$1])=[.I$3];&quot;XXX&quot;;MOD(-[.$A46];[.I$1]))" office:value-type="string" office:string-value="XXX" calcext:value-type="string">
            <text:p>XXX</text:p>
          </table:table-cell>
          <table:table-cell table:formula="of:=IF(MOD(-[.$A46];[.J$1])=[.J$3];&quot;XXX&quot;;MOD(-[.$A46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46]+(13*37*461*17*19*739*41*23)" office:value-type="float" office:value="2149795066973450" calcext:value-type="float">
            <text:p>2149795066973450</text:p>
          </table:table-cell>
          <table:table-cell table:formula="of:=IF(MOD(-[.$A47];[.B$1])=[.B$3];&quot;XXX&quot;;MOD(-[.$A47];[.B$1]))" office:value-type="string" office:string-value="XXX" calcext:value-type="string">
            <text:p>XXX</text:p>
          </table:table-cell>
          <table:table-cell table:formula="of:=IF(MOD(-[.$A47];[.C$1])=[.C$3];&quot;XXX&quot;;MOD(-[.$A47];[.C$1]))" office:value-type="string" office:string-value="XXX" calcext:value-type="string">
            <text:p>XXX</text:p>
          </table:table-cell>
          <table:table-cell table:formula="of:=IF(MOD(-[.$A47];[.D$1])=[.D$3];&quot;XXX&quot;;MOD(-[.$A47];[.D$1]))" office:value-type="string" office:string-value="XXX" calcext:value-type="string">
            <text:p>XXX</text:p>
          </table:table-cell>
          <table:table-cell table:formula="of:=IF(MOD(-[.$A47];[.E$1])=[.E$3];&quot;XXX&quot;;MOD(-[.$A47];[.E$1]))" office:value-type="string" office:string-value="XXX" calcext:value-type="string">
            <text:p>XXX</text:p>
          </table:table-cell>
          <table:table-cell table:formula="of:=IF(MOD(-[.$A47];[.F$1])=[.F$3];&quot;XXX&quot;;MOD(-[.$A47];[.F$1]))" office:value-type="string" office:string-value="XXX" calcext:value-type="string">
            <text:p>XXX</text:p>
          </table:table-cell>
          <table:table-cell table:formula="of:=IF(MOD(-[.$A47];[.G$1])=[.G$3];&quot;XXX&quot;;MOD(-[.$A47];[.G$1]))" office:value-type="float" office:value="5" calcext:value-type="float">
            <text:p>5</text:p>
          </table:table-cell>
          <table:table-cell table:formula="of:=IF(MOD(-[.$A47];[.H$1])=[.H$3];&quot;XXX&quot;;MOD(-[.$A47];[.H$1]))" office:value-type="string" office:string-value="XXX" calcext:value-type="string">
            <text:p>XXX</text:p>
          </table:table-cell>
          <table:table-cell table:formula="of:=IF(MOD(-[.$A47];[.I$1])=[.I$3];&quot;XXX&quot;;MOD(-[.$A47];[.I$1]))" office:value-type="string" office:string-value="XXX" calcext:value-type="string">
            <text:p>XXX</text:p>
          </table:table-cell>
          <table:table-cell table:formula="of:=IF(MOD(-[.$A47];[.J$1])=[.J$3];&quot;XXX&quot;;MOD(-[.$A47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47]+(13*37*461*17*19*739*41*23)" office:value-type="float" office:value="2199707030496261" calcext:value-type="float">
            <text:p>2199707030496261</text:p>
          </table:table-cell>
          <table:table-cell table:formula="of:=IF(MOD(-[.$A48];[.B$1])=[.B$3];&quot;XXX&quot;;MOD(-[.$A48];[.B$1]))" office:value-type="string" office:string-value="XXX" calcext:value-type="string">
            <text:p>XXX</text:p>
          </table:table-cell>
          <table:table-cell table:formula="of:=IF(MOD(-[.$A48];[.C$1])=[.C$3];&quot;XXX&quot;;MOD(-[.$A48];[.C$1]))" office:value-type="string" office:string-value="XXX" calcext:value-type="string">
            <text:p>XXX</text:p>
          </table:table-cell>
          <table:table-cell table:formula="of:=IF(MOD(-[.$A48];[.D$1])=[.D$3];&quot;XXX&quot;;MOD(-[.$A48];[.D$1]))" office:value-type="string" office:string-value="XXX" calcext:value-type="string">
            <text:p>XXX</text:p>
          </table:table-cell>
          <table:table-cell table:formula="of:=IF(MOD(-[.$A48];[.E$1])=[.E$3];&quot;XXX&quot;;MOD(-[.$A48];[.E$1]))" office:value-type="string" office:string-value="XXX" calcext:value-type="string">
            <text:p>XXX</text:p>
          </table:table-cell>
          <table:table-cell table:formula="of:=IF(MOD(-[.$A48];[.F$1])=[.F$3];&quot;XXX&quot;;MOD(-[.$A48];[.F$1]))" office:value-type="string" office:string-value="XXX" calcext:value-type="string">
            <text:p>XXX</text:p>
          </table:table-cell>
          <table:table-cell table:formula="of:=IF(MOD(-[.$A48];[.G$1])=[.G$3];&quot;XXX&quot;;MOD(-[.$A48];[.G$1]))" office:value-type="float" office:value="12" calcext:value-type="float">
            <text:p>12</text:p>
          </table:table-cell>
          <table:table-cell table:formula="of:=IF(MOD(-[.$A48];[.H$1])=[.H$3];&quot;XXX&quot;;MOD(-[.$A48];[.H$1]))" office:value-type="string" office:string-value="XXX" calcext:value-type="string">
            <text:p>XXX</text:p>
          </table:table-cell>
          <table:table-cell table:formula="of:=IF(MOD(-[.$A48];[.I$1])=[.I$3];&quot;XXX&quot;;MOD(-[.$A48];[.I$1]))" office:value-type="string" office:string-value="XXX" calcext:value-type="string">
            <text:p>XXX</text:p>
          </table:table-cell>
          <table:table-cell table:formula="of:=IF(MOD(-[.$A48];[.J$1])=[.J$3];&quot;XXX&quot;;MOD(-[.$A48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48]+(13*37*461*17*19*739*41*23)" office:value-type="float" office:value="2249618994019072" calcext:value-type="float">
            <text:p>2249618994019072</text:p>
          </table:table-cell>
          <table:table-cell table:formula="of:=IF(MOD(-[.$A49];[.B$1])=[.B$3];&quot;XXX&quot;;MOD(-[.$A49];[.B$1]))" office:value-type="string" office:string-value="XXX" calcext:value-type="string">
            <text:p>XXX</text:p>
          </table:table-cell>
          <table:table-cell table:formula="of:=IF(MOD(-[.$A49];[.C$1])=[.C$3];&quot;XXX&quot;;MOD(-[.$A49];[.C$1]))" office:value-type="string" office:string-value="XXX" calcext:value-type="string">
            <text:p>XXX</text:p>
          </table:table-cell>
          <table:table-cell table:formula="of:=IF(MOD(-[.$A49];[.D$1])=[.D$3];&quot;XXX&quot;;MOD(-[.$A49];[.D$1]))" office:value-type="string" office:string-value="XXX" calcext:value-type="string">
            <text:p>XXX</text:p>
          </table:table-cell>
          <table:table-cell table:formula="of:=IF(MOD(-[.$A49];[.E$1])=[.E$3];&quot;XXX&quot;;MOD(-[.$A49];[.E$1]))" office:value-type="string" office:string-value="XXX" calcext:value-type="string">
            <text:p>XXX</text:p>
          </table:table-cell>
          <table:table-cell table:formula="of:=IF(MOD(-[.$A49];[.F$1])=[.F$3];&quot;XXX&quot;;MOD(-[.$A49];[.F$1]))" office:value-type="string" office:string-value="XXX" calcext:value-type="string">
            <text:p>XXX</text:p>
          </table:table-cell>
          <table:table-cell table:formula="of:=IF(MOD(-[.$A49];[.G$1])=[.G$3];&quot;XXX&quot;;MOD(-[.$A49];[.G$1]))" office:value-type="float" office:value="19" calcext:value-type="float">
            <text:p>19</text:p>
          </table:table-cell>
          <table:table-cell table:formula="of:=IF(MOD(-[.$A49];[.H$1])=[.H$3];&quot;XXX&quot;;MOD(-[.$A49];[.H$1]))" office:value-type="string" office:string-value="XXX" calcext:value-type="string">
            <text:p>XXX</text:p>
          </table:table-cell>
          <table:table-cell table:formula="of:=IF(MOD(-[.$A49];[.I$1])=[.I$3];&quot;XXX&quot;;MOD(-[.$A49];[.I$1]))" office:value-type="string" office:string-value="XXX" calcext:value-type="string">
            <text:p>XXX</text:p>
          </table:table-cell>
          <table:table-cell table:formula="of:=IF(MOD(-[.$A49];[.J$1])=[.J$3];&quot;XXX&quot;;MOD(-[.$A49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49]+(13*37*461*17*19*739*41*23)" office:value-type="float" office:value="2299530957541883" calcext:value-type="float">
            <text:p>2299530957541883</text:p>
          </table:table-cell>
          <table:table-cell table:formula="of:=IF(MOD(-[.$A50];[.B$1])=[.B$3];&quot;XXX&quot;;MOD(-[.$A50];[.B$1]))" office:value-type="string" office:string-value="XXX" calcext:value-type="string">
            <text:p>XXX</text:p>
          </table:table-cell>
          <table:table-cell table:formula="of:=IF(MOD(-[.$A50];[.C$1])=[.C$3];&quot;XXX&quot;;MOD(-[.$A50];[.C$1]))" office:value-type="string" office:string-value="XXX" calcext:value-type="string">
            <text:p>XXX</text:p>
          </table:table-cell>
          <table:table-cell table:formula="of:=IF(MOD(-[.$A50];[.D$1])=[.D$3];&quot;XXX&quot;;MOD(-[.$A50];[.D$1]))" office:value-type="string" office:string-value="XXX" calcext:value-type="string">
            <text:p>XXX</text:p>
          </table:table-cell>
          <table:table-cell table:formula="of:=IF(MOD(-[.$A50];[.E$1])=[.E$3];&quot;XXX&quot;;MOD(-[.$A50];[.E$1]))" office:value-type="string" office:string-value="XXX" calcext:value-type="string">
            <text:p>XXX</text:p>
          </table:table-cell>
          <table:table-cell table:formula="of:=IF(MOD(-[.$A50];[.F$1])=[.F$3];&quot;XXX&quot;;MOD(-[.$A50];[.F$1]))" office:value-type="string" office:string-value="XXX" calcext:value-type="string">
            <text:p>XXX</text:p>
          </table:table-cell>
          <table:table-cell table:formula="of:=IF(MOD(-[.$A50];[.G$1])=[.G$3];&quot;XXX&quot;;MOD(-[.$A50];[.G$1]))" office:value-type="float" office:value="26" calcext:value-type="float">
            <text:p>26</text:p>
          </table:table-cell>
          <table:table-cell table:formula="of:=IF(MOD(-[.$A50];[.H$1])=[.H$3];&quot;XXX&quot;;MOD(-[.$A50];[.H$1]))" office:value-type="string" office:string-value="XXX" calcext:value-type="string">
            <text:p>XXX</text:p>
          </table:table-cell>
          <table:table-cell table:formula="of:=IF(MOD(-[.$A50];[.I$1])=[.I$3];&quot;XXX&quot;;MOD(-[.$A50];[.I$1]))" office:value-type="string" office:string-value="XXX" calcext:value-type="string">
            <text:p>XXX</text:p>
          </table:table-cell>
          <table:table-cell table:formula="of:=IF(MOD(-[.$A50];[.J$1])=[.J$3];&quot;XXX&quot;;MOD(-[.$A50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50]+(13*37*461*17*19*739*41*23)" office:value-type="float" office:value="2349442921064694" calcext:value-type="float">
            <text:p>2349442921064694</text:p>
          </table:table-cell>
          <table:table-cell table:formula="of:=IF(MOD(-[.$A51];[.B$1])=[.B$3];&quot;XXX&quot;;MOD(-[.$A51];[.B$1]))" office:value-type="string" office:string-value="XXX" calcext:value-type="string">
            <text:p>XXX</text:p>
          </table:table-cell>
          <table:table-cell table:formula="of:=IF(MOD(-[.$A51];[.C$1])=[.C$3];&quot;XXX&quot;;MOD(-[.$A51];[.C$1]))" office:value-type="string" office:string-value="XXX" calcext:value-type="string">
            <text:p>XXX</text:p>
          </table:table-cell>
          <table:table-cell table:formula="of:=IF(MOD(-[.$A51];[.D$1])=[.D$3];&quot;XXX&quot;;MOD(-[.$A51];[.D$1]))" office:value-type="string" office:string-value="XXX" calcext:value-type="string">
            <text:p>XXX</text:p>
          </table:table-cell>
          <table:table-cell table:formula="of:=IF(MOD(-[.$A51];[.E$1])=[.E$3];&quot;XXX&quot;;MOD(-[.$A51];[.E$1]))" office:value-type="string" office:string-value="XXX" calcext:value-type="string">
            <text:p>XXX</text:p>
          </table:table-cell>
          <table:table-cell table:formula="of:=IF(MOD(-[.$A51];[.F$1])=[.F$3];&quot;XXX&quot;;MOD(-[.$A51];[.F$1]))" office:value-type="string" office:string-value="XXX" calcext:value-type="string">
            <text:p>XXX</text:p>
          </table:table-cell>
          <table:table-cell table:formula="of:=IF(MOD(-[.$A51];[.G$1])=[.G$3];&quot;XXX&quot;;MOD(-[.$A51];[.G$1]))" office:value-type="float" office:value="4" calcext:value-type="float">
            <text:p>4</text:p>
          </table:table-cell>
          <table:table-cell table:formula="of:=IF(MOD(-[.$A51];[.H$1])=[.H$3];&quot;XXX&quot;;MOD(-[.$A51];[.H$1]))" office:value-type="string" office:string-value="XXX" calcext:value-type="string">
            <text:p>XXX</text:p>
          </table:table-cell>
          <table:table-cell table:formula="of:=IF(MOD(-[.$A51];[.I$1])=[.I$3];&quot;XXX&quot;;MOD(-[.$A51];[.I$1]))" office:value-type="string" office:string-value="XXX" calcext:value-type="string">
            <text:p>XXX</text:p>
          </table:table-cell>
          <table:table-cell table:formula="of:=IF(MOD(-[.$A51];[.J$1])=[.J$3];&quot;XXX&quot;;MOD(-[.$A51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51]+(13*37*461*17*19*739*41*23)" office:value-type="float" office:value="2399354884587505" calcext:value-type="float">
            <text:p>2399354884587505</text:p>
          </table:table-cell>
          <table:table-cell table:formula="of:=IF(MOD(-[.$A52];[.B$1])=[.B$3];&quot;XXX&quot;;MOD(-[.$A52];[.B$1]))" office:value-type="string" office:string-value="XXX" calcext:value-type="string">
            <text:p>XXX</text:p>
          </table:table-cell>
          <table:table-cell table:formula="of:=IF(MOD(-[.$A52];[.C$1])=[.C$3];&quot;XXX&quot;;MOD(-[.$A52];[.C$1]))" office:value-type="string" office:string-value="XXX" calcext:value-type="string">
            <text:p>XXX</text:p>
          </table:table-cell>
          <table:table-cell table:formula="of:=IF(MOD(-[.$A52];[.D$1])=[.D$3];&quot;XXX&quot;;MOD(-[.$A52];[.D$1]))" office:value-type="string" office:string-value="XXX" calcext:value-type="string">
            <text:p>XXX</text:p>
          </table:table-cell>
          <table:table-cell table:formula="of:=IF(MOD(-[.$A52];[.E$1])=[.E$3];&quot;XXX&quot;;MOD(-[.$A52];[.E$1]))" office:value-type="string" office:string-value="XXX" calcext:value-type="string">
            <text:p>XXX</text:p>
          </table:table-cell>
          <table:table-cell table:formula="of:=IF(MOD(-[.$A52];[.F$1])=[.F$3];&quot;XXX&quot;;MOD(-[.$A52];[.F$1]))" office:value-type="string" office:string-value="XXX" calcext:value-type="string">
            <text:p>XXX</text:p>
          </table:table-cell>
          <table:table-cell table:formula="of:=IF(MOD(-[.$A52];[.G$1])=[.G$3];&quot;XXX&quot;;MOD(-[.$A52];[.G$1]))" office:value-type="float" office:value="11" calcext:value-type="float">
            <text:p>11</text:p>
          </table:table-cell>
          <table:table-cell table:formula="of:=IF(MOD(-[.$A52];[.H$1])=[.H$3];&quot;XXX&quot;;MOD(-[.$A52];[.H$1]))" office:value-type="string" office:string-value="XXX" calcext:value-type="string">
            <text:p>XXX</text:p>
          </table:table-cell>
          <table:table-cell table:formula="of:=IF(MOD(-[.$A52];[.I$1])=[.I$3];&quot;XXX&quot;;MOD(-[.$A52];[.I$1]))" office:value-type="string" office:string-value="XXX" calcext:value-type="string">
            <text:p>XXX</text:p>
          </table:table-cell>
          <table:table-cell table:formula="of:=IF(MOD(-[.$A52];[.J$1])=[.J$3];&quot;XXX&quot;;MOD(-[.$A52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52]+(13*37*461*17*19*739*41*23)" office:value-type="float" office:value="2449266848110316" calcext:value-type="float">
            <text:p>2449266848110316</text:p>
          </table:table-cell>
          <table:table-cell table:formula="of:=IF(MOD(-[.$A53];[.B$1])=[.B$3];&quot;XXX&quot;;MOD(-[.$A53];[.B$1]))" office:value-type="string" office:string-value="XXX" calcext:value-type="string">
            <text:p>XXX</text:p>
          </table:table-cell>
          <table:table-cell table:formula="of:=IF(MOD(-[.$A53];[.C$1])=[.C$3];&quot;XXX&quot;;MOD(-[.$A53];[.C$1]))" office:value-type="string" office:string-value="XXX" calcext:value-type="string">
            <text:p>XXX</text:p>
          </table:table-cell>
          <table:table-cell table:formula="of:=IF(MOD(-[.$A53];[.D$1])=[.D$3];&quot;XXX&quot;;MOD(-[.$A53];[.D$1]))" office:value-type="string" office:string-value="XXX" calcext:value-type="string">
            <text:p>XXX</text:p>
          </table:table-cell>
          <table:table-cell table:formula="of:=IF(MOD(-[.$A53];[.E$1])=[.E$3];&quot;XXX&quot;;MOD(-[.$A53];[.E$1]))" office:value-type="string" office:string-value="XXX" calcext:value-type="string">
            <text:p>XXX</text:p>
          </table:table-cell>
          <table:table-cell table:formula="of:=IF(MOD(-[.$A53];[.F$1])=[.F$3];&quot;XXX&quot;;MOD(-[.$A53];[.F$1]))" office:value-type="string" office:string-value="XXX" calcext:value-type="string">
            <text:p>XXX</text:p>
          </table:table-cell>
          <table:table-cell table:formula="of:=IF(MOD(-[.$A53];[.G$1])=[.G$3];&quot;XXX&quot;;MOD(-[.$A53];[.G$1]))" office:value-type="float" office:value="18" calcext:value-type="float">
            <text:p>18</text:p>
          </table:table-cell>
          <table:table-cell table:formula="of:=IF(MOD(-[.$A53];[.H$1])=[.H$3];&quot;XXX&quot;;MOD(-[.$A53];[.H$1]))" office:value-type="string" office:string-value="XXX" calcext:value-type="string">
            <text:p>XXX</text:p>
          </table:table-cell>
          <table:table-cell table:formula="of:=IF(MOD(-[.$A53];[.I$1])=[.I$3];&quot;XXX&quot;;MOD(-[.$A53];[.I$1]))" office:value-type="string" office:string-value="XXX" calcext:value-type="string">
            <text:p>XXX</text:p>
          </table:table-cell>
          <table:table-cell table:formula="of:=IF(MOD(-[.$A53];[.J$1])=[.J$3];&quot;XXX&quot;;MOD(-[.$A53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53]+(13*37*461*17*19*739*41*23)" office:value-type="float" office:value="2499178811633127" calcext:value-type="float">
            <text:p>2499178811633127</text:p>
          </table:table-cell>
          <table:table-cell table:formula="of:=IF(MOD(-[.$A54];[.B$1])=[.B$3];&quot;XXX&quot;;MOD(-[.$A54];[.B$1]))" office:value-type="string" office:string-value="XXX" calcext:value-type="string">
            <text:p>XXX</text:p>
          </table:table-cell>
          <table:table-cell table:formula="of:=IF(MOD(-[.$A54];[.C$1])=[.C$3];&quot;XXX&quot;;MOD(-[.$A54];[.C$1]))" office:value-type="string" office:string-value="XXX" calcext:value-type="string">
            <text:p>XXX</text:p>
          </table:table-cell>
          <table:table-cell table:formula="of:=IF(MOD(-[.$A54];[.D$1])=[.D$3];&quot;XXX&quot;;MOD(-[.$A54];[.D$1]))" office:value-type="string" office:string-value="XXX" calcext:value-type="string">
            <text:p>XXX</text:p>
          </table:table-cell>
          <table:table-cell table:formula="of:=IF(MOD(-[.$A54];[.E$1])=[.E$3];&quot;XXX&quot;;MOD(-[.$A54];[.E$1]))" office:value-type="string" office:string-value="XXX" calcext:value-type="string">
            <text:p>XXX</text:p>
          </table:table-cell>
          <table:table-cell table:formula="of:=IF(MOD(-[.$A54];[.F$1])=[.F$3];&quot;XXX&quot;;MOD(-[.$A54];[.F$1]))" office:value-type="string" office:string-value="XXX" calcext:value-type="string">
            <text:p>XXX</text:p>
          </table:table-cell>
          <table:table-cell table:formula="of:=IF(MOD(-[.$A54];[.G$1])=[.G$3];&quot;XXX&quot;;MOD(-[.$A54];[.G$1]))" office:value-type="float" office:value="25" calcext:value-type="float">
            <text:p>25</text:p>
          </table:table-cell>
          <table:table-cell table:formula="of:=IF(MOD(-[.$A54];[.H$1])=[.H$3];&quot;XXX&quot;;MOD(-[.$A54];[.H$1]))" office:value-type="string" office:string-value="XXX" calcext:value-type="string">
            <text:p>XXX</text:p>
          </table:table-cell>
          <table:table-cell table:formula="of:=IF(MOD(-[.$A54];[.I$1])=[.I$3];&quot;XXX&quot;;MOD(-[.$A54];[.I$1]))" office:value-type="string" office:string-value="XXX" calcext:value-type="string">
            <text:p>XXX</text:p>
          </table:table-cell>
          <table:table-cell table:formula="of:=IF(MOD(-[.$A54];[.J$1])=[.J$3];&quot;XXX&quot;;MOD(-[.$A54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54]+(13*37*461*17*19*739*41*23)" office:value-type="float" office:value="2549090775155938" calcext:value-type="float">
            <text:p>2549090775155938</text:p>
          </table:table-cell>
          <table:table-cell table:formula="of:=IF(MOD(-[.$A55];[.B$1])=[.B$3];&quot;XXX&quot;;MOD(-[.$A55];[.B$1]))" office:value-type="string" office:string-value="XXX" calcext:value-type="string">
            <text:p>XXX</text:p>
          </table:table-cell>
          <table:table-cell table:formula="of:=IF(MOD(-[.$A55];[.C$1])=[.C$3];&quot;XXX&quot;;MOD(-[.$A55];[.C$1]))" office:value-type="string" office:string-value="XXX" calcext:value-type="string">
            <text:p>XXX</text:p>
          </table:table-cell>
          <table:table-cell table:formula="of:=IF(MOD(-[.$A55];[.D$1])=[.D$3];&quot;XXX&quot;;MOD(-[.$A55];[.D$1]))" office:value-type="string" office:string-value="XXX" calcext:value-type="string">
            <text:p>XXX</text:p>
          </table:table-cell>
          <table:table-cell table:formula="of:=IF(MOD(-[.$A55];[.E$1])=[.E$3];&quot;XXX&quot;;MOD(-[.$A55];[.E$1]))" office:value-type="string" office:string-value="XXX" calcext:value-type="string">
            <text:p>XXX</text:p>
          </table:table-cell>
          <table:table-cell table:formula="of:=IF(MOD(-[.$A55];[.F$1])=[.F$3];&quot;XXX&quot;;MOD(-[.$A55];[.F$1]))" office:value-type="string" office:string-value="XXX" calcext:value-type="string">
            <text:p>XXX</text:p>
          </table:table-cell>
          <table:table-cell table:formula="of:=IF(MOD(-[.$A55];[.G$1])=[.G$3];&quot;XXX&quot;;MOD(-[.$A55];[.G$1]))" office:value-type="float" office:value="3" calcext:value-type="float">
            <text:p>3</text:p>
          </table:table-cell>
          <table:table-cell table:formula="of:=IF(MOD(-[.$A55];[.H$1])=[.H$3];&quot;XXX&quot;;MOD(-[.$A55];[.H$1]))" office:value-type="string" office:string-value="XXX" calcext:value-type="string">
            <text:p>XXX</text:p>
          </table:table-cell>
          <table:table-cell table:formula="of:=IF(MOD(-[.$A55];[.I$1])=[.I$3];&quot;XXX&quot;;MOD(-[.$A55];[.I$1]))" office:value-type="string" office:string-value="XXX" calcext:value-type="string">
            <text:p>XXX</text:p>
          </table:table-cell>
          <table:table-cell table:formula="of:=IF(MOD(-[.$A55];[.J$1])=[.J$3];&quot;XXX&quot;;MOD(-[.$A55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55]+(13*37*461*17*19*739*41*23)" office:value-type="float" office:value="2599002738678749" calcext:value-type="float">
            <text:p>2599002738678749</text:p>
          </table:table-cell>
          <table:table-cell table:formula="of:=IF(MOD(-[.$A56];[.B$1])=[.B$3];&quot;XXX&quot;;MOD(-[.$A56];[.B$1]))" office:value-type="string" office:string-value="XXX" calcext:value-type="string">
            <text:p>XXX</text:p>
          </table:table-cell>
          <table:table-cell table:formula="of:=IF(MOD(-[.$A56];[.C$1])=[.C$3];&quot;XXX&quot;;MOD(-[.$A56];[.C$1]))" office:value-type="string" office:string-value="XXX" calcext:value-type="string">
            <text:p>XXX</text:p>
          </table:table-cell>
          <table:table-cell table:formula="of:=IF(MOD(-[.$A56];[.D$1])=[.D$3];&quot;XXX&quot;;MOD(-[.$A56];[.D$1]))" office:value-type="string" office:string-value="XXX" calcext:value-type="string">
            <text:p>XXX</text:p>
          </table:table-cell>
          <table:table-cell table:formula="of:=IF(MOD(-[.$A56];[.E$1])=[.E$3];&quot;XXX&quot;;MOD(-[.$A56];[.E$1]))" office:value-type="string" office:string-value="XXX" calcext:value-type="string">
            <text:p>XXX</text:p>
          </table:table-cell>
          <table:table-cell table:formula="of:=IF(MOD(-[.$A56];[.F$1])=[.F$3];&quot;XXX&quot;;MOD(-[.$A56];[.F$1]))" office:value-type="string" office:string-value="XXX" calcext:value-type="string">
            <text:p>XXX</text:p>
          </table:table-cell>
          <table:table-cell table:formula="of:=IF(MOD(-[.$A56];[.G$1])=[.G$3];&quot;XXX&quot;;MOD(-[.$A56];[.G$1]))" office:value-type="float" office:value="10" calcext:value-type="float">
            <text:p>10</text:p>
          </table:table-cell>
          <table:table-cell table:formula="of:=IF(MOD(-[.$A56];[.H$1])=[.H$3];&quot;XXX&quot;;MOD(-[.$A56];[.H$1]))" office:value-type="string" office:string-value="XXX" calcext:value-type="string">
            <text:p>XXX</text:p>
          </table:table-cell>
          <table:table-cell table:formula="of:=IF(MOD(-[.$A56];[.I$1])=[.I$3];&quot;XXX&quot;;MOD(-[.$A56];[.I$1]))" office:value-type="string" office:string-value="XXX" calcext:value-type="string">
            <text:p>XXX</text:p>
          </table:table-cell>
          <table:table-cell table:formula="of:=IF(MOD(-[.$A56];[.J$1])=[.J$3];&quot;XXX&quot;;MOD(-[.$A56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56]+(13*37*461*17*19*739*41*23)" office:value-type="float" office:value="2648914702201560" calcext:value-type="float">
            <text:p>2648914702201560</text:p>
          </table:table-cell>
          <table:table-cell table:formula="of:=IF(MOD(-[.$A57];[.B$1])=[.B$3];&quot;XXX&quot;;MOD(-[.$A57];[.B$1]))" office:value-type="string" office:string-value="XXX" calcext:value-type="string">
            <text:p>XXX</text:p>
          </table:table-cell>
          <table:table-cell table:formula="of:=IF(MOD(-[.$A57];[.C$1])=[.C$3];&quot;XXX&quot;;MOD(-[.$A57];[.C$1]))" office:value-type="string" office:string-value="XXX" calcext:value-type="string">
            <text:p>XXX</text:p>
          </table:table-cell>
          <table:table-cell table:formula="of:=IF(MOD(-[.$A57];[.D$1])=[.D$3];&quot;XXX&quot;;MOD(-[.$A57];[.D$1]))" office:value-type="string" office:string-value="XXX" calcext:value-type="string">
            <text:p>XXX</text:p>
          </table:table-cell>
          <table:table-cell table:formula="of:=IF(MOD(-[.$A57];[.E$1])=[.E$3];&quot;XXX&quot;;MOD(-[.$A57];[.E$1]))" office:value-type="string" office:string-value="XXX" calcext:value-type="string">
            <text:p>XXX</text:p>
          </table:table-cell>
          <table:table-cell table:formula="of:=IF(MOD(-[.$A57];[.F$1])=[.F$3];&quot;XXX&quot;;MOD(-[.$A57];[.F$1]))" office:value-type="string" office:string-value="XXX" calcext:value-type="string">
            <text:p>XXX</text:p>
          </table:table-cell>
          <table:table-cell table:formula="of:=IF(MOD(-[.$A57];[.G$1])=[.G$3];&quot;XXX&quot;;MOD(-[.$A57];[.G$1]))" office:value-type="float" office:value="17" calcext:value-type="float">
            <text:p>17</text:p>
          </table:table-cell>
          <table:table-cell table:formula="of:=IF(MOD(-[.$A57];[.H$1])=[.H$3];&quot;XXX&quot;;MOD(-[.$A57];[.H$1]))" office:value-type="string" office:string-value="XXX" calcext:value-type="string">
            <text:p>XXX</text:p>
          </table:table-cell>
          <table:table-cell table:formula="of:=IF(MOD(-[.$A57];[.I$1])=[.I$3];&quot;XXX&quot;;MOD(-[.$A57];[.I$1]))" office:value-type="string" office:string-value="XXX" calcext:value-type="string">
            <text:p>XXX</text:p>
          </table:table-cell>
          <table:table-cell table:formula="of:=IF(MOD(-[.$A57];[.J$1])=[.J$3];&quot;XXX&quot;;MOD(-[.$A57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57]+(13*37*461*17*19*739*41*23)" office:value-type="float" office:value="2698826665724371" calcext:value-type="float">
            <text:p>2698826665724371</text:p>
          </table:table-cell>
          <table:table-cell table:formula="of:=IF(MOD(-[.$A58];[.B$1])=[.B$3];&quot;XXX&quot;;MOD(-[.$A58];[.B$1]))" office:value-type="string" office:string-value="XXX" calcext:value-type="string">
            <text:p>XXX</text:p>
          </table:table-cell>
          <table:table-cell table:formula="of:=IF(MOD(-[.$A58];[.C$1])=[.C$3];&quot;XXX&quot;;MOD(-[.$A58];[.C$1]))" office:value-type="string" office:string-value="XXX" calcext:value-type="string">
            <text:p>XXX</text:p>
          </table:table-cell>
          <table:table-cell table:formula="of:=IF(MOD(-[.$A58];[.D$1])=[.D$3];&quot;XXX&quot;;MOD(-[.$A58];[.D$1]))" office:value-type="string" office:string-value="XXX" calcext:value-type="string">
            <text:p>XXX</text:p>
          </table:table-cell>
          <table:table-cell table:formula="of:=IF(MOD(-[.$A58];[.E$1])=[.E$3];&quot;XXX&quot;;MOD(-[.$A58];[.E$1]))" office:value-type="string" office:string-value="XXX" calcext:value-type="string">
            <text:p>XXX</text:p>
          </table:table-cell>
          <table:table-cell table:formula="of:=IF(MOD(-[.$A58];[.F$1])=[.F$3];&quot;XXX&quot;;MOD(-[.$A58];[.F$1]))" office:value-type="string" office:string-value="XXX" calcext:value-type="string">
            <text:p>XXX</text:p>
          </table:table-cell>
          <table:table-cell table:formula="of:=IF(MOD(-[.$A58];[.G$1])=[.G$3];&quot;XXX&quot;;MOD(-[.$A58];[.G$1]))" office:value-type="float" office:value="24" calcext:value-type="float">
            <text:p>24</text:p>
          </table:table-cell>
          <table:table-cell table:formula="of:=IF(MOD(-[.$A58];[.H$1])=[.H$3];&quot;XXX&quot;;MOD(-[.$A58];[.H$1]))" office:value-type="string" office:string-value="XXX" calcext:value-type="string">
            <text:p>XXX</text:p>
          </table:table-cell>
          <table:table-cell table:formula="of:=IF(MOD(-[.$A58];[.I$1])=[.I$3];&quot;XXX&quot;;MOD(-[.$A58];[.I$1]))" office:value-type="string" office:string-value="XXX" calcext:value-type="string">
            <text:p>XXX</text:p>
          </table:table-cell>
          <table:table-cell table:formula="of:=IF(MOD(-[.$A58];[.J$1])=[.J$3];&quot;XXX&quot;;MOD(-[.$A58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58]+(13*37*461*17*19*739*41*23)" office:value-type="float" office:value="2748738629247182" calcext:value-type="float">
            <text:p>2748738629247182</text:p>
          </table:table-cell>
          <table:table-cell table:formula="of:=IF(MOD(-[.$A59];[.B$1])=[.B$3];&quot;XXX&quot;;MOD(-[.$A59];[.B$1]))" office:value-type="string" office:string-value="XXX" calcext:value-type="string">
            <text:p>XXX</text:p>
          </table:table-cell>
          <table:table-cell table:formula="of:=IF(MOD(-[.$A59];[.C$1])=[.C$3];&quot;XXX&quot;;MOD(-[.$A59];[.C$1]))" office:value-type="string" office:string-value="XXX" calcext:value-type="string">
            <text:p>XXX</text:p>
          </table:table-cell>
          <table:table-cell table:formula="of:=IF(MOD(-[.$A59];[.D$1])=[.D$3];&quot;XXX&quot;;MOD(-[.$A59];[.D$1]))" office:value-type="string" office:string-value="XXX" calcext:value-type="string">
            <text:p>XXX</text:p>
          </table:table-cell>
          <table:table-cell table:formula="of:=IF(MOD(-[.$A59];[.E$1])=[.E$3];&quot;XXX&quot;;MOD(-[.$A59];[.E$1]))" office:value-type="string" office:string-value="XXX" calcext:value-type="string">
            <text:p>XXX</text:p>
          </table:table-cell>
          <table:table-cell table:formula="of:=IF(MOD(-[.$A59];[.F$1])=[.F$3];&quot;XXX&quot;;MOD(-[.$A59];[.F$1]))" office:value-type="string" office:string-value="XXX" calcext:value-type="string">
            <text:p>XXX</text:p>
          </table:table-cell>
          <table:table-cell table:formula="of:=IF(MOD(-[.$A59];[.G$1])=[.G$3];&quot;XXX&quot;;MOD(-[.$A59];[.G$1]))" office:value-type="float" office:value="2" calcext:value-type="float">
            <text:p>2</text:p>
          </table:table-cell>
          <table:table-cell table:formula="of:=IF(MOD(-[.$A59];[.H$1])=[.H$3];&quot;XXX&quot;;MOD(-[.$A59];[.H$1]))" office:value-type="string" office:string-value="XXX" calcext:value-type="string">
            <text:p>XXX</text:p>
          </table:table-cell>
          <table:table-cell table:formula="of:=IF(MOD(-[.$A59];[.I$1])=[.I$3];&quot;XXX&quot;;MOD(-[.$A59];[.I$1]))" office:value-type="string" office:string-value="XXX" calcext:value-type="string">
            <text:p>XXX</text:p>
          </table:table-cell>
          <table:table-cell table:formula="of:=IF(MOD(-[.$A59];[.J$1])=[.J$3];&quot;XXX&quot;;MOD(-[.$A59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59]+(13*37*461*17*19*739*41*23)" office:value-type="float" office:value="2798650592769993" calcext:value-type="float">
            <text:p>2798650592769993</text:p>
          </table:table-cell>
          <table:table-cell table:formula="of:=IF(MOD(-[.$A60];[.B$1])=[.B$3];&quot;XXX&quot;;MOD(-[.$A60];[.B$1]))" office:value-type="string" office:string-value="XXX" calcext:value-type="string">
            <text:p>XXX</text:p>
          </table:table-cell>
          <table:table-cell table:formula="of:=IF(MOD(-[.$A60];[.C$1])=[.C$3];&quot;XXX&quot;;MOD(-[.$A60];[.C$1]))" office:value-type="string" office:string-value="XXX" calcext:value-type="string">
            <text:p>XXX</text:p>
          </table:table-cell>
          <table:table-cell table:formula="of:=IF(MOD(-[.$A60];[.D$1])=[.D$3];&quot;XXX&quot;;MOD(-[.$A60];[.D$1]))" office:value-type="string" office:string-value="XXX" calcext:value-type="string">
            <text:p>XXX</text:p>
          </table:table-cell>
          <table:table-cell table:formula="of:=IF(MOD(-[.$A60];[.E$1])=[.E$3];&quot;XXX&quot;;MOD(-[.$A60];[.E$1]))" office:value-type="string" office:string-value="XXX" calcext:value-type="string">
            <text:p>XXX</text:p>
          </table:table-cell>
          <table:table-cell table:formula="of:=IF(MOD(-[.$A60];[.F$1])=[.F$3];&quot;XXX&quot;;MOD(-[.$A60];[.F$1]))" office:value-type="string" office:string-value="XXX" calcext:value-type="string">
            <text:p>XXX</text:p>
          </table:table-cell>
          <table:table-cell table:formula="of:=IF(MOD(-[.$A60];[.G$1])=[.G$3];&quot;XXX&quot;;MOD(-[.$A60];[.G$1]))" office:value-type="float" office:value="9" calcext:value-type="float">
            <text:p>9</text:p>
          </table:table-cell>
          <table:table-cell table:formula="of:=IF(MOD(-[.$A60];[.H$1])=[.H$3];&quot;XXX&quot;;MOD(-[.$A60];[.H$1]))" office:value-type="string" office:string-value="XXX" calcext:value-type="string">
            <text:p>XXX</text:p>
          </table:table-cell>
          <table:table-cell table:formula="of:=IF(MOD(-[.$A60];[.I$1])=[.I$3];&quot;XXX&quot;;MOD(-[.$A60];[.I$1]))" office:value-type="string" office:string-value="XXX" calcext:value-type="string">
            <text:p>XXX</text:p>
          </table:table-cell>
          <table:table-cell table:formula="of:=IF(MOD(-[.$A60];[.J$1])=[.J$3];&quot;XXX&quot;;MOD(-[.$A60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60]+(13*37*461*17*19*739*41*23)" office:value-type="float" office:value="2848562556292804" calcext:value-type="float">
            <text:p>2848562556292804</text:p>
          </table:table-cell>
          <table:table-cell table:formula="of:=IF(MOD(-[.$A61];[.B$1])=[.B$3];&quot;XXX&quot;;MOD(-[.$A61];[.B$1]))" office:value-type="string" office:string-value="XXX" calcext:value-type="string">
            <text:p>XXX</text:p>
          </table:table-cell>
          <table:table-cell table:formula="of:=IF(MOD(-[.$A61];[.C$1])=[.C$3];&quot;XXX&quot;;MOD(-[.$A61];[.C$1]))" office:value-type="string" office:string-value="XXX" calcext:value-type="string">
            <text:p>XXX</text:p>
          </table:table-cell>
          <table:table-cell table:formula="of:=IF(MOD(-[.$A61];[.D$1])=[.D$3];&quot;XXX&quot;;MOD(-[.$A61];[.D$1]))" office:value-type="string" office:string-value="XXX" calcext:value-type="string">
            <text:p>XXX</text:p>
          </table:table-cell>
          <table:table-cell table:formula="of:=IF(MOD(-[.$A61];[.E$1])=[.E$3];&quot;XXX&quot;;MOD(-[.$A61];[.E$1]))" office:value-type="string" office:string-value="XXX" calcext:value-type="string">
            <text:p>XXX</text:p>
          </table:table-cell>
          <table:table-cell table:formula="of:=IF(MOD(-[.$A61];[.F$1])=[.F$3];&quot;XXX&quot;;MOD(-[.$A61];[.F$1]))" office:value-type="string" office:string-value="XXX" calcext:value-type="string">
            <text:p>XXX</text:p>
          </table:table-cell>
          <table:table-cell table:formula="of:=IF(MOD(-[.$A61];[.G$1])=[.G$3];&quot;XXX&quot;;MOD(-[.$A61];[.G$1]))" office:value-type="float" office:value="16" calcext:value-type="float">
            <text:p>16</text:p>
          </table:table-cell>
          <table:table-cell table:formula="of:=IF(MOD(-[.$A61];[.H$1])=[.H$3];&quot;XXX&quot;;MOD(-[.$A61];[.H$1]))" office:value-type="string" office:string-value="XXX" calcext:value-type="string">
            <text:p>XXX</text:p>
          </table:table-cell>
          <table:table-cell table:formula="of:=IF(MOD(-[.$A61];[.I$1])=[.I$3];&quot;XXX&quot;;MOD(-[.$A61];[.I$1]))" office:value-type="string" office:string-value="XXX" calcext:value-type="string">
            <text:p>XXX</text:p>
          </table:table-cell>
          <table:table-cell table:formula="of:=IF(MOD(-[.$A61];[.J$1])=[.J$3];&quot;XXX&quot;;MOD(-[.$A61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61]+(13*37*461*17*19*739*41*23)" office:value-type="float" office:value="2898474519815615" calcext:value-type="float">
            <text:p>2898474519815615</text:p>
          </table:table-cell>
          <table:table-cell table:formula="of:=IF(MOD(-[.$A62];[.B$1])=[.B$3];&quot;XXX&quot;;MOD(-[.$A62];[.B$1]))" office:value-type="string" office:string-value="XXX" calcext:value-type="string">
            <text:p>XXX</text:p>
          </table:table-cell>
          <table:table-cell table:formula="of:=IF(MOD(-[.$A62];[.C$1])=[.C$3];&quot;XXX&quot;;MOD(-[.$A62];[.C$1]))" office:value-type="string" office:string-value="XXX" calcext:value-type="string">
            <text:p>XXX</text:p>
          </table:table-cell>
          <table:table-cell table:formula="of:=IF(MOD(-[.$A62];[.D$1])=[.D$3];&quot;XXX&quot;;MOD(-[.$A62];[.D$1]))" office:value-type="string" office:string-value="XXX" calcext:value-type="string">
            <text:p>XXX</text:p>
          </table:table-cell>
          <table:table-cell table:formula="of:=IF(MOD(-[.$A62];[.E$1])=[.E$3];&quot;XXX&quot;;MOD(-[.$A62];[.E$1]))" office:value-type="string" office:string-value="XXX" calcext:value-type="string">
            <text:p>XXX</text:p>
          </table:table-cell>
          <table:table-cell table:formula="of:=IF(MOD(-[.$A62];[.F$1])=[.F$3];&quot;XXX&quot;;MOD(-[.$A62];[.F$1]))" office:value-type="string" office:string-value="XXX" calcext:value-type="string">
            <text:p>XXX</text:p>
          </table:table-cell>
          <table:table-cell table:formula="of:=IF(MOD(-[.$A62];[.G$1])=[.G$3];&quot;XXX&quot;;MOD(-[.$A62];[.G$1]))" office:value-type="float" office:value="23" calcext:value-type="float">
            <text:p>23</text:p>
          </table:table-cell>
          <table:table-cell table:formula="of:=IF(MOD(-[.$A62];[.H$1])=[.H$3];&quot;XXX&quot;;MOD(-[.$A62];[.H$1]))" office:value-type="string" office:string-value="XXX" calcext:value-type="string">
            <text:p>XXX</text:p>
          </table:table-cell>
          <table:table-cell table:formula="of:=IF(MOD(-[.$A62];[.I$1])=[.I$3];&quot;XXX&quot;;MOD(-[.$A62];[.I$1]))" office:value-type="string" office:string-value="XXX" calcext:value-type="string">
            <text:p>XXX</text:p>
          </table:table-cell>
          <table:table-cell table:formula="of:=IF(MOD(-[.$A62];[.J$1])=[.J$3];&quot;XXX&quot;;MOD(-[.$A62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62]+(13*37*461*17*19*739*41*23)" office:value-type="float" office:value="2948386483338426" calcext:value-type="float">
            <text:p>2948386483338426</text:p>
          </table:table-cell>
          <table:table-cell table:formula="of:=IF(MOD(-[.$A63];[.B$1])=[.B$3];&quot;XXX&quot;;MOD(-[.$A63];[.B$1]))" office:value-type="string" office:string-value="XXX" calcext:value-type="string">
            <text:p>XXX</text:p>
          </table:table-cell>
          <table:table-cell table:formula="of:=IF(MOD(-[.$A63];[.C$1])=[.C$3];&quot;XXX&quot;;MOD(-[.$A63];[.C$1]))" office:value-type="string" office:string-value="XXX" calcext:value-type="string">
            <text:p>XXX</text:p>
          </table:table-cell>
          <table:table-cell table:formula="of:=IF(MOD(-[.$A63];[.D$1])=[.D$3];&quot;XXX&quot;;MOD(-[.$A63];[.D$1]))" office:value-type="string" office:string-value="XXX" calcext:value-type="string">
            <text:p>XXX</text:p>
          </table:table-cell>
          <table:table-cell table:formula="of:=IF(MOD(-[.$A63];[.E$1])=[.E$3];&quot;XXX&quot;;MOD(-[.$A63];[.E$1]))" office:value-type="string" office:string-value="XXX" calcext:value-type="string">
            <text:p>XXX</text:p>
          </table:table-cell>
          <table:table-cell table:formula="of:=IF(MOD(-[.$A63];[.F$1])=[.F$3];&quot;XXX&quot;;MOD(-[.$A63];[.F$1]))" office:value-type="string" office:string-value="XXX" calcext:value-type="string">
            <text:p>XXX</text:p>
          </table:table-cell>
          <table:table-cell table:formula="of:=IF(MOD(-[.$A63];[.G$1])=[.G$3];&quot;XXX&quot;;MOD(-[.$A63];[.G$1]))" office:value-type="float" office:value="1" calcext:value-type="float">
            <text:p>1</text:p>
          </table:table-cell>
          <table:table-cell table:formula="of:=IF(MOD(-[.$A63];[.H$1])=[.H$3];&quot;XXX&quot;;MOD(-[.$A63];[.H$1]))" office:value-type="string" office:string-value="XXX" calcext:value-type="string">
            <text:p>XXX</text:p>
          </table:table-cell>
          <table:table-cell table:formula="of:=IF(MOD(-[.$A63];[.I$1])=[.I$3];&quot;XXX&quot;;MOD(-[.$A63];[.I$1]))" office:value-type="string" office:string-value="XXX" calcext:value-type="string">
            <text:p>XXX</text:p>
          </table:table-cell>
          <table:table-cell table:formula="of:=IF(MOD(-[.$A63];[.J$1])=[.J$3];&quot;XXX&quot;;MOD(-[.$A63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63]+(13*37*461*17*19*739*41*23)" office:value-type="float" office:value="2998298446861237" calcext:value-type="float">
            <text:p>2998298446861237</text:p>
          </table:table-cell>
          <table:table-cell table:formula="of:=IF(MOD(-[.$A64];[.B$1])=[.B$3];&quot;XXX&quot;;MOD(-[.$A64];[.B$1]))" office:value-type="string" office:string-value="XXX" calcext:value-type="string">
            <text:p>XXX</text:p>
          </table:table-cell>
          <table:table-cell table:formula="of:=IF(MOD(-[.$A64];[.C$1])=[.C$3];&quot;XXX&quot;;MOD(-[.$A64];[.C$1]))" office:value-type="string" office:string-value="XXX" calcext:value-type="string">
            <text:p>XXX</text:p>
          </table:table-cell>
          <table:table-cell table:formula="of:=IF(MOD(-[.$A64];[.D$1])=[.D$3];&quot;XXX&quot;;MOD(-[.$A64];[.D$1]))" office:value-type="string" office:string-value="XXX" calcext:value-type="string">
            <text:p>XXX</text:p>
          </table:table-cell>
          <table:table-cell table:formula="of:=IF(MOD(-[.$A64];[.E$1])=[.E$3];&quot;XXX&quot;;MOD(-[.$A64];[.E$1]))" office:value-type="string" office:string-value="XXX" calcext:value-type="string">
            <text:p>XXX</text:p>
          </table:table-cell>
          <table:table-cell table:formula="of:=IF(MOD(-[.$A64];[.F$1])=[.F$3];&quot;XXX&quot;;MOD(-[.$A64];[.F$1]))" office:value-type="string" office:string-value="XXX" calcext:value-type="string">
            <text:p>XXX</text:p>
          </table:table-cell>
          <table:table-cell table:formula="of:=IF(MOD(-[.$A64];[.G$1])=[.G$3];&quot;XXX&quot;;MOD(-[.$A64];[.G$1]))" office:value-type="float" office:value="8" calcext:value-type="float">
            <text:p>8</text:p>
          </table:table-cell>
          <table:table-cell table:formula="of:=IF(MOD(-[.$A64];[.H$1])=[.H$3];&quot;XXX&quot;;MOD(-[.$A64];[.H$1]))" office:value-type="string" office:string-value="XXX" calcext:value-type="string">
            <text:p>XXX</text:p>
          </table:table-cell>
          <table:table-cell table:formula="of:=IF(MOD(-[.$A64];[.I$1])=[.I$3];&quot;XXX&quot;;MOD(-[.$A64];[.I$1]))" office:value-type="string" office:string-value="XXX" calcext:value-type="string">
            <text:p>XXX</text:p>
          </table:table-cell>
          <table:table-cell table:formula="of:=IF(MOD(-[.$A64];[.J$1])=[.J$3];&quot;XXX&quot;;MOD(-[.$A64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64]+(13*37*461*17*19*739*41*23)" office:value-type="float" office:value="3048210410384048" calcext:value-type="float">
            <text:p>3048210410384048</text:p>
          </table:table-cell>
          <table:table-cell table:formula="of:=IF(MOD(-[.$A65];[.B$1])=[.B$3];&quot;XXX&quot;;MOD(-[.$A65];[.B$1]))" office:value-type="string" office:string-value="XXX" calcext:value-type="string">
            <text:p>XXX</text:p>
          </table:table-cell>
          <table:table-cell table:formula="of:=IF(MOD(-[.$A65];[.C$1])=[.C$3];&quot;XXX&quot;;MOD(-[.$A65];[.C$1]))" office:value-type="string" office:string-value="XXX" calcext:value-type="string">
            <text:p>XXX</text:p>
          </table:table-cell>
          <table:table-cell table:formula="of:=IF(MOD(-[.$A65];[.D$1])=[.D$3];&quot;XXX&quot;;MOD(-[.$A65];[.D$1]))" office:value-type="string" office:string-value="XXX" calcext:value-type="string">
            <text:p>XXX</text:p>
          </table:table-cell>
          <table:table-cell table:formula="of:=IF(MOD(-[.$A65];[.E$1])=[.E$3];&quot;XXX&quot;;MOD(-[.$A65];[.E$1]))" office:value-type="string" office:string-value="XXX" calcext:value-type="string">
            <text:p>XXX</text:p>
          </table:table-cell>
          <table:table-cell table:formula="of:=IF(MOD(-[.$A65];[.F$1])=[.F$3];&quot;XXX&quot;;MOD(-[.$A65];[.F$1]))" office:value-type="string" office:string-value="XXX" calcext:value-type="string">
            <text:p>XXX</text:p>
          </table:table-cell>
          <table:table-cell table:formula="of:=IF(MOD(-[.$A65];[.G$1])=[.G$3];&quot;XXX&quot;;MOD(-[.$A65];[.G$1]))" office:value-type="float" office:value="15" calcext:value-type="float">
            <text:p>15</text:p>
          </table:table-cell>
          <table:table-cell table:formula="of:=IF(MOD(-[.$A65];[.H$1])=[.H$3];&quot;XXX&quot;;MOD(-[.$A65];[.H$1]))" office:value-type="string" office:string-value="XXX" calcext:value-type="string">
            <text:p>XXX</text:p>
          </table:table-cell>
          <table:table-cell table:formula="of:=IF(MOD(-[.$A65];[.I$1])=[.I$3];&quot;XXX&quot;;MOD(-[.$A65];[.I$1]))" office:value-type="string" office:string-value="XXX" calcext:value-type="string">
            <text:p>XXX</text:p>
          </table:table-cell>
          <table:table-cell table:formula="of:=IF(MOD(-[.$A65];[.J$1])=[.J$3];&quot;XXX&quot;;MOD(-[.$A65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65]+(13*37*461*17*19*739*41*23)" office:value-type="float" office:value="3098122373906859" calcext:value-type="float">
            <text:p>3098122373906859</text:p>
          </table:table-cell>
          <table:table-cell table:formula="of:=IF(MOD(-[.$A66];[.B$1])=[.B$3];&quot;XXX&quot;;MOD(-[.$A66];[.B$1]))" office:value-type="string" office:string-value="XXX" calcext:value-type="string">
            <text:p>XXX</text:p>
          </table:table-cell>
          <table:table-cell table:formula="of:=IF(MOD(-[.$A66];[.C$1])=[.C$3];&quot;XXX&quot;;MOD(-[.$A66];[.C$1]))" office:value-type="string" office:string-value="XXX" calcext:value-type="string">
            <text:p>XXX</text:p>
          </table:table-cell>
          <table:table-cell table:formula="of:=IF(MOD(-[.$A66];[.D$1])=[.D$3];&quot;XXX&quot;;MOD(-[.$A66];[.D$1]))" office:value-type="string" office:string-value="XXX" calcext:value-type="string">
            <text:p>XXX</text:p>
          </table:table-cell>
          <table:table-cell table:formula="of:=IF(MOD(-[.$A66];[.E$1])=[.E$3];&quot;XXX&quot;;MOD(-[.$A66];[.E$1]))" office:value-type="string" office:string-value="XXX" calcext:value-type="string">
            <text:p>XXX</text:p>
          </table:table-cell>
          <table:table-cell table:formula="of:=IF(MOD(-[.$A66];[.F$1])=[.F$3];&quot;XXX&quot;;MOD(-[.$A66];[.F$1]))" office:value-type="string" office:string-value="XXX" calcext:value-type="string">
            <text:p>XXX</text:p>
          </table:table-cell>
          <table:table-cell table:formula="of:=IF(MOD(-[.$A66];[.G$1])=[.G$3];&quot;XXX&quot;;MOD(-[.$A66];[.G$1]))" office:value-type="float" office:value="22" calcext:value-type="float">
            <text:p>22</text:p>
          </table:table-cell>
          <table:table-cell table:formula="of:=IF(MOD(-[.$A66];[.H$1])=[.H$3];&quot;XXX&quot;;MOD(-[.$A66];[.H$1]))" office:value-type="string" office:string-value="XXX" calcext:value-type="string">
            <text:p>XXX</text:p>
          </table:table-cell>
          <table:table-cell table:formula="of:=IF(MOD(-[.$A66];[.I$1])=[.I$3];&quot;XXX&quot;;MOD(-[.$A66];[.I$1]))" office:value-type="string" office:string-value="XXX" calcext:value-type="string">
            <text:p>XXX</text:p>
          </table:table-cell>
          <table:table-cell table:formula="of:=IF(MOD(-[.$A66];[.J$1])=[.J$3];&quot;XXX&quot;;MOD(-[.$A66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66]+(13*37*461*17*19*739*41*23)" office:value-type="float" office:value="3148034337429670" calcext:value-type="float">
            <text:p>3148034337429670</text:p>
          </table:table-cell>
          <table:table-cell table:formula="of:=IF(MOD(-[.$A67];[.B$1])=[.B$3];&quot;XXX&quot;;MOD(-[.$A67];[.B$1]))" office:value-type="string" office:string-value="XXX" calcext:value-type="string">
            <text:p>XXX</text:p>
          </table:table-cell>
          <table:table-cell table:formula="of:=IF(MOD(-[.$A67];[.C$1])=[.C$3];&quot;XXX&quot;;MOD(-[.$A67];[.C$1]))" office:value-type="string" office:string-value="XXX" calcext:value-type="string">
            <text:p>XXX</text:p>
          </table:table-cell>
          <table:table-cell table:formula="of:=IF(MOD(-[.$A67];[.D$1])=[.D$3];&quot;XXX&quot;;MOD(-[.$A67];[.D$1]))" office:value-type="string" office:string-value="XXX" calcext:value-type="string">
            <text:p>XXX</text:p>
          </table:table-cell>
          <table:table-cell table:formula="of:=IF(MOD(-[.$A67];[.E$1])=[.E$3];&quot;XXX&quot;;MOD(-[.$A67];[.E$1]))" office:value-type="string" office:string-value="XXX" calcext:value-type="string">
            <text:p>XXX</text:p>
          </table:table-cell>
          <table:table-cell table:formula="of:=IF(MOD(-[.$A67];[.F$1])=[.F$3];&quot;XXX&quot;;MOD(-[.$A67];[.F$1]))" office:value-type="string" office:string-value="XXX" calcext:value-type="string">
            <text:p>XXX</text:p>
          </table:table-cell>
          <table:table-cell table:formula="of:=IF(MOD(-[.$A67];[.G$1])=[.G$3];&quot;XXX&quot;;MOD(-[.$A67];[.G$1]))" office:value-type="float" office:value="0" calcext:value-type="float">
            <text:p>0</text:p>
          </table:table-cell>
          <table:table-cell table:formula="of:=IF(MOD(-[.$A67];[.H$1])=[.H$3];&quot;XXX&quot;;MOD(-[.$A67];[.H$1]))" office:value-type="string" office:string-value="XXX" calcext:value-type="string">
            <text:p>XXX</text:p>
          </table:table-cell>
          <table:table-cell table:formula="of:=IF(MOD(-[.$A67];[.I$1])=[.I$3];&quot;XXX&quot;;MOD(-[.$A67];[.I$1]))" office:value-type="string" office:string-value="XXX" calcext:value-type="string">
            <text:p>XXX</text:p>
          </table:table-cell>
          <table:table-cell table:formula="of:=IF(MOD(-[.$A67];[.J$1])=[.J$3];&quot;XXX&quot;;MOD(-[.$A67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67]+(13*37*461*17*19*739*41*23)" office:value-type="float" office:value="3197946300952481" calcext:value-type="float">
            <text:p>3197946300952481</text:p>
          </table:table-cell>
          <table:table-cell table:formula="of:=IF(MOD(-[.$A68];[.B$1])=[.B$3];&quot;XXX&quot;;MOD(-[.$A68];[.B$1]))" office:value-type="string" office:string-value="XXX" calcext:value-type="string">
            <text:p>XXX</text:p>
          </table:table-cell>
          <table:table-cell table:formula="of:=IF(MOD(-[.$A68];[.C$1])=[.C$3];&quot;XXX&quot;;MOD(-[.$A68];[.C$1]))" office:value-type="string" office:string-value="XXX" calcext:value-type="string">
            <text:p>XXX</text:p>
          </table:table-cell>
          <table:table-cell table:formula="of:=IF(MOD(-[.$A68];[.D$1])=[.D$3];&quot;XXX&quot;;MOD(-[.$A68];[.D$1]))" office:value-type="string" office:string-value="XXX" calcext:value-type="string">
            <text:p>XXX</text:p>
          </table:table-cell>
          <table:table-cell table:formula="of:=IF(MOD(-[.$A68];[.E$1])=[.E$3];&quot;XXX&quot;;MOD(-[.$A68];[.E$1]))" office:value-type="string" office:string-value="XXX" calcext:value-type="string">
            <text:p>XXX</text:p>
          </table:table-cell>
          <table:table-cell table:formula="of:=IF(MOD(-[.$A68];[.F$1])=[.F$3];&quot;XXX&quot;;MOD(-[.$A68];[.F$1]))" office:value-type="string" office:string-value="XXX" calcext:value-type="string">
            <text:p>XXX</text:p>
          </table:table-cell>
          <table:table-cell table:formula="of:=IF(MOD(-[.$A68];[.G$1])=[.G$3];&quot;XXX&quot;;MOD(-[.$A68];[.G$1]))" office:value-type="float" office:value="7" calcext:value-type="float">
            <text:p>7</text:p>
          </table:table-cell>
          <table:table-cell table:formula="of:=IF(MOD(-[.$A68];[.H$1])=[.H$3];&quot;XXX&quot;;MOD(-[.$A68];[.H$1]))" office:value-type="string" office:string-value="XXX" calcext:value-type="string">
            <text:p>XXX</text:p>
          </table:table-cell>
          <table:table-cell table:formula="of:=IF(MOD(-[.$A68];[.I$1])=[.I$3];&quot;XXX&quot;;MOD(-[.$A68];[.I$1]))" office:value-type="string" office:string-value="XXX" calcext:value-type="string">
            <text:p>XXX</text:p>
          </table:table-cell>
          <table:table-cell table:formula="of:=IF(MOD(-[.$A68];[.J$1])=[.J$3];&quot;XXX&quot;;MOD(-[.$A68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68]+(13*37*461*17*19*739*41*23)" office:value-type="float" office:value="3247858264475292" calcext:value-type="float">
            <text:p>3247858264475292</text:p>
          </table:table-cell>
          <table:table-cell table:formula="of:=IF(MOD(-[.$A69];[.B$1])=[.B$3];&quot;XXX&quot;;MOD(-[.$A69];[.B$1]))" office:value-type="string" office:string-value="XXX" calcext:value-type="string">
            <text:p>XXX</text:p>
          </table:table-cell>
          <table:table-cell table:formula="of:=IF(MOD(-[.$A69];[.C$1])=[.C$3];&quot;XXX&quot;;MOD(-[.$A69];[.C$1]))" office:value-type="string" office:string-value="XXX" calcext:value-type="string">
            <text:p>XXX</text:p>
          </table:table-cell>
          <table:table-cell table:formula="of:=IF(MOD(-[.$A69];[.D$1])=[.D$3];&quot;XXX&quot;;MOD(-[.$A69];[.D$1]))" office:value-type="string" office:string-value="XXX" calcext:value-type="string">
            <text:p>XXX</text:p>
          </table:table-cell>
          <table:table-cell table:formula="of:=IF(MOD(-[.$A69];[.E$1])=[.E$3];&quot;XXX&quot;;MOD(-[.$A69];[.E$1]))" office:value-type="string" office:string-value="XXX" calcext:value-type="string">
            <text:p>XXX</text:p>
          </table:table-cell>
          <table:table-cell table:formula="of:=IF(MOD(-[.$A69];[.F$1])=[.F$3];&quot;XXX&quot;;MOD(-[.$A69];[.F$1]))" office:value-type="string" office:string-value="XXX" calcext:value-type="string">
            <text:p>XXX</text:p>
          </table:table-cell>
          <table:table-cell table:formula="of:=IF(MOD(-[.$A69];[.G$1])=[.G$3];&quot;XXX&quot;;MOD(-[.$A69];[.G$1]))" office:value-type="float" office:value="14" calcext:value-type="float">
            <text:p>14</text:p>
          </table:table-cell>
          <table:table-cell table:formula="of:=IF(MOD(-[.$A69];[.H$1])=[.H$3];&quot;XXX&quot;;MOD(-[.$A69];[.H$1]))" office:value-type="string" office:string-value="XXX" calcext:value-type="string">
            <text:p>XXX</text:p>
          </table:table-cell>
          <table:table-cell table:formula="of:=IF(MOD(-[.$A69];[.I$1])=[.I$3];&quot;XXX&quot;;MOD(-[.$A69];[.I$1]))" office:value-type="string" office:string-value="XXX" calcext:value-type="string">
            <text:p>XXX</text:p>
          </table:table-cell>
          <table:table-cell table:formula="of:=IF(MOD(-[.$A69];[.J$1])=[.J$3];&quot;XXX&quot;;MOD(-[.$A69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69]+(13*37*461*17*19*739*41*23)" office:value-type="float" office:value="3297770227998103" calcext:value-type="float">
            <text:p>3297770227998103</text:p>
          </table:table-cell>
          <table:table-cell table:formula="of:=IF(MOD(-[.$A70];[.B$1])=[.B$3];&quot;XXX&quot;;MOD(-[.$A70];[.B$1]))" office:value-type="string" office:string-value="XXX" calcext:value-type="string">
            <text:p>XXX</text:p>
          </table:table-cell>
          <table:table-cell table:formula="of:=IF(MOD(-[.$A70];[.C$1])=[.C$3];&quot;XXX&quot;;MOD(-[.$A70];[.C$1]))" office:value-type="string" office:string-value="XXX" calcext:value-type="string">
            <text:p>XXX</text:p>
          </table:table-cell>
          <table:table-cell table:formula="of:=IF(MOD(-[.$A70];[.D$1])=[.D$3];&quot;XXX&quot;;MOD(-[.$A70];[.D$1]))" office:value-type="string" office:string-value="XXX" calcext:value-type="string">
            <text:p>XXX</text:p>
          </table:table-cell>
          <table:table-cell table:formula="of:=IF(MOD(-[.$A70];[.E$1])=[.E$3];&quot;XXX&quot;;MOD(-[.$A70];[.E$1]))" office:value-type="string" office:string-value="XXX" calcext:value-type="string">
            <text:p>XXX</text:p>
          </table:table-cell>
          <table:table-cell table:formula="of:=IF(MOD(-[.$A70];[.F$1])=[.F$3];&quot;XXX&quot;;MOD(-[.$A70];[.F$1]))" office:value-type="string" office:string-value="XXX" calcext:value-type="string">
            <text:p>XXX</text:p>
          </table:table-cell>
          <table:table-cell table:formula="of:=IF(MOD(-[.$A70];[.G$1])=[.G$3];&quot;XXX&quot;;MOD(-[.$A70];[.G$1]))" office:value-type="float" office:value="21" calcext:value-type="float">
            <text:p>21</text:p>
          </table:table-cell>
          <table:table-cell table:formula="of:=IF(MOD(-[.$A70];[.H$1])=[.H$3];&quot;XXX&quot;;MOD(-[.$A70];[.H$1]))" office:value-type="string" office:string-value="XXX" calcext:value-type="string">
            <text:p>XXX</text:p>
          </table:table-cell>
          <table:table-cell table:formula="of:=IF(MOD(-[.$A70];[.I$1])=[.I$3];&quot;XXX&quot;;MOD(-[.$A70];[.I$1]))" office:value-type="string" office:string-value="XXX" calcext:value-type="string">
            <text:p>XXX</text:p>
          </table:table-cell>
          <table:table-cell table:formula="of:=IF(MOD(-[.$A70];[.J$1])=[.J$3];&quot;XXX&quot;;MOD(-[.$A70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70]+(13*37*461*17*19*739*41*23)" office:value-type="float" office:value="3347682191520914" calcext:value-type="float">
            <text:p>3347682191520914</text:p>
          </table:table-cell>
          <table:table-cell table:formula="of:=IF(MOD(-[.$A71];[.B$1])=[.B$3];&quot;XXX&quot;;MOD(-[.$A71];[.B$1]))" office:value-type="string" office:string-value="XXX" calcext:value-type="string">
            <text:p>XXX</text:p>
          </table:table-cell>
          <table:table-cell table:formula="of:=IF(MOD(-[.$A71];[.C$1])=[.C$3];&quot;XXX&quot;;MOD(-[.$A71];[.C$1]))" office:value-type="string" office:string-value="XXX" calcext:value-type="string">
            <text:p>XXX</text:p>
          </table:table-cell>
          <table:table-cell table:formula="of:=IF(MOD(-[.$A71];[.D$1])=[.D$3];&quot;XXX&quot;;MOD(-[.$A71];[.D$1]))" office:value-type="string" office:string-value="XXX" calcext:value-type="string">
            <text:p>XXX</text:p>
          </table:table-cell>
          <table:table-cell table:formula="of:=IF(MOD(-[.$A71];[.E$1])=[.E$3];&quot;XXX&quot;;MOD(-[.$A71];[.E$1]))" office:value-type="string" office:string-value="XXX" calcext:value-type="string">
            <text:p>XXX</text:p>
          </table:table-cell>
          <table:table-cell table:formula="of:=IF(MOD(-[.$A71];[.F$1])=[.F$3];&quot;XXX&quot;;MOD(-[.$A71];[.F$1]))" office:value-type="string" office:string-value="XXX" calcext:value-type="string">
            <text:p>XXX</text:p>
          </table:table-cell>
          <table:table-cell table:formula="of:=IF(MOD(-[.$A71];[.G$1])=[.G$3];&quot;XXX&quot;;MOD(-[.$A71];[.G$1]))" office:value-type="float" office:value="28" calcext:value-type="float">
            <text:p>28</text:p>
          </table:table-cell>
          <table:table-cell table:formula="of:=IF(MOD(-[.$A71];[.H$1])=[.H$3];&quot;XXX&quot;;MOD(-[.$A71];[.H$1]))" office:value-type="string" office:string-value="XXX" calcext:value-type="string">
            <text:p>XXX</text:p>
          </table:table-cell>
          <table:table-cell table:formula="of:=IF(MOD(-[.$A71];[.I$1])=[.I$3];&quot;XXX&quot;;MOD(-[.$A71];[.I$1]))" office:value-type="string" office:string-value="XXX" calcext:value-type="string">
            <text:p>XXX</text:p>
          </table:table-cell>
          <table:table-cell table:formula="of:=IF(MOD(-[.$A71];[.J$1])=[.J$3];&quot;XXX&quot;;MOD(-[.$A71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71]+(13*37*461*17*19*739*41*23)" office:value-type="float" office:value="3397594155043725" calcext:value-type="float">
            <text:p>3397594155043725</text:p>
          </table:table-cell>
          <table:table-cell table:formula="of:=IF(MOD(-[.$A72];[.B$1])=[.B$3];&quot;XXX&quot;;MOD(-[.$A72];[.B$1]))" office:value-type="string" office:string-value="XXX" calcext:value-type="string">
            <text:p>XXX</text:p>
          </table:table-cell>
          <table:table-cell table:formula="of:=IF(MOD(-[.$A72];[.C$1])=[.C$3];&quot;XXX&quot;;MOD(-[.$A72];[.C$1]))" office:value-type="string" office:string-value="XXX" calcext:value-type="string">
            <text:p>XXX</text:p>
          </table:table-cell>
          <table:table-cell table:formula="of:=IF(MOD(-[.$A72];[.D$1])=[.D$3];&quot;XXX&quot;;MOD(-[.$A72];[.D$1]))" office:value-type="string" office:string-value="XXX" calcext:value-type="string">
            <text:p>XXX</text:p>
          </table:table-cell>
          <table:table-cell table:formula="of:=IF(MOD(-[.$A72];[.E$1])=[.E$3];&quot;XXX&quot;;MOD(-[.$A72];[.E$1]))" office:value-type="string" office:string-value="XXX" calcext:value-type="string">
            <text:p>XXX</text:p>
          </table:table-cell>
          <table:table-cell table:formula="of:=IF(MOD(-[.$A72];[.F$1])=[.F$3];&quot;XXX&quot;;MOD(-[.$A72];[.F$1]))" office:value-type="string" office:string-value="XXX" calcext:value-type="string">
            <text:p>XXX</text:p>
          </table:table-cell>
          <table:table-cell table:formula="of:=IF(MOD(-[.$A72];[.G$1])=[.G$3];&quot;XXX&quot;;MOD(-[.$A72];[.G$1]))" office:value-type="float" office:value="6" calcext:value-type="float">
            <text:p>6</text:p>
          </table:table-cell>
          <table:table-cell table:formula="of:=IF(MOD(-[.$A72];[.H$1])=[.H$3];&quot;XXX&quot;;MOD(-[.$A72];[.H$1]))" office:value-type="string" office:string-value="XXX" calcext:value-type="string">
            <text:p>XXX</text:p>
          </table:table-cell>
          <table:table-cell table:formula="of:=IF(MOD(-[.$A72];[.I$1])=[.I$3];&quot;XXX&quot;;MOD(-[.$A72];[.I$1]))" office:value-type="string" office:string-value="XXX" calcext:value-type="string">
            <text:p>XXX</text:p>
          </table:table-cell>
          <table:table-cell table:formula="of:=IF(MOD(-[.$A72];[.J$1])=[.J$3];&quot;XXX&quot;;MOD(-[.$A72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72]+(13*37*461*17*19*739*41*23)" office:value-type="float" office:value="3447506118566536" calcext:value-type="float">
            <text:p>3447506118566536</text:p>
          </table:table-cell>
          <table:table-cell table:formula="of:=IF(MOD(-[.$A73];[.B$1])=[.B$3];&quot;XXX&quot;;MOD(-[.$A73];[.B$1]))" office:value-type="string" office:string-value="XXX" calcext:value-type="string">
            <text:p>XXX</text:p>
          </table:table-cell>
          <table:table-cell table:formula="of:=IF(MOD(-[.$A73];[.C$1])=[.C$3];&quot;XXX&quot;;MOD(-[.$A73];[.C$1]))" office:value-type="string" office:string-value="XXX" calcext:value-type="string">
            <text:p>XXX</text:p>
          </table:table-cell>
          <table:table-cell table:formula="of:=IF(MOD(-[.$A73];[.D$1])=[.D$3];&quot;XXX&quot;;MOD(-[.$A73];[.D$1]))" office:value-type="string" office:string-value="XXX" calcext:value-type="string">
            <text:p>XXX</text:p>
          </table:table-cell>
          <table:table-cell table:formula="of:=IF(MOD(-[.$A73];[.E$1])=[.E$3];&quot;XXX&quot;;MOD(-[.$A73];[.E$1]))" office:value-type="string" office:string-value="XXX" calcext:value-type="string">
            <text:p>XXX</text:p>
          </table:table-cell>
          <table:table-cell table:formula="of:=IF(MOD(-[.$A73];[.F$1])=[.F$3];&quot;XXX&quot;;MOD(-[.$A73];[.F$1]))" office:value-type="string" office:string-value="XXX" calcext:value-type="string">
            <text:p>XXX</text:p>
          </table:table-cell>
          <table:table-cell table:formula="of:=IF(MOD(-[.$A73];[.G$1])=[.G$3];&quot;XXX&quot;;MOD(-[.$A73];[.G$1]))" office:value-type="string" office:string-value="XXX" calcext:value-type="string">
            <text:p>XXX</text:p>
          </table:table-cell>
          <table:table-cell table:formula="of:=IF(MOD(-[.$A73];[.H$1])=[.H$3];&quot;XXX&quot;;MOD(-[.$A73];[.H$1]))" office:value-type="string" office:string-value="XXX" calcext:value-type="string">
            <text:p>XXX</text:p>
          </table:table-cell>
          <table:table-cell table:formula="of:=IF(MOD(-[.$A73];[.I$1])=[.I$3];&quot;XXX&quot;;MOD(-[.$A73];[.I$1]))" office:value-type="string" office:string-value="XXX" calcext:value-type="string">
            <text:p>XXX</text:p>
          </table:table-cell>
          <table:table-cell table:formula="of:=IF(MOD(-[.$A73];[.J$1])=[.J$3];&quot;XXX&quot;;MOD(-[.$A73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73]+(13*37*461*17*19*739*41*23)" office:value-type="float" office:value="3497418082089347" calcext:value-type="float">
            <text:p>3497418082089347</text:p>
          </table:table-cell>
          <table:table-cell table:formula="of:=IF(MOD(-[.$A74];[.B$1])=[.B$3];&quot;XXX&quot;;MOD(-[.$A74];[.B$1]))" office:value-type="string" office:string-value="XXX" calcext:value-type="string">
            <text:p>XXX</text:p>
          </table:table-cell>
          <table:table-cell table:formula="of:=IF(MOD(-[.$A74];[.C$1])=[.C$3];&quot;XXX&quot;;MOD(-[.$A74];[.C$1]))" office:value-type="string" office:string-value="XXX" calcext:value-type="string">
            <text:p>XXX</text:p>
          </table:table-cell>
          <table:table-cell table:formula="of:=IF(MOD(-[.$A74];[.D$1])=[.D$3];&quot;XXX&quot;;MOD(-[.$A74];[.D$1]))" office:value-type="string" office:string-value="XXX" calcext:value-type="string">
            <text:p>XXX</text:p>
          </table:table-cell>
          <table:table-cell table:formula="of:=IF(MOD(-[.$A74];[.E$1])=[.E$3];&quot;XXX&quot;;MOD(-[.$A74];[.E$1]))" office:value-type="string" office:string-value="XXX" calcext:value-type="string">
            <text:p>XXX</text:p>
          </table:table-cell>
          <table:table-cell table:formula="of:=IF(MOD(-[.$A74];[.F$1])=[.F$3];&quot;XXX&quot;;MOD(-[.$A74];[.F$1]))" office:value-type="string" office:string-value="XXX" calcext:value-type="string">
            <text:p>XXX</text:p>
          </table:table-cell>
          <table:table-cell table:formula="of:=IF(MOD(-[.$A74];[.G$1])=[.G$3];&quot;XXX&quot;;MOD(-[.$A74];[.G$1]))" office:value-type="float" office:value="20" calcext:value-type="float">
            <text:p>20</text:p>
          </table:table-cell>
          <table:table-cell table:formula="of:=IF(MOD(-[.$A74];[.H$1])=[.H$3];&quot;XXX&quot;;MOD(-[.$A74];[.H$1]))" office:value-type="string" office:string-value="XXX" calcext:value-type="string">
            <text:p>XXX</text:p>
          </table:table-cell>
          <table:table-cell table:formula="of:=IF(MOD(-[.$A74];[.I$1])=[.I$3];&quot;XXX&quot;;MOD(-[.$A74];[.I$1]))" office:value-type="string" office:string-value="XXX" calcext:value-type="string">
            <text:p>XXX</text:p>
          </table:table-cell>
          <table:table-cell table:formula="of:=IF(MOD(-[.$A74];[.J$1])=[.J$3];&quot;XXX&quot;;MOD(-[.$A74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74]+(13*37*461*17*19*739*41*23)" office:value-type="float" office:value="3547330045612158" calcext:value-type="float">
            <text:p>3547330045612158</text:p>
          </table:table-cell>
          <table:table-cell table:formula="of:=IF(MOD(-[.$A75];[.B$1])=[.B$3];&quot;XXX&quot;;MOD(-[.$A75];[.B$1]))" office:value-type="string" office:string-value="XXX" calcext:value-type="string">
            <text:p>XXX</text:p>
          </table:table-cell>
          <table:table-cell table:formula="of:=IF(MOD(-[.$A75];[.C$1])=[.C$3];&quot;XXX&quot;;MOD(-[.$A75];[.C$1]))" office:value-type="string" office:string-value="XXX" calcext:value-type="string">
            <text:p>XXX</text:p>
          </table:table-cell>
          <table:table-cell table:formula="of:=IF(MOD(-[.$A75];[.D$1])=[.D$3];&quot;XXX&quot;;MOD(-[.$A75];[.D$1]))" office:value-type="string" office:string-value="XXX" calcext:value-type="string">
            <text:p>XXX</text:p>
          </table:table-cell>
          <table:table-cell table:formula="of:=IF(MOD(-[.$A75];[.E$1])=[.E$3];&quot;XXX&quot;;MOD(-[.$A75];[.E$1]))" office:value-type="string" office:string-value="XXX" calcext:value-type="string">
            <text:p>XXX</text:p>
          </table:table-cell>
          <table:table-cell table:formula="of:=IF(MOD(-[.$A75];[.F$1])=[.F$3];&quot;XXX&quot;;MOD(-[.$A75];[.F$1]))" office:value-type="string" office:string-value="XXX" calcext:value-type="string">
            <text:p>XXX</text:p>
          </table:table-cell>
          <table:table-cell table:formula="of:=IF(MOD(-[.$A75];[.G$1])=[.G$3];&quot;XXX&quot;;MOD(-[.$A75];[.G$1]))" office:value-type="float" office:value="27" calcext:value-type="float">
            <text:p>27</text:p>
          </table:table-cell>
          <table:table-cell table:formula="of:=IF(MOD(-[.$A75];[.H$1])=[.H$3];&quot;XXX&quot;;MOD(-[.$A75];[.H$1]))" office:value-type="string" office:string-value="XXX" calcext:value-type="string">
            <text:p>XXX</text:p>
          </table:table-cell>
          <table:table-cell table:formula="of:=IF(MOD(-[.$A75];[.I$1])=[.I$3];&quot;XXX&quot;;MOD(-[.$A75];[.I$1]))" office:value-type="string" office:string-value="XXX" calcext:value-type="string">
            <text:p>XXX</text:p>
          </table:table-cell>
          <table:table-cell table:formula="of:=IF(MOD(-[.$A75];[.J$1])=[.J$3];&quot;XXX&quot;;MOD(-[.$A75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75]+(13*37*461*17*19*739*41*23)" office:value-type="float" office:value="3597242009134969" calcext:value-type="float">
            <text:p>3597242009134969</text:p>
          </table:table-cell>
          <table:table-cell table:formula="of:=IF(MOD(-[.$A76];[.B$1])=[.B$3];&quot;XXX&quot;;MOD(-[.$A76];[.B$1]))" office:value-type="string" office:string-value="XXX" calcext:value-type="string">
            <text:p>XXX</text:p>
          </table:table-cell>
          <table:table-cell table:formula="of:=IF(MOD(-[.$A76];[.C$1])=[.C$3];&quot;XXX&quot;;MOD(-[.$A76];[.C$1]))" office:value-type="string" office:string-value="XXX" calcext:value-type="string">
            <text:p>XXX</text:p>
          </table:table-cell>
          <table:table-cell table:formula="of:=IF(MOD(-[.$A76];[.D$1])=[.D$3];&quot;XXX&quot;;MOD(-[.$A76];[.D$1]))" office:value-type="string" office:string-value="XXX" calcext:value-type="string">
            <text:p>XXX</text:p>
          </table:table-cell>
          <table:table-cell table:formula="of:=IF(MOD(-[.$A76];[.E$1])=[.E$3];&quot;XXX&quot;;MOD(-[.$A76];[.E$1]))" office:value-type="string" office:string-value="XXX" calcext:value-type="string">
            <text:p>XXX</text:p>
          </table:table-cell>
          <table:table-cell table:formula="of:=IF(MOD(-[.$A76];[.F$1])=[.F$3];&quot;XXX&quot;;MOD(-[.$A76];[.F$1]))" office:value-type="string" office:string-value="XXX" calcext:value-type="string">
            <text:p>XXX</text:p>
          </table:table-cell>
          <table:table-cell table:formula="of:=IF(MOD(-[.$A76];[.G$1])=[.G$3];&quot;XXX&quot;;MOD(-[.$A76];[.G$1]))" office:value-type="float" office:value="5" calcext:value-type="float">
            <text:p>5</text:p>
          </table:table-cell>
          <table:table-cell table:formula="of:=IF(MOD(-[.$A76];[.H$1])=[.H$3];&quot;XXX&quot;;MOD(-[.$A76];[.H$1]))" office:value-type="string" office:string-value="XXX" calcext:value-type="string">
            <text:p>XXX</text:p>
          </table:table-cell>
          <table:table-cell table:formula="of:=IF(MOD(-[.$A76];[.I$1])=[.I$3];&quot;XXX&quot;;MOD(-[.$A76];[.I$1]))" office:value-type="string" office:string-value="XXX" calcext:value-type="string">
            <text:p>XXX</text:p>
          </table:table-cell>
          <table:table-cell table:formula="of:=IF(MOD(-[.$A76];[.J$1])=[.J$3];&quot;XXX&quot;;MOD(-[.$A76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76]+(13*37*461*17*19*739*41*23)" office:value-type="float" office:value="3647153972657780" calcext:value-type="float">
            <text:p>3647153972657780</text:p>
          </table:table-cell>
          <table:table-cell table:formula="of:=IF(MOD(-[.$A77];[.B$1])=[.B$3];&quot;XXX&quot;;MOD(-[.$A77];[.B$1]))" office:value-type="string" office:string-value="XXX" calcext:value-type="string">
            <text:p>XXX</text:p>
          </table:table-cell>
          <table:table-cell table:formula="of:=IF(MOD(-[.$A77];[.C$1])=[.C$3];&quot;XXX&quot;;MOD(-[.$A77];[.C$1]))" office:value-type="string" office:string-value="XXX" calcext:value-type="string">
            <text:p>XXX</text:p>
          </table:table-cell>
          <table:table-cell table:formula="of:=IF(MOD(-[.$A77];[.D$1])=[.D$3];&quot;XXX&quot;;MOD(-[.$A77];[.D$1]))" office:value-type="string" office:string-value="XXX" calcext:value-type="string">
            <text:p>XXX</text:p>
          </table:table-cell>
          <table:table-cell table:formula="of:=IF(MOD(-[.$A77];[.E$1])=[.E$3];&quot;XXX&quot;;MOD(-[.$A77];[.E$1]))" office:value-type="string" office:string-value="XXX" calcext:value-type="string">
            <text:p>XXX</text:p>
          </table:table-cell>
          <table:table-cell table:formula="of:=IF(MOD(-[.$A77];[.F$1])=[.F$3];&quot;XXX&quot;;MOD(-[.$A77];[.F$1]))" office:value-type="string" office:string-value="XXX" calcext:value-type="string">
            <text:p>XXX</text:p>
          </table:table-cell>
          <table:table-cell table:formula="of:=IF(MOD(-[.$A77];[.G$1])=[.G$3];&quot;XXX&quot;;MOD(-[.$A77];[.G$1]))" office:value-type="float" office:value="12" calcext:value-type="float">
            <text:p>12</text:p>
          </table:table-cell>
          <table:table-cell table:formula="of:=IF(MOD(-[.$A77];[.H$1])=[.H$3];&quot;XXX&quot;;MOD(-[.$A77];[.H$1]))" office:value-type="string" office:string-value="XXX" calcext:value-type="string">
            <text:p>XXX</text:p>
          </table:table-cell>
          <table:table-cell table:formula="of:=IF(MOD(-[.$A77];[.I$1])=[.I$3];&quot;XXX&quot;;MOD(-[.$A77];[.I$1]))" office:value-type="string" office:string-value="XXX" calcext:value-type="string">
            <text:p>XXX</text:p>
          </table:table-cell>
          <table:table-cell table:formula="of:=IF(MOD(-[.$A77];[.J$1])=[.J$3];&quot;XXX&quot;;MOD(-[.$A77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77]+(13*37*461*17*19*739*41*23)" office:value-type="float" office:value="3697065936180591" calcext:value-type="float">
            <text:p>3697065936180591</text:p>
          </table:table-cell>
          <table:table-cell table:formula="of:=IF(MOD(-[.$A78];[.B$1])=[.B$3];&quot;XXX&quot;;MOD(-[.$A78];[.B$1]))" office:value-type="string" office:string-value="XXX" calcext:value-type="string">
            <text:p>XXX</text:p>
          </table:table-cell>
          <table:table-cell table:formula="of:=IF(MOD(-[.$A78];[.C$1])=[.C$3];&quot;XXX&quot;;MOD(-[.$A78];[.C$1]))" office:value-type="string" office:string-value="XXX" calcext:value-type="string">
            <text:p>XXX</text:p>
          </table:table-cell>
          <table:table-cell table:formula="of:=IF(MOD(-[.$A78];[.D$1])=[.D$3];&quot;XXX&quot;;MOD(-[.$A78];[.D$1]))" office:value-type="string" office:string-value="XXX" calcext:value-type="string">
            <text:p>XXX</text:p>
          </table:table-cell>
          <table:table-cell table:formula="of:=IF(MOD(-[.$A78];[.E$1])=[.E$3];&quot;XXX&quot;;MOD(-[.$A78];[.E$1]))" office:value-type="string" office:string-value="XXX" calcext:value-type="string">
            <text:p>XXX</text:p>
          </table:table-cell>
          <table:table-cell table:formula="of:=IF(MOD(-[.$A78];[.F$1])=[.F$3];&quot;XXX&quot;;MOD(-[.$A78];[.F$1]))" office:value-type="string" office:string-value="XXX" calcext:value-type="string">
            <text:p>XXX</text:p>
          </table:table-cell>
          <table:table-cell table:formula="of:=IF(MOD(-[.$A78];[.G$1])=[.G$3];&quot;XXX&quot;;MOD(-[.$A78];[.G$1]))" office:value-type="float" office:value="19" calcext:value-type="float">
            <text:p>19</text:p>
          </table:table-cell>
          <table:table-cell table:formula="of:=IF(MOD(-[.$A78];[.H$1])=[.H$3];&quot;XXX&quot;;MOD(-[.$A78];[.H$1]))" office:value-type="string" office:string-value="XXX" calcext:value-type="string">
            <text:p>XXX</text:p>
          </table:table-cell>
          <table:table-cell table:formula="of:=IF(MOD(-[.$A78];[.I$1])=[.I$3];&quot;XXX&quot;;MOD(-[.$A78];[.I$1]))" office:value-type="string" office:string-value="XXX" calcext:value-type="string">
            <text:p>XXX</text:p>
          </table:table-cell>
          <table:table-cell table:formula="of:=IF(MOD(-[.$A78];[.J$1])=[.J$3];&quot;XXX&quot;;MOD(-[.$A78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78]+(13*37*461*17*19*739*41*23)" office:value-type="float" office:value="3746977899703402" calcext:value-type="float">
            <text:p>3746977899703402</text:p>
          </table:table-cell>
          <table:table-cell table:formula="of:=IF(MOD(-[.$A79];[.B$1])=[.B$3];&quot;XXX&quot;;MOD(-[.$A79];[.B$1]))" office:value-type="string" office:string-value="XXX" calcext:value-type="string">
            <text:p>XXX</text:p>
          </table:table-cell>
          <table:table-cell table:formula="of:=IF(MOD(-[.$A79];[.C$1])=[.C$3];&quot;XXX&quot;;MOD(-[.$A79];[.C$1]))" office:value-type="string" office:string-value="XXX" calcext:value-type="string">
            <text:p>XXX</text:p>
          </table:table-cell>
          <table:table-cell table:formula="of:=IF(MOD(-[.$A79];[.D$1])=[.D$3];&quot;XXX&quot;;MOD(-[.$A79];[.D$1]))" office:value-type="string" office:string-value="XXX" calcext:value-type="string">
            <text:p>XXX</text:p>
          </table:table-cell>
          <table:table-cell table:formula="of:=IF(MOD(-[.$A79];[.E$1])=[.E$3];&quot;XXX&quot;;MOD(-[.$A79];[.E$1]))" office:value-type="string" office:string-value="XXX" calcext:value-type="string">
            <text:p>XXX</text:p>
          </table:table-cell>
          <table:table-cell table:formula="of:=IF(MOD(-[.$A79];[.F$1])=[.F$3];&quot;XXX&quot;;MOD(-[.$A79];[.F$1]))" office:value-type="string" office:string-value="XXX" calcext:value-type="string">
            <text:p>XXX</text:p>
          </table:table-cell>
          <table:table-cell table:formula="of:=IF(MOD(-[.$A79];[.G$1])=[.G$3];&quot;XXX&quot;;MOD(-[.$A79];[.G$1]))" office:value-type="float" office:value="26" calcext:value-type="float">
            <text:p>26</text:p>
          </table:table-cell>
          <table:table-cell table:formula="of:=IF(MOD(-[.$A79];[.H$1])=[.H$3];&quot;XXX&quot;;MOD(-[.$A79];[.H$1]))" office:value-type="string" office:string-value="XXX" calcext:value-type="string">
            <text:p>XXX</text:p>
          </table:table-cell>
          <table:table-cell table:formula="of:=IF(MOD(-[.$A79];[.I$1])=[.I$3];&quot;XXX&quot;;MOD(-[.$A79];[.I$1]))" office:value-type="string" office:string-value="XXX" calcext:value-type="string">
            <text:p>XXX</text:p>
          </table:table-cell>
          <table:table-cell table:formula="of:=IF(MOD(-[.$A79];[.J$1])=[.J$3];&quot;XXX&quot;;MOD(-[.$A79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79]+(13*37*461*17*19*739*41*23)" office:value-type="float" office:value="3796889863226213" calcext:value-type="float">
            <text:p>3796889863226213</text:p>
          </table:table-cell>
          <table:table-cell table:formula="of:=IF(MOD(-[.$A80];[.B$1])=[.B$3];&quot;XXX&quot;;MOD(-[.$A80];[.B$1]))" office:value-type="string" office:string-value="XXX" calcext:value-type="string">
            <text:p>XXX</text:p>
          </table:table-cell>
          <table:table-cell table:formula="of:=IF(MOD(-[.$A80];[.C$1])=[.C$3];&quot;XXX&quot;;MOD(-[.$A80];[.C$1]))" office:value-type="string" office:string-value="XXX" calcext:value-type="string">
            <text:p>XXX</text:p>
          </table:table-cell>
          <table:table-cell table:formula="of:=IF(MOD(-[.$A80];[.D$1])=[.D$3];&quot;XXX&quot;;MOD(-[.$A80];[.D$1]))" office:value-type="string" office:string-value="XXX" calcext:value-type="string">
            <text:p>XXX</text:p>
          </table:table-cell>
          <table:table-cell table:formula="of:=IF(MOD(-[.$A80];[.E$1])=[.E$3];&quot;XXX&quot;;MOD(-[.$A80];[.E$1]))" office:value-type="string" office:string-value="XXX" calcext:value-type="string">
            <text:p>XXX</text:p>
          </table:table-cell>
          <table:table-cell table:formula="of:=IF(MOD(-[.$A80];[.F$1])=[.F$3];&quot;XXX&quot;;MOD(-[.$A80];[.F$1]))" office:value-type="string" office:string-value="XXX" calcext:value-type="string">
            <text:p>XXX</text:p>
          </table:table-cell>
          <table:table-cell table:formula="of:=IF(MOD(-[.$A80];[.G$1])=[.G$3];&quot;XXX&quot;;MOD(-[.$A80];[.G$1]))" office:value-type="float" office:value="4" calcext:value-type="float">
            <text:p>4</text:p>
          </table:table-cell>
          <table:table-cell table:formula="of:=IF(MOD(-[.$A80];[.H$1])=[.H$3];&quot;XXX&quot;;MOD(-[.$A80];[.H$1]))" office:value-type="string" office:string-value="XXX" calcext:value-type="string">
            <text:p>XXX</text:p>
          </table:table-cell>
          <table:table-cell table:formula="of:=IF(MOD(-[.$A80];[.I$1])=[.I$3];&quot;XXX&quot;;MOD(-[.$A80];[.I$1]))" office:value-type="string" office:string-value="XXX" calcext:value-type="string">
            <text:p>XXX</text:p>
          </table:table-cell>
          <table:table-cell table:formula="of:=IF(MOD(-[.$A80];[.J$1])=[.J$3];&quot;XXX&quot;;MOD(-[.$A80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80]+(13*37*461*17*19*739*41*23)" office:value-type="float" office:value="3846801826749024" calcext:value-type="float">
            <text:p>3846801826749024</text:p>
          </table:table-cell>
          <table:table-cell table:formula="of:=IF(MOD(-[.$A81];[.B$1])=[.B$3];&quot;XXX&quot;;MOD(-[.$A81];[.B$1]))" office:value-type="string" office:string-value="XXX" calcext:value-type="string">
            <text:p>XXX</text:p>
          </table:table-cell>
          <table:table-cell table:formula="of:=IF(MOD(-[.$A81];[.C$1])=[.C$3];&quot;XXX&quot;;MOD(-[.$A81];[.C$1]))" office:value-type="string" office:string-value="XXX" calcext:value-type="string">
            <text:p>XXX</text:p>
          </table:table-cell>
          <table:table-cell table:formula="of:=IF(MOD(-[.$A81];[.D$1])=[.D$3];&quot;XXX&quot;;MOD(-[.$A81];[.D$1]))" office:value-type="string" office:string-value="XXX" calcext:value-type="string">
            <text:p>XXX</text:p>
          </table:table-cell>
          <table:table-cell table:formula="of:=IF(MOD(-[.$A81];[.E$1])=[.E$3];&quot;XXX&quot;;MOD(-[.$A81];[.E$1]))" office:value-type="string" office:string-value="XXX" calcext:value-type="string">
            <text:p>XXX</text:p>
          </table:table-cell>
          <table:table-cell table:formula="of:=IF(MOD(-[.$A81];[.F$1])=[.F$3];&quot;XXX&quot;;MOD(-[.$A81];[.F$1]))" office:value-type="string" office:string-value="XXX" calcext:value-type="string">
            <text:p>XXX</text:p>
          </table:table-cell>
          <table:table-cell table:formula="of:=IF(MOD(-[.$A81];[.G$1])=[.G$3];&quot;XXX&quot;;MOD(-[.$A81];[.G$1]))" office:value-type="float" office:value="11" calcext:value-type="float">
            <text:p>11</text:p>
          </table:table-cell>
          <table:table-cell table:formula="of:=IF(MOD(-[.$A81];[.H$1])=[.H$3];&quot;XXX&quot;;MOD(-[.$A81];[.H$1]))" office:value-type="string" office:string-value="XXX" calcext:value-type="string">
            <text:p>XXX</text:p>
          </table:table-cell>
          <table:table-cell table:formula="of:=IF(MOD(-[.$A81];[.I$1])=[.I$3];&quot;XXX&quot;;MOD(-[.$A81];[.I$1]))" office:value-type="string" office:string-value="XXX" calcext:value-type="string">
            <text:p>XXX</text:p>
          </table:table-cell>
          <table:table-cell table:formula="of:=IF(MOD(-[.$A81];[.J$1])=[.J$3];&quot;XXX&quot;;MOD(-[.$A81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81]+(13*37*461*17*19*739*41*23)" office:value-type="float" office:value="3896713790271835" calcext:value-type="float">
            <text:p>3896713790271835</text:p>
          </table:table-cell>
          <table:table-cell table:formula="of:=IF(MOD(-[.$A82];[.B$1])=[.B$3];&quot;XXX&quot;;MOD(-[.$A82];[.B$1]))" office:value-type="string" office:string-value="XXX" calcext:value-type="string">
            <text:p>XXX</text:p>
          </table:table-cell>
          <table:table-cell table:formula="of:=IF(MOD(-[.$A82];[.C$1])=[.C$3];&quot;XXX&quot;;MOD(-[.$A82];[.C$1]))" office:value-type="string" office:string-value="XXX" calcext:value-type="string">
            <text:p>XXX</text:p>
          </table:table-cell>
          <table:table-cell table:formula="of:=IF(MOD(-[.$A82];[.D$1])=[.D$3];&quot;XXX&quot;;MOD(-[.$A82];[.D$1]))" office:value-type="string" office:string-value="XXX" calcext:value-type="string">
            <text:p>XXX</text:p>
          </table:table-cell>
          <table:table-cell table:formula="of:=IF(MOD(-[.$A82];[.E$1])=[.E$3];&quot;XXX&quot;;MOD(-[.$A82];[.E$1]))" office:value-type="string" office:string-value="XXX" calcext:value-type="string">
            <text:p>XXX</text:p>
          </table:table-cell>
          <table:table-cell table:formula="of:=IF(MOD(-[.$A82];[.F$1])=[.F$3];&quot;XXX&quot;;MOD(-[.$A82];[.F$1]))" office:value-type="string" office:string-value="XXX" calcext:value-type="string">
            <text:p>XXX</text:p>
          </table:table-cell>
          <table:table-cell table:formula="of:=IF(MOD(-[.$A82];[.G$1])=[.G$3];&quot;XXX&quot;;MOD(-[.$A82];[.G$1]))" office:value-type="float" office:value="18" calcext:value-type="float">
            <text:p>18</text:p>
          </table:table-cell>
          <table:table-cell table:formula="of:=IF(MOD(-[.$A82];[.H$1])=[.H$3];&quot;XXX&quot;;MOD(-[.$A82];[.H$1]))" office:value-type="string" office:string-value="XXX" calcext:value-type="string">
            <text:p>XXX</text:p>
          </table:table-cell>
          <table:table-cell table:formula="of:=IF(MOD(-[.$A82];[.I$1])=[.I$3];&quot;XXX&quot;;MOD(-[.$A82];[.I$1]))" office:value-type="string" office:string-value="XXX" calcext:value-type="string">
            <text:p>XXX</text:p>
          </table:table-cell>
          <table:table-cell table:formula="of:=IF(MOD(-[.$A82];[.J$1])=[.J$3];&quot;XXX&quot;;MOD(-[.$A82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82]+(13*37*461*17*19*739*41*23)" office:value-type="float" office:value="3946625753794646" calcext:value-type="float">
            <text:p>3946625753794646</text:p>
          </table:table-cell>
          <table:table-cell table:formula="of:=IF(MOD(-[.$A83];[.B$1])=[.B$3];&quot;XXX&quot;;MOD(-[.$A83];[.B$1]))" office:value-type="string" office:string-value="XXX" calcext:value-type="string">
            <text:p>XXX</text:p>
          </table:table-cell>
          <table:table-cell table:formula="of:=IF(MOD(-[.$A83];[.C$1])=[.C$3];&quot;XXX&quot;;MOD(-[.$A83];[.C$1]))" office:value-type="string" office:string-value="XXX" calcext:value-type="string">
            <text:p>XXX</text:p>
          </table:table-cell>
          <table:table-cell table:formula="of:=IF(MOD(-[.$A83];[.D$1])=[.D$3];&quot;XXX&quot;;MOD(-[.$A83];[.D$1]))" office:value-type="string" office:string-value="XXX" calcext:value-type="string">
            <text:p>XXX</text:p>
          </table:table-cell>
          <table:table-cell table:formula="of:=IF(MOD(-[.$A83];[.E$1])=[.E$3];&quot;XXX&quot;;MOD(-[.$A83];[.E$1]))" office:value-type="string" office:string-value="XXX" calcext:value-type="string">
            <text:p>XXX</text:p>
          </table:table-cell>
          <table:table-cell table:formula="of:=IF(MOD(-[.$A83];[.F$1])=[.F$3];&quot;XXX&quot;;MOD(-[.$A83];[.F$1]))" office:value-type="string" office:string-value="XXX" calcext:value-type="string">
            <text:p>XXX</text:p>
          </table:table-cell>
          <table:table-cell table:formula="of:=IF(MOD(-[.$A83];[.G$1])=[.G$3];&quot;XXX&quot;;MOD(-[.$A83];[.G$1]))" office:value-type="float" office:value="25" calcext:value-type="float">
            <text:p>25</text:p>
          </table:table-cell>
          <table:table-cell table:formula="of:=IF(MOD(-[.$A83];[.H$1])=[.H$3];&quot;XXX&quot;;MOD(-[.$A83];[.H$1]))" office:value-type="string" office:string-value="XXX" calcext:value-type="string">
            <text:p>XXX</text:p>
          </table:table-cell>
          <table:table-cell table:formula="of:=IF(MOD(-[.$A83];[.I$1])=[.I$3];&quot;XXX&quot;;MOD(-[.$A83];[.I$1]))" office:value-type="string" office:string-value="XXX" calcext:value-type="string">
            <text:p>XXX</text:p>
          </table:table-cell>
          <table:table-cell table:formula="of:=IF(MOD(-[.$A83];[.J$1])=[.J$3];&quot;XXX&quot;;MOD(-[.$A83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83]+(13*37*461*17*19*739*41*23)" office:value-type="float" office:value="3996537717317457" calcext:value-type="float">
            <text:p>3996537717317457</text:p>
          </table:table-cell>
          <table:table-cell table:formula="of:=IF(MOD(-[.$A84];[.B$1])=[.B$3];&quot;XXX&quot;;MOD(-[.$A84];[.B$1]))" office:value-type="string" office:string-value="XXX" calcext:value-type="string">
            <text:p>XXX</text:p>
          </table:table-cell>
          <table:table-cell table:formula="of:=IF(MOD(-[.$A84];[.C$1])=[.C$3];&quot;XXX&quot;;MOD(-[.$A84];[.C$1]))" office:value-type="string" office:string-value="XXX" calcext:value-type="string">
            <text:p>XXX</text:p>
          </table:table-cell>
          <table:table-cell table:formula="of:=IF(MOD(-[.$A84];[.D$1])=[.D$3];&quot;XXX&quot;;MOD(-[.$A84];[.D$1]))" office:value-type="string" office:string-value="XXX" calcext:value-type="string">
            <text:p>XXX</text:p>
          </table:table-cell>
          <table:table-cell table:formula="of:=IF(MOD(-[.$A84];[.E$1])=[.E$3];&quot;XXX&quot;;MOD(-[.$A84];[.E$1]))" office:value-type="string" office:string-value="XXX" calcext:value-type="string">
            <text:p>XXX</text:p>
          </table:table-cell>
          <table:table-cell table:formula="of:=IF(MOD(-[.$A84];[.F$1])=[.F$3];&quot;XXX&quot;;MOD(-[.$A84];[.F$1]))" office:value-type="string" office:string-value="XXX" calcext:value-type="string">
            <text:p>XXX</text:p>
          </table:table-cell>
          <table:table-cell table:formula="of:=IF(MOD(-[.$A84];[.G$1])=[.G$3];&quot;XXX&quot;;MOD(-[.$A84];[.G$1]))" office:value-type="float" office:value="3" calcext:value-type="float">
            <text:p>3</text:p>
          </table:table-cell>
          <table:table-cell table:formula="of:=IF(MOD(-[.$A84];[.H$1])=[.H$3];&quot;XXX&quot;;MOD(-[.$A84];[.H$1]))" office:value-type="string" office:string-value="XXX" calcext:value-type="string">
            <text:p>XXX</text:p>
          </table:table-cell>
          <table:table-cell table:formula="of:=IF(MOD(-[.$A84];[.I$1])=[.I$3];&quot;XXX&quot;;MOD(-[.$A84];[.I$1]))" office:value-type="string" office:string-value="XXX" calcext:value-type="string">
            <text:p>XXX</text:p>
          </table:table-cell>
          <table:table-cell table:formula="of:=IF(MOD(-[.$A84];[.J$1])=[.J$3];&quot;XXX&quot;;MOD(-[.$A84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84]+(13*37*461*17*19*739*41*23)" office:value-type="float" office:value="4046449680840268" calcext:value-type="float">
            <text:p>4046449680840268</text:p>
          </table:table-cell>
          <table:table-cell table:formula="of:=IF(MOD(-[.$A85];[.B$1])=[.B$3];&quot;XXX&quot;;MOD(-[.$A85];[.B$1]))" office:value-type="string" office:string-value="XXX" calcext:value-type="string">
            <text:p>XXX</text:p>
          </table:table-cell>
          <table:table-cell table:formula="of:=IF(MOD(-[.$A85];[.C$1])=[.C$3];&quot;XXX&quot;;MOD(-[.$A85];[.C$1]))" office:value-type="string" office:string-value="XXX" calcext:value-type="string">
            <text:p>XXX</text:p>
          </table:table-cell>
          <table:table-cell table:formula="of:=IF(MOD(-[.$A85];[.D$1])=[.D$3];&quot;XXX&quot;;MOD(-[.$A85];[.D$1]))" office:value-type="string" office:string-value="XXX" calcext:value-type="string">
            <text:p>XXX</text:p>
          </table:table-cell>
          <table:table-cell table:formula="of:=IF(MOD(-[.$A85];[.E$1])=[.E$3];&quot;XXX&quot;;MOD(-[.$A85];[.E$1]))" office:value-type="string" office:string-value="XXX" calcext:value-type="string">
            <text:p>XXX</text:p>
          </table:table-cell>
          <table:table-cell table:formula="of:=IF(MOD(-[.$A85];[.F$1])=[.F$3];&quot;XXX&quot;;MOD(-[.$A85];[.F$1]))" office:value-type="string" office:string-value="XXX" calcext:value-type="string">
            <text:p>XXX</text:p>
          </table:table-cell>
          <table:table-cell table:formula="of:=IF(MOD(-[.$A85];[.G$1])=[.G$3];&quot;XXX&quot;;MOD(-[.$A85];[.G$1]))" office:value-type="float" office:value="10" calcext:value-type="float">
            <text:p>10</text:p>
          </table:table-cell>
          <table:table-cell table:formula="of:=IF(MOD(-[.$A85];[.H$1])=[.H$3];&quot;XXX&quot;;MOD(-[.$A85];[.H$1]))" office:value-type="string" office:string-value="XXX" calcext:value-type="string">
            <text:p>XXX</text:p>
          </table:table-cell>
          <table:table-cell table:formula="of:=IF(MOD(-[.$A85];[.I$1])=[.I$3];&quot;XXX&quot;;MOD(-[.$A85];[.I$1]))" office:value-type="string" office:string-value="XXX" calcext:value-type="string">
            <text:p>XXX</text:p>
          </table:table-cell>
          <table:table-cell table:formula="of:=IF(MOD(-[.$A85];[.J$1])=[.J$3];&quot;XXX&quot;;MOD(-[.$A85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85]+(13*37*461*17*19*739*41*23)" office:value-type="float" office:value="4096361644363079" calcext:value-type="float">
            <text:p>4096361644363079</text:p>
          </table:table-cell>
          <table:table-cell table:formula="of:=IF(MOD(-[.$A86];[.B$1])=[.B$3];&quot;XXX&quot;;MOD(-[.$A86];[.B$1]))" office:value-type="string" office:string-value="XXX" calcext:value-type="string">
            <text:p>XXX</text:p>
          </table:table-cell>
          <table:table-cell table:formula="of:=IF(MOD(-[.$A86];[.C$1])=[.C$3];&quot;XXX&quot;;MOD(-[.$A86];[.C$1]))" office:value-type="string" office:string-value="XXX" calcext:value-type="string">
            <text:p>XXX</text:p>
          </table:table-cell>
          <table:table-cell table:formula="of:=IF(MOD(-[.$A86];[.D$1])=[.D$3];&quot;XXX&quot;;MOD(-[.$A86];[.D$1]))" office:value-type="string" office:string-value="XXX" calcext:value-type="string">
            <text:p>XXX</text:p>
          </table:table-cell>
          <table:table-cell table:formula="of:=IF(MOD(-[.$A86];[.E$1])=[.E$3];&quot;XXX&quot;;MOD(-[.$A86];[.E$1]))" office:value-type="string" office:string-value="XXX" calcext:value-type="string">
            <text:p>XXX</text:p>
          </table:table-cell>
          <table:table-cell table:formula="of:=IF(MOD(-[.$A86];[.F$1])=[.F$3];&quot;XXX&quot;;MOD(-[.$A86];[.F$1]))" office:value-type="string" office:string-value="XXX" calcext:value-type="string">
            <text:p>XXX</text:p>
          </table:table-cell>
          <table:table-cell table:formula="of:=IF(MOD(-[.$A86];[.G$1])=[.G$3];&quot;XXX&quot;;MOD(-[.$A86];[.G$1]))" office:value-type="float" office:value="17" calcext:value-type="float">
            <text:p>17</text:p>
          </table:table-cell>
          <table:table-cell table:formula="of:=IF(MOD(-[.$A86];[.H$1])=[.H$3];&quot;XXX&quot;;MOD(-[.$A86];[.H$1]))" office:value-type="string" office:string-value="XXX" calcext:value-type="string">
            <text:p>XXX</text:p>
          </table:table-cell>
          <table:table-cell table:formula="of:=IF(MOD(-[.$A86];[.I$1])=[.I$3];&quot;XXX&quot;;MOD(-[.$A86];[.I$1]))" office:value-type="string" office:string-value="XXX" calcext:value-type="string">
            <text:p>XXX</text:p>
          </table:table-cell>
          <table:table-cell table:formula="of:=IF(MOD(-[.$A86];[.J$1])=[.J$3];&quot;XXX&quot;;MOD(-[.$A86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86]+(13*37*461*17*19*739*41*23)" office:value-type="float" office:value="4146273607885890" calcext:value-type="float">
            <text:p>4146273607885890</text:p>
          </table:table-cell>
          <table:table-cell table:formula="of:=IF(MOD(-[.$A87];[.B$1])=[.B$3];&quot;XXX&quot;;MOD(-[.$A87];[.B$1]))" office:value-type="string" office:string-value="XXX" calcext:value-type="string">
            <text:p>XXX</text:p>
          </table:table-cell>
          <table:table-cell table:formula="of:=IF(MOD(-[.$A87];[.C$1])=[.C$3];&quot;XXX&quot;;MOD(-[.$A87];[.C$1]))" office:value-type="string" office:string-value="XXX" calcext:value-type="string">
            <text:p>XXX</text:p>
          </table:table-cell>
          <table:table-cell table:formula="of:=IF(MOD(-[.$A87];[.D$1])=[.D$3];&quot;XXX&quot;;MOD(-[.$A87];[.D$1]))" office:value-type="string" office:string-value="XXX" calcext:value-type="string">
            <text:p>XXX</text:p>
          </table:table-cell>
          <table:table-cell table:formula="of:=IF(MOD(-[.$A87];[.E$1])=[.E$3];&quot;XXX&quot;;MOD(-[.$A87];[.E$1]))" office:value-type="string" office:string-value="XXX" calcext:value-type="string">
            <text:p>XXX</text:p>
          </table:table-cell>
          <table:table-cell table:formula="of:=IF(MOD(-[.$A87];[.F$1])=[.F$3];&quot;XXX&quot;;MOD(-[.$A87];[.F$1]))" office:value-type="string" office:string-value="XXX" calcext:value-type="string">
            <text:p>XXX</text:p>
          </table:table-cell>
          <table:table-cell table:formula="of:=IF(MOD(-[.$A87];[.G$1])=[.G$3];&quot;XXX&quot;;MOD(-[.$A87];[.G$1]))" office:value-type="float" office:value="24" calcext:value-type="float">
            <text:p>24</text:p>
          </table:table-cell>
          <table:table-cell table:formula="of:=IF(MOD(-[.$A87];[.H$1])=[.H$3];&quot;XXX&quot;;MOD(-[.$A87];[.H$1]))" office:value-type="string" office:string-value="XXX" calcext:value-type="string">
            <text:p>XXX</text:p>
          </table:table-cell>
          <table:table-cell table:formula="of:=IF(MOD(-[.$A87];[.I$1])=[.I$3];&quot;XXX&quot;;MOD(-[.$A87];[.I$1]))" office:value-type="string" office:string-value="XXX" calcext:value-type="string">
            <text:p>XXX</text:p>
          </table:table-cell>
          <table:table-cell table:formula="of:=IF(MOD(-[.$A87];[.J$1])=[.J$3];&quot;XXX&quot;;MOD(-[.$A87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87]+(13*37*461*17*19*739*41*23)" office:value-type="float" office:value="4196185571408701" calcext:value-type="float">
            <text:p>4196185571408701</text:p>
          </table:table-cell>
          <table:table-cell table:formula="of:=IF(MOD(-[.$A88];[.B$1])=[.B$3];&quot;XXX&quot;;MOD(-[.$A88];[.B$1]))" office:value-type="string" office:string-value="XXX" calcext:value-type="string">
            <text:p>XXX</text:p>
          </table:table-cell>
          <table:table-cell table:formula="of:=IF(MOD(-[.$A88];[.C$1])=[.C$3];&quot;XXX&quot;;MOD(-[.$A88];[.C$1]))" office:value-type="string" office:string-value="XXX" calcext:value-type="string">
            <text:p>XXX</text:p>
          </table:table-cell>
          <table:table-cell table:formula="of:=IF(MOD(-[.$A88];[.D$1])=[.D$3];&quot;XXX&quot;;MOD(-[.$A88];[.D$1]))" office:value-type="string" office:string-value="XXX" calcext:value-type="string">
            <text:p>XXX</text:p>
          </table:table-cell>
          <table:table-cell table:formula="of:=IF(MOD(-[.$A88];[.E$1])=[.E$3];&quot;XXX&quot;;MOD(-[.$A88];[.E$1]))" office:value-type="string" office:string-value="XXX" calcext:value-type="string">
            <text:p>XXX</text:p>
          </table:table-cell>
          <table:table-cell table:formula="of:=IF(MOD(-[.$A88];[.F$1])=[.F$3];&quot;XXX&quot;;MOD(-[.$A88];[.F$1]))" office:value-type="string" office:string-value="XXX" calcext:value-type="string">
            <text:p>XXX</text:p>
          </table:table-cell>
          <table:table-cell table:formula="of:=IF(MOD(-[.$A88];[.G$1])=[.G$3];&quot;XXX&quot;;MOD(-[.$A88];[.G$1]))" office:value-type="float" office:value="2" calcext:value-type="float">
            <text:p>2</text:p>
          </table:table-cell>
          <table:table-cell table:formula="of:=IF(MOD(-[.$A88];[.H$1])=[.H$3];&quot;XXX&quot;;MOD(-[.$A88];[.H$1]))" office:value-type="string" office:string-value="XXX" calcext:value-type="string">
            <text:p>XXX</text:p>
          </table:table-cell>
          <table:table-cell table:formula="of:=IF(MOD(-[.$A88];[.I$1])=[.I$3];&quot;XXX&quot;;MOD(-[.$A88];[.I$1]))" office:value-type="string" office:string-value="XXX" calcext:value-type="string">
            <text:p>XXX</text:p>
          </table:table-cell>
          <table:table-cell table:formula="of:=IF(MOD(-[.$A88];[.J$1])=[.J$3];&quot;XXX&quot;;MOD(-[.$A88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88]+(13*37*461*17*19*739*41*23)" office:value-type="float" office:value="4246097534931512" calcext:value-type="float">
            <text:p>4246097534931512</text:p>
          </table:table-cell>
          <table:table-cell table:formula="of:=IF(MOD(-[.$A89];[.B$1])=[.B$3];&quot;XXX&quot;;MOD(-[.$A89];[.B$1]))" office:value-type="string" office:string-value="XXX" calcext:value-type="string">
            <text:p>XXX</text:p>
          </table:table-cell>
          <table:table-cell table:formula="of:=IF(MOD(-[.$A89];[.C$1])=[.C$3];&quot;XXX&quot;;MOD(-[.$A89];[.C$1]))" office:value-type="string" office:string-value="XXX" calcext:value-type="string">
            <text:p>XXX</text:p>
          </table:table-cell>
          <table:table-cell table:formula="of:=IF(MOD(-[.$A89];[.D$1])=[.D$3];&quot;XXX&quot;;MOD(-[.$A89];[.D$1]))" office:value-type="string" office:string-value="XXX" calcext:value-type="string">
            <text:p>XXX</text:p>
          </table:table-cell>
          <table:table-cell table:formula="of:=IF(MOD(-[.$A89];[.E$1])=[.E$3];&quot;XXX&quot;;MOD(-[.$A89];[.E$1]))" office:value-type="string" office:string-value="XXX" calcext:value-type="string">
            <text:p>XXX</text:p>
          </table:table-cell>
          <table:table-cell table:formula="of:=IF(MOD(-[.$A89];[.F$1])=[.F$3];&quot;XXX&quot;;MOD(-[.$A89];[.F$1]))" office:value-type="string" office:string-value="XXX" calcext:value-type="string">
            <text:p>XXX</text:p>
          </table:table-cell>
          <table:table-cell table:formula="of:=IF(MOD(-[.$A89];[.G$1])=[.G$3];&quot;XXX&quot;;MOD(-[.$A89];[.G$1]))" office:value-type="float" office:value="9" calcext:value-type="float">
            <text:p>9</text:p>
          </table:table-cell>
          <table:table-cell table:formula="of:=IF(MOD(-[.$A89];[.H$1])=[.H$3];&quot;XXX&quot;;MOD(-[.$A89];[.H$1]))" office:value-type="string" office:string-value="XXX" calcext:value-type="string">
            <text:p>XXX</text:p>
          </table:table-cell>
          <table:table-cell table:formula="of:=IF(MOD(-[.$A89];[.I$1])=[.I$3];&quot;XXX&quot;;MOD(-[.$A89];[.I$1]))" office:value-type="string" office:string-value="XXX" calcext:value-type="string">
            <text:p>XXX</text:p>
          </table:table-cell>
          <table:table-cell table:formula="of:=IF(MOD(-[.$A89];[.J$1])=[.J$3];&quot;XXX&quot;;MOD(-[.$A89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89]+(13*37*461*17*19*739*41*23)" office:value-type="float" office:value="4296009498454323" calcext:value-type="float">
            <text:p>4296009498454323</text:p>
          </table:table-cell>
          <table:table-cell table:formula="of:=IF(MOD(-[.$A90];[.B$1])=[.B$3];&quot;XXX&quot;;MOD(-[.$A90];[.B$1]))" office:value-type="string" office:string-value="XXX" calcext:value-type="string">
            <text:p>XXX</text:p>
          </table:table-cell>
          <table:table-cell table:formula="of:=IF(MOD(-[.$A90];[.C$1])=[.C$3];&quot;XXX&quot;;MOD(-[.$A90];[.C$1]))" office:value-type="string" office:string-value="XXX" calcext:value-type="string">
            <text:p>XXX</text:p>
          </table:table-cell>
          <table:table-cell table:formula="of:=IF(MOD(-[.$A90];[.D$1])=[.D$3];&quot;XXX&quot;;MOD(-[.$A90];[.D$1]))" office:value-type="string" office:string-value="XXX" calcext:value-type="string">
            <text:p>XXX</text:p>
          </table:table-cell>
          <table:table-cell table:formula="of:=IF(MOD(-[.$A90];[.E$1])=[.E$3];&quot;XXX&quot;;MOD(-[.$A90];[.E$1]))" office:value-type="string" office:string-value="XXX" calcext:value-type="string">
            <text:p>XXX</text:p>
          </table:table-cell>
          <table:table-cell table:formula="of:=IF(MOD(-[.$A90];[.F$1])=[.F$3];&quot;XXX&quot;;MOD(-[.$A90];[.F$1]))" office:value-type="string" office:string-value="XXX" calcext:value-type="string">
            <text:p>XXX</text:p>
          </table:table-cell>
          <table:table-cell table:formula="of:=IF(MOD(-[.$A90];[.G$1])=[.G$3];&quot;XXX&quot;;MOD(-[.$A90];[.G$1]))" office:value-type="float" office:value="16" calcext:value-type="float">
            <text:p>16</text:p>
          </table:table-cell>
          <table:table-cell table:formula="of:=IF(MOD(-[.$A90];[.H$1])=[.H$3];&quot;XXX&quot;;MOD(-[.$A90];[.H$1]))" office:value-type="string" office:string-value="XXX" calcext:value-type="string">
            <text:p>XXX</text:p>
          </table:table-cell>
          <table:table-cell table:formula="of:=IF(MOD(-[.$A90];[.I$1])=[.I$3];&quot;XXX&quot;;MOD(-[.$A90];[.I$1]))" office:value-type="string" office:string-value="XXX" calcext:value-type="string">
            <text:p>XXX</text:p>
          </table:table-cell>
          <table:table-cell table:formula="of:=IF(MOD(-[.$A90];[.J$1])=[.J$3];&quot;XXX&quot;;MOD(-[.$A90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90]+(13*37*461*17*19*739*41*23)" office:value-type="float" office:value="4345921461977134" calcext:value-type="float">
            <text:p>4345921461977134</text:p>
          </table:table-cell>
          <table:table-cell table:formula="of:=IF(MOD(-[.$A91];[.B$1])=[.B$3];&quot;XXX&quot;;MOD(-[.$A91];[.B$1]))" office:value-type="string" office:string-value="XXX" calcext:value-type="string">
            <text:p>XXX</text:p>
          </table:table-cell>
          <table:table-cell table:formula="of:=IF(MOD(-[.$A91];[.C$1])=[.C$3];&quot;XXX&quot;;MOD(-[.$A91];[.C$1]))" office:value-type="string" office:string-value="XXX" calcext:value-type="string">
            <text:p>XXX</text:p>
          </table:table-cell>
          <table:table-cell table:formula="of:=IF(MOD(-[.$A91];[.D$1])=[.D$3];&quot;XXX&quot;;MOD(-[.$A91];[.D$1]))" office:value-type="string" office:string-value="XXX" calcext:value-type="string">
            <text:p>XXX</text:p>
          </table:table-cell>
          <table:table-cell table:formula="of:=IF(MOD(-[.$A91];[.E$1])=[.E$3];&quot;XXX&quot;;MOD(-[.$A91];[.E$1]))" office:value-type="string" office:string-value="XXX" calcext:value-type="string">
            <text:p>XXX</text:p>
          </table:table-cell>
          <table:table-cell table:formula="of:=IF(MOD(-[.$A91];[.F$1])=[.F$3];&quot;XXX&quot;;MOD(-[.$A91];[.F$1]))" office:value-type="string" office:string-value="XXX" calcext:value-type="string">
            <text:p>XXX</text:p>
          </table:table-cell>
          <table:table-cell table:formula="of:=IF(MOD(-[.$A91];[.G$1])=[.G$3];&quot;XXX&quot;;MOD(-[.$A91];[.G$1]))" office:value-type="float" office:value="23" calcext:value-type="float">
            <text:p>23</text:p>
          </table:table-cell>
          <table:table-cell table:formula="of:=IF(MOD(-[.$A91];[.H$1])=[.H$3];&quot;XXX&quot;;MOD(-[.$A91];[.H$1]))" office:value-type="string" office:string-value="XXX" calcext:value-type="string">
            <text:p>XXX</text:p>
          </table:table-cell>
          <table:table-cell table:formula="of:=IF(MOD(-[.$A91];[.I$1])=[.I$3];&quot;XXX&quot;;MOD(-[.$A91];[.I$1]))" office:value-type="string" office:string-value="XXX" calcext:value-type="string">
            <text:p>XXX</text:p>
          </table:table-cell>
          <table:table-cell table:formula="of:=IF(MOD(-[.$A91];[.J$1])=[.J$3];&quot;XXX&quot;;MOD(-[.$A91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91]+(13*37*461*17*19*739*41*23)" office:value-type="float" office:value="4395833425499945" calcext:value-type="float">
            <text:p>4395833425499945</text:p>
          </table:table-cell>
          <table:table-cell table:formula="of:=IF(MOD(-[.$A92];[.B$1])=[.B$3];&quot;XXX&quot;;MOD(-[.$A92];[.B$1]))" office:value-type="string" office:string-value="XXX" calcext:value-type="string">
            <text:p>XXX</text:p>
          </table:table-cell>
          <table:table-cell table:formula="of:=IF(MOD(-[.$A92];[.C$1])=[.C$3];&quot;XXX&quot;;MOD(-[.$A92];[.C$1]))" office:value-type="string" office:string-value="XXX" calcext:value-type="string">
            <text:p>XXX</text:p>
          </table:table-cell>
          <table:table-cell table:formula="of:=IF(MOD(-[.$A92];[.D$1])=[.D$3];&quot;XXX&quot;;MOD(-[.$A92];[.D$1]))" office:value-type="string" office:string-value="XXX" calcext:value-type="string">
            <text:p>XXX</text:p>
          </table:table-cell>
          <table:table-cell table:formula="of:=IF(MOD(-[.$A92];[.E$1])=[.E$3];&quot;XXX&quot;;MOD(-[.$A92];[.E$1]))" office:value-type="string" office:string-value="XXX" calcext:value-type="string">
            <text:p>XXX</text:p>
          </table:table-cell>
          <table:table-cell table:formula="of:=IF(MOD(-[.$A92];[.F$1])=[.F$3];&quot;XXX&quot;;MOD(-[.$A92];[.F$1]))" office:value-type="string" office:string-value="XXX" calcext:value-type="string">
            <text:p>XXX</text:p>
          </table:table-cell>
          <table:table-cell table:formula="of:=IF(MOD(-[.$A92];[.G$1])=[.G$3];&quot;XXX&quot;;MOD(-[.$A92];[.G$1]))" office:value-type="float" office:value="1" calcext:value-type="float">
            <text:p>1</text:p>
          </table:table-cell>
          <table:table-cell table:formula="of:=IF(MOD(-[.$A92];[.H$1])=[.H$3];&quot;XXX&quot;;MOD(-[.$A92];[.H$1]))" office:value-type="string" office:string-value="XXX" calcext:value-type="string">
            <text:p>XXX</text:p>
          </table:table-cell>
          <table:table-cell table:formula="of:=IF(MOD(-[.$A92];[.I$1])=[.I$3];&quot;XXX&quot;;MOD(-[.$A92];[.I$1]))" office:value-type="string" office:string-value="XXX" calcext:value-type="string">
            <text:p>XXX</text:p>
          </table:table-cell>
          <table:table-cell table:formula="of:=IF(MOD(-[.$A92];[.J$1])=[.J$3];&quot;XXX&quot;;MOD(-[.$A92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92]+(13*37*461*17*19*739*41*23)" office:value-type="float" office:value="4445745389022756" calcext:value-type="float">
            <text:p>4445745389022756</text:p>
          </table:table-cell>
          <table:table-cell table:formula="of:=IF(MOD(-[.$A93];[.B$1])=[.B$3];&quot;XXX&quot;;MOD(-[.$A93];[.B$1]))" office:value-type="string" office:string-value="XXX" calcext:value-type="string">
            <text:p>XXX</text:p>
          </table:table-cell>
          <table:table-cell table:formula="of:=IF(MOD(-[.$A93];[.C$1])=[.C$3];&quot;XXX&quot;;MOD(-[.$A93];[.C$1]))" office:value-type="string" office:string-value="XXX" calcext:value-type="string">
            <text:p>XXX</text:p>
          </table:table-cell>
          <table:table-cell table:formula="of:=IF(MOD(-[.$A93];[.D$1])=[.D$3];&quot;XXX&quot;;MOD(-[.$A93];[.D$1]))" office:value-type="string" office:string-value="XXX" calcext:value-type="string">
            <text:p>XXX</text:p>
          </table:table-cell>
          <table:table-cell table:formula="of:=IF(MOD(-[.$A93];[.E$1])=[.E$3];&quot;XXX&quot;;MOD(-[.$A93];[.E$1]))" office:value-type="string" office:string-value="XXX" calcext:value-type="string">
            <text:p>XXX</text:p>
          </table:table-cell>
          <table:table-cell table:formula="of:=IF(MOD(-[.$A93];[.F$1])=[.F$3];&quot;XXX&quot;;MOD(-[.$A93];[.F$1]))" office:value-type="string" office:string-value="XXX" calcext:value-type="string">
            <text:p>XXX</text:p>
          </table:table-cell>
          <table:table-cell table:formula="of:=IF(MOD(-[.$A93];[.G$1])=[.G$3];&quot;XXX&quot;;MOD(-[.$A93];[.G$1]))" office:value-type="float" office:value="8" calcext:value-type="float">
            <text:p>8</text:p>
          </table:table-cell>
          <table:table-cell table:formula="of:=IF(MOD(-[.$A93];[.H$1])=[.H$3];&quot;XXX&quot;;MOD(-[.$A93];[.H$1]))" office:value-type="string" office:string-value="XXX" calcext:value-type="string">
            <text:p>XXX</text:p>
          </table:table-cell>
          <table:table-cell table:formula="of:=IF(MOD(-[.$A93];[.I$1])=[.I$3];&quot;XXX&quot;;MOD(-[.$A93];[.I$1]))" office:value-type="string" office:string-value="XXX" calcext:value-type="string">
            <text:p>XXX</text:p>
          </table:table-cell>
          <table:table-cell table:formula="of:=IF(MOD(-[.$A93];[.J$1])=[.J$3];&quot;XXX&quot;;MOD(-[.$A93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93]+(13*37*461*17*19*739*41*23)" office:value-type="float" office:value="4495657352545567" calcext:value-type="float">
            <text:p>4495657352545567</text:p>
          </table:table-cell>
          <table:table-cell table:formula="of:=IF(MOD(-[.$A94];[.B$1])=[.B$3];&quot;XXX&quot;;MOD(-[.$A94];[.B$1]))" office:value-type="string" office:string-value="XXX" calcext:value-type="string">
            <text:p>XXX</text:p>
          </table:table-cell>
          <table:table-cell table:formula="of:=IF(MOD(-[.$A94];[.C$1])=[.C$3];&quot;XXX&quot;;MOD(-[.$A94];[.C$1]))" office:value-type="string" office:string-value="XXX" calcext:value-type="string">
            <text:p>XXX</text:p>
          </table:table-cell>
          <table:table-cell table:formula="of:=IF(MOD(-[.$A94];[.D$1])=[.D$3];&quot;XXX&quot;;MOD(-[.$A94];[.D$1]))" office:value-type="string" office:string-value="XXX" calcext:value-type="string">
            <text:p>XXX</text:p>
          </table:table-cell>
          <table:table-cell table:formula="of:=IF(MOD(-[.$A94];[.E$1])=[.E$3];&quot;XXX&quot;;MOD(-[.$A94];[.E$1]))" office:value-type="string" office:string-value="XXX" calcext:value-type="string">
            <text:p>XXX</text:p>
          </table:table-cell>
          <table:table-cell table:formula="of:=IF(MOD(-[.$A94];[.F$1])=[.F$3];&quot;XXX&quot;;MOD(-[.$A94];[.F$1]))" office:value-type="string" office:string-value="XXX" calcext:value-type="string">
            <text:p>XXX</text:p>
          </table:table-cell>
          <table:table-cell table:formula="of:=IF(MOD(-[.$A94];[.G$1])=[.G$3];&quot;XXX&quot;;MOD(-[.$A94];[.G$1]))" office:value-type="float" office:value="15" calcext:value-type="float">
            <text:p>15</text:p>
          </table:table-cell>
          <table:table-cell table:formula="of:=IF(MOD(-[.$A94];[.H$1])=[.H$3];&quot;XXX&quot;;MOD(-[.$A94];[.H$1]))" office:value-type="string" office:string-value="XXX" calcext:value-type="string">
            <text:p>XXX</text:p>
          </table:table-cell>
          <table:table-cell table:formula="of:=IF(MOD(-[.$A94];[.I$1])=[.I$3];&quot;XXX&quot;;MOD(-[.$A94];[.I$1]))" office:value-type="string" office:string-value="XXX" calcext:value-type="string">
            <text:p>XXX</text:p>
          </table:table-cell>
          <table:table-cell table:formula="of:=IF(MOD(-[.$A94];[.J$1])=[.J$3];&quot;XXX&quot;;MOD(-[.$A94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94]+(13*37*461*17*19*739*41*23)" office:value-type="float" office:value="4545569316068378" calcext:value-type="float">
            <text:p>4545569316068378</text:p>
          </table:table-cell>
          <table:table-cell table:formula="of:=IF(MOD(-[.$A95];[.B$1])=[.B$3];&quot;XXX&quot;;MOD(-[.$A95];[.B$1]))" office:value-type="string" office:string-value="XXX" calcext:value-type="string">
            <text:p>XXX</text:p>
          </table:table-cell>
          <table:table-cell table:formula="of:=IF(MOD(-[.$A95];[.C$1])=[.C$3];&quot;XXX&quot;;MOD(-[.$A95];[.C$1]))" office:value-type="string" office:string-value="XXX" calcext:value-type="string">
            <text:p>XXX</text:p>
          </table:table-cell>
          <table:table-cell table:formula="of:=IF(MOD(-[.$A95];[.D$1])=[.D$3];&quot;XXX&quot;;MOD(-[.$A95];[.D$1]))" office:value-type="string" office:string-value="XXX" calcext:value-type="string">
            <text:p>XXX</text:p>
          </table:table-cell>
          <table:table-cell table:formula="of:=IF(MOD(-[.$A95];[.E$1])=[.E$3];&quot;XXX&quot;;MOD(-[.$A95];[.E$1]))" office:value-type="string" office:string-value="XXX" calcext:value-type="string">
            <text:p>XXX</text:p>
          </table:table-cell>
          <table:table-cell table:formula="of:=IF(MOD(-[.$A95];[.F$1])=[.F$3];&quot;XXX&quot;;MOD(-[.$A95];[.F$1]))" office:value-type="string" office:string-value="XXX" calcext:value-type="string">
            <text:p>XXX</text:p>
          </table:table-cell>
          <table:table-cell table:formula="of:=IF(MOD(-[.$A95];[.G$1])=[.G$3];&quot;XXX&quot;;MOD(-[.$A95];[.G$1]))" office:value-type="float" office:value="22" calcext:value-type="float">
            <text:p>22</text:p>
          </table:table-cell>
          <table:table-cell table:formula="of:=IF(MOD(-[.$A95];[.H$1])=[.H$3];&quot;XXX&quot;;MOD(-[.$A95];[.H$1]))" office:value-type="string" office:string-value="XXX" calcext:value-type="string">
            <text:p>XXX</text:p>
          </table:table-cell>
          <table:table-cell table:formula="of:=IF(MOD(-[.$A95];[.I$1])=[.I$3];&quot;XXX&quot;;MOD(-[.$A95];[.I$1]))" office:value-type="string" office:string-value="XXX" calcext:value-type="string">
            <text:p>XXX</text:p>
          </table:table-cell>
          <table:table-cell table:formula="of:=IF(MOD(-[.$A95];[.J$1])=[.J$3];&quot;XXX&quot;;MOD(-[.$A95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95]+(13*37*461*17*19*739*41*23)" office:value-type="float" office:value="4595481279591189" calcext:value-type="float">
            <text:p>4595481279591189</text:p>
          </table:table-cell>
          <table:table-cell table:formula="of:=IF(MOD(-[.$A96];[.B$1])=[.B$3];&quot;XXX&quot;;MOD(-[.$A96];[.B$1]))" office:value-type="string" office:string-value="XXX" calcext:value-type="string">
            <text:p>XXX</text:p>
          </table:table-cell>
          <table:table-cell table:formula="of:=IF(MOD(-[.$A96];[.C$1])=[.C$3];&quot;XXX&quot;;MOD(-[.$A96];[.C$1]))" office:value-type="string" office:string-value="XXX" calcext:value-type="string">
            <text:p>XXX</text:p>
          </table:table-cell>
          <table:table-cell table:formula="of:=IF(MOD(-[.$A96];[.D$1])=[.D$3];&quot;XXX&quot;;MOD(-[.$A96];[.D$1]))" office:value-type="string" office:string-value="XXX" calcext:value-type="string">
            <text:p>XXX</text:p>
          </table:table-cell>
          <table:table-cell table:formula="of:=IF(MOD(-[.$A96];[.E$1])=[.E$3];&quot;XXX&quot;;MOD(-[.$A96];[.E$1]))" office:value-type="string" office:string-value="XXX" calcext:value-type="string">
            <text:p>XXX</text:p>
          </table:table-cell>
          <table:table-cell table:formula="of:=IF(MOD(-[.$A96];[.F$1])=[.F$3];&quot;XXX&quot;;MOD(-[.$A96];[.F$1]))" office:value-type="string" office:string-value="XXX" calcext:value-type="string">
            <text:p>XXX</text:p>
          </table:table-cell>
          <table:table-cell table:formula="of:=IF(MOD(-[.$A96];[.G$1])=[.G$3];&quot;XXX&quot;;MOD(-[.$A96];[.G$1]))" office:value-type="float" office:value="0" calcext:value-type="float">
            <text:p>0</text:p>
          </table:table-cell>
          <table:table-cell table:formula="of:=IF(MOD(-[.$A96];[.H$1])=[.H$3];&quot;XXX&quot;;MOD(-[.$A96];[.H$1]))" office:value-type="string" office:string-value="XXX" calcext:value-type="string">
            <text:p>XXX</text:p>
          </table:table-cell>
          <table:table-cell table:formula="of:=IF(MOD(-[.$A96];[.I$1])=[.I$3];&quot;XXX&quot;;MOD(-[.$A96];[.I$1]))" office:value-type="string" office:string-value="XXX" calcext:value-type="string">
            <text:p>XXX</text:p>
          </table:table-cell>
          <table:table-cell table:formula="of:=IF(MOD(-[.$A96];[.J$1])=[.J$3];&quot;XXX&quot;;MOD(-[.$A96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96]+(13*37*461*17*19*739*41*23)" office:value-type="float" office:value="4645393243114000" calcext:value-type="float">
            <text:p>4645393243114000</text:p>
          </table:table-cell>
          <table:table-cell table:formula="of:=IF(MOD(-[.$A97];[.B$1])=[.B$3];&quot;XXX&quot;;MOD(-[.$A97];[.B$1]))" office:value-type="string" office:string-value="XXX" calcext:value-type="string">
            <text:p>XXX</text:p>
          </table:table-cell>
          <table:table-cell table:formula="of:=IF(MOD(-[.$A97];[.C$1])=[.C$3];&quot;XXX&quot;;MOD(-[.$A97];[.C$1]))" office:value-type="string" office:string-value="XXX" calcext:value-type="string">
            <text:p>XXX</text:p>
          </table:table-cell>
          <table:table-cell table:formula="of:=IF(MOD(-[.$A97];[.D$1])=[.D$3];&quot;XXX&quot;;MOD(-[.$A97];[.D$1]))" office:value-type="string" office:string-value="XXX" calcext:value-type="string">
            <text:p>XXX</text:p>
          </table:table-cell>
          <table:table-cell table:formula="of:=IF(MOD(-[.$A97];[.E$1])=[.E$3];&quot;XXX&quot;;MOD(-[.$A97];[.E$1]))" office:value-type="string" office:string-value="XXX" calcext:value-type="string">
            <text:p>XXX</text:p>
          </table:table-cell>
          <table:table-cell table:formula="of:=IF(MOD(-[.$A97];[.F$1])=[.F$3];&quot;XXX&quot;;MOD(-[.$A97];[.F$1]))" office:value-type="string" office:string-value="XXX" calcext:value-type="string">
            <text:p>XXX</text:p>
          </table:table-cell>
          <table:table-cell table:formula="of:=IF(MOD(-[.$A97];[.G$1])=[.G$3];&quot;XXX&quot;;MOD(-[.$A97];[.G$1]))" office:value-type="float" office:value="7" calcext:value-type="float">
            <text:p>7</text:p>
          </table:table-cell>
          <table:table-cell table:formula="of:=IF(MOD(-[.$A97];[.H$1])=[.H$3];&quot;XXX&quot;;MOD(-[.$A97];[.H$1]))" office:value-type="string" office:string-value="XXX" calcext:value-type="string">
            <text:p>XXX</text:p>
          </table:table-cell>
          <table:table-cell table:formula="of:=IF(MOD(-[.$A97];[.I$1])=[.I$3];&quot;XXX&quot;;MOD(-[.$A97];[.I$1]))" office:value-type="string" office:string-value="XXX" calcext:value-type="string">
            <text:p>XXX</text:p>
          </table:table-cell>
          <table:table-cell table:formula="of:=IF(MOD(-[.$A97];[.J$1])=[.J$3];&quot;XXX&quot;;MOD(-[.$A97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97]+(13*37*461*17*19*739*41*23)" office:value-type="float" office:value="4695305206636811" calcext:value-type="float">
            <text:p>4695305206636811</text:p>
          </table:table-cell>
          <table:table-cell table:formula="of:=IF(MOD(-[.$A98];[.B$1])=[.B$3];&quot;XXX&quot;;MOD(-[.$A98];[.B$1]))" office:value-type="string" office:string-value="XXX" calcext:value-type="string">
            <text:p>XXX</text:p>
          </table:table-cell>
          <table:table-cell table:formula="of:=IF(MOD(-[.$A98];[.C$1])=[.C$3];&quot;XXX&quot;;MOD(-[.$A98];[.C$1]))" office:value-type="string" office:string-value="XXX" calcext:value-type="string">
            <text:p>XXX</text:p>
          </table:table-cell>
          <table:table-cell table:formula="of:=IF(MOD(-[.$A98];[.D$1])=[.D$3];&quot;XXX&quot;;MOD(-[.$A98];[.D$1]))" office:value-type="string" office:string-value="XXX" calcext:value-type="string">
            <text:p>XXX</text:p>
          </table:table-cell>
          <table:table-cell table:formula="of:=IF(MOD(-[.$A98];[.E$1])=[.E$3];&quot;XXX&quot;;MOD(-[.$A98];[.E$1]))" office:value-type="string" office:string-value="XXX" calcext:value-type="string">
            <text:p>XXX</text:p>
          </table:table-cell>
          <table:table-cell table:formula="of:=IF(MOD(-[.$A98];[.F$1])=[.F$3];&quot;XXX&quot;;MOD(-[.$A98];[.F$1]))" office:value-type="string" office:string-value="XXX" calcext:value-type="string">
            <text:p>XXX</text:p>
          </table:table-cell>
          <table:table-cell table:formula="of:=IF(MOD(-[.$A98];[.G$1])=[.G$3];&quot;XXX&quot;;MOD(-[.$A98];[.G$1]))" office:value-type="float" office:value="14" calcext:value-type="float">
            <text:p>14</text:p>
          </table:table-cell>
          <table:table-cell table:formula="of:=IF(MOD(-[.$A98];[.H$1])=[.H$3];&quot;XXX&quot;;MOD(-[.$A98];[.H$1]))" office:value-type="string" office:string-value="XXX" calcext:value-type="string">
            <text:p>XXX</text:p>
          </table:table-cell>
          <table:table-cell table:formula="of:=IF(MOD(-[.$A98];[.I$1])=[.I$3];&quot;XXX&quot;;MOD(-[.$A98];[.I$1]))" office:value-type="string" office:string-value="XXX" calcext:value-type="string">
            <text:p>XXX</text:p>
          </table:table-cell>
          <table:table-cell table:formula="of:=IF(MOD(-[.$A98];[.J$1])=[.J$3];&quot;XXX&quot;;MOD(-[.$A98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98]+(13*37*461*17*19*739*41*23)" office:value-type="float" office:value="4745217170159622" calcext:value-type="float">
            <text:p>4745217170159622</text:p>
          </table:table-cell>
          <table:table-cell table:formula="of:=IF(MOD(-[.$A99];[.B$1])=[.B$3];&quot;XXX&quot;;MOD(-[.$A99];[.B$1]))" office:value-type="string" office:string-value="XXX" calcext:value-type="string">
            <text:p>XXX</text:p>
          </table:table-cell>
          <table:table-cell table:formula="of:=IF(MOD(-[.$A99];[.C$1])=[.C$3];&quot;XXX&quot;;MOD(-[.$A99];[.C$1]))" office:value-type="string" office:string-value="XXX" calcext:value-type="string">
            <text:p>XXX</text:p>
          </table:table-cell>
          <table:table-cell table:formula="of:=IF(MOD(-[.$A99];[.D$1])=[.D$3];&quot;XXX&quot;;MOD(-[.$A99];[.D$1]))" office:value-type="string" office:string-value="XXX" calcext:value-type="string">
            <text:p>XXX</text:p>
          </table:table-cell>
          <table:table-cell table:formula="of:=IF(MOD(-[.$A99];[.E$1])=[.E$3];&quot;XXX&quot;;MOD(-[.$A99];[.E$1]))" office:value-type="string" office:string-value="XXX" calcext:value-type="string">
            <text:p>XXX</text:p>
          </table:table-cell>
          <table:table-cell table:formula="of:=IF(MOD(-[.$A99];[.F$1])=[.F$3];&quot;XXX&quot;;MOD(-[.$A99];[.F$1]))" office:value-type="string" office:string-value="XXX" calcext:value-type="string">
            <text:p>XXX</text:p>
          </table:table-cell>
          <table:table-cell table:formula="of:=IF(MOD(-[.$A99];[.G$1])=[.G$3];&quot;XXX&quot;;MOD(-[.$A99];[.G$1]))" office:value-type="float" office:value="21" calcext:value-type="float">
            <text:p>21</text:p>
          </table:table-cell>
          <table:table-cell table:formula="of:=IF(MOD(-[.$A99];[.H$1])=[.H$3];&quot;XXX&quot;;MOD(-[.$A99];[.H$1]))" office:value-type="string" office:string-value="XXX" calcext:value-type="string">
            <text:p>XXX</text:p>
          </table:table-cell>
          <table:table-cell table:formula="of:=IF(MOD(-[.$A99];[.I$1])=[.I$3];&quot;XXX&quot;;MOD(-[.$A99];[.I$1]))" office:value-type="string" office:string-value="XXX" calcext:value-type="string">
            <text:p>XXX</text:p>
          </table:table-cell>
          <table:table-cell table:formula="of:=IF(MOD(-[.$A99];[.J$1])=[.J$3];&quot;XXX&quot;;MOD(-[.$A99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99]+(13*37*461*17*19*739*41*23)" office:value-type="float" office:value="4795129133682433" calcext:value-type="float">
            <text:p>4795129133682433</text:p>
          </table:table-cell>
          <table:table-cell table:formula="of:=IF(MOD(-[.$A100];[.B$1])=[.B$3];&quot;XXX&quot;;MOD(-[.$A100];[.B$1]))" office:value-type="string" office:string-value="XXX" calcext:value-type="string">
            <text:p>XXX</text:p>
          </table:table-cell>
          <table:table-cell table:formula="of:=IF(MOD(-[.$A100];[.C$1])=[.C$3];&quot;XXX&quot;;MOD(-[.$A100];[.C$1]))" office:value-type="string" office:string-value="XXX" calcext:value-type="string">
            <text:p>XXX</text:p>
          </table:table-cell>
          <table:table-cell table:formula="of:=IF(MOD(-[.$A100];[.D$1])=[.D$3];&quot;XXX&quot;;MOD(-[.$A100];[.D$1]))" office:value-type="string" office:string-value="XXX" calcext:value-type="string">
            <text:p>XXX</text:p>
          </table:table-cell>
          <table:table-cell table:formula="of:=IF(MOD(-[.$A100];[.E$1])=[.E$3];&quot;XXX&quot;;MOD(-[.$A100];[.E$1]))" office:value-type="string" office:string-value="XXX" calcext:value-type="string">
            <text:p>XXX</text:p>
          </table:table-cell>
          <table:table-cell table:formula="of:=IF(MOD(-[.$A100];[.F$1])=[.F$3];&quot;XXX&quot;;MOD(-[.$A100];[.F$1]))" office:value-type="string" office:string-value="XXX" calcext:value-type="string">
            <text:p>XXX</text:p>
          </table:table-cell>
          <table:table-cell table:formula="of:=IF(MOD(-[.$A100];[.G$1])=[.G$3];&quot;XXX&quot;;MOD(-[.$A100];[.G$1]))" office:value-type="float" office:value="28" calcext:value-type="float">
            <text:p>28</text:p>
          </table:table-cell>
          <table:table-cell table:formula="of:=IF(MOD(-[.$A100];[.H$1])=[.H$3];&quot;XXX&quot;;MOD(-[.$A100];[.H$1]))" office:value-type="string" office:string-value="XXX" calcext:value-type="string">
            <text:p>XXX</text:p>
          </table:table-cell>
          <table:table-cell table:formula="of:=IF(MOD(-[.$A100];[.I$1])=[.I$3];&quot;XXX&quot;;MOD(-[.$A100];[.I$1]))" office:value-type="string" office:string-value="XXX" calcext:value-type="string">
            <text:p>XXX</text:p>
          </table:table-cell>
          <table:table-cell table:formula="of:=IF(MOD(-[.$A100];[.J$1])=[.J$3];&quot;XXX&quot;;MOD(-[.$A100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00]+(13*37*461*17*19*739*41*23)" office:value-type="float" office:value="4845041097205244" calcext:value-type="float">
            <text:p>4845041097205244</text:p>
          </table:table-cell>
          <table:table-cell table:formula="of:=IF(MOD(-[.$A101];[.B$1])=[.B$3];&quot;XXX&quot;;MOD(-[.$A101];[.B$1]))" office:value-type="string" office:string-value="XXX" calcext:value-type="string">
            <text:p>XXX</text:p>
          </table:table-cell>
          <table:table-cell table:formula="of:=IF(MOD(-[.$A101];[.C$1])=[.C$3];&quot;XXX&quot;;MOD(-[.$A101];[.C$1]))" office:value-type="string" office:string-value="XXX" calcext:value-type="string">
            <text:p>XXX</text:p>
          </table:table-cell>
          <table:table-cell table:formula="of:=IF(MOD(-[.$A101];[.D$1])=[.D$3];&quot;XXX&quot;;MOD(-[.$A101];[.D$1]))" office:value-type="string" office:string-value="XXX" calcext:value-type="string">
            <text:p>XXX</text:p>
          </table:table-cell>
          <table:table-cell table:formula="of:=IF(MOD(-[.$A101];[.E$1])=[.E$3];&quot;XXX&quot;;MOD(-[.$A101];[.E$1]))" office:value-type="string" office:string-value="XXX" calcext:value-type="string">
            <text:p>XXX</text:p>
          </table:table-cell>
          <table:table-cell table:formula="of:=IF(MOD(-[.$A101];[.F$1])=[.F$3];&quot;XXX&quot;;MOD(-[.$A101];[.F$1]))" office:value-type="string" office:string-value="XXX" calcext:value-type="string">
            <text:p>XXX</text:p>
          </table:table-cell>
          <table:table-cell table:formula="of:=IF(MOD(-[.$A101];[.G$1])=[.G$3];&quot;XXX&quot;;MOD(-[.$A101];[.G$1]))" office:value-type="float" office:value="6" calcext:value-type="float">
            <text:p>6</text:p>
          </table:table-cell>
          <table:table-cell table:formula="of:=IF(MOD(-[.$A101];[.H$1])=[.H$3];&quot;XXX&quot;;MOD(-[.$A101];[.H$1]))" office:value-type="string" office:string-value="XXX" calcext:value-type="string">
            <text:p>XXX</text:p>
          </table:table-cell>
          <table:table-cell table:formula="of:=IF(MOD(-[.$A101];[.I$1])=[.I$3];&quot;XXX&quot;;MOD(-[.$A101];[.I$1]))" office:value-type="string" office:string-value="XXX" calcext:value-type="string">
            <text:p>XXX</text:p>
          </table:table-cell>
          <table:table-cell table:formula="of:=IF(MOD(-[.$A101];[.J$1])=[.J$3];&quot;XXX&quot;;MOD(-[.$A101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01]+(13*37*461*17*19*739*41*23)" office:value-type="float" office:value="4894953060728055" calcext:value-type="float">
            <text:p>4894953060728055</text:p>
          </table:table-cell>
          <table:table-cell table:formula="of:=IF(MOD(-[.$A102];[.B$1])=[.B$3];&quot;XXX&quot;;MOD(-[.$A102];[.B$1]))" office:value-type="string" office:string-value="XXX" calcext:value-type="string">
            <text:p>XXX</text:p>
          </table:table-cell>
          <table:table-cell table:formula="of:=IF(MOD(-[.$A102];[.C$1])=[.C$3];&quot;XXX&quot;;MOD(-[.$A102];[.C$1]))" office:value-type="string" office:string-value="XXX" calcext:value-type="string">
            <text:p>XXX</text:p>
          </table:table-cell>
          <table:table-cell table:formula="of:=IF(MOD(-[.$A102];[.D$1])=[.D$3];&quot;XXX&quot;;MOD(-[.$A102];[.D$1]))" office:value-type="string" office:string-value="XXX" calcext:value-type="string">
            <text:p>XXX</text:p>
          </table:table-cell>
          <table:table-cell table:formula="of:=IF(MOD(-[.$A102];[.E$1])=[.E$3];&quot;XXX&quot;;MOD(-[.$A102];[.E$1]))" office:value-type="string" office:string-value="XXX" calcext:value-type="string">
            <text:p>XXX</text:p>
          </table:table-cell>
          <table:table-cell table:formula="of:=IF(MOD(-[.$A102];[.F$1])=[.F$3];&quot;XXX&quot;;MOD(-[.$A102];[.F$1]))" office:value-type="string" office:string-value="XXX" calcext:value-type="string">
            <text:p>XXX</text:p>
          </table:table-cell>
          <table:table-cell table:formula="of:=IF(MOD(-[.$A102];[.G$1])=[.G$3];&quot;XXX&quot;;MOD(-[.$A102];[.G$1]))" office:value-type="string" office:string-value="XXX" calcext:value-type="string">
            <text:p>XXX</text:p>
          </table:table-cell>
          <table:table-cell table:formula="of:=IF(MOD(-[.$A102];[.H$1])=[.H$3];&quot;XXX&quot;;MOD(-[.$A102];[.H$1]))" office:value-type="string" office:string-value="XXX" calcext:value-type="string">
            <text:p>XXX</text:p>
          </table:table-cell>
          <table:table-cell table:formula="of:=IF(MOD(-[.$A102];[.I$1])=[.I$3];&quot;XXX&quot;;MOD(-[.$A102];[.I$1]))" office:value-type="string" office:string-value="XXX" calcext:value-type="string">
            <text:p>XXX</text:p>
          </table:table-cell>
          <table:table-cell table:formula="of:=IF(MOD(-[.$A102];[.J$1])=[.J$3];&quot;XXX&quot;;MOD(-[.$A102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02]+(13*37*461*17*19*739*41*23)" office:value-type="float" office:value="4944865024250866" calcext:value-type="float">
            <text:p>4944865024250866</text:p>
          </table:table-cell>
          <table:table-cell table:formula="of:=IF(MOD(-[.$A103];[.B$1])=[.B$3];&quot;XXX&quot;;MOD(-[.$A103];[.B$1]))" office:value-type="string" office:string-value="XXX" calcext:value-type="string">
            <text:p>XXX</text:p>
          </table:table-cell>
          <table:table-cell table:formula="of:=IF(MOD(-[.$A103];[.C$1])=[.C$3];&quot;XXX&quot;;MOD(-[.$A103];[.C$1]))" office:value-type="string" office:string-value="XXX" calcext:value-type="string">
            <text:p>XXX</text:p>
          </table:table-cell>
          <table:table-cell table:formula="of:=IF(MOD(-[.$A103];[.D$1])=[.D$3];&quot;XXX&quot;;MOD(-[.$A103];[.D$1]))" office:value-type="string" office:string-value="XXX" calcext:value-type="string">
            <text:p>XXX</text:p>
          </table:table-cell>
          <table:table-cell table:formula="of:=IF(MOD(-[.$A103];[.E$1])=[.E$3];&quot;XXX&quot;;MOD(-[.$A103];[.E$1]))" office:value-type="string" office:string-value="XXX" calcext:value-type="string">
            <text:p>XXX</text:p>
          </table:table-cell>
          <table:table-cell table:formula="of:=IF(MOD(-[.$A103];[.F$1])=[.F$3];&quot;XXX&quot;;MOD(-[.$A103];[.F$1]))" office:value-type="string" office:string-value="XXX" calcext:value-type="string">
            <text:p>XXX</text:p>
          </table:table-cell>
          <table:table-cell table:formula="of:=IF(MOD(-[.$A103];[.G$1])=[.G$3];&quot;XXX&quot;;MOD(-[.$A103];[.G$1]))" office:value-type="float" office:value="20" calcext:value-type="float">
            <text:p>20</text:p>
          </table:table-cell>
          <table:table-cell table:formula="of:=IF(MOD(-[.$A103];[.H$1])=[.H$3];&quot;XXX&quot;;MOD(-[.$A103];[.H$1]))" office:value-type="string" office:string-value="XXX" calcext:value-type="string">
            <text:p>XXX</text:p>
          </table:table-cell>
          <table:table-cell table:formula="of:=IF(MOD(-[.$A103];[.I$1])=[.I$3];&quot;XXX&quot;;MOD(-[.$A103];[.I$1]))" office:value-type="string" office:string-value="XXX" calcext:value-type="string">
            <text:p>XXX</text:p>
          </table:table-cell>
          <table:table-cell table:formula="of:=IF(MOD(-[.$A103];[.J$1])=[.J$3];&quot;XXX&quot;;MOD(-[.$A103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03]+(13*37*461*17*19*739*41*23)" office:value-type="float" office:value="4994776987773677" calcext:value-type="float">
            <text:p>4994776987773677</text:p>
          </table:table-cell>
          <table:table-cell table:formula="of:=IF(MOD(-[.$A104];[.B$1])=[.B$3];&quot;XXX&quot;;MOD(-[.$A104];[.B$1]))" office:value-type="string" office:string-value="XXX" calcext:value-type="string">
            <text:p>XXX</text:p>
          </table:table-cell>
          <table:table-cell table:formula="of:=IF(MOD(-[.$A104];[.C$1])=[.C$3];&quot;XXX&quot;;MOD(-[.$A104];[.C$1]))" office:value-type="string" office:string-value="XXX" calcext:value-type="string">
            <text:p>XXX</text:p>
          </table:table-cell>
          <table:table-cell table:formula="of:=IF(MOD(-[.$A104];[.D$1])=[.D$3];&quot;XXX&quot;;MOD(-[.$A104];[.D$1]))" office:value-type="string" office:string-value="XXX" calcext:value-type="string">
            <text:p>XXX</text:p>
          </table:table-cell>
          <table:table-cell table:formula="of:=IF(MOD(-[.$A104];[.E$1])=[.E$3];&quot;XXX&quot;;MOD(-[.$A104];[.E$1]))" office:value-type="string" office:string-value="XXX" calcext:value-type="string">
            <text:p>XXX</text:p>
          </table:table-cell>
          <table:table-cell table:formula="of:=IF(MOD(-[.$A104];[.F$1])=[.F$3];&quot;XXX&quot;;MOD(-[.$A104];[.F$1]))" office:value-type="string" office:string-value="XXX" calcext:value-type="string">
            <text:p>XXX</text:p>
          </table:table-cell>
          <table:table-cell table:formula="of:=IF(MOD(-[.$A104];[.G$1])=[.G$3];&quot;XXX&quot;;MOD(-[.$A104];[.G$1]))" office:value-type="float" office:value="27" calcext:value-type="float">
            <text:p>27</text:p>
          </table:table-cell>
          <table:table-cell table:formula="of:=IF(MOD(-[.$A104];[.H$1])=[.H$3];&quot;XXX&quot;;MOD(-[.$A104];[.H$1]))" office:value-type="string" office:string-value="XXX" calcext:value-type="string">
            <text:p>XXX</text:p>
          </table:table-cell>
          <table:table-cell table:formula="of:=IF(MOD(-[.$A104];[.I$1])=[.I$3];&quot;XXX&quot;;MOD(-[.$A104];[.I$1]))" office:value-type="string" office:string-value="XXX" calcext:value-type="string">
            <text:p>XXX</text:p>
          </table:table-cell>
          <table:table-cell table:formula="of:=IF(MOD(-[.$A104];[.J$1])=[.J$3];&quot;XXX&quot;;MOD(-[.$A104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04]+(13*37*461*17*19*739*41*23)" office:value-type="float" office:value="5044688951296488" calcext:value-type="float">
            <text:p>5044688951296488</text:p>
          </table:table-cell>
          <table:table-cell table:formula="of:=IF(MOD(-[.$A105];[.B$1])=[.B$3];&quot;XXX&quot;;MOD(-[.$A105];[.B$1]))" office:value-type="string" office:string-value="XXX" calcext:value-type="string">
            <text:p>XXX</text:p>
          </table:table-cell>
          <table:table-cell table:formula="of:=IF(MOD(-[.$A105];[.C$1])=[.C$3];&quot;XXX&quot;;MOD(-[.$A105];[.C$1]))" office:value-type="string" office:string-value="XXX" calcext:value-type="string">
            <text:p>XXX</text:p>
          </table:table-cell>
          <table:table-cell table:formula="of:=IF(MOD(-[.$A105];[.D$1])=[.D$3];&quot;XXX&quot;;MOD(-[.$A105];[.D$1]))" office:value-type="string" office:string-value="XXX" calcext:value-type="string">
            <text:p>XXX</text:p>
          </table:table-cell>
          <table:table-cell table:formula="of:=IF(MOD(-[.$A105];[.E$1])=[.E$3];&quot;XXX&quot;;MOD(-[.$A105];[.E$1]))" office:value-type="string" office:string-value="XXX" calcext:value-type="string">
            <text:p>XXX</text:p>
          </table:table-cell>
          <table:table-cell table:formula="of:=IF(MOD(-[.$A105];[.F$1])=[.F$3];&quot;XXX&quot;;MOD(-[.$A105];[.F$1]))" office:value-type="string" office:string-value="XXX" calcext:value-type="string">
            <text:p>XXX</text:p>
          </table:table-cell>
          <table:table-cell table:formula="of:=IF(MOD(-[.$A105];[.G$1])=[.G$3];&quot;XXX&quot;;MOD(-[.$A105];[.G$1]))" office:value-type="float" office:value="5" calcext:value-type="float">
            <text:p>5</text:p>
          </table:table-cell>
          <table:table-cell table:formula="of:=IF(MOD(-[.$A105];[.H$1])=[.H$3];&quot;XXX&quot;;MOD(-[.$A105];[.H$1]))" office:value-type="string" office:string-value="XXX" calcext:value-type="string">
            <text:p>XXX</text:p>
          </table:table-cell>
          <table:table-cell table:formula="of:=IF(MOD(-[.$A105];[.I$1])=[.I$3];&quot;XXX&quot;;MOD(-[.$A105];[.I$1]))" office:value-type="string" office:string-value="XXX" calcext:value-type="string">
            <text:p>XXX</text:p>
          </table:table-cell>
          <table:table-cell table:formula="of:=IF(MOD(-[.$A105];[.J$1])=[.J$3];&quot;XXX&quot;;MOD(-[.$A105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05]+(13*37*461*17*19*739*41*23)" office:value-type="float" office:value="5094600914819299" calcext:value-type="float">
            <text:p>5094600914819299</text:p>
          </table:table-cell>
          <table:table-cell table:formula="of:=IF(MOD(-[.$A106];[.B$1])=[.B$3];&quot;XXX&quot;;MOD(-[.$A106];[.B$1]))" office:value-type="string" office:string-value="XXX" calcext:value-type="string">
            <text:p>XXX</text:p>
          </table:table-cell>
          <table:table-cell table:formula="of:=IF(MOD(-[.$A106];[.C$1])=[.C$3];&quot;XXX&quot;;MOD(-[.$A106];[.C$1]))" office:value-type="string" office:string-value="XXX" calcext:value-type="string">
            <text:p>XXX</text:p>
          </table:table-cell>
          <table:table-cell table:formula="of:=IF(MOD(-[.$A106];[.D$1])=[.D$3];&quot;XXX&quot;;MOD(-[.$A106];[.D$1]))" office:value-type="string" office:string-value="XXX" calcext:value-type="string">
            <text:p>XXX</text:p>
          </table:table-cell>
          <table:table-cell table:formula="of:=IF(MOD(-[.$A106];[.E$1])=[.E$3];&quot;XXX&quot;;MOD(-[.$A106];[.E$1]))" office:value-type="string" office:string-value="XXX" calcext:value-type="string">
            <text:p>XXX</text:p>
          </table:table-cell>
          <table:table-cell table:formula="of:=IF(MOD(-[.$A106];[.F$1])=[.F$3];&quot;XXX&quot;;MOD(-[.$A106];[.F$1]))" office:value-type="string" office:string-value="XXX" calcext:value-type="string">
            <text:p>XXX</text:p>
          </table:table-cell>
          <table:table-cell table:formula="of:=IF(MOD(-[.$A106];[.G$1])=[.G$3];&quot;XXX&quot;;MOD(-[.$A106];[.G$1]))" office:value-type="float" office:value="12" calcext:value-type="float">
            <text:p>12</text:p>
          </table:table-cell>
          <table:table-cell table:formula="of:=IF(MOD(-[.$A106];[.H$1])=[.H$3];&quot;XXX&quot;;MOD(-[.$A106];[.H$1]))" office:value-type="string" office:string-value="XXX" calcext:value-type="string">
            <text:p>XXX</text:p>
          </table:table-cell>
          <table:table-cell table:formula="of:=IF(MOD(-[.$A106];[.I$1])=[.I$3];&quot;XXX&quot;;MOD(-[.$A106];[.I$1]))" office:value-type="string" office:string-value="XXX" calcext:value-type="string">
            <text:p>XXX</text:p>
          </table:table-cell>
          <table:table-cell table:formula="of:=IF(MOD(-[.$A106];[.J$1])=[.J$3];&quot;XXX&quot;;MOD(-[.$A106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06]+(13*37*461*17*19*739*41*23)" office:value-type="float" office:value="5144512878342110" calcext:value-type="float">
            <text:p>5144512878342110</text:p>
          </table:table-cell>
          <table:table-cell table:formula="of:=IF(MOD(-[.$A107];[.B$1])=[.B$3];&quot;XXX&quot;;MOD(-[.$A107];[.B$1]))" office:value-type="string" office:string-value="XXX" calcext:value-type="string">
            <text:p>XXX</text:p>
          </table:table-cell>
          <table:table-cell table:formula="of:=IF(MOD(-[.$A107];[.C$1])=[.C$3];&quot;XXX&quot;;MOD(-[.$A107];[.C$1]))" office:value-type="string" office:string-value="XXX" calcext:value-type="string">
            <text:p>XXX</text:p>
          </table:table-cell>
          <table:table-cell table:formula="of:=IF(MOD(-[.$A107];[.D$1])=[.D$3];&quot;XXX&quot;;MOD(-[.$A107];[.D$1]))" office:value-type="string" office:string-value="XXX" calcext:value-type="string">
            <text:p>XXX</text:p>
          </table:table-cell>
          <table:table-cell table:formula="of:=IF(MOD(-[.$A107];[.E$1])=[.E$3];&quot;XXX&quot;;MOD(-[.$A107];[.E$1]))" office:value-type="string" office:string-value="XXX" calcext:value-type="string">
            <text:p>XXX</text:p>
          </table:table-cell>
          <table:table-cell table:formula="of:=IF(MOD(-[.$A107];[.F$1])=[.F$3];&quot;XXX&quot;;MOD(-[.$A107];[.F$1]))" office:value-type="string" office:string-value="XXX" calcext:value-type="string">
            <text:p>XXX</text:p>
          </table:table-cell>
          <table:table-cell table:formula="of:=IF(MOD(-[.$A107];[.G$1])=[.G$3];&quot;XXX&quot;;MOD(-[.$A107];[.G$1]))" office:value-type="float" office:value="19" calcext:value-type="float">
            <text:p>19</text:p>
          </table:table-cell>
          <table:table-cell table:formula="of:=IF(MOD(-[.$A107];[.H$1])=[.H$3];&quot;XXX&quot;;MOD(-[.$A107];[.H$1]))" office:value-type="string" office:string-value="XXX" calcext:value-type="string">
            <text:p>XXX</text:p>
          </table:table-cell>
          <table:table-cell table:formula="of:=IF(MOD(-[.$A107];[.I$1])=[.I$3];&quot;XXX&quot;;MOD(-[.$A107];[.I$1]))" office:value-type="string" office:string-value="XXX" calcext:value-type="string">
            <text:p>XXX</text:p>
          </table:table-cell>
          <table:table-cell table:formula="of:=IF(MOD(-[.$A107];[.J$1])=[.J$3];&quot;XXX&quot;;MOD(-[.$A107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07]+(13*37*461*17*19*739*41*23)" office:value-type="float" office:value="5194424841864921" calcext:value-type="float">
            <text:p>5194424841864921</text:p>
          </table:table-cell>
          <table:table-cell table:formula="of:=IF(MOD(-[.$A108];[.B$1])=[.B$3];&quot;XXX&quot;;MOD(-[.$A108];[.B$1]))" office:value-type="string" office:string-value="XXX" calcext:value-type="string">
            <text:p>XXX</text:p>
          </table:table-cell>
          <table:table-cell table:formula="of:=IF(MOD(-[.$A108];[.C$1])=[.C$3];&quot;XXX&quot;;MOD(-[.$A108];[.C$1]))" office:value-type="string" office:string-value="XXX" calcext:value-type="string">
            <text:p>XXX</text:p>
          </table:table-cell>
          <table:table-cell table:formula="of:=IF(MOD(-[.$A108];[.D$1])=[.D$3];&quot;XXX&quot;;MOD(-[.$A108];[.D$1]))" office:value-type="string" office:string-value="XXX" calcext:value-type="string">
            <text:p>XXX</text:p>
          </table:table-cell>
          <table:table-cell table:formula="of:=IF(MOD(-[.$A108];[.E$1])=[.E$3];&quot;XXX&quot;;MOD(-[.$A108];[.E$1]))" office:value-type="string" office:string-value="XXX" calcext:value-type="string">
            <text:p>XXX</text:p>
          </table:table-cell>
          <table:table-cell table:formula="of:=IF(MOD(-[.$A108];[.F$1])=[.F$3];&quot;XXX&quot;;MOD(-[.$A108];[.F$1]))" office:value-type="string" office:string-value="XXX" calcext:value-type="string">
            <text:p>XXX</text:p>
          </table:table-cell>
          <table:table-cell table:formula="of:=IF(MOD(-[.$A108];[.G$1])=[.G$3];&quot;XXX&quot;;MOD(-[.$A108];[.G$1]))" office:value-type="float" office:value="26" calcext:value-type="float">
            <text:p>26</text:p>
          </table:table-cell>
          <table:table-cell table:formula="of:=IF(MOD(-[.$A108];[.H$1])=[.H$3];&quot;XXX&quot;;MOD(-[.$A108];[.H$1]))" office:value-type="string" office:string-value="XXX" calcext:value-type="string">
            <text:p>XXX</text:p>
          </table:table-cell>
          <table:table-cell table:formula="of:=IF(MOD(-[.$A108];[.I$1])=[.I$3];&quot;XXX&quot;;MOD(-[.$A108];[.I$1]))" office:value-type="string" office:string-value="XXX" calcext:value-type="string">
            <text:p>XXX</text:p>
          </table:table-cell>
          <table:table-cell table:formula="of:=IF(MOD(-[.$A108];[.J$1])=[.J$3];&quot;XXX&quot;;MOD(-[.$A108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08]+(13*37*461*17*19*739*41*23)" office:value-type="float" office:value="5244336805387732" calcext:value-type="float">
            <text:p>5244336805387732</text:p>
          </table:table-cell>
          <table:table-cell table:formula="of:=IF(MOD(-[.$A109];[.B$1])=[.B$3];&quot;XXX&quot;;MOD(-[.$A109];[.B$1]))" office:value-type="string" office:string-value="XXX" calcext:value-type="string">
            <text:p>XXX</text:p>
          </table:table-cell>
          <table:table-cell table:formula="of:=IF(MOD(-[.$A109];[.C$1])=[.C$3];&quot;XXX&quot;;MOD(-[.$A109];[.C$1]))" office:value-type="string" office:string-value="XXX" calcext:value-type="string">
            <text:p>XXX</text:p>
          </table:table-cell>
          <table:table-cell table:formula="of:=IF(MOD(-[.$A109];[.D$1])=[.D$3];&quot;XXX&quot;;MOD(-[.$A109];[.D$1]))" office:value-type="string" office:string-value="XXX" calcext:value-type="string">
            <text:p>XXX</text:p>
          </table:table-cell>
          <table:table-cell table:formula="of:=IF(MOD(-[.$A109];[.E$1])=[.E$3];&quot;XXX&quot;;MOD(-[.$A109];[.E$1]))" office:value-type="string" office:string-value="XXX" calcext:value-type="string">
            <text:p>XXX</text:p>
          </table:table-cell>
          <table:table-cell table:formula="of:=IF(MOD(-[.$A109];[.F$1])=[.F$3];&quot;XXX&quot;;MOD(-[.$A109];[.F$1]))" office:value-type="string" office:string-value="XXX" calcext:value-type="string">
            <text:p>XXX</text:p>
          </table:table-cell>
          <table:table-cell table:formula="of:=IF(MOD(-[.$A109];[.G$1])=[.G$3];&quot;XXX&quot;;MOD(-[.$A109];[.G$1]))" office:value-type="float" office:value="4" calcext:value-type="float">
            <text:p>4</text:p>
          </table:table-cell>
          <table:table-cell table:formula="of:=IF(MOD(-[.$A109];[.H$1])=[.H$3];&quot;XXX&quot;;MOD(-[.$A109];[.H$1]))" office:value-type="string" office:string-value="XXX" calcext:value-type="string">
            <text:p>XXX</text:p>
          </table:table-cell>
          <table:table-cell table:formula="of:=IF(MOD(-[.$A109];[.I$1])=[.I$3];&quot;XXX&quot;;MOD(-[.$A109];[.I$1]))" office:value-type="string" office:string-value="XXX" calcext:value-type="string">
            <text:p>XXX</text:p>
          </table:table-cell>
          <table:table-cell table:formula="of:=IF(MOD(-[.$A109];[.J$1])=[.J$3];&quot;XXX&quot;;MOD(-[.$A109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09]+(13*37*461*17*19*739*41*23)" office:value-type="float" office:value="5294248768910543" calcext:value-type="float">
            <text:p>5294248768910543</text:p>
          </table:table-cell>
          <table:table-cell table:formula="of:=IF(MOD(-[.$A110];[.B$1])=[.B$3];&quot;XXX&quot;;MOD(-[.$A110];[.B$1]))" office:value-type="string" office:string-value="XXX" calcext:value-type="string">
            <text:p>XXX</text:p>
          </table:table-cell>
          <table:table-cell table:formula="of:=IF(MOD(-[.$A110];[.C$1])=[.C$3];&quot;XXX&quot;;MOD(-[.$A110];[.C$1]))" office:value-type="string" office:string-value="XXX" calcext:value-type="string">
            <text:p>XXX</text:p>
          </table:table-cell>
          <table:table-cell table:formula="of:=IF(MOD(-[.$A110];[.D$1])=[.D$3];&quot;XXX&quot;;MOD(-[.$A110];[.D$1]))" office:value-type="string" office:string-value="XXX" calcext:value-type="string">
            <text:p>XXX</text:p>
          </table:table-cell>
          <table:table-cell table:formula="of:=IF(MOD(-[.$A110];[.E$1])=[.E$3];&quot;XXX&quot;;MOD(-[.$A110];[.E$1]))" office:value-type="string" office:string-value="XXX" calcext:value-type="string">
            <text:p>XXX</text:p>
          </table:table-cell>
          <table:table-cell table:formula="of:=IF(MOD(-[.$A110];[.F$1])=[.F$3];&quot;XXX&quot;;MOD(-[.$A110];[.F$1]))" office:value-type="string" office:string-value="XXX" calcext:value-type="string">
            <text:p>XXX</text:p>
          </table:table-cell>
          <table:table-cell table:formula="of:=IF(MOD(-[.$A110];[.G$1])=[.G$3];&quot;XXX&quot;;MOD(-[.$A110];[.G$1]))" office:value-type="float" office:value="11" calcext:value-type="float">
            <text:p>11</text:p>
          </table:table-cell>
          <table:table-cell table:formula="of:=IF(MOD(-[.$A110];[.H$1])=[.H$3];&quot;XXX&quot;;MOD(-[.$A110];[.H$1]))" office:value-type="string" office:string-value="XXX" calcext:value-type="string">
            <text:p>XXX</text:p>
          </table:table-cell>
          <table:table-cell table:formula="of:=IF(MOD(-[.$A110];[.I$1])=[.I$3];&quot;XXX&quot;;MOD(-[.$A110];[.I$1]))" office:value-type="string" office:string-value="XXX" calcext:value-type="string">
            <text:p>XXX</text:p>
          </table:table-cell>
          <table:table-cell table:formula="of:=IF(MOD(-[.$A110];[.J$1])=[.J$3];&quot;XXX&quot;;MOD(-[.$A110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10]+(13*37*461*17*19*739*41*23)" office:value-type="float" office:value="5344160732433354" calcext:value-type="float">
            <text:p>5344160732433354</text:p>
          </table:table-cell>
          <table:table-cell table:formula="of:=IF(MOD(-[.$A111];[.B$1])=[.B$3];&quot;XXX&quot;;MOD(-[.$A111];[.B$1]))" office:value-type="string" office:string-value="XXX" calcext:value-type="string">
            <text:p>XXX</text:p>
          </table:table-cell>
          <table:table-cell table:formula="of:=IF(MOD(-[.$A111];[.C$1])=[.C$3];&quot;XXX&quot;;MOD(-[.$A111];[.C$1]))" office:value-type="string" office:string-value="XXX" calcext:value-type="string">
            <text:p>XXX</text:p>
          </table:table-cell>
          <table:table-cell table:formula="of:=IF(MOD(-[.$A111];[.D$1])=[.D$3];&quot;XXX&quot;;MOD(-[.$A111];[.D$1]))" office:value-type="string" office:string-value="XXX" calcext:value-type="string">
            <text:p>XXX</text:p>
          </table:table-cell>
          <table:table-cell table:formula="of:=IF(MOD(-[.$A111];[.E$1])=[.E$3];&quot;XXX&quot;;MOD(-[.$A111];[.E$1]))" office:value-type="string" office:string-value="XXX" calcext:value-type="string">
            <text:p>XXX</text:p>
          </table:table-cell>
          <table:table-cell table:formula="of:=IF(MOD(-[.$A111];[.F$1])=[.F$3];&quot;XXX&quot;;MOD(-[.$A111];[.F$1]))" office:value-type="string" office:string-value="XXX" calcext:value-type="string">
            <text:p>XXX</text:p>
          </table:table-cell>
          <table:table-cell table:formula="of:=IF(MOD(-[.$A111];[.G$1])=[.G$3];&quot;XXX&quot;;MOD(-[.$A111];[.G$1]))" office:value-type="float" office:value="18" calcext:value-type="float">
            <text:p>18</text:p>
          </table:table-cell>
          <table:table-cell table:formula="of:=IF(MOD(-[.$A111];[.H$1])=[.H$3];&quot;XXX&quot;;MOD(-[.$A111];[.H$1]))" office:value-type="string" office:string-value="XXX" calcext:value-type="string">
            <text:p>XXX</text:p>
          </table:table-cell>
          <table:table-cell table:formula="of:=IF(MOD(-[.$A111];[.I$1])=[.I$3];&quot;XXX&quot;;MOD(-[.$A111];[.I$1]))" office:value-type="string" office:string-value="XXX" calcext:value-type="string">
            <text:p>XXX</text:p>
          </table:table-cell>
          <table:table-cell table:formula="of:=IF(MOD(-[.$A111];[.J$1])=[.J$3];&quot;XXX&quot;;MOD(-[.$A111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11]+(13*37*461*17*19*739*41*23)" office:value-type="float" office:value="5394072695956165" calcext:value-type="float">
            <text:p>5394072695956165</text:p>
          </table:table-cell>
          <table:table-cell table:formula="of:=IF(MOD(-[.$A112];[.B$1])=[.B$3];&quot;XXX&quot;;MOD(-[.$A112];[.B$1]))" office:value-type="string" office:string-value="XXX" calcext:value-type="string">
            <text:p>XXX</text:p>
          </table:table-cell>
          <table:table-cell table:formula="of:=IF(MOD(-[.$A112];[.C$1])=[.C$3];&quot;XXX&quot;;MOD(-[.$A112];[.C$1]))" office:value-type="string" office:string-value="XXX" calcext:value-type="string">
            <text:p>XXX</text:p>
          </table:table-cell>
          <table:table-cell table:formula="of:=IF(MOD(-[.$A112];[.D$1])=[.D$3];&quot;XXX&quot;;MOD(-[.$A112];[.D$1]))" office:value-type="string" office:string-value="XXX" calcext:value-type="string">
            <text:p>XXX</text:p>
          </table:table-cell>
          <table:table-cell table:formula="of:=IF(MOD(-[.$A112];[.E$1])=[.E$3];&quot;XXX&quot;;MOD(-[.$A112];[.E$1]))" office:value-type="string" office:string-value="XXX" calcext:value-type="string">
            <text:p>XXX</text:p>
          </table:table-cell>
          <table:table-cell table:formula="of:=IF(MOD(-[.$A112];[.F$1])=[.F$3];&quot;XXX&quot;;MOD(-[.$A112];[.F$1]))" office:value-type="string" office:string-value="XXX" calcext:value-type="string">
            <text:p>XXX</text:p>
          </table:table-cell>
          <table:table-cell table:formula="of:=IF(MOD(-[.$A112];[.G$1])=[.G$3];&quot;XXX&quot;;MOD(-[.$A112];[.G$1]))" office:value-type="float" office:value="25" calcext:value-type="float">
            <text:p>25</text:p>
          </table:table-cell>
          <table:table-cell table:formula="of:=IF(MOD(-[.$A112];[.H$1])=[.H$3];&quot;XXX&quot;;MOD(-[.$A112];[.H$1]))" office:value-type="string" office:string-value="XXX" calcext:value-type="string">
            <text:p>XXX</text:p>
          </table:table-cell>
          <table:table-cell table:formula="of:=IF(MOD(-[.$A112];[.I$1])=[.I$3];&quot;XXX&quot;;MOD(-[.$A112];[.I$1]))" office:value-type="string" office:string-value="XXX" calcext:value-type="string">
            <text:p>XXX</text:p>
          </table:table-cell>
          <table:table-cell table:formula="of:=IF(MOD(-[.$A112];[.J$1])=[.J$3];&quot;XXX&quot;;MOD(-[.$A112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12]+(13*37*461*17*19*739*41*23)" office:value-type="float" office:value="5443984659478976" calcext:value-type="float">
            <text:p>5443984659478976</text:p>
          </table:table-cell>
          <table:table-cell table:formula="of:=IF(MOD(-[.$A113];[.B$1])=[.B$3];&quot;XXX&quot;;MOD(-[.$A113];[.B$1]))" office:value-type="string" office:string-value="XXX" calcext:value-type="string">
            <text:p>XXX</text:p>
          </table:table-cell>
          <table:table-cell table:formula="of:=IF(MOD(-[.$A113];[.C$1])=[.C$3];&quot;XXX&quot;;MOD(-[.$A113];[.C$1]))" office:value-type="string" office:string-value="XXX" calcext:value-type="string">
            <text:p>XXX</text:p>
          </table:table-cell>
          <table:table-cell table:formula="of:=IF(MOD(-[.$A113];[.D$1])=[.D$3];&quot;XXX&quot;;MOD(-[.$A113];[.D$1]))" office:value-type="string" office:string-value="XXX" calcext:value-type="string">
            <text:p>XXX</text:p>
          </table:table-cell>
          <table:table-cell table:formula="of:=IF(MOD(-[.$A113];[.E$1])=[.E$3];&quot;XXX&quot;;MOD(-[.$A113];[.E$1]))" office:value-type="string" office:string-value="XXX" calcext:value-type="string">
            <text:p>XXX</text:p>
          </table:table-cell>
          <table:table-cell table:formula="of:=IF(MOD(-[.$A113];[.F$1])=[.F$3];&quot;XXX&quot;;MOD(-[.$A113];[.F$1]))" office:value-type="string" office:string-value="XXX" calcext:value-type="string">
            <text:p>XXX</text:p>
          </table:table-cell>
          <table:table-cell table:formula="of:=IF(MOD(-[.$A113];[.G$1])=[.G$3];&quot;XXX&quot;;MOD(-[.$A113];[.G$1]))" office:value-type="float" office:value="3" calcext:value-type="float">
            <text:p>3</text:p>
          </table:table-cell>
          <table:table-cell table:formula="of:=IF(MOD(-[.$A113];[.H$1])=[.H$3];&quot;XXX&quot;;MOD(-[.$A113];[.H$1]))" office:value-type="string" office:string-value="XXX" calcext:value-type="string">
            <text:p>XXX</text:p>
          </table:table-cell>
          <table:table-cell table:formula="of:=IF(MOD(-[.$A113];[.I$1])=[.I$3];&quot;XXX&quot;;MOD(-[.$A113];[.I$1]))" office:value-type="string" office:string-value="XXX" calcext:value-type="string">
            <text:p>XXX</text:p>
          </table:table-cell>
          <table:table-cell table:formula="of:=IF(MOD(-[.$A113];[.J$1])=[.J$3];&quot;XXX&quot;;MOD(-[.$A113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13]+(13*37*461*17*19*739*41*23)" office:value-type="float" office:value="5493896623001787" calcext:value-type="float">
            <text:p>5493896623001787</text:p>
          </table:table-cell>
          <table:table-cell table:formula="of:=IF(MOD(-[.$A114];[.B$1])=[.B$3];&quot;XXX&quot;;MOD(-[.$A114];[.B$1]))" office:value-type="string" office:string-value="XXX" calcext:value-type="string">
            <text:p>XXX</text:p>
          </table:table-cell>
          <table:table-cell table:formula="of:=IF(MOD(-[.$A114];[.C$1])=[.C$3];&quot;XXX&quot;;MOD(-[.$A114];[.C$1]))" office:value-type="string" office:string-value="XXX" calcext:value-type="string">
            <text:p>XXX</text:p>
          </table:table-cell>
          <table:table-cell table:formula="of:=IF(MOD(-[.$A114];[.D$1])=[.D$3];&quot;XXX&quot;;MOD(-[.$A114];[.D$1]))" office:value-type="string" office:string-value="XXX" calcext:value-type="string">
            <text:p>XXX</text:p>
          </table:table-cell>
          <table:table-cell table:formula="of:=IF(MOD(-[.$A114];[.E$1])=[.E$3];&quot;XXX&quot;;MOD(-[.$A114];[.E$1]))" office:value-type="string" office:string-value="XXX" calcext:value-type="string">
            <text:p>XXX</text:p>
          </table:table-cell>
          <table:table-cell table:formula="of:=IF(MOD(-[.$A114];[.F$1])=[.F$3];&quot;XXX&quot;;MOD(-[.$A114];[.F$1]))" office:value-type="string" office:string-value="XXX" calcext:value-type="string">
            <text:p>XXX</text:p>
          </table:table-cell>
          <table:table-cell table:formula="of:=IF(MOD(-[.$A114];[.G$1])=[.G$3];&quot;XXX&quot;;MOD(-[.$A114];[.G$1]))" office:value-type="float" office:value="10" calcext:value-type="float">
            <text:p>10</text:p>
          </table:table-cell>
          <table:table-cell table:formula="of:=IF(MOD(-[.$A114];[.H$1])=[.H$3];&quot;XXX&quot;;MOD(-[.$A114];[.H$1]))" office:value-type="string" office:string-value="XXX" calcext:value-type="string">
            <text:p>XXX</text:p>
          </table:table-cell>
          <table:table-cell table:formula="of:=IF(MOD(-[.$A114];[.I$1])=[.I$3];&quot;XXX&quot;;MOD(-[.$A114];[.I$1]))" office:value-type="string" office:string-value="XXX" calcext:value-type="string">
            <text:p>XXX</text:p>
          </table:table-cell>
          <table:table-cell table:formula="of:=IF(MOD(-[.$A114];[.J$1])=[.J$3];&quot;XXX&quot;;MOD(-[.$A114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14]+(13*37*461*17*19*739*41*23)" office:value-type="float" office:value="5543808586524598" calcext:value-type="float">
            <text:p>5543808586524598</text:p>
          </table:table-cell>
          <table:table-cell table:formula="of:=IF(MOD(-[.$A115];[.B$1])=[.B$3];&quot;XXX&quot;;MOD(-[.$A115];[.B$1]))" office:value-type="string" office:string-value="XXX" calcext:value-type="string">
            <text:p>XXX</text:p>
          </table:table-cell>
          <table:table-cell table:formula="of:=IF(MOD(-[.$A115];[.C$1])=[.C$3];&quot;XXX&quot;;MOD(-[.$A115];[.C$1]))" office:value-type="string" office:string-value="XXX" calcext:value-type="string">
            <text:p>XXX</text:p>
          </table:table-cell>
          <table:table-cell table:formula="of:=IF(MOD(-[.$A115];[.D$1])=[.D$3];&quot;XXX&quot;;MOD(-[.$A115];[.D$1]))" office:value-type="string" office:string-value="XXX" calcext:value-type="string">
            <text:p>XXX</text:p>
          </table:table-cell>
          <table:table-cell table:formula="of:=IF(MOD(-[.$A115];[.E$1])=[.E$3];&quot;XXX&quot;;MOD(-[.$A115];[.E$1]))" office:value-type="string" office:string-value="XXX" calcext:value-type="string">
            <text:p>XXX</text:p>
          </table:table-cell>
          <table:table-cell table:formula="of:=IF(MOD(-[.$A115];[.F$1])=[.F$3];&quot;XXX&quot;;MOD(-[.$A115];[.F$1]))" office:value-type="string" office:string-value="XXX" calcext:value-type="string">
            <text:p>XXX</text:p>
          </table:table-cell>
          <table:table-cell table:formula="of:=IF(MOD(-[.$A115];[.G$1])=[.G$3];&quot;XXX&quot;;MOD(-[.$A115];[.G$1]))" office:value-type="float" office:value="17" calcext:value-type="float">
            <text:p>17</text:p>
          </table:table-cell>
          <table:table-cell table:formula="of:=IF(MOD(-[.$A115];[.H$1])=[.H$3];&quot;XXX&quot;;MOD(-[.$A115];[.H$1]))" office:value-type="string" office:string-value="XXX" calcext:value-type="string">
            <text:p>XXX</text:p>
          </table:table-cell>
          <table:table-cell table:formula="of:=IF(MOD(-[.$A115];[.I$1])=[.I$3];&quot;XXX&quot;;MOD(-[.$A115];[.I$1]))" office:value-type="string" office:string-value="XXX" calcext:value-type="string">
            <text:p>XXX</text:p>
          </table:table-cell>
          <table:table-cell table:formula="of:=IF(MOD(-[.$A115];[.J$1])=[.J$3];&quot;XXX&quot;;MOD(-[.$A115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15]+(13*37*461*17*19*739*41*23)" office:value-type="float" office:value="5593720550047409" calcext:value-type="float">
            <text:p>5593720550047409</text:p>
          </table:table-cell>
          <table:table-cell table:formula="of:=IF(MOD(-[.$A116];[.B$1])=[.B$3];&quot;XXX&quot;;MOD(-[.$A116];[.B$1]))" office:value-type="string" office:string-value="XXX" calcext:value-type="string">
            <text:p>XXX</text:p>
          </table:table-cell>
          <table:table-cell table:formula="of:=IF(MOD(-[.$A116];[.C$1])=[.C$3];&quot;XXX&quot;;MOD(-[.$A116];[.C$1]))" office:value-type="string" office:string-value="XXX" calcext:value-type="string">
            <text:p>XXX</text:p>
          </table:table-cell>
          <table:table-cell table:formula="of:=IF(MOD(-[.$A116];[.D$1])=[.D$3];&quot;XXX&quot;;MOD(-[.$A116];[.D$1]))" office:value-type="string" office:string-value="XXX" calcext:value-type="string">
            <text:p>XXX</text:p>
          </table:table-cell>
          <table:table-cell table:formula="of:=IF(MOD(-[.$A116];[.E$1])=[.E$3];&quot;XXX&quot;;MOD(-[.$A116];[.E$1]))" office:value-type="string" office:string-value="XXX" calcext:value-type="string">
            <text:p>XXX</text:p>
          </table:table-cell>
          <table:table-cell table:formula="of:=IF(MOD(-[.$A116];[.F$1])=[.F$3];&quot;XXX&quot;;MOD(-[.$A116];[.F$1]))" office:value-type="string" office:string-value="XXX" calcext:value-type="string">
            <text:p>XXX</text:p>
          </table:table-cell>
          <table:table-cell table:formula="of:=IF(MOD(-[.$A116];[.G$1])=[.G$3];&quot;XXX&quot;;MOD(-[.$A116];[.G$1]))" office:value-type="float" office:value="24" calcext:value-type="float">
            <text:p>24</text:p>
          </table:table-cell>
          <table:table-cell table:formula="of:=IF(MOD(-[.$A116];[.H$1])=[.H$3];&quot;XXX&quot;;MOD(-[.$A116];[.H$1]))" office:value-type="string" office:string-value="XXX" calcext:value-type="string">
            <text:p>XXX</text:p>
          </table:table-cell>
          <table:table-cell table:formula="of:=IF(MOD(-[.$A116];[.I$1])=[.I$3];&quot;XXX&quot;;MOD(-[.$A116];[.I$1]))" office:value-type="string" office:string-value="XXX" calcext:value-type="string">
            <text:p>XXX</text:p>
          </table:table-cell>
          <table:table-cell table:formula="of:=IF(MOD(-[.$A116];[.J$1])=[.J$3];&quot;XXX&quot;;MOD(-[.$A116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16]+(13*37*461*17*19*739*41*23)" office:value-type="float" office:value="5643632513570220" calcext:value-type="float">
            <text:p>5643632513570220</text:p>
          </table:table-cell>
          <table:table-cell table:formula="of:=IF(MOD(-[.$A117];[.B$1])=[.B$3];&quot;XXX&quot;;MOD(-[.$A117];[.B$1]))" office:value-type="string" office:string-value="XXX" calcext:value-type="string">
            <text:p>XXX</text:p>
          </table:table-cell>
          <table:table-cell table:formula="of:=IF(MOD(-[.$A117];[.C$1])=[.C$3];&quot;XXX&quot;;MOD(-[.$A117];[.C$1]))" office:value-type="string" office:string-value="XXX" calcext:value-type="string">
            <text:p>XXX</text:p>
          </table:table-cell>
          <table:table-cell table:formula="of:=IF(MOD(-[.$A117];[.D$1])=[.D$3];&quot;XXX&quot;;MOD(-[.$A117];[.D$1]))" office:value-type="string" office:string-value="XXX" calcext:value-type="string">
            <text:p>XXX</text:p>
          </table:table-cell>
          <table:table-cell table:formula="of:=IF(MOD(-[.$A117];[.E$1])=[.E$3];&quot;XXX&quot;;MOD(-[.$A117];[.E$1]))" office:value-type="string" office:string-value="XXX" calcext:value-type="string">
            <text:p>XXX</text:p>
          </table:table-cell>
          <table:table-cell table:formula="of:=IF(MOD(-[.$A117];[.F$1])=[.F$3];&quot;XXX&quot;;MOD(-[.$A117];[.F$1]))" office:value-type="string" office:string-value="XXX" calcext:value-type="string">
            <text:p>XXX</text:p>
          </table:table-cell>
          <table:table-cell table:formula="of:=IF(MOD(-[.$A117];[.G$1])=[.G$3];&quot;XXX&quot;;MOD(-[.$A117];[.G$1]))" office:value-type="float" office:value="2" calcext:value-type="float">
            <text:p>2</text:p>
          </table:table-cell>
          <table:table-cell table:formula="of:=IF(MOD(-[.$A117];[.H$1])=[.H$3];&quot;XXX&quot;;MOD(-[.$A117];[.H$1]))" office:value-type="string" office:string-value="XXX" calcext:value-type="string">
            <text:p>XXX</text:p>
          </table:table-cell>
          <table:table-cell table:formula="of:=IF(MOD(-[.$A117];[.I$1])=[.I$3];&quot;XXX&quot;;MOD(-[.$A117];[.I$1]))" office:value-type="string" office:string-value="XXX" calcext:value-type="string">
            <text:p>XXX</text:p>
          </table:table-cell>
          <table:table-cell table:formula="of:=IF(MOD(-[.$A117];[.J$1])=[.J$3];&quot;XXX&quot;;MOD(-[.$A117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17]+(13*37*461*17*19*739*41*23)" office:value-type="float" office:value="5693544477093031" calcext:value-type="float">
            <text:p>5693544477093031</text:p>
          </table:table-cell>
          <table:table-cell table:formula="of:=IF(MOD(-[.$A118];[.B$1])=[.B$3];&quot;XXX&quot;;MOD(-[.$A118];[.B$1]))" office:value-type="string" office:string-value="XXX" calcext:value-type="string">
            <text:p>XXX</text:p>
          </table:table-cell>
          <table:table-cell table:formula="of:=IF(MOD(-[.$A118];[.C$1])=[.C$3];&quot;XXX&quot;;MOD(-[.$A118];[.C$1]))" office:value-type="string" office:string-value="XXX" calcext:value-type="string">
            <text:p>XXX</text:p>
          </table:table-cell>
          <table:table-cell table:formula="of:=IF(MOD(-[.$A118];[.D$1])=[.D$3];&quot;XXX&quot;;MOD(-[.$A118];[.D$1]))" office:value-type="string" office:string-value="XXX" calcext:value-type="string">
            <text:p>XXX</text:p>
          </table:table-cell>
          <table:table-cell table:formula="of:=IF(MOD(-[.$A118];[.E$1])=[.E$3];&quot;XXX&quot;;MOD(-[.$A118];[.E$1]))" office:value-type="string" office:string-value="XXX" calcext:value-type="string">
            <text:p>XXX</text:p>
          </table:table-cell>
          <table:table-cell table:formula="of:=IF(MOD(-[.$A118];[.F$1])=[.F$3];&quot;XXX&quot;;MOD(-[.$A118];[.F$1]))" office:value-type="string" office:string-value="XXX" calcext:value-type="string">
            <text:p>XXX</text:p>
          </table:table-cell>
          <table:table-cell table:formula="of:=IF(MOD(-[.$A118];[.G$1])=[.G$3];&quot;XXX&quot;;MOD(-[.$A118];[.G$1]))" office:value-type="float" office:value="9" calcext:value-type="float">
            <text:p>9</text:p>
          </table:table-cell>
          <table:table-cell table:formula="of:=IF(MOD(-[.$A118];[.H$1])=[.H$3];&quot;XXX&quot;;MOD(-[.$A118];[.H$1]))" office:value-type="string" office:string-value="XXX" calcext:value-type="string">
            <text:p>XXX</text:p>
          </table:table-cell>
          <table:table-cell table:formula="of:=IF(MOD(-[.$A118];[.I$1])=[.I$3];&quot;XXX&quot;;MOD(-[.$A118];[.I$1]))" office:value-type="string" office:string-value="XXX" calcext:value-type="string">
            <text:p>XXX</text:p>
          </table:table-cell>
          <table:table-cell table:formula="of:=IF(MOD(-[.$A118];[.J$1])=[.J$3];&quot;XXX&quot;;MOD(-[.$A118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18]+(13*37*461*17*19*739*41*23)" office:value-type="float" office:value="5743456440615842" calcext:value-type="float">
            <text:p>5743456440615842</text:p>
          </table:table-cell>
          <table:table-cell table:formula="of:=IF(MOD(-[.$A119];[.B$1])=[.B$3];&quot;XXX&quot;;MOD(-[.$A119];[.B$1]))" office:value-type="string" office:string-value="XXX" calcext:value-type="string">
            <text:p>XXX</text:p>
          </table:table-cell>
          <table:table-cell table:formula="of:=IF(MOD(-[.$A119];[.C$1])=[.C$3];&quot;XXX&quot;;MOD(-[.$A119];[.C$1]))" office:value-type="string" office:string-value="XXX" calcext:value-type="string">
            <text:p>XXX</text:p>
          </table:table-cell>
          <table:table-cell table:formula="of:=IF(MOD(-[.$A119];[.D$1])=[.D$3];&quot;XXX&quot;;MOD(-[.$A119];[.D$1]))" office:value-type="string" office:string-value="XXX" calcext:value-type="string">
            <text:p>XXX</text:p>
          </table:table-cell>
          <table:table-cell table:formula="of:=IF(MOD(-[.$A119];[.E$1])=[.E$3];&quot;XXX&quot;;MOD(-[.$A119];[.E$1]))" office:value-type="string" office:string-value="XXX" calcext:value-type="string">
            <text:p>XXX</text:p>
          </table:table-cell>
          <table:table-cell table:formula="of:=IF(MOD(-[.$A119];[.F$1])=[.F$3];&quot;XXX&quot;;MOD(-[.$A119];[.F$1]))" office:value-type="string" office:string-value="XXX" calcext:value-type="string">
            <text:p>XXX</text:p>
          </table:table-cell>
          <table:table-cell table:formula="of:=IF(MOD(-[.$A119];[.G$1])=[.G$3];&quot;XXX&quot;;MOD(-[.$A119];[.G$1]))" office:value-type="float" office:value="16" calcext:value-type="float">
            <text:p>16</text:p>
          </table:table-cell>
          <table:table-cell table:formula="of:=IF(MOD(-[.$A119];[.H$1])=[.H$3];&quot;XXX&quot;;MOD(-[.$A119];[.H$1]))" office:value-type="string" office:string-value="XXX" calcext:value-type="string">
            <text:p>XXX</text:p>
          </table:table-cell>
          <table:table-cell table:formula="of:=IF(MOD(-[.$A119];[.I$1])=[.I$3];&quot;XXX&quot;;MOD(-[.$A119];[.I$1]))" office:value-type="string" office:string-value="XXX" calcext:value-type="string">
            <text:p>XXX</text:p>
          </table:table-cell>
          <table:table-cell table:formula="of:=IF(MOD(-[.$A119];[.J$1])=[.J$3];&quot;XXX&quot;;MOD(-[.$A119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19]+(13*37*461*17*19*739*41*23)" office:value-type="float" office:value="5793368404138653" calcext:value-type="float">
            <text:p>5793368404138653</text:p>
          </table:table-cell>
          <table:table-cell table:formula="of:=IF(MOD(-[.$A120];[.B$1])=[.B$3];&quot;XXX&quot;;MOD(-[.$A120];[.B$1]))" office:value-type="string" office:string-value="XXX" calcext:value-type="string">
            <text:p>XXX</text:p>
          </table:table-cell>
          <table:table-cell table:formula="of:=IF(MOD(-[.$A120];[.C$1])=[.C$3];&quot;XXX&quot;;MOD(-[.$A120];[.C$1]))" office:value-type="string" office:string-value="XXX" calcext:value-type="string">
            <text:p>XXX</text:p>
          </table:table-cell>
          <table:table-cell table:formula="of:=IF(MOD(-[.$A120];[.D$1])=[.D$3];&quot;XXX&quot;;MOD(-[.$A120];[.D$1]))" office:value-type="string" office:string-value="XXX" calcext:value-type="string">
            <text:p>XXX</text:p>
          </table:table-cell>
          <table:table-cell table:formula="of:=IF(MOD(-[.$A120];[.E$1])=[.E$3];&quot;XXX&quot;;MOD(-[.$A120];[.E$1]))" office:value-type="string" office:string-value="XXX" calcext:value-type="string">
            <text:p>XXX</text:p>
          </table:table-cell>
          <table:table-cell table:formula="of:=IF(MOD(-[.$A120];[.F$1])=[.F$3];&quot;XXX&quot;;MOD(-[.$A120];[.F$1]))" office:value-type="string" office:string-value="XXX" calcext:value-type="string">
            <text:p>XXX</text:p>
          </table:table-cell>
          <table:table-cell table:formula="of:=IF(MOD(-[.$A120];[.G$1])=[.G$3];&quot;XXX&quot;;MOD(-[.$A120];[.G$1]))" office:value-type="float" office:value="23" calcext:value-type="float">
            <text:p>23</text:p>
          </table:table-cell>
          <table:table-cell table:formula="of:=IF(MOD(-[.$A120];[.H$1])=[.H$3];&quot;XXX&quot;;MOD(-[.$A120];[.H$1]))" office:value-type="string" office:string-value="XXX" calcext:value-type="string">
            <text:p>XXX</text:p>
          </table:table-cell>
          <table:table-cell table:formula="of:=IF(MOD(-[.$A120];[.I$1])=[.I$3];&quot;XXX&quot;;MOD(-[.$A120];[.I$1]))" office:value-type="string" office:string-value="XXX" calcext:value-type="string">
            <text:p>XXX</text:p>
          </table:table-cell>
          <table:table-cell table:formula="of:=IF(MOD(-[.$A120];[.J$1])=[.J$3];&quot;XXX&quot;;MOD(-[.$A120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20]+(13*37*461*17*19*739*41*23)" office:value-type="float" office:value="5843280367661464" calcext:value-type="float">
            <text:p>5843280367661464</text:p>
          </table:table-cell>
          <table:table-cell table:formula="of:=IF(MOD(-[.$A121];[.B$1])=[.B$3];&quot;XXX&quot;;MOD(-[.$A121];[.B$1]))" office:value-type="string" office:string-value="XXX" calcext:value-type="string">
            <text:p>XXX</text:p>
          </table:table-cell>
          <table:table-cell table:formula="of:=IF(MOD(-[.$A121];[.C$1])=[.C$3];&quot;XXX&quot;;MOD(-[.$A121];[.C$1]))" office:value-type="string" office:string-value="XXX" calcext:value-type="string">
            <text:p>XXX</text:p>
          </table:table-cell>
          <table:table-cell table:formula="of:=IF(MOD(-[.$A121];[.D$1])=[.D$3];&quot;XXX&quot;;MOD(-[.$A121];[.D$1]))" office:value-type="string" office:string-value="XXX" calcext:value-type="string">
            <text:p>XXX</text:p>
          </table:table-cell>
          <table:table-cell table:formula="of:=IF(MOD(-[.$A121];[.E$1])=[.E$3];&quot;XXX&quot;;MOD(-[.$A121];[.E$1]))" office:value-type="string" office:string-value="XXX" calcext:value-type="string">
            <text:p>XXX</text:p>
          </table:table-cell>
          <table:table-cell table:formula="of:=IF(MOD(-[.$A121];[.F$1])=[.F$3];&quot;XXX&quot;;MOD(-[.$A121];[.F$1]))" office:value-type="string" office:string-value="XXX" calcext:value-type="string">
            <text:p>XXX</text:p>
          </table:table-cell>
          <table:table-cell table:formula="of:=IF(MOD(-[.$A121];[.G$1])=[.G$3];&quot;XXX&quot;;MOD(-[.$A121];[.G$1]))" office:value-type="float" office:value="1" calcext:value-type="float">
            <text:p>1</text:p>
          </table:table-cell>
          <table:table-cell table:formula="of:=IF(MOD(-[.$A121];[.H$1])=[.H$3];&quot;XXX&quot;;MOD(-[.$A121];[.H$1]))" office:value-type="string" office:string-value="XXX" calcext:value-type="string">
            <text:p>XXX</text:p>
          </table:table-cell>
          <table:table-cell table:formula="of:=IF(MOD(-[.$A121];[.I$1])=[.I$3];&quot;XXX&quot;;MOD(-[.$A121];[.I$1]))" office:value-type="string" office:string-value="XXX" calcext:value-type="string">
            <text:p>XXX</text:p>
          </table:table-cell>
          <table:table-cell table:formula="of:=IF(MOD(-[.$A121];[.J$1])=[.J$3];&quot;XXX&quot;;MOD(-[.$A121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21]+(13*37*461*17*19*739*41*23)" office:value-type="float" office:value="5893192331184275" calcext:value-type="float">
            <text:p>5893192331184275</text:p>
          </table:table-cell>
          <table:table-cell table:formula="of:=IF(MOD(-[.$A122];[.B$1])=[.B$3];&quot;XXX&quot;;MOD(-[.$A122];[.B$1]))" office:value-type="string" office:string-value="XXX" calcext:value-type="string">
            <text:p>XXX</text:p>
          </table:table-cell>
          <table:table-cell table:formula="of:=IF(MOD(-[.$A122];[.C$1])=[.C$3];&quot;XXX&quot;;MOD(-[.$A122];[.C$1]))" office:value-type="string" office:string-value="XXX" calcext:value-type="string">
            <text:p>XXX</text:p>
          </table:table-cell>
          <table:table-cell table:formula="of:=IF(MOD(-[.$A122];[.D$1])=[.D$3];&quot;XXX&quot;;MOD(-[.$A122];[.D$1]))" office:value-type="string" office:string-value="XXX" calcext:value-type="string">
            <text:p>XXX</text:p>
          </table:table-cell>
          <table:table-cell table:formula="of:=IF(MOD(-[.$A122];[.E$1])=[.E$3];&quot;XXX&quot;;MOD(-[.$A122];[.E$1]))" office:value-type="string" office:string-value="XXX" calcext:value-type="string">
            <text:p>XXX</text:p>
          </table:table-cell>
          <table:table-cell table:formula="of:=IF(MOD(-[.$A122];[.F$1])=[.F$3];&quot;XXX&quot;;MOD(-[.$A122];[.F$1]))" office:value-type="string" office:string-value="XXX" calcext:value-type="string">
            <text:p>XXX</text:p>
          </table:table-cell>
          <table:table-cell table:formula="of:=IF(MOD(-[.$A122];[.G$1])=[.G$3];&quot;XXX&quot;;MOD(-[.$A122];[.G$1]))" office:value-type="float" office:value="8" calcext:value-type="float">
            <text:p>8</text:p>
          </table:table-cell>
          <table:table-cell table:formula="of:=IF(MOD(-[.$A122];[.H$1])=[.H$3];&quot;XXX&quot;;MOD(-[.$A122];[.H$1]))" office:value-type="string" office:string-value="XXX" calcext:value-type="string">
            <text:p>XXX</text:p>
          </table:table-cell>
          <table:table-cell table:formula="of:=IF(MOD(-[.$A122];[.I$1])=[.I$3];&quot;XXX&quot;;MOD(-[.$A122];[.I$1]))" office:value-type="string" office:string-value="XXX" calcext:value-type="string">
            <text:p>XXX</text:p>
          </table:table-cell>
          <table:table-cell table:formula="of:=IF(MOD(-[.$A122];[.J$1])=[.J$3];&quot;XXX&quot;;MOD(-[.$A122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22]+(13*37*461*17*19*739*41*23)" office:value-type="float" office:value="5943104294707086" calcext:value-type="float">
            <text:p>5943104294707086</text:p>
          </table:table-cell>
          <table:table-cell table:formula="of:=IF(MOD(-[.$A123];[.B$1])=[.B$3];&quot;XXX&quot;;MOD(-[.$A123];[.B$1]))" office:value-type="string" office:string-value="XXX" calcext:value-type="string">
            <text:p>XXX</text:p>
          </table:table-cell>
          <table:table-cell table:formula="of:=IF(MOD(-[.$A123];[.C$1])=[.C$3];&quot;XXX&quot;;MOD(-[.$A123];[.C$1]))" office:value-type="string" office:string-value="XXX" calcext:value-type="string">
            <text:p>XXX</text:p>
          </table:table-cell>
          <table:table-cell table:formula="of:=IF(MOD(-[.$A123];[.D$1])=[.D$3];&quot;XXX&quot;;MOD(-[.$A123];[.D$1]))" office:value-type="string" office:string-value="XXX" calcext:value-type="string">
            <text:p>XXX</text:p>
          </table:table-cell>
          <table:table-cell table:formula="of:=IF(MOD(-[.$A123];[.E$1])=[.E$3];&quot;XXX&quot;;MOD(-[.$A123];[.E$1]))" office:value-type="string" office:string-value="XXX" calcext:value-type="string">
            <text:p>XXX</text:p>
          </table:table-cell>
          <table:table-cell table:formula="of:=IF(MOD(-[.$A123];[.F$1])=[.F$3];&quot;XXX&quot;;MOD(-[.$A123];[.F$1]))" office:value-type="string" office:string-value="XXX" calcext:value-type="string">
            <text:p>XXX</text:p>
          </table:table-cell>
          <table:table-cell table:formula="of:=IF(MOD(-[.$A123];[.G$1])=[.G$3];&quot;XXX&quot;;MOD(-[.$A123];[.G$1]))" office:value-type="float" office:value="15" calcext:value-type="float">
            <text:p>15</text:p>
          </table:table-cell>
          <table:table-cell table:formula="of:=IF(MOD(-[.$A123];[.H$1])=[.H$3];&quot;XXX&quot;;MOD(-[.$A123];[.H$1]))" office:value-type="string" office:string-value="XXX" calcext:value-type="string">
            <text:p>XXX</text:p>
          </table:table-cell>
          <table:table-cell table:formula="of:=IF(MOD(-[.$A123];[.I$1])=[.I$3];&quot;XXX&quot;;MOD(-[.$A123];[.I$1]))" office:value-type="string" office:string-value="XXX" calcext:value-type="string">
            <text:p>XXX</text:p>
          </table:table-cell>
          <table:table-cell table:formula="of:=IF(MOD(-[.$A123];[.J$1])=[.J$3];&quot;XXX&quot;;MOD(-[.$A123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23]+(13*37*461*17*19*739*41*23)" office:value-type="float" office:value="5993016258229897" calcext:value-type="float">
            <text:p>5993016258229897</text:p>
          </table:table-cell>
          <table:table-cell table:formula="of:=IF(MOD(-[.$A124];[.B$1])=[.B$3];&quot;XXX&quot;;MOD(-[.$A124];[.B$1]))" office:value-type="string" office:string-value="XXX" calcext:value-type="string">
            <text:p>XXX</text:p>
          </table:table-cell>
          <table:table-cell table:formula="of:=IF(MOD(-[.$A124];[.C$1])=[.C$3];&quot;XXX&quot;;MOD(-[.$A124];[.C$1]))" office:value-type="string" office:string-value="XXX" calcext:value-type="string">
            <text:p>XXX</text:p>
          </table:table-cell>
          <table:table-cell table:formula="of:=IF(MOD(-[.$A124];[.D$1])=[.D$3];&quot;XXX&quot;;MOD(-[.$A124];[.D$1]))" office:value-type="string" office:string-value="XXX" calcext:value-type="string">
            <text:p>XXX</text:p>
          </table:table-cell>
          <table:table-cell table:formula="of:=IF(MOD(-[.$A124];[.E$1])=[.E$3];&quot;XXX&quot;;MOD(-[.$A124];[.E$1]))" office:value-type="string" office:string-value="XXX" calcext:value-type="string">
            <text:p>XXX</text:p>
          </table:table-cell>
          <table:table-cell table:formula="of:=IF(MOD(-[.$A124];[.F$1])=[.F$3];&quot;XXX&quot;;MOD(-[.$A124];[.F$1]))" office:value-type="string" office:string-value="XXX" calcext:value-type="string">
            <text:p>XXX</text:p>
          </table:table-cell>
          <table:table-cell table:formula="of:=IF(MOD(-[.$A124];[.G$1])=[.G$3];&quot;XXX&quot;;MOD(-[.$A124];[.G$1]))" office:value-type="float" office:value="22" calcext:value-type="float">
            <text:p>22</text:p>
          </table:table-cell>
          <table:table-cell table:formula="of:=IF(MOD(-[.$A124];[.H$1])=[.H$3];&quot;XXX&quot;;MOD(-[.$A124];[.H$1]))" office:value-type="string" office:string-value="XXX" calcext:value-type="string">
            <text:p>XXX</text:p>
          </table:table-cell>
          <table:table-cell table:formula="of:=IF(MOD(-[.$A124];[.I$1])=[.I$3];&quot;XXX&quot;;MOD(-[.$A124];[.I$1]))" office:value-type="string" office:string-value="XXX" calcext:value-type="string">
            <text:p>XXX</text:p>
          </table:table-cell>
          <table:table-cell table:formula="of:=IF(MOD(-[.$A124];[.J$1])=[.J$3];&quot;XXX&quot;;MOD(-[.$A124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24]+(13*37*461*17*19*739*41*23)" office:value-type="float" office:value="6042928221752708" calcext:value-type="float">
            <text:p>6042928221752708</text:p>
          </table:table-cell>
          <table:table-cell table:formula="of:=IF(MOD(-[.$A125];[.B$1])=[.B$3];&quot;XXX&quot;;MOD(-[.$A125];[.B$1]))" office:value-type="string" office:string-value="XXX" calcext:value-type="string">
            <text:p>XXX</text:p>
          </table:table-cell>
          <table:table-cell table:formula="of:=IF(MOD(-[.$A125];[.C$1])=[.C$3];&quot;XXX&quot;;MOD(-[.$A125];[.C$1]))" office:value-type="string" office:string-value="XXX" calcext:value-type="string">
            <text:p>XXX</text:p>
          </table:table-cell>
          <table:table-cell table:formula="of:=IF(MOD(-[.$A125];[.D$1])=[.D$3];&quot;XXX&quot;;MOD(-[.$A125];[.D$1]))" office:value-type="string" office:string-value="XXX" calcext:value-type="string">
            <text:p>XXX</text:p>
          </table:table-cell>
          <table:table-cell table:formula="of:=IF(MOD(-[.$A125];[.E$1])=[.E$3];&quot;XXX&quot;;MOD(-[.$A125];[.E$1]))" office:value-type="string" office:string-value="XXX" calcext:value-type="string">
            <text:p>XXX</text:p>
          </table:table-cell>
          <table:table-cell table:formula="of:=IF(MOD(-[.$A125];[.F$1])=[.F$3];&quot;XXX&quot;;MOD(-[.$A125];[.F$1]))" office:value-type="string" office:string-value="XXX" calcext:value-type="string">
            <text:p>XXX</text:p>
          </table:table-cell>
          <table:table-cell table:formula="of:=IF(MOD(-[.$A125];[.G$1])=[.G$3];&quot;XXX&quot;;MOD(-[.$A125];[.G$1]))" office:value-type="float" office:value="0" calcext:value-type="float">
            <text:p>0</text:p>
          </table:table-cell>
          <table:table-cell table:formula="of:=IF(MOD(-[.$A125];[.H$1])=[.H$3];&quot;XXX&quot;;MOD(-[.$A125];[.H$1]))" office:value-type="string" office:string-value="XXX" calcext:value-type="string">
            <text:p>XXX</text:p>
          </table:table-cell>
          <table:table-cell table:formula="of:=IF(MOD(-[.$A125];[.I$1])=[.I$3];&quot;XXX&quot;;MOD(-[.$A125];[.I$1]))" office:value-type="string" office:string-value="XXX" calcext:value-type="string">
            <text:p>XXX</text:p>
          </table:table-cell>
          <table:table-cell table:formula="of:=IF(MOD(-[.$A125];[.J$1])=[.J$3];&quot;XXX&quot;;MOD(-[.$A125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25]+(13*37*461*17*19*739*41*23)" office:value-type="float" office:value="6092840185275519" calcext:value-type="float">
            <text:p>6092840185275519</text:p>
          </table:table-cell>
          <table:table-cell table:formula="of:=IF(MOD(-[.$A126];[.B$1])=[.B$3];&quot;XXX&quot;;MOD(-[.$A126];[.B$1]))" office:value-type="string" office:string-value="XXX" calcext:value-type="string">
            <text:p>XXX</text:p>
          </table:table-cell>
          <table:table-cell table:formula="of:=IF(MOD(-[.$A126];[.C$1])=[.C$3];&quot;XXX&quot;;MOD(-[.$A126];[.C$1]))" office:value-type="string" office:string-value="XXX" calcext:value-type="string">
            <text:p>XXX</text:p>
          </table:table-cell>
          <table:table-cell table:formula="of:=IF(MOD(-[.$A126];[.D$1])=[.D$3];&quot;XXX&quot;;MOD(-[.$A126];[.D$1]))" office:value-type="string" office:string-value="XXX" calcext:value-type="string">
            <text:p>XXX</text:p>
          </table:table-cell>
          <table:table-cell table:formula="of:=IF(MOD(-[.$A126];[.E$1])=[.E$3];&quot;XXX&quot;;MOD(-[.$A126];[.E$1]))" office:value-type="string" office:string-value="XXX" calcext:value-type="string">
            <text:p>XXX</text:p>
          </table:table-cell>
          <table:table-cell table:formula="of:=IF(MOD(-[.$A126];[.F$1])=[.F$3];&quot;XXX&quot;;MOD(-[.$A126];[.F$1]))" office:value-type="string" office:string-value="XXX" calcext:value-type="string">
            <text:p>XXX</text:p>
          </table:table-cell>
          <table:table-cell table:formula="of:=IF(MOD(-[.$A126];[.G$1])=[.G$3];&quot;XXX&quot;;MOD(-[.$A126];[.G$1]))" office:value-type="float" office:value="7" calcext:value-type="float">
            <text:p>7</text:p>
          </table:table-cell>
          <table:table-cell table:formula="of:=IF(MOD(-[.$A126];[.H$1])=[.H$3];&quot;XXX&quot;;MOD(-[.$A126];[.H$1]))" office:value-type="string" office:string-value="XXX" calcext:value-type="string">
            <text:p>XXX</text:p>
          </table:table-cell>
          <table:table-cell table:formula="of:=IF(MOD(-[.$A126];[.I$1])=[.I$3];&quot;XXX&quot;;MOD(-[.$A126];[.I$1]))" office:value-type="string" office:string-value="XXX" calcext:value-type="string">
            <text:p>XXX</text:p>
          </table:table-cell>
          <table:table-cell table:formula="of:=IF(MOD(-[.$A126];[.J$1])=[.J$3];&quot;XXX&quot;;MOD(-[.$A126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26]+(13*37*461*17*19*739*41*23)" office:value-type="float" office:value="6142752148798330" calcext:value-type="float">
            <text:p>6142752148798330</text:p>
          </table:table-cell>
          <table:table-cell table:formula="of:=IF(MOD(-[.$A127];[.B$1])=[.B$3];&quot;XXX&quot;;MOD(-[.$A127];[.B$1]))" office:value-type="string" office:string-value="XXX" calcext:value-type="string">
            <text:p>XXX</text:p>
          </table:table-cell>
          <table:table-cell table:formula="of:=IF(MOD(-[.$A127];[.C$1])=[.C$3];&quot;XXX&quot;;MOD(-[.$A127];[.C$1]))" office:value-type="string" office:string-value="XXX" calcext:value-type="string">
            <text:p>XXX</text:p>
          </table:table-cell>
          <table:table-cell table:formula="of:=IF(MOD(-[.$A127];[.D$1])=[.D$3];&quot;XXX&quot;;MOD(-[.$A127];[.D$1]))" office:value-type="string" office:string-value="XXX" calcext:value-type="string">
            <text:p>XXX</text:p>
          </table:table-cell>
          <table:table-cell table:formula="of:=IF(MOD(-[.$A127];[.E$1])=[.E$3];&quot;XXX&quot;;MOD(-[.$A127];[.E$1]))" office:value-type="string" office:string-value="XXX" calcext:value-type="string">
            <text:p>XXX</text:p>
          </table:table-cell>
          <table:table-cell table:formula="of:=IF(MOD(-[.$A127];[.F$1])=[.F$3];&quot;XXX&quot;;MOD(-[.$A127];[.F$1]))" office:value-type="string" office:string-value="XXX" calcext:value-type="string">
            <text:p>XXX</text:p>
          </table:table-cell>
          <table:table-cell table:formula="of:=IF(MOD(-[.$A127];[.G$1])=[.G$3];&quot;XXX&quot;;MOD(-[.$A127];[.G$1]))" office:value-type="float" office:value="14" calcext:value-type="float">
            <text:p>14</text:p>
          </table:table-cell>
          <table:table-cell table:formula="of:=IF(MOD(-[.$A127];[.H$1])=[.H$3];&quot;XXX&quot;;MOD(-[.$A127];[.H$1]))" office:value-type="string" office:string-value="XXX" calcext:value-type="string">
            <text:p>XXX</text:p>
          </table:table-cell>
          <table:table-cell table:formula="of:=IF(MOD(-[.$A127];[.I$1])=[.I$3];&quot;XXX&quot;;MOD(-[.$A127];[.I$1]))" office:value-type="string" office:string-value="XXX" calcext:value-type="string">
            <text:p>XXX</text:p>
          </table:table-cell>
          <table:table-cell table:formula="of:=IF(MOD(-[.$A127];[.J$1])=[.J$3];&quot;XXX&quot;;MOD(-[.$A127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27]+(13*37*461*17*19*739*41*23)" office:value-type="float" office:value="6192664112321141" calcext:value-type="float">
            <text:p>6192664112321141</text:p>
          </table:table-cell>
          <table:table-cell table:formula="of:=IF(MOD(-[.$A128];[.B$1])=[.B$3];&quot;XXX&quot;;MOD(-[.$A128];[.B$1]))" office:value-type="string" office:string-value="XXX" calcext:value-type="string">
            <text:p>XXX</text:p>
          </table:table-cell>
          <table:table-cell table:formula="of:=IF(MOD(-[.$A128];[.C$1])=[.C$3];&quot;XXX&quot;;MOD(-[.$A128];[.C$1]))" office:value-type="string" office:string-value="XXX" calcext:value-type="string">
            <text:p>XXX</text:p>
          </table:table-cell>
          <table:table-cell table:formula="of:=IF(MOD(-[.$A128];[.D$1])=[.D$3];&quot;XXX&quot;;MOD(-[.$A128];[.D$1]))" office:value-type="string" office:string-value="XXX" calcext:value-type="string">
            <text:p>XXX</text:p>
          </table:table-cell>
          <table:table-cell table:formula="of:=IF(MOD(-[.$A128];[.E$1])=[.E$3];&quot;XXX&quot;;MOD(-[.$A128];[.E$1]))" office:value-type="string" office:string-value="XXX" calcext:value-type="string">
            <text:p>XXX</text:p>
          </table:table-cell>
          <table:table-cell table:formula="of:=IF(MOD(-[.$A128];[.F$1])=[.F$3];&quot;XXX&quot;;MOD(-[.$A128];[.F$1]))" office:value-type="string" office:string-value="XXX" calcext:value-type="string">
            <text:p>XXX</text:p>
          </table:table-cell>
          <table:table-cell table:formula="of:=IF(MOD(-[.$A128];[.G$1])=[.G$3];&quot;XXX&quot;;MOD(-[.$A128];[.G$1]))" office:value-type="float" office:value="21" calcext:value-type="float">
            <text:p>21</text:p>
          </table:table-cell>
          <table:table-cell table:formula="of:=IF(MOD(-[.$A128];[.H$1])=[.H$3];&quot;XXX&quot;;MOD(-[.$A128];[.H$1]))" office:value-type="string" office:string-value="XXX" calcext:value-type="string">
            <text:p>XXX</text:p>
          </table:table-cell>
          <table:table-cell table:formula="of:=IF(MOD(-[.$A128];[.I$1])=[.I$3];&quot;XXX&quot;;MOD(-[.$A128];[.I$1]))" office:value-type="string" office:string-value="XXX" calcext:value-type="string">
            <text:p>XXX</text:p>
          </table:table-cell>
          <table:table-cell table:formula="of:=IF(MOD(-[.$A128];[.J$1])=[.J$3];&quot;XXX&quot;;MOD(-[.$A128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28]+(13*37*461*17*19*739*41*23)" office:value-type="float" office:value="6242576075843952" calcext:value-type="float">
            <text:p>6242576075843952</text:p>
          </table:table-cell>
          <table:table-cell table:formula="of:=IF(MOD(-[.$A129];[.B$1])=[.B$3];&quot;XXX&quot;;MOD(-[.$A129];[.B$1]))" office:value-type="string" office:string-value="XXX" calcext:value-type="string">
            <text:p>XXX</text:p>
          </table:table-cell>
          <table:table-cell table:formula="of:=IF(MOD(-[.$A129];[.C$1])=[.C$3];&quot;XXX&quot;;MOD(-[.$A129];[.C$1]))" office:value-type="string" office:string-value="XXX" calcext:value-type="string">
            <text:p>XXX</text:p>
          </table:table-cell>
          <table:table-cell table:formula="of:=IF(MOD(-[.$A129];[.D$1])=[.D$3];&quot;XXX&quot;;MOD(-[.$A129];[.D$1]))" office:value-type="string" office:string-value="XXX" calcext:value-type="string">
            <text:p>XXX</text:p>
          </table:table-cell>
          <table:table-cell table:formula="of:=IF(MOD(-[.$A129];[.E$1])=[.E$3];&quot;XXX&quot;;MOD(-[.$A129];[.E$1]))" office:value-type="string" office:string-value="XXX" calcext:value-type="string">
            <text:p>XXX</text:p>
          </table:table-cell>
          <table:table-cell table:formula="of:=IF(MOD(-[.$A129];[.F$1])=[.F$3];&quot;XXX&quot;;MOD(-[.$A129];[.F$1]))" office:value-type="string" office:string-value="XXX" calcext:value-type="string">
            <text:p>XXX</text:p>
          </table:table-cell>
          <table:table-cell table:formula="of:=IF(MOD(-[.$A129];[.G$1])=[.G$3];&quot;XXX&quot;;MOD(-[.$A129];[.G$1]))" office:value-type="float" office:value="28" calcext:value-type="float">
            <text:p>28</text:p>
          </table:table-cell>
          <table:table-cell table:formula="of:=IF(MOD(-[.$A129];[.H$1])=[.H$3];&quot;XXX&quot;;MOD(-[.$A129];[.H$1]))" office:value-type="string" office:string-value="XXX" calcext:value-type="string">
            <text:p>XXX</text:p>
          </table:table-cell>
          <table:table-cell table:formula="of:=IF(MOD(-[.$A129];[.I$1])=[.I$3];&quot;XXX&quot;;MOD(-[.$A129];[.I$1]))" office:value-type="string" office:string-value="XXX" calcext:value-type="string">
            <text:p>XXX</text:p>
          </table:table-cell>
          <table:table-cell table:formula="of:=IF(MOD(-[.$A129];[.J$1])=[.J$3];&quot;XXX&quot;;MOD(-[.$A129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29]+(13*37*461*17*19*739*41*23)" office:value-type="float" office:value="6292488039366763" calcext:value-type="float">
            <text:p>6292488039366763</text:p>
          </table:table-cell>
          <table:table-cell table:formula="of:=IF(MOD(-[.$A130];[.B$1])=[.B$3];&quot;XXX&quot;;MOD(-[.$A130];[.B$1]))" office:value-type="string" office:string-value="XXX" calcext:value-type="string">
            <text:p>XXX</text:p>
          </table:table-cell>
          <table:table-cell table:formula="of:=IF(MOD(-[.$A130];[.C$1])=[.C$3];&quot;XXX&quot;;MOD(-[.$A130];[.C$1]))" office:value-type="string" office:string-value="XXX" calcext:value-type="string">
            <text:p>XXX</text:p>
          </table:table-cell>
          <table:table-cell table:formula="of:=IF(MOD(-[.$A130];[.D$1])=[.D$3];&quot;XXX&quot;;MOD(-[.$A130];[.D$1]))" office:value-type="string" office:string-value="XXX" calcext:value-type="string">
            <text:p>XXX</text:p>
          </table:table-cell>
          <table:table-cell table:formula="of:=IF(MOD(-[.$A130];[.E$1])=[.E$3];&quot;XXX&quot;;MOD(-[.$A130];[.E$1]))" office:value-type="string" office:string-value="XXX" calcext:value-type="string">
            <text:p>XXX</text:p>
          </table:table-cell>
          <table:table-cell table:formula="of:=IF(MOD(-[.$A130];[.F$1])=[.F$3];&quot;XXX&quot;;MOD(-[.$A130];[.F$1]))" office:value-type="string" office:string-value="XXX" calcext:value-type="string">
            <text:p>XXX</text:p>
          </table:table-cell>
          <table:table-cell table:formula="of:=IF(MOD(-[.$A130];[.G$1])=[.G$3];&quot;XXX&quot;;MOD(-[.$A130];[.G$1]))" office:value-type="float" office:value="6" calcext:value-type="float">
            <text:p>6</text:p>
          </table:table-cell>
          <table:table-cell table:formula="of:=IF(MOD(-[.$A130];[.H$1])=[.H$3];&quot;XXX&quot;;MOD(-[.$A130];[.H$1]))" office:value-type="string" office:string-value="XXX" calcext:value-type="string">
            <text:p>XXX</text:p>
          </table:table-cell>
          <table:table-cell table:formula="of:=IF(MOD(-[.$A130];[.I$1])=[.I$3];&quot;XXX&quot;;MOD(-[.$A130];[.I$1]))" office:value-type="string" office:string-value="XXX" calcext:value-type="string">
            <text:p>XXX</text:p>
          </table:table-cell>
          <table:table-cell table:formula="of:=IF(MOD(-[.$A130];[.J$1])=[.J$3];&quot;XXX&quot;;MOD(-[.$A130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30]+(13*37*461*17*19*739*41*23)" office:value-type="float" office:value="6342400002889574" calcext:value-type="float">
            <text:p>6342400002889574</text:p>
          </table:table-cell>
          <table:table-cell table:formula="of:=IF(MOD(-[.$A131];[.B$1])=[.B$3];&quot;XXX&quot;;MOD(-[.$A131];[.B$1]))" office:value-type="string" office:string-value="XXX" calcext:value-type="string">
            <text:p>XXX</text:p>
          </table:table-cell>
          <table:table-cell table:formula="of:=IF(MOD(-[.$A131];[.C$1])=[.C$3];&quot;XXX&quot;;MOD(-[.$A131];[.C$1]))" office:value-type="string" office:string-value="XXX" calcext:value-type="string">
            <text:p>XXX</text:p>
          </table:table-cell>
          <table:table-cell table:formula="of:=IF(MOD(-[.$A131];[.D$1])=[.D$3];&quot;XXX&quot;;MOD(-[.$A131];[.D$1]))" office:value-type="string" office:string-value="XXX" calcext:value-type="string">
            <text:p>XXX</text:p>
          </table:table-cell>
          <table:table-cell table:formula="of:=IF(MOD(-[.$A131];[.E$1])=[.E$3];&quot;XXX&quot;;MOD(-[.$A131];[.E$1]))" office:value-type="string" office:string-value="XXX" calcext:value-type="string">
            <text:p>XXX</text:p>
          </table:table-cell>
          <table:table-cell table:formula="of:=IF(MOD(-[.$A131];[.F$1])=[.F$3];&quot;XXX&quot;;MOD(-[.$A131];[.F$1]))" office:value-type="string" office:string-value="XXX" calcext:value-type="string">
            <text:p>XXX</text:p>
          </table:table-cell>
          <table:table-cell table:formula="of:=IF(MOD(-[.$A131];[.G$1])=[.G$3];&quot;XXX&quot;;MOD(-[.$A131];[.G$1]))" office:value-type="string" office:string-value="XXX" calcext:value-type="string">
            <text:p>XXX</text:p>
          </table:table-cell>
          <table:table-cell table:formula="of:=IF(MOD(-[.$A131];[.H$1])=[.H$3];&quot;XXX&quot;;MOD(-[.$A131];[.H$1]))" office:value-type="string" office:string-value="XXX" calcext:value-type="string">
            <text:p>XXX</text:p>
          </table:table-cell>
          <table:table-cell table:formula="of:=IF(MOD(-[.$A131];[.I$1])=[.I$3];&quot;XXX&quot;;MOD(-[.$A131];[.I$1]))" office:value-type="string" office:string-value="XXX" calcext:value-type="string">
            <text:p>XXX</text:p>
          </table:table-cell>
          <table:table-cell table:formula="of:=IF(MOD(-[.$A131];[.J$1])=[.J$3];&quot;XXX&quot;;MOD(-[.$A131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31]+(13*37*461*17*19*739*41*23)" office:value-type="float" office:value="6392311966412385" calcext:value-type="float">
            <text:p>6392311966412385</text:p>
          </table:table-cell>
          <table:table-cell table:formula="of:=IF(MOD(-[.$A132];[.B$1])=[.B$3];&quot;XXX&quot;;MOD(-[.$A132];[.B$1]))" office:value-type="string" office:string-value="XXX" calcext:value-type="string">
            <text:p>XXX</text:p>
          </table:table-cell>
          <table:table-cell table:formula="of:=IF(MOD(-[.$A132];[.C$1])=[.C$3];&quot;XXX&quot;;MOD(-[.$A132];[.C$1]))" office:value-type="string" office:string-value="XXX" calcext:value-type="string">
            <text:p>XXX</text:p>
          </table:table-cell>
          <table:table-cell table:formula="of:=IF(MOD(-[.$A132];[.D$1])=[.D$3];&quot;XXX&quot;;MOD(-[.$A132];[.D$1]))" office:value-type="string" office:string-value="XXX" calcext:value-type="string">
            <text:p>XXX</text:p>
          </table:table-cell>
          <table:table-cell table:formula="of:=IF(MOD(-[.$A132];[.E$1])=[.E$3];&quot;XXX&quot;;MOD(-[.$A132];[.E$1]))" office:value-type="string" office:string-value="XXX" calcext:value-type="string">
            <text:p>XXX</text:p>
          </table:table-cell>
          <table:table-cell table:formula="of:=IF(MOD(-[.$A132];[.F$1])=[.F$3];&quot;XXX&quot;;MOD(-[.$A132];[.F$1]))" office:value-type="string" office:string-value="XXX" calcext:value-type="string">
            <text:p>XXX</text:p>
          </table:table-cell>
          <table:table-cell table:formula="of:=IF(MOD(-[.$A132];[.G$1])=[.G$3];&quot;XXX&quot;;MOD(-[.$A132];[.G$1]))" office:value-type="float" office:value="20" calcext:value-type="float">
            <text:p>20</text:p>
          </table:table-cell>
          <table:table-cell table:formula="of:=IF(MOD(-[.$A132];[.H$1])=[.H$3];&quot;XXX&quot;;MOD(-[.$A132];[.H$1]))" office:value-type="string" office:string-value="XXX" calcext:value-type="string">
            <text:p>XXX</text:p>
          </table:table-cell>
          <table:table-cell table:formula="of:=IF(MOD(-[.$A132];[.I$1])=[.I$3];&quot;XXX&quot;;MOD(-[.$A132];[.I$1]))" office:value-type="string" office:string-value="XXX" calcext:value-type="string">
            <text:p>XXX</text:p>
          </table:table-cell>
          <table:table-cell table:formula="of:=IF(MOD(-[.$A132];[.J$1])=[.J$3];&quot;XXX&quot;;MOD(-[.$A132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32]+(13*37*461*17*19*739*41*23)" office:value-type="float" office:value="6442223929935196" calcext:value-type="float">
            <text:p>6442223929935196</text:p>
          </table:table-cell>
          <table:table-cell table:formula="of:=IF(MOD(-[.$A133];[.B$1])=[.B$3];&quot;XXX&quot;;MOD(-[.$A133];[.B$1]))" office:value-type="string" office:string-value="XXX" calcext:value-type="string">
            <text:p>XXX</text:p>
          </table:table-cell>
          <table:table-cell table:formula="of:=IF(MOD(-[.$A133];[.C$1])=[.C$3];&quot;XXX&quot;;MOD(-[.$A133];[.C$1]))" office:value-type="string" office:string-value="XXX" calcext:value-type="string">
            <text:p>XXX</text:p>
          </table:table-cell>
          <table:table-cell table:formula="of:=IF(MOD(-[.$A133];[.D$1])=[.D$3];&quot;XXX&quot;;MOD(-[.$A133];[.D$1]))" office:value-type="string" office:string-value="XXX" calcext:value-type="string">
            <text:p>XXX</text:p>
          </table:table-cell>
          <table:table-cell table:formula="of:=IF(MOD(-[.$A133];[.E$1])=[.E$3];&quot;XXX&quot;;MOD(-[.$A133];[.E$1]))" office:value-type="string" office:string-value="XXX" calcext:value-type="string">
            <text:p>XXX</text:p>
          </table:table-cell>
          <table:table-cell table:formula="of:=IF(MOD(-[.$A133];[.F$1])=[.F$3];&quot;XXX&quot;;MOD(-[.$A133];[.F$1]))" office:value-type="string" office:string-value="XXX" calcext:value-type="string">
            <text:p>XXX</text:p>
          </table:table-cell>
          <table:table-cell table:formula="of:=IF(MOD(-[.$A133];[.G$1])=[.G$3];&quot;XXX&quot;;MOD(-[.$A133];[.G$1]))" office:value-type="float" office:value="27" calcext:value-type="float">
            <text:p>27</text:p>
          </table:table-cell>
          <table:table-cell table:formula="of:=IF(MOD(-[.$A133];[.H$1])=[.H$3];&quot;XXX&quot;;MOD(-[.$A133];[.H$1]))" office:value-type="string" office:string-value="XXX" calcext:value-type="string">
            <text:p>XXX</text:p>
          </table:table-cell>
          <table:table-cell table:formula="of:=IF(MOD(-[.$A133];[.I$1])=[.I$3];&quot;XXX&quot;;MOD(-[.$A133];[.I$1]))" office:value-type="string" office:string-value="XXX" calcext:value-type="string">
            <text:p>XXX</text:p>
          </table:table-cell>
          <table:table-cell table:formula="of:=IF(MOD(-[.$A133];[.J$1])=[.J$3];&quot;XXX&quot;;MOD(-[.$A133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33]+(13*37*461*17*19*739*41*23)" office:value-type="float" office:value="6492135893458007" calcext:value-type="float">
            <text:p>6492135893458007</text:p>
          </table:table-cell>
          <table:table-cell table:formula="of:=IF(MOD(-[.$A134];[.B$1])=[.B$3];&quot;XXX&quot;;MOD(-[.$A134];[.B$1]))" office:value-type="string" office:string-value="XXX" calcext:value-type="string">
            <text:p>XXX</text:p>
          </table:table-cell>
          <table:table-cell table:formula="of:=IF(MOD(-[.$A134];[.C$1])=[.C$3];&quot;XXX&quot;;MOD(-[.$A134];[.C$1]))" office:value-type="string" office:string-value="XXX" calcext:value-type="string">
            <text:p>XXX</text:p>
          </table:table-cell>
          <table:table-cell table:formula="of:=IF(MOD(-[.$A134];[.D$1])=[.D$3];&quot;XXX&quot;;MOD(-[.$A134];[.D$1]))" office:value-type="string" office:string-value="XXX" calcext:value-type="string">
            <text:p>XXX</text:p>
          </table:table-cell>
          <table:table-cell table:formula="of:=IF(MOD(-[.$A134];[.E$1])=[.E$3];&quot;XXX&quot;;MOD(-[.$A134];[.E$1]))" office:value-type="string" office:string-value="XXX" calcext:value-type="string">
            <text:p>XXX</text:p>
          </table:table-cell>
          <table:table-cell table:formula="of:=IF(MOD(-[.$A134];[.F$1])=[.F$3];&quot;XXX&quot;;MOD(-[.$A134];[.F$1]))" office:value-type="string" office:string-value="XXX" calcext:value-type="string">
            <text:p>XXX</text:p>
          </table:table-cell>
          <table:table-cell table:formula="of:=IF(MOD(-[.$A134];[.G$1])=[.G$3];&quot;XXX&quot;;MOD(-[.$A134];[.G$1]))" office:value-type="float" office:value="5" calcext:value-type="float">
            <text:p>5</text:p>
          </table:table-cell>
          <table:table-cell table:formula="of:=IF(MOD(-[.$A134];[.H$1])=[.H$3];&quot;XXX&quot;;MOD(-[.$A134];[.H$1]))" office:value-type="string" office:string-value="XXX" calcext:value-type="string">
            <text:p>XXX</text:p>
          </table:table-cell>
          <table:table-cell table:formula="of:=IF(MOD(-[.$A134];[.I$1])=[.I$3];&quot;XXX&quot;;MOD(-[.$A134];[.I$1]))" office:value-type="string" office:string-value="XXX" calcext:value-type="string">
            <text:p>XXX</text:p>
          </table:table-cell>
          <table:table-cell table:formula="of:=IF(MOD(-[.$A134];[.J$1])=[.J$3];&quot;XXX&quot;;MOD(-[.$A134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34]+(13*37*461*17*19*739*41*23)" office:value-type="float" office:value="6542047856980818" calcext:value-type="float">
            <text:p>6542047856980818</text:p>
          </table:table-cell>
          <table:table-cell table:formula="of:=IF(MOD(-[.$A135];[.B$1])=[.B$3];&quot;XXX&quot;;MOD(-[.$A135];[.B$1]))" office:value-type="string" office:string-value="XXX" calcext:value-type="string">
            <text:p>XXX</text:p>
          </table:table-cell>
          <table:table-cell table:formula="of:=IF(MOD(-[.$A135];[.C$1])=[.C$3];&quot;XXX&quot;;MOD(-[.$A135];[.C$1]))" office:value-type="string" office:string-value="XXX" calcext:value-type="string">
            <text:p>XXX</text:p>
          </table:table-cell>
          <table:table-cell table:formula="of:=IF(MOD(-[.$A135];[.D$1])=[.D$3];&quot;XXX&quot;;MOD(-[.$A135];[.D$1]))" office:value-type="string" office:string-value="XXX" calcext:value-type="string">
            <text:p>XXX</text:p>
          </table:table-cell>
          <table:table-cell table:formula="of:=IF(MOD(-[.$A135];[.E$1])=[.E$3];&quot;XXX&quot;;MOD(-[.$A135];[.E$1]))" office:value-type="string" office:string-value="XXX" calcext:value-type="string">
            <text:p>XXX</text:p>
          </table:table-cell>
          <table:table-cell table:formula="of:=IF(MOD(-[.$A135];[.F$1])=[.F$3];&quot;XXX&quot;;MOD(-[.$A135];[.F$1]))" office:value-type="string" office:string-value="XXX" calcext:value-type="string">
            <text:p>XXX</text:p>
          </table:table-cell>
          <table:table-cell table:formula="of:=IF(MOD(-[.$A135];[.G$1])=[.G$3];&quot;XXX&quot;;MOD(-[.$A135];[.G$1]))" office:value-type="float" office:value="12" calcext:value-type="float">
            <text:p>12</text:p>
          </table:table-cell>
          <table:table-cell table:formula="of:=IF(MOD(-[.$A135];[.H$1])=[.H$3];&quot;XXX&quot;;MOD(-[.$A135];[.H$1]))" office:value-type="string" office:string-value="XXX" calcext:value-type="string">
            <text:p>XXX</text:p>
          </table:table-cell>
          <table:table-cell table:formula="of:=IF(MOD(-[.$A135];[.I$1])=[.I$3];&quot;XXX&quot;;MOD(-[.$A135];[.I$1]))" office:value-type="string" office:string-value="XXX" calcext:value-type="string">
            <text:p>XXX</text:p>
          </table:table-cell>
          <table:table-cell table:formula="of:=IF(MOD(-[.$A135];[.J$1])=[.J$3];&quot;XXX&quot;;MOD(-[.$A135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35]+(13*37*461*17*19*739*41*23)" office:value-type="float" office:value="6591959820503629" calcext:value-type="float">
            <text:p>6591959820503629</text:p>
          </table:table-cell>
          <table:table-cell table:formula="of:=IF(MOD(-[.$A136];[.B$1])=[.B$3];&quot;XXX&quot;;MOD(-[.$A136];[.B$1]))" office:value-type="string" office:string-value="XXX" calcext:value-type="string">
            <text:p>XXX</text:p>
          </table:table-cell>
          <table:table-cell table:formula="of:=IF(MOD(-[.$A136];[.C$1])=[.C$3];&quot;XXX&quot;;MOD(-[.$A136];[.C$1]))" office:value-type="string" office:string-value="XXX" calcext:value-type="string">
            <text:p>XXX</text:p>
          </table:table-cell>
          <table:table-cell table:formula="of:=IF(MOD(-[.$A136];[.D$1])=[.D$3];&quot;XXX&quot;;MOD(-[.$A136];[.D$1]))" office:value-type="string" office:string-value="XXX" calcext:value-type="string">
            <text:p>XXX</text:p>
          </table:table-cell>
          <table:table-cell table:formula="of:=IF(MOD(-[.$A136];[.E$1])=[.E$3];&quot;XXX&quot;;MOD(-[.$A136];[.E$1]))" office:value-type="string" office:string-value="XXX" calcext:value-type="string">
            <text:p>XXX</text:p>
          </table:table-cell>
          <table:table-cell table:formula="of:=IF(MOD(-[.$A136];[.F$1])=[.F$3];&quot;XXX&quot;;MOD(-[.$A136];[.F$1]))" office:value-type="string" office:string-value="XXX" calcext:value-type="string">
            <text:p>XXX</text:p>
          </table:table-cell>
          <table:table-cell table:formula="of:=IF(MOD(-[.$A136];[.G$1])=[.G$3];&quot;XXX&quot;;MOD(-[.$A136];[.G$1]))" office:value-type="float" office:value="19" calcext:value-type="float">
            <text:p>19</text:p>
          </table:table-cell>
          <table:table-cell table:formula="of:=IF(MOD(-[.$A136];[.H$1])=[.H$3];&quot;XXX&quot;;MOD(-[.$A136];[.H$1]))" office:value-type="string" office:string-value="XXX" calcext:value-type="string">
            <text:p>XXX</text:p>
          </table:table-cell>
          <table:table-cell table:formula="of:=IF(MOD(-[.$A136];[.I$1])=[.I$3];&quot;XXX&quot;;MOD(-[.$A136];[.I$1]))" office:value-type="string" office:string-value="XXX" calcext:value-type="string">
            <text:p>XXX</text:p>
          </table:table-cell>
          <table:table-cell table:formula="of:=IF(MOD(-[.$A136];[.J$1])=[.J$3];&quot;XXX&quot;;MOD(-[.$A136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36]+(13*37*461*17*19*739*41*23)" office:value-type="float" office:value="6641871784026440" calcext:value-type="float">
            <text:p>6641871784026440</text:p>
          </table:table-cell>
          <table:table-cell table:formula="of:=IF(MOD(-[.$A137];[.B$1])=[.B$3];&quot;XXX&quot;;MOD(-[.$A137];[.B$1]))" office:value-type="string" office:string-value="XXX" calcext:value-type="string">
            <text:p>XXX</text:p>
          </table:table-cell>
          <table:table-cell table:formula="of:=IF(MOD(-[.$A137];[.C$1])=[.C$3];&quot;XXX&quot;;MOD(-[.$A137];[.C$1]))" office:value-type="string" office:string-value="XXX" calcext:value-type="string">
            <text:p>XXX</text:p>
          </table:table-cell>
          <table:table-cell table:formula="of:=IF(MOD(-[.$A137];[.D$1])=[.D$3];&quot;XXX&quot;;MOD(-[.$A137];[.D$1]))" office:value-type="string" office:string-value="XXX" calcext:value-type="string">
            <text:p>XXX</text:p>
          </table:table-cell>
          <table:table-cell table:formula="of:=IF(MOD(-[.$A137];[.E$1])=[.E$3];&quot;XXX&quot;;MOD(-[.$A137];[.E$1]))" office:value-type="string" office:string-value="XXX" calcext:value-type="string">
            <text:p>XXX</text:p>
          </table:table-cell>
          <table:table-cell table:formula="of:=IF(MOD(-[.$A137];[.F$1])=[.F$3];&quot;XXX&quot;;MOD(-[.$A137];[.F$1]))" office:value-type="string" office:string-value="XXX" calcext:value-type="string">
            <text:p>XXX</text:p>
          </table:table-cell>
          <table:table-cell table:formula="of:=IF(MOD(-[.$A137];[.G$1])=[.G$3];&quot;XXX&quot;;MOD(-[.$A137];[.G$1]))" office:value-type="float" office:value="26" calcext:value-type="float">
            <text:p>26</text:p>
          </table:table-cell>
          <table:table-cell table:formula="of:=IF(MOD(-[.$A137];[.H$1])=[.H$3];&quot;XXX&quot;;MOD(-[.$A137];[.H$1]))" office:value-type="string" office:string-value="XXX" calcext:value-type="string">
            <text:p>XXX</text:p>
          </table:table-cell>
          <table:table-cell table:formula="of:=IF(MOD(-[.$A137];[.I$1])=[.I$3];&quot;XXX&quot;;MOD(-[.$A137];[.I$1]))" office:value-type="string" office:string-value="XXX" calcext:value-type="string">
            <text:p>XXX</text:p>
          </table:table-cell>
          <table:table-cell table:formula="of:=IF(MOD(-[.$A137];[.J$1])=[.J$3];&quot;XXX&quot;;MOD(-[.$A137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37]+(13*37*461*17*19*739*41*23)" office:value-type="float" office:value="6691783747549251" calcext:value-type="float">
            <text:p>6691783747549251</text:p>
          </table:table-cell>
          <table:table-cell table:formula="of:=IF(MOD(-[.$A138];[.B$1])=[.B$3];&quot;XXX&quot;;MOD(-[.$A138];[.B$1]))" office:value-type="string" office:string-value="XXX" calcext:value-type="string">
            <text:p>XXX</text:p>
          </table:table-cell>
          <table:table-cell table:formula="of:=IF(MOD(-[.$A138];[.C$1])=[.C$3];&quot;XXX&quot;;MOD(-[.$A138];[.C$1]))" office:value-type="string" office:string-value="XXX" calcext:value-type="string">
            <text:p>XXX</text:p>
          </table:table-cell>
          <table:table-cell table:formula="of:=IF(MOD(-[.$A138];[.D$1])=[.D$3];&quot;XXX&quot;;MOD(-[.$A138];[.D$1]))" office:value-type="string" office:string-value="XXX" calcext:value-type="string">
            <text:p>XXX</text:p>
          </table:table-cell>
          <table:table-cell table:formula="of:=IF(MOD(-[.$A138];[.E$1])=[.E$3];&quot;XXX&quot;;MOD(-[.$A138];[.E$1]))" office:value-type="string" office:string-value="XXX" calcext:value-type="string">
            <text:p>XXX</text:p>
          </table:table-cell>
          <table:table-cell table:formula="of:=IF(MOD(-[.$A138];[.F$1])=[.F$3];&quot;XXX&quot;;MOD(-[.$A138];[.F$1]))" office:value-type="string" office:string-value="XXX" calcext:value-type="string">
            <text:p>XXX</text:p>
          </table:table-cell>
          <table:table-cell table:formula="of:=IF(MOD(-[.$A138];[.G$1])=[.G$3];&quot;XXX&quot;;MOD(-[.$A138];[.G$1]))" office:value-type="float" office:value="4" calcext:value-type="float">
            <text:p>4</text:p>
          </table:table-cell>
          <table:table-cell table:formula="of:=IF(MOD(-[.$A138];[.H$1])=[.H$3];&quot;XXX&quot;;MOD(-[.$A138];[.H$1]))" office:value-type="string" office:string-value="XXX" calcext:value-type="string">
            <text:p>XXX</text:p>
          </table:table-cell>
          <table:table-cell table:formula="of:=IF(MOD(-[.$A138];[.I$1])=[.I$3];&quot;XXX&quot;;MOD(-[.$A138];[.I$1]))" office:value-type="string" office:string-value="XXX" calcext:value-type="string">
            <text:p>XXX</text:p>
          </table:table-cell>
          <table:table-cell table:formula="of:=IF(MOD(-[.$A138];[.J$1])=[.J$3];&quot;XXX&quot;;MOD(-[.$A138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38]+(13*37*461*17*19*739*41*23)" office:value-type="float" office:value="6741695711072062" calcext:value-type="float">
            <text:p>6741695711072062</text:p>
          </table:table-cell>
          <table:table-cell table:formula="of:=IF(MOD(-[.$A139];[.B$1])=[.B$3];&quot;XXX&quot;;MOD(-[.$A139];[.B$1]))" office:value-type="string" office:string-value="XXX" calcext:value-type="string">
            <text:p>XXX</text:p>
          </table:table-cell>
          <table:table-cell table:formula="of:=IF(MOD(-[.$A139];[.C$1])=[.C$3];&quot;XXX&quot;;MOD(-[.$A139];[.C$1]))" office:value-type="string" office:string-value="XXX" calcext:value-type="string">
            <text:p>XXX</text:p>
          </table:table-cell>
          <table:table-cell table:formula="of:=IF(MOD(-[.$A139];[.D$1])=[.D$3];&quot;XXX&quot;;MOD(-[.$A139];[.D$1]))" office:value-type="string" office:string-value="XXX" calcext:value-type="string">
            <text:p>XXX</text:p>
          </table:table-cell>
          <table:table-cell table:formula="of:=IF(MOD(-[.$A139];[.E$1])=[.E$3];&quot;XXX&quot;;MOD(-[.$A139];[.E$1]))" office:value-type="string" office:string-value="XXX" calcext:value-type="string">
            <text:p>XXX</text:p>
          </table:table-cell>
          <table:table-cell table:formula="of:=IF(MOD(-[.$A139];[.F$1])=[.F$3];&quot;XXX&quot;;MOD(-[.$A139];[.F$1]))" office:value-type="string" office:string-value="XXX" calcext:value-type="string">
            <text:p>XXX</text:p>
          </table:table-cell>
          <table:table-cell table:formula="of:=IF(MOD(-[.$A139];[.G$1])=[.G$3];&quot;XXX&quot;;MOD(-[.$A139];[.G$1]))" office:value-type="float" office:value="11" calcext:value-type="float">
            <text:p>11</text:p>
          </table:table-cell>
          <table:table-cell table:formula="of:=IF(MOD(-[.$A139];[.H$1])=[.H$3];&quot;XXX&quot;;MOD(-[.$A139];[.H$1]))" office:value-type="string" office:string-value="XXX" calcext:value-type="string">
            <text:p>XXX</text:p>
          </table:table-cell>
          <table:table-cell table:formula="of:=IF(MOD(-[.$A139];[.I$1])=[.I$3];&quot;XXX&quot;;MOD(-[.$A139];[.I$1]))" office:value-type="string" office:string-value="XXX" calcext:value-type="string">
            <text:p>XXX</text:p>
          </table:table-cell>
          <table:table-cell table:formula="of:=IF(MOD(-[.$A139];[.J$1])=[.J$3];&quot;XXX&quot;;MOD(-[.$A139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39]+(13*37*461*17*19*739*41*23)" office:value-type="float" office:value="6791607674594873" calcext:value-type="float">
            <text:p>6791607674594873</text:p>
          </table:table-cell>
          <table:table-cell table:formula="of:=IF(MOD(-[.$A140];[.B$1])=[.B$3];&quot;XXX&quot;;MOD(-[.$A140];[.B$1]))" office:value-type="string" office:string-value="XXX" calcext:value-type="string">
            <text:p>XXX</text:p>
          </table:table-cell>
          <table:table-cell table:formula="of:=IF(MOD(-[.$A140];[.C$1])=[.C$3];&quot;XXX&quot;;MOD(-[.$A140];[.C$1]))" office:value-type="string" office:string-value="XXX" calcext:value-type="string">
            <text:p>XXX</text:p>
          </table:table-cell>
          <table:table-cell table:formula="of:=IF(MOD(-[.$A140];[.D$1])=[.D$3];&quot;XXX&quot;;MOD(-[.$A140];[.D$1]))" office:value-type="string" office:string-value="XXX" calcext:value-type="string">
            <text:p>XXX</text:p>
          </table:table-cell>
          <table:table-cell table:formula="of:=IF(MOD(-[.$A140];[.E$1])=[.E$3];&quot;XXX&quot;;MOD(-[.$A140];[.E$1]))" office:value-type="string" office:string-value="XXX" calcext:value-type="string">
            <text:p>XXX</text:p>
          </table:table-cell>
          <table:table-cell table:formula="of:=IF(MOD(-[.$A140];[.F$1])=[.F$3];&quot;XXX&quot;;MOD(-[.$A140];[.F$1]))" office:value-type="string" office:string-value="XXX" calcext:value-type="string">
            <text:p>XXX</text:p>
          </table:table-cell>
          <table:table-cell table:formula="of:=IF(MOD(-[.$A140];[.G$1])=[.G$3];&quot;XXX&quot;;MOD(-[.$A140];[.G$1]))" office:value-type="float" office:value="18" calcext:value-type="float">
            <text:p>18</text:p>
          </table:table-cell>
          <table:table-cell table:formula="of:=IF(MOD(-[.$A140];[.H$1])=[.H$3];&quot;XXX&quot;;MOD(-[.$A140];[.H$1]))" office:value-type="string" office:string-value="XXX" calcext:value-type="string">
            <text:p>XXX</text:p>
          </table:table-cell>
          <table:table-cell table:formula="of:=IF(MOD(-[.$A140];[.I$1])=[.I$3];&quot;XXX&quot;;MOD(-[.$A140];[.I$1]))" office:value-type="string" office:string-value="XXX" calcext:value-type="string">
            <text:p>XXX</text:p>
          </table:table-cell>
          <table:table-cell table:formula="of:=IF(MOD(-[.$A140];[.J$1])=[.J$3];&quot;XXX&quot;;MOD(-[.$A140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40]+(13*37*461*17*19*739*41*23)" office:value-type="float" office:value="6841519638117684" calcext:value-type="float">
            <text:p>6841519638117684</text:p>
          </table:table-cell>
          <table:table-cell table:formula="of:=IF(MOD(-[.$A141];[.B$1])=[.B$3];&quot;XXX&quot;;MOD(-[.$A141];[.B$1]))" office:value-type="string" office:string-value="XXX" calcext:value-type="string">
            <text:p>XXX</text:p>
          </table:table-cell>
          <table:table-cell table:formula="of:=IF(MOD(-[.$A141];[.C$1])=[.C$3];&quot;XXX&quot;;MOD(-[.$A141];[.C$1]))" office:value-type="string" office:string-value="XXX" calcext:value-type="string">
            <text:p>XXX</text:p>
          </table:table-cell>
          <table:table-cell table:formula="of:=IF(MOD(-[.$A141];[.D$1])=[.D$3];&quot;XXX&quot;;MOD(-[.$A141];[.D$1]))" office:value-type="string" office:string-value="XXX" calcext:value-type="string">
            <text:p>XXX</text:p>
          </table:table-cell>
          <table:table-cell table:formula="of:=IF(MOD(-[.$A141];[.E$1])=[.E$3];&quot;XXX&quot;;MOD(-[.$A141];[.E$1]))" office:value-type="string" office:string-value="XXX" calcext:value-type="string">
            <text:p>XXX</text:p>
          </table:table-cell>
          <table:table-cell table:formula="of:=IF(MOD(-[.$A141];[.F$1])=[.F$3];&quot;XXX&quot;;MOD(-[.$A141];[.F$1]))" office:value-type="string" office:string-value="XXX" calcext:value-type="string">
            <text:p>XXX</text:p>
          </table:table-cell>
          <table:table-cell table:formula="of:=IF(MOD(-[.$A141];[.G$1])=[.G$3];&quot;XXX&quot;;MOD(-[.$A141];[.G$1]))" office:value-type="float" office:value="25" calcext:value-type="float">
            <text:p>25</text:p>
          </table:table-cell>
          <table:table-cell table:formula="of:=IF(MOD(-[.$A141];[.H$1])=[.H$3];&quot;XXX&quot;;MOD(-[.$A141];[.H$1]))" office:value-type="string" office:string-value="XXX" calcext:value-type="string">
            <text:p>XXX</text:p>
          </table:table-cell>
          <table:table-cell table:formula="of:=IF(MOD(-[.$A141];[.I$1])=[.I$3];&quot;XXX&quot;;MOD(-[.$A141];[.I$1]))" office:value-type="string" office:string-value="XXX" calcext:value-type="string">
            <text:p>XXX</text:p>
          </table:table-cell>
          <table:table-cell table:formula="of:=IF(MOD(-[.$A141];[.J$1])=[.J$3];&quot;XXX&quot;;MOD(-[.$A141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41]+(13*37*461*17*19*739*41*23)" office:value-type="float" office:value="6891431601640495" calcext:value-type="float">
            <text:p>6891431601640495</text:p>
          </table:table-cell>
          <table:table-cell table:formula="of:=IF(MOD(-[.$A142];[.B$1])=[.B$3];&quot;XXX&quot;;MOD(-[.$A142];[.B$1]))" office:value-type="string" office:string-value="XXX" calcext:value-type="string">
            <text:p>XXX</text:p>
          </table:table-cell>
          <table:table-cell table:formula="of:=IF(MOD(-[.$A142];[.C$1])=[.C$3];&quot;XXX&quot;;MOD(-[.$A142];[.C$1]))" office:value-type="string" office:string-value="XXX" calcext:value-type="string">
            <text:p>XXX</text:p>
          </table:table-cell>
          <table:table-cell table:formula="of:=IF(MOD(-[.$A142];[.D$1])=[.D$3];&quot;XXX&quot;;MOD(-[.$A142];[.D$1]))" office:value-type="string" office:string-value="XXX" calcext:value-type="string">
            <text:p>XXX</text:p>
          </table:table-cell>
          <table:table-cell table:formula="of:=IF(MOD(-[.$A142];[.E$1])=[.E$3];&quot;XXX&quot;;MOD(-[.$A142];[.E$1]))" office:value-type="string" office:string-value="XXX" calcext:value-type="string">
            <text:p>XXX</text:p>
          </table:table-cell>
          <table:table-cell table:formula="of:=IF(MOD(-[.$A142];[.F$1])=[.F$3];&quot;XXX&quot;;MOD(-[.$A142];[.F$1]))" office:value-type="string" office:string-value="XXX" calcext:value-type="string">
            <text:p>XXX</text:p>
          </table:table-cell>
          <table:table-cell table:formula="of:=IF(MOD(-[.$A142];[.G$1])=[.G$3];&quot;XXX&quot;;MOD(-[.$A142];[.G$1]))" office:value-type="float" office:value="3" calcext:value-type="float">
            <text:p>3</text:p>
          </table:table-cell>
          <table:table-cell table:formula="of:=IF(MOD(-[.$A142];[.H$1])=[.H$3];&quot;XXX&quot;;MOD(-[.$A142];[.H$1]))" office:value-type="string" office:string-value="XXX" calcext:value-type="string">
            <text:p>XXX</text:p>
          </table:table-cell>
          <table:table-cell table:formula="of:=IF(MOD(-[.$A142];[.I$1])=[.I$3];&quot;XXX&quot;;MOD(-[.$A142];[.I$1]))" office:value-type="string" office:string-value="XXX" calcext:value-type="string">
            <text:p>XXX</text:p>
          </table:table-cell>
          <table:table-cell table:formula="of:=IF(MOD(-[.$A142];[.J$1])=[.J$3];&quot;XXX&quot;;MOD(-[.$A142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42]+(13*37*461*17*19*739*41*23)" office:value-type="float" office:value="6941343565163306" calcext:value-type="float">
            <text:p>6941343565163306</text:p>
          </table:table-cell>
          <table:table-cell table:formula="of:=IF(MOD(-[.$A143];[.B$1])=[.B$3];&quot;XXX&quot;;MOD(-[.$A143];[.B$1]))" office:value-type="string" office:string-value="XXX" calcext:value-type="string">
            <text:p>XXX</text:p>
          </table:table-cell>
          <table:table-cell table:formula="of:=IF(MOD(-[.$A143];[.C$1])=[.C$3];&quot;XXX&quot;;MOD(-[.$A143];[.C$1]))" office:value-type="string" office:string-value="XXX" calcext:value-type="string">
            <text:p>XXX</text:p>
          </table:table-cell>
          <table:table-cell table:formula="of:=IF(MOD(-[.$A143];[.D$1])=[.D$3];&quot;XXX&quot;;MOD(-[.$A143];[.D$1]))" office:value-type="string" office:string-value="XXX" calcext:value-type="string">
            <text:p>XXX</text:p>
          </table:table-cell>
          <table:table-cell table:formula="of:=IF(MOD(-[.$A143];[.E$1])=[.E$3];&quot;XXX&quot;;MOD(-[.$A143];[.E$1]))" office:value-type="string" office:string-value="XXX" calcext:value-type="string">
            <text:p>XXX</text:p>
          </table:table-cell>
          <table:table-cell table:formula="of:=IF(MOD(-[.$A143];[.F$1])=[.F$3];&quot;XXX&quot;;MOD(-[.$A143];[.F$1]))" office:value-type="string" office:string-value="XXX" calcext:value-type="string">
            <text:p>XXX</text:p>
          </table:table-cell>
          <table:table-cell table:formula="of:=IF(MOD(-[.$A143];[.G$1])=[.G$3];&quot;XXX&quot;;MOD(-[.$A143];[.G$1]))" office:value-type="float" office:value="10" calcext:value-type="float">
            <text:p>10</text:p>
          </table:table-cell>
          <table:table-cell table:formula="of:=IF(MOD(-[.$A143];[.H$1])=[.H$3];&quot;XXX&quot;;MOD(-[.$A143];[.H$1]))" office:value-type="string" office:string-value="XXX" calcext:value-type="string">
            <text:p>XXX</text:p>
          </table:table-cell>
          <table:table-cell table:formula="of:=IF(MOD(-[.$A143];[.I$1])=[.I$3];&quot;XXX&quot;;MOD(-[.$A143];[.I$1]))" office:value-type="string" office:string-value="XXX" calcext:value-type="string">
            <text:p>XXX</text:p>
          </table:table-cell>
          <table:table-cell table:formula="of:=IF(MOD(-[.$A143];[.J$1])=[.J$3];&quot;XXX&quot;;MOD(-[.$A143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43]+(13*37*461*17*19*739*41*23)" office:value-type="float" office:value="6991255528686117" calcext:value-type="float">
            <text:p>6991255528686117</text:p>
          </table:table-cell>
          <table:table-cell table:formula="of:=IF(MOD(-[.$A144];[.B$1])=[.B$3];&quot;XXX&quot;;MOD(-[.$A144];[.B$1]))" office:value-type="string" office:string-value="XXX" calcext:value-type="string">
            <text:p>XXX</text:p>
          </table:table-cell>
          <table:table-cell table:formula="of:=IF(MOD(-[.$A144];[.C$1])=[.C$3];&quot;XXX&quot;;MOD(-[.$A144];[.C$1]))" office:value-type="string" office:string-value="XXX" calcext:value-type="string">
            <text:p>XXX</text:p>
          </table:table-cell>
          <table:table-cell table:formula="of:=IF(MOD(-[.$A144];[.D$1])=[.D$3];&quot;XXX&quot;;MOD(-[.$A144];[.D$1]))" office:value-type="string" office:string-value="XXX" calcext:value-type="string">
            <text:p>XXX</text:p>
          </table:table-cell>
          <table:table-cell table:formula="of:=IF(MOD(-[.$A144];[.E$1])=[.E$3];&quot;XXX&quot;;MOD(-[.$A144];[.E$1]))" office:value-type="string" office:string-value="XXX" calcext:value-type="string">
            <text:p>XXX</text:p>
          </table:table-cell>
          <table:table-cell table:formula="of:=IF(MOD(-[.$A144];[.F$1])=[.F$3];&quot;XXX&quot;;MOD(-[.$A144];[.F$1]))" office:value-type="string" office:string-value="XXX" calcext:value-type="string">
            <text:p>XXX</text:p>
          </table:table-cell>
          <table:table-cell table:formula="of:=IF(MOD(-[.$A144];[.G$1])=[.G$3];&quot;XXX&quot;;MOD(-[.$A144];[.G$1]))" office:value-type="float" office:value="17" calcext:value-type="float">
            <text:p>17</text:p>
          </table:table-cell>
          <table:table-cell table:formula="of:=IF(MOD(-[.$A144];[.H$1])=[.H$3];&quot;XXX&quot;;MOD(-[.$A144];[.H$1]))" office:value-type="string" office:string-value="XXX" calcext:value-type="string">
            <text:p>XXX</text:p>
          </table:table-cell>
          <table:table-cell table:formula="of:=IF(MOD(-[.$A144];[.I$1])=[.I$3];&quot;XXX&quot;;MOD(-[.$A144];[.I$1]))" office:value-type="string" office:string-value="XXX" calcext:value-type="string">
            <text:p>XXX</text:p>
          </table:table-cell>
          <table:table-cell table:formula="of:=IF(MOD(-[.$A144];[.J$1])=[.J$3];&quot;XXX&quot;;MOD(-[.$A144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44]+(13*37*461*17*19*739*41*23)" office:value-type="float" office:value="7041167492208928" calcext:value-type="float">
            <text:p>7041167492208928</text:p>
          </table:table-cell>
          <table:table-cell table:formula="of:=IF(MOD(-[.$A145];[.B$1])=[.B$3];&quot;XXX&quot;;MOD(-[.$A145];[.B$1]))" office:value-type="string" office:string-value="XXX" calcext:value-type="string">
            <text:p>XXX</text:p>
          </table:table-cell>
          <table:table-cell table:formula="of:=IF(MOD(-[.$A145];[.C$1])=[.C$3];&quot;XXX&quot;;MOD(-[.$A145];[.C$1]))" office:value-type="string" office:string-value="XXX" calcext:value-type="string">
            <text:p>XXX</text:p>
          </table:table-cell>
          <table:table-cell table:formula="of:=IF(MOD(-[.$A145];[.D$1])=[.D$3];&quot;XXX&quot;;MOD(-[.$A145];[.D$1]))" office:value-type="string" office:string-value="XXX" calcext:value-type="string">
            <text:p>XXX</text:p>
          </table:table-cell>
          <table:table-cell table:formula="of:=IF(MOD(-[.$A145];[.E$1])=[.E$3];&quot;XXX&quot;;MOD(-[.$A145];[.E$1]))" office:value-type="string" office:string-value="XXX" calcext:value-type="string">
            <text:p>XXX</text:p>
          </table:table-cell>
          <table:table-cell table:formula="of:=IF(MOD(-[.$A145];[.F$1])=[.F$3];&quot;XXX&quot;;MOD(-[.$A145];[.F$1]))" office:value-type="string" office:string-value="XXX" calcext:value-type="string">
            <text:p>XXX</text:p>
          </table:table-cell>
          <table:table-cell table:formula="of:=IF(MOD(-[.$A145];[.G$1])=[.G$3];&quot;XXX&quot;;MOD(-[.$A145];[.G$1]))" office:value-type="float" office:value="24" calcext:value-type="float">
            <text:p>24</text:p>
          </table:table-cell>
          <table:table-cell table:formula="of:=IF(MOD(-[.$A145];[.H$1])=[.H$3];&quot;XXX&quot;;MOD(-[.$A145];[.H$1]))" office:value-type="string" office:string-value="XXX" calcext:value-type="string">
            <text:p>XXX</text:p>
          </table:table-cell>
          <table:table-cell table:formula="of:=IF(MOD(-[.$A145];[.I$1])=[.I$3];&quot;XXX&quot;;MOD(-[.$A145];[.I$1]))" office:value-type="string" office:string-value="XXX" calcext:value-type="string">
            <text:p>XXX</text:p>
          </table:table-cell>
          <table:table-cell table:formula="of:=IF(MOD(-[.$A145];[.J$1])=[.J$3];&quot;XXX&quot;;MOD(-[.$A145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45]+(13*37*461*17*19*739*41*23)" office:value-type="float" office:value="7091079455731739" calcext:value-type="float">
            <text:p>7091079455731739</text:p>
          </table:table-cell>
          <table:table-cell table:formula="of:=IF(MOD(-[.$A146];[.B$1])=[.B$3];&quot;XXX&quot;;MOD(-[.$A146];[.B$1]))" office:value-type="string" office:string-value="XXX" calcext:value-type="string">
            <text:p>XXX</text:p>
          </table:table-cell>
          <table:table-cell table:formula="of:=IF(MOD(-[.$A146];[.C$1])=[.C$3];&quot;XXX&quot;;MOD(-[.$A146];[.C$1]))" office:value-type="string" office:string-value="XXX" calcext:value-type="string">
            <text:p>XXX</text:p>
          </table:table-cell>
          <table:table-cell table:formula="of:=IF(MOD(-[.$A146];[.D$1])=[.D$3];&quot;XXX&quot;;MOD(-[.$A146];[.D$1]))" office:value-type="string" office:string-value="XXX" calcext:value-type="string">
            <text:p>XXX</text:p>
          </table:table-cell>
          <table:table-cell table:formula="of:=IF(MOD(-[.$A146];[.E$1])=[.E$3];&quot;XXX&quot;;MOD(-[.$A146];[.E$1]))" office:value-type="string" office:string-value="XXX" calcext:value-type="string">
            <text:p>XXX</text:p>
          </table:table-cell>
          <table:table-cell table:formula="of:=IF(MOD(-[.$A146];[.F$1])=[.F$3];&quot;XXX&quot;;MOD(-[.$A146];[.F$1]))" office:value-type="string" office:string-value="XXX" calcext:value-type="string">
            <text:p>XXX</text:p>
          </table:table-cell>
          <table:table-cell table:formula="of:=IF(MOD(-[.$A146];[.G$1])=[.G$3];&quot;XXX&quot;;MOD(-[.$A146];[.G$1]))" office:value-type="float" office:value="2" calcext:value-type="float">
            <text:p>2</text:p>
          </table:table-cell>
          <table:table-cell table:formula="of:=IF(MOD(-[.$A146];[.H$1])=[.H$3];&quot;XXX&quot;;MOD(-[.$A146];[.H$1]))" office:value-type="string" office:string-value="XXX" calcext:value-type="string">
            <text:p>XXX</text:p>
          </table:table-cell>
          <table:table-cell table:formula="of:=IF(MOD(-[.$A146];[.I$1])=[.I$3];&quot;XXX&quot;;MOD(-[.$A146];[.I$1]))" office:value-type="string" office:string-value="XXX" calcext:value-type="string">
            <text:p>XXX</text:p>
          </table:table-cell>
          <table:table-cell table:formula="of:=IF(MOD(-[.$A146];[.J$1])=[.J$3];&quot;XXX&quot;;MOD(-[.$A146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46]+(13*37*461*17*19*739*41*23)" office:value-type="float" office:value="7140991419254550" calcext:value-type="float">
            <text:p>7140991419254550</text:p>
          </table:table-cell>
          <table:table-cell table:formula="of:=IF(MOD(-[.$A147];[.B$1])=[.B$3];&quot;XXX&quot;;MOD(-[.$A147];[.B$1]))" office:value-type="string" office:string-value="XXX" calcext:value-type="string">
            <text:p>XXX</text:p>
          </table:table-cell>
          <table:table-cell table:formula="of:=IF(MOD(-[.$A147];[.C$1])=[.C$3];&quot;XXX&quot;;MOD(-[.$A147];[.C$1]))" office:value-type="string" office:string-value="XXX" calcext:value-type="string">
            <text:p>XXX</text:p>
          </table:table-cell>
          <table:table-cell table:formula="of:=IF(MOD(-[.$A147];[.D$1])=[.D$3];&quot;XXX&quot;;MOD(-[.$A147];[.D$1]))" office:value-type="string" office:string-value="XXX" calcext:value-type="string">
            <text:p>XXX</text:p>
          </table:table-cell>
          <table:table-cell table:formula="of:=IF(MOD(-[.$A147];[.E$1])=[.E$3];&quot;XXX&quot;;MOD(-[.$A147];[.E$1]))" office:value-type="string" office:string-value="XXX" calcext:value-type="string">
            <text:p>XXX</text:p>
          </table:table-cell>
          <table:table-cell table:formula="of:=IF(MOD(-[.$A147];[.F$1])=[.F$3];&quot;XXX&quot;;MOD(-[.$A147];[.F$1]))" office:value-type="string" office:string-value="XXX" calcext:value-type="string">
            <text:p>XXX</text:p>
          </table:table-cell>
          <table:table-cell table:formula="of:=IF(MOD(-[.$A147];[.G$1])=[.G$3];&quot;XXX&quot;;MOD(-[.$A147];[.G$1]))" office:value-type="float" office:value="9" calcext:value-type="float">
            <text:p>9</text:p>
          </table:table-cell>
          <table:table-cell table:formula="of:=IF(MOD(-[.$A147];[.H$1])=[.H$3];&quot;XXX&quot;;MOD(-[.$A147];[.H$1]))" office:value-type="string" office:string-value="XXX" calcext:value-type="string">
            <text:p>XXX</text:p>
          </table:table-cell>
          <table:table-cell table:formula="of:=IF(MOD(-[.$A147];[.I$1])=[.I$3];&quot;XXX&quot;;MOD(-[.$A147];[.I$1]))" office:value-type="string" office:string-value="XXX" calcext:value-type="string">
            <text:p>XXX</text:p>
          </table:table-cell>
          <table:table-cell table:formula="of:=IF(MOD(-[.$A147];[.J$1])=[.J$3];&quot;XXX&quot;;MOD(-[.$A147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47]+(13*37*461*17*19*739*41*23)" office:value-type="float" office:value="7190903382777361" calcext:value-type="float">
            <text:p>7190903382777361</text:p>
          </table:table-cell>
          <table:table-cell table:formula="of:=IF(MOD(-[.$A148];[.B$1])=[.B$3];&quot;XXX&quot;;MOD(-[.$A148];[.B$1]))" office:value-type="string" office:string-value="XXX" calcext:value-type="string">
            <text:p>XXX</text:p>
          </table:table-cell>
          <table:table-cell table:formula="of:=IF(MOD(-[.$A148];[.C$1])=[.C$3];&quot;XXX&quot;;MOD(-[.$A148];[.C$1]))" office:value-type="string" office:string-value="XXX" calcext:value-type="string">
            <text:p>XXX</text:p>
          </table:table-cell>
          <table:table-cell table:formula="of:=IF(MOD(-[.$A148];[.D$1])=[.D$3];&quot;XXX&quot;;MOD(-[.$A148];[.D$1]))" office:value-type="string" office:string-value="XXX" calcext:value-type="string">
            <text:p>XXX</text:p>
          </table:table-cell>
          <table:table-cell table:formula="of:=IF(MOD(-[.$A148];[.E$1])=[.E$3];&quot;XXX&quot;;MOD(-[.$A148];[.E$1]))" office:value-type="string" office:string-value="XXX" calcext:value-type="string">
            <text:p>XXX</text:p>
          </table:table-cell>
          <table:table-cell table:formula="of:=IF(MOD(-[.$A148];[.F$1])=[.F$3];&quot;XXX&quot;;MOD(-[.$A148];[.F$1]))" office:value-type="string" office:string-value="XXX" calcext:value-type="string">
            <text:p>XXX</text:p>
          </table:table-cell>
          <table:table-cell table:formula="of:=IF(MOD(-[.$A148];[.G$1])=[.G$3];&quot;XXX&quot;;MOD(-[.$A148];[.G$1]))" office:value-type="float" office:value="16" calcext:value-type="float">
            <text:p>16</text:p>
          </table:table-cell>
          <table:table-cell table:formula="of:=IF(MOD(-[.$A148];[.H$1])=[.H$3];&quot;XXX&quot;;MOD(-[.$A148];[.H$1]))" office:value-type="string" office:string-value="XXX" calcext:value-type="string">
            <text:p>XXX</text:p>
          </table:table-cell>
          <table:table-cell table:formula="of:=IF(MOD(-[.$A148];[.I$1])=[.I$3];&quot;XXX&quot;;MOD(-[.$A148];[.I$1]))" office:value-type="string" office:string-value="XXX" calcext:value-type="string">
            <text:p>XXX</text:p>
          </table:table-cell>
          <table:table-cell table:formula="of:=IF(MOD(-[.$A148];[.J$1])=[.J$3];&quot;XXX&quot;;MOD(-[.$A148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48]+(13*37*461*17*19*739*41*23)" office:value-type="float" office:value="7240815346300172" calcext:value-type="float">
            <text:p>7240815346300172</text:p>
          </table:table-cell>
          <table:table-cell table:formula="of:=IF(MOD(-[.$A149];[.B$1])=[.B$3];&quot;XXX&quot;;MOD(-[.$A149];[.B$1]))" office:value-type="string" office:string-value="XXX" calcext:value-type="string">
            <text:p>XXX</text:p>
          </table:table-cell>
          <table:table-cell table:formula="of:=IF(MOD(-[.$A149];[.C$1])=[.C$3];&quot;XXX&quot;;MOD(-[.$A149];[.C$1]))" office:value-type="string" office:string-value="XXX" calcext:value-type="string">
            <text:p>XXX</text:p>
          </table:table-cell>
          <table:table-cell table:formula="of:=IF(MOD(-[.$A149];[.D$1])=[.D$3];&quot;XXX&quot;;MOD(-[.$A149];[.D$1]))" office:value-type="string" office:string-value="XXX" calcext:value-type="string">
            <text:p>XXX</text:p>
          </table:table-cell>
          <table:table-cell table:formula="of:=IF(MOD(-[.$A149];[.E$1])=[.E$3];&quot;XXX&quot;;MOD(-[.$A149];[.E$1]))" office:value-type="string" office:string-value="XXX" calcext:value-type="string">
            <text:p>XXX</text:p>
          </table:table-cell>
          <table:table-cell table:formula="of:=IF(MOD(-[.$A149];[.F$1])=[.F$3];&quot;XXX&quot;;MOD(-[.$A149];[.F$1]))" office:value-type="string" office:string-value="XXX" calcext:value-type="string">
            <text:p>XXX</text:p>
          </table:table-cell>
          <table:table-cell table:formula="of:=IF(MOD(-[.$A149];[.G$1])=[.G$3];&quot;XXX&quot;;MOD(-[.$A149];[.G$1]))" office:value-type="float" office:value="23" calcext:value-type="float">
            <text:p>23</text:p>
          </table:table-cell>
          <table:table-cell table:formula="of:=IF(MOD(-[.$A149];[.H$1])=[.H$3];&quot;XXX&quot;;MOD(-[.$A149];[.H$1]))" office:value-type="string" office:string-value="XXX" calcext:value-type="string">
            <text:p>XXX</text:p>
          </table:table-cell>
          <table:table-cell table:formula="of:=IF(MOD(-[.$A149];[.I$1])=[.I$3];&quot;XXX&quot;;MOD(-[.$A149];[.I$1]))" office:value-type="string" office:string-value="XXX" calcext:value-type="string">
            <text:p>XXX</text:p>
          </table:table-cell>
          <table:table-cell table:formula="of:=IF(MOD(-[.$A149];[.J$1])=[.J$3];&quot;XXX&quot;;MOD(-[.$A149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49]+(13*37*461*17*19*739*41*23)" office:value-type="float" office:value="7290727309822983" calcext:value-type="float">
            <text:p>7290727309822983</text:p>
          </table:table-cell>
          <table:table-cell table:formula="of:=IF(MOD(-[.$A150];[.B$1])=[.B$3];&quot;XXX&quot;;MOD(-[.$A150];[.B$1]))" office:value-type="string" office:string-value="XXX" calcext:value-type="string">
            <text:p>XXX</text:p>
          </table:table-cell>
          <table:table-cell table:formula="of:=IF(MOD(-[.$A150];[.C$1])=[.C$3];&quot;XXX&quot;;MOD(-[.$A150];[.C$1]))" office:value-type="string" office:string-value="XXX" calcext:value-type="string">
            <text:p>XXX</text:p>
          </table:table-cell>
          <table:table-cell table:formula="of:=IF(MOD(-[.$A150];[.D$1])=[.D$3];&quot;XXX&quot;;MOD(-[.$A150];[.D$1]))" office:value-type="string" office:string-value="XXX" calcext:value-type="string">
            <text:p>XXX</text:p>
          </table:table-cell>
          <table:table-cell table:formula="of:=IF(MOD(-[.$A150];[.E$1])=[.E$3];&quot;XXX&quot;;MOD(-[.$A150];[.E$1]))" office:value-type="string" office:string-value="XXX" calcext:value-type="string">
            <text:p>XXX</text:p>
          </table:table-cell>
          <table:table-cell table:formula="of:=IF(MOD(-[.$A150];[.F$1])=[.F$3];&quot;XXX&quot;;MOD(-[.$A150];[.F$1]))" office:value-type="string" office:string-value="XXX" calcext:value-type="string">
            <text:p>XXX</text:p>
          </table:table-cell>
          <table:table-cell table:formula="of:=IF(MOD(-[.$A150];[.G$1])=[.G$3];&quot;XXX&quot;;MOD(-[.$A150];[.G$1]))" office:value-type="float" office:value="1" calcext:value-type="float">
            <text:p>1</text:p>
          </table:table-cell>
          <table:table-cell table:formula="of:=IF(MOD(-[.$A150];[.H$1])=[.H$3];&quot;XXX&quot;;MOD(-[.$A150];[.H$1]))" office:value-type="string" office:string-value="XXX" calcext:value-type="string">
            <text:p>XXX</text:p>
          </table:table-cell>
          <table:table-cell table:formula="of:=IF(MOD(-[.$A150];[.I$1])=[.I$3];&quot;XXX&quot;;MOD(-[.$A150];[.I$1]))" office:value-type="string" office:string-value="XXX" calcext:value-type="string">
            <text:p>XXX</text:p>
          </table:table-cell>
          <table:table-cell table:formula="of:=IF(MOD(-[.$A150];[.J$1])=[.J$3];&quot;XXX&quot;;MOD(-[.$A150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50]+(13*37*461*17*19*739*41*23)" office:value-type="float" office:value="7340639273345794" calcext:value-type="float">
            <text:p>7340639273345794</text:p>
          </table:table-cell>
          <table:table-cell table:formula="of:=IF(MOD(-[.$A151];[.B$1])=[.B$3];&quot;XXX&quot;;MOD(-[.$A151];[.B$1]))" office:value-type="string" office:string-value="XXX" calcext:value-type="string">
            <text:p>XXX</text:p>
          </table:table-cell>
          <table:table-cell table:formula="of:=IF(MOD(-[.$A151];[.C$1])=[.C$3];&quot;XXX&quot;;MOD(-[.$A151];[.C$1]))" office:value-type="string" office:string-value="XXX" calcext:value-type="string">
            <text:p>XXX</text:p>
          </table:table-cell>
          <table:table-cell table:formula="of:=IF(MOD(-[.$A151];[.D$1])=[.D$3];&quot;XXX&quot;;MOD(-[.$A151];[.D$1]))" office:value-type="string" office:string-value="XXX" calcext:value-type="string">
            <text:p>XXX</text:p>
          </table:table-cell>
          <table:table-cell table:formula="of:=IF(MOD(-[.$A151];[.E$1])=[.E$3];&quot;XXX&quot;;MOD(-[.$A151];[.E$1]))" office:value-type="string" office:string-value="XXX" calcext:value-type="string">
            <text:p>XXX</text:p>
          </table:table-cell>
          <table:table-cell table:formula="of:=IF(MOD(-[.$A151];[.F$1])=[.F$3];&quot;XXX&quot;;MOD(-[.$A151];[.F$1]))" office:value-type="string" office:string-value="XXX" calcext:value-type="string">
            <text:p>XXX</text:p>
          </table:table-cell>
          <table:table-cell table:formula="of:=IF(MOD(-[.$A151];[.G$1])=[.G$3];&quot;XXX&quot;;MOD(-[.$A151];[.G$1]))" office:value-type="float" office:value="8" calcext:value-type="float">
            <text:p>8</text:p>
          </table:table-cell>
          <table:table-cell table:formula="of:=IF(MOD(-[.$A151];[.H$1])=[.H$3];&quot;XXX&quot;;MOD(-[.$A151];[.H$1]))" office:value-type="string" office:string-value="XXX" calcext:value-type="string">
            <text:p>XXX</text:p>
          </table:table-cell>
          <table:table-cell table:formula="of:=IF(MOD(-[.$A151];[.I$1])=[.I$3];&quot;XXX&quot;;MOD(-[.$A151];[.I$1]))" office:value-type="string" office:string-value="XXX" calcext:value-type="string">
            <text:p>XXX</text:p>
          </table:table-cell>
          <table:table-cell table:formula="of:=IF(MOD(-[.$A151];[.J$1])=[.J$3];&quot;XXX&quot;;MOD(-[.$A151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51]+(13*37*461*17*19*739*41*23)" office:value-type="float" office:value="7390551236868605" calcext:value-type="float">
            <text:p>7390551236868605</text:p>
          </table:table-cell>
          <table:table-cell table:formula="of:=IF(MOD(-[.$A152];[.B$1])=[.B$3];&quot;XXX&quot;;MOD(-[.$A152];[.B$1]))" office:value-type="string" office:string-value="XXX" calcext:value-type="string">
            <text:p>XXX</text:p>
          </table:table-cell>
          <table:table-cell table:formula="of:=IF(MOD(-[.$A152];[.C$1])=[.C$3];&quot;XXX&quot;;MOD(-[.$A152];[.C$1]))" office:value-type="string" office:string-value="XXX" calcext:value-type="string">
            <text:p>XXX</text:p>
          </table:table-cell>
          <table:table-cell table:formula="of:=IF(MOD(-[.$A152];[.D$1])=[.D$3];&quot;XXX&quot;;MOD(-[.$A152];[.D$1]))" office:value-type="string" office:string-value="XXX" calcext:value-type="string">
            <text:p>XXX</text:p>
          </table:table-cell>
          <table:table-cell table:formula="of:=IF(MOD(-[.$A152];[.E$1])=[.E$3];&quot;XXX&quot;;MOD(-[.$A152];[.E$1]))" office:value-type="string" office:string-value="XXX" calcext:value-type="string">
            <text:p>XXX</text:p>
          </table:table-cell>
          <table:table-cell table:formula="of:=IF(MOD(-[.$A152];[.F$1])=[.F$3];&quot;XXX&quot;;MOD(-[.$A152];[.F$1]))" office:value-type="string" office:string-value="XXX" calcext:value-type="string">
            <text:p>XXX</text:p>
          </table:table-cell>
          <table:table-cell table:formula="of:=IF(MOD(-[.$A152];[.G$1])=[.G$3];&quot;XXX&quot;;MOD(-[.$A152];[.G$1]))" office:value-type="float" office:value="15" calcext:value-type="float">
            <text:p>15</text:p>
          </table:table-cell>
          <table:table-cell table:formula="of:=IF(MOD(-[.$A152];[.H$1])=[.H$3];&quot;XXX&quot;;MOD(-[.$A152];[.H$1]))" office:value-type="string" office:string-value="XXX" calcext:value-type="string">
            <text:p>XXX</text:p>
          </table:table-cell>
          <table:table-cell table:formula="of:=IF(MOD(-[.$A152];[.I$1])=[.I$3];&quot;XXX&quot;;MOD(-[.$A152];[.I$1]))" office:value-type="string" office:string-value="XXX" calcext:value-type="string">
            <text:p>XXX</text:p>
          </table:table-cell>
          <table:table-cell table:formula="of:=IF(MOD(-[.$A152];[.J$1])=[.J$3];&quot;XXX&quot;;MOD(-[.$A152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52]+(13*37*461*17*19*739*41*23)" office:value-type="float" office:value="7440463200391416" calcext:value-type="float">
            <text:p>7440463200391416</text:p>
          </table:table-cell>
          <table:table-cell table:formula="of:=IF(MOD(-[.$A153];[.B$1])=[.B$3];&quot;XXX&quot;;MOD(-[.$A153];[.B$1]))" office:value-type="string" office:string-value="XXX" calcext:value-type="string">
            <text:p>XXX</text:p>
          </table:table-cell>
          <table:table-cell table:formula="of:=IF(MOD(-[.$A153];[.C$1])=[.C$3];&quot;XXX&quot;;MOD(-[.$A153];[.C$1]))" office:value-type="string" office:string-value="XXX" calcext:value-type="string">
            <text:p>XXX</text:p>
          </table:table-cell>
          <table:table-cell table:formula="of:=IF(MOD(-[.$A153];[.D$1])=[.D$3];&quot;XXX&quot;;MOD(-[.$A153];[.D$1]))" office:value-type="string" office:string-value="XXX" calcext:value-type="string">
            <text:p>XXX</text:p>
          </table:table-cell>
          <table:table-cell table:formula="of:=IF(MOD(-[.$A153];[.E$1])=[.E$3];&quot;XXX&quot;;MOD(-[.$A153];[.E$1]))" office:value-type="string" office:string-value="XXX" calcext:value-type="string">
            <text:p>XXX</text:p>
          </table:table-cell>
          <table:table-cell table:formula="of:=IF(MOD(-[.$A153];[.F$1])=[.F$3];&quot;XXX&quot;;MOD(-[.$A153];[.F$1]))" office:value-type="string" office:string-value="XXX" calcext:value-type="string">
            <text:p>XXX</text:p>
          </table:table-cell>
          <table:table-cell table:formula="of:=IF(MOD(-[.$A153];[.G$1])=[.G$3];&quot;XXX&quot;;MOD(-[.$A153];[.G$1]))" office:value-type="float" office:value="22" calcext:value-type="float">
            <text:p>22</text:p>
          </table:table-cell>
          <table:table-cell table:formula="of:=IF(MOD(-[.$A153];[.H$1])=[.H$3];&quot;XXX&quot;;MOD(-[.$A153];[.H$1]))" office:value-type="string" office:string-value="XXX" calcext:value-type="string">
            <text:p>XXX</text:p>
          </table:table-cell>
          <table:table-cell table:formula="of:=IF(MOD(-[.$A153];[.I$1])=[.I$3];&quot;XXX&quot;;MOD(-[.$A153];[.I$1]))" office:value-type="string" office:string-value="XXX" calcext:value-type="string">
            <text:p>XXX</text:p>
          </table:table-cell>
          <table:table-cell table:formula="of:=IF(MOD(-[.$A153];[.J$1])=[.J$3];&quot;XXX&quot;;MOD(-[.$A153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53]+(13*37*461*17*19*739*41*23)" office:value-type="float" office:value="7490375163914227" calcext:value-type="float">
            <text:p>7490375163914227</text:p>
          </table:table-cell>
          <table:table-cell table:formula="of:=IF(MOD(-[.$A154];[.B$1])=[.B$3];&quot;XXX&quot;;MOD(-[.$A154];[.B$1]))" office:value-type="string" office:string-value="XXX" calcext:value-type="string">
            <text:p>XXX</text:p>
          </table:table-cell>
          <table:table-cell table:formula="of:=IF(MOD(-[.$A154];[.C$1])=[.C$3];&quot;XXX&quot;;MOD(-[.$A154];[.C$1]))" office:value-type="string" office:string-value="XXX" calcext:value-type="string">
            <text:p>XXX</text:p>
          </table:table-cell>
          <table:table-cell table:formula="of:=IF(MOD(-[.$A154];[.D$1])=[.D$3];&quot;XXX&quot;;MOD(-[.$A154];[.D$1]))" office:value-type="string" office:string-value="XXX" calcext:value-type="string">
            <text:p>XXX</text:p>
          </table:table-cell>
          <table:table-cell table:formula="of:=IF(MOD(-[.$A154];[.E$1])=[.E$3];&quot;XXX&quot;;MOD(-[.$A154];[.E$1]))" office:value-type="string" office:string-value="XXX" calcext:value-type="string">
            <text:p>XXX</text:p>
          </table:table-cell>
          <table:table-cell table:formula="of:=IF(MOD(-[.$A154];[.F$1])=[.F$3];&quot;XXX&quot;;MOD(-[.$A154];[.F$1]))" office:value-type="string" office:string-value="XXX" calcext:value-type="string">
            <text:p>XXX</text:p>
          </table:table-cell>
          <table:table-cell table:formula="of:=IF(MOD(-[.$A154];[.G$1])=[.G$3];&quot;XXX&quot;;MOD(-[.$A154];[.G$1]))" office:value-type="float" office:value="0" calcext:value-type="float">
            <text:p>0</text:p>
          </table:table-cell>
          <table:table-cell table:formula="of:=IF(MOD(-[.$A154];[.H$1])=[.H$3];&quot;XXX&quot;;MOD(-[.$A154];[.H$1]))" office:value-type="string" office:string-value="XXX" calcext:value-type="string">
            <text:p>XXX</text:p>
          </table:table-cell>
          <table:table-cell table:formula="of:=IF(MOD(-[.$A154];[.I$1])=[.I$3];&quot;XXX&quot;;MOD(-[.$A154];[.I$1]))" office:value-type="string" office:string-value="XXX" calcext:value-type="string">
            <text:p>XXX</text:p>
          </table:table-cell>
          <table:table-cell table:formula="of:=IF(MOD(-[.$A154];[.J$1])=[.J$3];&quot;XXX&quot;;MOD(-[.$A154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54]+(13*37*461*17*19*739*41*23)" office:value-type="float" office:value="7540287127437038" calcext:value-type="float">
            <text:p>7540287127437038</text:p>
          </table:table-cell>
          <table:table-cell table:formula="of:=IF(MOD(-[.$A155];[.B$1])=[.B$3];&quot;XXX&quot;;MOD(-[.$A155];[.B$1]))" office:value-type="string" office:string-value="XXX" calcext:value-type="string">
            <text:p>XXX</text:p>
          </table:table-cell>
          <table:table-cell table:formula="of:=IF(MOD(-[.$A155];[.C$1])=[.C$3];&quot;XXX&quot;;MOD(-[.$A155];[.C$1]))" office:value-type="string" office:string-value="XXX" calcext:value-type="string">
            <text:p>XXX</text:p>
          </table:table-cell>
          <table:table-cell table:formula="of:=IF(MOD(-[.$A155];[.D$1])=[.D$3];&quot;XXX&quot;;MOD(-[.$A155];[.D$1]))" office:value-type="string" office:string-value="XXX" calcext:value-type="string">
            <text:p>XXX</text:p>
          </table:table-cell>
          <table:table-cell table:formula="of:=IF(MOD(-[.$A155];[.E$1])=[.E$3];&quot;XXX&quot;;MOD(-[.$A155];[.E$1]))" office:value-type="string" office:string-value="XXX" calcext:value-type="string">
            <text:p>XXX</text:p>
          </table:table-cell>
          <table:table-cell table:formula="of:=IF(MOD(-[.$A155];[.F$1])=[.F$3];&quot;XXX&quot;;MOD(-[.$A155];[.F$1]))" office:value-type="string" office:string-value="XXX" calcext:value-type="string">
            <text:p>XXX</text:p>
          </table:table-cell>
          <table:table-cell table:formula="of:=IF(MOD(-[.$A155];[.G$1])=[.G$3];&quot;XXX&quot;;MOD(-[.$A155];[.G$1]))" office:value-type="float" office:value="7" calcext:value-type="float">
            <text:p>7</text:p>
          </table:table-cell>
          <table:table-cell table:formula="of:=IF(MOD(-[.$A155];[.H$1])=[.H$3];&quot;XXX&quot;;MOD(-[.$A155];[.H$1]))" office:value-type="string" office:string-value="XXX" calcext:value-type="string">
            <text:p>XXX</text:p>
          </table:table-cell>
          <table:table-cell table:formula="of:=IF(MOD(-[.$A155];[.I$1])=[.I$3];&quot;XXX&quot;;MOD(-[.$A155];[.I$1]))" office:value-type="string" office:string-value="XXX" calcext:value-type="string">
            <text:p>XXX</text:p>
          </table:table-cell>
          <table:table-cell table:formula="of:=IF(MOD(-[.$A155];[.J$1])=[.J$3];&quot;XXX&quot;;MOD(-[.$A155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55]+(13*37*461*17*19*739*41*23)" office:value-type="float" office:value="7590199090959849" calcext:value-type="float">
            <text:p>7590199090959849</text:p>
          </table:table-cell>
          <table:table-cell table:formula="of:=IF(MOD(-[.$A156];[.B$1])=[.B$3];&quot;XXX&quot;;MOD(-[.$A156];[.B$1]))" office:value-type="string" office:string-value="XXX" calcext:value-type="string">
            <text:p>XXX</text:p>
          </table:table-cell>
          <table:table-cell table:formula="of:=IF(MOD(-[.$A156];[.C$1])=[.C$3];&quot;XXX&quot;;MOD(-[.$A156];[.C$1]))" office:value-type="string" office:string-value="XXX" calcext:value-type="string">
            <text:p>XXX</text:p>
          </table:table-cell>
          <table:table-cell table:formula="of:=IF(MOD(-[.$A156];[.D$1])=[.D$3];&quot;XXX&quot;;MOD(-[.$A156];[.D$1]))" office:value-type="string" office:string-value="XXX" calcext:value-type="string">
            <text:p>XXX</text:p>
          </table:table-cell>
          <table:table-cell table:formula="of:=IF(MOD(-[.$A156];[.E$1])=[.E$3];&quot;XXX&quot;;MOD(-[.$A156];[.E$1]))" office:value-type="string" office:string-value="XXX" calcext:value-type="string">
            <text:p>XXX</text:p>
          </table:table-cell>
          <table:table-cell table:formula="of:=IF(MOD(-[.$A156];[.F$1])=[.F$3];&quot;XXX&quot;;MOD(-[.$A156];[.F$1]))" office:value-type="string" office:string-value="XXX" calcext:value-type="string">
            <text:p>XXX</text:p>
          </table:table-cell>
          <table:table-cell table:formula="of:=IF(MOD(-[.$A156];[.G$1])=[.G$3];&quot;XXX&quot;;MOD(-[.$A156];[.G$1]))" office:value-type="float" office:value="14" calcext:value-type="float">
            <text:p>14</text:p>
          </table:table-cell>
          <table:table-cell table:formula="of:=IF(MOD(-[.$A156];[.H$1])=[.H$3];&quot;XXX&quot;;MOD(-[.$A156];[.H$1]))" office:value-type="string" office:string-value="XXX" calcext:value-type="string">
            <text:p>XXX</text:p>
          </table:table-cell>
          <table:table-cell table:formula="of:=IF(MOD(-[.$A156];[.I$1])=[.I$3];&quot;XXX&quot;;MOD(-[.$A156];[.I$1]))" office:value-type="string" office:string-value="XXX" calcext:value-type="string">
            <text:p>XXX</text:p>
          </table:table-cell>
          <table:table-cell table:formula="of:=IF(MOD(-[.$A156];[.J$1])=[.J$3];&quot;XXX&quot;;MOD(-[.$A156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56]+(13*37*461*17*19*739*41*23)" office:value-type="float" office:value="7640111054482660" calcext:value-type="float">
            <text:p>7640111054482660</text:p>
          </table:table-cell>
          <table:table-cell table:formula="of:=IF(MOD(-[.$A157];[.B$1])=[.B$3];&quot;XXX&quot;;MOD(-[.$A157];[.B$1]))" office:value-type="string" office:string-value="XXX" calcext:value-type="string">
            <text:p>XXX</text:p>
          </table:table-cell>
          <table:table-cell table:formula="of:=IF(MOD(-[.$A157];[.C$1])=[.C$3];&quot;XXX&quot;;MOD(-[.$A157];[.C$1]))" office:value-type="string" office:string-value="XXX" calcext:value-type="string">
            <text:p>XXX</text:p>
          </table:table-cell>
          <table:table-cell table:formula="of:=IF(MOD(-[.$A157];[.D$1])=[.D$3];&quot;XXX&quot;;MOD(-[.$A157];[.D$1]))" office:value-type="string" office:string-value="XXX" calcext:value-type="string">
            <text:p>XXX</text:p>
          </table:table-cell>
          <table:table-cell table:formula="of:=IF(MOD(-[.$A157];[.E$1])=[.E$3];&quot;XXX&quot;;MOD(-[.$A157];[.E$1]))" office:value-type="string" office:string-value="XXX" calcext:value-type="string">
            <text:p>XXX</text:p>
          </table:table-cell>
          <table:table-cell table:formula="of:=IF(MOD(-[.$A157];[.F$1])=[.F$3];&quot;XXX&quot;;MOD(-[.$A157];[.F$1]))" office:value-type="string" office:string-value="XXX" calcext:value-type="string">
            <text:p>XXX</text:p>
          </table:table-cell>
          <table:table-cell table:formula="of:=IF(MOD(-[.$A157];[.G$1])=[.G$3];&quot;XXX&quot;;MOD(-[.$A157];[.G$1]))" office:value-type="float" office:value="21" calcext:value-type="float">
            <text:p>21</text:p>
          </table:table-cell>
          <table:table-cell table:formula="of:=IF(MOD(-[.$A157];[.H$1])=[.H$3];&quot;XXX&quot;;MOD(-[.$A157];[.H$1]))" office:value-type="string" office:string-value="XXX" calcext:value-type="string">
            <text:p>XXX</text:p>
          </table:table-cell>
          <table:table-cell table:formula="of:=IF(MOD(-[.$A157];[.I$1])=[.I$3];&quot;XXX&quot;;MOD(-[.$A157];[.I$1]))" office:value-type="string" office:string-value="XXX" calcext:value-type="string">
            <text:p>XXX</text:p>
          </table:table-cell>
          <table:table-cell table:formula="of:=IF(MOD(-[.$A157];[.J$1])=[.J$3];&quot;XXX&quot;;MOD(-[.$A157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57]+(13*37*461*17*19*739*41*23)" office:value-type="float" office:value="7690023018005471" calcext:value-type="float">
            <text:p>7690023018005471</text:p>
          </table:table-cell>
          <table:table-cell table:formula="of:=IF(MOD(-[.$A158];[.B$1])=[.B$3];&quot;XXX&quot;;MOD(-[.$A158];[.B$1]))" office:value-type="string" office:string-value="XXX" calcext:value-type="string">
            <text:p>XXX</text:p>
          </table:table-cell>
          <table:table-cell table:formula="of:=IF(MOD(-[.$A158];[.C$1])=[.C$3];&quot;XXX&quot;;MOD(-[.$A158];[.C$1]))" office:value-type="string" office:string-value="XXX" calcext:value-type="string">
            <text:p>XXX</text:p>
          </table:table-cell>
          <table:table-cell table:formula="of:=IF(MOD(-[.$A158];[.D$1])=[.D$3];&quot;XXX&quot;;MOD(-[.$A158];[.D$1]))" office:value-type="string" office:string-value="XXX" calcext:value-type="string">
            <text:p>XXX</text:p>
          </table:table-cell>
          <table:table-cell table:formula="of:=IF(MOD(-[.$A158];[.E$1])=[.E$3];&quot;XXX&quot;;MOD(-[.$A158];[.E$1]))" office:value-type="string" office:string-value="XXX" calcext:value-type="string">
            <text:p>XXX</text:p>
          </table:table-cell>
          <table:table-cell table:formula="of:=IF(MOD(-[.$A158];[.F$1])=[.F$3];&quot;XXX&quot;;MOD(-[.$A158];[.F$1]))" office:value-type="string" office:string-value="XXX" calcext:value-type="string">
            <text:p>XXX</text:p>
          </table:table-cell>
          <table:table-cell table:formula="of:=IF(MOD(-[.$A158];[.G$1])=[.G$3];&quot;XXX&quot;;MOD(-[.$A158];[.G$1]))" office:value-type="float" office:value="28" calcext:value-type="float">
            <text:p>28</text:p>
          </table:table-cell>
          <table:table-cell table:formula="of:=IF(MOD(-[.$A158];[.H$1])=[.H$3];&quot;XXX&quot;;MOD(-[.$A158];[.H$1]))" office:value-type="string" office:string-value="XXX" calcext:value-type="string">
            <text:p>XXX</text:p>
          </table:table-cell>
          <table:table-cell table:formula="of:=IF(MOD(-[.$A158];[.I$1])=[.I$3];&quot;XXX&quot;;MOD(-[.$A158];[.I$1]))" office:value-type="string" office:string-value="XXX" calcext:value-type="string">
            <text:p>XXX</text:p>
          </table:table-cell>
          <table:table-cell table:formula="of:=IF(MOD(-[.$A158];[.J$1])=[.J$3];&quot;XXX&quot;;MOD(-[.$A158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58]+(13*37*461*17*19*739*41*23)" office:value-type="float" office:value="7739934981528282" calcext:value-type="float">
            <text:p>7739934981528282</text:p>
          </table:table-cell>
          <table:table-cell table:formula="of:=IF(MOD(-[.$A159];[.B$1])=[.B$3];&quot;XXX&quot;;MOD(-[.$A159];[.B$1]))" office:value-type="string" office:string-value="XXX" calcext:value-type="string">
            <text:p>XXX</text:p>
          </table:table-cell>
          <table:table-cell table:formula="of:=IF(MOD(-[.$A159];[.C$1])=[.C$3];&quot;XXX&quot;;MOD(-[.$A159];[.C$1]))" office:value-type="string" office:string-value="XXX" calcext:value-type="string">
            <text:p>XXX</text:p>
          </table:table-cell>
          <table:table-cell table:formula="of:=IF(MOD(-[.$A159];[.D$1])=[.D$3];&quot;XXX&quot;;MOD(-[.$A159];[.D$1]))" office:value-type="string" office:string-value="XXX" calcext:value-type="string">
            <text:p>XXX</text:p>
          </table:table-cell>
          <table:table-cell table:formula="of:=IF(MOD(-[.$A159];[.E$1])=[.E$3];&quot;XXX&quot;;MOD(-[.$A159];[.E$1]))" office:value-type="string" office:string-value="XXX" calcext:value-type="string">
            <text:p>XXX</text:p>
          </table:table-cell>
          <table:table-cell table:formula="of:=IF(MOD(-[.$A159];[.F$1])=[.F$3];&quot;XXX&quot;;MOD(-[.$A159];[.F$1]))" office:value-type="string" office:string-value="XXX" calcext:value-type="string">
            <text:p>XXX</text:p>
          </table:table-cell>
          <table:table-cell table:formula="of:=IF(MOD(-[.$A159];[.G$1])=[.G$3];&quot;XXX&quot;;MOD(-[.$A159];[.G$1]))" office:value-type="float" office:value="6" calcext:value-type="float">
            <text:p>6</text:p>
          </table:table-cell>
          <table:table-cell table:formula="of:=IF(MOD(-[.$A159];[.H$1])=[.H$3];&quot;XXX&quot;;MOD(-[.$A159];[.H$1]))" office:value-type="string" office:string-value="XXX" calcext:value-type="string">
            <text:p>XXX</text:p>
          </table:table-cell>
          <table:table-cell table:formula="of:=IF(MOD(-[.$A159];[.I$1])=[.I$3];&quot;XXX&quot;;MOD(-[.$A159];[.I$1]))" office:value-type="string" office:string-value="XXX" calcext:value-type="string">
            <text:p>XXX</text:p>
          </table:table-cell>
          <table:table-cell table:formula="of:=IF(MOD(-[.$A159];[.J$1])=[.J$3];&quot;XXX&quot;;MOD(-[.$A159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59]+(13*37*461*17*19*739*41*23)" office:value-type="float" office:value="7789846945051093" calcext:value-type="float">
            <text:p>7789846945051093</text:p>
          </table:table-cell>
          <table:table-cell table:formula="of:=IF(MOD(-[.$A160];[.B$1])=[.B$3];&quot;XXX&quot;;MOD(-[.$A160];[.B$1]))" office:value-type="string" office:string-value="XXX" calcext:value-type="string">
            <text:p>XXX</text:p>
          </table:table-cell>
          <table:table-cell table:formula="of:=IF(MOD(-[.$A160];[.C$1])=[.C$3];&quot;XXX&quot;;MOD(-[.$A160];[.C$1]))" office:value-type="string" office:string-value="XXX" calcext:value-type="string">
            <text:p>XXX</text:p>
          </table:table-cell>
          <table:table-cell table:formula="of:=IF(MOD(-[.$A160];[.D$1])=[.D$3];&quot;XXX&quot;;MOD(-[.$A160];[.D$1]))" office:value-type="string" office:string-value="XXX" calcext:value-type="string">
            <text:p>XXX</text:p>
          </table:table-cell>
          <table:table-cell table:formula="of:=IF(MOD(-[.$A160];[.E$1])=[.E$3];&quot;XXX&quot;;MOD(-[.$A160];[.E$1]))" office:value-type="string" office:string-value="XXX" calcext:value-type="string">
            <text:p>XXX</text:p>
          </table:table-cell>
          <table:table-cell table:formula="of:=IF(MOD(-[.$A160];[.F$1])=[.F$3];&quot;XXX&quot;;MOD(-[.$A160];[.F$1]))" office:value-type="string" office:string-value="XXX" calcext:value-type="string">
            <text:p>XXX</text:p>
          </table:table-cell>
          <table:table-cell table:formula="of:=IF(MOD(-[.$A160];[.G$1])=[.G$3];&quot;XXX&quot;;MOD(-[.$A160];[.G$1]))" office:value-type="string" office:string-value="XXX" calcext:value-type="string">
            <text:p>XXX</text:p>
          </table:table-cell>
          <table:table-cell table:formula="of:=IF(MOD(-[.$A160];[.H$1])=[.H$3];&quot;XXX&quot;;MOD(-[.$A160];[.H$1]))" office:value-type="string" office:string-value="XXX" calcext:value-type="string">
            <text:p>XXX</text:p>
          </table:table-cell>
          <table:table-cell table:formula="of:=IF(MOD(-[.$A160];[.I$1])=[.I$3];&quot;XXX&quot;;MOD(-[.$A160];[.I$1]))" office:value-type="string" office:string-value="XXX" calcext:value-type="string">
            <text:p>XXX</text:p>
          </table:table-cell>
          <table:table-cell table:formula="of:=IF(MOD(-[.$A160];[.J$1])=[.J$3];&quot;XXX&quot;;MOD(-[.$A160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60]+(13*37*461*17*19*739*41*23)" office:value-type="float" office:value="7839758908573904" calcext:value-type="float">
            <text:p>7839758908573904</text:p>
          </table:table-cell>
          <table:table-cell table:formula="of:=IF(MOD(-[.$A161];[.B$1])=[.B$3];&quot;XXX&quot;;MOD(-[.$A161];[.B$1]))" office:value-type="string" office:string-value="XXX" calcext:value-type="string">
            <text:p>XXX</text:p>
          </table:table-cell>
          <table:table-cell table:formula="of:=IF(MOD(-[.$A161];[.C$1])=[.C$3];&quot;XXX&quot;;MOD(-[.$A161];[.C$1]))" office:value-type="string" office:string-value="XXX" calcext:value-type="string">
            <text:p>XXX</text:p>
          </table:table-cell>
          <table:table-cell table:formula="of:=IF(MOD(-[.$A161];[.D$1])=[.D$3];&quot;XXX&quot;;MOD(-[.$A161];[.D$1]))" office:value-type="string" office:string-value="XXX" calcext:value-type="string">
            <text:p>XXX</text:p>
          </table:table-cell>
          <table:table-cell table:formula="of:=IF(MOD(-[.$A161];[.E$1])=[.E$3];&quot;XXX&quot;;MOD(-[.$A161];[.E$1]))" office:value-type="string" office:string-value="XXX" calcext:value-type="string">
            <text:p>XXX</text:p>
          </table:table-cell>
          <table:table-cell table:formula="of:=IF(MOD(-[.$A161];[.F$1])=[.F$3];&quot;XXX&quot;;MOD(-[.$A161];[.F$1]))" office:value-type="string" office:string-value="XXX" calcext:value-type="string">
            <text:p>XXX</text:p>
          </table:table-cell>
          <table:table-cell table:formula="of:=IF(MOD(-[.$A161];[.G$1])=[.G$3];&quot;XXX&quot;;MOD(-[.$A161];[.G$1]))" office:value-type="float" office:value="20" calcext:value-type="float">
            <text:p>20</text:p>
          </table:table-cell>
          <table:table-cell table:formula="of:=IF(MOD(-[.$A161];[.H$1])=[.H$3];&quot;XXX&quot;;MOD(-[.$A161];[.H$1]))" office:value-type="string" office:string-value="XXX" calcext:value-type="string">
            <text:p>XXX</text:p>
          </table:table-cell>
          <table:table-cell table:formula="of:=IF(MOD(-[.$A161];[.I$1])=[.I$3];&quot;XXX&quot;;MOD(-[.$A161];[.I$1]))" office:value-type="string" office:string-value="XXX" calcext:value-type="string">
            <text:p>XXX</text:p>
          </table:table-cell>
          <table:table-cell table:formula="of:=IF(MOD(-[.$A161];[.J$1])=[.J$3];&quot;XXX&quot;;MOD(-[.$A161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61]+(13*37*461*17*19*739*41*23)" office:value-type="float" office:value="7889670872096715" calcext:value-type="float">
            <text:p>7889670872096715</text:p>
          </table:table-cell>
          <table:table-cell table:formula="of:=IF(MOD(-[.$A162];[.B$1])=[.B$3];&quot;XXX&quot;;MOD(-[.$A162];[.B$1]))" office:value-type="string" office:string-value="XXX" calcext:value-type="string">
            <text:p>XXX</text:p>
          </table:table-cell>
          <table:table-cell table:formula="of:=IF(MOD(-[.$A162];[.C$1])=[.C$3];&quot;XXX&quot;;MOD(-[.$A162];[.C$1]))" office:value-type="string" office:string-value="XXX" calcext:value-type="string">
            <text:p>XXX</text:p>
          </table:table-cell>
          <table:table-cell table:formula="of:=IF(MOD(-[.$A162];[.D$1])=[.D$3];&quot;XXX&quot;;MOD(-[.$A162];[.D$1]))" office:value-type="string" office:string-value="XXX" calcext:value-type="string">
            <text:p>XXX</text:p>
          </table:table-cell>
          <table:table-cell table:formula="of:=IF(MOD(-[.$A162];[.E$1])=[.E$3];&quot;XXX&quot;;MOD(-[.$A162];[.E$1]))" office:value-type="string" office:string-value="XXX" calcext:value-type="string">
            <text:p>XXX</text:p>
          </table:table-cell>
          <table:table-cell table:formula="of:=IF(MOD(-[.$A162];[.F$1])=[.F$3];&quot;XXX&quot;;MOD(-[.$A162];[.F$1]))" office:value-type="string" office:string-value="XXX" calcext:value-type="string">
            <text:p>XXX</text:p>
          </table:table-cell>
          <table:table-cell table:formula="of:=IF(MOD(-[.$A162];[.G$1])=[.G$3];&quot;XXX&quot;;MOD(-[.$A162];[.G$1]))" office:value-type="float" office:value="27" calcext:value-type="float">
            <text:p>27</text:p>
          </table:table-cell>
          <table:table-cell table:formula="of:=IF(MOD(-[.$A162];[.H$1])=[.H$3];&quot;XXX&quot;;MOD(-[.$A162];[.H$1]))" office:value-type="string" office:string-value="XXX" calcext:value-type="string">
            <text:p>XXX</text:p>
          </table:table-cell>
          <table:table-cell table:formula="of:=IF(MOD(-[.$A162];[.I$1])=[.I$3];&quot;XXX&quot;;MOD(-[.$A162];[.I$1]))" office:value-type="string" office:string-value="XXX" calcext:value-type="string">
            <text:p>XXX</text:p>
          </table:table-cell>
          <table:table-cell table:formula="of:=IF(MOD(-[.$A162];[.J$1])=[.J$3];&quot;XXX&quot;;MOD(-[.$A162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62]+(13*37*461*17*19*739*41*23)" office:value-type="float" office:value="7939582835619526" calcext:value-type="float">
            <text:p>7939582835619526</text:p>
          </table:table-cell>
          <table:table-cell table:formula="of:=IF(MOD(-[.$A163];[.B$1])=[.B$3];&quot;XXX&quot;;MOD(-[.$A163];[.B$1]))" office:value-type="string" office:string-value="XXX" calcext:value-type="string">
            <text:p>XXX</text:p>
          </table:table-cell>
          <table:table-cell table:formula="of:=IF(MOD(-[.$A163];[.C$1])=[.C$3];&quot;XXX&quot;;MOD(-[.$A163];[.C$1]))" office:value-type="string" office:string-value="XXX" calcext:value-type="string">
            <text:p>XXX</text:p>
          </table:table-cell>
          <table:table-cell table:formula="of:=IF(MOD(-[.$A163];[.D$1])=[.D$3];&quot;XXX&quot;;MOD(-[.$A163];[.D$1]))" office:value-type="string" office:string-value="XXX" calcext:value-type="string">
            <text:p>XXX</text:p>
          </table:table-cell>
          <table:table-cell table:formula="of:=IF(MOD(-[.$A163];[.E$1])=[.E$3];&quot;XXX&quot;;MOD(-[.$A163];[.E$1]))" office:value-type="string" office:string-value="XXX" calcext:value-type="string">
            <text:p>XXX</text:p>
          </table:table-cell>
          <table:table-cell table:formula="of:=IF(MOD(-[.$A163];[.F$1])=[.F$3];&quot;XXX&quot;;MOD(-[.$A163];[.F$1]))" office:value-type="string" office:string-value="XXX" calcext:value-type="string">
            <text:p>XXX</text:p>
          </table:table-cell>
          <table:table-cell table:formula="of:=IF(MOD(-[.$A163];[.G$1])=[.G$3];&quot;XXX&quot;;MOD(-[.$A163];[.G$1]))" office:value-type="float" office:value="5" calcext:value-type="float">
            <text:p>5</text:p>
          </table:table-cell>
          <table:table-cell table:formula="of:=IF(MOD(-[.$A163];[.H$1])=[.H$3];&quot;XXX&quot;;MOD(-[.$A163];[.H$1]))" office:value-type="string" office:string-value="XXX" calcext:value-type="string">
            <text:p>XXX</text:p>
          </table:table-cell>
          <table:table-cell table:formula="of:=IF(MOD(-[.$A163];[.I$1])=[.I$3];&quot;XXX&quot;;MOD(-[.$A163];[.I$1]))" office:value-type="string" office:string-value="XXX" calcext:value-type="string">
            <text:p>XXX</text:p>
          </table:table-cell>
          <table:table-cell table:formula="of:=IF(MOD(-[.$A163];[.J$1])=[.J$3];&quot;XXX&quot;;MOD(-[.$A163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63]+(13*37*461*17*19*739*41*23)" office:value-type="float" office:value="7989494799142337" calcext:value-type="float">
            <text:p>7989494799142337</text:p>
          </table:table-cell>
          <table:table-cell table:formula="of:=IF(MOD(-[.$A164];[.B$1])=[.B$3];&quot;XXX&quot;;MOD(-[.$A164];[.B$1]))" office:value-type="string" office:string-value="XXX" calcext:value-type="string">
            <text:p>XXX</text:p>
          </table:table-cell>
          <table:table-cell table:formula="of:=IF(MOD(-[.$A164];[.C$1])=[.C$3];&quot;XXX&quot;;MOD(-[.$A164];[.C$1]))" office:value-type="string" office:string-value="XXX" calcext:value-type="string">
            <text:p>XXX</text:p>
          </table:table-cell>
          <table:table-cell table:formula="of:=IF(MOD(-[.$A164];[.D$1])=[.D$3];&quot;XXX&quot;;MOD(-[.$A164];[.D$1]))" office:value-type="string" office:string-value="XXX" calcext:value-type="string">
            <text:p>XXX</text:p>
          </table:table-cell>
          <table:table-cell table:formula="of:=IF(MOD(-[.$A164];[.E$1])=[.E$3];&quot;XXX&quot;;MOD(-[.$A164];[.E$1]))" office:value-type="string" office:string-value="XXX" calcext:value-type="string">
            <text:p>XXX</text:p>
          </table:table-cell>
          <table:table-cell table:formula="of:=IF(MOD(-[.$A164];[.F$1])=[.F$3];&quot;XXX&quot;;MOD(-[.$A164];[.F$1]))" office:value-type="string" office:string-value="XXX" calcext:value-type="string">
            <text:p>XXX</text:p>
          </table:table-cell>
          <table:table-cell table:formula="of:=IF(MOD(-[.$A164];[.G$1])=[.G$3];&quot;XXX&quot;;MOD(-[.$A164];[.G$1]))" office:value-type="float" office:value="12" calcext:value-type="float">
            <text:p>12</text:p>
          </table:table-cell>
          <table:table-cell table:formula="of:=IF(MOD(-[.$A164];[.H$1])=[.H$3];&quot;XXX&quot;;MOD(-[.$A164];[.H$1]))" office:value-type="string" office:string-value="XXX" calcext:value-type="string">
            <text:p>XXX</text:p>
          </table:table-cell>
          <table:table-cell table:formula="of:=IF(MOD(-[.$A164];[.I$1])=[.I$3];&quot;XXX&quot;;MOD(-[.$A164];[.I$1]))" office:value-type="string" office:string-value="XXX" calcext:value-type="string">
            <text:p>XXX</text:p>
          </table:table-cell>
          <table:table-cell table:formula="of:=IF(MOD(-[.$A164];[.J$1])=[.J$3];&quot;XXX&quot;;MOD(-[.$A164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64]+(13*37*461*17*19*739*41*23)" office:value-type="float" office:value="8039406762665148" calcext:value-type="float">
            <text:p>8039406762665148</text:p>
          </table:table-cell>
          <table:table-cell table:formula="of:=IF(MOD(-[.$A165];[.B$1])=[.B$3];&quot;XXX&quot;;MOD(-[.$A165];[.B$1]))" office:value-type="string" office:string-value="XXX" calcext:value-type="string">
            <text:p>XXX</text:p>
          </table:table-cell>
          <table:table-cell table:formula="of:=IF(MOD(-[.$A165];[.C$1])=[.C$3];&quot;XXX&quot;;MOD(-[.$A165];[.C$1]))" office:value-type="string" office:string-value="XXX" calcext:value-type="string">
            <text:p>XXX</text:p>
          </table:table-cell>
          <table:table-cell table:formula="of:=IF(MOD(-[.$A165];[.D$1])=[.D$3];&quot;XXX&quot;;MOD(-[.$A165];[.D$1]))" office:value-type="string" office:string-value="XXX" calcext:value-type="string">
            <text:p>XXX</text:p>
          </table:table-cell>
          <table:table-cell table:formula="of:=IF(MOD(-[.$A165];[.E$1])=[.E$3];&quot;XXX&quot;;MOD(-[.$A165];[.E$1]))" office:value-type="string" office:string-value="XXX" calcext:value-type="string">
            <text:p>XXX</text:p>
          </table:table-cell>
          <table:table-cell table:formula="of:=IF(MOD(-[.$A165];[.F$1])=[.F$3];&quot;XXX&quot;;MOD(-[.$A165];[.F$1]))" office:value-type="string" office:string-value="XXX" calcext:value-type="string">
            <text:p>XXX</text:p>
          </table:table-cell>
          <table:table-cell table:formula="of:=IF(MOD(-[.$A165];[.G$1])=[.G$3];&quot;XXX&quot;;MOD(-[.$A165];[.G$1]))" office:value-type="float" office:value="19" calcext:value-type="float">
            <text:p>19</text:p>
          </table:table-cell>
          <table:table-cell table:formula="of:=IF(MOD(-[.$A165];[.H$1])=[.H$3];&quot;XXX&quot;;MOD(-[.$A165];[.H$1]))" office:value-type="string" office:string-value="XXX" calcext:value-type="string">
            <text:p>XXX</text:p>
          </table:table-cell>
          <table:table-cell table:formula="of:=IF(MOD(-[.$A165];[.I$1])=[.I$3];&quot;XXX&quot;;MOD(-[.$A165];[.I$1]))" office:value-type="string" office:string-value="XXX" calcext:value-type="string">
            <text:p>XXX</text:p>
          </table:table-cell>
          <table:table-cell table:formula="of:=IF(MOD(-[.$A165];[.J$1])=[.J$3];&quot;XXX&quot;;MOD(-[.$A165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65]+(13*37*461*17*19*739*41*23)" office:value-type="float" office:value="8089318726187959" calcext:value-type="float">
            <text:p>8089318726187959</text:p>
          </table:table-cell>
          <table:table-cell table:formula="of:=IF(MOD(-[.$A166];[.B$1])=[.B$3];&quot;XXX&quot;;MOD(-[.$A166];[.B$1]))" office:value-type="string" office:string-value="XXX" calcext:value-type="string">
            <text:p>XXX</text:p>
          </table:table-cell>
          <table:table-cell table:formula="of:=IF(MOD(-[.$A166];[.C$1])=[.C$3];&quot;XXX&quot;;MOD(-[.$A166];[.C$1]))" office:value-type="string" office:string-value="XXX" calcext:value-type="string">
            <text:p>XXX</text:p>
          </table:table-cell>
          <table:table-cell table:formula="of:=IF(MOD(-[.$A166];[.D$1])=[.D$3];&quot;XXX&quot;;MOD(-[.$A166];[.D$1]))" office:value-type="string" office:string-value="XXX" calcext:value-type="string">
            <text:p>XXX</text:p>
          </table:table-cell>
          <table:table-cell table:formula="of:=IF(MOD(-[.$A166];[.E$1])=[.E$3];&quot;XXX&quot;;MOD(-[.$A166];[.E$1]))" office:value-type="string" office:string-value="XXX" calcext:value-type="string">
            <text:p>XXX</text:p>
          </table:table-cell>
          <table:table-cell table:formula="of:=IF(MOD(-[.$A166];[.F$1])=[.F$3];&quot;XXX&quot;;MOD(-[.$A166];[.F$1]))" office:value-type="string" office:string-value="XXX" calcext:value-type="string">
            <text:p>XXX</text:p>
          </table:table-cell>
          <table:table-cell table:formula="of:=IF(MOD(-[.$A166];[.G$1])=[.G$3];&quot;XXX&quot;;MOD(-[.$A166];[.G$1]))" office:value-type="float" office:value="26" calcext:value-type="float">
            <text:p>26</text:p>
          </table:table-cell>
          <table:table-cell table:formula="of:=IF(MOD(-[.$A166];[.H$1])=[.H$3];&quot;XXX&quot;;MOD(-[.$A166];[.H$1]))" office:value-type="string" office:string-value="XXX" calcext:value-type="string">
            <text:p>XXX</text:p>
          </table:table-cell>
          <table:table-cell table:formula="of:=IF(MOD(-[.$A166];[.I$1])=[.I$3];&quot;XXX&quot;;MOD(-[.$A166];[.I$1]))" office:value-type="string" office:string-value="XXX" calcext:value-type="string">
            <text:p>XXX</text:p>
          </table:table-cell>
          <table:table-cell table:formula="of:=IF(MOD(-[.$A166];[.J$1])=[.J$3];&quot;XXX&quot;;MOD(-[.$A166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66]+(13*37*461*17*19*739*41*23)" office:value-type="float" office:value="8139230689710770" calcext:value-type="float">
            <text:p>8139230689710770</text:p>
          </table:table-cell>
          <table:table-cell table:formula="of:=IF(MOD(-[.$A167];[.B$1])=[.B$3];&quot;XXX&quot;;MOD(-[.$A167];[.B$1]))" office:value-type="string" office:string-value="XXX" calcext:value-type="string">
            <text:p>XXX</text:p>
          </table:table-cell>
          <table:table-cell table:formula="of:=IF(MOD(-[.$A167];[.C$1])=[.C$3];&quot;XXX&quot;;MOD(-[.$A167];[.C$1]))" office:value-type="string" office:string-value="XXX" calcext:value-type="string">
            <text:p>XXX</text:p>
          </table:table-cell>
          <table:table-cell table:formula="of:=IF(MOD(-[.$A167];[.D$1])=[.D$3];&quot;XXX&quot;;MOD(-[.$A167];[.D$1]))" office:value-type="string" office:string-value="XXX" calcext:value-type="string">
            <text:p>XXX</text:p>
          </table:table-cell>
          <table:table-cell table:formula="of:=IF(MOD(-[.$A167];[.E$1])=[.E$3];&quot;XXX&quot;;MOD(-[.$A167];[.E$1]))" office:value-type="string" office:string-value="XXX" calcext:value-type="string">
            <text:p>XXX</text:p>
          </table:table-cell>
          <table:table-cell table:formula="of:=IF(MOD(-[.$A167];[.F$1])=[.F$3];&quot;XXX&quot;;MOD(-[.$A167];[.F$1]))" office:value-type="string" office:string-value="XXX" calcext:value-type="string">
            <text:p>XXX</text:p>
          </table:table-cell>
          <table:table-cell table:formula="of:=IF(MOD(-[.$A167];[.G$1])=[.G$3];&quot;XXX&quot;;MOD(-[.$A167];[.G$1]))" office:value-type="float" office:value="4" calcext:value-type="float">
            <text:p>4</text:p>
          </table:table-cell>
          <table:table-cell table:formula="of:=IF(MOD(-[.$A167];[.H$1])=[.H$3];&quot;XXX&quot;;MOD(-[.$A167];[.H$1]))" office:value-type="string" office:string-value="XXX" calcext:value-type="string">
            <text:p>XXX</text:p>
          </table:table-cell>
          <table:table-cell table:formula="of:=IF(MOD(-[.$A167];[.I$1])=[.I$3];&quot;XXX&quot;;MOD(-[.$A167];[.I$1]))" office:value-type="string" office:string-value="XXX" calcext:value-type="string">
            <text:p>XXX</text:p>
          </table:table-cell>
          <table:table-cell table:formula="of:=IF(MOD(-[.$A167];[.J$1])=[.J$3];&quot;XXX&quot;;MOD(-[.$A167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67]+(13*37*461*17*19*739*41*23)" office:value-type="float" office:value="8189142653233581" calcext:value-type="float">
            <text:p>8189142653233581</text:p>
          </table:table-cell>
          <table:table-cell table:formula="of:=IF(MOD(-[.$A168];[.B$1])=[.B$3];&quot;XXX&quot;;MOD(-[.$A168];[.B$1]))" office:value-type="string" office:string-value="XXX" calcext:value-type="string">
            <text:p>XXX</text:p>
          </table:table-cell>
          <table:table-cell table:formula="of:=IF(MOD(-[.$A168];[.C$1])=[.C$3];&quot;XXX&quot;;MOD(-[.$A168];[.C$1]))" office:value-type="string" office:string-value="XXX" calcext:value-type="string">
            <text:p>XXX</text:p>
          </table:table-cell>
          <table:table-cell table:formula="of:=IF(MOD(-[.$A168];[.D$1])=[.D$3];&quot;XXX&quot;;MOD(-[.$A168];[.D$1]))" office:value-type="string" office:string-value="XXX" calcext:value-type="string">
            <text:p>XXX</text:p>
          </table:table-cell>
          <table:table-cell table:formula="of:=IF(MOD(-[.$A168];[.E$1])=[.E$3];&quot;XXX&quot;;MOD(-[.$A168];[.E$1]))" office:value-type="string" office:string-value="XXX" calcext:value-type="string">
            <text:p>XXX</text:p>
          </table:table-cell>
          <table:table-cell table:formula="of:=IF(MOD(-[.$A168];[.F$1])=[.F$3];&quot;XXX&quot;;MOD(-[.$A168];[.F$1]))" office:value-type="string" office:string-value="XXX" calcext:value-type="string">
            <text:p>XXX</text:p>
          </table:table-cell>
          <table:table-cell table:formula="of:=IF(MOD(-[.$A168];[.G$1])=[.G$3];&quot;XXX&quot;;MOD(-[.$A168];[.G$1]))" office:value-type="float" office:value="11" calcext:value-type="float">
            <text:p>11</text:p>
          </table:table-cell>
          <table:table-cell table:formula="of:=IF(MOD(-[.$A168];[.H$1])=[.H$3];&quot;XXX&quot;;MOD(-[.$A168];[.H$1]))" office:value-type="string" office:string-value="XXX" calcext:value-type="string">
            <text:p>XXX</text:p>
          </table:table-cell>
          <table:table-cell table:formula="of:=IF(MOD(-[.$A168];[.I$1])=[.I$3];&quot;XXX&quot;;MOD(-[.$A168];[.I$1]))" office:value-type="string" office:string-value="XXX" calcext:value-type="string">
            <text:p>XXX</text:p>
          </table:table-cell>
          <table:table-cell table:formula="of:=IF(MOD(-[.$A168];[.J$1])=[.J$3];&quot;XXX&quot;;MOD(-[.$A168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68]+(13*37*461*17*19*739*41*23)" office:value-type="float" office:value="8239054616756392" calcext:value-type="float">
            <text:p>8239054616756392</text:p>
          </table:table-cell>
          <table:table-cell table:formula="of:=IF(MOD(-[.$A169];[.B$1])=[.B$3];&quot;XXX&quot;;MOD(-[.$A169];[.B$1]))" office:value-type="string" office:string-value="XXX" calcext:value-type="string">
            <text:p>XXX</text:p>
          </table:table-cell>
          <table:table-cell table:formula="of:=IF(MOD(-[.$A169];[.C$1])=[.C$3];&quot;XXX&quot;;MOD(-[.$A169];[.C$1]))" office:value-type="string" office:string-value="XXX" calcext:value-type="string">
            <text:p>XXX</text:p>
          </table:table-cell>
          <table:table-cell table:formula="of:=IF(MOD(-[.$A169];[.D$1])=[.D$3];&quot;XXX&quot;;MOD(-[.$A169];[.D$1]))" office:value-type="string" office:string-value="XXX" calcext:value-type="string">
            <text:p>XXX</text:p>
          </table:table-cell>
          <table:table-cell table:formula="of:=IF(MOD(-[.$A169];[.E$1])=[.E$3];&quot;XXX&quot;;MOD(-[.$A169];[.E$1]))" office:value-type="string" office:string-value="XXX" calcext:value-type="string">
            <text:p>XXX</text:p>
          </table:table-cell>
          <table:table-cell table:formula="of:=IF(MOD(-[.$A169];[.F$1])=[.F$3];&quot;XXX&quot;;MOD(-[.$A169];[.F$1]))" office:value-type="string" office:string-value="XXX" calcext:value-type="string">
            <text:p>XXX</text:p>
          </table:table-cell>
          <table:table-cell table:formula="of:=IF(MOD(-[.$A169];[.G$1])=[.G$3];&quot;XXX&quot;;MOD(-[.$A169];[.G$1]))" office:value-type="float" office:value="18" calcext:value-type="float">
            <text:p>18</text:p>
          </table:table-cell>
          <table:table-cell table:formula="of:=IF(MOD(-[.$A169];[.H$1])=[.H$3];&quot;XXX&quot;;MOD(-[.$A169];[.H$1]))" office:value-type="string" office:string-value="XXX" calcext:value-type="string">
            <text:p>XXX</text:p>
          </table:table-cell>
          <table:table-cell table:formula="of:=IF(MOD(-[.$A169];[.I$1])=[.I$3];&quot;XXX&quot;;MOD(-[.$A169];[.I$1]))" office:value-type="string" office:string-value="XXX" calcext:value-type="string">
            <text:p>XXX</text:p>
          </table:table-cell>
          <table:table-cell table:formula="of:=IF(MOD(-[.$A169];[.J$1])=[.J$3];&quot;XXX&quot;;MOD(-[.$A169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69]+(13*37*461*17*19*739*41*23)" office:value-type="float" office:value="8288966580279203" calcext:value-type="float">
            <text:p>8288966580279203</text:p>
          </table:table-cell>
          <table:table-cell table:formula="of:=IF(MOD(-[.$A170];[.B$1])=[.B$3];&quot;XXX&quot;;MOD(-[.$A170];[.B$1]))" office:value-type="string" office:string-value="XXX" calcext:value-type="string">
            <text:p>XXX</text:p>
          </table:table-cell>
          <table:table-cell table:formula="of:=IF(MOD(-[.$A170];[.C$1])=[.C$3];&quot;XXX&quot;;MOD(-[.$A170];[.C$1]))" office:value-type="string" office:string-value="XXX" calcext:value-type="string">
            <text:p>XXX</text:p>
          </table:table-cell>
          <table:table-cell table:formula="of:=IF(MOD(-[.$A170];[.D$1])=[.D$3];&quot;XXX&quot;;MOD(-[.$A170];[.D$1]))" office:value-type="string" office:string-value="XXX" calcext:value-type="string">
            <text:p>XXX</text:p>
          </table:table-cell>
          <table:table-cell table:formula="of:=IF(MOD(-[.$A170];[.E$1])=[.E$3];&quot;XXX&quot;;MOD(-[.$A170];[.E$1]))" office:value-type="string" office:string-value="XXX" calcext:value-type="string">
            <text:p>XXX</text:p>
          </table:table-cell>
          <table:table-cell table:formula="of:=IF(MOD(-[.$A170];[.F$1])=[.F$3];&quot;XXX&quot;;MOD(-[.$A170];[.F$1]))" office:value-type="string" office:string-value="XXX" calcext:value-type="string">
            <text:p>XXX</text:p>
          </table:table-cell>
          <table:table-cell table:formula="of:=IF(MOD(-[.$A170];[.G$1])=[.G$3];&quot;XXX&quot;;MOD(-[.$A170];[.G$1]))" office:value-type="float" office:value="25" calcext:value-type="float">
            <text:p>25</text:p>
          </table:table-cell>
          <table:table-cell table:formula="of:=IF(MOD(-[.$A170];[.H$1])=[.H$3];&quot;XXX&quot;;MOD(-[.$A170];[.H$1]))" office:value-type="string" office:string-value="XXX" calcext:value-type="string">
            <text:p>XXX</text:p>
          </table:table-cell>
          <table:table-cell table:formula="of:=IF(MOD(-[.$A170];[.I$1])=[.I$3];&quot;XXX&quot;;MOD(-[.$A170];[.I$1]))" office:value-type="string" office:string-value="XXX" calcext:value-type="string">
            <text:p>XXX</text:p>
          </table:table-cell>
          <table:table-cell table:formula="of:=IF(MOD(-[.$A170];[.J$1])=[.J$3];&quot;XXX&quot;;MOD(-[.$A170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70]+(13*37*461*17*19*739*41*23)" office:value-type="float" office:value="8338878543802014" calcext:value-type="float">
            <text:p>8338878543802014</text:p>
          </table:table-cell>
          <table:table-cell table:formula="of:=IF(MOD(-[.$A171];[.B$1])=[.B$3];&quot;XXX&quot;;MOD(-[.$A171];[.B$1]))" office:value-type="string" office:string-value="XXX" calcext:value-type="string">
            <text:p>XXX</text:p>
          </table:table-cell>
          <table:table-cell table:formula="of:=IF(MOD(-[.$A171];[.C$1])=[.C$3];&quot;XXX&quot;;MOD(-[.$A171];[.C$1]))" office:value-type="string" office:string-value="XXX" calcext:value-type="string">
            <text:p>XXX</text:p>
          </table:table-cell>
          <table:table-cell table:formula="of:=IF(MOD(-[.$A171];[.D$1])=[.D$3];&quot;XXX&quot;;MOD(-[.$A171];[.D$1]))" office:value-type="string" office:string-value="XXX" calcext:value-type="string">
            <text:p>XXX</text:p>
          </table:table-cell>
          <table:table-cell table:formula="of:=IF(MOD(-[.$A171];[.E$1])=[.E$3];&quot;XXX&quot;;MOD(-[.$A171];[.E$1]))" office:value-type="string" office:string-value="XXX" calcext:value-type="string">
            <text:p>XXX</text:p>
          </table:table-cell>
          <table:table-cell table:formula="of:=IF(MOD(-[.$A171];[.F$1])=[.F$3];&quot;XXX&quot;;MOD(-[.$A171];[.F$1]))" office:value-type="string" office:string-value="XXX" calcext:value-type="string">
            <text:p>XXX</text:p>
          </table:table-cell>
          <table:table-cell table:formula="of:=IF(MOD(-[.$A171];[.G$1])=[.G$3];&quot;XXX&quot;;MOD(-[.$A171];[.G$1]))" office:value-type="float" office:value="3" calcext:value-type="float">
            <text:p>3</text:p>
          </table:table-cell>
          <table:table-cell table:formula="of:=IF(MOD(-[.$A171];[.H$1])=[.H$3];&quot;XXX&quot;;MOD(-[.$A171];[.H$1]))" office:value-type="string" office:string-value="XXX" calcext:value-type="string">
            <text:p>XXX</text:p>
          </table:table-cell>
          <table:table-cell table:formula="of:=IF(MOD(-[.$A171];[.I$1])=[.I$3];&quot;XXX&quot;;MOD(-[.$A171];[.I$1]))" office:value-type="string" office:string-value="XXX" calcext:value-type="string">
            <text:p>XXX</text:p>
          </table:table-cell>
          <table:table-cell table:formula="of:=IF(MOD(-[.$A171];[.J$1])=[.J$3];&quot;XXX&quot;;MOD(-[.$A171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71]+(13*37*461*17*19*739*41*23)" office:value-type="float" office:value="8388790507324825" calcext:value-type="float">
            <text:p>8388790507324825</text:p>
          </table:table-cell>
          <table:table-cell table:formula="of:=IF(MOD(-[.$A172];[.B$1])=[.B$3];&quot;XXX&quot;;MOD(-[.$A172];[.B$1]))" office:value-type="string" office:string-value="XXX" calcext:value-type="string">
            <text:p>XXX</text:p>
          </table:table-cell>
          <table:table-cell table:formula="of:=IF(MOD(-[.$A172];[.C$1])=[.C$3];&quot;XXX&quot;;MOD(-[.$A172];[.C$1]))" office:value-type="string" office:string-value="XXX" calcext:value-type="string">
            <text:p>XXX</text:p>
          </table:table-cell>
          <table:table-cell table:formula="of:=IF(MOD(-[.$A172];[.D$1])=[.D$3];&quot;XXX&quot;;MOD(-[.$A172];[.D$1]))" office:value-type="string" office:string-value="XXX" calcext:value-type="string">
            <text:p>XXX</text:p>
          </table:table-cell>
          <table:table-cell table:formula="of:=IF(MOD(-[.$A172];[.E$1])=[.E$3];&quot;XXX&quot;;MOD(-[.$A172];[.E$1]))" office:value-type="string" office:string-value="XXX" calcext:value-type="string">
            <text:p>XXX</text:p>
          </table:table-cell>
          <table:table-cell table:formula="of:=IF(MOD(-[.$A172];[.F$1])=[.F$3];&quot;XXX&quot;;MOD(-[.$A172];[.F$1]))" office:value-type="string" office:string-value="XXX" calcext:value-type="string">
            <text:p>XXX</text:p>
          </table:table-cell>
          <table:table-cell table:formula="of:=IF(MOD(-[.$A172];[.G$1])=[.G$3];&quot;XXX&quot;;MOD(-[.$A172];[.G$1]))" office:value-type="float" office:value="10" calcext:value-type="float">
            <text:p>10</text:p>
          </table:table-cell>
          <table:table-cell table:formula="of:=IF(MOD(-[.$A172];[.H$1])=[.H$3];&quot;XXX&quot;;MOD(-[.$A172];[.H$1]))" office:value-type="string" office:string-value="XXX" calcext:value-type="string">
            <text:p>XXX</text:p>
          </table:table-cell>
          <table:table-cell table:formula="of:=IF(MOD(-[.$A172];[.I$1])=[.I$3];&quot;XXX&quot;;MOD(-[.$A172];[.I$1]))" office:value-type="string" office:string-value="XXX" calcext:value-type="string">
            <text:p>XXX</text:p>
          </table:table-cell>
          <table:table-cell table:formula="of:=IF(MOD(-[.$A172];[.J$1])=[.J$3];&quot;XXX&quot;;MOD(-[.$A172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72]+(13*37*461*17*19*739*41*23)" office:value-type="float" office:value="8438702470847636" calcext:value-type="float">
            <text:p>8438702470847636</text:p>
          </table:table-cell>
          <table:table-cell table:formula="of:=IF(MOD(-[.$A173];[.B$1])=[.B$3];&quot;XXX&quot;;MOD(-[.$A173];[.B$1]))" office:value-type="string" office:string-value="XXX" calcext:value-type="string">
            <text:p>XXX</text:p>
          </table:table-cell>
          <table:table-cell table:formula="of:=IF(MOD(-[.$A173];[.C$1])=[.C$3];&quot;XXX&quot;;MOD(-[.$A173];[.C$1]))" office:value-type="string" office:string-value="XXX" calcext:value-type="string">
            <text:p>XXX</text:p>
          </table:table-cell>
          <table:table-cell table:formula="of:=IF(MOD(-[.$A173];[.D$1])=[.D$3];&quot;XXX&quot;;MOD(-[.$A173];[.D$1]))" office:value-type="string" office:string-value="XXX" calcext:value-type="string">
            <text:p>XXX</text:p>
          </table:table-cell>
          <table:table-cell table:formula="of:=IF(MOD(-[.$A173];[.E$1])=[.E$3];&quot;XXX&quot;;MOD(-[.$A173];[.E$1]))" office:value-type="string" office:string-value="XXX" calcext:value-type="string">
            <text:p>XXX</text:p>
          </table:table-cell>
          <table:table-cell table:formula="of:=IF(MOD(-[.$A173];[.F$1])=[.F$3];&quot;XXX&quot;;MOD(-[.$A173];[.F$1]))" office:value-type="string" office:string-value="XXX" calcext:value-type="string">
            <text:p>XXX</text:p>
          </table:table-cell>
          <table:table-cell table:formula="of:=IF(MOD(-[.$A173];[.G$1])=[.G$3];&quot;XXX&quot;;MOD(-[.$A173];[.G$1]))" office:value-type="float" office:value="17" calcext:value-type="float">
            <text:p>17</text:p>
          </table:table-cell>
          <table:table-cell table:formula="of:=IF(MOD(-[.$A173];[.H$1])=[.H$3];&quot;XXX&quot;;MOD(-[.$A173];[.H$1]))" office:value-type="string" office:string-value="XXX" calcext:value-type="string">
            <text:p>XXX</text:p>
          </table:table-cell>
          <table:table-cell table:formula="of:=IF(MOD(-[.$A173];[.I$1])=[.I$3];&quot;XXX&quot;;MOD(-[.$A173];[.I$1]))" office:value-type="string" office:string-value="XXX" calcext:value-type="string">
            <text:p>XXX</text:p>
          </table:table-cell>
          <table:table-cell table:formula="of:=IF(MOD(-[.$A173];[.J$1])=[.J$3];&quot;XXX&quot;;MOD(-[.$A173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73]+(13*37*461*17*19*739*41*23)" office:value-type="float" office:value="8488614434370447" calcext:value-type="float">
            <text:p>8488614434370447</text:p>
          </table:table-cell>
          <table:table-cell table:formula="of:=IF(MOD(-[.$A174];[.B$1])=[.B$3];&quot;XXX&quot;;MOD(-[.$A174];[.B$1]))" office:value-type="string" office:string-value="XXX" calcext:value-type="string">
            <text:p>XXX</text:p>
          </table:table-cell>
          <table:table-cell table:formula="of:=IF(MOD(-[.$A174];[.C$1])=[.C$3];&quot;XXX&quot;;MOD(-[.$A174];[.C$1]))" office:value-type="string" office:string-value="XXX" calcext:value-type="string">
            <text:p>XXX</text:p>
          </table:table-cell>
          <table:table-cell table:formula="of:=IF(MOD(-[.$A174];[.D$1])=[.D$3];&quot;XXX&quot;;MOD(-[.$A174];[.D$1]))" office:value-type="string" office:string-value="XXX" calcext:value-type="string">
            <text:p>XXX</text:p>
          </table:table-cell>
          <table:table-cell table:formula="of:=IF(MOD(-[.$A174];[.E$1])=[.E$3];&quot;XXX&quot;;MOD(-[.$A174];[.E$1]))" office:value-type="string" office:string-value="XXX" calcext:value-type="string">
            <text:p>XXX</text:p>
          </table:table-cell>
          <table:table-cell table:formula="of:=IF(MOD(-[.$A174];[.F$1])=[.F$3];&quot;XXX&quot;;MOD(-[.$A174];[.F$1]))" office:value-type="string" office:string-value="XXX" calcext:value-type="string">
            <text:p>XXX</text:p>
          </table:table-cell>
          <table:table-cell table:formula="of:=IF(MOD(-[.$A174];[.G$1])=[.G$3];&quot;XXX&quot;;MOD(-[.$A174];[.G$1]))" office:value-type="float" office:value="24" calcext:value-type="float">
            <text:p>24</text:p>
          </table:table-cell>
          <table:table-cell table:formula="of:=IF(MOD(-[.$A174];[.H$1])=[.H$3];&quot;XXX&quot;;MOD(-[.$A174];[.H$1]))" office:value-type="string" office:string-value="XXX" calcext:value-type="string">
            <text:p>XXX</text:p>
          </table:table-cell>
          <table:table-cell table:formula="of:=IF(MOD(-[.$A174];[.I$1])=[.I$3];&quot;XXX&quot;;MOD(-[.$A174];[.I$1]))" office:value-type="string" office:string-value="XXX" calcext:value-type="string">
            <text:p>XXX</text:p>
          </table:table-cell>
          <table:table-cell table:formula="of:=IF(MOD(-[.$A174];[.J$1])=[.J$3];&quot;XXX&quot;;MOD(-[.$A174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74]+(13*37*461*17*19*739*41*23)" office:value-type="float" office:value="8538526397893258" calcext:value-type="float">
            <text:p>8538526397893258</text:p>
          </table:table-cell>
          <table:table-cell table:formula="of:=IF(MOD(-[.$A175];[.B$1])=[.B$3];&quot;XXX&quot;;MOD(-[.$A175];[.B$1]))" office:value-type="string" office:string-value="XXX" calcext:value-type="string">
            <text:p>XXX</text:p>
          </table:table-cell>
          <table:table-cell table:formula="of:=IF(MOD(-[.$A175];[.C$1])=[.C$3];&quot;XXX&quot;;MOD(-[.$A175];[.C$1]))" office:value-type="string" office:string-value="XXX" calcext:value-type="string">
            <text:p>XXX</text:p>
          </table:table-cell>
          <table:table-cell table:formula="of:=IF(MOD(-[.$A175];[.D$1])=[.D$3];&quot;XXX&quot;;MOD(-[.$A175];[.D$1]))" office:value-type="string" office:string-value="XXX" calcext:value-type="string">
            <text:p>XXX</text:p>
          </table:table-cell>
          <table:table-cell table:formula="of:=IF(MOD(-[.$A175];[.E$1])=[.E$3];&quot;XXX&quot;;MOD(-[.$A175];[.E$1]))" office:value-type="string" office:string-value="XXX" calcext:value-type="string">
            <text:p>XXX</text:p>
          </table:table-cell>
          <table:table-cell table:formula="of:=IF(MOD(-[.$A175];[.F$1])=[.F$3];&quot;XXX&quot;;MOD(-[.$A175];[.F$1]))" office:value-type="string" office:string-value="XXX" calcext:value-type="string">
            <text:p>XXX</text:p>
          </table:table-cell>
          <table:table-cell table:formula="of:=IF(MOD(-[.$A175];[.G$1])=[.G$3];&quot;XXX&quot;;MOD(-[.$A175];[.G$1]))" office:value-type="float" office:value="2" calcext:value-type="float">
            <text:p>2</text:p>
          </table:table-cell>
          <table:table-cell table:formula="of:=IF(MOD(-[.$A175];[.H$1])=[.H$3];&quot;XXX&quot;;MOD(-[.$A175];[.H$1]))" office:value-type="string" office:string-value="XXX" calcext:value-type="string">
            <text:p>XXX</text:p>
          </table:table-cell>
          <table:table-cell table:formula="of:=IF(MOD(-[.$A175];[.I$1])=[.I$3];&quot;XXX&quot;;MOD(-[.$A175];[.I$1]))" office:value-type="string" office:string-value="XXX" calcext:value-type="string">
            <text:p>XXX</text:p>
          </table:table-cell>
          <table:table-cell table:formula="of:=IF(MOD(-[.$A175];[.J$1])=[.J$3];&quot;XXX&quot;;MOD(-[.$A175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75]+(13*37*461*17*19*739*41*23)" office:value-type="float" office:value="8588438361416069" calcext:value-type="float">
            <text:p>8588438361416069</text:p>
          </table:table-cell>
          <table:table-cell table:formula="of:=IF(MOD(-[.$A176];[.B$1])=[.B$3];&quot;XXX&quot;;MOD(-[.$A176];[.B$1]))" office:value-type="string" office:string-value="XXX" calcext:value-type="string">
            <text:p>XXX</text:p>
          </table:table-cell>
          <table:table-cell table:formula="of:=IF(MOD(-[.$A176];[.C$1])=[.C$3];&quot;XXX&quot;;MOD(-[.$A176];[.C$1]))" office:value-type="string" office:string-value="XXX" calcext:value-type="string">
            <text:p>XXX</text:p>
          </table:table-cell>
          <table:table-cell table:formula="of:=IF(MOD(-[.$A176];[.D$1])=[.D$3];&quot;XXX&quot;;MOD(-[.$A176];[.D$1]))" office:value-type="string" office:string-value="XXX" calcext:value-type="string">
            <text:p>XXX</text:p>
          </table:table-cell>
          <table:table-cell table:formula="of:=IF(MOD(-[.$A176];[.E$1])=[.E$3];&quot;XXX&quot;;MOD(-[.$A176];[.E$1]))" office:value-type="string" office:string-value="XXX" calcext:value-type="string">
            <text:p>XXX</text:p>
          </table:table-cell>
          <table:table-cell table:formula="of:=IF(MOD(-[.$A176];[.F$1])=[.F$3];&quot;XXX&quot;;MOD(-[.$A176];[.F$1]))" office:value-type="string" office:string-value="XXX" calcext:value-type="string">
            <text:p>XXX</text:p>
          </table:table-cell>
          <table:table-cell table:formula="of:=IF(MOD(-[.$A176];[.G$1])=[.G$3];&quot;XXX&quot;;MOD(-[.$A176];[.G$1]))" office:value-type="float" office:value="9" calcext:value-type="float">
            <text:p>9</text:p>
          </table:table-cell>
          <table:table-cell table:formula="of:=IF(MOD(-[.$A176];[.H$1])=[.H$3];&quot;XXX&quot;;MOD(-[.$A176];[.H$1]))" office:value-type="string" office:string-value="XXX" calcext:value-type="string">
            <text:p>XXX</text:p>
          </table:table-cell>
          <table:table-cell table:formula="of:=IF(MOD(-[.$A176];[.I$1])=[.I$3];&quot;XXX&quot;;MOD(-[.$A176];[.I$1]))" office:value-type="string" office:string-value="XXX" calcext:value-type="string">
            <text:p>XXX</text:p>
          </table:table-cell>
          <table:table-cell table:formula="of:=IF(MOD(-[.$A176];[.J$1])=[.J$3];&quot;XXX&quot;;MOD(-[.$A176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76]+(13*37*461*17*19*739*41*23)" office:value-type="float" office:value="8638350324938880" calcext:value-type="float">
            <text:p>8638350324938880</text:p>
          </table:table-cell>
          <table:table-cell table:formula="of:=IF(MOD(-[.$A177];[.B$1])=[.B$3];&quot;XXX&quot;;MOD(-[.$A177];[.B$1]))" office:value-type="string" office:string-value="XXX" calcext:value-type="string">
            <text:p>XXX</text:p>
          </table:table-cell>
          <table:table-cell table:formula="of:=IF(MOD(-[.$A177];[.C$1])=[.C$3];&quot;XXX&quot;;MOD(-[.$A177];[.C$1]))" office:value-type="string" office:string-value="XXX" calcext:value-type="string">
            <text:p>XXX</text:p>
          </table:table-cell>
          <table:table-cell table:formula="of:=IF(MOD(-[.$A177];[.D$1])=[.D$3];&quot;XXX&quot;;MOD(-[.$A177];[.D$1]))" office:value-type="string" office:string-value="XXX" calcext:value-type="string">
            <text:p>XXX</text:p>
          </table:table-cell>
          <table:table-cell table:formula="of:=IF(MOD(-[.$A177];[.E$1])=[.E$3];&quot;XXX&quot;;MOD(-[.$A177];[.E$1]))" office:value-type="string" office:string-value="XXX" calcext:value-type="string">
            <text:p>XXX</text:p>
          </table:table-cell>
          <table:table-cell table:formula="of:=IF(MOD(-[.$A177];[.F$1])=[.F$3];&quot;XXX&quot;;MOD(-[.$A177];[.F$1]))" office:value-type="string" office:string-value="XXX" calcext:value-type="string">
            <text:p>XXX</text:p>
          </table:table-cell>
          <table:table-cell table:formula="of:=IF(MOD(-[.$A177];[.G$1])=[.G$3];&quot;XXX&quot;;MOD(-[.$A177];[.G$1]))" office:value-type="float" office:value="16" calcext:value-type="float">
            <text:p>16</text:p>
          </table:table-cell>
          <table:table-cell table:formula="of:=IF(MOD(-[.$A177];[.H$1])=[.H$3];&quot;XXX&quot;;MOD(-[.$A177];[.H$1]))" office:value-type="string" office:string-value="XXX" calcext:value-type="string">
            <text:p>XXX</text:p>
          </table:table-cell>
          <table:table-cell table:formula="of:=IF(MOD(-[.$A177];[.I$1])=[.I$3];&quot;XXX&quot;;MOD(-[.$A177];[.I$1]))" office:value-type="string" office:string-value="XXX" calcext:value-type="string">
            <text:p>XXX</text:p>
          </table:table-cell>
          <table:table-cell table:formula="of:=IF(MOD(-[.$A177];[.J$1])=[.J$3];&quot;XXX&quot;;MOD(-[.$A177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77]+(13*37*461*17*19*739*41*23)" office:value-type="float" office:value="8688262288461691" calcext:value-type="float">
            <text:p>8688262288461691</text:p>
          </table:table-cell>
          <table:table-cell table:formula="of:=IF(MOD(-[.$A178];[.B$1])=[.B$3];&quot;XXX&quot;;MOD(-[.$A178];[.B$1]))" office:value-type="string" office:string-value="XXX" calcext:value-type="string">
            <text:p>XXX</text:p>
          </table:table-cell>
          <table:table-cell table:formula="of:=IF(MOD(-[.$A178];[.C$1])=[.C$3];&quot;XXX&quot;;MOD(-[.$A178];[.C$1]))" office:value-type="string" office:string-value="XXX" calcext:value-type="string">
            <text:p>XXX</text:p>
          </table:table-cell>
          <table:table-cell table:formula="of:=IF(MOD(-[.$A178];[.D$1])=[.D$3];&quot;XXX&quot;;MOD(-[.$A178];[.D$1]))" office:value-type="string" office:string-value="XXX" calcext:value-type="string">
            <text:p>XXX</text:p>
          </table:table-cell>
          <table:table-cell table:formula="of:=IF(MOD(-[.$A178];[.E$1])=[.E$3];&quot;XXX&quot;;MOD(-[.$A178];[.E$1]))" office:value-type="string" office:string-value="XXX" calcext:value-type="string">
            <text:p>XXX</text:p>
          </table:table-cell>
          <table:table-cell table:formula="of:=IF(MOD(-[.$A178];[.F$1])=[.F$3];&quot;XXX&quot;;MOD(-[.$A178];[.F$1]))" office:value-type="string" office:string-value="XXX" calcext:value-type="string">
            <text:p>XXX</text:p>
          </table:table-cell>
          <table:table-cell table:formula="of:=IF(MOD(-[.$A178];[.G$1])=[.G$3];&quot;XXX&quot;;MOD(-[.$A178];[.G$1]))" office:value-type="float" office:value="23" calcext:value-type="float">
            <text:p>23</text:p>
          </table:table-cell>
          <table:table-cell table:formula="of:=IF(MOD(-[.$A178];[.H$1])=[.H$3];&quot;XXX&quot;;MOD(-[.$A178];[.H$1]))" office:value-type="string" office:string-value="XXX" calcext:value-type="string">
            <text:p>XXX</text:p>
          </table:table-cell>
          <table:table-cell table:formula="of:=IF(MOD(-[.$A178];[.I$1])=[.I$3];&quot;XXX&quot;;MOD(-[.$A178];[.I$1]))" office:value-type="string" office:string-value="XXX" calcext:value-type="string">
            <text:p>XXX</text:p>
          </table:table-cell>
          <table:table-cell table:formula="of:=IF(MOD(-[.$A178];[.J$1])=[.J$3];&quot;XXX&quot;;MOD(-[.$A178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78]+(13*37*461*17*19*739*41*23)" office:value-type="float" office:value="8738174251984502" calcext:value-type="float">
            <text:p>8738174251984502</text:p>
          </table:table-cell>
          <table:table-cell table:formula="of:=IF(MOD(-[.$A179];[.B$1])=[.B$3];&quot;XXX&quot;;MOD(-[.$A179];[.B$1]))" office:value-type="string" office:string-value="XXX" calcext:value-type="string">
            <text:p>XXX</text:p>
          </table:table-cell>
          <table:table-cell table:formula="of:=IF(MOD(-[.$A179];[.C$1])=[.C$3];&quot;XXX&quot;;MOD(-[.$A179];[.C$1]))" office:value-type="string" office:string-value="XXX" calcext:value-type="string">
            <text:p>XXX</text:p>
          </table:table-cell>
          <table:table-cell table:formula="of:=IF(MOD(-[.$A179];[.D$1])=[.D$3];&quot;XXX&quot;;MOD(-[.$A179];[.D$1]))" office:value-type="string" office:string-value="XXX" calcext:value-type="string">
            <text:p>XXX</text:p>
          </table:table-cell>
          <table:table-cell table:formula="of:=IF(MOD(-[.$A179];[.E$1])=[.E$3];&quot;XXX&quot;;MOD(-[.$A179];[.E$1]))" office:value-type="string" office:string-value="XXX" calcext:value-type="string">
            <text:p>XXX</text:p>
          </table:table-cell>
          <table:table-cell table:formula="of:=IF(MOD(-[.$A179];[.F$1])=[.F$3];&quot;XXX&quot;;MOD(-[.$A179];[.F$1]))" office:value-type="string" office:string-value="XXX" calcext:value-type="string">
            <text:p>XXX</text:p>
          </table:table-cell>
          <table:table-cell table:formula="of:=IF(MOD(-[.$A179];[.G$1])=[.G$3];&quot;XXX&quot;;MOD(-[.$A179];[.G$1]))" office:value-type="float" office:value="1" calcext:value-type="float">
            <text:p>1</text:p>
          </table:table-cell>
          <table:table-cell table:formula="of:=IF(MOD(-[.$A179];[.H$1])=[.H$3];&quot;XXX&quot;;MOD(-[.$A179];[.H$1]))" office:value-type="string" office:string-value="XXX" calcext:value-type="string">
            <text:p>XXX</text:p>
          </table:table-cell>
          <table:table-cell table:formula="of:=IF(MOD(-[.$A179];[.I$1])=[.I$3];&quot;XXX&quot;;MOD(-[.$A179];[.I$1]))" office:value-type="string" office:string-value="XXX" calcext:value-type="string">
            <text:p>XXX</text:p>
          </table:table-cell>
          <table:table-cell table:formula="of:=IF(MOD(-[.$A179];[.J$1])=[.J$3];&quot;XXX&quot;;MOD(-[.$A179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79]+(13*37*461*17*19*739*41*23)" office:value-type="float" office:value="8788086215507313" calcext:value-type="float">
            <text:p>8788086215507313</text:p>
          </table:table-cell>
          <table:table-cell table:formula="of:=IF(MOD(-[.$A180];[.B$1])=[.B$3];&quot;XXX&quot;;MOD(-[.$A180];[.B$1]))" office:value-type="string" office:string-value="XXX" calcext:value-type="string">
            <text:p>XXX</text:p>
          </table:table-cell>
          <table:table-cell table:formula="of:=IF(MOD(-[.$A180];[.C$1])=[.C$3];&quot;XXX&quot;;MOD(-[.$A180];[.C$1]))" office:value-type="string" office:string-value="XXX" calcext:value-type="string">
            <text:p>XXX</text:p>
          </table:table-cell>
          <table:table-cell table:formula="of:=IF(MOD(-[.$A180];[.D$1])=[.D$3];&quot;XXX&quot;;MOD(-[.$A180];[.D$1]))" office:value-type="string" office:string-value="XXX" calcext:value-type="string">
            <text:p>XXX</text:p>
          </table:table-cell>
          <table:table-cell table:formula="of:=IF(MOD(-[.$A180];[.E$1])=[.E$3];&quot;XXX&quot;;MOD(-[.$A180];[.E$1]))" office:value-type="string" office:string-value="XXX" calcext:value-type="string">
            <text:p>XXX</text:p>
          </table:table-cell>
          <table:table-cell table:formula="of:=IF(MOD(-[.$A180];[.F$1])=[.F$3];&quot;XXX&quot;;MOD(-[.$A180];[.F$1]))" office:value-type="string" office:string-value="XXX" calcext:value-type="string">
            <text:p>XXX</text:p>
          </table:table-cell>
          <table:table-cell table:formula="of:=IF(MOD(-[.$A180];[.G$1])=[.G$3];&quot;XXX&quot;;MOD(-[.$A180];[.G$1]))" office:value-type="float" office:value="8" calcext:value-type="float">
            <text:p>8</text:p>
          </table:table-cell>
          <table:table-cell table:formula="of:=IF(MOD(-[.$A180];[.H$1])=[.H$3];&quot;XXX&quot;;MOD(-[.$A180];[.H$1]))" office:value-type="string" office:string-value="XXX" calcext:value-type="string">
            <text:p>XXX</text:p>
          </table:table-cell>
          <table:table-cell table:formula="of:=IF(MOD(-[.$A180];[.I$1])=[.I$3];&quot;XXX&quot;;MOD(-[.$A180];[.I$1]))" office:value-type="string" office:string-value="XXX" calcext:value-type="string">
            <text:p>XXX</text:p>
          </table:table-cell>
          <table:table-cell table:formula="of:=IF(MOD(-[.$A180];[.J$1])=[.J$3];&quot;XXX&quot;;MOD(-[.$A180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80]+(13*37*461*17*19*739*41*23)" office:value-type="float" office:value="8837998179030124" calcext:value-type="float">
            <text:p>8837998179030124</text:p>
          </table:table-cell>
          <table:table-cell table:formula="of:=IF(MOD(-[.$A181];[.B$1])=[.B$3];&quot;XXX&quot;;MOD(-[.$A181];[.B$1]))" office:value-type="string" office:string-value="XXX" calcext:value-type="string">
            <text:p>XXX</text:p>
          </table:table-cell>
          <table:table-cell table:formula="of:=IF(MOD(-[.$A181];[.C$1])=[.C$3];&quot;XXX&quot;;MOD(-[.$A181];[.C$1]))" office:value-type="string" office:string-value="XXX" calcext:value-type="string">
            <text:p>XXX</text:p>
          </table:table-cell>
          <table:table-cell table:formula="of:=IF(MOD(-[.$A181];[.D$1])=[.D$3];&quot;XXX&quot;;MOD(-[.$A181];[.D$1]))" office:value-type="string" office:string-value="XXX" calcext:value-type="string">
            <text:p>XXX</text:p>
          </table:table-cell>
          <table:table-cell table:formula="of:=IF(MOD(-[.$A181];[.E$1])=[.E$3];&quot;XXX&quot;;MOD(-[.$A181];[.E$1]))" office:value-type="string" office:string-value="XXX" calcext:value-type="string">
            <text:p>XXX</text:p>
          </table:table-cell>
          <table:table-cell table:formula="of:=IF(MOD(-[.$A181];[.F$1])=[.F$3];&quot;XXX&quot;;MOD(-[.$A181];[.F$1]))" office:value-type="string" office:string-value="XXX" calcext:value-type="string">
            <text:p>XXX</text:p>
          </table:table-cell>
          <table:table-cell table:formula="of:=IF(MOD(-[.$A181];[.G$1])=[.G$3];&quot;XXX&quot;;MOD(-[.$A181];[.G$1]))" office:value-type="float" office:value="15" calcext:value-type="float">
            <text:p>15</text:p>
          </table:table-cell>
          <table:table-cell table:formula="of:=IF(MOD(-[.$A181];[.H$1])=[.H$3];&quot;XXX&quot;;MOD(-[.$A181];[.H$1]))" office:value-type="string" office:string-value="XXX" calcext:value-type="string">
            <text:p>XXX</text:p>
          </table:table-cell>
          <table:table-cell table:formula="of:=IF(MOD(-[.$A181];[.I$1])=[.I$3];&quot;XXX&quot;;MOD(-[.$A181];[.I$1]))" office:value-type="string" office:string-value="XXX" calcext:value-type="string">
            <text:p>XXX</text:p>
          </table:table-cell>
          <table:table-cell table:formula="of:=IF(MOD(-[.$A181];[.J$1])=[.J$3];&quot;XXX&quot;;MOD(-[.$A181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81]+(13*37*461*17*19*739*41*23)" office:value-type="float" office:value="8887910142552935" calcext:value-type="float">
            <text:p>8887910142552935</text:p>
          </table:table-cell>
          <table:table-cell table:formula="of:=IF(MOD(-[.$A182];[.B$1])=[.B$3];&quot;XXX&quot;;MOD(-[.$A182];[.B$1]))" office:value-type="string" office:string-value="XXX" calcext:value-type="string">
            <text:p>XXX</text:p>
          </table:table-cell>
          <table:table-cell table:formula="of:=IF(MOD(-[.$A182];[.C$1])=[.C$3];&quot;XXX&quot;;MOD(-[.$A182];[.C$1]))" office:value-type="string" office:string-value="XXX" calcext:value-type="string">
            <text:p>XXX</text:p>
          </table:table-cell>
          <table:table-cell table:formula="of:=IF(MOD(-[.$A182];[.D$1])=[.D$3];&quot;XXX&quot;;MOD(-[.$A182];[.D$1]))" office:value-type="string" office:string-value="XXX" calcext:value-type="string">
            <text:p>XXX</text:p>
          </table:table-cell>
          <table:table-cell table:formula="of:=IF(MOD(-[.$A182];[.E$1])=[.E$3];&quot;XXX&quot;;MOD(-[.$A182];[.E$1]))" office:value-type="string" office:string-value="XXX" calcext:value-type="string">
            <text:p>XXX</text:p>
          </table:table-cell>
          <table:table-cell table:formula="of:=IF(MOD(-[.$A182];[.F$1])=[.F$3];&quot;XXX&quot;;MOD(-[.$A182];[.F$1]))" office:value-type="string" office:string-value="XXX" calcext:value-type="string">
            <text:p>XXX</text:p>
          </table:table-cell>
          <table:table-cell table:formula="of:=IF(MOD(-[.$A182];[.G$1])=[.G$3];&quot;XXX&quot;;MOD(-[.$A182];[.G$1]))" office:value-type="float" office:value="22" calcext:value-type="float">
            <text:p>22</text:p>
          </table:table-cell>
          <table:table-cell table:formula="of:=IF(MOD(-[.$A182];[.H$1])=[.H$3];&quot;XXX&quot;;MOD(-[.$A182];[.H$1]))" office:value-type="string" office:string-value="XXX" calcext:value-type="string">
            <text:p>XXX</text:p>
          </table:table-cell>
          <table:table-cell table:formula="of:=IF(MOD(-[.$A182];[.I$1])=[.I$3];&quot;XXX&quot;;MOD(-[.$A182];[.I$1]))" office:value-type="string" office:string-value="XXX" calcext:value-type="string">
            <text:p>XXX</text:p>
          </table:table-cell>
          <table:table-cell table:formula="of:=IF(MOD(-[.$A182];[.J$1])=[.J$3];&quot;XXX&quot;;MOD(-[.$A182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82]+(13*37*461*17*19*739*41*23)" office:value-type="float" office:value="8937822106075746" calcext:value-type="float">
            <text:p>8937822106075746</text:p>
          </table:table-cell>
          <table:table-cell table:formula="of:=IF(MOD(-[.$A183];[.B$1])=[.B$3];&quot;XXX&quot;;MOD(-[.$A183];[.B$1]))" office:value-type="string" office:string-value="XXX" calcext:value-type="string">
            <text:p>XXX</text:p>
          </table:table-cell>
          <table:table-cell table:formula="of:=IF(MOD(-[.$A183];[.C$1])=[.C$3];&quot;XXX&quot;;MOD(-[.$A183];[.C$1]))" office:value-type="string" office:string-value="XXX" calcext:value-type="string">
            <text:p>XXX</text:p>
          </table:table-cell>
          <table:table-cell table:formula="of:=IF(MOD(-[.$A183];[.D$1])=[.D$3];&quot;XXX&quot;;MOD(-[.$A183];[.D$1]))" office:value-type="string" office:string-value="XXX" calcext:value-type="string">
            <text:p>XXX</text:p>
          </table:table-cell>
          <table:table-cell table:formula="of:=IF(MOD(-[.$A183];[.E$1])=[.E$3];&quot;XXX&quot;;MOD(-[.$A183];[.E$1]))" office:value-type="string" office:string-value="XXX" calcext:value-type="string">
            <text:p>XXX</text:p>
          </table:table-cell>
          <table:table-cell table:formula="of:=IF(MOD(-[.$A183];[.F$1])=[.F$3];&quot;XXX&quot;;MOD(-[.$A183];[.F$1]))" office:value-type="string" office:string-value="XXX" calcext:value-type="string">
            <text:p>XXX</text:p>
          </table:table-cell>
          <table:table-cell table:formula="of:=IF(MOD(-[.$A183];[.G$1])=[.G$3];&quot;XXX&quot;;MOD(-[.$A183];[.G$1]))" office:value-type="float" office:value="0" calcext:value-type="float">
            <text:p>0</text:p>
          </table:table-cell>
          <table:table-cell table:formula="of:=IF(MOD(-[.$A183];[.H$1])=[.H$3];&quot;XXX&quot;;MOD(-[.$A183];[.H$1]))" office:value-type="string" office:string-value="XXX" calcext:value-type="string">
            <text:p>XXX</text:p>
          </table:table-cell>
          <table:table-cell table:formula="of:=IF(MOD(-[.$A183];[.I$1])=[.I$3];&quot;XXX&quot;;MOD(-[.$A183];[.I$1]))" office:value-type="string" office:string-value="XXX" calcext:value-type="string">
            <text:p>XXX</text:p>
          </table:table-cell>
          <table:table-cell table:formula="of:=IF(MOD(-[.$A183];[.J$1])=[.J$3];&quot;XXX&quot;;MOD(-[.$A183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83]+(13*37*461*17*19*739*41*23)" office:value-type="float" office:value="8987734069598557" calcext:value-type="float">
            <text:p>8987734069598557</text:p>
          </table:table-cell>
          <table:table-cell table:formula="of:=IF(MOD(-[.$A184];[.B$1])=[.B$3];&quot;XXX&quot;;MOD(-[.$A184];[.B$1]))" office:value-type="string" office:string-value="XXX" calcext:value-type="string">
            <text:p>XXX</text:p>
          </table:table-cell>
          <table:table-cell table:formula="of:=IF(MOD(-[.$A184];[.C$1])=[.C$3];&quot;XXX&quot;;MOD(-[.$A184];[.C$1]))" office:value-type="string" office:string-value="XXX" calcext:value-type="string">
            <text:p>XXX</text:p>
          </table:table-cell>
          <table:table-cell table:formula="of:=IF(MOD(-[.$A184];[.D$1])=[.D$3];&quot;XXX&quot;;MOD(-[.$A184];[.D$1]))" office:value-type="string" office:string-value="XXX" calcext:value-type="string">
            <text:p>XXX</text:p>
          </table:table-cell>
          <table:table-cell table:formula="of:=IF(MOD(-[.$A184];[.E$1])=[.E$3];&quot;XXX&quot;;MOD(-[.$A184];[.E$1]))" office:value-type="string" office:string-value="XXX" calcext:value-type="string">
            <text:p>XXX</text:p>
          </table:table-cell>
          <table:table-cell table:formula="of:=IF(MOD(-[.$A184];[.F$1])=[.F$3];&quot;XXX&quot;;MOD(-[.$A184];[.F$1]))" office:value-type="string" office:string-value="XXX" calcext:value-type="string">
            <text:p>XXX</text:p>
          </table:table-cell>
          <table:table-cell table:formula="of:=IF(MOD(-[.$A184];[.G$1])=[.G$3];&quot;XXX&quot;;MOD(-[.$A184];[.G$1]))" office:value-type="float" office:value="7" calcext:value-type="float">
            <text:p>7</text:p>
          </table:table-cell>
          <table:table-cell table:formula="of:=IF(MOD(-[.$A184];[.H$1])=[.H$3];&quot;XXX&quot;;MOD(-[.$A184];[.H$1]))" office:value-type="string" office:string-value="XXX" calcext:value-type="string">
            <text:p>XXX</text:p>
          </table:table-cell>
          <table:table-cell table:formula="of:=IF(MOD(-[.$A184];[.I$1])=[.I$3];&quot;XXX&quot;;MOD(-[.$A184];[.I$1]))" office:value-type="string" office:string-value="XXX" calcext:value-type="string">
            <text:p>XXX</text:p>
          </table:table-cell>
          <table:table-cell table:formula="of:=IF(MOD(-[.$A184];[.J$1])=[.J$3];&quot;XXX&quot;;MOD(-[.$A184];[.J$1]))" office:value-type="string" office:string-value="XXX" calcext:value-type="string">
            <text:p>XXX</text:p>
          </table:table-cell>
        </table:table-row>
        <table:table-row table:style-name="ro1">
          <table:table-cell table:formula="of:=[.A184]+(13*37*461*17*19*739*41*23)" office:value-type="float" office:value="9.03764603312137E+015" calcext:value-type="float">
            <text:p>9.03764603312137E+015</text:p>
          </table:table-cell>
          <table:table-cell table:formula="of:=IF(MOD(-[.$A185];[.B$1])=[.B$3];&quot;XXX&quot;;MOD(-[.$A185];[.B$1]))" office:value-type="string" office:string-value="XXX" calcext:value-type="string">
            <text:p>XXX</text:p>
          </table:table-cell>
          <table:table-cell table:formula="of:=IF(MOD(-[.$A185];[.C$1])=[.C$3];&quot;XXX&quot;;MOD(-[.$A185];[.C$1]))" office:value-type="float" office:value="0" calcext:value-type="float">
            <text:p>0</text:p>
          </table:table-cell>
          <table:table-cell table:formula="of:=IF(MOD(-[.$A185];[.D$1])=[.D$3];&quot;XXX&quot;;MOD(-[.$A185];[.D$1]))" office:value-type="float" office:value="0" calcext:value-type="float">
            <text:p>0</text:p>
          </table:table-cell>
          <table:table-cell table:formula="of:=IF(MOD(-[.$A185];[.E$1])=[.E$3];&quot;XXX&quot;;MOD(-[.$A185];[.E$1]))" office:value-type="float" office:value="0" calcext:value-type="float">
            <text:p>0</text:p>
          </table:table-cell>
          <table:table-cell table:formula="of:=IF(MOD(-[.$A185];[.F$1])=[.F$3];&quot;XXX&quot;;MOD(-[.$A185];[.F$1]))" office:value-type="float" office:value="0" calcext:value-type="float">
            <text:p>0</text:p>
          </table:table-cell>
          <table:table-cell table:formula="of:=IF(MOD(-[.$A185];[.G$1])=[.G$3];&quot;XXX&quot;;MOD(-[.$A185];[.G$1]))" office:value-type="float" office:value="0" calcext:value-type="float">
            <text:p>0</text:p>
          </table:table-cell>
          <table:table-cell table:formula="of:=IF(MOD(-[.$A185];[.H$1])=[.H$3];&quot;XXX&quot;;MOD(-[.$A185];[.H$1]))" office:value-type="string" office:string-value="XXX" calcext:value-type="string">
            <text:p>XXX</text:p>
          </table:table-cell>
          <table:table-cell table:formula="of:=IF(MOD(-[.$A185];[.I$1])=[.I$3];&quot;XXX&quot;;MOD(-[.$A185];[.I$1]))" office:value-type="float" office:value="0" calcext:value-type="float">
            <text:p>0</text:p>
          </table:table-cell>
          <table:table-cell table:formula="of:=IF(MOD(-[.$A185];[.J$1])=[.J$3];&quot;XXX&quot;;MOD(-[.$A185];[.J$1]))" office:value-type="float" office:value="0" calcext:value-type="float">
            <text:p>0</text:p>
          </table:table-cell>
        </table:table-row>
        <table:table-row table:style-name="ro1">
          <table:table-cell table:formula="of:=[.A185]+(13*37*461*17*19*739*41*23)" office:value-type="float" office:value="9.08755799664418E+015" calcext:value-type="float">
            <text:p>9.08755799664418E+015</text:p>
          </table:table-cell>
          <table:table-cell table:formula="of:=IF(MOD(-[.$A186];[.B$1])=[.B$3];&quot;XXX&quot;;MOD(-[.$A186];[.B$1]))" office:value-type="string" office:string-value="XXX" calcext:value-type="string">
            <text:p>XXX</text:p>
          </table:table-cell>
          <table:table-cell table:formula="of:=IF(MOD(-[.$A186];[.C$1])=[.C$3];&quot;XXX&quot;;MOD(-[.$A186];[.C$1]))" office:value-type="float" office:value="0" calcext:value-type="float">
            <text:p>0</text:p>
          </table:table-cell>
          <table:table-cell table:formula="of:=IF(MOD(-[.$A186];[.D$1])=[.D$3];&quot;XXX&quot;;MOD(-[.$A186];[.D$1]))" office:value-type="float" office:value="0" calcext:value-type="float">
            <text:p>0</text:p>
          </table:table-cell>
          <table:table-cell table:formula="of:=IF(MOD(-[.$A186];[.E$1])=[.E$3];&quot;XXX&quot;;MOD(-[.$A186];[.E$1]))" office:value-type="float" office:value="0" calcext:value-type="float">
            <text:p>0</text:p>
          </table:table-cell>
          <table:table-cell table:formula="of:=IF(MOD(-[.$A186];[.F$1])=[.F$3];&quot;XXX&quot;;MOD(-[.$A186];[.F$1]))" office:value-type="float" office:value="0" calcext:value-type="float">
            <text:p>0</text:p>
          </table:table-cell>
          <table:table-cell table:formula="of:=IF(MOD(-[.$A186];[.G$1])=[.G$3];&quot;XXX&quot;;MOD(-[.$A186];[.G$1]))" office:value-type="float" office:value="0" calcext:value-type="float">
            <text:p>0</text:p>
          </table:table-cell>
          <table:table-cell table:formula="of:=IF(MOD(-[.$A186];[.H$1])=[.H$3];&quot;XXX&quot;;MOD(-[.$A186];[.H$1]))" office:value-type="string" office:string-value="XXX" calcext:value-type="string">
            <text:p>XXX</text:p>
          </table:table-cell>
          <table:table-cell table:formula="of:=IF(MOD(-[.$A186];[.I$1])=[.I$3];&quot;XXX&quot;;MOD(-[.$A186];[.I$1]))" office:value-type="float" office:value="0" calcext:value-type="float">
            <text:p>0</text:p>
          </table:table-cell>
          <table:table-cell table:formula="of:=IF(MOD(-[.$A186];[.J$1])=[.J$3];&quot;XXX&quot;;MOD(-[.$A186];[.J$1]))" office:value-type="float" office:value="0" calcext:value-type="float">
            <text:p>0</text:p>
          </table:table-cell>
        </table:table-row>
        <table:table-row table:style-name="ro1">
          <table:table-cell table:formula="of:=[.A186]+(13*37*461*17*19*739*41*23)" office:value-type="float" office:value="9.13746996016699E+015" calcext:value-type="float">
            <text:p>9.13746996016699E+015</text:p>
          </table:table-cell>
          <table:table-cell table:formula="of:=IF(MOD(-[.$A187];[.B$1])=[.B$3];&quot;XXX&quot;;MOD(-[.$A187];[.B$1]))" office:value-type="string" office:string-value="XXX" calcext:value-type="string">
            <text:p>XXX</text:p>
          </table:table-cell>
          <table:table-cell table:formula="of:=IF(MOD(-[.$A187];[.C$1])=[.C$3];&quot;XXX&quot;;MOD(-[.$A187];[.C$1]))" office:value-type="float" office:value="0" calcext:value-type="float">
            <text:p>0</text:p>
          </table:table-cell>
          <table:table-cell table:formula="of:=IF(MOD(-[.$A187];[.D$1])=[.D$3];&quot;XXX&quot;;MOD(-[.$A187];[.D$1]))" office:value-type="float" office:value="0" calcext:value-type="float">
            <text:p>0</text:p>
          </table:table-cell>
          <table:table-cell table:formula="of:=IF(MOD(-[.$A187];[.E$1])=[.E$3];&quot;XXX&quot;;MOD(-[.$A187];[.E$1]))" office:value-type="float" office:value="0" calcext:value-type="float">
            <text:p>0</text:p>
          </table:table-cell>
          <table:table-cell table:formula="of:=IF(MOD(-[.$A187];[.F$1])=[.F$3];&quot;XXX&quot;;MOD(-[.$A187];[.F$1]))" office:value-type="float" office:value="0" calcext:value-type="float">
            <text:p>0</text:p>
          </table:table-cell>
          <table:table-cell table:formula="of:=IF(MOD(-[.$A187];[.G$1])=[.G$3];&quot;XXX&quot;;MOD(-[.$A187];[.G$1]))" office:value-type="float" office:value="0" calcext:value-type="float">
            <text:p>0</text:p>
          </table:table-cell>
          <table:table-cell table:formula="of:=IF(MOD(-[.$A187];[.H$1])=[.H$3];&quot;XXX&quot;;MOD(-[.$A187];[.H$1]))" office:value-type="float" office:value="42" calcext:value-type="float">
            <text:p>42</text:p>
          </table:table-cell>
          <table:table-cell table:formula="of:=IF(MOD(-[.$A187];[.I$1])=[.I$3];&quot;XXX&quot;;MOD(-[.$A187];[.I$1]))" office:value-type="float" office:value="0" calcext:value-type="float">
            <text:p>0</text:p>
          </table:table-cell>
          <table:table-cell table:formula="of:=IF(MOD(-[.$A187];[.J$1])=[.J$3];&quot;XXX&quot;;MOD(-[.$A187];[.J$1]))" office:value-type="float" office:value="0" calcext:value-type="float">
            <text:p>0</text:p>
          </table:table-cell>
        </table:table-row>
        <table:table-row table:style-name="ro1">
          <table:table-cell table:formula="of:=[.A187]+(13*37*461*17*19*739*41*23)" office:value-type="float" office:value="9.1873819236898E+015" calcext:value-type="float">
            <text:p>9.1873819236898E+015</text:p>
          </table:table-cell>
          <table:table-cell table:formula="of:=IF(MOD(-[.$A188];[.B$1])=[.B$3];&quot;XXX&quot;;MOD(-[.$A188];[.B$1]))" office:value-type="string" office:string-value="XXX" calcext:value-type="string">
            <text:p>XXX</text:p>
          </table:table-cell>
          <table:table-cell table:formula="of:=IF(MOD(-[.$A188];[.C$1])=[.C$3];&quot;XXX&quot;;MOD(-[.$A188];[.C$1]))" office:value-type="float" office:value="0" calcext:value-type="float">
            <text:p>0</text:p>
          </table:table-cell>
          <table:table-cell table:formula="of:=IF(MOD(-[.$A188];[.D$1])=[.D$3];&quot;XXX&quot;;MOD(-[.$A188];[.D$1]))" office:value-type="float" office:value="0" calcext:value-type="float">
            <text:p>0</text:p>
          </table:table-cell>
          <table:table-cell table:formula="of:=IF(MOD(-[.$A188];[.E$1])=[.E$3];&quot;XXX&quot;;MOD(-[.$A188];[.E$1]))" office:value-type="float" office:value="0" calcext:value-type="float">
            <text:p>0</text:p>
          </table:table-cell>
          <table:table-cell table:formula="of:=IF(MOD(-[.$A188];[.F$1])=[.F$3];&quot;XXX&quot;;MOD(-[.$A188];[.F$1]))" office:value-type="float" office:value="0" calcext:value-type="float">
            <text:p>0</text:p>
          </table:table-cell>
          <table:table-cell table:formula="of:=IF(MOD(-[.$A188];[.G$1])=[.G$3];&quot;XXX&quot;;MOD(-[.$A188];[.G$1]))" office:value-type="float" office:value="0" calcext:value-type="float">
            <text:p>0</text:p>
          </table:table-cell>
          <table:table-cell table:formula="of:=IF(MOD(-[.$A188];[.H$1])=[.H$3];&quot;XXX&quot;;MOD(-[.$A188];[.H$1]))" office:value-type="float" office:value="40" calcext:value-type="float">
            <text:p>40</text:p>
          </table:table-cell>
          <table:table-cell table:formula="of:=IF(MOD(-[.$A188];[.I$1])=[.I$3];&quot;XXX&quot;;MOD(-[.$A188];[.I$1]))" office:value-type="float" office:value="0" calcext:value-type="float">
            <text:p>0</text:p>
          </table:table-cell>
          <table:table-cell table:formula="of:=IF(MOD(-[.$A188];[.J$1])=[.J$3];&quot;XXX&quot;;MOD(-[.$A188];[.J$1]))" office:value-type="float" office:value="0" calcext:value-type="float">
            <text:p>0</text:p>
          </table:table-cell>
        </table:table-row>
        <table:table-row table:style-name="ro1">
          <table:table-cell table:formula="of:=[.A188]+(13*37*461*17*19*739*41*23)" office:value-type="float" office:value="9.23729388721262E+015" calcext:value-type="float">
            <text:p>9.23729388721262E+015</text:p>
          </table:table-cell>
          <table:table-cell table:formula="of:=IF(MOD(-[.$A189];[.B$1])=[.B$3];&quot;XXX&quot;;MOD(-[.$A189];[.B$1]))" office:value-type="string" office:string-value="XXX" calcext:value-type="string">
            <text:p>XXX</text:p>
          </table:table-cell>
          <table:table-cell table:formula="of:=IF(MOD(-[.$A189];[.C$1])=[.C$3];&quot;XXX&quot;;MOD(-[.$A189];[.C$1]))" office:value-type="float" office:value="0" calcext:value-type="float">
            <text:p>0</text:p>
          </table:table-cell>
          <table:table-cell table:formula="of:=IF(MOD(-[.$A189];[.D$1])=[.D$3];&quot;XXX&quot;;MOD(-[.$A189];[.D$1]))" office:value-type="float" office:value="0" calcext:value-type="float">
            <text:p>0</text:p>
          </table:table-cell>
          <table:table-cell table:formula="of:=IF(MOD(-[.$A189];[.E$1])=[.E$3];&quot;XXX&quot;;MOD(-[.$A189];[.E$1]))" office:value-type="float" office:value="0" calcext:value-type="float">
            <text:p>0</text:p>
          </table:table-cell>
          <table:table-cell table:formula="of:=IF(MOD(-[.$A189];[.F$1])=[.F$3];&quot;XXX&quot;;MOD(-[.$A189];[.F$1]))" office:value-type="float" office:value="0" calcext:value-type="float">
            <text:p>0</text:p>
          </table:table-cell>
          <table:table-cell table:formula="of:=IF(MOD(-[.$A189];[.G$1])=[.G$3];&quot;XXX&quot;;MOD(-[.$A189];[.G$1]))" office:value-type="float" office:value="0" calcext:value-type="float">
            <text:p>0</text:p>
          </table:table-cell>
          <table:table-cell table:formula="of:=IF(MOD(-[.$A189];[.H$1])=[.H$3];&quot;XXX&quot;;MOD(-[.$A189];[.H$1]))" office:value-type="float" office:value="40" calcext:value-type="float">
            <text:p>40</text:p>
          </table:table-cell>
          <table:table-cell table:formula="of:=IF(MOD(-[.$A189];[.I$1])=[.I$3];&quot;XXX&quot;;MOD(-[.$A189];[.I$1]))" office:value-type="float" office:value="0" calcext:value-type="float">
            <text:p>0</text:p>
          </table:table-cell>
          <table:table-cell table:formula="of:=IF(MOD(-[.$A189];[.J$1])=[.J$3];&quot;XXX&quot;;MOD(-[.$A189];[.J$1]))" office:value-type="float" office:value="0" calcext:value-type="float">
            <text:p>0</text:p>
          </table:table-cell>
        </table:table-row>
        <table:table-row table:style-name="ro1">
          <table:table-cell table:formula="of:=[.A189]+(13*37*461*17*19*739*41*23)" office:value-type="float" office:value="9.28720585073543E+015" calcext:value-type="float">
            <text:p>9.28720585073543E+015</text:p>
          </table:table-cell>
          <table:table-cell table:formula="of:=IF(MOD(-[.$A190];[.B$1])=[.B$3];&quot;XXX&quot;;MOD(-[.$A190];[.B$1]))" office:value-type="string" office:string-value="XXX" calcext:value-type="string">
            <text:p>XXX</text:p>
          </table:table-cell>
          <table:table-cell table:formula="of:=IF(MOD(-[.$A190];[.C$1])=[.C$3];&quot;XXX&quot;;MOD(-[.$A190];[.C$1]))" office:value-type="float" office:value="0" calcext:value-type="float">
            <text:p>0</text:p>
          </table:table-cell>
          <table:table-cell table:formula="of:=IF(MOD(-[.$A190];[.D$1])=[.D$3];&quot;XXX&quot;;MOD(-[.$A190];[.D$1]))" office:value-type="float" office:value="0" calcext:value-type="float">
            <text:p>0</text:p>
          </table:table-cell>
          <table:table-cell table:formula="of:=IF(MOD(-[.$A190];[.E$1])=[.E$3];&quot;XXX&quot;;MOD(-[.$A190];[.E$1]))" office:value-type="float" office:value="0" calcext:value-type="float">
            <text:p>0</text:p>
          </table:table-cell>
          <table:table-cell table:formula="of:=IF(MOD(-[.$A190];[.F$1])=[.F$3];&quot;XXX&quot;;MOD(-[.$A190];[.F$1]))" office:value-type="float" office:value="0" calcext:value-type="float">
            <text:p>0</text:p>
          </table:table-cell>
          <table:table-cell table:formula="of:=IF(MOD(-[.$A190];[.G$1])=[.G$3];&quot;XXX&quot;;MOD(-[.$A190];[.G$1]))" office:value-type="float" office:value="0" calcext:value-type="float">
            <text:p>0</text:p>
          </table:table-cell>
          <table:table-cell table:formula="of:=IF(MOD(-[.$A190];[.H$1])=[.H$3];&quot;XXX&quot;;MOD(-[.$A190];[.H$1]))" office:value-type="float" office:value="40" calcext:value-type="float">
            <text:p>40</text:p>
          </table:table-cell>
          <table:table-cell table:formula="of:=IF(MOD(-[.$A190];[.I$1])=[.I$3];&quot;XXX&quot;;MOD(-[.$A190];[.I$1]))" office:value-type="float" office:value="0" calcext:value-type="float">
            <text:p>0</text:p>
          </table:table-cell>
          <table:table-cell table:formula="of:=IF(MOD(-[.$A190];[.J$1])=[.J$3];&quot;XXX&quot;;MOD(-[.$A190];[.J$1]))" office:value-type="float" office:value="0" calcext:value-type="float">
            <text:p>0</text:p>
          </table:table-cell>
        </table:table-row>
        <table:table-row table:style-name="ro1">
          <table:table-cell table:formula="of:=[.A190]+(13*37*461*17*19*739*41*23)" office:value-type="float" office:value="9.33711781425824E+015" calcext:value-type="float">
            <text:p>9.33711781425824E+015</text:p>
          </table:table-cell>
          <table:table-cell table:formula="of:=IF(MOD(-[.$A191];[.B$1])=[.B$3];&quot;XXX&quot;;MOD(-[.$A191];[.B$1]))" office:value-type="string" office:string-value="XXX" calcext:value-type="string">
            <text:p>XXX</text:p>
          </table:table-cell>
          <table:table-cell table:formula="of:=IF(MOD(-[.$A191];[.C$1])=[.C$3];&quot;XXX&quot;;MOD(-[.$A191];[.C$1]))" office:value-type="float" office:value="0" calcext:value-type="float">
            <text:p>0</text:p>
          </table:table-cell>
          <table:table-cell table:formula="of:=IF(MOD(-[.$A191];[.D$1])=[.D$3];&quot;XXX&quot;;MOD(-[.$A191];[.D$1]))" office:value-type="float" office:value="0" calcext:value-type="float">
            <text:p>0</text:p>
          </table:table-cell>
          <table:table-cell table:formula="of:=IF(MOD(-[.$A191];[.E$1])=[.E$3];&quot;XXX&quot;;MOD(-[.$A191];[.E$1]))" office:value-type="float" office:value="0" calcext:value-type="float">
            <text:p>0</text:p>
          </table:table-cell>
          <table:table-cell table:formula="of:=IF(MOD(-[.$A191];[.F$1])=[.F$3];&quot;XXX&quot;;MOD(-[.$A191];[.F$1]))" office:value-type="float" office:value="0" calcext:value-type="float">
            <text:p>0</text:p>
          </table:table-cell>
          <table:table-cell table:formula="of:=IF(MOD(-[.$A191];[.G$1])=[.G$3];&quot;XXX&quot;;MOD(-[.$A191];[.G$1]))" office:value-type="float" office:value="0" calcext:value-type="float">
            <text:p>0</text:p>
          </table:table-cell>
          <table:table-cell table:formula="of:=IF(MOD(-[.$A191];[.H$1])=[.H$3];&quot;XXX&quot;;MOD(-[.$A191];[.H$1]))" office:value-type="float" office:value="38" calcext:value-type="float">
            <text:p>38</text:p>
          </table:table-cell>
          <table:table-cell table:formula="of:=IF(MOD(-[.$A191];[.I$1])=[.I$3];&quot;XXX&quot;;MOD(-[.$A191];[.I$1]))" office:value-type="float" office:value="0" calcext:value-type="float">
            <text:p>0</text:p>
          </table:table-cell>
          <table:table-cell table:formula="of:=IF(MOD(-[.$A191];[.J$1])=[.J$3];&quot;XXX&quot;;MOD(-[.$A191];[.J$1]))" office:value-type="float" office:value="0" calcext:value-type="float">
            <text:p>0</text:p>
          </table:table-cell>
        </table:table-row>
        <table:table-row table:style-name="ro1">
          <table:table-cell table:formula="of:=[.A191]+(13*37*461*17*19*739*41*23)" office:value-type="float" office:value="9.38702977778105E+015" calcext:value-type="float">
            <text:p>9.38702977778105E+015</text:p>
          </table:table-cell>
          <table:table-cell table:formula="of:=IF(MOD(-[.$A192];[.B$1])=[.B$3];&quot;XXX&quot;;MOD(-[.$A192];[.B$1]))" office:value-type="string" office:string-value="XXX" calcext:value-type="string">
            <text:p>XXX</text:p>
          </table:table-cell>
          <table:table-cell table:formula="of:=IF(MOD(-[.$A192];[.C$1])=[.C$3];&quot;XXX&quot;;MOD(-[.$A192];[.C$1]))" office:value-type="float" office:value="0" calcext:value-type="float">
            <text:p>0</text:p>
          </table:table-cell>
          <table:table-cell table:formula="of:=IF(MOD(-[.$A192];[.D$1])=[.D$3];&quot;XXX&quot;;MOD(-[.$A192];[.D$1]))" office:value-type="float" office:value="0" calcext:value-type="float">
            <text:p>0</text:p>
          </table:table-cell>
          <table:table-cell table:formula="of:=IF(MOD(-[.$A192];[.E$1])=[.E$3];&quot;XXX&quot;;MOD(-[.$A192];[.E$1]))" office:value-type="float" office:value="0" calcext:value-type="float">
            <text:p>0</text:p>
          </table:table-cell>
          <table:table-cell table:formula="of:=IF(MOD(-[.$A192];[.F$1])=[.F$3];&quot;XXX&quot;;MOD(-[.$A192];[.F$1]))" office:value-type="float" office:value="0" calcext:value-type="float">
            <text:p>0</text:p>
          </table:table-cell>
          <table:table-cell table:formula="of:=IF(MOD(-[.$A192];[.G$1])=[.G$3];&quot;XXX&quot;;MOD(-[.$A192];[.G$1]))" office:value-type="float" office:value="0" calcext:value-type="float">
            <text:p>0</text:p>
          </table:table-cell>
          <table:table-cell table:formula="of:=IF(MOD(-[.$A192];[.H$1])=[.H$3];&quot;XXX&quot;;MOD(-[.$A192];[.H$1]))" office:value-type="float" office:value="36" calcext:value-type="float">
            <text:p>36</text:p>
          </table:table-cell>
          <table:table-cell table:formula="of:=IF(MOD(-[.$A192];[.I$1])=[.I$3];&quot;XXX&quot;;MOD(-[.$A192];[.I$1]))" office:value-type="float" office:value="0" calcext:value-type="float">
            <text:p>0</text:p>
          </table:table-cell>
          <table:table-cell table:formula="of:=IF(MOD(-[.$A192];[.J$1])=[.J$3];&quot;XXX&quot;;MOD(-[.$A192];[.J$1]))" office:value-type="float" office:value="0" calcext:value-type="float">
            <text:p>0</text:p>
          </table:table-cell>
        </table:table-row>
        <table:table-row table:style-name="ro1">
          <table:table-cell table:formula="of:=[.A192]+(13*37*461*17*19*739*41*23)" office:value-type="float" office:value="9.43694174130386E+015" calcext:value-type="float">
            <text:p>9.43694174130386E+015</text:p>
          </table:table-cell>
          <table:table-cell table:formula="of:=IF(MOD(-[.$A193];[.B$1])=[.B$3];&quot;XXX&quot;;MOD(-[.$A193];[.B$1]))" office:value-type="string" office:string-value="XXX" calcext:value-type="string">
            <text:p>XXX</text:p>
          </table:table-cell>
          <table:table-cell table:formula="of:=IF(MOD(-[.$A193];[.C$1])=[.C$3];&quot;XXX&quot;;MOD(-[.$A193];[.C$1]))" office:value-type="float" office:value="36" calcext:value-type="float">
            <text:p>36</text:p>
          </table:table-cell>
          <table:table-cell table:formula="of:=IF(MOD(-[.$A193];[.D$1])=[.D$3];&quot;XXX&quot;;MOD(-[.$A193];[.D$1]))" office:value-type="float" office:value="0" calcext:value-type="float">
            <text:p>0</text:p>
          </table:table-cell>
          <table:table-cell table:formula="of:=IF(MOD(-[.$A193];[.E$1])=[.E$3];&quot;XXX&quot;;MOD(-[.$A193];[.E$1]))" office:value-type="float" office:value="0" calcext:value-type="float">
            <text:p>0</text:p>
          </table:table-cell>
          <table:table-cell table:formula="of:=IF(MOD(-[.$A193];[.F$1])=[.F$3];&quot;XXX&quot;;MOD(-[.$A193];[.F$1]))" office:value-type="float" office:value="0" calcext:value-type="float">
            <text:p>0</text:p>
          </table:table-cell>
          <table:table-cell table:formula="of:=IF(MOD(-[.$A193];[.G$1])=[.G$3];&quot;XXX&quot;;MOD(-[.$A193];[.G$1]))" office:value-type="float" office:value="0" calcext:value-type="float">
            <text:p>0</text:p>
          </table:table-cell>
          <table:table-cell table:formula="of:=IF(MOD(-[.$A193];[.H$1])=[.H$3];&quot;XXX&quot;;MOD(-[.$A193];[.H$1]))" office:value-type="float" office:value="36" calcext:value-type="float">
            <text:p>36</text:p>
          </table:table-cell>
          <table:table-cell table:formula="of:=IF(MOD(-[.$A193];[.I$1])=[.I$3];&quot;XXX&quot;;MOD(-[.$A193];[.I$1]))" office:value-type="float" office:value="0" calcext:value-type="float">
            <text:p>0</text:p>
          </table:table-cell>
          <table:table-cell table:formula="of:=IF(MOD(-[.$A193];[.J$1])=[.J$3];&quot;XXX&quot;;MOD(-[.$A193];[.J$1]))" office:value-type="float" office:value="0" calcext:value-type="float">
            <text:p>0</text:p>
          </table:table-cell>
        </table:table-row>
        <table:table-row table:style-name="ro1">
          <table:table-cell table:formula="of:=[.A193]+(13*37*461*17*19*739*41*23)" office:value-type="float" office:value="9.48685370482668E+015" calcext:value-type="float">
            <text:p>9.48685370482668E+015</text:p>
          </table:table-cell>
          <table:table-cell table:formula="of:=IF(MOD(-[.$A194];[.B$1])=[.B$3];&quot;XXX&quot;;MOD(-[.$A194];[.B$1]))" office:value-type="string" office:string-value="XXX" calcext:value-type="string">
            <text:p>XXX</text:p>
          </table:table-cell>
          <table:table-cell table:formula="of:=IF(MOD(-[.$A194];[.C$1])=[.C$3];&quot;XXX&quot;;MOD(-[.$A194];[.C$1]))" office:value-type="float" office:value="36" calcext:value-type="float">
            <text:p>36</text:p>
          </table:table-cell>
          <table:table-cell table:formula="of:=IF(MOD(-[.$A194];[.D$1])=[.D$3];&quot;XXX&quot;;MOD(-[.$A194];[.D$1]))" office:value-type="float" office:value="0" calcext:value-type="float">
            <text:p>0</text:p>
          </table:table-cell>
          <table:table-cell table:formula="of:=IF(MOD(-[.$A194];[.E$1])=[.E$3];&quot;XXX&quot;;MOD(-[.$A194];[.E$1]))" office:value-type="float" office:value="0" calcext:value-type="float">
            <text:p>0</text:p>
          </table:table-cell>
          <table:table-cell table:formula="of:=IF(MOD(-[.$A194];[.F$1])=[.F$3];&quot;XXX&quot;;MOD(-[.$A194];[.F$1]))" office:value-type="float" office:value="0" calcext:value-type="float">
            <text:p>0</text:p>
          </table:table-cell>
          <table:table-cell table:formula="of:=IF(MOD(-[.$A194];[.G$1])=[.G$3];&quot;XXX&quot;;MOD(-[.$A194];[.G$1]))" office:value-type="float" office:value="0" calcext:value-type="float">
            <text:p>0</text:p>
          </table:table-cell>
          <table:table-cell table:formula="of:=IF(MOD(-[.$A194];[.H$1])=[.H$3];&quot;XXX&quot;;MOD(-[.$A194];[.H$1]))" office:value-type="float" office:value="36" calcext:value-type="float">
            <text:p>36</text:p>
          </table:table-cell>
          <table:table-cell table:formula="of:=IF(MOD(-[.$A194];[.I$1])=[.I$3];&quot;XXX&quot;;MOD(-[.$A194];[.I$1]))" office:value-type="float" office:value="0" calcext:value-type="float">
            <text:p>0</text:p>
          </table:table-cell>
          <table:table-cell table:formula="of:=IF(MOD(-[.$A194];[.J$1])=[.J$3];&quot;XXX&quot;;MOD(-[.$A194];[.J$1]))" office:value-type="float" office:value="0" calcext:value-type="float">
            <text:p>0</text:p>
          </table:table-cell>
        </table:table-row>
        <table:table-row table:style-name="ro1">
          <table:table-cell table:formula="of:=[.A194]+(13*37*461*17*19*739*41*23)" office:value-type="float" office:value="9.53676566834949E+015" calcext:value-type="float">
            <text:p>9.53676566834949E+015</text:p>
          </table:table-cell>
          <table:table-cell table:formula="of:=IF(MOD(-[.$A195];[.B$1])=[.B$3];&quot;XXX&quot;;MOD(-[.$A195];[.B$1]))" office:value-type="string" office:string-value="XXX" calcext:value-type="string">
            <text:p>XXX</text:p>
          </table:table-cell>
          <table:table-cell table:formula="of:=IF(MOD(-[.$A195];[.C$1])=[.C$3];&quot;XXX&quot;;MOD(-[.$A195];[.C$1]))" office:value-type="float" office:value="34" calcext:value-type="float">
            <text:p>34</text:p>
          </table:table-cell>
          <table:table-cell table:formula="of:=IF(MOD(-[.$A195];[.D$1])=[.D$3];&quot;XXX&quot;;MOD(-[.$A195];[.D$1]))" office:value-type="float" office:value="0" calcext:value-type="float">
            <text:p>0</text:p>
          </table:table-cell>
          <table:table-cell table:formula="of:=IF(MOD(-[.$A195];[.E$1])=[.E$3];&quot;XXX&quot;;MOD(-[.$A195];[.E$1]))" office:value-type="float" office:value="0" calcext:value-type="float">
            <text:p>0</text:p>
          </table:table-cell>
          <table:table-cell table:formula="of:=IF(MOD(-[.$A195];[.F$1])=[.F$3];&quot;XXX&quot;;MOD(-[.$A195];[.F$1]))" office:value-type="float" office:value="0" calcext:value-type="float">
            <text:p>0</text:p>
          </table:table-cell>
          <table:table-cell table:formula="of:=IF(MOD(-[.$A195];[.G$1])=[.G$3];&quot;XXX&quot;;MOD(-[.$A195];[.G$1]))" office:value-type="float" office:value="0" calcext:value-type="float">
            <text:p>0</text:p>
          </table:table-cell>
          <table:table-cell table:formula="of:=IF(MOD(-[.$A195];[.H$1])=[.H$3];&quot;XXX&quot;;MOD(-[.$A195];[.H$1]))" office:value-type="float" office:value="34" calcext:value-type="float">
            <text:p>34</text:p>
          </table:table-cell>
          <table:table-cell table:formula="of:=IF(MOD(-[.$A195];[.I$1])=[.I$3];&quot;XXX&quot;;MOD(-[.$A195];[.I$1]))" office:value-type="float" office:value="0" calcext:value-type="float">
            <text:p>0</text:p>
          </table:table-cell>
          <table:table-cell table:formula="of:=IF(MOD(-[.$A195];[.J$1])=[.J$3];&quot;XXX&quot;;MOD(-[.$A195];[.J$1]))" office:value-type="float" office:value="0" calcext:value-type="float">
            <text:p>0</text:p>
          </table:table-cell>
        </table:table-row>
        <table:table-row table:style-name="ro1">
          <table:table-cell table:formula="of:=[.A195]+(13*37*461*17*19*739*41*23)" office:value-type="float" office:value="9.5866776318723E+015" calcext:value-type="float">
            <text:p>9.5866776318723E+015</text:p>
          </table:table-cell>
          <table:table-cell table:formula="of:=IF(MOD(-[.$A196];[.B$1])=[.B$3];&quot;XXX&quot;;MOD(-[.$A196];[.B$1]))" office:value-type="string" office:string-value="XXX" calcext:value-type="string">
            <text:p>XXX</text:p>
          </table:table-cell>
          <table:table-cell table:formula="of:=IF(MOD(-[.$A196];[.C$1])=[.C$3];&quot;XXX&quot;;MOD(-[.$A196];[.C$1]))" office:value-type="float" office:value="0" calcext:value-type="float">
            <text:p>0</text:p>
          </table:table-cell>
          <table:table-cell table:formula="of:=IF(MOD(-[.$A196];[.D$1])=[.D$3];&quot;XXX&quot;;MOD(-[.$A196];[.D$1]))" office:value-type="float" office:value="0" calcext:value-type="float">
            <text:p>0</text:p>
          </table:table-cell>
          <table:table-cell table:formula="of:=IF(MOD(-[.$A196];[.E$1])=[.E$3];&quot;XXX&quot;;MOD(-[.$A196];[.E$1]))" office:value-type="float" office:value="0" calcext:value-type="float">
            <text:p>0</text:p>
          </table:table-cell>
          <table:table-cell table:formula="of:=IF(MOD(-[.$A196];[.F$1])=[.F$3];&quot;XXX&quot;;MOD(-[.$A196];[.F$1]))" office:value-type="float" office:value="0" calcext:value-type="float">
            <text:p>0</text:p>
          </table:table-cell>
          <table:table-cell table:formula="of:=IF(MOD(-[.$A196];[.G$1])=[.G$3];&quot;XXX&quot;;MOD(-[.$A196];[.G$1]))" office:value-type="float" office:value="0" calcext:value-type="float">
            <text:p>0</text:p>
          </table:table-cell>
          <table:table-cell table:formula="of:=IF(MOD(-[.$A196];[.H$1])=[.H$3];&quot;XXX&quot;;MOD(-[.$A196];[.H$1]))" office:value-type="float" office:value="0" calcext:value-type="float">
            <text:p>0</text:p>
          </table:table-cell>
          <table:table-cell table:formula="of:=IF(MOD(-[.$A196];[.I$1])=[.I$3];&quot;XXX&quot;;MOD(-[.$A196];[.I$1]))" office:value-type="float" office:value="0" calcext:value-type="float">
            <text:p>0</text:p>
          </table:table-cell>
          <table:table-cell table:formula="of:=IF(MOD(-[.$A196];[.J$1])=[.J$3];&quot;XXX&quot;;MOD(-[.$A196];[.J$1]))" office:value-type="float" office:value="0" calcext:value-type="float">
            <text:p>0</text:p>
          </table:table-cell>
        </table:table-row>
        <table:table-row table:style-name="ro1">
          <table:table-cell table:formula="of:=[.A196]+(13*37*461*17*19*739*41*23)" office:value-type="float" office:value="9.63658959539511E+015" calcext:value-type="float">
            <text:p>9.63658959539511E+015</text:p>
          </table:table-cell>
          <table:table-cell table:formula="of:=IF(MOD(-[.$A197];[.B$1])=[.B$3];&quot;XXX&quot;;MOD(-[.$A197];[.B$1]))" office:value-type="string" office:string-value="XXX" calcext:value-type="string">
            <text:p>XXX</text:p>
          </table:table-cell>
          <table:table-cell table:formula="of:=IF(MOD(-[.$A197];[.C$1])=[.C$3];&quot;XXX&quot;;MOD(-[.$A197];[.C$1]))" office:value-type="float" office:value="0" calcext:value-type="float">
            <text:p>0</text:p>
          </table:table-cell>
          <table:table-cell table:formula="of:=IF(MOD(-[.$A197];[.D$1])=[.D$3];&quot;XXX&quot;;MOD(-[.$A197];[.D$1]))" office:value-type="float" office:value="0" calcext:value-type="float">
            <text:p>0</text:p>
          </table:table-cell>
          <table:table-cell table:formula="of:=IF(MOD(-[.$A197];[.E$1])=[.E$3];&quot;XXX&quot;;MOD(-[.$A197];[.E$1]))" office:value-type="float" office:value="0" calcext:value-type="float">
            <text:p>0</text:p>
          </table:table-cell>
          <table:table-cell table:formula="of:=IF(MOD(-[.$A197];[.F$1])=[.F$3];&quot;XXX&quot;;MOD(-[.$A197];[.F$1]))" office:value-type="float" office:value="0" calcext:value-type="float">
            <text:p>0</text:p>
          </table:table-cell>
          <table:table-cell table:formula="of:=IF(MOD(-[.$A197];[.G$1])=[.G$3];&quot;XXX&quot;;MOD(-[.$A197];[.G$1]))" office:value-type="float" office:value="0" calcext:value-type="float">
            <text:p>0</text:p>
          </table:table-cell>
          <table:table-cell table:formula="of:=IF(MOD(-[.$A197];[.H$1])=[.H$3];&quot;XXX&quot;;MOD(-[.$A197];[.H$1]))" office:value-type="float" office:value="0" calcext:value-type="float">
            <text:p>0</text:p>
          </table:table-cell>
          <table:table-cell table:formula="of:=IF(MOD(-[.$A197];[.I$1])=[.I$3];&quot;XXX&quot;;MOD(-[.$A197];[.I$1]))" office:value-type="float" office:value="0" calcext:value-type="float">
            <text:p>0</text:p>
          </table:table-cell>
          <table:table-cell table:formula="of:=IF(MOD(-[.$A197];[.J$1])=[.J$3];&quot;XXX&quot;;MOD(-[.$A197];[.J$1]))" office:value-type="float" office:value="0" calcext:value-type="float">
            <text:p>0</text:p>
          </table:table-cell>
        </table:table-row>
        <table:table-row table:style-name="ro1">
          <table:table-cell table:formula="of:=[.A197]+(13*37*461*17*19*739*41*23)" office:value-type="float" office:value="9.68650155891792E+015" calcext:value-type="float">
            <text:p>9.68650155891792E+015</text:p>
          </table:table-cell>
          <table:table-cell table:formula="of:=IF(MOD(-[.$A198];[.B$1])=[.B$3];&quot;XXX&quot;;MOD(-[.$A198];[.B$1]))" office:value-type="string" office:string-value="XXX" calcext:value-type="string">
            <text:p>XXX</text:p>
          </table:table-cell>
          <table:table-cell table:formula="of:=IF(MOD(-[.$A198];[.C$1])=[.C$3];&quot;XXX&quot;;MOD(-[.$A198];[.C$1]))" office:value-type="float" office:value="0" calcext:value-type="float">
            <text:p>0</text:p>
          </table:table-cell>
          <table:table-cell table:formula="of:=IF(MOD(-[.$A198];[.D$1])=[.D$3];&quot;XXX&quot;;MOD(-[.$A198];[.D$1]))" office:value-type="float" office:value="0" calcext:value-type="float">
            <text:p>0</text:p>
          </table:table-cell>
          <table:table-cell table:formula="of:=IF(MOD(-[.$A198];[.E$1])=[.E$3];&quot;XXX&quot;;MOD(-[.$A198];[.E$1]))" office:value-type="float" office:value="0" calcext:value-type="float">
            <text:p>0</text:p>
          </table:table-cell>
          <table:table-cell table:formula="of:=IF(MOD(-[.$A198];[.F$1])=[.F$3];&quot;XXX&quot;;MOD(-[.$A198];[.F$1]))" office:value-type="float" office:value="0" calcext:value-type="float">
            <text:p>0</text:p>
          </table:table-cell>
          <table:table-cell table:formula="of:=IF(MOD(-[.$A198];[.G$1])=[.G$3];&quot;XXX&quot;;MOD(-[.$A198];[.G$1]))" office:value-type="float" office:value="0" calcext:value-type="float">
            <text:p>0</text:p>
          </table:table-cell>
          <table:table-cell table:formula="of:=IF(MOD(-[.$A198];[.H$1])=[.H$3];&quot;XXX&quot;;MOD(-[.$A198];[.H$1]))" office:value-type="float" office:value="0" calcext:value-type="float">
            <text:p>0</text:p>
          </table:table-cell>
          <table:table-cell table:formula="of:=IF(MOD(-[.$A198];[.I$1])=[.I$3];&quot;XXX&quot;;MOD(-[.$A198];[.I$1]))" office:value-type="float" office:value="0" calcext:value-type="float">
            <text:p>0</text:p>
          </table:table-cell>
          <table:table-cell table:formula="of:=IF(MOD(-[.$A198];[.J$1])=[.J$3];&quot;XXX&quot;;MOD(-[.$A198];[.J$1]))" office:value-type="float" office:value="0" calcext:value-type="float">
            <text:p>0</text:p>
          </table:table-cell>
        </table:table-row>
        <table:table-row table:style-name="ro1">
          <table:table-cell table:formula="of:=[.A198]+(13*37*461*17*19*739*41*23)" office:value-type="float" office:value="9.73641352244074E+015" calcext:value-type="float">
            <text:p>9.73641352244074E+015</text:p>
          </table:table-cell>
          <table:table-cell table:formula="of:=IF(MOD(-[.$A199];[.B$1])=[.B$3];&quot;XXX&quot;;MOD(-[.$A199];[.B$1]))" office:value-type="string" office:string-value="XXX" calcext:value-type="string">
            <text:p>XXX</text:p>
          </table:table-cell>
          <table:table-cell table:formula="of:=IF(MOD(-[.$A199];[.C$1])=[.C$3];&quot;XXX&quot;;MOD(-[.$A199];[.C$1]))" office:value-type="float" office:value="0" calcext:value-type="float">
            <text:p>0</text:p>
          </table:table-cell>
          <table:table-cell table:formula="of:=IF(MOD(-[.$A199];[.D$1])=[.D$3];&quot;XXX&quot;;MOD(-[.$A199];[.D$1]))" office:value-type="float" office:value="460" calcext:value-type="float">
            <text:p>460</text:p>
          </table:table-cell>
          <table:table-cell table:formula="of:=IF(MOD(-[.$A199];[.E$1])=[.E$3];&quot;XXX&quot;;MOD(-[.$A199];[.E$1]))" office:value-type="float" office:value="0" calcext:value-type="float">
            <text:p>0</text:p>
          </table:table-cell>
          <table:table-cell table:formula="of:=IF(MOD(-[.$A199];[.F$1])=[.F$3];&quot;XXX&quot;;MOD(-[.$A199];[.F$1]))" office:value-type="float" office:value="0" calcext:value-type="float">
            <text:p>0</text:p>
          </table:table-cell>
          <table:table-cell table:formula="of:=IF(MOD(-[.$A199];[.G$1])=[.G$3];&quot;XXX&quot;;MOD(-[.$A199];[.G$1]))" office:value-type="float" office:value="0" calcext:value-type="float">
            <text:p>0</text:p>
          </table:table-cell>
          <table:table-cell table:formula="of:=IF(MOD(-[.$A199];[.H$1])=[.H$3];&quot;XXX&quot;;MOD(-[.$A199];[.H$1]))" office:value-type="float" office:value="0" calcext:value-type="float">
            <text:p>0</text:p>
          </table:table-cell>
          <table:table-cell table:formula="of:=IF(MOD(-[.$A199];[.I$1])=[.I$3];&quot;XXX&quot;;MOD(-[.$A199];[.I$1]))" office:value-type="float" office:value="40" calcext:value-type="float">
            <text:p>40</text:p>
          </table:table-cell>
          <table:table-cell table:formula="of:=IF(MOD(-[.$A199];[.J$1])=[.J$3];&quot;XXX&quot;;MOD(-[.$A199];[.J$1]))" office:value-type="float" office:value="0" calcext:value-type="float">
            <text:p>0</text:p>
          </table:table-cell>
        </table:table-row>
        <table:table-row table:style-name="ro1">
          <table:table-cell table:formula="of:=[.A199]+(13*37*461*17*19*739*41*23)" office:value-type="float" office:value="9.78632548596355E+015" calcext:value-type="float">
            <text:p>9.78632548596355E+015</text:p>
          </table:table-cell>
          <table:table-cell table:formula="of:=IF(MOD(-[.$A200];[.B$1])=[.B$3];&quot;XXX&quot;;MOD(-[.$A200];[.B$1]))" office:value-type="string" office:string-value="XXX" calcext:value-type="string">
            <text:p>XXX</text:p>
          </table:table-cell>
          <table:table-cell table:formula="of:=IF(MOD(-[.$A200];[.C$1])=[.C$3];&quot;XXX&quot;;MOD(-[.$A200];[.C$1]))" office:value-type="float" office:value="0" calcext:value-type="float">
            <text:p>0</text:p>
          </table:table-cell>
          <table:table-cell table:formula="of:=IF(MOD(-[.$A200];[.D$1])=[.D$3];&quot;XXX&quot;;MOD(-[.$A200];[.D$1]))" office:value-type="float" office:value="460" calcext:value-type="float">
            <text:p>460</text:p>
          </table:table-cell>
          <table:table-cell table:formula="of:=IF(MOD(-[.$A200];[.E$1])=[.E$3];&quot;XXX&quot;;MOD(-[.$A200];[.E$1]))" office:value-type="float" office:value="0" calcext:value-type="float">
            <text:p>0</text:p>
          </table:table-cell>
          <table:table-cell table:formula="of:=IF(MOD(-[.$A200];[.F$1])=[.F$3];&quot;XXX&quot;;MOD(-[.$A200];[.F$1]))" office:value-type="float" office:value="0" calcext:value-type="float">
            <text:p>0</text:p>
          </table:table-cell>
          <table:table-cell table:formula="of:=IF(MOD(-[.$A200];[.G$1])=[.G$3];&quot;XXX&quot;;MOD(-[.$A200];[.G$1]))" office:value-type="float" office:value="0" calcext:value-type="float">
            <text:p>0</text:p>
          </table:table-cell>
          <table:table-cell table:formula="of:=IF(MOD(-[.$A200];[.H$1])=[.H$3];&quot;XXX&quot;;MOD(-[.$A200];[.H$1]))" office:value-type="float" office:value="0" calcext:value-type="float">
            <text:p>0</text:p>
          </table:table-cell>
          <table:table-cell table:formula="of:=IF(MOD(-[.$A200];[.I$1])=[.I$3];&quot;XXX&quot;;MOD(-[.$A200];[.I$1]))" office:value-type="float" office:value="40" calcext:value-type="float">
            <text:p>40</text:p>
          </table:table-cell>
          <table:table-cell table:formula="of:=IF(MOD(-[.$A200];[.J$1])=[.J$3];&quot;XXX&quot;;MOD(-[.$A200];[.J$1]))" office:value-type="float" office:value="0" calcext:value-type="float">
            <text:p>0</text:p>
          </table:table-cell>
        </table:table-row>
        <table:table-row table:style-name="ro1">
          <table:table-cell table:formula="of:=[.A200]+(13*37*461*17*19*739*41*23)" office:value-type="float" office:value="9.83623744948636E+015" calcext:value-type="float">
            <text:p>9.83623744948636E+015</text:p>
          </table:table-cell>
          <table:table-cell table:formula="of:=IF(MOD(-[.$A201];[.B$1])=[.B$3];&quot;XXX&quot;;MOD(-[.$A201];[.B$1]))" office:value-type="string" office:string-value="XXX" calcext:value-type="string">
            <text:p>XXX</text:p>
          </table:table-cell>
          <table:table-cell table:formula="of:=IF(MOD(-[.$A201];[.C$1])=[.C$3];&quot;XXX&quot;;MOD(-[.$A201];[.C$1]))" office:value-type="float" office:value="0" calcext:value-type="float">
            <text:p>0</text:p>
          </table:table-cell>
          <table:table-cell table:formula="of:=IF(MOD(-[.$A201];[.D$1])=[.D$3];&quot;XXX&quot;;MOD(-[.$A201];[.D$1]))" office:value-type="float" office:value="458" calcext:value-type="float">
            <text:p>458</text:p>
          </table:table-cell>
          <table:table-cell table:formula="of:=IF(MOD(-[.$A201];[.E$1])=[.E$3];&quot;XXX&quot;;MOD(-[.$A201];[.E$1]))" office:value-type="float" office:value="0" calcext:value-type="float">
            <text:p>0</text:p>
          </table:table-cell>
          <table:table-cell table:formula="of:=IF(MOD(-[.$A201];[.F$1])=[.F$3];&quot;XXX&quot;;MOD(-[.$A201];[.F$1]))" office:value-type="float" office:value="0" calcext:value-type="float">
            <text:p>0</text:p>
          </table:table-cell>
          <table:table-cell table:formula="of:=IF(MOD(-[.$A201];[.G$1])=[.G$3];&quot;XXX&quot;;MOD(-[.$A201];[.G$1]))" office:value-type="float" office:value="0" calcext:value-type="float">
            <text:p>0</text:p>
          </table:table-cell>
          <table:table-cell table:formula="of:=IF(MOD(-[.$A201];[.H$1])=[.H$3];&quot;XXX&quot;;MOD(-[.$A201];[.H$1]))" office:value-type="float" office:value="0" calcext:value-type="float">
            <text:p>0</text:p>
          </table:table-cell>
          <table:table-cell table:formula="of:=IF(MOD(-[.$A201];[.I$1])=[.I$3];&quot;XXX&quot;;MOD(-[.$A201];[.I$1]))" office:value-type="float" office:value="38" calcext:value-type="float">
            <text:p>38</text:p>
          </table:table-cell>
          <table:table-cell table:formula="of:=IF(MOD(-[.$A201];[.J$1])=[.J$3];&quot;XXX&quot;;MOD(-[.$A201];[.J$1]))" office:value-type="float" office:value="0" calcext:value-type="float">
            <text:p>0</text:p>
          </table:table-cell>
        </table:table-row>
        <table:table-row table:style-name="ro1">
          <table:table-cell table:formula="of:=[.A201]+(13*37*461*17*19*739*41*23)" office:value-type="float" office:value="9.88614941300917E+015" calcext:value-type="float">
            <text:p>9.88614941300917E+015</text:p>
          </table:table-cell>
          <table:table-cell table:formula="of:=IF(MOD(-[.$A202];[.B$1])=[.B$3];&quot;XXX&quot;;MOD(-[.$A202];[.B$1]))" office:value-type="string" office:string-value="XXX" calcext:value-type="string">
            <text:p>XXX</text:p>
          </table:table-cell>
          <table:table-cell table:formula="of:=IF(MOD(-[.$A202];[.C$1])=[.C$3];&quot;XXX&quot;;MOD(-[.$A202];[.C$1]))" office:value-type="float" office:value="0" calcext:value-type="float">
            <text:p>0</text:p>
          </table:table-cell>
          <table:table-cell table:formula="of:=IF(MOD(-[.$A202];[.D$1])=[.D$3];&quot;XXX&quot;;MOD(-[.$A202];[.D$1]))" office:value-type="float" office:value="456" calcext:value-type="float">
            <text:p>456</text:p>
          </table:table-cell>
          <table:table-cell table:formula="of:=IF(MOD(-[.$A202];[.E$1])=[.E$3];&quot;XXX&quot;;MOD(-[.$A202];[.E$1]))" office:value-type="float" office:value="0" calcext:value-type="float">
            <text:p>0</text:p>
          </table:table-cell>
          <table:table-cell table:formula="of:=IF(MOD(-[.$A202];[.F$1])=[.F$3];&quot;XXX&quot;;MOD(-[.$A202];[.F$1]))" office:value-type="float" office:value="0" calcext:value-type="float">
            <text:p>0</text:p>
          </table:table-cell>
          <table:table-cell table:formula="of:=IF(MOD(-[.$A202];[.G$1])=[.G$3];&quot;XXX&quot;;MOD(-[.$A202];[.G$1]))" office:value-type="float" office:value="0" calcext:value-type="float">
            <text:p>0</text:p>
          </table:table-cell>
          <table:table-cell table:formula="of:=IF(MOD(-[.$A202];[.H$1])=[.H$3];&quot;XXX&quot;;MOD(-[.$A202];[.H$1]))" office:value-type="float" office:value="0" calcext:value-type="float">
            <text:p>0</text:p>
          </table:table-cell>
          <table:table-cell table:formula="of:=IF(MOD(-[.$A202];[.I$1])=[.I$3];&quot;XXX&quot;;MOD(-[.$A202];[.I$1]))" office:value-type="float" office:value="36" calcext:value-type="float">
            <text:p>36</text:p>
          </table:table-cell>
          <table:table-cell table:formula="of:=IF(MOD(-[.$A202];[.J$1])=[.J$3];&quot;XXX&quot;;MOD(-[.$A202];[.J$1]))" office:value-type="float" office:value="0" calcext:value-type="float">
            <text:p>0</text:p>
          </table:table-cell>
        </table:table-row>
        <table:table-row table:style-name="ro1">
          <table:table-cell table:formula="of:=[.A202]+(13*37*461*17*19*739*41*23)" office:value-type="float" office:value="9.93606137653199E+015" calcext:value-type="float">
            <text:p>9.93606137653199E+015</text:p>
          </table:table-cell>
          <table:table-cell table:formula="of:=IF(MOD(-[.$A203];[.B$1])=[.B$3];&quot;XXX&quot;;MOD(-[.$A203];[.B$1]))" office:value-type="string" office:string-value="XXX" calcext:value-type="string">
            <text:p>XXX</text:p>
          </table:table-cell>
          <table:table-cell table:formula="of:=IF(MOD(-[.$A203];[.C$1])=[.C$3];&quot;XXX&quot;;MOD(-[.$A203];[.C$1]))" office:value-type="float" office:value="0" calcext:value-type="float">
            <text:p>0</text:p>
          </table:table-cell>
          <table:table-cell table:formula="of:=IF(MOD(-[.$A203];[.D$1])=[.D$3];&quot;XXX&quot;;MOD(-[.$A203];[.D$1]))" office:value-type="float" office:value="456" calcext:value-type="float">
            <text:p>456</text:p>
          </table:table-cell>
          <table:table-cell table:formula="of:=IF(MOD(-[.$A203];[.E$1])=[.E$3];&quot;XXX&quot;;MOD(-[.$A203];[.E$1]))" office:value-type="float" office:value="0" calcext:value-type="float">
            <text:p>0</text:p>
          </table:table-cell>
          <table:table-cell table:formula="of:=IF(MOD(-[.$A203];[.F$1])=[.F$3];&quot;XXX&quot;;MOD(-[.$A203];[.F$1]))" office:value-type="float" office:value="0" calcext:value-type="float">
            <text:p>0</text:p>
          </table:table-cell>
          <table:table-cell table:formula="of:=IF(MOD(-[.$A203];[.G$1])=[.G$3];&quot;XXX&quot;;MOD(-[.$A203];[.G$1]))" office:value-type="float" office:value="0" calcext:value-type="float">
            <text:p>0</text:p>
          </table:table-cell>
          <table:table-cell table:formula="of:=IF(MOD(-[.$A203];[.H$1])=[.H$3];&quot;XXX&quot;;MOD(-[.$A203];[.H$1]))" office:value-type="float" office:value="0" calcext:value-type="float">
            <text:p>0</text:p>
          </table:table-cell>
          <table:table-cell table:formula="of:=IF(MOD(-[.$A203];[.I$1])=[.I$3];&quot;XXX&quot;;MOD(-[.$A203];[.I$1]))" office:value-type="float" office:value="36" calcext:value-type="float">
            <text:p>36</text:p>
          </table:table-cell>
          <table:table-cell table:formula="of:=IF(MOD(-[.$A203];[.J$1])=[.J$3];&quot;XXX&quot;;MOD(-[.$A203];[.J$1]))" office:value-type="float" office:value="0" calcext:value-type="float">
            <text:p>0</text:p>
          </table:table-cell>
        </table:table-row>
        <table:table-row table:style-name="ro1">
          <table:table-cell table:formula="of:=[.A203]+(13*37*461*17*19*739*41*23)" office:value-type="float" office:value="9.9859733400548E+015" calcext:value-type="float">
            <text:p>9.9859733400548E+015</text:p>
          </table:table-cell>
          <table:table-cell table:formula="of:=IF(MOD(-[.$A204];[.B$1])=[.B$3];&quot;XXX&quot;;MOD(-[.$A204];[.B$1]))" office:value-type="string" office:string-value="XXX" calcext:value-type="string">
            <text:p>XXX</text:p>
          </table:table-cell>
          <table:table-cell table:formula="of:=IF(MOD(-[.$A204];[.C$1])=[.C$3];&quot;XXX&quot;;MOD(-[.$A204];[.C$1]))" office:value-type="float" office:value="0" calcext:value-type="float">
            <text:p>0</text:p>
          </table:table-cell>
          <table:table-cell table:formula="of:=IF(MOD(-[.$A204];[.D$1])=[.D$3];&quot;XXX&quot;;MOD(-[.$A204];[.D$1]))" office:value-type="float" office:value="456" calcext:value-type="float">
            <text:p>456</text:p>
          </table:table-cell>
          <table:table-cell table:formula="of:=IF(MOD(-[.$A204];[.E$1])=[.E$3];&quot;XXX&quot;;MOD(-[.$A204];[.E$1]))" office:value-type="float" office:value="0" calcext:value-type="float">
            <text:p>0</text:p>
          </table:table-cell>
          <table:table-cell table:formula="of:=IF(MOD(-[.$A204];[.F$1])=[.F$3];&quot;XXX&quot;;MOD(-[.$A204];[.F$1]))" office:value-type="float" office:value="0" calcext:value-type="float">
            <text:p>0</text:p>
          </table:table-cell>
          <table:table-cell table:formula="of:=IF(MOD(-[.$A204];[.G$1])=[.G$3];&quot;XXX&quot;;MOD(-[.$A204];[.G$1]))" office:value-type="float" office:value="0" calcext:value-type="float">
            <text:p>0</text:p>
          </table:table-cell>
          <table:table-cell table:formula="of:=IF(MOD(-[.$A204];[.H$1])=[.H$3];&quot;XXX&quot;;MOD(-[.$A204];[.H$1]))" office:value-type="float" office:value="0" calcext:value-type="float">
            <text:p>0</text:p>
          </table:table-cell>
          <table:table-cell table:formula="of:=IF(MOD(-[.$A204];[.I$1])=[.I$3];&quot;XXX&quot;;MOD(-[.$A204];[.I$1]))" office:value-type="float" office:value="36" calcext:value-type="float">
            <text:p>36</text:p>
          </table:table-cell>
          <table:table-cell table:formula="of:=IF(MOD(-[.$A204];[.J$1])=[.J$3];&quot;XXX&quot;;MOD(-[.$A204];[.J$1]))" office:value-type="float" office:value="0" calcext:value-type="float">
            <text:p>0</text:p>
          </table:table-cell>
        </table:table-row>
        <table:table-row table:style-name="ro1">
          <table:table-cell table:formula="of:=[.A204]+(13*37*461*17*19*739*41*23)" office:value-type="float" office:value="1.00358853035776E+016" calcext:value-type="float">
            <text:p>1.00358853035776E+016</text:p>
          </table:table-cell>
          <table:table-cell table:formula="of:=IF(MOD(-[.$A205];[.B$1])=[.B$3];&quot;XXX&quot;;MOD(-[.$A205];[.B$1]))" office:value-type="string" office:string-value="XXX" calcext:value-type="string">
            <text:p>XXX</text:p>
          </table:table-cell>
          <table:table-cell table:formula="of:=IF(MOD(-[.$A205];[.C$1])=[.C$3];&quot;XXX&quot;;MOD(-[.$A205];[.C$1]))" office:value-type="float" office:value="0" calcext:value-type="float">
            <text:p>0</text:p>
          </table:table-cell>
          <table:table-cell table:formula="of:=IF(MOD(-[.$A205];[.D$1])=[.D$3];&quot;XXX&quot;;MOD(-[.$A205];[.D$1]))" office:value-type="float" office:value="454" calcext:value-type="float">
            <text:p>454</text:p>
          </table:table-cell>
          <table:table-cell table:formula="of:=IF(MOD(-[.$A205];[.E$1])=[.E$3];&quot;XXX&quot;;MOD(-[.$A205];[.E$1]))" office:value-type="float" office:value="0" calcext:value-type="float">
            <text:p>0</text:p>
          </table:table-cell>
          <table:table-cell table:formula="of:=IF(MOD(-[.$A205];[.F$1])=[.F$3];&quot;XXX&quot;;MOD(-[.$A205];[.F$1]))" office:value-type="float" office:value="0" calcext:value-type="float">
            <text:p>0</text:p>
          </table:table-cell>
          <table:table-cell table:formula="of:=IF(MOD(-[.$A205];[.G$1])=[.G$3];&quot;XXX&quot;;MOD(-[.$A205];[.G$1]))" office:value-type="float" office:value="0" calcext:value-type="float">
            <text:p>0</text:p>
          </table:table-cell>
          <table:table-cell table:formula="of:=IF(MOD(-[.$A205];[.H$1])=[.H$3];&quot;XXX&quot;;MOD(-[.$A205];[.H$1]))" office:value-type="float" office:value="0" calcext:value-type="float">
            <text:p>0</text:p>
          </table:table-cell>
          <table:table-cell table:formula="of:=IF(MOD(-[.$A205];[.I$1])=[.I$3];&quot;XXX&quot;;MOD(-[.$A205];[.I$1]))" office:value-type="float" office:value="0" calcext:value-type="float">
            <text:p>0</text:p>
          </table:table-cell>
          <table:table-cell table:formula="of:=IF(MOD(-[.$A205];[.J$1])=[.J$3];&quot;XXX&quot;;MOD(-[.$A205];[.J$1]))" office:value-type="float" office:value="0" calcext:value-type="float">
            <text:p>0</text:p>
          </table:table-cell>
        </table:table-row>
        <table:table-row table:style-name="ro1">
          <table:table-cell table:formula="of:=[.A205]+(13*37*461*17*19*739*41*23)" office:value-type="float" office:value="1.00857972671004E+016" calcext:value-type="float">
            <text:p>1.00857972671004E+016</text:p>
          </table:table-cell>
          <table:table-cell table:formula="of:=IF(MOD(-[.$A206];[.B$1])=[.B$3];&quot;XXX&quot;;MOD(-[.$A206];[.B$1]))" office:value-type="string" office:string-value="XXX" calcext:value-type="string">
            <text:p>XXX</text:p>
          </table:table-cell>
          <table:table-cell table:formula="of:=IF(MOD(-[.$A206];[.C$1])=[.C$3];&quot;XXX&quot;;MOD(-[.$A206];[.C$1]))" office:value-type="float" office:value="0" calcext:value-type="float">
            <text:p>0</text:p>
          </table:table-cell>
          <table:table-cell table:formula="of:=IF(MOD(-[.$A206];[.D$1])=[.D$3];&quot;XXX&quot;;MOD(-[.$A206];[.D$1]))" office:value-type="float" office:value="452" calcext:value-type="float">
            <text:p>452</text:p>
          </table:table-cell>
          <table:table-cell table:formula="of:=IF(MOD(-[.$A206];[.E$1])=[.E$3];&quot;XXX&quot;;MOD(-[.$A206];[.E$1]))" office:value-type="float" office:value="0" calcext:value-type="float">
            <text:p>0</text:p>
          </table:table-cell>
          <table:table-cell table:formula="of:=IF(MOD(-[.$A206];[.F$1])=[.F$3];&quot;XXX&quot;;MOD(-[.$A206];[.F$1]))" office:value-type="float" office:value="0" calcext:value-type="float">
            <text:p>0</text:p>
          </table:table-cell>
          <table:table-cell table:formula="of:=IF(MOD(-[.$A206];[.G$1])=[.G$3];&quot;XXX&quot;;MOD(-[.$A206];[.G$1]))" office:value-type="float" office:value="0" calcext:value-type="float">
            <text:p>0</text:p>
          </table:table-cell>
          <table:table-cell table:formula="of:=IF(MOD(-[.$A206];[.H$1])=[.H$3];&quot;XXX&quot;;MOD(-[.$A206];[.H$1]))" office:value-type="float" office:value="0" calcext:value-type="float">
            <text:p>0</text:p>
          </table:table-cell>
          <table:table-cell table:formula="of:=IF(MOD(-[.$A206];[.I$1])=[.I$3];&quot;XXX&quot;;MOD(-[.$A206];[.I$1]))" office:value-type="float" office:value="0" calcext:value-type="float">
            <text:p>0</text:p>
          </table:table-cell>
          <table:table-cell table:formula="of:=IF(MOD(-[.$A206];[.J$1])=[.J$3];&quot;XXX&quot;;MOD(-[.$A206];[.J$1]))" office:value-type="float" office:value="0" calcext:value-type="float">
            <text:p>0</text:p>
          </table:table-cell>
        </table:table-row>
        <table:table-row table:style-name="ro1">
          <table:table-cell table:formula="of:=[.A206]+(13*37*461*17*19*739*41*23)" office:value-type="float" office:value="1.01357092306232E+016" calcext:value-type="float">
            <text:p>1.01357092306232E+016</text:p>
          </table:table-cell>
          <table:table-cell table:formula="of:=IF(MOD(-[.$A207];[.B$1])=[.B$3];&quot;XXX&quot;;MOD(-[.$A207];[.B$1]))" office:value-type="string" office:string-value="XXX" calcext:value-type="string">
            <text:p>XXX</text:p>
          </table:table-cell>
          <table:table-cell table:formula="of:=IF(MOD(-[.$A207];[.C$1])=[.C$3];&quot;XXX&quot;;MOD(-[.$A207];[.C$1]))" office:value-type="float" office:value="0" calcext:value-type="float">
            <text:p>0</text:p>
          </table:table-cell>
          <table:table-cell table:formula="of:=IF(MOD(-[.$A207];[.D$1])=[.D$3];&quot;XXX&quot;;MOD(-[.$A207];[.D$1]))" office:value-type="float" office:value="452" calcext:value-type="float">
            <text:p>452</text:p>
          </table:table-cell>
          <table:table-cell table:formula="of:=IF(MOD(-[.$A207];[.E$1])=[.E$3];&quot;XXX&quot;;MOD(-[.$A207];[.E$1]))" office:value-type="float" office:value="0" calcext:value-type="float">
            <text:p>0</text:p>
          </table:table-cell>
          <table:table-cell table:formula="of:=IF(MOD(-[.$A207];[.F$1])=[.F$3];&quot;XXX&quot;;MOD(-[.$A207];[.F$1]))" office:value-type="float" office:value="0" calcext:value-type="float">
            <text:p>0</text:p>
          </table:table-cell>
          <table:table-cell table:formula="of:=IF(MOD(-[.$A207];[.G$1])=[.G$3];&quot;XXX&quot;;MOD(-[.$A207];[.G$1]))" office:value-type="float" office:value="0" calcext:value-type="float">
            <text:p>0</text:p>
          </table:table-cell>
          <table:table-cell table:formula="of:=IF(MOD(-[.$A207];[.H$1])=[.H$3];&quot;XXX&quot;;MOD(-[.$A207];[.H$1]))" office:value-type="float" office:value="0" calcext:value-type="float">
            <text:p>0</text:p>
          </table:table-cell>
          <table:table-cell table:formula="of:=IF(MOD(-[.$A207];[.I$1])=[.I$3];&quot;XXX&quot;;MOD(-[.$A207];[.I$1]))" office:value-type="float" office:value="0" calcext:value-type="float">
            <text:p>0</text:p>
          </table:table-cell>
          <table:table-cell table:formula="of:=IF(MOD(-[.$A207];[.J$1])=[.J$3];&quot;XXX&quot;;MOD(-[.$A207];[.J$1]))" office:value-type="float" office:value="0" calcext:value-type="float">
            <text:p>0</text:p>
          </table:table-cell>
        </table:table-row>
        <table:table-row table:style-name="ro1">
          <table:table-cell table:formula="of:=[.A207]+(13*37*461*17*19*739*41*23)" office:value-type="float" office:value="1.0185621194146E+016" calcext:value-type="float">
            <text:p>1.0185621194146E+016</text:p>
          </table:table-cell>
          <table:table-cell table:formula="of:=IF(MOD(-[.$A208];[.B$1])=[.B$3];&quot;XXX&quot;;MOD(-[.$A208];[.B$1]))" office:value-type="string" office:string-value="XXX" calcext:value-type="string">
            <text:p>XXX</text:p>
          </table:table-cell>
          <table:table-cell table:formula="of:=IF(MOD(-[.$A208];[.C$1])=[.C$3];&quot;XXX&quot;;MOD(-[.$A208];[.C$1]))" office:value-type="float" office:value="0" calcext:value-type="float">
            <text:p>0</text:p>
          </table:table-cell>
          <table:table-cell table:formula="of:=IF(MOD(-[.$A208];[.D$1])=[.D$3];&quot;XXX&quot;;MOD(-[.$A208];[.D$1]))" office:value-type="float" office:value="452" calcext:value-type="float">
            <text:p>452</text:p>
          </table:table-cell>
          <table:table-cell table:formula="of:=IF(MOD(-[.$A208];[.E$1])=[.E$3];&quot;XXX&quot;;MOD(-[.$A208];[.E$1]))" office:value-type="float" office:value="0" calcext:value-type="float">
            <text:p>0</text:p>
          </table:table-cell>
          <table:table-cell table:formula="of:=IF(MOD(-[.$A208];[.F$1])=[.F$3];&quot;XXX&quot;;MOD(-[.$A208];[.F$1]))" office:value-type="float" office:value="0" calcext:value-type="float">
            <text:p>0</text:p>
          </table:table-cell>
          <table:table-cell table:formula="of:=IF(MOD(-[.$A208];[.G$1])=[.G$3];&quot;XXX&quot;;MOD(-[.$A208];[.G$1]))" office:value-type="float" office:value="0" calcext:value-type="float">
            <text:p>0</text:p>
          </table:table-cell>
          <table:table-cell table:formula="of:=IF(MOD(-[.$A208];[.H$1])=[.H$3];&quot;XXX&quot;;MOD(-[.$A208];[.H$1]))" office:value-type="float" office:value="0" calcext:value-type="float">
            <text:p>0</text:p>
          </table:table-cell>
          <table:table-cell table:formula="of:=IF(MOD(-[.$A208];[.I$1])=[.I$3];&quot;XXX&quot;;MOD(-[.$A208];[.I$1]))" office:value-type="float" office:value="0" calcext:value-type="float">
            <text:p>0</text:p>
          </table:table-cell>
          <table:table-cell table:formula="of:=IF(MOD(-[.$A208];[.J$1])=[.J$3];&quot;XXX&quot;;MOD(-[.$A208];[.J$1]))" office:value-type="float" office:value="0" calcext:value-type="float">
            <text:p>0</text:p>
          </table:table-cell>
        </table:table-row>
        <table:table-row table:style-name="ro1">
          <table:table-cell table:formula="of:=[.A208]+(13*37*461*17*19*739*41*23)" office:value-type="float" office:value="1.02355331576689E+016" calcext:value-type="float">
            <text:p>1.02355331576689E+016</text:p>
          </table:table-cell>
          <table:table-cell table:formula="of:=IF(MOD(-[.$A209];[.B$1])=[.B$3];&quot;XXX&quot;;MOD(-[.$A209];[.B$1]))" office:value-type="string" office:string-value="XXX" calcext:value-type="string">
            <text:p>XXX</text:p>
          </table:table-cell>
          <table:table-cell table:formula="of:=IF(MOD(-[.$A209];[.C$1])=[.C$3];&quot;XXX&quot;;MOD(-[.$A209];[.C$1]))" office:value-type="float" office:value="0" calcext:value-type="float">
            <text:p>0</text:p>
          </table:table-cell>
          <table:table-cell table:formula="of:=IF(MOD(-[.$A209];[.D$1])=[.D$3];&quot;XXX&quot;;MOD(-[.$A209];[.D$1]))" office:value-type="float" office:value="450" calcext:value-type="float">
            <text:p>450</text:p>
          </table:table-cell>
          <table:table-cell table:formula="of:=IF(MOD(-[.$A209];[.E$1])=[.E$3];&quot;XXX&quot;;MOD(-[.$A209];[.E$1]))" office:value-type="float" office:value="0" calcext:value-type="float">
            <text:p>0</text:p>
          </table:table-cell>
          <table:table-cell table:formula="of:=IF(MOD(-[.$A209];[.F$1])=[.F$3];&quot;XXX&quot;;MOD(-[.$A209];[.F$1]))" office:value-type="float" office:value="0" calcext:value-type="float">
            <text:p>0</text:p>
          </table:table-cell>
          <table:table-cell table:formula="of:=IF(MOD(-[.$A209];[.G$1])=[.G$3];&quot;XXX&quot;;MOD(-[.$A209];[.G$1]))" office:value-type="float" office:value="0" calcext:value-type="float">
            <text:p>0</text:p>
          </table:table-cell>
          <table:table-cell table:formula="of:=IF(MOD(-[.$A209];[.H$1])=[.H$3];&quot;XXX&quot;;MOD(-[.$A209];[.H$1]))" office:value-type="float" office:value="0" calcext:value-type="float">
            <text:p>0</text:p>
          </table:table-cell>
          <table:table-cell table:formula="of:=IF(MOD(-[.$A209];[.I$1])=[.I$3];&quot;XXX&quot;;MOD(-[.$A209];[.I$1]))" office:value-type="float" office:value="0" calcext:value-type="float">
            <text:p>0</text:p>
          </table:table-cell>
          <table:table-cell table:formula="of:=IF(MOD(-[.$A209];[.J$1])=[.J$3];&quot;XXX&quot;;MOD(-[.$A209];[.J$1]))" office:value-type="float" office:value="0" calcext:value-type="float">
            <text:p>0</text:p>
          </table:table-cell>
        </table:table-row>
        <table:table-row table:style-name="ro1">
          <table:table-cell table:formula="of:=[.A209]+(13*37*461*17*19*739*41*23)" office:value-type="float" office:value="1.02854451211917E+016" calcext:value-type="float">
            <text:p>1.02854451211917E+016</text:p>
          </table:table-cell>
          <table:table-cell table:formula="of:=IF(MOD(-[.$A210];[.B$1])=[.B$3];&quot;XXX&quot;;MOD(-[.$A210];[.B$1]))" office:value-type="string" office:string-value="XXX" calcext:value-type="string">
            <text:p>XXX</text:p>
          </table:table-cell>
          <table:table-cell table:formula="of:=IF(MOD(-[.$A210];[.C$1])=[.C$3];&quot;XXX&quot;;MOD(-[.$A210];[.C$1]))" office:value-type="float" office:value="0" calcext:value-type="float">
            <text:p>0</text:p>
          </table:table-cell>
          <table:table-cell table:formula="of:=IF(MOD(-[.$A210];[.D$1])=[.D$3];&quot;XXX&quot;;MOD(-[.$A210];[.D$1]))" office:value-type="float" office:value="448" calcext:value-type="float">
            <text:p>448</text:p>
          </table:table-cell>
          <table:table-cell table:formula="of:=IF(MOD(-[.$A210];[.E$1])=[.E$3];&quot;XXX&quot;;MOD(-[.$A210];[.E$1]))" office:value-type="float" office:value="0" calcext:value-type="float">
            <text:p>0</text:p>
          </table:table-cell>
          <table:table-cell table:formula="of:=IF(MOD(-[.$A210];[.F$1])=[.F$3];&quot;XXX&quot;;MOD(-[.$A210];[.F$1]))" office:value-type="float" office:value="0" calcext:value-type="float">
            <text:p>0</text:p>
          </table:table-cell>
          <table:table-cell table:formula="of:=IF(MOD(-[.$A210];[.G$1])=[.G$3];&quot;XXX&quot;;MOD(-[.$A210];[.G$1]))" office:value-type="float" office:value="0" calcext:value-type="float">
            <text:p>0</text:p>
          </table:table-cell>
          <table:table-cell table:formula="of:=IF(MOD(-[.$A210];[.H$1])=[.H$3];&quot;XXX&quot;;MOD(-[.$A210];[.H$1]))" office:value-type="float" office:value="0" calcext:value-type="float">
            <text:p>0</text:p>
          </table:table-cell>
          <table:table-cell table:formula="of:=IF(MOD(-[.$A210];[.I$1])=[.I$3];&quot;XXX&quot;;MOD(-[.$A210];[.I$1]))" office:value-type="float" office:value="0" calcext:value-type="float">
            <text:p>0</text:p>
          </table:table-cell>
          <table:table-cell table:formula="of:=IF(MOD(-[.$A210];[.J$1])=[.J$3];&quot;XXX&quot;;MOD(-[.$A210];[.J$1]))" office:value-type="float" office:value="0" calcext:value-type="float">
            <text:p>0</text:p>
          </table:table-cell>
        </table:table-row>
        <table:table-row table:style-name="ro1">
          <table:table-cell table:formula="of:=[.A210]+(13*37*461*17*19*739*41*23)" office:value-type="float" office:value="1.03353570847145E+016" calcext:value-type="float">
            <text:p>1.03353570847145E+016</text:p>
          </table:table-cell>
          <table:table-cell table:formula="of:=IF(MOD(-[.$A211];[.B$1])=[.B$3];&quot;XXX&quot;;MOD(-[.$A211];[.B$1]))" office:value-type="string" office:string-value="XXX" calcext:value-type="string">
            <text:p>XXX</text:p>
          </table:table-cell>
          <table:table-cell table:formula="of:=IF(MOD(-[.$A211];[.C$1])=[.C$3];&quot;XXX&quot;;MOD(-[.$A211];[.C$1]))" office:value-type="float" office:value="0" calcext:value-type="float">
            <text:p>0</text:p>
          </table:table-cell>
          <table:table-cell table:formula="of:=IF(MOD(-[.$A211];[.D$1])=[.D$3];&quot;XXX&quot;;MOD(-[.$A211];[.D$1]))" office:value-type="float" office:value="448" calcext:value-type="float">
            <text:p>448</text:p>
          </table:table-cell>
          <table:table-cell table:formula="of:=IF(MOD(-[.$A211];[.E$1])=[.E$3];&quot;XXX&quot;;MOD(-[.$A211];[.E$1]))" office:value-type="float" office:value="0" calcext:value-type="float">
            <text:p>0</text:p>
          </table:table-cell>
          <table:table-cell table:formula="of:=IF(MOD(-[.$A211];[.F$1])=[.F$3];&quot;XXX&quot;;MOD(-[.$A211];[.F$1]))" office:value-type="float" office:value="0" calcext:value-type="float">
            <text:p>0</text:p>
          </table:table-cell>
          <table:table-cell table:formula="of:=IF(MOD(-[.$A211];[.G$1])=[.G$3];&quot;XXX&quot;;MOD(-[.$A211];[.G$1]))" office:value-type="float" office:value="0" calcext:value-type="float">
            <text:p>0</text:p>
          </table:table-cell>
          <table:table-cell table:formula="of:=IF(MOD(-[.$A211];[.H$1])=[.H$3];&quot;XXX&quot;;MOD(-[.$A211];[.H$1]))" office:value-type="float" office:value="0" calcext:value-type="float">
            <text:p>0</text:p>
          </table:table-cell>
          <table:table-cell table:formula="of:=IF(MOD(-[.$A211];[.I$1])=[.I$3];&quot;XXX&quot;;MOD(-[.$A211];[.I$1]))" office:value-type="float" office:value="0" calcext:value-type="float">
            <text:p>0</text:p>
          </table:table-cell>
          <table:table-cell table:formula="of:=IF(MOD(-[.$A211];[.J$1])=[.J$3];&quot;XXX&quot;;MOD(-[.$A211];[.J$1]))" office:value-type="float" office:value="0" calcext:value-type="float">
            <text:p>0</text:p>
          </table:table-cell>
        </table:table-row>
        <table:table-row table:style-name="ro1">
          <table:table-cell table:formula="of:=[.A211]+(13*37*461*17*19*739*41*23)" office:value-type="float" office:value="1.03852690482373E+016" calcext:value-type="float">
            <text:p>1.03852690482373E+016</text:p>
          </table:table-cell>
          <table:table-cell table:formula="of:=IF(MOD(-[.$A212];[.B$1])=[.B$3];&quot;XXX&quot;;MOD(-[.$A212];[.B$1]))" office:value-type="string" office:string-value="XXX" calcext:value-type="string">
            <text:p>XXX</text:p>
          </table:table-cell>
          <table:table-cell table:formula="of:=IF(MOD(-[.$A212];[.C$1])=[.C$3];&quot;XXX&quot;;MOD(-[.$A212];[.C$1]))" office:value-type="float" office:value="0" calcext:value-type="float">
            <text:p>0</text:p>
          </table:table-cell>
          <table:table-cell table:formula="of:=IF(MOD(-[.$A212];[.D$1])=[.D$3];&quot;XXX&quot;;MOD(-[.$A212];[.D$1]))" office:value-type="float" office:value="448" calcext:value-type="float">
            <text:p>448</text:p>
          </table:table-cell>
          <table:table-cell table:formula="of:=IF(MOD(-[.$A212];[.E$1])=[.E$3];&quot;XXX&quot;;MOD(-[.$A212];[.E$1]))" office:value-type="float" office:value="0" calcext:value-type="float">
            <text:p>0</text:p>
          </table:table-cell>
          <table:table-cell table:formula="of:=IF(MOD(-[.$A212];[.F$1])=[.F$3];&quot;XXX&quot;;MOD(-[.$A212];[.F$1]))" office:value-type="float" office:value="0" calcext:value-type="float">
            <text:p>0</text:p>
          </table:table-cell>
          <table:table-cell table:formula="of:=IF(MOD(-[.$A212];[.G$1])=[.G$3];&quot;XXX&quot;;MOD(-[.$A212];[.G$1]))" office:value-type="float" office:value="0" calcext:value-type="float">
            <text:p>0</text:p>
          </table:table-cell>
          <table:table-cell table:formula="of:=IF(MOD(-[.$A212];[.H$1])=[.H$3];&quot;XXX&quot;;MOD(-[.$A212];[.H$1]))" office:value-type="float" office:value="0" calcext:value-type="float">
            <text:p>0</text:p>
          </table:table-cell>
          <table:table-cell table:formula="of:=IF(MOD(-[.$A212];[.I$1])=[.I$3];&quot;XXX&quot;;MOD(-[.$A212];[.I$1]))" office:value-type="float" office:value="0" calcext:value-type="float">
            <text:p>0</text:p>
          </table:table-cell>
          <table:table-cell table:formula="of:=IF(MOD(-[.$A212];[.J$1])=[.J$3];&quot;XXX&quot;;MOD(-[.$A212];[.J$1]))" office:value-type="float" office:value="0" calcext:value-type="float">
            <text:p>0</text:p>
          </table:table-cell>
        </table:table-row>
        <table:table-row table:style-name="ro1">
          <table:table-cell table:formula="of:=[.A212]+(13*37*461*17*19*739*41*23)" office:value-type="float" office:value="1.04351810117601E+016" calcext:value-type="float">
            <text:p>1.04351810117601E+016</text:p>
          </table:table-cell>
          <table:table-cell table:formula="of:=IF(MOD(-[.$A213];[.B$1])=[.B$3];&quot;XXX&quot;;MOD(-[.$A213];[.B$1]))" office:value-type="string" office:string-value="XXX" calcext:value-type="string">
            <text:p>XXX</text:p>
          </table:table-cell>
          <table:table-cell table:formula="of:=IF(MOD(-[.$A213];[.C$1])=[.C$3];&quot;XXX&quot;;MOD(-[.$A213];[.C$1]))" office:value-type="float" office:value="0" calcext:value-type="float">
            <text:p>0</text:p>
          </table:table-cell>
          <table:table-cell table:formula="of:=IF(MOD(-[.$A213];[.D$1])=[.D$3];&quot;XXX&quot;;MOD(-[.$A213];[.D$1]))" office:value-type="float" office:value="446" calcext:value-type="float">
            <text:p>446</text:p>
          </table:table-cell>
          <table:table-cell table:formula="of:=IF(MOD(-[.$A213];[.E$1])=[.E$3];&quot;XXX&quot;;MOD(-[.$A213];[.E$1]))" office:value-type="float" office:value="0" calcext:value-type="float">
            <text:p>0</text:p>
          </table:table-cell>
          <table:table-cell table:formula="of:=IF(MOD(-[.$A213];[.F$1])=[.F$3];&quot;XXX&quot;;MOD(-[.$A213];[.F$1]))" office:value-type="float" office:value="0" calcext:value-type="float">
            <text:p>0</text:p>
          </table:table-cell>
          <table:table-cell table:formula="of:=IF(MOD(-[.$A213];[.G$1])=[.G$3];&quot;XXX&quot;;MOD(-[.$A213];[.G$1]))" office:value-type="float" office:value="0" calcext:value-type="float">
            <text:p>0</text:p>
          </table:table-cell>
          <table:table-cell table:formula="of:=IF(MOD(-[.$A213];[.H$1])=[.H$3];&quot;XXX&quot;;MOD(-[.$A213];[.H$1]))" office:value-type="float" office:value="0" calcext:value-type="float">
            <text:p>0</text:p>
          </table:table-cell>
          <table:table-cell table:formula="of:=IF(MOD(-[.$A213];[.I$1])=[.I$3];&quot;XXX&quot;;MOD(-[.$A213];[.I$1]))" office:value-type="float" office:value="0" calcext:value-type="float">
            <text:p>0</text:p>
          </table:table-cell>
          <table:table-cell table:formula="of:=IF(MOD(-[.$A213];[.J$1])=[.J$3];&quot;XXX&quot;;MOD(-[.$A213];[.J$1]))" office:value-type="float" office:value="0" calcext:value-type="float">
            <text:p>0</text:p>
          </table:table-cell>
        </table:table-row>
        <table:table-row table:style-name="ro1">
          <table:table-cell table:formula="of:=[.A213]+(13*37*461*17*19*739*41*23)" office:value-type="float" office:value="1.04850929752829E+016" calcext:value-type="float">
            <text:p>1.04850929752829E+016</text:p>
          </table:table-cell>
          <table:table-cell table:formula="of:=IF(MOD(-[.$A214];[.B$1])=[.B$3];&quot;XXX&quot;;MOD(-[.$A214];[.B$1]))" office:value-type="string" office:string-value="XXX" calcext:value-type="string">
            <text:p>XXX</text:p>
          </table:table-cell>
          <table:table-cell table:formula="of:=IF(MOD(-[.$A214];[.C$1])=[.C$3];&quot;XXX&quot;;MOD(-[.$A214];[.C$1]))" office:value-type="float" office:value="0" calcext:value-type="float">
            <text:p>0</text:p>
          </table:table-cell>
          <table:table-cell table:formula="of:=IF(MOD(-[.$A214];[.D$1])=[.D$3];&quot;XXX&quot;;MOD(-[.$A214];[.D$1]))" office:value-type="float" office:value="444" calcext:value-type="float">
            <text:p>444</text:p>
          </table:table-cell>
          <table:table-cell table:formula="of:=IF(MOD(-[.$A214];[.E$1])=[.E$3];&quot;XXX&quot;;MOD(-[.$A214];[.E$1]))" office:value-type="float" office:value="0" calcext:value-type="float">
            <text:p>0</text:p>
          </table:table-cell>
          <table:table-cell table:formula="of:=IF(MOD(-[.$A214];[.F$1])=[.F$3];&quot;XXX&quot;;MOD(-[.$A214];[.F$1]))" office:value-type="float" office:value="0" calcext:value-type="float">
            <text:p>0</text:p>
          </table:table-cell>
          <table:table-cell table:formula="of:=IF(MOD(-[.$A214];[.G$1])=[.G$3];&quot;XXX&quot;;MOD(-[.$A214];[.G$1]))" office:value-type="float" office:value="0" calcext:value-type="float">
            <text:p>0</text:p>
          </table:table-cell>
          <table:table-cell table:formula="of:=IF(MOD(-[.$A214];[.H$1])=[.H$3];&quot;XXX&quot;;MOD(-[.$A214];[.H$1]))" office:value-type="float" office:value="0" calcext:value-type="float">
            <text:p>0</text:p>
          </table:table-cell>
          <table:table-cell table:formula="of:=IF(MOD(-[.$A214];[.I$1])=[.I$3];&quot;XXX&quot;;MOD(-[.$A214];[.I$1]))" office:value-type="float" office:value="0" calcext:value-type="float">
            <text:p>0</text:p>
          </table:table-cell>
          <table:table-cell table:formula="of:=IF(MOD(-[.$A214];[.J$1])=[.J$3];&quot;XXX&quot;;MOD(-[.$A214];[.J$1]))" office:value-type="float" office:value="0" calcext:value-type="float">
            <text:p>0</text:p>
          </table:table-cell>
        </table:table-row>
        <table:table-row table:style-name="ro1">
          <table:table-cell table:formula="of:=[.A214]+(13*37*461*17*19*739*41*23)" office:value-type="float" office:value="1.05350049388057E+016" calcext:value-type="float">
            <text:p>1.05350049388057E+016</text:p>
          </table:table-cell>
          <table:table-cell table:formula="of:=IF(MOD(-[.$A215];[.B$1])=[.B$3];&quot;XXX&quot;;MOD(-[.$A215];[.B$1]))" office:value-type="string" office:string-value="XXX" calcext:value-type="string">
            <text:p>XXX</text:p>
          </table:table-cell>
          <table:table-cell table:formula="of:=IF(MOD(-[.$A215];[.C$1])=[.C$3];&quot;XXX&quot;;MOD(-[.$A215];[.C$1]))" office:value-type="float" office:value="0" calcext:value-type="float">
            <text:p>0</text:p>
          </table:table-cell>
          <table:table-cell table:formula="of:=IF(MOD(-[.$A215];[.D$1])=[.D$3];&quot;XXX&quot;;MOD(-[.$A215];[.D$1]))" office:value-type="float" office:value="444" calcext:value-type="float">
            <text:p>444</text:p>
          </table:table-cell>
          <table:table-cell table:formula="of:=IF(MOD(-[.$A215];[.E$1])=[.E$3];&quot;XXX&quot;;MOD(-[.$A215];[.E$1]))" office:value-type="float" office:value="0" calcext:value-type="float">
            <text:p>0</text:p>
          </table:table-cell>
          <table:table-cell table:formula="of:=IF(MOD(-[.$A215];[.F$1])=[.F$3];&quot;XXX&quot;;MOD(-[.$A215];[.F$1]))" office:value-type="float" office:value="0" calcext:value-type="float">
            <text:p>0</text:p>
          </table:table-cell>
          <table:table-cell table:formula="of:=IF(MOD(-[.$A215];[.G$1])=[.G$3];&quot;XXX&quot;;MOD(-[.$A215];[.G$1]))" office:value-type="float" office:value="0" calcext:value-type="float">
            <text:p>0</text:p>
          </table:table-cell>
          <table:table-cell table:formula="of:=IF(MOD(-[.$A215];[.H$1])=[.H$3];&quot;XXX&quot;;MOD(-[.$A215];[.H$1]))" office:value-type="float" office:value="0" calcext:value-type="float">
            <text:p>0</text:p>
          </table:table-cell>
          <table:table-cell table:formula="of:=IF(MOD(-[.$A215];[.I$1])=[.I$3];&quot;XXX&quot;;MOD(-[.$A215];[.I$1]))" office:value-type="float" office:value="0" calcext:value-type="float">
            <text:p>0</text:p>
          </table:table-cell>
          <table:table-cell table:formula="of:=IF(MOD(-[.$A215];[.J$1])=[.J$3];&quot;XXX&quot;;MOD(-[.$A215];[.J$1]))" office:value-type="float" office:value="0" calcext:value-type="float">
            <text:p>0</text:p>
          </table:table-cell>
        </table:table-row>
        <table:table-row table:style-name="ro1">
          <table:table-cell table:formula="of:=[.A215]+(13*37*461*17*19*739*41*23)" office:value-type="float" office:value="1.05849169023285E+016" calcext:value-type="float">
            <text:p>1.05849169023285E+016</text:p>
          </table:table-cell>
          <table:table-cell table:formula="of:=IF(MOD(-[.$A216];[.B$1])=[.B$3];&quot;XXX&quot;;MOD(-[.$A216];[.B$1]))" office:value-type="string" office:string-value="XXX" calcext:value-type="string">
            <text:p>XXX</text:p>
          </table:table-cell>
          <table:table-cell table:formula="of:=IF(MOD(-[.$A216];[.C$1])=[.C$3];&quot;XXX&quot;;MOD(-[.$A216];[.C$1]))" office:value-type="float" office:value="0" calcext:value-type="float">
            <text:p>0</text:p>
          </table:table-cell>
          <table:table-cell table:formula="of:=IF(MOD(-[.$A216];[.D$1])=[.D$3];&quot;XXX&quot;;MOD(-[.$A216];[.D$1]))" office:value-type="float" office:value="444" calcext:value-type="float">
            <text:p>444</text:p>
          </table:table-cell>
          <table:table-cell table:formula="of:=IF(MOD(-[.$A216];[.E$1])=[.E$3];&quot;XXX&quot;;MOD(-[.$A216];[.E$1]))" office:value-type="float" office:value="0" calcext:value-type="float">
            <text:p>0</text:p>
          </table:table-cell>
          <table:table-cell table:formula="of:=IF(MOD(-[.$A216];[.F$1])=[.F$3];&quot;XXX&quot;;MOD(-[.$A216];[.F$1]))" office:value-type="float" office:value="0" calcext:value-type="float">
            <text:p>0</text:p>
          </table:table-cell>
          <table:table-cell table:formula="of:=IF(MOD(-[.$A216];[.G$1])=[.G$3];&quot;XXX&quot;;MOD(-[.$A216];[.G$1]))" office:value-type="float" office:value="0" calcext:value-type="float">
            <text:p>0</text:p>
          </table:table-cell>
          <table:table-cell table:formula="of:=IF(MOD(-[.$A216];[.H$1])=[.H$3];&quot;XXX&quot;;MOD(-[.$A216];[.H$1]))" office:value-type="float" office:value="0" calcext:value-type="float">
            <text:p>0</text:p>
          </table:table-cell>
          <table:table-cell table:formula="of:=IF(MOD(-[.$A216];[.I$1])=[.I$3];&quot;XXX&quot;;MOD(-[.$A216];[.I$1]))" office:value-type="float" office:value="0" calcext:value-type="float">
            <text:p>0</text:p>
          </table:table-cell>
          <table:table-cell table:formula="of:=IF(MOD(-[.$A216];[.J$1])=[.J$3];&quot;XXX&quot;;MOD(-[.$A216];[.J$1]))" office:value-type="float" office:value="0" calcext:value-type="float">
            <text:p>0</text:p>
          </table:table-cell>
        </table:table-row>
        <table:table-row table:style-name="ro1">
          <table:table-cell table:formula="of:=[.A216]+(13*37*461*17*19*739*41*23)" office:value-type="float" office:value="1.06348288658514E+016" calcext:value-type="float">
            <text:p>1.06348288658514E+016</text:p>
          </table:table-cell>
          <table:table-cell table:formula="of:=IF(MOD(-[.$A217];[.B$1])=[.B$3];&quot;XXX&quot;;MOD(-[.$A217];[.B$1]))" office:value-type="string" office:string-value="XXX" calcext:value-type="string">
            <text:p>XXX</text:p>
          </table:table-cell>
          <table:table-cell table:formula="of:=IF(MOD(-[.$A217];[.C$1])=[.C$3];&quot;XXX&quot;;MOD(-[.$A217];[.C$1]))" office:value-type="float" office:value="0" calcext:value-type="float">
            <text:p>0</text:p>
          </table:table-cell>
          <table:table-cell table:formula="of:=IF(MOD(-[.$A217];[.D$1])=[.D$3];&quot;XXX&quot;;MOD(-[.$A217];[.D$1]))" office:value-type="float" office:value="442" calcext:value-type="float">
            <text:p>442</text:p>
          </table:table-cell>
          <table:table-cell table:formula="of:=IF(MOD(-[.$A217];[.E$1])=[.E$3];&quot;XXX&quot;;MOD(-[.$A217];[.E$1]))" office:value-type="float" office:value="0" calcext:value-type="float">
            <text:p>0</text:p>
          </table:table-cell>
          <table:table-cell table:formula="of:=IF(MOD(-[.$A217];[.F$1])=[.F$3];&quot;XXX&quot;;MOD(-[.$A217];[.F$1]))" office:value-type="float" office:value="0" calcext:value-type="float">
            <text:p>0</text:p>
          </table:table-cell>
          <table:table-cell table:formula="of:=IF(MOD(-[.$A217];[.G$1])=[.G$3];&quot;XXX&quot;;MOD(-[.$A217];[.G$1]))" office:value-type="float" office:value="0" calcext:value-type="float">
            <text:p>0</text:p>
          </table:table-cell>
          <table:table-cell table:formula="of:=IF(MOD(-[.$A217];[.H$1])=[.H$3];&quot;XXX&quot;;MOD(-[.$A217];[.H$1]))" office:value-type="float" office:value="0" calcext:value-type="float">
            <text:p>0</text:p>
          </table:table-cell>
          <table:table-cell table:formula="of:=IF(MOD(-[.$A217];[.I$1])=[.I$3];&quot;XXX&quot;;MOD(-[.$A217];[.I$1]))" office:value-type="float" office:value="0" calcext:value-type="float">
            <text:p>0</text:p>
          </table:table-cell>
          <table:table-cell table:formula="of:=IF(MOD(-[.$A217];[.J$1])=[.J$3];&quot;XXX&quot;;MOD(-[.$A217];[.J$1]))" office:value-type="float" office:value="0" calcext:value-type="float">
            <text:p>0</text:p>
          </table:table-cell>
        </table:table-row>
        <table:table-row table:style-name="ro1">
          <table:table-cell table:formula="of:=[.A217]+(13*37*461*17*19*739*41*23)" office:value-type="float" office:value="1.06847408293742E+016" calcext:value-type="float">
            <text:p>1.06847408293742E+016</text:p>
          </table:table-cell>
          <table:table-cell table:formula="of:=IF(MOD(-[.$A218];[.B$1])=[.B$3];&quot;XXX&quot;;MOD(-[.$A218];[.B$1]))" office:value-type="string" office:string-value="XXX" calcext:value-type="string">
            <text:p>XXX</text:p>
          </table:table-cell>
          <table:table-cell table:formula="of:=IF(MOD(-[.$A218];[.C$1])=[.C$3];&quot;XXX&quot;;MOD(-[.$A218];[.C$1]))" office:value-type="float" office:value="0" calcext:value-type="float">
            <text:p>0</text:p>
          </table:table-cell>
          <table:table-cell table:formula="of:=IF(MOD(-[.$A218];[.D$1])=[.D$3];&quot;XXX&quot;;MOD(-[.$A218];[.D$1]))" office:value-type="float" office:value="440" calcext:value-type="float">
            <text:p>440</text:p>
          </table:table-cell>
          <table:table-cell table:formula="of:=IF(MOD(-[.$A218];[.E$1])=[.E$3];&quot;XXX&quot;;MOD(-[.$A218];[.E$1]))" office:value-type="float" office:value="0" calcext:value-type="float">
            <text:p>0</text:p>
          </table:table-cell>
          <table:table-cell table:formula="of:=IF(MOD(-[.$A218];[.F$1])=[.F$3];&quot;XXX&quot;;MOD(-[.$A218];[.F$1]))" office:value-type="float" office:value="0" calcext:value-type="float">
            <text:p>0</text:p>
          </table:table-cell>
          <table:table-cell table:formula="of:=IF(MOD(-[.$A218];[.G$1])=[.G$3];&quot;XXX&quot;;MOD(-[.$A218];[.G$1]))" office:value-type="float" office:value="0" calcext:value-type="float">
            <text:p>0</text:p>
          </table:table-cell>
          <table:table-cell table:formula="of:=IF(MOD(-[.$A218];[.H$1])=[.H$3];&quot;XXX&quot;;MOD(-[.$A218];[.H$1]))" office:value-type="float" office:value="0" calcext:value-type="float">
            <text:p>0</text:p>
          </table:table-cell>
          <table:table-cell table:formula="of:=IF(MOD(-[.$A218];[.I$1])=[.I$3];&quot;XXX&quot;;MOD(-[.$A218];[.I$1]))" office:value-type="float" office:value="0" calcext:value-type="float">
            <text:p>0</text:p>
          </table:table-cell>
          <table:table-cell table:formula="of:=IF(MOD(-[.$A218];[.J$1])=[.J$3];&quot;XXX&quot;;MOD(-[.$A218];[.J$1]))" office:value-type="float" office:value="0" calcext:value-type="float">
            <text:p>0</text:p>
          </table:table-cell>
        </table:table-row>
        <table:table-row table:style-name="ro1">
          <table:table-cell table:formula="of:=[.A218]+(13*37*461*17*19*739*41*23)" office:value-type="float" office:value="1.0734652792897E+016" calcext:value-type="float">
            <text:p>1.0734652792897E+016</text:p>
          </table:table-cell>
          <table:table-cell table:formula="of:=IF(MOD(-[.$A219];[.B$1])=[.B$3];&quot;XXX&quot;;MOD(-[.$A219];[.B$1]))" office:value-type="string" office:string-value="XXX" calcext:value-type="string">
            <text:p>XXX</text:p>
          </table:table-cell>
          <table:table-cell table:formula="of:=IF(MOD(-[.$A219];[.C$1])=[.C$3];&quot;XXX&quot;;MOD(-[.$A219];[.C$1]))" office:value-type="float" office:value="0" calcext:value-type="float">
            <text:p>0</text:p>
          </table:table-cell>
          <table:table-cell table:formula="of:=IF(MOD(-[.$A219];[.D$1])=[.D$3];&quot;XXX&quot;;MOD(-[.$A219];[.D$1]))" office:value-type="float" office:value="440" calcext:value-type="float">
            <text:p>440</text:p>
          </table:table-cell>
          <table:table-cell table:formula="of:=IF(MOD(-[.$A219];[.E$1])=[.E$3];&quot;XXX&quot;;MOD(-[.$A219];[.E$1]))" office:value-type="float" office:value="0" calcext:value-type="float">
            <text:p>0</text:p>
          </table:table-cell>
          <table:table-cell table:formula="of:=IF(MOD(-[.$A219];[.F$1])=[.F$3];&quot;XXX&quot;;MOD(-[.$A219];[.F$1]))" office:value-type="float" office:value="0" calcext:value-type="float">
            <text:p>0</text:p>
          </table:table-cell>
          <table:table-cell table:formula="of:=IF(MOD(-[.$A219];[.G$1])=[.G$3];&quot;XXX&quot;;MOD(-[.$A219];[.G$1]))" office:value-type="float" office:value="0" calcext:value-type="float">
            <text:p>0</text:p>
          </table:table-cell>
          <table:table-cell table:formula="of:=IF(MOD(-[.$A219];[.H$1])=[.H$3];&quot;XXX&quot;;MOD(-[.$A219];[.H$1]))" office:value-type="float" office:value="0" calcext:value-type="float">
            <text:p>0</text:p>
          </table:table-cell>
          <table:table-cell table:formula="of:=IF(MOD(-[.$A219];[.I$1])=[.I$3];&quot;XXX&quot;;MOD(-[.$A219];[.I$1]))" office:value-type="float" office:value="0" calcext:value-type="float">
            <text:p>0</text:p>
          </table:table-cell>
          <table:table-cell table:formula="of:=IF(MOD(-[.$A219];[.J$1])=[.J$3];&quot;XXX&quot;;MOD(-[.$A219];[.J$1]))" office:value-type="float" office:value="0" calcext:value-type="float">
            <text:p>0</text:p>
          </table:table-cell>
        </table:table-row>
        <table:table-row table:style-name="ro1">
          <table:table-cell table:formula="of:=[.A219]+(13*37*461*17*19*739*41*23)" office:value-type="float" office:value="1.07845647564198E+016" calcext:value-type="float">
            <text:p>1.07845647564198E+016</text:p>
          </table:table-cell>
          <table:table-cell table:formula="of:=IF(MOD(-[.$A220];[.B$1])=[.B$3];&quot;XXX&quot;;MOD(-[.$A220];[.B$1]))" office:value-type="string" office:string-value="XXX" calcext:value-type="string">
            <text:p>XXX</text:p>
          </table:table-cell>
          <table:table-cell table:formula="of:=IF(MOD(-[.$A220];[.C$1])=[.C$3];&quot;XXX&quot;;MOD(-[.$A220];[.C$1]))" office:value-type="float" office:value="0" calcext:value-type="float">
            <text:p>0</text:p>
          </table:table-cell>
          <table:table-cell table:formula="of:=IF(MOD(-[.$A220];[.D$1])=[.D$3];&quot;XXX&quot;;MOD(-[.$A220];[.D$1]))" office:value-type="float" office:value="440" calcext:value-type="float">
            <text:p>440</text:p>
          </table:table-cell>
          <table:table-cell table:formula="of:=IF(MOD(-[.$A220];[.E$1])=[.E$3];&quot;XXX&quot;;MOD(-[.$A220];[.E$1]))" office:value-type="float" office:value="0" calcext:value-type="float">
            <text:p>0</text:p>
          </table:table-cell>
          <table:table-cell table:formula="of:=IF(MOD(-[.$A220];[.F$1])=[.F$3];&quot;XXX&quot;;MOD(-[.$A220];[.F$1]))" office:value-type="float" office:value="0" calcext:value-type="float">
            <text:p>0</text:p>
          </table:table-cell>
          <table:table-cell table:formula="of:=IF(MOD(-[.$A220];[.G$1])=[.G$3];&quot;XXX&quot;;MOD(-[.$A220];[.G$1]))" office:value-type="float" office:value="0" calcext:value-type="float">
            <text:p>0</text:p>
          </table:table-cell>
          <table:table-cell table:formula="of:=IF(MOD(-[.$A220];[.H$1])=[.H$3];&quot;XXX&quot;;MOD(-[.$A220];[.H$1]))" office:value-type="float" office:value="0" calcext:value-type="float">
            <text:p>0</text:p>
          </table:table-cell>
          <table:table-cell table:formula="of:=IF(MOD(-[.$A220];[.I$1])=[.I$3];&quot;XXX&quot;;MOD(-[.$A220];[.I$1]))" office:value-type="float" office:value="0" calcext:value-type="float">
            <text:p>0</text:p>
          </table:table-cell>
          <table:table-cell table:formula="of:=IF(MOD(-[.$A220];[.J$1])=[.J$3];&quot;XXX&quot;;MOD(-[.$A220];[.J$1]))" office:value-type="float" office:value="0" calcext:value-type="float">
            <text:p>0</text:p>
          </table:table-cell>
        </table:table-row>
        <table:table-row table:style-name="ro1">
          <table:table-cell table:formula="of:=[.A220]+(13*37*461*17*19*739*41*23)" office:value-type="float" office:value="1.08344767199426E+016" calcext:value-type="float">
            <text:p>1.08344767199426E+016</text:p>
          </table:table-cell>
          <table:table-cell table:formula="of:=IF(MOD(-[.$A221];[.B$1])=[.B$3];&quot;XXX&quot;;MOD(-[.$A221];[.B$1]))" office:value-type="string" office:string-value="XXX" calcext:value-type="string">
            <text:p>XXX</text:p>
          </table:table-cell>
          <table:table-cell table:formula="of:=IF(MOD(-[.$A221];[.C$1])=[.C$3];&quot;XXX&quot;;MOD(-[.$A221];[.C$1]))" office:value-type="float" office:value="0" calcext:value-type="float">
            <text:p>0</text:p>
          </table:table-cell>
          <table:table-cell table:formula="of:=IF(MOD(-[.$A221];[.D$1])=[.D$3];&quot;XXX&quot;;MOD(-[.$A221];[.D$1]))" office:value-type="float" office:value="438" calcext:value-type="float">
            <text:p>438</text:p>
          </table:table-cell>
          <table:table-cell table:formula="of:=IF(MOD(-[.$A221];[.E$1])=[.E$3];&quot;XXX&quot;;MOD(-[.$A221];[.E$1]))" office:value-type="float" office:value="0" calcext:value-type="float">
            <text:p>0</text:p>
          </table:table-cell>
          <table:table-cell table:formula="of:=IF(MOD(-[.$A221];[.F$1])=[.F$3];&quot;XXX&quot;;MOD(-[.$A221];[.F$1]))" office:value-type="float" office:value="0" calcext:value-type="float">
            <text:p>0</text:p>
          </table:table-cell>
          <table:table-cell table:formula="of:=IF(MOD(-[.$A221];[.G$1])=[.G$3];&quot;XXX&quot;;MOD(-[.$A221];[.G$1]))" office:value-type="float" office:value="0" calcext:value-type="float">
            <text:p>0</text:p>
          </table:table-cell>
          <table:table-cell table:formula="of:=IF(MOD(-[.$A221];[.H$1])=[.H$3];&quot;XXX&quot;;MOD(-[.$A221];[.H$1]))" office:value-type="float" office:value="0" calcext:value-type="float">
            <text:p>0</text:p>
          </table:table-cell>
          <table:table-cell table:formula="of:=IF(MOD(-[.$A221];[.I$1])=[.I$3];&quot;XXX&quot;;MOD(-[.$A221];[.I$1]))" office:value-type="float" office:value="0" calcext:value-type="float">
            <text:p>0</text:p>
          </table:table-cell>
          <table:table-cell table:formula="of:=IF(MOD(-[.$A221];[.J$1])=[.J$3];&quot;XXX&quot;;MOD(-[.$A221];[.J$1]))" office:value-type="float" office:value="0" calcext:value-type="float">
            <text:p>0</text:p>
          </table:table-cell>
        </table:table-row>
        <table:table-row table:style-name="ro1">
          <table:table-cell table:formula="of:=[.A221]+(13*37*461*17*19*739*41*23)" office:value-type="float" office:value="1.08843886834654E+016" calcext:value-type="float">
            <text:p>1.08843886834654E+016</text:p>
          </table:table-cell>
          <table:table-cell table:formula="of:=IF(MOD(-[.$A222];[.B$1])=[.B$3];&quot;XXX&quot;;MOD(-[.$A222];[.B$1]))" office:value-type="string" office:string-value="XXX" calcext:value-type="string">
            <text:p>XXX</text:p>
          </table:table-cell>
          <table:table-cell table:formula="of:=IF(MOD(-[.$A222];[.C$1])=[.C$3];&quot;XXX&quot;;MOD(-[.$A222];[.C$1]))" office:value-type="float" office:value="0" calcext:value-type="float">
            <text:p>0</text:p>
          </table:table-cell>
          <table:table-cell table:formula="of:=IF(MOD(-[.$A222];[.D$1])=[.D$3];&quot;XXX&quot;;MOD(-[.$A222];[.D$1]))" office:value-type="float" office:value="436" calcext:value-type="float">
            <text:p>436</text:p>
          </table:table-cell>
          <table:table-cell table:formula="of:=IF(MOD(-[.$A222];[.E$1])=[.E$3];&quot;XXX&quot;;MOD(-[.$A222];[.E$1]))" office:value-type="float" office:value="0" calcext:value-type="float">
            <text:p>0</text:p>
          </table:table-cell>
          <table:table-cell table:formula="of:=IF(MOD(-[.$A222];[.F$1])=[.F$3];&quot;XXX&quot;;MOD(-[.$A222];[.F$1]))" office:value-type="float" office:value="0" calcext:value-type="float">
            <text:p>0</text:p>
          </table:table-cell>
          <table:table-cell table:formula="of:=IF(MOD(-[.$A222];[.G$1])=[.G$3];&quot;XXX&quot;;MOD(-[.$A222];[.G$1]))" office:value-type="float" office:value="0" calcext:value-type="float">
            <text:p>0</text:p>
          </table:table-cell>
          <table:table-cell table:formula="of:=IF(MOD(-[.$A222];[.H$1])=[.H$3];&quot;XXX&quot;;MOD(-[.$A222];[.H$1]))" office:value-type="float" office:value="0" calcext:value-type="float">
            <text:p>0</text:p>
          </table:table-cell>
          <table:table-cell table:formula="of:=IF(MOD(-[.$A222];[.I$1])=[.I$3];&quot;XXX&quot;;MOD(-[.$A222];[.I$1]))" office:value-type="float" office:value="0" calcext:value-type="float">
            <text:p>0</text:p>
          </table:table-cell>
          <table:table-cell table:formula="of:=IF(MOD(-[.$A222];[.J$1])=[.J$3];&quot;XXX&quot;;MOD(-[.$A222];[.J$1]))" office:value-type="float" office:value="0" calcext:value-type="float">
            <text:p>0</text:p>
          </table:table-cell>
        </table:table-row>
        <table:table-row table:style-name="ro1">
          <table:table-cell table:formula="of:=[.A222]+(13*37*461*17*19*739*41*23)" office:value-type="float" office:value="1.09343006469882E+016" calcext:value-type="float">
            <text:p>1.09343006469882E+016</text:p>
          </table:table-cell>
          <table:table-cell table:formula="of:=IF(MOD(-[.$A223];[.B$1])=[.B$3];&quot;XXX&quot;;MOD(-[.$A223];[.B$1]))" office:value-type="string" office:string-value="XXX" calcext:value-type="string">
            <text:p>XXX</text:p>
          </table:table-cell>
          <table:table-cell table:formula="of:=IF(MOD(-[.$A223];[.C$1])=[.C$3];&quot;XXX&quot;;MOD(-[.$A223];[.C$1]))" office:value-type="float" office:value="0" calcext:value-type="float">
            <text:p>0</text:p>
          </table:table-cell>
          <table:table-cell table:formula="of:=IF(MOD(-[.$A223];[.D$1])=[.D$3];&quot;XXX&quot;;MOD(-[.$A223];[.D$1]))" office:value-type="float" office:value="436" calcext:value-type="float">
            <text:p>436</text:p>
          </table:table-cell>
          <table:table-cell table:formula="of:=IF(MOD(-[.$A223];[.E$1])=[.E$3];&quot;XXX&quot;;MOD(-[.$A223];[.E$1]))" office:value-type="float" office:value="0" calcext:value-type="float">
            <text:p>0</text:p>
          </table:table-cell>
          <table:table-cell table:formula="of:=IF(MOD(-[.$A223];[.F$1])=[.F$3];&quot;XXX&quot;;MOD(-[.$A223];[.F$1]))" office:value-type="float" office:value="0" calcext:value-type="float">
            <text:p>0</text:p>
          </table:table-cell>
          <table:table-cell table:formula="of:=IF(MOD(-[.$A223];[.G$1])=[.G$3];&quot;XXX&quot;;MOD(-[.$A223];[.G$1]))" office:value-type="float" office:value="0" calcext:value-type="float">
            <text:p>0</text:p>
          </table:table-cell>
          <table:table-cell table:formula="of:=IF(MOD(-[.$A223];[.H$1])=[.H$3];&quot;XXX&quot;;MOD(-[.$A223];[.H$1]))" office:value-type="float" office:value="0" calcext:value-type="float">
            <text:p>0</text:p>
          </table:table-cell>
          <table:table-cell table:formula="of:=IF(MOD(-[.$A223];[.I$1])=[.I$3];&quot;XXX&quot;;MOD(-[.$A223];[.I$1]))" office:value-type="float" office:value="0" calcext:value-type="float">
            <text:p>0</text:p>
          </table:table-cell>
          <table:table-cell table:formula="of:=IF(MOD(-[.$A223];[.J$1])=[.J$3];&quot;XXX&quot;;MOD(-[.$A223];[.J$1]))" office:value-type="float" office:value="0" calcext:value-type="float">
            <text:p>0</text:p>
          </table:table-cell>
        </table:table-row>
        <table:table-row table:style-name="ro1">
          <table:table-cell table:formula="of:=[.A223]+(13*37*461*17*19*739*41*23)" office:value-type="float" office:value="1.0984212610511E+016" calcext:value-type="float">
            <text:p>1.0984212610511E+016</text:p>
          </table:table-cell>
          <table:table-cell table:formula="of:=IF(MOD(-[.$A224];[.B$1])=[.B$3];&quot;XXX&quot;;MOD(-[.$A224];[.B$1]))" office:value-type="string" office:string-value="XXX" calcext:value-type="string">
            <text:p>XXX</text:p>
          </table:table-cell>
          <table:table-cell table:formula="of:=IF(MOD(-[.$A224];[.C$1])=[.C$3];&quot;XXX&quot;;MOD(-[.$A224];[.C$1]))" office:value-type="float" office:value="0" calcext:value-type="float">
            <text:p>0</text:p>
          </table:table-cell>
          <table:table-cell table:formula="of:=IF(MOD(-[.$A224];[.D$1])=[.D$3];&quot;XXX&quot;;MOD(-[.$A224];[.D$1]))" office:value-type="float" office:value="436" calcext:value-type="float">
            <text:p>436</text:p>
          </table:table-cell>
          <table:table-cell table:formula="of:=IF(MOD(-[.$A224];[.E$1])=[.E$3];&quot;XXX&quot;;MOD(-[.$A224];[.E$1]))" office:value-type="float" office:value="0" calcext:value-type="float">
            <text:p>0</text:p>
          </table:table-cell>
          <table:table-cell table:formula="of:=IF(MOD(-[.$A224];[.F$1])=[.F$3];&quot;XXX&quot;;MOD(-[.$A224];[.F$1]))" office:value-type="float" office:value="0" calcext:value-type="float">
            <text:p>0</text:p>
          </table:table-cell>
          <table:table-cell table:formula="of:=IF(MOD(-[.$A224];[.G$1])=[.G$3];&quot;XXX&quot;;MOD(-[.$A224];[.G$1]))" office:value-type="float" office:value="0" calcext:value-type="float">
            <text:p>0</text:p>
          </table:table-cell>
          <table:table-cell table:formula="of:=IF(MOD(-[.$A224];[.H$1])=[.H$3];&quot;XXX&quot;;MOD(-[.$A224];[.H$1]))" office:value-type="float" office:value="0" calcext:value-type="float">
            <text:p>0</text:p>
          </table:table-cell>
          <table:table-cell table:formula="of:=IF(MOD(-[.$A224];[.I$1])=[.I$3];&quot;XXX&quot;;MOD(-[.$A224];[.I$1]))" office:value-type="float" office:value="0" calcext:value-type="float">
            <text:p>0</text:p>
          </table:table-cell>
          <table:table-cell table:formula="of:=IF(MOD(-[.$A224];[.J$1])=[.J$3];&quot;XXX&quot;;MOD(-[.$A224];[.J$1]))" office:value-type="float" office:value="0" calcext:value-type="float">
            <text:p>0</text:p>
          </table:table-cell>
        </table:table-row>
        <table:table-row table:style-name="ro1">
          <table:table-cell table:formula="of:=[.A224]+(13*37*461*17*19*739*41*23)" office:value-type="float" office:value="1.10341245740338E+016" calcext:value-type="float">
            <text:p>1.10341245740338E+016</text:p>
          </table:table-cell>
          <table:table-cell table:formula="of:=IF(MOD(-[.$A225];[.B$1])=[.B$3];&quot;XXX&quot;;MOD(-[.$A225];[.B$1]))" office:value-type="string" office:string-value="XXX" calcext:value-type="string">
            <text:p>XXX</text:p>
          </table:table-cell>
          <table:table-cell table:formula="of:=IF(MOD(-[.$A225];[.C$1])=[.C$3];&quot;XXX&quot;;MOD(-[.$A225];[.C$1]))" office:value-type="float" office:value="0" calcext:value-type="float">
            <text:p>0</text:p>
          </table:table-cell>
          <table:table-cell table:formula="of:=IF(MOD(-[.$A225];[.D$1])=[.D$3];&quot;XXX&quot;;MOD(-[.$A225];[.D$1]))" office:value-type="float" office:value="434" calcext:value-type="float">
            <text:p>434</text:p>
          </table:table-cell>
          <table:table-cell table:formula="of:=IF(MOD(-[.$A225];[.E$1])=[.E$3];&quot;XXX&quot;;MOD(-[.$A225];[.E$1]))" office:value-type="float" office:value="0" calcext:value-type="float">
            <text:p>0</text:p>
          </table:table-cell>
          <table:table-cell table:formula="of:=IF(MOD(-[.$A225];[.F$1])=[.F$3];&quot;XXX&quot;;MOD(-[.$A225];[.F$1]))" office:value-type="float" office:value="0" calcext:value-type="float">
            <text:p>0</text:p>
          </table:table-cell>
          <table:table-cell table:formula="of:=IF(MOD(-[.$A225];[.G$1])=[.G$3];&quot;XXX&quot;;MOD(-[.$A225];[.G$1]))" office:value-type="float" office:value="0" calcext:value-type="float">
            <text:p>0</text:p>
          </table:table-cell>
          <table:table-cell table:formula="of:=IF(MOD(-[.$A225];[.H$1])=[.H$3];&quot;XXX&quot;;MOD(-[.$A225];[.H$1]))" office:value-type="float" office:value="0" calcext:value-type="float">
            <text:p>0</text:p>
          </table:table-cell>
          <table:table-cell table:formula="of:=IF(MOD(-[.$A225];[.I$1])=[.I$3];&quot;XXX&quot;;MOD(-[.$A225];[.I$1]))" office:value-type="float" office:value="0" calcext:value-type="float">
            <text:p>0</text:p>
          </table:table-cell>
          <table:table-cell table:formula="of:=IF(MOD(-[.$A225];[.J$1])=[.J$3];&quot;XXX&quot;;MOD(-[.$A225];[.J$1]))" office:value-type="float" office:value="0" calcext:value-type="float">
            <text:p>0</text:p>
          </table:table-cell>
        </table:table-row>
        <table:table-row table:style-name="ro1">
          <table:table-cell table:formula="of:=[.A225]+(13*37*461*17*19*739*41*23)" office:value-type="float" office:value="1.10840365375567E+016" calcext:value-type="float">
            <text:p>1.10840365375567E+016</text:p>
          </table:table-cell>
          <table:table-cell table:formula="of:=IF(MOD(-[.$A226];[.B$1])=[.B$3];&quot;XXX&quot;;MOD(-[.$A226];[.B$1]))" office:value-type="string" office:string-value="XXX" calcext:value-type="string">
            <text:p>XXX</text:p>
          </table:table-cell>
          <table:table-cell table:formula="of:=IF(MOD(-[.$A226];[.C$1])=[.C$3];&quot;XXX&quot;;MOD(-[.$A226];[.C$1]))" office:value-type="float" office:value="0" calcext:value-type="float">
            <text:p>0</text:p>
          </table:table-cell>
          <table:table-cell table:formula="of:=IF(MOD(-[.$A226];[.D$1])=[.D$3];&quot;XXX&quot;;MOD(-[.$A226];[.D$1]))" office:value-type="float" office:value="432" calcext:value-type="float">
            <text:p>432</text:p>
          </table:table-cell>
          <table:table-cell table:formula="of:=IF(MOD(-[.$A226];[.E$1])=[.E$3];&quot;XXX&quot;;MOD(-[.$A226];[.E$1]))" office:value-type="float" office:value="0" calcext:value-type="float">
            <text:p>0</text:p>
          </table:table-cell>
          <table:table-cell table:formula="of:=IF(MOD(-[.$A226];[.F$1])=[.F$3];&quot;XXX&quot;;MOD(-[.$A226];[.F$1]))" office:value-type="float" office:value="0" calcext:value-type="float">
            <text:p>0</text:p>
          </table:table-cell>
          <table:table-cell table:formula="of:=IF(MOD(-[.$A226];[.G$1])=[.G$3];&quot;XXX&quot;;MOD(-[.$A226];[.G$1]))" office:value-type="float" office:value="0" calcext:value-type="float">
            <text:p>0</text:p>
          </table:table-cell>
          <table:table-cell table:formula="of:=IF(MOD(-[.$A226];[.H$1])=[.H$3];&quot;XXX&quot;;MOD(-[.$A226];[.H$1]))" office:value-type="float" office:value="0" calcext:value-type="float">
            <text:p>0</text:p>
          </table:table-cell>
          <table:table-cell table:formula="of:=IF(MOD(-[.$A226];[.I$1])=[.I$3];&quot;XXX&quot;;MOD(-[.$A226];[.I$1]))" office:value-type="float" office:value="0" calcext:value-type="float">
            <text:p>0</text:p>
          </table:table-cell>
          <table:table-cell table:formula="of:=IF(MOD(-[.$A226];[.J$1])=[.J$3];&quot;XXX&quot;;MOD(-[.$A226];[.J$1]))" office:value-type="float" office:value="0" calcext:value-type="float">
            <text:p>0</text:p>
          </table:table-cell>
        </table:table-row>
        <table:table-row table:style-name="ro1">
          <table:table-cell table:formula="of:=[.A226]+(13*37*461*17*19*739*41*23)" office:value-type="float" office:value="1.11339485010795E+016" calcext:value-type="float">
            <text:p>1.11339485010795E+016</text:p>
          </table:table-cell>
          <table:table-cell table:formula="of:=IF(MOD(-[.$A227];[.B$1])=[.B$3];&quot;XXX&quot;;MOD(-[.$A227];[.B$1]))" office:value-type="string" office:string-value="XXX" calcext:value-type="string">
            <text:p>XXX</text:p>
          </table:table-cell>
          <table:table-cell table:formula="of:=IF(MOD(-[.$A227];[.C$1])=[.C$3];&quot;XXX&quot;;MOD(-[.$A227];[.C$1]))" office:value-type="float" office:value="0" calcext:value-type="float">
            <text:p>0</text:p>
          </table:table-cell>
          <table:table-cell table:formula="of:=IF(MOD(-[.$A227];[.D$1])=[.D$3];&quot;XXX&quot;;MOD(-[.$A227];[.D$1]))" office:value-type="float" office:value="432" calcext:value-type="float">
            <text:p>432</text:p>
          </table:table-cell>
          <table:table-cell table:formula="of:=IF(MOD(-[.$A227];[.E$1])=[.E$3];&quot;XXX&quot;;MOD(-[.$A227];[.E$1]))" office:value-type="float" office:value="0" calcext:value-type="float">
            <text:p>0</text:p>
          </table:table-cell>
          <table:table-cell table:formula="of:=IF(MOD(-[.$A227];[.F$1])=[.F$3];&quot;XXX&quot;;MOD(-[.$A227];[.F$1]))" office:value-type="float" office:value="0" calcext:value-type="float">
            <text:p>0</text:p>
          </table:table-cell>
          <table:table-cell table:formula="of:=IF(MOD(-[.$A227];[.G$1])=[.G$3];&quot;XXX&quot;;MOD(-[.$A227];[.G$1]))" office:value-type="float" office:value="0" calcext:value-type="float">
            <text:p>0</text:p>
          </table:table-cell>
          <table:table-cell table:formula="of:=IF(MOD(-[.$A227];[.H$1])=[.H$3];&quot;XXX&quot;;MOD(-[.$A227];[.H$1]))" office:value-type="float" office:value="0" calcext:value-type="float">
            <text:p>0</text:p>
          </table:table-cell>
          <table:table-cell table:formula="of:=IF(MOD(-[.$A227];[.I$1])=[.I$3];&quot;XXX&quot;;MOD(-[.$A227];[.I$1]))" office:value-type="float" office:value="0" calcext:value-type="float">
            <text:p>0</text:p>
          </table:table-cell>
          <table:table-cell table:formula="of:=IF(MOD(-[.$A227];[.J$1])=[.J$3];&quot;XXX&quot;;MOD(-[.$A227];[.J$1]))" office:value-type="float" office:value="0" calcext:value-type="float">
            <text:p>0</text:p>
          </table:table-cell>
        </table:table-row>
        <table:table-row table:style-name="ro1">
          <table:table-cell table:formula="of:=[.A227]+(13*37*461*17*19*739*41*23)" office:value-type="float" office:value="1.11838604646023E+016" calcext:value-type="float">
            <text:p>1.11838604646023E+016</text:p>
          </table:table-cell>
          <table:table-cell table:formula="of:=IF(MOD(-[.$A228];[.B$1])=[.B$3];&quot;XXX&quot;;MOD(-[.$A228];[.B$1]))" office:value-type="string" office:string-value="XXX" calcext:value-type="string">
            <text:p>XXX</text:p>
          </table:table-cell>
          <table:table-cell table:formula="of:=IF(MOD(-[.$A228];[.C$1])=[.C$3];&quot;XXX&quot;;MOD(-[.$A228];[.C$1]))" office:value-type="float" office:value="0" calcext:value-type="float">
            <text:p>0</text:p>
          </table:table-cell>
          <table:table-cell table:formula="of:=IF(MOD(-[.$A228];[.D$1])=[.D$3];&quot;XXX&quot;;MOD(-[.$A228];[.D$1]))" office:value-type="float" office:value="432" calcext:value-type="float">
            <text:p>432</text:p>
          </table:table-cell>
          <table:table-cell table:formula="of:=IF(MOD(-[.$A228];[.E$1])=[.E$3];&quot;XXX&quot;;MOD(-[.$A228];[.E$1]))" office:value-type="float" office:value="0" calcext:value-type="float">
            <text:p>0</text:p>
          </table:table-cell>
          <table:table-cell table:formula="of:=IF(MOD(-[.$A228];[.F$1])=[.F$3];&quot;XXX&quot;;MOD(-[.$A228];[.F$1]))" office:value-type="float" office:value="0" calcext:value-type="float">
            <text:p>0</text:p>
          </table:table-cell>
          <table:table-cell table:formula="of:=IF(MOD(-[.$A228];[.G$1])=[.G$3];&quot;XXX&quot;;MOD(-[.$A228];[.G$1]))" office:value-type="float" office:value="0" calcext:value-type="float">
            <text:p>0</text:p>
          </table:table-cell>
          <table:table-cell table:formula="of:=IF(MOD(-[.$A228];[.H$1])=[.H$3];&quot;XXX&quot;;MOD(-[.$A228];[.H$1]))" office:value-type="float" office:value="0" calcext:value-type="float">
            <text:p>0</text:p>
          </table:table-cell>
          <table:table-cell table:formula="of:=IF(MOD(-[.$A228];[.I$1])=[.I$3];&quot;XXX&quot;;MOD(-[.$A228];[.I$1]))" office:value-type="float" office:value="0" calcext:value-type="float">
            <text:p>0</text:p>
          </table:table-cell>
          <table:table-cell table:formula="of:=IF(MOD(-[.$A228];[.J$1])=[.J$3];&quot;XXX&quot;;MOD(-[.$A228];[.J$1]))" office:value-type="float" office:value="0" calcext:value-type="float">
            <text:p>0</text:p>
          </table:table-cell>
        </table:table-row>
        <table:table-row table:style-name="ro1">
          <table:table-cell table:formula="of:=[.A228]+(13*37*461*17*19*739*41*23)" office:value-type="float" office:value="1.12337724281251E+016" calcext:value-type="float">
            <text:p>1.12337724281251E+016</text:p>
          </table:table-cell>
          <table:table-cell table:formula="of:=IF(MOD(-[.$A229];[.B$1])=[.B$3];&quot;XXX&quot;;MOD(-[.$A229];[.B$1]))" office:value-type="string" office:string-value="XXX" calcext:value-type="string">
            <text:p>XXX</text:p>
          </table:table-cell>
          <table:table-cell table:formula="of:=IF(MOD(-[.$A229];[.C$1])=[.C$3];&quot;XXX&quot;;MOD(-[.$A229];[.C$1]))" office:value-type="float" office:value="0" calcext:value-type="float">
            <text:p>0</text:p>
          </table:table-cell>
          <table:table-cell table:formula="of:=IF(MOD(-[.$A229];[.D$1])=[.D$3];&quot;XXX&quot;;MOD(-[.$A229];[.D$1]))" office:value-type="float" office:value="430" calcext:value-type="float">
            <text:p>430</text:p>
          </table:table-cell>
          <table:table-cell table:formula="of:=IF(MOD(-[.$A229];[.E$1])=[.E$3];&quot;XXX&quot;;MOD(-[.$A229];[.E$1]))" office:value-type="float" office:value="0" calcext:value-type="float">
            <text:p>0</text:p>
          </table:table-cell>
          <table:table-cell table:formula="of:=IF(MOD(-[.$A229];[.F$1])=[.F$3];&quot;XXX&quot;;MOD(-[.$A229];[.F$1]))" office:value-type="float" office:value="0" calcext:value-type="float">
            <text:p>0</text:p>
          </table:table-cell>
          <table:table-cell table:formula="of:=IF(MOD(-[.$A229];[.G$1])=[.G$3];&quot;XXX&quot;;MOD(-[.$A229];[.G$1]))" office:value-type="float" office:value="0" calcext:value-type="float">
            <text:p>0</text:p>
          </table:table-cell>
          <table:table-cell table:formula="of:=IF(MOD(-[.$A229];[.H$1])=[.H$3];&quot;XXX&quot;;MOD(-[.$A229];[.H$1]))" office:value-type="float" office:value="0" calcext:value-type="float">
            <text:p>0</text:p>
          </table:table-cell>
          <table:table-cell table:formula="of:=IF(MOD(-[.$A229];[.I$1])=[.I$3];&quot;XXX&quot;;MOD(-[.$A229];[.I$1]))" office:value-type="float" office:value="0" calcext:value-type="float">
            <text:p>0</text:p>
          </table:table-cell>
          <table:table-cell table:formula="of:=IF(MOD(-[.$A229];[.J$1])=[.J$3];&quot;XXX&quot;;MOD(-[.$A229];[.J$1]))" office:value-type="float" office:value="0" calcext:value-type="float">
            <text:p>0</text:p>
          </table:table-cell>
        </table:table-row>
        <table:table-row table:style-name="ro1">
          <table:table-cell table:formula="of:=[.A229]+(13*37*461*17*19*739*41*23)" office:value-type="float" office:value="1.12836843916479E+016" calcext:value-type="float">
            <text:p>1.12836843916479E+016</text:p>
          </table:table-cell>
          <table:table-cell table:formula="of:=IF(MOD(-[.$A230];[.B$1])=[.B$3];&quot;XXX&quot;;MOD(-[.$A230];[.B$1]))" office:value-type="string" office:string-value="XXX" calcext:value-type="string">
            <text:p>XXX</text:p>
          </table:table-cell>
          <table:table-cell table:formula="of:=IF(MOD(-[.$A230];[.C$1])=[.C$3];&quot;XXX&quot;;MOD(-[.$A230];[.C$1]))" office:value-type="float" office:value="0" calcext:value-type="float">
            <text:p>0</text:p>
          </table:table-cell>
          <table:table-cell table:formula="of:=IF(MOD(-[.$A230];[.D$1])=[.D$3];&quot;XXX&quot;;MOD(-[.$A230];[.D$1]))" office:value-type="float" office:value="428" calcext:value-type="float">
            <text:p>428</text:p>
          </table:table-cell>
          <table:table-cell table:formula="of:=IF(MOD(-[.$A230];[.E$1])=[.E$3];&quot;XXX&quot;;MOD(-[.$A230];[.E$1]))" office:value-type="float" office:value="0" calcext:value-type="float">
            <text:p>0</text:p>
          </table:table-cell>
          <table:table-cell table:formula="of:=IF(MOD(-[.$A230];[.F$1])=[.F$3];&quot;XXX&quot;;MOD(-[.$A230];[.F$1]))" office:value-type="float" office:value="0" calcext:value-type="float">
            <text:p>0</text:p>
          </table:table-cell>
          <table:table-cell table:formula="of:=IF(MOD(-[.$A230];[.G$1])=[.G$3];&quot;XXX&quot;;MOD(-[.$A230];[.G$1]))" office:value-type="float" office:value="0" calcext:value-type="float">
            <text:p>0</text:p>
          </table:table-cell>
          <table:table-cell table:formula="of:=IF(MOD(-[.$A230];[.H$1])=[.H$3];&quot;XXX&quot;;MOD(-[.$A230];[.H$1]))" office:value-type="float" office:value="738" calcext:value-type="float">
            <text:p>738</text:p>
          </table:table-cell>
          <table:table-cell table:formula="of:=IF(MOD(-[.$A230];[.I$1])=[.I$3];&quot;XXX&quot;;MOD(-[.$A230];[.I$1]))" office:value-type="float" office:value="0" calcext:value-type="float">
            <text:p>0</text:p>
          </table:table-cell>
          <table:table-cell table:formula="of:=IF(MOD(-[.$A230];[.J$1])=[.J$3];&quot;XXX&quot;;MOD(-[.$A230];[.J$1]))" office:value-type="float" office:value="0" calcext:value-type="float">
            <text:p>0</text:p>
          </table:table-cell>
        </table:table-row>
        <table:table-row table:style-name="ro1">
          <table:table-cell table:formula="of:=[.A230]+(13*37*461*17*19*739*41*23)" office:value-type="float" office:value="1.13335963551707E+016" calcext:value-type="float">
            <text:p>1.13335963551707E+016</text:p>
          </table:table-cell>
          <table:table-cell table:formula="of:=IF(MOD(-[.$A231];[.B$1])=[.B$3];&quot;XXX&quot;;MOD(-[.$A231];[.B$1]))" office:value-type="string" office:string-value="XXX" calcext:value-type="string">
            <text:p>XXX</text:p>
          </table:table-cell>
          <table:table-cell table:formula="of:=IF(MOD(-[.$A231];[.C$1])=[.C$3];&quot;XXX&quot;;MOD(-[.$A231];[.C$1]))" office:value-type="float" office:value="0" calcext:value-type="float">
            <text:p>0</text:p>
          </table:table-cell>
          <table:table-cell table:formula="of:=IF(MOD(-[.$A231];[.D$1])=[.D$3];&quot;XXX&quot;;MOD(-[.$A231];[.D$1]))" office:value-type="float" office:value="428" calcext:value-type="float">
            <text:p>428</text:p>
          </table:table-cell>
          <table:table-cell table:formula="of:=IF(MOD(-[.$A231];[.E$1])=[.E$3];&quot;XXX&quot;;MOD(-[.$A231];[.E$1]))" office:value-type="float" office:value="0" calcext:value-type="float">
            <text:p>0</text:p>
          </table:table-cell>
          <table:table-cell table:formula="of:=IF(MOD(-[.$A231];[.F$1])=[.F$3];&quot;XXX&quot;;MOD(-[.$A231];[.F$1]))" office:value-type="float" office:value="0" calcext:value-type="float">
            <text:p>0</text:p>
          </table:table-cell>
          <table:table-cell table:formula="of:=IF(MOD(-[.$A231];[.G$1])=[.G$3];&quot;XXX&quot;;MOD(-[.$A231];[.G$1]))" office:value-type="float" office:value="0" calcext:value-type="float">
            <text:p>0</text:p>
          </table:table-cell>
          <table:table-cell table:formula="of:=IF(MOD(-[.$A231];[.H$1])=[.H$3];&quot;XXX&quot;;MOD(-[.$A231];[.H$1]))" office:value-type="float" office:value="736" calcext:value-type="float">
            <text:p>736</text:p>
          </table:table-cell>
          <table:table-cell table:formula="of:=IF(MOD(-[.$A231];[.I$1])=[.I$3];&quot;XXX&quot;;MOD(-[.$A231];[.I$1]))" office:value-type="float" office:value="0" calcext:value-type="float">
            <text:p>0</text:p>
          </table:table-cell>
          <table:table-cell table:formula="of:=IF(MOD(-[.$A231];[.J$1])=[.J$3];&quot;XXX&quot;;MOD(-[.$A231];[.J$1]))" office:value-type="float" office:value="0" calcext:value-type="float">
            <text:p>0</text:p>
          </table:table-cell>
        </table:table-row>
        <table:table-row table:style-name="ro1">
          <table:table-cell table:formula="of:=[.A231]+(13*37*461*17*19*739*41*23)" office:value-type="float" office:value="1.13835083186935E+016" calcext:value-type="float">
            <text:p>1.13835083186935E+016</text:p>
          </table:table-cell>
          <table:table-cell table:formula="of:=IF(MOD(-[.$A232];[.B$1])=[.B$3];&quot;XXX&quot;;MOD(-[.$A232];[.B$1]))" office:value-type="string" office:string-value="XXX" calcext:value-type="string">
            <text:p>XXX</text:p>
          </table:table-cell>
          <table:table-cell table:formula="of:=IF(MOD(-[.$A232];[.C$1])=[.C$3];&quot;XXX&quot;;MOD(-[.$A232];[.C$1]))" office:value-type="float" office:value="0" calcext:value-type="float">
            <text:p>0</text:p>
          </table:table-cell>
          <table:table-cell table:formula="of:=IF(MOD(-[.$A232];[.D$1])=[.D$3];&quot;XXX&quot;;MOD(-[.$A232];[.D$1]))" office:value-type="float" office:value="428" calcext:value-type="float">
            <text:p>428</text:p>
          </table:table-cell>
          <table:table-cell table:formula="of:=IF(MOD(-[.$A232];[.E$1])=[.E$3];&quot;XXX&quot;;MOD(-[.$A232];[.E$1]))" office:value-type="float" office:value="0" calcext:value-type="float">
            <text:p>0</text:p>
          </table:table-cell>
          <table:table-cell table:formula="of:=IF(MOD(-[.$A232];[.F$1])=[.F$3];&quot;XXX&quot;;MOD(-[.$A232];[.F$1]))" office:value-type="float" office:value="0" calcext:value-type="float">
            <text:p>0</text:p>
          </table:table-cell>
          <table:table-cell table:formula="of:=IF(MOD(-[.$A232];[.G$1])=[.G$3];&quot;XXX&quot;;MOD(-[.$A232];[.G$1]))" office:value-type="float" office:value="0" calcext:value-type="float">
            <text:p>0</text:p>
          </table:table-cell>
          <table:table-cell table:formula="of:=IF(MOD(-[.$A232];[.H$1])=[.H$3];&quot;XXX&quot;;MOD(-[.$A232];[.H$1]))" office:value-type="float" office:value="736" calcext:value-type="float">
            <text:p>736</text:p>
          </table:table-cell>
          <table:table-cell table:formula="of:=IF(MOD(-[.$A232];[.I$1])=[.I$3];&quot;XXX&quot;;MOD(-[.$A232];[.I$1]))" office:value-type="float" office:value="0" calcext:value-type="float">
            <text:p>0</text:p>
          </table:table-cell>
          <table:table-cell table:formula="of:=IF(MOD(-[.$A232];[.J$1])=[.J$3];&quot;XXX&quot;;MOD(-[.$A232];[.J$1]))" office:value-type="float" office:value="0" calcext:value-type="float">
            <text:p>0</text:p>
          </table:table-cell>
        </table:table-row>
        <table:table-row table:style-name="ro1">
          <table:table-cell table:formula="of:=[.A232]+(13*37*461*17*19*739*41*23)" office:value-type="float" office:value="1.14334202822163E+016" calcext:value-type="float">
            <text:p>1.14334202822163E+016</text:p>
          </table:table-cell>
          <table:table-cell table:formula="of:=IF(MOD(-[.$A233];[.B$1])=[.B$3];&quot;XXX&quot;;MOD(-[.$A233];[.B$1]))" office:value-type="string" office:string-value="XXX" calcext:value-type="string">
            <text:p>XXX</text:p>
          </table:table-cell>
          <table:table-cell table:formula="of:=IF(MOD(-[.$A233];[.C$1])=[.C$3];&quot;XXX&quot;;MOD(-[.$A233];[.C$1]))" office:value-type="float" office:value="0" calcext:value-type="float">
            <text:p>0</text:p>
          </table:table-cell>
          <table:table-cell table:formula="of:=IF(MOD(-[.$A233];[.D$1])=[.D$3];&quot;XXX&quot;;MOD(-[.$A233];[.D$1]))" office:value-type="float" office:value="426" calcext:value-type="float">
            <text:p>426</text:p>
          </table:table-cell>
          <table:table-cell table:formula="of:=IF(MOD(-[.$A233];[.E$1])=[.E$3];&quot;XXX&quot;;MOD(-[.$A233];[.E$1]))" office:value-type="float" office:value="0" calcext:value-type="float">
            <text:p>0</text:p>
          </table:table-cell>
          <table:table-cell table:formula="of:=IF(MOD(-[.$A233];[.F$1])=[.F$3];&quot;XXX&quot;;MOD(-[.$A233];[.F$1]))" office:value-type="float" office:value="0" calcext:value-type="float">
            <text:p>0</text:p>
          </table:table-cell>
          <table:table-cell table:formula="of:=IF(MOD(-[.$A233];[.G$1])=[.G$3];&quot;XXX&quot;;MOD(-[.$A233];[.G$1]))" office:value-type="float" office:value="0" calcext:value-type="float">
            <text:p>0</text:p>
          </table:table-cell>
          <table:table-cell table:formula="of:=IF(MOD(-[.$A233];[.H$1])=[.H$3];&quot;XXX&quot;;MOD(-[.$A233];[.H$1]))" office:value-type="float" office:value="736" calcext:value-type="float">
            <text:p>736</text:p>
          </table:table-cell>
          <table:table-cell table:formula="of:=IF(MOD(-[.$A233];[.I$1])=[.I$3];&quot;XXX&quot;;MOD(-[.$A233];[.I$1]))" office:value-type="float" office:value="0" calcext:value-type="float">
            <text:p>0</text:p>
          </table:table-cell>
          <table:table-cell table:formula="of:=IF(MOD(-[.$A233];[.J$1])=[.J$3];&quot;XXX&quot;;MOD(-[.$A233];[.J$1]))" office:value-type="float" office:value="0" calcext:value-type="float">
            <text:p>0</text:p>
          </table:table-cell>
        </table:table-row>
        <table:table-row table:style-name="ro1">
          <table:table-cell table:formula="of:=[.A233]+(13*37*461*17*19*739*41*23)" office:value-type="float" office:value="1.14833322457392E+016" calcext:value-type="float">
            <text:p>1.14833322457392E+016</text:p>
          </table:table-cell>
          <table:table-cell table:formula="of:=IF(MOD(-[.$A234];[.B$1])=[.B$3];&quot;XXX&quot;;MOD(-[.$A234];[.B$1]))" office:value-type="string" office:string-value="XXX" calcext:value-type="string">
            <text:p>XXX</text:p>
          </table:table-cell>
          <table:table-cell table:formula="of:=IF(MOD(-[.$A234];[.C$1])=[.C$3];&quot;XXX&quot;;MOD(-[.$A234];[.C$1]))" office:value-type="float" office:value="0" calcext:value-type="float">
            <text:p>0</text:p>
          </table:table-cell>
          <table:table-cell table:formula="of:=IF(MOD(-[.$A234];[.D$1])=[.D$3];&quot;XXX&quot;;MOD(-[.$A234];[.D$1]))" office:value-type="float" office:value="424" calcext:value-type="float">
            <text:p>424</text:p>
          </table:table-cell>
          <table:table-cell table:formula="of:=IF(MOD(-[.$A234];[.E$1])=[.E$3];&quot;XXX&quot;;MOD(-[.$A234];[.E$1]))" office:value-type="float" office:value="0" calcext:value-type="float">
            <text:p>0</text:p>
          </table:table-cell>
          <table:table-cell table:formula="of:=IF(MOD(-[.$A234];[.F$1])=[.F$3];&quot;XXX&quot;;MOD(-[.$A234];[.F$1]))" office:value-type="float" office:value="0" calcext:value-type="float">
            <text:p>0</text:p>
          </table:table-cell>
          <table:table-cell table:formula="of:=IF(MOD(-[.$A234];[.G$1])=[.G$3];&quot;XXX&quot;;MOD(-[.$A234];[.G$1]))" office:value-type="float" office:value="0" calcext:value-type="float">
            <text:p>0</text:p>
          </table:table-cell>
          <table:table-cell table:formula="of:=IF(MOD(-[.$A234];[.H$1])=[.H$3];&quot;XXX&quot;;MOD(-[.$A234];[.H$1]))" office:value-type="float" office:value="734" calcext:value-type="float">
            <text:p>734</text:p>
          </table:table-cell>
          <table:table-cell table:formula="of:=IF(MOD(-[.$A234];[.I$1])=[.I$3];&quot;XXX&quot;;MOD(-[.$A234];[.I$1]))" office:value-type="float" office:value="0" calcext:value-type="float">
            <text:p>0</text:p>
          </table:table-cell>
          <table:table-cell table:formula="of:=IF(MOD(-[.$A234];[.J$1])=[.J$3];&quot;XXX&quot;;MOD(-[.$A234];[.J$1]))" office:value-type="float" office:value="0" calcext:value-type="float">
            <text:p>0</text:p>
          </table:table-cell>
        </table:table-row>
        <table:table-row table:style-name="ro1">
          <table:table-cell table:formula="of:=[.A234]+(13*37*461*17*19*739*41*23)" office:value-type="float" office:value="1.1533244209262E+016" calcext:value-type="float">
            <text:p>1.1533244209262E+016</text:p>
          </table:table-cell>
          <table:table-cell table:formula="of:=IF(MOD(-[.$A235];[.B$1])=[.B$3];&quot;XXX&quot;;MOD(-[.$A235];[.B$1]))" office:value-type="string" office:string-value="XXX" calcext:value-type="string">
            <text:p>XXX</text:p>
          </table:table-cell>
          <table:table-cell table:formula="of:=IF(MOD(-[.$A235];[.C$1])=[.C$3];&quot;XXX&quot;;MOD(-[.$A235];[.C$1]))" office:value-type="float" office:value="0" calcext:value-type="float">
            <text:p>0</text:p>
          </table:table-cell>
          <table:table-cell table:formula="of:=IF(MOD(-[.$A235];[.D$1])=[.D$3];&quot;XXX&quot;;MOD(-[.$A235];[.D$1]))" office:value-type="float" office:value="424" calcext:value-type="float">
            <text:p>424</text:p>
          </table:table-cell>
          <table:table-cell table:formula="of:=IF(MOD(-[.$A235];[.E$1])=[.E$3];&quot;XXX&quot;;MOD(-[.$A235];[.E$1]))" office:value-type="float" office:value="0" calcext:value-type="float">
            <text:p>0</text:p>
          </table:table-cell>
          <table:table-cell table:formula="of:=IF(MOD(-[.$A235];[.F$1])=[.F$3];&quot;XXX&quot;;MOD(-[.$A235];[.F$1]))" office:value-type="float" office:value="0" calcext:value-type="float">
            <text:p>0</text:p>
          </table:table-cell>
          <table:table-cell table:formula="of:=IF(MOD(-[.$A235];[.G$1])=[.G$3];&quot;XXX&quot;;MOD(-[.$A235];[.G$1]))" office:value-type="float" office:value="0" calcext:value-type="float">
            <text:p>0</text:p>
          </table:table-cell>
          <table:table-cell table:formula="of:=IF(MOD(-[.$A235];[.H$1])=[.H$3];&quot;XXX&quot;;MOD(-[.$A235];[.H$1]))" office:value-type="float" office:value="732" calcext:value-type="float">
            <text:p>732</text:p>
          </table:table-cell>
          <table:table-cell table:formula="of:=IF(MOD(-[.$A235];[.I$1])=[.I$3];&quot;XXX&quot;;MOD(-[.$A235];[.I$1]))" office:value-type="float" office:value="0" calcext:value-type="float">
            <text:p>0</text:p>
          </table:table-cell>
          <table:table-cell table:formula="of:=IF(MOD(-[.$A235];[.J$1])=[.J$3];&quot;XXX&quot;;MOD(-[.$A235];[.J$1]))" office:value-type="float" office:value="0" calcext:value-type="float">
            <text:p>0</text:p>
          </table:table-cell>
        </table:table-row>
        <table:table-row table:style-name="ro1">
          <table:table-cell table:formula="of:=[.A235]+(13*37*461*17*19*739*41*23)" office:value-type="float" office:value="1.15831561727848E+016" calcext:value-type="float">
            <text:p>1.15831561727848E+016</text:p>
          </table:table-cell>
          <table:table-cell table:formula="of:=IF(MOD(-[.$A236];[.B$1])=[.B$3];&quot;XXX&quot;;MOD(-[.$A236];[.B$1]))" office:value-type="string" office:string-value="XXX" calcext:value-type="string">
            <text:p>XXX</text:p>
          </table:table-cell>
          <table:table-cell table:formula="of:=IF(MOD(-[.$A236];[.C$1])=[.C$3];&quot;XXX&quot;;MOD(-[.$A236];[.C$1]))" office:value-type="float" office:value="0" calcext:value-type="float">
            <text:p>0</text:p>
          </table:table-cell>
          <table:table-cell table:formula="of:=IF(MOD(-[.$A236];[.D$1])=[.D$3];&quot;XXX&quot;;MOD(-[.$A236];[.D$1]))" office:value-type="float" office:value="424" calcext:value-type="float">
            <text:p>424</text:p>
          </table:table-cell>
          <table:table-cell table:formula="of:=IF(MOD(-[.$A236];[.E$1])=[.E$3];&quot;XXX&quot;;MOD(-[.$A236];[.E$1]))" office:value-type="float" office:value="0" calcext:value-type="float">
            <text:p>0</text:p>
          </table:table-cell>
          <table:table-cell table:formula="of:=IF(MOD(-[.$A236];[.F$1])=[.F$3];&quot;XXX&quot;;MOD(-[.$A236];[.F$1]))" office:value-type="float" office:value="0" calcext:value-type="float">
            <text:p>0</text:p>
          </table:table-cell>
          <table:table-cell table:formula="of:=IF(MOD(-[.$A236];[.G$1])=[.G$3];&quot;XXX&quot;;MOD(-[.$A236];[.G$1]))" office:value-type="float" office:value="0" calcext:value-type="float">
            <text:p>0</text:p>
          </table:table-cell>
          <table:table-cell table:formula="of:=IF(MOD(-[.$A236];[.H$1])=[.H$3];&quot;XXX&quot;;MOD(-[.$A236];[.H$1]))" office:value-type="float" office:value="732" calcext:value-type="float">
            <text:p>732</text:p>
          </table:table-cell>
          <table:table-cell table:formula="of:=IF(MOD(-[.$A236];[.I$1])=[.I$3];&quot;XXX&quot;;MOD(-[.$A236];[.I$1]))" office:value-type="float" office:value="0" calcext:value-type="float">
            <text:p>0</text:p>
          </table:table-cell>
          <table:table-cell table:formula="of:=IF(MOD(-[.$A236];[.J$1])=[.J$3];&quot;XXX&quot;;MOD(-[.$A236];[.J$1]))" office:value-type="float" office:value="0" calcext:value-type="float">
            <text:p>0</text:p>
          </table:table-cell>
        </table:table-row>
        <table:table-row table:style-name="ro1">
          <table:table-cell table:formula="of:=[.A236]+(13*37*461*17*19*739*41*23)" office:value-type="float" office:value="1.16330681363076E+016" calcext:value-type="float">
            <text:p>1.16330681363076E+016</text:p>
          </table:table-cell>
          <table:table-cell table:formula="of:=IF(MOD(-[.$A237];[.B$1])=[.B$3];&quot;XXX&quot;;MOD(-[.$A237];[.B$1]))" office:value-type="string" office:string-value="XXX" calcext:value-type="string">
            <text:p>XXX</text:p>
          </table:table-cell>
          <table:table-cell table:formula="of:=IF(MOD(-[.$A237];[.C$1])=[.C$3];&quot;XXX&quot;;MOD(-[.$A237];[.C$1]))" office:value-type="float" office:value="0" calcext:value-type="float">
            <text:p>0</text:p>
          </table:table-cell>
          <table:table-cell table:formula="of:=IF(MOD(-[.$A237];[.D$1])=[.D$3];&quot;XXX&quot;;MOD(-[.$A237];[.D$1]))" office:value-type="float" office:value="422" calcext:value-type="float">
            <text:p>422</text:p>
          </table:table-cell>
          <table:table-cell table:formula="of:=IF(MOD(-[.$A237];[.E$1])=[.E$3];&quot;XXX&quot;;MOD(-[.$A237];[.E$1]))" office:value-type="float" office:value="0" calcext:value-type="float">
            <text:p>0</text:p>
          </table:table-cell>
          <table:table-cell table:formula="of:=IF(MOD(-[.$A237];[.F$1])=[.F$3];&quot;XXX&quot;;MOD(-[.$A237];[.F$1]))" office:value-type="float" office:value="0" calcext:value-type="float">
            <text:p>0</text:p>
          </table:table-cell>
          <table:table-cell table:formula="of:=IF(MOD(-[.$A237];[.G$1])=[.G$3];&quot;XXX&quot;;MOD(-[.$A237];[.G$1]))" office:value-type="float" office:value="0" calcext:value-type="float">
            <text:p>0</text:p>
          </table:table-cell>
          <table:table-cell table:formula="of:=IF(MOD(-[.$A237];[.H$1])=[.H$3];&quot;XXX&quot;;MOD(-[.$A237];[.H$1]))" office:value-type="float" office:value="732" calcext:value-type="float">
            <text:p>732</text:p>
          </table:table-cell>
          <table:table-cell table:formula="of:=IF(MOD(-[.$A237];[.I$1])=[.I$3];&quot;XXX&quot;;MOD(-[.$A237];[.I$1]))" office:value-type="float" office:value="0" calcext:value-type="float">
            <text:p>0</text:p>
          </table:table-cell>
          <table:table-cell table:formula="of:=IF(MOD(-[.$A237];[.J$1])=[.J$3];&quot;XXX&quot;;MOD(-[.$A237];[.J$1]))" office:value-type="float" office:value="0" calcext:value-type="float">
            <text:p>0</text:p>
          </table:table-cell>
        </table:table-row>
        <table:table-row table:style-name="ro1">
          <table:table-cell table:formula="of:=[.A237]+(13*37*461*17*19*739*41*23)" office:value-type="float" office:value="1.16829800998304E+016" calcext:value-type="float">
            <text:p>1.16829800998304E+016</text:p>
          </table:table-cell>
          <table:table-cell table:formula="of:=IF(MOD(-[.$A238];[.B$1])=[.B$3];&quot;XXX&quot;;MOD(-[.$A238];[.B$1]))" office:value-type="string" office:string-value="XXX" calcext:value-type="string">
            <text:p>XXX</text:p>
          </table:table-cell>
          <table:table-cell table:formula="of:=IF(MOD(-[.$A238];[.C$1])=[.C$3];&quot;XXX&quot;;MOD(-[.$A238];[.C$1]))" office:value-type="float" office:value="0" calcext:value-type="float">
            <text:p>0</text:p>
          </table:table-cell>
          <table:table-cell table:formula="of:=IF(MOD(-[.$A238];[.D$1])=[.D$3];&quot;XXX&quot;;MOD(-[.$A238];[.D$1]))" office:value-type="float" office:value="420" calcext:value-type="float">
            <text:p>420</text:p>
          </table:table-cell>
          <table:table-cell table:formula="of:=IF(MOD(-[.$A238];[.E$1])=[.E$3];&quot;XXX&quot;;MOD(-[.$A238];[.E$1]))" office:value-type="float" office:value="0" calcext:value-type="float">
            <text:p>0</text:p>
          </table:table-cell>
          <table:table-cell table:formula="of:=IF(MOD(-[.$A238];[.F$1])=[.F$3];&quot;XXX&quot;;MOD(-[.$A238];[.F$1]))" office:value-type="float" office:value="0" calcext:value-type="float">
            <text:p>0</text:p>
          </table:table-cell>
          <table:table-cell table:formula="of:=IF(MOD(-[.$A238];[.G$1])=[.G$3];&quot;XXX&quot;;MOD(-[.$A238];[.G$1]))" office:value-type="float" office:value="0" calcext:value-type="float">
            <text:p>0</text:p>
          </table:table-cell>
          <table:table-cell table:formula="of:=IF(MOD(-[.$A238];[.H$1])=[.H$3];&quot;XXX&quot;;MOD(-[.$A238];[.H$1]))" office:value-type="float" office:value="730" calcext:value-type="float">
            <text:p>730</text:p>
          </table:table-cell>
          <table:table-cell table:formula="of:=IF(MOD(-[.$A238];[.I$1])=[.I$3];&quot;XXX&quot;;MOD(-[.$A238];[.I$1]))" office:value-type="float" office:value="0" calcext:value-type="float">
            <text:p>0</text:p>
          </table:table-cell>
          <table:table-cell table:formula="of:=IF(MOD(-[.$A238];[.J$1])=[.J$3];&quot;XXX&quot;;MOD(-[.$A238];[.J$1]))" office:value-type="float" office:value="0" calcext:value-type="float">
            <text:p>0</text:p>
          </table:table-cell>
        </table:table-row>
        <table:table-row table:style-name="ro1">
          <table:table-cell table:formula="of:=[.A238]+(13*37*461*17*19*739*41*23)" office:value-type="float" office:value="1.17328920633532E+016" calcext:value-type="float">
            <text:p>1.17328920633532E+016</text:p>
          </table:table-cell>
          <table:table-cell table:formula="of:=IF(MOD(-[.$A239];[.B$1])=[.B$3];&quot;XXX&quot;;MOD(-[.$A239];[.B$1]))" office:value-type="string" office:string-value="XXX" calcext:value-type="string">
            <text:p>XXX</text:p>
          </table:table-cell>
          <table:table-cell table:formula="of:=IF(MOD(-[.$A239];[.C$1])=[.C$3];&quot;XXX&quot;;MOD(-[.$A239];[.C$1]))" office:value-type="float" office:value="0" calcext:value-type="float">
            <text:p>0</text:p>
          </table:table-cell>
          <table:table-cell table:formula="of:=IF(MOD(-[.$A239];[.D$1])=[.D$3];&quot;XXX&quot;;MOD(-[.$A239];[.D$1]))" office:value-type="float" office:value="420" calcext:value-type="float">
            <text:p>420</text:p>
          </table:table-cell>
          <table:table-cell table:formula="of:=IF(MOD(-[.$A239];[.E$1])=[.E$3];&quot;XXX&quot;;MOD(-[.$A239];[.E$1]))" office:value-type="float" office:value="0" calcext:value-type="float">
            <text:p>0</text:p>
          </table:table-cell>
          <table:table-cell table:formula="of:=IF(MOD(-[.$A239];[.F$1])=[.F$3];&quot;XXX&quot;;MOD(-[.$A239];[.F$1]))" office:value-type="float" office:value="0" calcext:value-type="float">
            <text:p>0</text:p>
          </table:table-cell>
          <table:table-cell table:formula="of:=IF(MOD(-[.$A239];[.G$1])=[.G$3];&quot;XXX&quot;;MOD(-[.$A239];[.G$1]))" office:value-type="float" office:value="0" calcext:value-type="float">
            <text:p>0</text:p>
          </table:table-cell>
          <table:table-cell table:formula="of:=IF(MOD(-[.$A239];[.H$1])=[.H$3];&quot;XXX&quot;;MOD(-[.$A239];[.H$1]))" office:value-type="float" office:value="728" calcext:value-type="float">
            <text:p>728</text:p>
          </table:table-cell>
          <table:table-cell table:formula="of:=IF(MOD(-[.$A239];[.I$1])=[.I$3];&quot;XXX&quot;;MOD(-[.$A239];[.I$1]))" office:value-type="float" office:value="0" calcext:value-type="float">
            <text:p>0</text:p>
          </table:table-cell>
          <table:table-cell table:formula="of:=IF(MOD(-[.$A239];[.J$1])=[.J$3];&quot;XXX&quot;;MOD(-[.$A239];[.J$1]))" office:value-type="float" office:value="0" calcext:value-type="float">
            <text:p>0</text:p>
          </table:table-cell>
        </table:table-row>
        <table:table-row table:style-name="ro1">
          <table:table-cell table:formula="of:=[.A239]+(13*37*461*17*19*739*41*23)" office:value-type="float" office:value="1.1782804026876E+016" calcext:value-type="float">
            <text:p>1.1782804026876E+016</text:p>
          </table:table-cell>
          <table:table-cell table:formula="of:=IF(MOD(-[.$A240];[.B$1])=[.B$3];&quot;XXX&quot;;MOD(-[.$A240];[.B$1]))" office:value-type="string" office:string-value="XXX" calcext:value-type="string">
            <text:p>XXX</text:p>
          </table:table-cell>
          <table:table-cell table:formula="of:=IF(MOD(-[.$A240];[.C$1])=[.C$3];&quot;XXX&quot;;MOD(-[.$A240];[.C$1]))" office:value-type="float" office:value="0" calcext:value-type="float">
            <text:p>0</text:p>
          </table:table-cell>
          <table:table-cell table:formula="of:=IF(MOD(-[.$A240];[.D$1])=[.D$3];&quot;XXX&quot;;MOD(-[.$A240];[.D$1]))" office:value-type="float" office:value="420" calcext:value-type="float">
            <text:p>420</text:p>
          </table:table-cell>
          <table:table-cell table:formula="of:=IF(MOD(-[.$A240];[.E$1])=[.E$3];&quot;XXX&quot;;MOD(-[.$A240];[.E$1]))" office:value-type="float" office:value="0" calcext:value-type="float">
            <text:p>0</text:p>
          </table:table-cell>
          <table:table-cell table:formula="of:=IF(MOD(-[.$A240];[.F$1])=[.F$3];&quot;XXX&quot;;MOD(-[.$A240];[.F$1]))" office:value-type="float" office:value="0" calcext:value-type="float">
            <text:p>0</text:p>
          </table:table-cell>
          <table:table-cell table:formula="of:=IF(MOD(-[.$A240];[.G$1])=[.G$3];&quot;XXX&quot;;MOD(-[.$A240];[.G$1]))" office:value-type="float" office:value="0" calcext:value-type="float">
            <text:p>0</text:p>
          </table:table-cell>
          <table:table-cell table:formula="of:=IF(MOD(-[.$A240];[.H$1])=[.H$3];&quot;XXX&quot;;MOD(-[.$A240];[.H$1]))" office:value-type="float" office:value="728" calcext:value-type="float">
            <text:p>728</text:p>
          </table:table-cell>
          <table:table-cell table:formula="of:=IF(MOD(-[.$A240];[.I$1])=[.I$3];&quot;XXX&quot;;MOD(-[.$A240];[.I$1]))" office:value-type="float" office:value="0" calcext:value-type="float">
            <text:p>0</text:p>
          </table:table-cell>
          <table:table-cell table:formula="of:=IF(MOD(-[.$A240];[.J$1])=[.J$3];&quot;XXX&quot;;MOD(-[.$A240];[.J$1]))" office:value-type="float" office:value="0" calcext:value-type="float">
            <text:p>0</text:p>
          </table:table-cell>
        </table:table-row>
        <table:table-row table:style-name="ro1">
          <table:table-cell table:formula="of:=[.A240]+(13*37*461*17*19*739*41*23)" office:value-type="float" office:value="1.18327159903988E+016" calcext:value-type="float">
            <text:p>1.18327159903988E+016</text:p>
          </table:table-cell>
          <table:table-cell table:formula="of:=IF(MOD(-[.$A241];[.B$1])=[.B$3];&quot;XXX&quot;;MOD(-[.$A241];[.B$1]))" office:value-type="string" office:string-value="XXX" calcext:value-type="string">
            <text:p>XXX</text:p>
          </table:table-cell>
          <table:table-cell table:formula="of:=IF(MOD(-[.$A241];[.C$1])=[.C$3];&quot;XXX&quot;;MOD(-[.$A241];[.C$1]))" office:value-type="float" office:value="0" calcext:value-type="float">
            <text:p>0</text:p>
          </table:table-cell>
          <table:table-cell table:formula="of:=IF(MOD(-[.$A241];[.D$1])=[.D$3];&quot;XXX&quot;;MOD(-[.$A241];[.D$1]))" office:value-type="float" office:value="418" calcext:value-type="float">
            <text:p>418</text:p>
          </table:table-cell>
          <table:table-cell table:formula="of:=IF(MOD(-[.$A241];[.E$1])=[.E$3];&quot;XXX&quot;;MOD(-[.$A241];[.E$1]))" office:value-type="float" office:value="0" calcext:value-type="float">
            <text:p>0</text:p>
          </table:table-cell>
          <table:table-cell table:formula="of:=IF(MOD(-[.$A241];[.F$1])=[.F$3];&quot;XXX&quot;;MOD(-[.$A241];[.F$1]))" office:value-type="float" office:value="0" calcext:value-type="float">
            <text:p>0</text:p>
          </table:table-cell>
          <table:table-cell table:formula="of:=IF(MOD(-[.$A241];[.G$1])=[.G$3];&quot;XXX&quot;;MOD(-[.$A241];[.G$1]))" office:value-type="float" office:value="0" calcext:value-type="float">
            <text:p>0</text:p>
          </table:table-cell>
          <table:table-cell table:formula="of:=IF(MOD(-[.$A241];[.H$1])=[.H$3];&quot;XXX&quot;;MOD(-[.$A241];[.H$1]))" office:value-type="float" office:value="728" calcext:value-type="float">
            <text:p>728</text:p>
          </table:table-cell>
          <table:table-cell table:formula="of:=IF(MOD(-[.$A241];[.I$1])=[.I$3];&quot;XXX&quot;;MOD(-[.$A241];[.I$1]))" office:value-type="float" office:value="0" calcext:value-type="float">
            <text:p>0</text:p>
          </table:table-cell>
          <table:table-cell table:formula="of:=IF(MOD(-[.$A241];[.J$1])=[.J$3];&quot;XXX&quot;;MOD(-[.$A241];[.J$1]))" office:value-type="float" office:value="0" calcext:value-type="float">
            <text:p>0</text:p>
          </table:table-cell>
        </table:table-row>
        <table:table-row table:style-name="ro1">
          <table:table-cell table:formula="of:=[.A241]+(13*37*461*17*19*739*41*23)" office:value-type="float" office:value="1.18826279539217E+016" calcext:value-type="float">
            <text:p>1.18826279539217E+016</text:p>
          </table:table-cell>
          <table:table-cell table:formula="of:=IF(MOD(-[.$A242];[.B$1])=[.B$3];&quot;XXX&quot;;MOD(-[.$A242];[.B$1]))" office:value-type="string" office:string-value="XXX" calcext:value-type="string">
            <text:p>XXX</text:p>
          </table:table-cell>
          <table:table-cell table:formula="of:=IF(MOD(-[.$A242];[.C$1])=[.C$3];&quot;XXX&quot;;MOD(-[.$A242];[.C$1]))" office:value-type="float" office:value="0" calcext:value-type="float">
            <text:p>0</text:p>
          </table:table-cell>
          <table:table-cell table:formula="of:=IF(MOD(-[.$A242];[.D$1])=[.D$3];&quot;XXX&quot;;MOD(-[.$A242];[.D$1]))" office:value-type="float" office:value="416" calcext:value-type="float">
            <text:p>416</text:p>
          </table:table-cell>
          <table:table-cell table:formula="of:=IF(MOD(-[.$A242];[.E$1])=[.E$3];&quot;XXX&quot;;MOD(-[.$A242];[.E$1]))" office:value-type="float" office:value="0" calcext:value-type="float">
            <text:p>0</text:p>
          </table:table-cell>
          <table:table-cell table:formula="of:=IF(MOD(-[.$A242];[.F$1])=[.F$3];&quot;XXX&quot;;MOD(-[.$A242];[.F$1]))" office:value-type="float" office:value="0" calcext:value-type="float">
            <text:p>0</text:p>
          </table:table-cell>
          <table:table-cell table:formula="of:=IF(MOD(-[.$A242];[.G$1])=[.G$3];&quot;XXX&quot;;MOD(-[.$A242];[.G$1]))" office:value-type="float" office:value="0" calcext:value-type="float">
            <text:p>0</text:p>
          </table:table-cell>
          <table:table-cell table:formula="of:=IF(MOD(-[.$A242];[.H$1])=[.H$3];&quot;XXX&quot;;MOD(-[.$A242];[.H$1]))" office:value-type="float" office:value="726" calcext:value-type="float">
            <text:p>726</text:p>
          </table:table-cell>
          <table:table-cell table:formula="of:=IF(MOD(-[.$A242];[.I$1])=[.I$3];&quot;XXX&quot;;MOD(-[.$A242];[.I$1]))" office:value-type="float" office:value="0" calcext:value-type="float">
            <text:p>0</text:p>
          </table:table-cell>
          <table:table-cell table:formula="of:=IF(MOD(-[.$A242];[.J$1])=[.J$3];&quot;XXX&quot;;MOD(-[.$A242];[.J$1]))" office:value-type="float" office:value="0" calcext:value-type="float">
            <text:p>0</text:p>
          </table:table-cell>
        </table:table-row>
        <table:table-row table:style-name="ro1">
          <table:table-cell table:formula="of:=[.A242]+(13*37*461*17*19*739*41*23)" office:value-type="float" office:value="1.19325399174445E+016" calcext:value-type="float">
            <text:p>1.19325399174445E+016</text:p>
          </table:table-cell>
          <table:table-cell table:formula="of:=IF(MOD(-[.$A243];[.B$1])=[.B$3];&quot;XXX&quot;;MOD(-[.$A243];[.B$1]))" office:value-type="string" office:string-value="XXX" calcext:value-type="string">
            <text:p>XXX</text:p>
          </table:table-cell>
          <table:table-cell table:formula="of:=IF(MOD(-[.$A243];[.C$1])=[.C$3];&quot;XXX&quot;;MOD(-[.$A243];[.C$1]))" office:value-type="float" office:value="0" calcext:value-type="float">
            <text:p>0</text:p>
          </table:table-cell>
          <table:table-cell table:formula="of:=IF(MOD(-[.$A243];[.D$1])=[.D$3];&quot;XXX&quot;;MOD(-[.$A243];[.D$1]))" office:value-type="float" office:value="416" calcext:value-type="float">
            <text:p>416</text:p>
          </table:table-cell>
          <table:table-cell table:formula="of:=IF(MOD(-[.$A243];[.E$1])=[.E$3];&quot;XXX&quot;;MOD(-[.$A243];[.E$1]))" office:value-type="float" office:value="0" calcext:value-type="float">
            <text:p>0</text:p>
          </table:table-cell>
          <table:table-cell table:formula="of:=IF(MOD(-[.$A243];[.F$1])=[.F$3];&quot;XXX&quot;;MOD(-[.$A243];[.F$1]))" office:value-type="float" office:value="0" calcext:value-type="float">
            <text:p>0</text:p>
          </table:table-cell>
          <table:table-cell table:formula="of:=IF(MOD(-[.$A243];[.G$1])=[.G$3];&quot;XXX&quot;;MOD(-[.$A243];[.G$1]))" office:value-type="float" office:value="0" calcext:value-type="float">
            <text:p>0</text:p>
          </table:table-cell>
          <table:table-cell table:formula="of:=IF(MOD(-[.$A243];[.H$1])=[.H$3];&quot;XXX&quot;;MOD(-[.$A243];[.H$1]))" office:value-type="float" office:value="724" calcext:value-type="float">
            <text:p>724</text:p>
          </table:table-cell>
          <table:table-cell table:formula="of:=IF(MOD(-[.$A243];[.I$1])=[.I$3];&quot;XXX&quot;;MOD(-[.$A243];[.I$1]))" office:value-type="float" office:value="0" calcext:value-type="float">
            <text:p>0</text:p>
          </table:table-cell>
          <table:table-cell table:formula="of:=IF(MOD(-[.$A243];[.J$1])=[.J$3];&quot;XXX&quot;;MOD(-[.$A243];[.J$1]))" office:value-type="float" office:value="0" calcext:value-type="float">
            <text:p>0</text:p>
          </table:table-cell>
        </table:table-row>
        <table:table-row table:style-name="ro1">
          <table:table-cell table:formula="of:=[.A243]+(13*37*461*17*19*739*41*23)" office:value-type="float" office:value="1.19824518809673E+016" calcext:value-type="float">
            <text:p>1.19824518809673E+016</text:p>
          </table:table-cell>
          <table:table-cell table:formula="of:=IF(MOD(-[.$A244];[.B$1])=[.B$3];&quot;XXX&quot;;MOD(-[.$A244];[.B$1]))" office:value-type="string" office:string-value="XXX" calcext:value-type="string">
            <text:p>XXX</text:p>
          </table:table-cell>
          <table:table-cell table:formula="of:=IF(MOD(-[.$A244];[.C$1])=[.C$3];&quot;XXX&quot;;MOD(-[.$A244];[.C$1]))" office:value-type="float" office:value="0" calcext:value-type="float">
            <text:p>0</text:p>
          </table:table-cell>
          <table:table-cell table:formula="of:=IF(MOD(-[.$A244];[.D$1])=[.D$3];&quot;XXX&quot;;MOD(-[.$A244];[.D$1]))" office:value-type="float" office:value="416" calcext:value-type="float">
            <text:p>416</text:p>
          </table:table-cell>
          <table:table-cell table:formula="of:=IF(MOD(-[.$A244];[.E$1])=[.E$3];&quot;XXX&quot;;MOD(-[.$A244];[.E$1]))" office:value-type="float" office:value="0" calcext:value-type="float">
            <text:p>0</text:p>
          </table:table-cell>
          <table:table-cell table:formula="of:=IF(MOD(-[.$A244];[.F$1])=[.F$3];&quot;XXX&quot;;MOD(-[.$A244];[.F$1]))" office:value-type="float" office:value="0" calcext:value-type="float">
            <text:p>0</text:p>
          </table:table-cell>
          <table:table-cell table:formula="of:=IF(MOD(-[.$A244];[.G$1])=[.G$3];&quot;XXX&quot;;MOD(-[.$A244];[.G$1]))" office:value-type="float" office:value="0" calcext:value-type="float">
            <text:p>0</text:p>
          </table:table-cell>
          <table:table-cell table:formula="of:=IF(MOD(-[.$A244];[.H$1])=[.H$3];&quot;XXX&quot;;MOD(-[.$A244];[.H$1]))" office:value-type="float" office:value="724" calcext:value-type="float">
            <text:p>724</text:p>
          </table:table-cell>
          <table:table-cell table:formula="of:=IF(MOD(-[.$A244];[.I$1])=[.I$3];&quot;XXX&quot;;MOD(-[.$A244];[.I$1]))" office:value-type="float" office:value="0" calcext:value-type="float">
            <text:p>0</text:p>
          </table:table-cell>
          <table:table-cell table:formula="of:=IF(MOD(-[.$A244];[.J$1])=[.J$3];&quot;XXX&quot;;MOD(-[.$A244];[.J$1]))" office:value-type="float" office:value="0" calcext:value-type="float">
            <text:p>0</text:p>
          </table:table-cell>
        </table:table-row>
        <table:table-row table:style-name="ro1">
          <table:table-cell table:formula="of:=[.A244]+(13*37*461*17*19*739*41*23)" office:value-type="float" office:value="1.20323638444901E+016" calcext:value-type="float">
            <text:p>1.20323638444901E+016</text:p>
          </table:table-cell>
          <table:table-cell table:formula="of:=IF(MOD(-[.$A245];[.B$1])=[.B$3];&quot;XXX&quot;;MOD(-[.$A245];[.B$1]))" office:value-type="string" office:string-value="XXX" calcext:value-type="string">
            <text:p>XXX</text:p>
          </table:table-cell>
          <table:table-cell table:formula="of:=IF(MOD(-[.$A245];[.C$1])=[.C$3];&quot;XXX&quot;;MOD(-[.$A245];[.C$1]))" office:value-type="float" office:value="0" calcext:value-type="float">
            <text:p>0</text:p>
          </table:table-cell>
          <table:table-cell table:formula="of:=IF(MOD(-[.$A245];[.D$1])=[.D$3];&quot;XXX&quot;;MOD(-[.$A245];[.D$1]))" office:value-type="float" office:value="414" calcext:value-type="float">
            <text:p>414</text:p>
          </table:table-cell>
          <table:table-cell table:formula="of:=IF(MOD(-[.$A245];[.E$1])=[.E$3];&quot;XXX&quot;;MOD(-[.$A245];[.E$1]))" office:value-type="float" office:value="0" calcext:value-type="float">
            <text:p>0</text:p>
          </table:table-cell>
          <table:table-cell table:formula="of:=IF(MOD(-[.$A245];[.F$1])=[.F$3];&quot;XXX&quot;;MOD(-[.$A245];[.F$1]))" office:value-type="float" office:value="0" calcext:value-type="float">
            <text:p>0</text:p>
          </table:table-cell>
          <table:table-cell table:formula="of:=IF(MOD(-[.$A245];[.G$1])=[.G$3];&quot;XXX&quot;;MOD(-[.$A245];[.G$1]))" office:value-type="float" office:value="0" calcext:value-type="float">
            <text:p>0</text:p>
          </table:table-cell>
          <table:table-cell table:formula="of:=IF(MOD(-[.$A245];[.H$1])=[.H$3];&quot;XXX&quot;;MOD(-[.$A245];[.H$1]))" office:value-type="float" office:value="724" calcext:value-type="float">
            <text:p>724</text:p>
          </table:table-cell>
          <table:table-cell table:formula="of:=IF(MOD(-[.$A245];[.I$1])=[.I$3];&quot;XXX&quot;;MOD(-[.$A245];[.I$1]))" office:value-type="float" office:value="0" calcext:value-type="float">
            <text:p>0</text:p>
          </table:table-cell>
          <table:table-cell table:formula="of:=IF(MOD(-[.$A245];[.J$1])=[.J$3];&quot;XXX&quot;;MOD(-[.$A245];[.J$1]))" office:value-type="float" office:value="0" calcext:value-type="float">
            <text:p>0</text:p>
          </table:table-cell>
        </table:table-row>
        <table:table-row table:style-name="ro1">
          <table:table-cell table:formula="of:=[.A245]+(13*37*461*17*19*739*41*23)" office:value-type="float" office:value="1.20822758080129E+016" calcext:value-type="float">
            <text:p>1.20822758080129E+016</text:p>
          </table:table-cell>
          <table:table-cell table:formula="of:=IF(MOD(-[.$A246];[.B$1])=[.B$3];&quot;XXX&quot;;MOD(-[.$A246];[.B$1]))" office:value-type="string" office:string-value="XXX" calcext:value-type="string">
            <text:p>XXX</text:p>
          </table:table-cell>
          <table:table-cell table:formula="of:=IF(MOD(-[.$A246];[.C$1])=[.C$3];&quot;XXX&quot;;MOD(-[.$A246];[.C$1]))" office:value-type="float" office:value="0" calcext:value-type="float">
            <text:p>0</text:p>
          </table:table-cell>
          <table:table-cell table:formula="of:=IF(MOD(-[.$A246];[.D$1])=[.D$3];&quot;XXX&quot;;MOD(-[.$A246];[.D$1]))" office:value-type="float" office:value="412" calcext:value-type="float">
            <text:p>412</text:p>
          </table:table-cell>
          <table:table-cell table:formula="of:=IF(MOD(-[.$A246];[.E$1])=[.E$3];&quot;XXX&quot;;MOD(-[.$A246];[.E$1]))" office:value-type="float" office:value="0" calcext:value-type="float">
            <text:p>0</text:p>
          </table:table-cell>
          <table:table-cell table:formula="of:=IF(MOD(-[.$A246];[.F$1])=[.F$3];&quot;XXX&quot;;MOD(-[.$A246];[.F$1]))" office:value-type="float" office:value="0" calcext:value-type="float">
            <text:p>0</text:p>
          </table:table-cell>
          <table:table-cell table:formula="of:=IF(MOD(-[.$A246];[.G$1])=[.G$3];&quot;XXX&quot;;MOD(-[.$A246];[.G$1]))" office:value-type="float" office:value="0" calcext:value-type="float">
            <text:p>0</text:p>
          </table:table-cell>
          <table:table-cell table:formula="of:=IF(MOD(-[.$A246];[.H$1])=[.H$3];&quot;XXX&quot;;MOD(-[.$A246];[.H$1]))" office:value-type="float" office:value="722" calcext:value-type="float">
            <text:p>722</text:p>
          </table:table-cell>
          <table:table-cell table:formula="of:=IF(MOD(-[.$A246];[.I$1])=[.I$3];&quot;XXX&quot;;MOD(-[.$A246];[.I$1]))" office:value-type="float" office:value="0" calcext:value-type="float">
            <text:p>0</text:p>
          </table:table-cell>
          <table:table-cell table:formula="of:=IF(MOD(-[.$A246];[.J$1])=[.J$3];&quot;XXX&quot;;MOD(-[.$A246];[.J$1]))" office:value-type="float" office:value="0" calcext:value-type="float">
            <text:p>0</text:p>
          </table:table-cell>
        </table:table-row>
        <table:table-row table:style-name="ro1">
          <table:table-cell table:formula="of:=[.A246]+(13*37*461*17*19*739*41*23)" office:value-type="float" office:value="1.21321877715357E+016" calcext:value-type="float">
            <text:p>1.21321877715357E+016</text:p>
          </table:table-cell>
          <table:table-cell table:formula="of:=IF(MOD(-[.$A247];[.B$1])=[.B$3];&quot;XXX&quot;;MOD(-[.$A247];[.B$1]))" office:value-type="string" office:string-value="XXX" calcext:value-type="string">
            <text:p>XXX</text:p>
          </table:table-cell>
          <table:table-cell table:formula="of:=IF(MOD(-[.$A247];[.C$1])=[.C$3];&quot;XXX&quot;;MOD(-[.$A247];[.C$1]))" office:value-type="float" office:value="0" calcext:value-type="float">
            <text:p>0</text:p>
          </table:table-cell>
          <table:table-cell table:formula="of:=IF(MOD(-[.$A247];[.D$1])=[.D$3];&quot;XXX&quot;;MOD(-[.$A247];[.D$1]))" office:value-type="float" office:value="412" calcext:value-type="float">
            <text:p>412</text:p>
          </table:table-cell>
          <table:table-cell table:formula="of:=IF(MOD(-[.$A247];[.E$1])=[.E$3];&quot;XXX&quot;;MOD(-[.$A247];[.E$1]))" office:value-type="float" office:value="0" calcext:value-type="float">
            <text:p>0</text:p>
          </table:table-cell>
          <table:table-cell table:formula="of:=IF(MOD(-[.$A247];[.F$1])=[.F$3];&quot;XXX&quot;;MOD(-[.$A247];[.F$1]))" office:value-type="float" office:value="0" calcext:value-type="float">
            <text:p>0</text:p>
          </table:table-cell>
          <table:table-cell table:formula="of:=IF(MOD(-[.$A247];[.G$1])=[.G$3];&quot;XXX&quot;;MOD(-[.$A247];[.G$1]))" office:value-type="float" office:value="0" calcext:value-type="float">
            <text:p>0</text:p>
          </table:table-cell>
          <table:table-cell table:formula="of:=IF(MOD(-[.$A247];[.H$1])=[.H$3];&quot;XXX&quot;;MOD(-[.$A247];[.H$1]))" office:value-type="float" office:value="720" calcext:value-type="float">
            <text:p>720</text:p>
          </table:table-cell>
          <table:table-cell table:formula="of:=IF(MOD(-[.$A247];[.I$1])=[.I$3];&quot;XXX&quot;;MOD(-[.$A247];[.I$1]))" office:value-type="float" office:value="0" calcext:value-type="float">
            <text:p>0</text:p>
          </table:table-cell>
          <table:table-cell table:formula="of:=IF(MOD(-[.$A247];[.J$1])=[.J$3];&quot;XXX&quot;;MOD(-[.$A247];[.J$1]))" office:value-type="float" office:value="0" calcext:value-type="float">
            <text:p>0</text:p>
          </table:table-cell>
        </table:table-row>
        <table:table-row table:style-name="ro1">
          <table:table-cell table:formula="of:=[.A247]+(13*37*461*17*19*739*41*23)" office:value-type="float" office:value="1.21820997350585E+016" calcext:value-type="float">
            <text:p>1.21820997350585E+016</text:p>
          </table:table-cell>
          <table:table-cell table:formula="of:=IF(MOD(-[.$A248];[.B$1])=[.B$3];&quot;XXX&quot;;MOD(-[.$A248];[.B$1]))" office:value-type="string" office:string-value="XXX" calcext:value-type="string">
            <text:p>XXX</text:p>
          </table:table-cell>
          <table:table-cell table:formula="of:=IF(MOD(-[.$A248];[.C$1])=[.C$3];&quot;XXX&quot;;MOD(-[.$A248];[.C$1]))" office:value-type="float" office:value="0" calcext:value-type="float">
            <text:p>0</text:p>
          </table:table-cell>
          <table:table-cell table:formula="of:=IF(MOD(-[.$A248];[.D$1])=[.D$3];&quot;XXX&quot;;MOD(-[.$A248];[.D$1]))" office:value-type="float" office:value="412" calcext:value-type="float">
            <text:p>412</text:p>
          </table:table-cell>
          <table:table-cell table:formula="of:=IF(MOD(-[.$A248];[.E$1])=[.E$3];&quot;XXX&quot;;MOD(-[.$A248];[.E$1]))" office:value-type="float" office:value="0" calcext:value-type="float">
            <text:p>0</text:p>
          </table:table-cell>
          <table:table-cell table:formula="of:=IF(MOD(-[.$A248];[.F$1])=[.F$3];&quot;XXX&quot;;MOD(-[.$A248];[.F$1]))" office:value-type="float" office:value="0" calcext:value-type="float">
            <text:p>0</text:p>
          </table:table-cell>
          <table:table-cell table:formula="of:=IF(MOD(-[.$A248];[.G$1])=[.G$3];&quot;XXX&quot;;MOD(-[.$A248];[.G$1]))" office:value-type="float" office:value="0" calcext:value-type="float">
            <text:p>0</text:p>
          </table:table-cell>
          <table:table-cell table:formula="of:=IF(MOD(-[.$A248];[.H$1])=[.H$3];&quot;XXX&quot;;MOD(-[.$A248];[.H$1]))" office:value-type="float" office:value="720" calcext:value-type="float">
            <text:p>720</text:p>
          </table:table-cell>
          <table:table-cell table:formula="of:=IF(MOD(-[.$A248];[.I$1])=[.I$3];&quot;XXX&quot;;MOD(-[.$A248];[.I$1]))" office:value-type="float" office:value="0" calcext:value-type="float">
            <text:p>0</text:p>
          </table:table-cell>
          <table:table-cell table:formula="of:=IF(MOD(-[.$A248];[.J$1])=[.J$3];&quot;XXX&quot;;MOD(-[.$A248];[.J$1]))" office:value-type="float" office:value="0" calcext:value-type="float">
            <text:p>0</text:p>
          </table:table-cell>
        </table:table-row>
        <table:table-row table:style-name="ro1">
          <table:table-cell table:formula="of:=[.A248]+(13*37*461*17*19*739*41*23)" office:value-type="float" office:value="1.22320116985813E+016" calcext:value-type="float">
            <text:p>1.22320116985813E+016</text:p>
          </table:table-cell>
          <table:table-cell table:formula="of:=IF(MOD(-[.$A249];[.B$1])=[.B$3];&quot;XXX&quot;;MOD(-[.$A249];[.B$1]))" office:value-type="string" office:string-value="XXX" calcext:value-type="string">
            <text:p>XXX</text:p>
          </table:table-cell>
          <table:table-cell table:formula="of:=IF(MOD(-[.$A249];[.C$1])=[.C$3];&quot;XXX&quot;;MOD(-[.$A249];[.C$1]))" office:value-type="float" office:value="0" calcext:value-type="float">
            <text:p>0</text:p>
          </table:table-cell>
          <table:table-cell table:formula="of:=IF(MOD(-[.$A249];[.D$1])=[.D$3];&quot;XXX&quot;;MOD(-[.$A249];[.D$1]))" office:value-type="float" office:value="410" calcext:value-type="float">
            <text:p>410</text:p>
          </table:table-cell>
          <table:table-cell table:formula="of:=IF(MOD(-[.$A249];[.E$1])=[.E$3];&quot;XXX&quot;;MOD(-[.$A249];[.E$1]))" office:value-type="float" office:value="0" calcext:value-type="float">
            <text:p>0</text:p>
          </table:table-cell>
          <table:table-cell table:formula="of:=IF(MOD(-[.$A249];[.F$1])=[.F$3];&quot;XXX&quot;;MOD(-[.$A249];[.F$1]))" office:value-type="float" office:value="0" calcext:value-type="float">
            <text:p>0</text:p>
          </table:table-cell>
          <table:table-cell table:formula="of:=IF(MOD(-[.$A249];[.G$1])=[.G$3];&quot;XXX&quot;;MOD(-[.$A249];[.G$1]))" office:value-type="float" office:value="0" calcext:value-type="float">
            <text:p>0</text:p>
          </table:table-cell>
          <table:table-cell table:formula="of:=IF(MOD(-[.$A249];[.H$1])=[.H$3];&quot;XXX&quot;;MOD(-[.$A249];[.H$1]))" office:value-type="float" office:value="720" calcext:value-type="float">
            <text:p>720</text:p>
          </table:table-cell>
          <table:table-cell table:formula="of:=IF(MOD(-[.$A249];[.I$1])=[.I$3];&quot;XXX&quot;;MOD(-[.$A249];[.I$1]))" office:value-type="float" office:value="0" calcext:value-type="float">
            <text:p>0</text:p>
          </table:table-cell>
          <table:table-cell table:formula="of:=IF(MOD(-[.$A249];[.J$1])=[.J$3];&quot;XXX&quot;;MOD(-[.$A249];[.J$1]))" office:value-type="float" office:value="0" calcext:value-type="float">
            <text:p>0</text:p>
          </table:table-cell>
        </table:table-row>
        <table:table-row table:style-name="ro1">
          <table:table-cell table:formula="of:=[.A249]+(13*37*461*17*19*739*41*23)" office:value-type="float" office:value="1.22819236621041E+016" calcext:value-type="float">
            <text:p>1.22819236621041E+016</text:p>
          </table:table-cell>
          <table:table-cell table:formula="of:=IF(MOD(-[.$A250];[.B$1])=[.B$3];&quot;XXX&quot;;MOD(-[.$A250];[.B$1]))" office:value-type="string" office:string-value="XXX" calcext:value-type="string">
            <text:p>XXX</text:p>
          </table:table-cell>
          <table:table-cell table:formula="of:=IF(MOD(-[.$A250];[.C$1])=[.C$3];&quot;XXX&quot;;MOD(-[.$A250];[.C$1]))" office:value-type="float" office:value="0" calcext:value-type="float">
            <text:p>0</text:p>
          </table:table-cell>
          <table:table-cell table:formula="of:=IF(MOD(-[.$A250];[.D$1])=[.D$3];&quot;XXX&quot;;MOD(-[.$A250];[.D$1]))" office:value-type="float" office:value="408" calcext:value-type="float">
            <text:p>408</text:p>
          </table:table-cell>
          <table:table-cell table:formula="of:=IF(MOD(-[.$A250];[.E$1])=[.E$3];&quot;XXX&quot;;MOD(-[.$A250];[.E$1]))" office:value-type="float" office:value="0" calcext:value-type="float">
            <text:p>0</text:p>
          </table:table-cell>
          <table:table-cell table:formula="of:=IF(MOD(-[.$A250];[.F$1])=[.F$3];&quot;XXX&quot;;MOD(-[.$A250];[.F$1]))" office:value-type="float" office:value="0" calcext:value-type="float">
            <text:p>0</text:p>
          </table:table-cell>
          <table:table-cell table:formula="of:=IF(MOD(-[.$A250];[.G$1])=[.G$3];&quot;XXX&quot;;MOD(-[.$A250];[.G$1]))" office:value-type="float" office:value="0" calcext:value-type="float">
            <text:p>0</text:p>
          </table:table-cell>
          <table:table-cell table:formula="of:=IF(MOD(-[.$A250];[.H$1])=[.H$3];&quot;XXX&quot;;MOD(-[.$A250];[.H$1]))" office:value-type="float" office:value="718" calcext:value-type="float">
            <text:p>718</text:p>
          </table:table-cell>
          <table:table-cell table:formula="of:=IF(MOD(-[.$A250];[.I$1])=[.I$3];&quot;XXX&quot;;MOD(-[.$A250];[.I$1]))" office:value-type="float" office:value="0" calcext:value-type="float">
            <text:p>0</text:p>
          </table:table-cell>
          <table:table-cell table:formula="of:=IF(MOD(-[.$A250];[.J$1])=[.J$3];&quot;XXX&quot;;MOD(-[.$A250];[.J$1]))" office:value-type="float" office:value="0" calcext:value-type="float">
            <text:p>0</text:p>
          </table:table-cell>
        </table:table-row>
        <table:table-row table:style-name="ro1">
          <table:table-cell table:formula="of:=[.A250]+(13*37*461*17*19*739*41*23)" office:value-type="float" office:value="1.2331835625627E+016" calcext:value-type="float">
            <text:p>1.2331835625627E+016</text:p>
          </table:table-cell>
          <table:table-cell table:formula="of:=IF(MOD(-[.$A251];[.B$1])=[.B$3];&quot;XXX&quot;;MOD(-[.$A251];[.B$1]))" office:value-type="string" office:string-value="XXX" calcext:value-type="string">
            <text:p>XXX</text:p>
          </table:table-cell>
          <table:table-cell table:formula="of:=IF(MOD(-[.$A251];[.C$1])=[.C$3];&quot;XXX&quot;;MOD(-[.$A251];[.C$1]))" office:value-type="float" office:value="0" calcext:value-type="float">
            <text:p>0</text:p>
          </table:table-cell>
          <table:table-cell table:formula="of:=IF(MOD(-[.$A251];[.D$1])=[.D$3];&quot;XXX&quot;;MOD(-[.$A251];[.D$1]))" office:value-type="float" office:value="408" calcext:value-type="float">
            <text:p>408</text:p>
          </table:table-cell>
          <table:table-cell table:formula="of:=IF(MOD(-[.$A251];[.E$1])=[.E$3];&quot;XXX&quot;;MOD(-[.$A251];[.E$1]))" office:value-type="float" office:value="0" calcext:value-type="float">
            <text:p>0</text:p>
          </table:table-cell>
          <table:table-cell table:formula="of:=IF(MOD(-[.$A251];[.F$1])=[.F$3];&quot;XXX&quot;;MOD(-[.$A251];[.F$1]))" office:value-type="float" office:value="0" calcext:value-type="float">
            <text:p>0</text:p>
          </table:table-cell>
          <table:table-cell table:formula="of:=IF(MOD(-[.$A251];[.G$1])=[.G$3];&quot;XXX&quot;;MOD(-[.$A251];[.G$1]))" office:value-type="float" office:value="0" calcext:value-type="float">
            <text:p>0</text:p>
          </table:table-cell>
          <table:table-cell table:formula="of:=IF(MOD(-[.$A251];[.H$1])=[.H$3];&quot;XXX&quot;;MOD(-[.$A251];[.H$1]))" office:value-type="float" office:value="716" calcext:value-type="float">
            <text:p>716</text:p>
          </table:table-cell>
          <table:table-cell table:formula="of:=IF(MOD(-[.$A251];[.I$1])=[.I$3];&quot;XXX&quot;;MOD(-[.$A251];[.I$1]))" office:value-type="float" office:value="0" calcext:value-type="float">
            <text:p>0</text:p>
          </table:table-cell>
          <table:table-cell table:formula="of:=IF(MOD(-[.$A251];[.J$1])=[.J$3];&quot;XXX&quot;;MOD(-[.$A251];[.J$1]))" office:value-type="float" office:value="0" calcext:value-type="float">
            <text:p>0</text:p>
          </table:table-cell>
        </table:table-row>
        <table:table-row table:style-name="ro1">
          <table:table-cell table:formula="of:=[.A251]+(13*37*461*17*19*739*41*23)" office:value-type="float" office:value="1.23817475891498E+016" calcext:value-type="float">
            <text:p>1.23817475891498E+016</text:p>
          </table:table-cell>
          <table:table-cell table:formula="of:=IF(MOD(-[.$A252];[.B$1])=[.B$3];&quot;XXX&quot;;MOD(-[.$A252];[.B$1]))" office:value-type="string" office:string-value="XXX" calcext:value-type="string">
            <text:p>XXX</text:p>
          </table:table-cell>
          <table:table-cell table:formula="of:=IF(MOD(-[.$A252];[.C$1])=[.C$3];&quot;XXX&quot;;MOD(-[.$A252];[.C$1]))" office:value-type="float" office:value="0" calcext:value-type="float">
            <text:p>0</text:p>
          </table:table-cell>
          <table:table-cell table:formula="of:=IF(MOD(-[.$A252];[.D$1])=[.D$3];&quot;XXX&quot;;MOD(-[.$A252];[.D$1]))" office:value-type="float" office:value="408" calcext:value-type="float">
            <text:p>408</text:p>
          </table:table-cell>
          <table:table-cell table:formula="of:=IF(MOD(-[.$A252];[.E$1])=[.E$3];&quot;XXX&quot;;MOD(-[.$A252];[.E$1]))" office:value-type="float" office:value="0" calcext:value-type="float">
            <text:p>0</text:p>
          </table:table-cell>
          <table:table-cell table:formula="of:=IF(MOD(-[.$A252];[.F$1])=[.F$3];&quot;XXX&quot;;MOD(-[.$A252];[.F$1]))" office:value-type="float" office:value="0" calcext:value-type="float">
            <text:p>0</text:p>
          </table:table-cell>
          <table:table-cell table:formula="of:=IF(MOD(-[.$A252];[.G$1])=[.G$3];&quot;XXX&quot;;MOD(-[.$A252];[.G$1]))" office:value-type="float" office:value="0" calcext:value-type="float">
            <text:p>0</text:p>
          </table:table-cell>
          <table:table-cell table:formula="of:=IF(MOD(-[.$A252];[.H$1])=[.H$3];&quot;XXX&quot;;MOD(-[.$A252];[.H$1]))" office:value-type="float" office:value="716" calcext:value-type="float">
            <text:p>716</text:p>
          </table:table-cell>
          <table:table-cell table:formula="of:=IF(MOD(-[.$A252];[.I$1])=[.I$3];&quot;XXX&quot;;MOD(-[.$A252];[.I$1]))" office:value-type="float" office:value="0" calcext:value-type="float">
            <text:p>0</text:p>
          </table:table-cell>
          <table:table-cell table:formula="of:=IF(MOD(-[.$A252];[.J$1])=[.J$3];&quot;XXX&quot;;MOD(-[.$A252];[.J$1]))" office:value-type="float" office:value="0" calcext:value-type="float">
            <text:p>0</text:p>
          </table:table-cell>
        </table:table-row>
        <table:table-row table:style-name="ro1">
          <table:table-cell table:formula="of:=[.A252]+(13*37*461*17*19*739*41*23)" office:value-type="float" office:value="1.24316595526726E+016" calcext:value-type="float">
            <text:p>1.24316595526726E+016</text:p>
          </table:table-cell>
          <table:table-cell table:formula="of:=IF(MOD(-[.$A253];[.B$1])=[.B$3];&quot;XXX&quot;;MOD(-[.$A253];[.B$1]))" office:value-type="string" office:string-value="XXX" calcext:value-type="string">
            <text:p>XXX</text:p>
          </table:table-cell>
          <table:table-cell table:formula="of:=IF(MOD(-[.$A253];[.C$1])=[.C$3];&quot;XXX&quot;;MOD(-[.$A253];[.C$1]))" office:value-type="float" office:value="0" calcext:value-type="float">
            <text:p>0</text:p>
          </table:table-cell>
          <table:table-cell table:formula="of:=IF(MOD(-[.$A253];[.D$1])=[.D$3];&quot;XXX&quot;;MOD(-[.$A253];[.D$1]))" office:value-type="float" office:value="406" calcext:value-type="float">
            <text:p>406</text:p>
          </table:table-cell>
          <table:table-cell table:formula="of:=IF(MOD(-[.$A253];[.E$1])=[.E$3];&quot;XXX&quot;;MOD(-[.$A253];[.E$1]))" office:value-type="float" office:value="0" calcext:value-type="float">
            <text:p>0</text:p>
          </table:table-cell>
          <table:table-cell table:formula="of:=IF(MOD(-[.$A253];[.F$1])=[.F$3];&quot;XXX&quot;;MOD(-[.$A253];[.F$1]))" office:value-type="float" office:value="0" calcext:value-type="float">
            <text:p>0</text:p>
          </table:table-cell>
          <table:table-cell table:formula="of:=IF(MOD(-[.$A253];[.G$1])=[.G$3];&quot;XXX&quot;;MOD(-[.$A253];[.G$1]))" office:value-type="float" office:value="0" calcext:value-type="float">
            <text:p>0</text:p>
          </table:table-cell>
          <table:table-cell table:formula="of:=IF(MOD(-[.$A253];[.H$1])=[.H$3];&quot;XXX&quot;;MOD(-[.$A253];[.H$1]))" office:value-type="float" office:value="716" calcext:value-type="float">
            <text:p>716</text:p>
          </table:table-cell>
          <table:table-cell table:formula="of:=IF(MOD(-[.$A253];[.I$1])=[.I$3];&quot;XXX&quot;;MOD(-[.$A253];[.I$1]))" office:value-type="float" office:value="0" calcext:value-type="float">
            <text:p>0</text:p>
          </table:table-cell>
          <table:table-cell table:formula="of:=IF(MOD(-[.$A253];[.J$1])=[.J$3];&quot;XXX&quot;;MOD(-[.$A253];[.J$1]))" office:value-type="float" office:value="0" calcext:value-type="float">
            <text:p>0</text:p>
          </table:table-cell>
        </table:table-row>
        <table:table-row table:style-name="ro1">
          <table:table-cell table:formula="of:=[.A253]+(13*37*461*17*19*739*41*23)" office:value-type="float" office:value="1.24815715161954E+016" calcext:value-type="float">
            <text:p>1.24815715161954E+016</text:p>
          </table:table-cell>
          <table:table-cell table:formula="of:=IF(MOD(-[.$A254];[.B$1])=[.B$3];&quot;XXX&quot;;MOD(-[.$A254];[.B$1]))" office:value-type="string" office:string-value="XXX" calcext:value-type="string">
            <text:p>XXX</text:p>
          </table:table-cell>
          <table:table-cell table:formula="of:=IF(MOD(-[.$A254];[.C$1])=[.C$3];&quot;XXX&quot;;MOD(-[.$A254];[.C$1]))" office:value-type="float" office:value="0" calcext:value-type="float">
            <text:p>0</text:p>
          </table:table-cell>
          <table:table-cell table:formula="of:=IF(MOD(-[.$A254];[.D$1])=[.D$3];&quot;XXX&quot;;MOD(-[.$A254];[.D$1]))" office:value-type="float" office:value="404" calcext:value-type="float">
            <text:p>404</text:p>
          </table:table-cell>
          <table:table-cell table:formula="of:=IF(MOD(-[.$A254];[.E$1])=[.E$3];&quot;XXX&quot;;MOD(-[.$A254];[.E$1]))" office:value-type="float" office:value="0" calcext:value-type="float">
            <text:p>0</text:p>
          </table:table-cell>
          <table:table-cell table:formula="of:=IF(MOD(-[.$A254];[.F$1])=[.F$3];&quot;XXX&quot;;MOD(-[.$A254];[.F$1]))" office:value-type="float" office:value="0" calcext:value-type="float">
            <text:p>0</text:p>
          </table:table-cell>
          <table:table-cell table:formula="of:=IF(MOD(-[.$A254];[.G$1])=[.G$3];&quot;XXX&quot;;MOD(-[.$A254];[.G$1]))" office:value-type="float" office:value="0" calcext:value-type="float">
            <text:p>0</text:p>
          </table:table-cell>
          <table:table-cell table:formula="of:=IF(MOD(-[.$A254];[.H$1])=[.H$3];&quot;XXX&quot;;MOD(-[.$A254];[.H$1]))" office:value-type="float" office:value="714" calcext:value-type="float">
            <text:p>714</text:p>
          </table:table-cell>
          <table:table-cell table:formula="of:=IF(MOD(-[.$A254];[.I$1])=[.I$3];&quot;XXX&quot;;MOD(-[.$A254];[.I$1]))" office:value-type="float" office:value="0" calcext:value-type="float">
            <text:p>0</text:p>
          </table:table-cell>
          <table:table-cell table:formula="of:=IF(MOD(-[.$A254];[.J$1])=[.J$3];&quot;XXX&quot;;MOD(-[.$A254];[.J$1]))" office:value-type="float" office:value="0" calcext:value-type="float">
            <text:p>0</text:p>
          </table:table-cell>
        </table:table-row>
        <table:table-row table:style-name="ro1">
          <table:table-cell table:formula="of:=[.A254]+(13*37*461*17*19*739*41*23)" office:value-type="float" office:value="1.25314834797182E+016" calcext:value-type="float">
            <text:p>1.25314834797182E+016</text:p>
          </table:table-cell>
          <table:table-cell table:formula="of:=IF(MOD(-[.$A255];[.B$1])=[.B$3];&quot;XXX&quot;;MOD(-[.$A255];[.B$1]))" office:value-type="string" office:string-value="XXX" calcext:value-type="string">
            <text:p>XXX</text:p>
          </table:table-cell>
          <table:table-cell table:formula="of:=IF(MOD(-[.$A255];[.C$1])=[.C$3];&quot;XXX&quot;;MOD(-[.$A255];[.C$1]))" office:value-type="float" office:value="0" calcext:value-type="float">
            <text:p>0</text:p>
          </table:table-cell>
          <table:table-cell table:formula="of:=IF(MOD(-[.$A255];[.D$1])=[.D$3];&quot;XXX&quot;;MOD(-[.$A255];[.D$1]))" office:value-type="float" office:value="404" calcext:value-type="float">
            <text:p>404</text:p>
          </table:table-cell>
          <table:table-cell table:formula="of:=IF(MOD(-[.$A255];[.E$1])=[.E$3];&quot;XXX&quot;;MOD(-[.$A255];[.E$1]))" office:value-type="float" office:value="0" calcext:value-type="float">
            <text:p>0</text:p>
          </table:table-cell>
          <table:table-cell table:formula="of:=IF(MOD(-[.$A255];[.F$1])=[.F$3];&quot;XXX&quot;;MOD(-[.$A255];[.F$1]))" office:value-type="float" office:value="0" calcext:value-type="float">
            <text:p>0</text:p>
          </table:table-cell>
          <table:table-cell table:formula="of:=IF(MOD(-[.$A255];[.G$1])=[.G$3];&quot;XXX&quot;;MOD(-[.$A255];[.G$1]))" office:value-type="float" office:value="0" calcext:value-type="float">
            <text:p>0</text:p>
          </table:table-cell>
          <table:table-cell table:formula="of:=IF(MOD(-[.$A255];[.H$1])=[.H$3];&quot;XXX&quot;;MOD(-[.$A255];[.H$1]))" office:value-type="float" office:value="712" calcext:value-type="float">
            <text:p>712</text:p>
          </table:table-cell>
          <table:table-cell table:formula="of:=IF(MOD(-[.$A255];[.I$1])=[.I$3];&quot;XXX&quot;;MOD(-[.$A255];[.I$1]))" office:value-type="float" office:value="0" calcext:value-type="float">
            <text:p>0</text:p>
          </table:table-cell>
          <table:table-cell table:formula="of:=IF(MOD(-[.$A255];[.J$1])=[.J$3];&quot;XXX&quot;;MOD(-[.$A255];[.J$1]))" office:value-type="float" office:value="0" calcext:value-type="float">
            <text:p>0</text:p>
          </table:table-cell>
        </table:table-row>
        <table:table-row table:style-name="ro1">
          <table:table-cell table:formula="of:=[.A255]+(13*37*461*17*19*739*41*23)" office:value-type="float" office:value="1.2581395443241E+016" calcext:value-type="float">
            <text:p>1.2581395443241E+016</text:p>
          </table:table-cell>
          <table:table-cell table:formula="of:=IF(MOD(-[.$A256];[.B$1])=[.B$3];&quot;XXX&quot;;MOD(-[.$A256];[.B$1]))" office:value-type="string" office:string-value="XXX" calcext:value-type="string">
            <text:p>XXX</text:p>
          </table:table-cell>
          <table:table-cell table:formula="of:=IF(MOD(-[.$A256];[.C$1])=[.C$3];&quot;XXX&quot;;MOD(-[.$A256];[.C$1]))" office:value-type="float" office:value="0" calcext:value-type="float">
            <text:p>0</text:p>
          </table:table-cell>
          <table:table-cell table:formula="of:=IF(MOD(-[.$A256];[.D$1])=[.D$3];&quot;XXX&quot;;MOD(-[.$A256];[.D$1]))" office:value-type="float" office:value="404" calcext:value-type="float">
            <text:p>404</text:p>
          </table:table-cell>
          <table:table-cell table:formula="of:=IF(MOD(-[.$A256];[.E$1])=[.E$3];&quot;XXX&quot;;MOD(-[.$A256];[.E$1]))" office:value-type="float" office:value="0" calcext:value-type="float">
            <text:p>0</text:p>
          </table:table-cell>
          <table:table-cell table:formula="of:=IF(MOD(-[.$A256];[.F$1])=[.F$3];&quot;XXX&quot;;MOD(-[.$A256];[.F$1]))" office:value-type="float" office:value="0" calcext:value-type="float">
            <text:p>0</text:p>
          </table:table-cell>
          <table:table-cell table:formula="of:=IF(MOD(-[.$A256];[.G$1])=[.G$3];&quot;XXX&quot;;MOD(-[.$A256];[.G$1]))" office:value-type="float" office:value="0" calcext:value-type="float">
            <text:p>0</text:p>
          </table:table-cell>
          <table:table-cell table:formula="of:=IF(MOD(-[.$A256];[.H$1])=[.H$3];&quot;XXX&quot;;MOD(-[.$A256];[.H$1]))" office:value-type="float" office:value="712" calcext:value-type="float">
            <text:p>712</text:p>
          </table:table-cell>
          <table:table-cell table:formula="of:=IF(MOD(-[.$A256];[.I$1])=[.I$3];&quot;XXX&quot;;MOD(-[.$A256];[.I$1]))" office:value-type="float" office:value="0" calcext:value-type="float">
            <text:p>0</text:p>
          </table:table-cell>
          <table:table-cell table:formula="of:=IF(MOD(-[.$A256];[.J$1])=[.J$3];&quot;XXX&quot;;MOD(-[.$A256];[.J$1]))" office:value-type="float" office:value="0" calcext:value-type="float">
            <text:p>0</text:p>
          </table:table-cell>
        </table:table-row>
        <table:table-row table:style-name="ro1">
          <table:table-cell table:formula="of:=[.A256]+(13*37*461*17*19*739*41*23)" office:value-type="float" office:value="1.26313074067638E+016" calcext:value-type="float">
            <text:p>1.26313074067638E+016</text:p>
          </table:table-cell>
          <table:table-cell table:formula="of:=IF(MOD(-[.$A257];[.B$1])=[.B$3];&quot;XXX&quot;;MOD(-[.$A257];[.B$1]))" office:value-type="string" office:string-value="XXX" calcext:value-type="string">
            <text:p>XXX</text:p>
          </table:table-cell>
          <table:table-cell table:formula="of:=IF(MOD(-[.$A257];[.C$1])=[.C$3];&quot;XXX&quot;;MOD(-[.$A257];[.C$1]))" office:value-type="float" office:value="0" calcext:value-type="float">
            <text:p>0</text:p>
          </table:table-cell>
          <table:table-cell table:formula="of:=IF(MOD(-[.$A257];[.D$1])=[.D$3];&quot;XXX&quot;;MOD(-[.$A257];[.D$1]))" office:value-type="float" office:value="402" calcext:value-type="float">
            <text:p>402</text:p>
          </table:table-cell>
          <table:table-cell table:formula="of:=IF(MOD(-[.$A257];[.E$1])=[.E$3];&quot;XXX&quot;;MOD(-[.$A257];[.E$1]))" office:value-type="float" office:value="0" calcext:value-type="float">
            <text:p>0</text:p>
          </table:table-cell>
          <table:table-cell table:formula="of:=IF(MOD(-[.$A257];[.F$1])=[.F$3];&quot;XXX&quot;;MOD(-[.$A257];[.F$1]))" office:value-type="float" office:value="0" calcext:value-type="float">
            <text:p>0</text:p>
          </table:table-cell>
          <table:table-cell table:formula="of:=IF(MOD(-[.$A257];[.G$1])=[.G$3];&quot;XXX&quot;;MOD(-[.$A257];[.G$1]))" office:value-type="float" office:value="0" calcext:value-type="float">
            <text:p>0</text:p>
          </table:table-cell>
          <table:table-cell table:formula="of:=IF(MOD(-[.$A257];[.H$1])=[.H$3];&quot;XXX&quot;;MOD(-[.$A257];[.H$1]))" office:value-type="float" office:value="712" calcext:value-type="float">
            <text:p>712</text:p>
          </table:table-cell>
          <table:table-cell table:formula="of:=IF(MOD(-[.$A257];[.I$1])=[.I$3];&quot;XXX&quot;;MOD(-[.$A257];[.I$1]))" office:value-type="float" office:value="0" calcext:value-type="float">
            <text:p>0</text:p>
          </table:table-cell>
          <table:table-cell table:formula="of:=IF(MOD(-[.$A257];[.J$1])=[.J$3];&quot;XXX&quot;;MOD(-[.$A257];[.J$1]))" office:value-type="float" office:value="0" calcext:value-type="float">
            <text:p>0</text:p>
          </table:table-cell>
        </table:table-row>
        <table:table-row table:style-name="ro1">
          <table:table-cell table:formula="of:=[.A257]+(13*37*461*17*19*739*41*23)" office:value-type="float" office:value="1.26812193702866E+016" calcext:value-type="float">
            <text:p>1.26812193702866E+016</text:p>
          </table:table-cell>
          <table:table-cell table:formula="of:=IF(MOD(-[.$A258];[.B$1])=[.B$3];&quot;XXX&quot;;MOD(-[.$A258];[.B$1]))" office:value-type="string" office:string-value="XXX" calcext:value-type="string">
            <text:p>XXX</text:p>
          </table:table-cell>
          <table:table-cell table:formula="of:=IF(MOD(-[.$A258];[.C$1])=[.C$3];&quot;XXX&quot;;MOD(-[.$A258];[.C$1]))" office:value-type="float" office:value="0" calcext:value-type="float">
            <text:p>0</text:p>
          </table:table-cell>
          <table:table-cell table:formula="of:=IF(MOD(-[.$A258];[.D$1])=[.D$3];&quot;XXX&quot;;MOD(-[.$A258];[.D$1]))" office:value-type="float" office:value="400" calcext:value-type="float">
            <text:p>400</text:p>
          </table:table-cell>
          <table:table-cell table:formula="of:=IF(MOD(-[.$A258];[.E$1])=[.E$3];&quot;XXX&quot;;MOD(-[.$A258];[.E$1]))" office:value-type="float" office:value="0" calcext:value-type="float">
            <text:p>0</text:p>
          </table:table-cell>
          <table:table-cell table:formula="of:=IF(MOD(-[.$A258];[.F$1])=[.F$3];&quot;XXX&quot;;MOD(-[.$A258];[.F$1]))" office:value-type="float" office:value="0" calcext:value-type="float">
            <text:p>0</text:p>
          </table:table-cell>
          <table:table-cell table:formula="of:=IF(MOD(-[.$A258];[.G$1])=[.G$3];&quot;XXX&quot;;MOD(-[.$A258];[.G$1]))" office:value-type="float" office:value="0" calcext:value-type="float">
            <text:p>0</text:p>
          </table:table-cell>
          <table:table-cell table:formula="of:=IF(MOD(-[.$A258];[.H$1])=[.H$3];&quot;XXX&quot;;MOD(-[.$A258];[.H$1]))" office:value-type="float" office:value="710" calcext:value-type="float">
            <text:p>710</text:p>
          </table:table-cell>
          <table:table-cell table:formula="of:=IF(MOD(-[.$A258];[.I$1])=[.I$3];&quot;XXX&quot;;MOD(-[.$A258];[.I$1]))" office:value-type="float" office:value="0" calcext:value-type="float">
            <text:p>0</text:p>
          </table:table-cell>
          <table:table-cell table:formula="of:=IF(MOD(-[.$A258];[.J$1])=[.J$3];&quot;XXX&quot;;MOD(-[.$A258];[.J$1]))" office:value-type="float" office:value="0" calcext:value-type="float">
            <text:p>0</text:p>
          </table:table-cell>
        </table:table-row>
        <table:table-row table:style-name="ro1">
          <table:table-cell table:formula="of:=[.A258]+(13*37*461*17*19*739*41*23)" office:value-type="float" office:value="1.27311313338095E+016" calcext:value-type="float">
            <text:p>1.27311313338095E+016</text:p>
          </table:table-cell>
          <table:table-cell table:formula="of:=IF(MOD(-[.$A259];[.B$1])=[.B$3];&quot;XXX&quot;;MOD(-[.$A259];[.B$1]))" office:value-type="string" office:string-value="XXX" calcext:value-type="string">
            <text:p>XXX</text:p>
          </table:table-cell>
          <table:table-cell table:formula="of:=IF(MOD(-[.$A259];[.C$1])=[.C$3];&quot;XXX&quot;;MOD(-[.$A259];[.C$1]))" office:value-type="float" office:value="0" calcext:value-type="float">
            <text:p>0</text:p>
          </table:table-cell>
          <table:table-cell table:formula="of:=IF(MOD(-[.$A259];[.D$1])=[.D$3];&quot;XXX&quot;;MOD(-[.$A259];[.D$1]))" office:value-type="float" office:value="400" calcext:value-type="float">
            <text:p>400</text:p>
          </table:table-cell>
          <table:table-cell table:formula="of:=IF(MOD(-[.$A259];[.E$1])=[.E$3];&quot;XXX&quot;;MOD(-[.$A259];[.E$1]))" office:value-type="float" office:value="0" calcext:value-type="float">
            <text:p>0</text:p>
          </table:table-cell>
          <table:table-cell table:formula="of:=IF(MOD(-[.$A259];[.F$1])=[.F$3];&quot;XXX&quot;;MOD(-[.$A259];[.F$1]))" office:value-type="float" office:value="0" calcext:value-type="float">
            <text:p>0</text:p>
          </table:table-cell>
          <table:table-cell table:formula="of:=IF(MOD(-[.$A259];[.G$1])=[.G$3];&quot;XXX&quot;;MOD(-[.$A259];[.G$1]))" office:value-type="float" office:value="0" calcext:value-type="float">
            <text:p>0</text:p>
          </table:table-cell>
          <table:table-cell table:formula="of:=IF(MOD(-[.$A259];[.H$1])=[.H$3];&quot;XXX&quot;;MOD(-[.$A259];[.H$1]))" office:value-type="float" office:value="708" calcext:value-type="float">
            <text:p>708</text:p>
          </table:table-cell>
          <table:table-cell table:formula="of:=IF(MOD(-[.$A259];[.I$1])=[.I$3];&quot;XXX&quot;;MOD(-[.$A259];[.I$1]))" office:value-type="float" office:value="0" calcext:value-type="float">
            <text:p>0</text:p>
          </table:table-cell>
          <table:table-cell table:formula="of:=IF(MOD(-[.$A259];[.J$1])=[.J$3];&quot;XXX&quot;;MOD(-[.$A259];[.J$1]))" office:value-type="float" office:value="0" calcext:value-type="float">
            <text:p>0</text:p>
          </table:table-cell>
        </table:table-row>
        <table:table-row table:style-name="ro1">
          <table:table-cell table:formula="of:=[.A259]+(13*37*461*17*19*739*41*23)" office:value-type="float" office:value="1.27810432973323E+016" calcext:value-type="float">
            <text:p>1.27810432973323E+016</text:p>
          </table:table-cell>
          <table:table-cell table:formula="of:=IF(MOD(-[.$A260];[.B$1])=[.B$3];&quot;XXX&quot;;MOD(-[.$A260];[.B$1]))" office:value-type="string" office:string-value="XXX" calcext:value-type="string">
            <text:p>XXX</text:p>
          </table:table-cell>
          <table:table-cell table:formula="of:=IF(MOD(-[.$A260];[.C$1])=[.C$3];&quot;XXX&quot;;MOD(-[.$A260];[.C$1]))" office:value-type="float" office:value="0" calcext:value-type="float">
            <text:p>0</text:p>
          </table:table-cell>
          <table:table-cell table:formula="of:=IF(MOD(-[.$A260];[.D$1])=[.D$3];&quot;XXX&quot;;MOD(-[.$A260];[.D$1]))" office:value-type="float" office:value="400" calcext:value-type="float">
            <text:p>400</text:p>
          </table:table-cell>
          <table:table-cell table:formula="of:=IF(MOD(-[.$A260];[.E$1])=[.E$3];&quot;XXX&quot;;MOD(-[.$A260];[.E$1]))" office:value-type="float" office:value="0" calcext:value-type="float">
            <text:p>0</text:p>
          </table:table-cell>
          <table:table-cell table:formula="of:=IF(MOD(-[.$A260];[.F$1])=[.F$3];&quot;XXX&quot;;MOD(-[.$A260];[.F$1]))" office:value-type="float" office:value="0" calcext:value-type="float">
            <text:p>0</text:p>
          </table:table-cell>
          <table:table-cell table:formula="of:=IF(MOD(-[.$A260];[.G$1])=[.G$3];&quot;XXX&quot;;MOD(-[.$A260];[.G$1]))" office:value-type="float" office:value="0" calcext:value-type="float">
            <text:p>0</text:p>
          </table:table-cell>
          <table:table-cell table:formula="of:=IF(MOD(-[.$A260];[.H$1])=[.H$3];&quot;XXX&quot;;MOD(-[.$A260];[.H$1]))" office:value-type="float" office:value="708" calcext:value-type="float">
            <text:p>708</text:p>
          </table:table-cell>
          <table:table-cell table:formula="of:=IF(MOD(-[.$A260];[.I$1])=[.I$3];&quot;XXX&quot;;MOD(-[.$A260];[.I$1]))" office:value-type="float" office:value="0" calcext:value-type="float">
            <text:p>0</text:p>
          </table:table-cell>
          <table:table-cell table:formula="of:=IF(MOD(-[.$A260];[.J$1])=[.J$3];&quot;XXX&quot;;MOD(-[.$A260];[.J$1]))" office:value-type="float" office:value="0" calcext:value-type="float">
            <text:p>0</text:p>
          </table:table-cell>
        </table:table-row>
        <table:table-row table:style-name="ro1">
          <table:table-cell table:formula="of:=[.A260]+(13*37*461*17*19*739*41*23)" office:value-type="float" office:value="1.28309552608551E+016" calcext:value-type="float">
            <text:p>1.28309552608551E+016</text:p>
          </table:table-cell>
          <table:table-cell table:formula="of:=IF(MOD(-[.$A261];[.B$1])=[.B$3];&quot;XXX&quot;;MOD(-[.$A261];[.B$1]))" office:value-type="string" office:string-value="XXX" calcext:value-type="string">
            <text:p>XXX</text:p>
          </table:table-cell>
          <table:table-cell table:formula="of:=IF(MOD(-[.$A261];[.C$1])=[.C$3];&quot;XXX&quot;;MOD(-[.$A261];[.C$1]))" office:value-type="float" office:value="0" calcext:value-type="float">
            <text:p>0</text:p>
          </table:table-cell>
          <table:table-cell table:formula="of:=IF(MOD(-[.$A261];[.D$1])=[.D$3];&quot;XXX&quot;;MOD(-[.$A261];[.D$1]))" office:value-type="float" office:value="398" calcext:value-type="float">
            <text:p>398</text:p>
          </table:table-cell>
          <table:table-cell table:formula="of:=IF(MOD(-[.$A261];[.E$1])=[.E$3];&quot;XXX&quot;;MOD(-[.$A261];[.E$1]))" office:value-type="float" office:value="0" calcext:value-type="float">
            <text:p>0</text:p>
          </table:table-cell>
          <table:table-cell table:formula="of:=IF(MOD(-[.$A261];[.F$1])=[.F$3];&quot;XXX&quot;;MOD(-[.$A261];[.F$1]))" office:value-type="float" office:value="0" calcext:value-type="float">
            <text:p>0</text:p>
          </table:table-cell>
          <table:table-cell table:formula="of:=IF(MOD(-[.$A261];[.G$1])=[.G$3];&quot;XXX&quot;;MOD(-[.$A261];[.G$1]))" office:value-type="float" office:value="0" calcext:value-type="float">
            <text:p>0</text:p>
          </table:table-cell>
          <table:table-cell table:formula="of:=IF(MOD(-[.$A261];[.H$1])=[.H$3];&quot;XXX&quot;;MOD(-[.$A261];[.H$1]))" office:value-type="float" office:value="708" calcext:value-type="float">
            <text:p>708</text:p>
          </table:table-cell>
          <table:table-cell table:formula="of:=IF(MOD(-[.$A261];[.I$1])=[.I$3];&quot;XXX&quot;;MOD(-[.$A261];[.I$1]))" office:value-type="float" office:value="0" calcext:value-type="float">
            <text:p>0</text:p>
          </table:table-cell>
          <table:table-cell table:formula="of:=IF(MOD(-[.$A261];[.J$1])=[.J$3];&quot;XXX&quot;;MOD(-[.$A261];[.J$1]))" office:value-type="float" office:value="0" calcext:value-type="float">
            <text:p>0</text:p>
          </table:table-cell>
        </table:table-row>
        <table:table-row table:style-name="ro1">
          <table:table-cell table:formula="of:=[.A261]+(13*37*461*17*19*739*41*23)" office:value-type="float" office:value="1.28808672243779E+016" calcext:value-type="float">
            <text:p>1.28808672243779E+016</text:p>
          </table:table-cell>
          <table:table-cell table:formula="of:=IF(MOD(-[.$A262];[.B$1])=[.B$3];&quot;XXX&quot;;MOD(-[.$A262];[.B$1]))" office:value-type="string" office:string-value="XXX" calcext:value-type="string">
            <text:p>XXX</text:p>
          </table:table-cell>
          <table:table-cell table:formula="of:=IF(MOD(-[.$A262];[.C$1])=[.C$3];&quot;XXX&quot;;MOD(-[.$A262];[.C$1]))" office:value-type="float" office:value="0" calcext:value-type="float">
            <text:p>0</text:p>
          </table:table-cell>
          <table:table-cell table:formula="of:=IF(MOD(-[.$A262];[.D$1])=[.D$3];&quot;XXX&quot;;MOD(-[.$A262];[.D$1]))" office:value-type="float" office:value="396" calcext:value-type="float">
            <text:p>396</text:p>
          </table:table-cell>
          <table:table-cell table:formula="of:=IF(MOD(-[.$A262];[.E$1])=[.E$3];&quot;XXX&quot;;MOD(-[.$A262];[.E$1]))" office:value-type="float" office:value="0" calcext:value-type="float">
            <text:p>0</text:p>
          </table:table-cell>
          <table:table-cell table:formula="of:=IF(MOD(-[.$A262];[.F$1])=[.F$3];&quot;XXX&quot;;MOD(-[.$A262];[.F$1]))" office:value-type="float" office:value="0" calcext:value-type="float">
            <text:p>0</text:p>
          </table:table-cell>
          <table:table-cell table:formula="of:=IF(MOD(-[.$A262];[.G$1])=[.G$3];&quot;XXX&quot;;MOD(-[.$A262];[.G$1]))" office:value-type="float" office:value="0" calcext:value-type="float">
            <text:p>0</text:p>
          </table:table-cell>
          <table:table-cell table:formula="of:=IF(MOD(-[.$A262];[.H$1])=[.H$3];&quot;XXX&quot;;MOD(-[.$A262];[.H$1]))" office:value-type="float" office:value="706" calcext:value-type="float">
            <text:p>706</text:p>
          </table:table-cell>
          <table:table-cell table:formula="of:=IF(MOD(-[.$A262];[.I$1])=[.I$3];&quot;XXX&quot;;MOD(-[.$A262];[.I$1]))" office:value-type="float" office:value="0" calcext:value-type="float">
            <text:p>0</text:p>
          </table:table-cell>
          <table:table-cell table:formula="of:=IF(MOD(-[.$A262];[.J$1])=[.J$3];&quot;XXX&quot;;MOD(-[.$A262];[.J$1]))" office:value-type="float" office:value="0" calcext:value-type="float">
            <text:p>0</text:p>
          </table:table-cell>
        </table:table-row>
        <table:table-row table:style-name="ro1">
          <table:table-cell table:formula="of:=[.A262]+(13*37*461*17*19*739*41*23)" office:value-type="float" office:value="1.29307791879007E+016" calcext:value-type="float">
            <text:p>1.29307791879007E+016</text:p>
          </table:table-cell>
          <table:table-cell table:formula="of:=IF(MOD(-[.$A263];[.B$1])=[.B$3];&quot;XXX&quot;;MOD(-[.$A263];[.B$1]))" office:value-type="string" office:string-value="XXX" calcext:value-type="string">
            <text:p>XXX</text:p>
          </table:table-cell>
          <table:table-cell table:formula="of:=IF(MOD(-[.$A263];[.C$1])=[.C$3];&quot;XXX&quot;;MOD(-[.$A263];[.C$1]))" office:value-type="float" office:value="0" calcext:value-type="float">
            <text:p>0</text:p>
          </table:table-cell>
          <table:table-cell table:formula="of:=IF(MOD(-[.$A263];[.D$1])=[.D$3];&quot;XXX&quot;;MOD(-[.$A263];[.D$1]))" office:value-type="float" office:value="396" calcext:value-type="float">
            <text:p>396</text:p>
          </table:table-cell>
          <table:table-cell table:formula="of:=IF(MOD(-[.$A263];[.E$1])=[.E$3];&quot;XXX&quot;;MOD(-[.$A263];[.E$1]))" office:value-type="float" office:value="0" calcext:value-type="float">
            <text:p>0</text:p>
          </table:table-cell>
          <table:table-cell table:formula="of:=IF(MOD(-[.$A263];[.F$1])=[.F$3];&quot;XXX&quot;;MOD(-[.$A263];[.F$1]))" office:value-type="float" office:value="0" calcext:value-type="float">
            <text:p>0</text:p>
          </table:table-cell>
          <table:table-cell table:formula="of:=IF(MOD(-[.$A263];[.G$1])=[.G$3];&quot;XXX&quot;;MOD(-[.$A263];[.G$1]))" office:value-type="float" office:value="0" calcext:value-type="float">
            <text:p>0</text:p>
          </table:table-cell>
          <table:table-cell table:formula="of:=IF(MOD(-[.$A263];[.H$1])=[.H$3];&quot;XXX&quot;;MOD(-[.$A263];[.H$1]))" office:value-type="float" office:value="704" calcext:value-type="float">
            <text:p>704</text:p>
          </table:table-cell>
          <table:table-cell table:formula="of:=IF(MOD(-[.$A263];[.I$1])=[.I$3];&quot;XXX&quot;;MOD(-[.$A263];[.I$1]))" office:value-type="float" office:value="0" calcext:value-type="float">
            <text:p>0</text:p>
          </table:table-cell>
          <table:table-cell table:formula="of:=IF(MOD(-[.$A263];[.J$1])=[.J$3];&quot;XXX&quot;;MOD(-[.$A263];[.J$1]))" office:value-type="float" office:value="0" calcext:value-type="float">
            <text:p>0</text:p>
          </table:table-cell>
        </table:table-row>
        <table:table-row table:style-name="ro1">
          <table:table-cell table:formula="of:=[.A263]+(13*37*461*17*19*739*41*23)" office:value-type="float" office:value="1.29806911514235E+016" calcext:value-type="float">
            <text:p>1.29806911514235E+016</text:p>
          </table:table-cell>
          <table:table-cell table:formula="of:=IF(MOD(-[.$A264];[.B$1])=[.B$3];&quot;XXX&quot;;MOD(-[.$A264];[.B$1]))" office:value-type="string" office:string-value="XXX" calcext:value-type="string">
            <text:p>XXX</text:p>
          </table:table-cell>
          <table:table-cell table:formula="of:=IF(MOD(-[.$A264];[.C$1])=[.C$3];&quot;XXX&quot;;MOD(-[.$A264];[.C$1]))" office:value-type="float" office:value="0" calcext:value-type="float">
            <text:p>0</text:p>
          </table:table-cell>
          <table:table-cell table:formula="of:=IF(MOD(-[.$A264];[.D$1])=[.D$3];&quot;XXX&quot;;MOD(-[.$A264];[.D$1]))" office:value-type="float" office:value="396" calcext:value-type="float">
            <text:p>396</text:p>
          </table:table-cell>
          <table:table-cell table:formula="of:=IF(MOD(-[.$A264];[.E$1])=[.E$3];&quot;XXX&quot;;MOD(-[.$A264];[.E$1]))" office:value-type="float" office:value="0" calcext:value-type="float">
            <text:p>0</text:p>
          </table:table-cell>
          <table:table-cell table:formula="of:=IF(MOD(-[.$A264];[.F$1])=[.F$3];&quot;XXX&quot;;MOD(-[.$A264];[.F$1]))" office:value-type="float" office:value="0" calcext:value-type="float">
            <text:p>0</text:p>
          </table:table-cell>
          <table:table-cell table:formula="of:=IF(MOD(-[.$A264];[.G$1])=[.G$3];&quot;XXX&quot;;MOD(-[.$A264];[.G$1]))" office:value-type="float" office:value="0" calcext:value-type="float">
            <text:p>0</text:p>
          </table:table-cell>
          <table:table-cell table:formula="of:=IF(MOD(-[.$A264];[.H$1])=[.H$3];&quot;XXX&quot;;MOD(-[.$A264];[.H$1]))" office:value-type="float" office:value="704" calcext:value-type="float">
            <text:p>704</text:p>
          </table:table-cell>
          <table:table-cell table:formula="of:=IF(MOD(-[.$A264];[.I$1])=[.I$3];&quot;XXX&quot;;MOD(-[.$A264];[.I$1]))" office:value-type="float" office:value="0" calcext:value-type="float">
            <text:p>0</text:p>
          </table:table-cell>
          <table:table-cell table:formula="of:=IF(MOD(-[.$A264];[.J$1])=[.J$3];&quot;XXX&quot;;MOD(-[.$A264];[.J$1]))" office:value-type="float" office:value="0" calcext:value-type="float">
            <text:p>0</text:p>
          </table:table-cell>
        </table:table-row>
        <table:table-row table:style-name="ro1">
          <table:table-cell table:formula="of:=[.A264]+(13*37*461*17*19*739*41*23)" office:value-type="float" office:value="1.30306031149463E+016" calcext:value-type="float">
            <text:p>1.30306031149463E+016</text:p>
          </table:table-cell>
          <table:table-cell table:formula="of:=IF(MOD(-[.$A265];[.B$1])=[.B$3];&quot;XXX&quot;;MOD(-[.$A265];[.B$1]))" office:value-type="string" office:string-value="XXX" calcext:value-type="string">
            <text:p>XXX</text:p>
          </table:table-cell>
          <table:table-cell table:formula="of:=IF(MOD(-[.$A265];[.C$1])=[.C$3];&quot;XXX&quot;;MOD(-[.$A265];[.C$1]))" office:value-type="float" office:value="0" calcext:value-type="float">
            <text:p>0</text:p>
          </table:table-cell>
          <table:table-cell table:formula="of:=IF(MOD(-[.$A265];[.D$1])=[.D$3];&quot;XXX&quot;;MOD(-[.$A265];[.D$1]))" office:value-type="float" office:value="394" calcext:value-type="float">
            <text:p>394</text:p>
          </table:table-cell>
          <table:table-cell table:formula="of:=IF(MOD(-[.$A265];[.E$1])=[.E$3];&quot;XXX&quot;;MOD(-[.$A265];[.E$1]))" office:value-type="float" office:value="0" calcext:value-type="float">
            <text:p>0</text:p>
          </table:table-cell>
          <table:table-cell table:formula="of:=IF(MOD(-[.$A265];[.F$1])=[.F$3];&quot;XXX&quot;;MOD(-[.$A265];[.F$1]))" office:value-type="float" office:value="0" calcext:value-type="float">
            <text:p>0</text:p>
          </table:table-cell>
          <table:table-cell table:formula="of:=IF(MOD(-[.$A265];[.G$1])=[.G$3];&quot;XXX&quot;;MOD(-[.$A265];[.G$1]))" office:value-type="float" office:value="0" calcext:value-type="float">
            <text:p>0</text:p>
          </table:table-cell>
          <table:table-cell table:formula="of:=IF(MOD(-[.$A265];[.H$1])=[.H$3];&quot;XXX&quot;;MOD(-[.$A265];[.H$1]))" office:value-type="float" office:value="704" calcext:value-type="float">
            <text:p>704</text:p>
          </table:table-cell>
          <table:table-cell table:formula="of:=IF(MOD(-[.$A265];[.I$1])=[.I$3];&quot;XXX&quot;;MOD(-[.$A265];[.I$1]))" office:value-type="float" office:value="0" calcext:value-type="float">
            <text:p>0</text:p>
          </table:table-cell>
          <table:table-cell table:formula="of:=IF(MOD(-[.$A265];[.J$1])=[.J$3];&quot;XXX&quot;;MOD(-[.$A265];[.J$1]))" office:value-type="float" office:value="0" calcext:value-type="float">
            <text:p>0</text:p>
          </table:table-cell>
        </table:table-row>
        <table:table-row table:style-name="ro1">
          <table:table-cell table:formula="of:=[.A265]+(13*37*461*17*19*739*41*23)" office:value-type="float" office:value="1.30805150784691E+016" calcext:value-type="float">
            <text:p>1.30805150784691E+016</text:p>
          </table:table-cell>
          <table:table-cell table:formula="of:=IF(MOD(-[.$A266];[.B$1])=[.B$3];&quot;XXX&quot;;MOD(-[.$A266];[.B$1]))" office:value-type="string" office:string-value="XXX" calcext:value-type="string">
            <text:p>XXX</text:p>
          </table:table-cell>
          <table:table-cell table:formula="of:=IF(MOD(-[.$A266];[.C$1])=[.C$3];&quot;XXX&quot;;MOD(-[.$A266];[.C$1]))" office:value-type="float" office:value="0" calcext:value-type="float">
            <text:p>0</text:p>
          </table:table-cell>
          <table:table-cell table:formula="of:=IF(MOD(-[.$A266];[.D$1])=[.D$3];&quot;XXX&quot;;MOD(-[.$A266];[.D$1]))" office:value-type="float" office:value="392" calcext:value-type="float">
            <text:p>392</text:p>
          </table:table-cell>
          <table:table-cell table:formula="of:=IF(MOD(-[.$A266];[.E$1])=[.E$3];&quot;XXX&quot;;MOD(-[.$A266];[.E$1]))" office:value-type="float" office:value="0" calcext:value-type="float">
            <text:p>0</text:p>
          </table:table-cell>
          <table:table-cell table:formula="of:=IF(MOD(-[.$A266];[.F$1])=[.F$3];&quot;XXX&quot;;MOD(-[.$A266];[.F$1]))" office:value-type="float" office:value="0" calcext:value-type="float">
            <text:p>0</text:p>
          </table:table-cell>
          <table:table-cell table:formula="of:=IF(MOD(-[.$A266];[.G$1])=[.G$3];&quot;XXX&quot;;MOD(-[.$A266];[.G$1]))" office:value-type="float" office:value="0" calcext:value-type="float">
            <text:p>0</text:p>
          </table:table-cell>
          <table:table-cell table:formula="of:=IF(MOD(-[.$A266];[.H$1])=[.H$3];&quot;XXX&quot;;MOD(-[.$A266];[.H$1]))" office:value-type="float" office:value="702" calcext:value-type="float">
            <text:p>702</text:p>
          </table:table-cell>
          <table:table-cell table:formula="of:=IF(MOD(-[.$A266];[.I$1])=[.I$3];&quot;XXX&quot;;MOD(-[.$A266];[.I$1]))" office:value-type="float" office:value="0" calcext:value-type="float">
            <text:p>0</text:p>
          </table:table-cell>
          <table:table-cell table:formula="of:=IF(MOD(-[.$A266];[.J$1])=[.J$3];&quot;XXX&quot;;MOD(-[.$A266];[.J$1]))" office:value-type="float" office:value="0" calcext:value-type="float">
            <text:p>0</text:p>
          </table:table-cell>
        </table:table-row>
        <table:table-row table:style-name="ro1">
          <table:table-cell table:formula="of:=[.A266]+(13*37*461*17*19*739*41*23)" office:value-type="float" office:value="1.3130427041992E+016" calcext:value-type="float">
            <text:p>1.3130427041992E+016</text:p>
          </table:table-cell>
          <table:table-cell table:formula="of:=IF(MOD(-[.$A267];[.B$1])=[.B$3];&quot;XXX&quot;;MOD(-[.$A267];[.B$1]))" office:value-type="string" office:string-value="XXX" calcext:value-type="string">
            <text:p>XXX</text:p>
          </table:table-cell>
          <table:table-cell table:formula="of:=IF(MOD(-[.$A267];[.C$1])=[.C$3];&quot;XXX&quot;;MOD(-[.$A267];[.C$1]))" office:value-type="float" office:value="0" calcext:value-type="float">
            <text:p>0</text:p>
          </table:table-cell>
          <table:table-cell table:formula="of:=IF(MOD(-[.$A267];[.D$1])=[.D$3];&quot;XXX&quot;;MOD(-[.$A267];[.D$1]))" office:value-type="float" office:value="392" calcext:value-type="float">
            <text:p>392</text:p>
          </table:table-cell>
          <table:table-cell table:formula="of:=IF(MOD(-[.$A267];[.E$1])=[.E$3];&quot;XXX&quot;;MOD(-[.$A267];[.E$1]))" office:value-type="float" office:value="0" calcext:value-type="float">
            <text:p>0</text:p>
          </table:table-cell>
          <table:table-cell table:formula="of:=IF(MOD(-[.$A267];[.F$1])=[.F$3];&quot;XXX&quot;;MOD(-[.$A267];[.F$1]))" office:value-type="float" office:value="0" calcext:value-type="float">
            <text:p>0</text:p>
          </table:table-cell>
          <table:table-cell table:formula="of:=IF(MOD(-[.$A267];[.G$1])=[.G$3];&quot;XXX&quot;;MOD(-[.$A267];[.G$1]))" office:value-type="float" office:value="0" calcext:value-type="float">
            <text:p>0</text:p>
          </table:table-cell>
          <table:table-cell table:formula="of:=IF(MOD(-[.$A267];[.H$1])=[.H$3];&quot;XXX&quot;;MOD(-[.$A267];[.H$1]))" office:value-type="float" office:value="700" calcext:value-type="float">
            <text:p>700</text:p>
          </table:table-cell>
          <table:table-cell table:formula="of:=IF(MOD(-[.$A267];[.I$1])=[.I$3];&quot;XXX&quot;;MOD(-[.$A267];[.I$1]))" office:value-type="float" office:value="0" calcext:value-type="float">
            <text:p>0</text:p>
          </table:table-cell>
          <table:table-cell table:formula="of:=IF(MOD(-[.$A267];[.J$1])=[.J$3];&quot;XXX&quot;;MOD(-[.$A267];[.J$1]))" office:value-type="float" office:value="0" calcext:value-type="float">
            <text:p>0</text:p>
          </table:table-cell>
        </table:table-row>
        <table:table-row table:style-name="ro1">
          <table:table-cell table:formula="of:=[.A267]+(13*37*461*17*19*739*41*23)" office:value-type="float" office:value="1.31803390055148E+016" calcext:value-type="float">
            <text:p>1.31803390055148E+016</text:p>
          </table:table-cell>
          <table:table-cell table:formula="of:=IF(MOD(-[.$A268];[.B$1])=[.B$3];&quot;XXX&quot;;MOD(-[.$A268];[.B$1]))" office:value-type="string" office:string-value="XXX" calcext:value-type="string">
            <text:p>XXX</text:p>
          </table:table-cell>
          <table:table-cell table:formula="of:=IF(MOD(-[.$A268];[.C$1])=[.C$3];&quot;XXX&quot;;MOD(-[.$A268];[.C$1]))" office:value-type="float" office:value="0" calcext:value-type="float">
            <text:p>0</text:p>
          </table:table-cell>
          <table:table-cell table:formula="of:=IF(MOD(-[.$A268];[.D$1])=[.D$3];&quot;XXX&quot;;MOD(-[.$A268];[.D$1]))" office:value-type="float" office:value="392" calcext:value-type="float">
            <text:p>392</text:p>
          </table:table-cell>
          <table:table-cell table:formula="of:=IF(MOD(-[.$A268];[.E$1])=[.E$3];&quot;XXX&quot;;MOD(-[.$A268];[.E$1]))" office:value-type="float" office:value="0" calcext:value-type="float">
            <text:p>0</text:p>
          </table:table-cell>
          <table:table-cell table:formula="of:=IF(MOD(-[.$A268];[.F$1])=[.F$3];&quot;XXX&quot;;MOD(-[.$A268];[.F$1]))" office:value-type="float" office:value="0" calcext:value-type="float">
            <text:p>0</text:p>
          </table:table-cell>
          <table:table-cell table:formula="of:=IF(MOD(-[.$A268];[.G$1])=[.G$3];&quot;XXX&quot;;MOD(-[.$A268];[.G$1]))" office:value-type="float" office:value="0" calcext:value-type="float">
            <text:p>0</text:p>
          </table:table-cell>
          <table:table-cell table:formula="of:=IF(MOD(-[.$A268];[.H$1])=[.H$3];&quot;XXX&quot;;MOD(-[.$A268];[.H$1]))" office:value-type="float" office:value="700" calcext:value-type="float">
            <text:p>700</text:p>
          </table:table-cell>
          <table:table-cell table:formula="of:=IF(MOD(-[.$A268];[.I$1])=[.I$3];&quot;XXX&quot;;MOD(-[.$A268];[.I$1]))" office:value-type="float" office:value="0" calcext:value-type="float">
            <text:p>0</text:p>
          </table:table-cell>
          <table:table-cell table:formula="of:=IF(MOD(-[.$A268];[.J$1])=[.J$3];&quot;XXX&quot;;MOD(-[.$A268];[.J$1]))" office:value-type="float" office:value="0" calcext:value-type="float">
            <text:p>0</text:p>
          </table:table-cell>
        </table:table-row>
        <table:table-row table:style-name="ro1">
          <table:table-cell table:formula="of:=[.A268]+(13*37*461*17*19*739*41*23)" office:value-type="float" office:value="1.32302509690376E+016" calcext:value-type="float">
            <text:p>1.32302509690376E+016</text:p>
          </table:table-cell>
          <table:table-cell table:formula="of:=IF(MOD(-[.$A269];[.B$1])=[.B$3];&quot;XXX&quot;;MOD(-[.$A269];[.B$1]))" office:value-type="string" office:string-value="XXX" calcext:value-type="string">
            <text:p>XXX</text:p>
          </table:table-cell>
          <table:table-cell table:formula="of:=IF(MOD(-[.$A269];[.C$1])=[.C$3];&quot;XXX&quot;;MOD(-[.$A269];[.C$1]))" office:value-type="float" office:value="0" calcext:value-type="float">
            <text:p>0</text:p>
          </table:table-cell>
          <table:table-cell table:formula="of:=IF(MOD(-[.$A269];[.D$1])=[.D$3];&quot;XXX&quot;;MOD(-[.$A269];[.D$1]))" office:value-type="float" office:value="390" calcext:value-type="float">
            <text:p>390</text:p>
          </table:table-cell>
          <table:table-cell table:formula="of:=IF(MOD(-[.$A269];[.E$1])=[.E$3];&quot;XXX&quot;;MOD(-[.$A269];[.E$1]))" office:value-type="float" office:value="0" calcext:value-type="float">
            <text:p>0</text:p>
          </table:table-cell>
          <table:table-cell table:formula="of:=IF(MOD(-[.$A269];[.F$1])=[.F$3];&quot;XXX&quot;;MOD(-[.$A269];[.F$1]))" office:value-type="float" office:value="0" calcext:value-type="float">
            <text:p>0</text:p>
          </table:table-cell>
          <table:table-cell table:formula="of:=IF(MOD(-[.$A269];[.G$1])=[.G$3];&quot;XXX&quot;;MOD(-[.$A269];[.G$1]))" office:value-type="float" office:value="0" calcext:value-type="float">
            <text:p>0</text:p>
          </table:table-cell>
          <table:table-cell table:formula="of:=IF(MOD(-[.$A269];[.H$1])=[.H$3];&quot;XXX&quot;;MOD(-[.$A269];[.H$1]))" office:value-type="float" office:value="700" calcext:value-type="float">
            <text:p>700</text:p>
          </table:table-cell>
          <table:table-cell table:formula="of:=IF(MOD(-[.$A269];[.I$1])=[.I$3];&quot;XXX&quot;;MOD(-[.$A269];[.I$1]))" office:value-type="float" office:value="0" calcext:value-type="float">
            <text:p>0</text:p>
          </table:table-cell>
          <table:table-cell table:formula="of:=IF(MOD(-[.$A269];[.J$1])=[.J$3];&quot;XXX&quot;;MOD(-[.$A269];[.J$1]))" office:value-type="float" office:value="0" calcext:value-type="float">
            <text:p>0</text:p>
          </table:table-cell>
        </table:table-row>
        <table:table-row table:style-name="ro1">
          <table:table-cell table:formula="of:=[.A269]+(13*37*461*17*19*739*41*23)" office:value-type="float" office:value="1.32801629325604E+016" calcext:value-type="float">
            <text:p>1.32801629325604E+016</text:p>
          </table:table-cell>
          <table:table-cell table:formula="of:=IF(MOD(-[.$A270];[.B$1])=[.B$3];&quot;XXX&quot;;MOD(-[.$A270];[.B$1]))" office:value-type="string" office:string-value="XXX" calcext:value-type="string">
            <text:p>XXX</text:p>
          </table:table-cell>
          <table:table-cell table:formula="of:=IF(MOD(-[.$A270];[.C$1])=[.C$3];&quot;XXX&quot;;MOD(-[.$A270];[.C$1]))" office:value-type="float" office:value="0" calcext:value-type="float">
            <text:p>0</text:p>
          </table:table-cell>
          <table:table-cell table:formula="of:=IF(MOD(-[.$A270];[.D$1])=[.D$3];&quot;XXX&quot;;MOD(-[.$A270];[.D$1]))" office:value-type="float" office:value="388" calcext:value-type="float">
            <text:p>388</text:p>
          </table:table-cell>
          <table:table-cell table:formula="of:=IF(MOD(-[.$A270];[.E$1])=[.E$3];&quot;XXX&quot;;MOD(-[.$A270];[.E$1]))" office:value-type="float" office:value="0" calcext:value-type="float">
            <text:p>0</text:p>
          </table:table-cell>
          <table:table-cell table:formula="of:=IF(MOD(-[.$A270];[.F$1])=[.F$3];&quot;XXX&quot;;MOD(-[.$A270];[.F$1]))" office:value-type="float" office:value="0" calcext:value-type="float">
            <text:p>0</text:p>
          </table:table-cell>
          <table:table-cell table:formula="of:=IF(MOD(-[.$A270];[.G$1])=[.G$3];&quot;XXX&quot;;MOD(-[.$A270];[.G$1]))" office:value-type="float" office:value="0" calcext:value-type="float">
            <text:p>0</text:p>
          </table:table-cell>
          <table:table-cell table:formula="of:=IF(MOD(-[.$A270];[.H$1])=[.H$3];&quot;XXX&quot;;MOD(-[.$A270];[.H$1]))" office:value-type="float" office:value="698" calcext:value-type="float">
            <text:p>698</text:p>
          </table:table-cell>
          <table:table-cell table:formula="of:=IF(MOD(-[.$A270];[.I$1])=[.I$3];&quot;XXX&quot;;MOD(-[.$A270];[.I$1]))" office:value-type="float" office:value="0" calcext:value-type="float">
            <text:p>0</text:p>
          </table:table-cell>
          <table:table-cell table:formula="of:=IF(MOD(-[.$A270];[.J$1])=[.J$3];&quot;XXX&quot;;MOD(-[.$A270];[.J$1]))" office:value-type="float" office:value="0" calcext:value-type="float">
            <text:p>0</text:p>
          </table:table-cell>
        </table:table-row>
        <table:table-row table:style-name="ro1">
          <table:table-cell table:formula="of:=[.A270]+(13*37*461*17*19*739*41*23)" office:value-type="float" office:value="1.33300748960832E+016" calcext:value-type="float">
            <text:p>1.33300748960832E+016</text:p>
          </table:table-cell>
          <table:table-cell table:formula="of:=IF(MOD(-[.$A271];[.B$1])=[.B$3];&quot;XXX&quot;;MOD(-[.$A271];[.B$1]))" office:value-type="string" office:string-value="XXX" calcext:value-type="string">
            <text:p>XXX</text:p>
          </table:table-cell>
          <table:table-cell table:formula="of:=IF(MOD(-[.$A271];[.C$1])=[.C$3];&quot;XXX&quot;;MOD(-[.$A271];[.C$1]))" office:value-type="float" office:value="0" calcext:value-type="float">
            <text:p>0</text:p>
          </table:table-cell>
          <table:table-cell table:formula="of:=IF(MOD(-[.$A271];[.D$1])=[.D$3];&quot;XXX&quot;;MOD(-[.$A271];[.D$1]))" office:value-type="float" office:value="388" calcext:value-type="float">
            <text:p>388</text:p>
          </table:table-cell>
          <table:table-cell table:formula="of:=IF(MOD(-[.$A271];[.E$1])=[.E$3];&quot;XXX&quot;;MOD(-[.$A271];[.E$1]))" office:value-type="float" office:value="0" calcext:value-type="float">
            <text:p>0</text:p>
          </table:table-cell>
          <table:table-cell table:formula="of:=IF(MOD(-[.$A271];[.F$1])=[.F$3];&quot;XXX&quot;;MOD(-[.$A271];[.F$1]))" office:value-type="float" office:value="0" calcext:value-type="float">
            <text:p>0</text:p>
          </table:table-cell>
          <table:table-cell table:formula="of:=IF(MOD(-[.$A271];[.G$1])=[.G$3];&quot;XXX&quot;;MOD(-[.$A271];[.G$1]))" office:value-type="float" office:value="0" calcext:value-type="float">
            <text:p>0</text:p>
          </table:table-cell>
          <table:table-cell table:formula="of:=IF(MOD(-[.$A271];[.H$1])=[.H$3];&quot;XXX&quot;;MOD(-[.$A271];[.H$1]))" office:value-type="float" office:value="696" calcext:value-type="float">
            <text:p>696</text:p>
          </table:table-cell>
          <table:table-cell table:formula="of:=IF(MOD(-[.$A271];[.I$1])=[.I$3];&quot;XXX&quot;;MOD(-[.$A271];[.I$1]))" office:value-type="float" office:value="0" calcext:value-type="float">
            <text:p>0</text:p>
          </table:table-cell>
          <table:table-cell table:formula="of:=IF(MOD(-[.$A271];[.J$1])=[.J$3];&quot;XXX&quot;;MOD(-[.$A271];[.J$1]))" office:value-type="float" office:value="0" calcext:value-type="float">
            <text:p>0</text:p>
          </table:table-cell>
        </table:table-row>
        <table:table-row table:style-name="ro1">
          <table:table-cell table:formula="of:=[.A271]+(13*37*461*17*19*739*41*23)" office:value-type="float" office:value="1.3379986859606E+016" calcext:value-type="float">
            <text:p>1.3379986859606E+016</text:p>
          </table:table-cell>
          <table:table-cell table:formula="of:=IF(MOD(-[.$A272];[.B$1])=[.B$3];&quot;XXX&quot;;MOD(-[.$A272];[.B$1]))" office:value-type="string" office:string-value="XXX" calcext:value-type="string">
            <text:p>XXX</text:p>
          </table:table-cell>
          <table:table-cell table:formula="of:=IF(MOD(-[.$A272];[.C$1])=[.C$3];&quot;XXX&quot;;MOD(-[.$A272];[.C$1]))" office:value-type="float" office:value="0" calcext:value-type="float">
            <text:p>0</text:p>
          </table:table-cell>
          <table:table-cell table:formula="of:=IF(MOD(-[.$A272];[.D$1])=[.D$3];&quot;XXX&quot;;MOD(-[.$A272];[.D$1]))" office:value-type="float" office:value="388" calcext:value-type="float">
            <text:p>388</text:p>
          </table:table-cell>
          <table:table-cell table:formula="of:=IF(MOD(-[.$A272];[.E$1])=[.E$3];&quot;XXX&quot;;MOD(-[.$A272];[.E$1]))" office:value-type="float" office:value="0" calcext:value-type="float">
            <text:p>0</text:p>
          </table:table-cell>
          <table:table-cell table:formula="of:=IF(MOD(-[.$A272];[.F$1])=[.F$3];&quot;XXX&quot;;MOD(-[.$A272];[.F$1]))" office:value-type="float" office:value="0" calcext:value-type="float">
            <text:p>0</text:p>
          </table:table-cell>
          <table:table-cell table:formula="of:=IF(MOD(-[.$A272];[.G$1])=[.G$3];&quot;XXX&quot;;MOD(-[.$A272];[.G$1]))" office:value-type="float" office:value="0" calcext:value-type="float">
            <text:p>0</text:p>
          </table:table-cell>
          <table:table-cell table:formula="of:=IF(MOD(-[.$A272];[.H$1])=[.H$3];&quot;XXX&quot;;MOD(-[.$A272];[.H$1]))" office:value-type="float" office:value="696" calcext:value-type="float">
            <text:p>696</text:p>
          </table:table-cell>
          <table:table-cell table:formula="of:=IF(MOD(-[.$A272];[.I$1])=[.I$3];&quot;XXX&quot;;MOD(-[.$A272];[.I$1]))" office:value-type="float" office:value="0" calcext:value-type="float">
            <text:p>0</text:p>
          </table:table-cell>
          <table:table-cell table:formula="of:=IF(MOD(-[.$A272];[.J$1])=[.J$3];&quot;XXX&quot;;MOD(-[.$A272];[.J$1]))" office:value-type="float" office:value="0" calcext:value-type="float">
            <text:p>0</text:p>
          </table:table-cell>
        </table:table-row>
        <table:table-row table:style-name="ro1">
          <table:table-cell table:formula="of:=[.A272]+(13*37*461*17*19*739*41*23)" office:value-type="float" office:value="1.34298988231288E+016" calcext:value-type="float">
            <text:p>1.34298988231288E+016</text:p>
          </table:table-cell>
          <table:table-cell table:formula="of:=IF(MOD(-[.$A273];[.B$1])=[.B$3];&quot;XXX&quot;;MOD(-[.$A273];[.B$1]))" office:value-type="string" office:string-value="XXX" calcext:value-type="string">
            <text:p>XXX</text:p>
          </table:table-cell>
          <table:table-cell table:formula="of:=IF(MOD(-[.$A273];[.C$1])=[.C$3];&quot;XXX&quot;;MOD(-[.$A273];[.C$1]))" office:value-type="float" office:value="0" calcext:value-type="float">
            <text:p>0</text:p>
          </table:table-cell>
          <table:table-cell table:formula="of:=IF(MOD(-[.$A273];[.D$1])=[.D$3];&quot;XXX&quot;;MOD(-[.$A273];[.D$1]))" office:value-type="float" office:value="386" calcext:value-type="float">
            <text:p>386</text:p>
          </table:table-cell>
          <table:table-cell table:formula="of:=IF(MOD(-[.$A273];[.E$1])=[.E$3];&quot;XXX&quot;;MOD(-[.$A273];[.E$1]))" office:value-type="float" office:value="0" calcext:value-type="float">
            <text:p>0</text:p>
          </table:table-cell>
          <table:table-cell table:formula="of:=IF(MOD(-[.$A273];[.F$1])=[.F$3];&quot;XXX&quot;;MOD(-[.$A273];[.F$1]))" office:value-type="float" office:value="0" calcext:value-type="float">
            <text:p>0</text:p>
          </table:table-cell>
          <table:table-cell table:formula="of:=IF(MOD(-[.$A273];[.G$1])=[.G$3];&quot;XXX&quot;;MOD(-[.$A273];[.G$1]))" office:value-type="float" office:value="0" calcext:value-type="float">
            <text:p>0</text:p>
          </table:table-cell>
          <table:table-cell table:formula="of:=IF(MOD(-[.$A273];[.H$1])=[.H$3];&quot;XXX&quot;;MOD(-[.$A273];[.H$1]))" office:value-type="float" office:value="696" calcext:value-type="float">
            <text:p>696</text:p>
          </table:table-cell>
          <table:table-cell table:formula="of:=IF(MOD(-[.$A273];[.I$1])=[.I$3];&quot;XXX&quot;;MOD(-[.$A273];[.I$1]))" office:value-type="float" office:value="0" calcext:value-type="float">
            <text:p>0</text:p>
          </table:table-cell>
          <table:table-cell table:formula="of:=IF(MOD(-[.$A273];[.J$1])=[.J$3];&quot;XXX&quot;;MOD(-[.$A273];[.J$1]))" office:value-type="float" office:value="0" calcext:value-type="float">
            <text:p>0</text:p>
          </table:table-cell>
        </table:table-row>
        <table:table-row table:style-name="ro1">
          <table:table-cell table:formula="of:=[.A273]+(13*37*461*17*19*739*41*23)" office:value-type="float" office:value="1.34798107866516E+016" calcext:value-type="float">
            <text:p>1.34798107866516E+016</text:p>
          </table:table-cell>
          <table:table-cell table:formula="of:=IF(MOD(-[.$A274];[.B$1])=[.B$3];&quot;XXX&quot;;MOD(-[.$A274];[.B$1]))" office:value-type="string" office:string-value="XXX" calcext:value-type="string">
            <text:p>XXX</text:p>
          </table:table-cell>
          <table:table-cell table:formula="of:=IF(MOD(-[.$A274];[.C$1])=[.C$3];&quot;XXX&quot;;MOD(-[.$A274];[.C$1]))" office:value-type="float" office:value="0" calcext:value-type="float">
            <text:p>0</text:p>
          </table:table-cell>
          <table:table-cell table:formula="of:=IF(MOD(-[.$A274];[.D$1])=[.D$3];&quot;XXX&quot;;MOD(-[.$A274];[.D$1]))" office:value-type="float" office:value="384" calcext:value-type="float">
            <text:p>384</text:p>
          </table:table-cell>
          <table:table-cell table:formula="of:=IF(MOD(-[.$A274];[.E$1])=[.E$3];&quot;XXX&quot;;MOD(-[.$A274];[.E$1]))" office:value-type="float" office:value="0" calcext:value-type="float">
            <text:p>0</text:p>
          </table:table-cell>
          <table:table-cell table:formula="of:=IF(MOD(-[.$A274];[.F$1])=[.F$3];&quot;XXX&quot;;MOD(-[.$A274];[.F$1]))" office:value-type="float" office:value="0" calcext:value-type="float">
            <text:p>0</text:p>
          </table:table-cell>
          <table:table-cell table:formula="of:=IF(MOD(-[.$A274];[.G$1])=[.G$3];&quot;XXX&quot;;MOD(-[.$A274];[.G$1]))" office:value-type="float" office:value="0" calcext:value-type="float">
            <text:p>0</text:p>
          </table:table-cell>
          <table:table-cell table:formula="of:=IF(MOD(-[.$A274];[.H$1])=[.H$3];&quot;XXX&quot;;MOD(-[.$A274];[.H$1]))" office:value-type="float" office:value="694" calcext:value-type="float">
            <text:p>694</text:p>
          </table:table-cell>
          <table:table-cell table:formula="of:=IF(MOD(-[.$A274];[.I$1])=[.I$3];&quot;XXX&quot;;MOD(-[.$A274];[.I$1]))" office:value-type="float" office:value="0" calcext:value-type="float">
            <text:p>0</text:p>
          </table:table-cell>
          <table:table-cell table:formula="of:=IF(MOD(-[.$A274];[.J$1])=[.J$3];&quot;XXX&quot;;MOD(-[.$A274];[.J$1]))" office:value-type="float" office:value="0" calcext:value-type="float">
            <text:p>0</text:p>
          </table:table-cell>
        </table:table-row>
        <table:table-row table:style-name="ro1">
          <table:table-cell table:formula="of:=[.A274]+(13*37*461*17*19*739*41*23)" office:value-type="float" office:value="1.35297227501744E+016" calcext:value-type="float">
            <text:p>1.35297227501744E+016</text:p>
          </table:table-cell>
          <table:table-cell table:formula="of:=IF(MOD(-[.$A275];[.B$1])=[.B$3];&quot;XXX&quot;;MOD(-[.$A275];[.B$1]))" office:value-type="string" office:string-value="XXX" calcext:value-type="string">
            <text:p>XXX</text:p>
          </table:table-cell>
          <table:table-cell table:formula="of:=IF(MOD(-[.$A275];[.C$1])=[.C$3];&quot;XXX&quot;;MOD(-[.$A275];[.C$1]))" office:value-type="float" office:value="0" calcext:value-type="float">
            <text:p>0</text:p>
          </table:table-cell>
          <table:table-cell table:formula="of:=IF(MOD(-[.$A275];[.D$1])=[.D$3];&quot;XXX&quot;;MOD(-[.$A275];[.D$1]))" office:value-type="float" office:value="384" calcext:value-type="float">
            <text:p>384</text:p>
          </table:table-cell>
          <table:table-cell table:formula="of:=IF(MOD(-[.$A275];[.E$1])=[.E$3];&quot;XXX&quot;;MOD(-[.$A275];[.E$1]))" office:value-type="float" office:value="0" calcext:value-type="float">
            <text:p>0</text:p>
          </table:table-cell>
          <table:table-cell table:formula="of:=IF(MOD(-[.$A275];[.F$1])=[.F$3];&quot;XXX&quot;;MOD(-[.$A275];[.F$1]))" office:value-type="float" office:value="0" calcext:value-type="float">
            <text:p>0</text:p>
          </table:table-cell>
          <table:table-cell table:formula="of:=IF(MOD(-[.$A275];[.G$1])=[.G$3];&quot;XXX&quot;;MOD(-[.$A275];[.G$1]))" office:value-type="float" office:value="0" calcext:value-type="float">
            <text:p>0</text:p>
          </table:table-cell>
          <table:table-cell table:formula="of:=IF(MOD(-[.$A275];[.H$1])=[.H$3];&quot;XXX&quot;;MOD(-[.$A275];[.H$1]))" office:value-type="float" office:value="692" calcext:value-type="float">
            <text:p>692</text:p>
          </table:table-cell>
          <table:table-cell table:formula="of:=IF(MOD(-[.$A275];[.I$1])=[.I$3];&quot;XXX&quot;;MOD(-[.$A275];[.I$1]))" office:value-type="float" office:value="0" calcext:value-type="float">
            <text:p>0</text:p>
          </table:table-cell>
          <table:table-cell table:formula="of:=IF(MOD(-[.$A275];[.J$1])=[.J$3];&quot;XXX&quot;;MOD(-[.$A275];[.J$1]))" office:value-type="float" office:value="0" calcext:value-type="float">
            <text:p>0</text:p>
          </table:table-cell>
        </table:table-row>
        <table:table-row table:style-name="ro1">
          <table:table-cell table:formula="of:=[.A275]+(13*37*461*17*19*739*41*23)" office:value-type="float" office:value="1.35796347136973E+016" calcext:value-type="float">
            <text:p>1.35796347136973E+016</text:p>
          </table:table-cell>
          <table:table-cell table:formula="of:=IF(MOD(-[.$A276];[.B$1])=[.B$3];&quot;XXX&quot;;MOD(-[.$A276];[.B$1]))" office:value-type="string" office:string-value="XXX" calcext:value-type="string">
            <text:p>XXX</text:p>
          </table:table-cell>
          <table:table-cell table:formula="of:=IF(MOD(-[.$A276];[.C$1])=[.C$3];&quot;XXX&quot;;MOD(-[.$A276];[.C$1]))" office:value-type="float" office:value="0" calcext:value-type="float">
            <text:p>0</text:p>
          </table:table-cell>
          <table:table-cell table:formula="of:=IF(MOD(-[.$A276];[.D$1])=[.D$3];&quot;XXX&quot;;MOD(-[.$A276];[.D$1]))" office:value-type="float" office:value="384" calcext:value-type="float">
            <text:p>384</text:p>
          </table:table-cell>
          <table:table-cell table:formula="of:=IF(MOD(-[.$A276];[.E$1])=[.E$3];&quot;XXX&quot;;MOD(-[.$A276];[.E$1]))" office:value-type="float" office:value="0" calcext:value-type="float">
            <text:p>0</text:p>
          </table:table-cell>
          <table:table-cell table:formula="of:=IF(MOD(-[.$A276];[.F$1])=[.F$3];&quot;XXX&quot;;MOD(-[.$A276];[.F$1]))" office:value-type="float" office:value="0" calcext:value-type="float">
            <text:p>0</text:p>
          </table:table-cell>
          <table:table-cell table:formula="of:=IF(MOD(-[.$A276];[.G$1])=[.G$3];&quot;XXX&quot;;MOD(-[.$A276];[.G$1]))" office:value-type="float" office:value="0" calcext:value-type="float">
            <text:p>0</text:p>
          </table:table-cell>
          <table:table-cell table:formula="of:=IF(MOD(-[.$A276];[.H$1])=[.H$3];&quot;XXX&quot;;MOD(-[.$A276];[.H$1]))" office:value-type="float" office:value="692" calcext:value-type="float">
            <text:p>692</text:p>
          </table:table-cell>
          <table:table-cell table:formula="of:=IF(MOD(-[.$A276];[.I$1])=[.I$3];&quot;XXX&quot;;MOD(-[.$A276];[.I$1]))" office:value-type="float" office:value="0" calcext:value-type="float">
            <text:p>0</text:p>
          </table:table-cell>
          <table:table-cell table:formula="of:=IF(MOD(-[.$A276];[.J$1])=[.J$3];&quot;XXX&quot;;MOD(-[.$A276];[.J$1]))" office:value-type="float" office:value="0" calcext:value-type="float">
            <text:p>0</text:p>
          </table:table-cell>
        </table:table-row>
        <table:table-row table:style-name="ro1">
          <table:table-cell table:formula="of:=[.A276]+(13*37*461*17*19*739*41*23)" office:value-type="float" office:value="1.36295466772201E+016" calcext:value-type="float">
            <text:p>1.36295466772201E+016</text:p>
          </table:table-cell>
          <table:table-cell table:formula="of:=IF(MOD(-[.$A277];[.B$1])=[.B$3];&quot;XXX&quot;;MOD(-[.$A277];[.B$1]))" office:value-type="string" office:string-value="XXX" calcext:value-type="string">
            <text:p>XXX</text:p>
          </table:table-cell>
          <table:table-cell table:formula="of:=IF(MOD(-[.$A277];[.C$1])=[.C$3];&quot;XXX&quot;;MOD(-[.$A277];[.C$1]))" office:value-type="float" office:value="0" calcext:value-type="float">
            <text:p>0</text:p>
          </table:table-cell>
          <table:table-cell table:formula="of:=IF(MOD(-[.$A277];[.D$1])=[.D$3];&quot;XXX&quot;;MOD(-[.$A277];[.D$1]))" office:value-type="float" office:value="382" calcext:value-type="float">
            <text:p>382</text:p>
          </table:table-cell>
          <table:table-cell table:formula="of:=IF(MOD(-[.$A277];[.E$1])=[.E$3];&quot;XXX&quot;;MOD(-[.$A277];[.E$1]))" office:value-type="float" office:value="0" calcext:value-type="float">
            <text:p>0</text:p>
          </table:table-cell>
          <table:table-cell table:formula="of:=IF(MOD(-[.$A277];[.F$1])=[.F$3];&quot;XXX&quot;;MOD(-[.$A277];[.F$1]))" office:value-type="float" office:value="0" calcext:value-type="float">
            <text:p>0</text:p>
          </table:table-cell>
          <table:table-cell table:formula="of:=IF(MOD(-[.$A277];[.G$1])=[.G$3];&quot;XXX&quot;;MOD(-[.$A277];[.G$1]))" office:value-type="float" office:value="0" calcext:value-type="float">
            <text:p>0</text:p>
          </table:table-cell>
          <table:table-cell table:formula="of:=IF(MOD(-[.$A277];[.H$1])=[.H$3];&quot;XXX&quot;;MOD(-[.$A277];[.H$1]))" office:value-type="float" office:value="692" calcext:value-type="float">
            <text:p>692</text:p>
          </table:table-cell>
          <table:table-cell table:formula="of:=IF(MOD(-[.$A277];[.I$1])=[.I$3];&quot;XXX&quot;;MOD(-[.$A277];[.I$1]))" office:value-type="float" office:value="0" calcext:value-type="float">
            <text:p>0</text:p>
          </table:table-cell>
          <table:table-cell table:formula="of:=IF(MOD(-[.$A277];[.J$1])=[.J$3];&quot;XXX&quot;;MOD(-[.$A277];[.J$1]))" office:value-type="float" office:value="0" calcext:value-type="float">
            <text:p>0</text:p>
          </table:table-cell>
        </table:table-row>
        <table:table-row table:style-name="ro1">
          <table:table-cell table:formula="of:=[.A277]+(13*37*461*17*19*739*41*23)" office:value-type="float" office:value="1.36794586407429E+016" calcext:value-type="float">
            <text:p>1.36794586407429E+016</text:p>
          </table:table-cell>
          <table:table-cell table:formula="of:=IF(MOD(-[.$A278];[.B$1])=[.B$3];&quot;XXX&quot;;MOD(-[.$A278];[.B$1]))" office:value-type="string" office:string-value="XXX" calcext:value-type="string">
            <text:p>XXX</text:p>
          </table:table-cell>
          <table:table-cell table:formula="of:=IF(MOD(-[.$A278];[.C$1])=[.C$3];&quot;XXX&quot;;MOD(-[.$A278];[.C$1]))" office:value-type="float" office:value="0" calcext:value-type="float">
            <text:p>0</text:p>
          </table:table-cell>
          <table:table-cell table:formula="of:=IF(MOD(-[.$A278];[.D$1])=[.D$3];&quot;XXX&quot;;MOD(-[.$A278];[.D$1]))" office:value-type="float" office:value="380" calcext:value-type="float">
            <text:p>380</text:p>
          </table:table-cell>
          <table:table-cell table:formula="of:=IF(MOD(-[.$A278];[.E$1])=[.E$3];&quot;XXX&quot;;MOD(-[.$A278];[.E$1]))" office:value-type="float" office:value="0" calcext:value-type="float">
            <text:p>0</text:p>
          </table:table-cell>
          <table:table-cell table:formula="of:=IF(MOD(-[.$A278];[.F$1])=[.F$3];&quot;XXX&quot;;MOD(-[.$A278];[.F$1]))" office:value-type="float" office:value="0" calcext:value-type="float">
            <text:p>0</text:p>
          </table:table-cell>
          <table:table-cell table:formula="of:=IF(MOD(-[.$A278];[.G$1])=[.G$3];&quot;XXX&quot;;MOD(-[.$A278];[.G$1]))" office:value-type="float" office:value="0" calcext:value-type="float">
            <text:p>0</text:p>
          </table:table-cell>
          <table:table-cell table:formula="of:=IF(MOD(-[.$A278];[.H$1])=[.H$3];&quot;XXX&quot;;MOD(-[.$A278];[.H$1]))" office:value-type="float" office:value="690" calcext:value-type="float">
            <text:p>690</text:p>
          </table:table-cell>
          <table:table-cell table:formula="of:=IF(MOD(-[.$A278];[.I$1])=[.I$3];&quot;XXX&quot;;MOD(-[.$A278];[.I$1]))" office:value-type="float" office:value="0" calcext:value-type="float">
            <text:p>0</text:p>
          </table:table-cell>
          <table:table-cell table:formula="of:=IF(MOD(-[.$A278];[.J$1])=[.J$3];&quot;XXX&quot;;MOD(-[.$A278];[.J$1]))" office:value-type="float" office:value="0" calcext:value-type="float">
            <text:p>0</text:p>
          </table:table-cell>
        </table:table-row>
        <table:table-row table:style-name="ro1">
          <table:table-cell table:formula="of:=[.A278]+(13*37*461*17*19*739*41*23)" office:value-type="float" office:value="1.37293706042657E+016" calcext:value-type="float">
            <text:p>1.37293706042657E+016</text:p>
          </table:table-cell>
          <table:table-cell table:formula="of:=IF(MOD(-[.$A279];[.B$1])=[.B$3];&quot;XXX&quot;;MOD(-[.$A279];[.B$1]))" office:value-type="string" office:string-value="XXX" calcext:value-type="string">
            <text:p>XXX</text:p>
          </table:table-cell>
          <table:table-cell table:formula="of:=IF(MOD(-[.$A279];[.C$1])=[.C$3];&quot;XXX&quot;;MOD(-[.$A279];[.C$1]))" office:value-type="float" office:value="0" calcext:value-type="float">
            <text:p>0</text:p>
          </table:table-cell>
          <table:table-cell table:formula="of:=IF(MOD(-[.$A279];[.D$1])=[.D$3];&quot;XXX&quot;;MOD(-[.$A279];[.D$1]))" office:value-type="float" office:value="380" calcext:value-type="float">
            <text:p>380</text:p>
          </table:table-cell>
          <table:table-cell table:formula="of:=IF(MOD(-[.$A279];[.E$1])=[.E$3];&quot;XXX&quot;;MOD(-[.$A279];[.E$1]))" office:value-type="float" office:value="0" calcext:value-type="float">
            <text:p>0</text:p>
          </table:table-cell>
          <table:table-cell table:formula="of:=IF(MOD(-[.$A279];[.F$1])=[.F$3];&quot;XXX&quot;;MOD(-[.$A279];[.F$1]))" office:value-type="float" office:value="0" calcext:value-type="float">
            <text:p>0</text:p>
          </table:table-cell>
          <table:table-cell table:formula="of:=IF(MOD(-[.$A279];[.G$1])=[.G$3];&quot;XXX&quot;;MOD(-[.$A279];[.G$1]))" office:value-type="float" office:value="0" calcext:value-type="float">
            <text:p>0</text:p>
          </table:table-cell>
          <table:table-cell table:formula="of:=IF(MOD(-[.$A279];[.H$1])=[.H$3];&quot;XXX&quot;;MOD(-[.$A279];[.H$1]))" office:value-type="float" office:value="688" calcext:value-type="float">
            <text:p>688</text:p>
          </table:table-cell>
          <table:table-cell table:formula="of:=IF(MOD(-[.$A279];[.I$1])=[.I$3];&quot;XXX&quot;;MOD(-[.$A279];[.I$1]))" office:value-type="float" office:value="0" calcext:value-type="float">
            <text:p>0</text:p>
          </table:table-cell>
          <table:table-cell table:formula="of:=IF(MOD(-[.$A279];[.J$1])=[.J$3];&quot;XXX&quot;;MOD(-[.$A279];[.J$1]))" office:value-type="float" office:value="0" calcext:value-type="float">
            <text:p>0</text:p>
          </table:table-cell>
        </table:table-row>
        <table:table-row table:style-name="ro1">
          <table:table-cell table:formula="of:=[.A279]+(13*37*461*17*19*739*41*23)" office:value-type="float" office:value="1.37792825677885E+016" calcext:value-type="float">
            <text:p>1.37792825677885E+016</text:p>
          </table:table-cell>
          <table:table-cell table:formula="of:=IF(MOD(-[.$A280];[.B$1])=[.B$3];&quot;XXX&quot;;MOD(-[.$A280];[.B$1]))" office:value-type="string" office:string-value="XXX" calcext:value-type="string">
            <text:p>XXX</text:p>
          </table:table-cell>
          <table:table-cell table:formula="of:=IF(MOD(-[.$A280];[.C$1])=[.C$3];&quot;XXX&quot;;MOD(-[.$A280];[.C$1]))" office:value-type="float" office:value="0" calcext:value-type="float">
            <text:p>0</text:p>
          </table:table-cell>
          <table:table-cell table:formula="of:=IF(MOD(-[.$A280];[.D$1])=[.D$3];&quot;XXX&quot;;MOD(-[.$A280];[.D$1]))" office:value-type="float" office:value="380" calcext:value-type="float">
            <text:p>380</text:p>
          </table:table-cell>
          <table:table-cell table:formula="of:=IF(MOD(-[.$A280];[.E$1])=[.E$3];&quot;XXX&quot;;MOD(-[.$A280];[.E$1]))" office:value-type="float" office:value="0" calcext:value-type="float">
            <text:p>0</text:p>
          </table:table-cell>
          <table:table-cell table:formula="of:=IF(MOD(-[.$A280];[.F$1])=[.F$3];&quot;XXX&quot;;MOD(-[.$A280];[.F$1]))" office:value-type="float" office:value="0" calcext:value-type="float">
            <text:p>0</text:p>
          </table:table-cell>
          <table:table-cell table:formula="of:=IF(MOD(-[.$A280];[.G$1])=[.G$3];&quot;XXX&quot;;MOD(-[.$A280];[.G$1]))" office:value-type="float" office:value="0" calcext:value-type="float">
            <text:p>0</text:p>
          </table:table-cell>
          <table:table-cell table:formula="of:=IF(MOD(-[.$A280];[.H$1])=[.H$3];&quot;XXX&quot;;MOD(-[.$A280];[.H$1]))" office:value-type="float" office:value="688" calcext:value-type="float">
            <text:p>688</text:p>
          </table:table-cell>
          <table:table-cell table:formula="of:=IF(MOD(-[.$A280];[.I$1])=[.I$3];&quot;XXX&quot;;MOD(-[.$A280];[.I$1]))" office:value-type="float" office:value="0" calcext:value-type="float">
            <text:p>0</text:p>
          </table:table-cell>
          <table:table-cell table:formula="of:=IF(MOD(-[.$A280];[.J$1])=[.J$3];&quot;XXX&quot;;MOD(-[.$A280];[.J$1]))" office:value-type="float" office:value="0" calcext:value-type="float">
            <text:p>0</text:p>
          </table:table-cell>
        </table:table-row>
        <table:table-row table:style-name="ro1">
          <table:table-cell table:formula="of:=[.A280]+(13*37*461*17*19*739*41*23)" office:value-type="float" office:value="1.38291945313113E+016" calcext:value-type="float">
            <text:p>1.38291945313113E+016</text:p>
          </table:table-cell>
          <table:table-cell table:formula="of:=IF(MOD(-[.$A281];[.B$1])=[.B$3];&quot;XXX&quot;;MOD(-[.$A281];[.B$1]))" office:value-type="string" office:string-value="XXX" calcext:value-type="string">
            <text:p>XXX</text:p>
          </table:table-cell>
          <table:table-cell table:formula="of:=IF(MOD(-[.$A281];[.C$1])=[.C$3];&quot;XXX&quot;;MOD(-[.$A281];[.C$1]))" office:value-type="float" office:value="0" calcext:value-type="float">
            <text:p>0</text:p>
          </table:table-cell>
          <table:table-cell table:formula="of:=IF(MOD(-[.$A281];[.D$1])=[.D$3];&quot;XXX&quot;;MOD(-[.$A281];[.D$1]))" office:value-type="float" office:value="378" calcext:value-type="float">
            <text:p>378</text:p>
          </table:table-cell>
          <table:table-cell table:formula="of:=IF(MOD(-[.$A281];[.E$1])=[.E$3];&quot;XXX&quot;;MOD(-[.$A281];[.E$1]))" office:value-type="float" office:value="0" calcext:value-type="float">
            <text:p>0</text:p>
          </table:table-cell>
          <table:table-cell table:formula="of:=IF(MOD(-[.$A281];[.F$1])=[.F$3];&quot;XXX&quot;;MOD(-[.$A281];[.F$1]))" office:value-type="float" office:value="0" calcext:value-type="float">
            <text:p>0</text:p>
          </table:table-cell>
          <table:table-cell table:formula="of:=IF(MOD(-[.$A281];[.G$1])=[.G$3];&quot;XXX&quot;;MOD(-[.$A281];[.G$1]))" office:value-type="float" office:value="0" calcext:value-type="float">
            <text:p>0</text:p>
          </table:table-cell>
          <table:table-cell table:formula="of:=IF(MOD(-[.$A281];[.H$1])=[.H$3];&quot;XXX&quot;;MOD(-[.$A281];[.H$1]))" office:value-type="float" office:value="688" calcext:value-type="float">
            <text:p>688</text:p>
          </table:table-cell>
          <table:table-cell table:formula="of:=IF(MOD(-[.$A281];[.I$1])=[.I$3];&quot;XXX&quot;;MOD(-[.$A281];[.I$1]))" office:value-type="float" office:value="0" calcext:value-type="float">
            <text:p>0</text:p>
          </table:table-cell>
          <table:table-cell table:formula="of:=IF(MOD(-[.$A281];[.J$1])=[.J$3];&quot;XXX&quot;;MOD(-[.$A281];[.J$1]))" office:value-type="float" office:value="0" calcext:value-type="float">
            <text:p>0</text:p>
          </table:table-cell>
        </table:table-row>
        <table:table-row table:style-name="ro1">
          <table:table-cell table:formula="of:=[.A281]+(13*37*461*17*19*739*41*23)" office:value-type="float" office:value="1.38791064948341E+016" calcext:value-type="float">
            <text:p>1.38791064948341E+016</text:p>
          </table:table-cell>
          <table:table-cell table:formula="of:=IF(MOD(-[.$A282];[.B$1])=[.B$3];&quot;XXX&quot;;MOD(-[.$A282];[.B$1]))" office:value-type="string" office:string-value="XXX" calcext:value-type="string">
            <text:p>XXX</text:p>
          </table:table-cell>
          <table:table-cell table:formula="of:=IF(MOD(-[.$A282];[.C$1])=[.C$3];&quot;XXX&quot;;MOD(-[.$A282];[.C$1]))" office:value-type="float" office:value="0" calcext:value-type="float">
            <text:p>0</text:p>
          </table:table-cell>
          <table:table-cell table:formula="of:=IF(MOD(-[.$A282];[.D$1])=[.D$3];&quot;XXX&quot;;MOD(-[.$A282];[.D$1]))" office:value-type="float" office:value="376" calcext:value-type="float">
            <text:p>376</text:p>
          </table:table-cell>
          <table:table-cell table:formula="of:=IF(MOD(-[.$A282];[.E$1])=[.E$3];&quot;XXX&quot;;MOD(-[.$A282];[.E$1]))" office:value-type="float" office:value="0" calcext:value-type="float">
            <text:p>0</text:p>
          </table:table-cell>
          <table:table-cell table:formula="of:=IF(MOD(-[.$A282];[.F$1])=[.F$3];&quot;XXX&quot;;MOD(-[.$A282];[.F$1]))" office:value-type="float" office:value="0" calcext:value-type="float">
            <text:p>0</text:p>
          </table:table-cell>
          <table:table-cell table:formula="of:=IF(MOD(-[.$A282];[.G$1])=[.G$3];&quot;XXX&quot;;MOD(-[.$A282];[.G$1]))" office:value-type="float" office:value="0" calcext:value-type="float">
            <text:p>0</text:p>
          </table:table-cell>
          <table:table-cell table:formula="of:=IF(MOD(-[.$A282];[.H$1])=[.H$3];&quot;XXX&quot;;MOD(-[.$A282];[.H$1]))" office:value-type="float" office:value="686" calcext:value-type="float">
            <text:p>686</text:p>
          </table:table-cell>
          <table:table-cell table:formula="of:=IF(MOD(-[.$A282];[.I$1])=[.I$3];&quot;XXX&quot;;MOD(-[.$A282];[.I$1]))" office:value-type="float" office:value="0" calcext:value-type="float">
            <text:p>0</text:p>
          </table:table-cell>
          <table:table-cell table:formula="of:=IF(MOD(-[.$A282];[.J$1])=[.J$3];&quot;XXX&quot;;MOD(-[.$A282];[.J$1]))" office:value-type="float" office:value="0" calcext:value-type="float">
            <text:p>0</text:p>
          </table:table-cell>
        </table:table-row>
        <table:table-row table:style-name="ro1">
          <table:table-cell table:formula="of:=[.A282]+(13*37*461*17*19*739*41*23)" office:value-type="float" office:value="1.39290184583569E+016" calcext:value-type="float">
            <text:p>1.39290184583569E+016</text:p>
          </table:table-cell>
          <table:table-cell table:formula="of:=IF(MOD(-[.$A283];[.B$1])=[.B$3];&quot;XXX&quot;;MOD(-[.$A283];[.B$1]))" office:value-type="string" office:string-value="XXX" calcext:value-type="string">
            <text:p>XXX</text:p>
          </table:table-cell>
          <table:table-cell table:formula="of:=IF(MOD(-[.$A283];[.C$1])=[.C$3];&quot;XXX&quot;;MOD(-[.$A283];[.C$1]))" office:value-type="float" office:value="0" calcext:value-type="float">
            <text:p>0</text:p>
          </table:table-cell>
          <table:table-cell table:formula="of:=IF(MOD(-[.$A283];[.D$1])=[.D$3];&quot;XXX&quot;;MOD(-[.$A283];[.D$1]))" office:value-type="float" office:value="376" calcext:value-type="float">
            <text:p>376</text:p>
          </table:table-cell>
          <table:table-cell table:formula="of:=IF(MOD(-[.$A283];[.E$1])=[.E$3];&quot;XXX&quot;;MOD(-[.$A283];[.E$1]))" office:value-type="float" office:value="0" calcext:value-type="float">
            <text:p>0</text:p>
          </table:table-cell>
          <table:table-cell table:formula="of:=IF(MOD(-[.$A283];[.F$1])=[.F$3];&quot;XXX&quot;;MOD(-[.$A283];[.F$1]))" office:value-type="float" office:value="0" calcext:value-type="float">
            <text:p>0</text:p>
          </table:table-cell>
          <table:table-cell table:formula="of:=IF(MOD(-[.$A283];[.G$1])=[.G$3];&quot;XXX&quot;;MOD(-[.$A283];[.G$1]))" office:value-type="float" office:value="0" calcext:value-type="float">
            <text:p>0</text:p>
          </table:table-cell>
          <table:table-cell table:formula="of:=IF(MOD(-[.$A283];[.H$1])=[.H$3];&quot;XXX&quot;;MOD(-[.$A283];[.H$1]))" office:value-type="float" office:value="684" calcext:value-type="float">
            <text:p>684</text:p>
          </table:table-cell>
          <table:table-cell table:formula="of:=IF(MOD(-[.$A283];[.I$1])=[.I$3];&quot;XXX&quot;;MOD(-[.$A283];[.I$1]))" office:value-type="float" office:value="0" calcext:value-type="float">
            <text:p>0</text:p>
          </table:table-cell>
          <table:table-cell table:formula="of:=IF(MOD(-[.$A283];[.J$1])=[.J$3];&quot;XXX&quot;;MOD(-[.$A283];[.J$1]))" office:value-type="float" office:value="0" calcext:value-type="float">
            <text:p>0</text:p>
          </table:table-cell>
        </table:table-row>
        <table:table-row table:style-name="ro1">
          <table:table-cell table:formula="of:=[.A283]+(13*37*461*17*19*739*41*23)" office:value-type="float" office:value="1.39789304218798E+016" calcext:value-type="float">
            <text:p>1.39789304218798E+016</text:p>
          </table:table-cell>
          <table:table-cell table:formula="of:=IF(MOD(-[.$A284];[.B$1])=[.B$3];&quot;XXX&quot;;MOD(-[.$A284];[.B$1]))" office:value-type="string" office:string-value="XXX" calcext:value-type="string">
            <text:p>XXX</text:p>
          </table:table-cell>
          <table:table-cell table:formula="of:=IF(MOD(-[.$A284];[.C$1])=[.C$3];&quot;XXX&quot;;MOD(-[.$A284];[.C$1]))" office:value-type="float" office:value="0" calcext:value-type="float">
            <text:p>0</text:p>
          </table:table-cell>
          <table:table-cell table:formula="of:=IF(MOD(-[.$A284];[.D$1])=[.D$3];&quot;XXX&quot;;MOD(-[.$A284];[.D$1]))" office:value-type="float" office:value="376" calcext:value-type="float">
            <text:p>376</text:p>
          </table:table-cell>
          <table:table-cell table:formula="of:=IF(MOD(-[.$A284];[.E$1])=[.E$3];&quot;XXX&quot;;MOD(-[.$A284];[.E$1]))" office:value-type="float" office:value="0" calcext:value-type="float">
            <text:p>0</text:p>
          </table:table-cell>
          <table:table-cell table:formula="of:=IF(MOD(-[.$A284];[.F$1])=[.F$3];&quot;XXX&quot;;MOD(-[.$A284];[.F$1]))" office:value-type="float" office:value="0" calcext:value-type="float">
            <text:p>0</text:p>
          </table:table-cell>
          <table:table-cell table:formula="of:=IF(MOD(-[.$A284];[.G$1])=[.G$3];&quot;XXX&quot;;MOD(-[.$A284];[.G$1]))" office:value-type="float" office:value="0" calcext:value-type="float">
            <text:p>0</text:p>
          </table:table-cell>
          <table:table-cell table:formula="of:=IF(MOD(-[.$A284];[.H$1])=[.H$3];&quot;XXX&quot;;MOD(-[.$A284];[.H$1]))" office:value-type="float" office:value="684" calcext:value-type="float">
            <text:p>684</text:p>
          </table:table-cell>
          <table:table-cell table:formula="of:=IF(MOD(-[.$A284];[.I$1])=[.I$3];&quot;XXX&quot;;MOD(-[.$A284];[.I$1]))" office:value-type="float" office:value="0" calcext:value-type="float">
            <text:p>0</text:p>
          </table:table-cell>
          <table:table-cell table:formula="of:=IF(MOD(-[.$A284];[.J$1])=[.J$3];&quot;XXX&quot;;MOD(-[.$A284];[.J$1]))" office:value-type="float" office:value="0" calcext:value-type="float">
            <text:p>0</text:p>
          </table:table-cell>
        </table:table-row>
        <table:table-row table:style-name="ro1">
          <table:table-cell table:formula="of:=[.A284]+(13*37*461*17*19*739*41*23)" office:value-type="float" office:value="1.40288423854026E+016" calcext:value-type="float">
            <text:p>1.40288423854026E+016</text:p>
          </table:table-cell>
          <table:table-cell table:formula="of:=IF(MOD(-[.$A285];[.B$1])=[.B$3];&quot;XXX&quot;;MOD(-[.$A285];[.B$1]))" office:value-type="string" office:string-value="XXX" calcext:value-type="string">
            <text:p>XXX</text:p>
          </table:table-cell>
          <table:table-cell table:formula="of:=IF(MOD(-[.$A285];[.C$1])=[.C$3];&quot;XXX&quot;;MOD(-[.$A285];[.C$1]))" office:value-type="float" office:value="0" calcext:value-type="float">
            <text:p>0</text:p>
          </table:table-cell>
          <table:table-cell table:formula="of:=IF(MOD(-[.$A285];[.D$1])=[.D$3];&quot;XXX&quot;;MOD(-[.$A285];[.D$1]))" office:value-type="float" office:value="374" calcext:value-type="float">
            <text:p>374</text:p>
          </table:table-cell>
          <table:table-cell table:formula="of:=IF(MOD(-[.$A285];[.E$1])=[.E$3];&quot;XXX&quot;;MOD(-[.$A285];[.E$1]))" office:value-type="float" office:value="0" calcext:value-type="float">
            <text:p>0</text:p>
          </table:table-cell>
          <table:table-cell table:formula="of:=IF(MOD(-[.$A285];[.F$1])=[.F$3];&quot;XXX&quot;;MOD(-[.$A285];[.F$1]))" office:value-type="float" office:value="0" calcext:value-type="float">
            <text:p>0</text:p>
          </table:table-cell>
          <table:table-cell table:formula="of:=IF(MOD(-[.$A285];[.G$1])=[.G$3];&quot;XXX&quot;;MOD(-[.$A285];[.G$1]))" office:value-type="float" office:value="0" calcext:value-type="float">
            <text:p>0</text:p>
          </table:table-cell>
          <table:table-cell table:formula="of:=IF(MOD(-[.$A285];[.H$1])=[.H$3];&quot;XXX&quot;;MOD(-[.$A285];[.H$1]))" office:value-type="float" office:value="684" calcext:value-type="float">
            <text:p>684</text:p>
          </table:table-cell>
          <table:table-cell table:formula="of:=IF(MOD(-[.$A285];[.I$1])=[.I$3];&quot;XXX&quot;;MOD(-[.$A285];[.I$1]))" office:value-type="float" office:value="0" calcext:value-type="float">
            <text:p>0</text:p>
          </table:table-cell>
          <table:table-cell table:formula="of:=IF(MOD(-[.$A285];[.J$1])=[.J$3];&quot;XXX&quot;;MOD(-[.$A285];[.J$1]))" office:value-type="float" office:value="0" calcext:value-type="float">
            <text:p>0</text:p>
          </table:table-cell>
        </table:table-row>
        <table:table-row table:style-name="ro1">
          <table:table-cell table:formula="of:=[.A285]+(13*37*461*17*19*739*41*23)" office:value-type="float" office:value="1.40787543489254E+016" calcext:value-type="float">
            <text:p>1.40787543489254E+016</text:p>
          </table:table-cell>
          <table:table-cell table:formula="of:=IF(MOD(-[.$A286];[.B$1])=[.B$3];&quot;XXX&quot;;MOD(-[.$A286];[.B$1]))" office:value-type="string" office:string-value="XXX" calcext:value-type="string">
            <text:p>XXX</text:p>
          </table:table-cell>
          <table:table-cell table:formula="of:=IF(MOD(-[.$A286];[.C$1])=[.C$3];&quot;XXX&quot;;MOD(-[.$A286];[.C$1]))" office:value-type="float" office:value="0" calcext:value-type="float">
            <text:p>0</text:p>
          </table:table-cell>
          <table:table-cell table:formula="of:=IF(MOD(-[.$A286];[.D$1])=[.D$3];&quot;XXX&quot;;MOD(-[.$A286];[.D$1]))" office:value-type="float" office:value="372" calcext:value-type="float">
            <text:p>372</text:p>
          </table:table-cell>
          <table:table-cell table:formula="of:=IF(MOD(-[.$A286];[.E$1])=[.E$3];&quot;XXX&quot;;MOD(-[.$A286];[.E$1]))" office:value-type="float" office:value="0" calcext:value-type="float">
            <text:p>0</text:p>
          </table:table-cell>
          <table:table-cell table:formula="of:=IF(MOD(-[.$A286];[.F$1])=[.F$3];&quot;XXX&quot;;MOD(-[.$A286];[.F$1]))" office:value-type="float" office:value="0" calcext:value-type="float">
            <text:p>0</text:p>
          </table:table-cell>
          <table:table-cell table:formula="of:=IF(MOD(-[.$A286];[.G$1])=[.G$3];&quot;XXX&quot;;MOD(-[.$A286];[.G$1]))" office:value-type="float" office:value="0" calcext:value-type="float">
            <text:p>0</text:p>
          </table:table-cell>
          <table:table-cell table:formula="of:=IF(MOD(-[.$A286];[.H$1])=[.H$3];&quot;XXX&quot;;MOD(-[.$A286];[.H$1]))" office:value-type="float" office:value="682" calcext:value-type="float">
            <text:p>682</text:p>
          </table:table-cell>
          <table:table-cell table:formula="of:=IF(MOD(-[.$A286];[.I$1])=[.I$3];&quot;XXX&quot;;MOD(-[.$A286];[.I$1]))" office:value-type="float" office:value="0" calcext:value-type="float">
            <text:p>0</text:p>
          </table:table-cell>
          <table:table-cell table:formula="of:=IF(MOD(-[.$A286];[.J$1])=[.J$3];&quot;XXX&quot;;MOD(-[.$A286];[.J$1]))" office:value-type="float" office:value="0" calcext:value-type="float">
            <text:p>0</text:p>
          </table:table-cell>
        </table:table-row>
        <table:table-row table:style-name="ro1">
          <table:table-cell table:formula="of:=[.A286]+(13*37*461*17*19*739*41*23)" office:value-type="float" office:value="1.41286663124482E+016" calcext:value-type="float">
            <text:p>1.41286663124482E+016</text:p>
          </table:table-cell>
          <table:table-cell table:formula="of:=IF(MOD(-[.$A287];[.B$1])=[.B$3];&quot;XXX&quot;;MOD(-[.$A287];[.B$1]))" office:value-type="string" office:string-value="XXX" calcext:value-type="string">
            <text:p>XXX</text:p>
          </table:table-cell>
          <table:table-cell table:formula="of:=IF(MOD(-[.$A287];[.C$1])=[.C$3];&quot;XXX&quot;;MOD(-[.$A287];[.C$1]))" office:value-type="float" office:value="0" calcext:value-type="float">
            <text:p>0</text:p>
          </table:table-cell>
          <table:table-cell table:formula="of:=IF(MOD(-[.$A287];[.D$1])=[.D$3];&quot;XXX&quot;;MOD(-[.$A287];[.D$1]))" office:value-type="float" office:value="372" calcext:value-type="float">
            <text:p>372</text:p>
          </table:table-cell>
          <table:table-cell table:formula="of:=IF(MOD(-[.$A287];[.E$1])=[.E$3];&quot;XXX&quot;;MOD(-[.$A287];[.E$1]))" office:value-type="float" office:value="0" calcext:value-type="float">
            <text:p>0</text:p>
          </table:table-cell>
          <table:table-cell table:formula="of:=IF(MOD(-[.$A287];[.F$1])=[.F$3];&quot;XXX&quot;;MOD(-[.$A287];[.F$1]))" office:value-type="float" office:value="0" calcext:value-type="float">
            <text:p>0</text:p>
          </table:table-cell>
          <table:table-cell table:formula="of:=IF(MOD(-[.$A287];[.G$1])=[.G$3];&quot;XXX&quot;;MOD(-[.$A287];[.G$1]))" office:value-type="float" office:value="0" calcext:value-type="float">
            <text:p>0</text:p>
          </table:table-cell>
          <table:table-cell table:formula="of:=IF(MOD(-[.$A287];[.H$1])=[.H$3];&quot;XXX&quot;;MOD(-[.$A287];[.H$1]))" office:value-type="float" office:value="680" calcext:value-type="float">
            <text:p>680</text:p>
          </table:table-cell>
          <table:table-cell table:formula="of:=IF(MOD(-[.$A287];[.I$1])=[.I$3];&quot;XXX&quot;;MOD(-[.$A287];[.I$1]))" office:value-type="float" office:value="0" calcext:value-type="float">
            <text:p>0</text:p>
          </table:table-cell>
          <table:table-cell table:formula="of:=IF(MOD(-[.$A287];[.J$1])=[.J$3];&quot;XXX&quot;;MOD(-[.$A287];[.J$1]))" office:value-type="float" office:value="0" calcext:value-type="float">
            <text:p>0</text:p>
          </table:table-cell>
        </table:table-row>
        <table:table-row table:style-name="ro1">
          <table:table-cell table:formula="of:=[.A287]+(13*37*461*17*19*739*41*23)" office:value-type="float" office:value="1.4178578275971E+016" calcext:value-type="float">
            <text:p>1.4178578275971E+016</text:p>
          </table:table-cell>
          <table:table-cell table:formula="of:=IF(MOD(-[.$A288];[.B$1])=[.B$3];&quot;XXX&quot;;MOD(-[.$A288];[.B$1]))" office:value-type="string" office:string-value="XXX" calcext:value-type="string">
            <text:p>XXX</text:p>
          </table:table-cell>
          <table:table-cell table:formula="of:=IF(MOD(-[.$A288];[.C$1])=[.C$3];&quot;XXX&quot;;MOD(-[.$A288];[.C$1]))" office:value-type="float" office:value="0" calcext:value-type="float">
            <text:p>0</text:p>
          </table:table-cell>
          <table:table-cell table:formula="of:=IF(MOD(-[.$A288];[.D$1])=[.D$3];&quot;XXX&quot;;MOD(-[.$A288];[.D$1]))" office:value-type="float" office:value="372" calcext:value-type="float">
            <text:p>372</text:p>
          </table:table-cell>
          <table:table-cell table:formula="of:=IF(MOD(-[.$A288];[.E$1])=[.E$3];&quot;XXX&quot;;MOD(-[.$A288];[.E$1]))" office:value-type="float" office:value="0" calcext:value-type="float">
            <text:p>0</text:p>
          </table:table-cell>
          <table:table-cell table:formula="of:=IF(MOD(-[.$A288];[.F$1])=[.F$3];&quot;XXX&quot;;MOD(-[.$A288];[.F$1]))" office:value-type="float" office:value="0" calcext:value-type="float">
            <text:p>0</text:p>
          </table:table-cell>
          <table:table-cell table:formula="of:=IF(MOD(-[.$A288];[.G$1])=[.G$3];&quot;XXX&quot;;MOD(-[.$A288];[.G$1]))" office:value-type="float" office:value="0" calcext:value-type="float">
            <text:p>0</text:p>
          </table:table-cell>
          <table:table-cell table:formula="of:=IF(MOD(-[.$A288];[.H$1])=[.H$3];&quot;XXX&quot;;MOD(-[.$A288];[.H$1]))" office:value-type="float" office:value="680" calcext:value-type="float">
            <text:p>680</text:p>
          </table:table-cell>
          <table:table-cell table:formula="of:=IF(MOD(-[.$A288];[.I$1])=[.I$3];&quot;XXX&quot;;MOD(-[.$A288];[.I$1]))" office:value-type="float" office:value="0" calcext:value-type="float">
            <text:p>0</text:p>
          </table:table-cell>
          <table:table-cell table:formula="of:=IF(MOD(-[.$A288];[.J$1])=[.J$3];&quot;XXX&quot;;MOD(-[.$A288];[.J$1]))" office:value-type="float" office:value="0" calcext:value-type="float">
            <text:p>0</text:p>
          </table:table-cell>
        </table:table-row>
        <table:table-row table:style-name="ro1">
          <table:table-cell table:formula="of:=[.A288]+(13*37*461*17*19*739*41*23)" office:value-type="float" office:value="1.42284902394938E+016" calcext:value-type="float">
            <text:p>1.42284902394938E+016</text:p>
          </table:table-cell>
          <table:table-cell table:formula="of:=IF(MOD(-[.$A289];[.B$1])=[.B$3];&quot;XXX&quot;;MOD(-[.$A289];[.B$1]))" office:value-type="string" office:string-value="XXX" calcext:value-type="string">
            <text:p>XXX</text:p>
          </table:table-cell>
          <table:table-cell table:formula="of:=IF(MOD(-[.$A289];[.C$1])=[.C$3];&quot;XXX&quot;;MOD(-[.$A289];[.C$1]))" office:value-type="float" office:value="0" calcext:value-type="float">
            <text:p>0</text:p>
          </table:table-cell>
          <table:table-cell table:formula="of:=IF(MOD(-[.$A289];[.D$1])=[.D$3];&quot;XXX&quot;;MOD(-[.$A289];[.D$1]))" office:value-type="float" office:value="370" calcext:value-type="float">
            <text:p>370</text:p>
          </table:table-cell>
          <table:table-cell table:formula="of:=IF(MOD(-[.$A289];[.E$1])=[.E$3];&quot;XXX&quot;;MOD(-[.$A289];[.E$1]))" office:value-type="float" office:value="0" calcext:value-type="float">
            <text:p>0</text:p>
          </table:table-cell>
          <table:table-cell table:formula="of:=IF(MOD(-[.$A289];[.F$1])=[.F$3];&quot;XXX&quot;;MOD(-[.$A289];[.F$1]))" office:value-type="float" office:value="0" calcext:value-type="float">
            <text:p>0</text:p>
          </table:table-cell>
          <table:table-cell table:formula="of:=IF(MOD(-[.$A289];[.G$1])=[.G$3];&quot;XXX&quot;;MOD(-[.$A289];[.G$1]))" office:value-type="float" office:value="0" calcext:value-type="float">
            <text:p>0</text:p>
          </table:table-cell>
          <table:table-cell table:formula="of:=IF(MOD(-[.$A289];[.H$1])=[.H$3];&quot;XXX&quot;;MOD(-[.$A289];[.H$1]))" office:value-type="float" office:value="680" calcext:value-type="float">
            <text:p>680</text:p>
          </table:table-cell>
          <table:table-cell table:formula="of:=IF(MOD(-[.$A289];[.I$1])=[.I$3];&quot;XXX&quot;;MOD(-[.$A289];[.I$1]))" office:value-type="float" office:value="0" calcext:value-type="float">
            <text:p>0</text:p>
          </table:table-cell>
          <table:table-cell table:formula="of:=IF(MOD(-[.$A289];[.J$1])=[.J$3];&quot;XXX&quot;;MOD(-[.$A289];[.J$1]))" office:value-type="float" office:value="0" calcext:value-type="float">
            <text:p>0</text:p>
          </table:table-cell>
        </table:table-row>
        <table:table-row table:style-name="ro1">
          <table:table-cell table:formula="of:=[.A289]+(13*37*461*17*19*739*41*23)" office:value-type="float" office:value="1.42784022030166E+016" calcext:value-type="float">
            <text:p>1.42784022030166E+016</text:p>
          </table:table-cell>
          <table:table-cell table:formula="of:=IF(MOD(-[.$A290];[.B$1])=[.B$3];&quot;XXX&quot;;MOD(-[.$A290];[.B$1]))" office:value-type="string" office:string-value="XXX" calcext:value-type="string">
            <text:p>XXX</text:p>
          </table:table-cell>
          <table:table-cell table:formula="of:=IF(MOD(-[.$A290];[.C$1])=[.C$3];&quot;XXX&quot;;MOD(-[.$A290];[.C$1]))" office:value-type="float" office:value="0" calcext:value-type="float">
            <text:p>0</text:p>
          </table:table-cell>
          <table:table-cell table:formula="of:=IF(MOD(-[.$A290];[.D$1])=[.D$3];&quot;XXX&quot;;MOD(-[.$A290];[.D$1]))" office:value-type="float" office:value="368" calcext:value-type="float">
            <text:p>368</text:p>
          </table:table-cell>
          <table:table-cell table:formula="of:=IF(MOD(-[.$A290];[.E$1])=[.E$3];&quot;XXX&quot;;MOD(-[.$A290];[.E$1]))" office:value-type="float" office:value="0" calcext:value-type="float">
            <text:p>0</text:p>
          </table:table-cell>
          <table:table-cell table:formula="of:=IF(MOD(-[.$A290];[.F$1])=[.F$3];&quot;XXX&quot;;MOD(-[.$A290];[.F$1]))" office:value-type="float" office:value="0" calcext:value-type="float">
            <text:p>0</text:p>
          </table:table-cell>
          <table:table-cell table:formula="of:=IF(MOD(-[.$A290];[.G$1])=[.G$3];&quot;XXX&quot;;MOD(-[.$A290];[.G$1]))" office:value-type="float" office:value="0" calcext:value-type="float">
            <text:p>0</text:p>
          </table:table-cell>
          <table:table-cell table:formula="of:=IF(MOD(-[.$A290];[.H$1])=[.H$3];&quot;XXX&quot;;MOD(-[.$A290];[.H$1]))" office:value-type="float" office:value="678" calcext:value-type="float">
            <text:p>678</text:p>
          </table:table-cell>
          <table:table-cell table:formula="of:=IF(MOD(-[.$A290];[.I$1])=[.I$3];&quot;XXX&quot;;MOD(-[.$A290];[.I$1]))" office:value-type="float" office:value="0" calcext:value-type="float">
            <text:p>0</text:p>
          </table:table-cell>
          <table:table-cell table:formula="of:=IF(MOD(-[.$A290];[.J$1])=[.J$3];&quot;XXX&quot;;MOD(-[.$A290];[.J$1]))" office:value-type="float" office:value="0" calcext:value-type="float">
            <text:p>0</text:p>
          </table:table-cell>
        </table:table-row>
        <table:table-row table:style-name="ro1">
          <table:table-cell table:formula="of:=[.A290]+(13*37*461*17*19*739*41*23)" office:value-type="float" office:value="1.43283141665394E+016" calcext:value-type="float">
            <text:p>1.43283141665394E+016</text:p>
          </table:table-cell>
          <table:table-cell table:formula="of:=IF(MOD(-[.$A291];[.B$1])=[.B$3];&quot;XXX&quot;;MOD(-[.$A291];[.B$1]))" office:value-type="string" office:string-value="XXX" calcext:value-type="string">
            <text:p>XXX</text:p>
          </table:table-cell>
          <table:table-cell table:formula="of:=IF(MOD(-[.$A291];[.C$1])=[.C$3];&quot;XXX&quot;;MOD(-[.$A291];[.C$1]))" office:value-type="float" office:value="0" calcext:value-type="float">
            <text:p>0</text:p>
          </table:table-cell>
          <table:table-cell table:formula="of:=IF(MOD(-[.$A291];[.D$1])=[.D$3];&quot;XXX&quot;;MOD(-[.$A291];[.D$1]))" office:value-type="float" office:value="368" calcext:value-type="float">
            <text:p>368</text:p>
          </table:table-cell>
          <table:table-cell table:formula="of:=IF(MOD(-[.$A291];[.E$1])=[.E$3];&quot;XXX&quot;;MOD(-[.$A291];[.E$1]))" office:value-type="float" office:value="0" calcext:value-type="float">
            <text:p>0</text:p>
          </table:table-cell>
          <table:table-cell table:formula="of:=IF(MOD(-[.$A291];[.F$1])=[.F$3];&quot;XXX&quot;;MOD(-[.$A291];[.F$1]))" office:value-type="float" office:value="0" calcext:value-type="float">
            <text:p>0</text:p>
          </table:table-cell>
          <table:table-cell table:formula="of:=IF(MOD(-[.$A291];[.G$1])=[.G$3];&quot;XXX&quot;;MOD(-[.$A291];[.G$1]))" office:value-type="float" office:value="0" calcext:value-type="float">
            <text:p>0</text:p>
          </table:table-cell>
          <table:table-cell table:formula="of:=IF(MOD(-[.$A291];[.H$1])=[.H$3];&quot;XXX&quot;;MOD(-[.$A291];[.H$1]))" office:value-type="float" office:value="676" calcext:value-type="float">
            <text:p>676</text:p>
          </table:table-cell>
          <table:table-cell table:formula="of:=IF(MOD(-[.$A291];[.I$1])=[.I$3];&quot;XXX&quot;;MOD(-[.$A291];[.I$1]))" office:value-type="float" office:value="0" calcext:value-type="float">
            <text:p>0</text:p>
          </table:table-cell>
          <table:table-cell table:formula="of:=IF(MOD(-[.$A291];[.J$1])=[.J$3];&quot;XXX&quot;;MOD(-[.$A291];[.J$1]))" office:value-type="float" office:value="0" calcext:value-type="float">
            <text:p>0</text:p>
          </table:table-cell>
        </table:table-row>
        <table:table-row table:style-name="ro1">
          <table:table-cell table:formula="of:=[.A291]+(13*37*461*17*19*739*41*23)" office:value-type="float" office:value="1.43782261300623E+016" calcext:value-type="float">
            <text:p>1.43782261300623E+016</text:p>
          </table:table-cell>
          <table:table-cell table:formula="of:=IF(MOD(-[.$A292];[.B$1])=[.B$3];&quot;XXX&quot;;MOD(-[.$A292];[.B$1]))" office:value-type="string" office:string-value="XXX" calcext:value-type="string">
            <text:p>XXX</text:p>
          </table:table-cell>
          <table:table-cell table:formula="of:=IF(MOD(-[.$A292];[.C$1])=[.C$3];&quot;XXX&quot;;MOD(-[.$A292];[.C$1]))" office:value-type="float" office:value="0" calcext:value-type="float">
            <text:p>0</text:p>
          </table:table-cell>
          <table:table-cell table:formula="of:=IF(MOD(-[.$A292];[.D$1])=[.D$3];&quot;XXX&quot;;MOD(-[.$A292];[.D$1]))" office:value-type="float" office:value="368" calcext:value-type="float">
            <text:p>368</text:p>
          </table:table-cell>
          <table:table-cell table:formula="of:=IF(MOD(-[.$A292];[.E$1])=[.E$3];&quot;XXX&quot;;MOD(-[.$A292];[.E$1]))" office:value-type="float" office:value="0" calcext:value-type="float">
            <text:p>0</text:p>
          </table:table-cell>
          <table:table-cell table:formula="of:=IF(MOD(-[.$A292];[.F$1])=[.F$3];&quot;XXX&quot;;MOD(-[.$A292];[.F$1]))" office:value-type="float" office:value="0" calcext:value-type="float">
            <text:p>0</text:p>
          </table:table-cell>
          <table:table-cell table:formula="of:=IF(MOD(-[.$A292];[.G$1])=[.G$3];&quot;XXX&quot;;MOD(-[.$A292];[.G$1]))" office:value-type="float" office:value="0" calcext:value-type="float">
            <text:p>0</text:p>
          </table:table-cell>
          <table:table-cell table:formula="of:=IF(MOD(-[.$A292];[.H$1])=[.H$3];&quot;XXX&quot;;MOD(-[.$A292];[.H$1]))" office:value-type="float" office:value="676" calcext:value-type="float">
            <text:p>676</text:p>
          </table:table-cell>
          <table:table-cell table:formula="of:=IF(MOD(-[.$A292];[.I$1])=[.I$3];&quot;XXX&quot;;MOD(-[.$A292];[.I$1]))" office:value-type="float" office:value="0" calcext:value-type="float">
            <text:p>0</text:p>
          </table:table-cell>
          <table:table-cell table:formula="of:=IF(MOD(-[.$A292];[.J$1])=[.J$3];&quot;XXX&quot;;MOD(-[.$A292];[.J$1]))" office:value-type="float" office:value="0" calcext:value-type="float">
            <text:p>0</text:p>
          </table:table-cell>
        </table:table-row>
        <table:table-row table:style-name="ro1">
          <table:table-cell table:formula="of:=[.A292]+(13*37*461*17*19*739*41*23)" office:value-type="float" office:value="1.44281380935851E+016" calcext:value-type="float">
            <text:p>1.44281380935851E+016</text:p>
          </table:table-cell>
          <table:table-cell table:formula="of:=IF(MOD(-[.$A293];[.B$1])=[.B$3];&quot;XXX&quot;;MOD(-[.$A293];[.B$1]))" office:value-type="string" office:string-value="XXX" calcext:value-type="string">
            <text:p>XXX</text:p>
          </table:table-cell>
          <table:table-cell table:formula="of:=IF(MOD(-[.$A293];[.C$1])=[.C$3];&quot;XXX&quot;;MOD(-[.$A293];[.C$1]))" office:value-type="float" office:value="0" calcext:value-type="float">
            <text:p>0</text:p>
          </table:table-cell>
          <table:table-cell table:formula="of:=IF(MOD(-[.$A293];[.D$1])=[.D$3];&quot;XXX&quot;;MOD(-[.$A293];[.D$1]))" office:value-type="float" office:value="366" calcext:value-type="float">
            <text:p>366</text:p>
          </table:table-cell>
          <table:table-cell table:formula="of:=IF(MOD(-[.$A293];[.E$1])=[.E$3];&quot;XXX&quot;;MOD(-[.$A293];[.E$1]))" office:value-type="float" office:value="0" calcext:value-type="float">
            <text:p>0</text:p>
          </table:table-cell>
          <table:table-cell table:formula="of:=IF(MOD(-[.$A293];[.F$1])=[.F$3];&quot;XXX&quot;;MOD(-[.$A293];[.F$1]))" office:value-type="float" office:value="0" calcext:value-type="float">
            <text:p>0</text:p>
          </table:table-cell>
          <table:table-cell table:formula="of:=IF(MOD(-[.$A293];[.G$1])=[.G$3];&quot;XXX&quot;;MOD(-[.$A293];[.G$1]))" office:value-type="float" office:value="0" calcext:value-type="float">
            <text:p>0</text:p>
          </table:table-cell>
          <table:table-cell table:formula="of:=IF(MOD(-[.$A293];[.H$1])=[.H$3];&quot;XXX&quot;;MOD(-[.$A293];[.H$1]))" office:value-type="float" office:value="676" calcext:value-type="float">
            <text:p>676</text:p>
          </table:table-cell>
          <table:table-cell table:formula="of:=IF(MOD(-[.$A293];[.I$1])=[.I$3];&quot;XXX&quot;;MOD(-[.$A293];[.I$1]))" office:value-type="float" office:value="0" calcext:value-type="float">
            <text:p>0</text:p>
          </table:table-cell>
          <table:table-cell table:formula="of:=IF(MOD(-[.$A293];[.J$1])=[.J$3];&quot;XXX&quot;;MOD(-[.$A293];[.J$1]))" office:value-type="float" office:value="0" calcext:value-type="float">
            <text:p>0</text:p>
          </table:table-cell>
        </table:table-row>
        <table:table-row table:style-name="ro1">
          <table:table-cell table:formula="of:=[.A293]+(13*37*461*17*19*739*41*23)" office:value-type="float" office:value="1.44780500571079E+016" calcext:value-type="float">
            <text:p>1.44780500571079E+016</text:p>
          </table:table-cell>
          <table:table-cell table:formula="of:=IF(MOD(-[.$A294];[.B$1])=[.B$3];&quot;XXX&quot;;MOD(-[.$A294];[.B$1]))" office:value-type="string" office:string-value="XXX" calcext:value-type="string">
            <text:p>XXX</text:p>
          </table:table-cell>
          <table:table-cell table:formula="of:=IF(MOD(-[.$A294];[.C$1])=[.C$3];&quot;XXX&quot;;MOD(-[.$A294];[.C$1]))" office:value-type="float" office:value="0" calcext:value-type="float">
            <text:p>0</text:p>
          </table:table-cell>
          <table:table-cell table:formula="of:=IF(MOD(-[.$A294];[.D$1])=[.D$3];&quot;XXX&quot;;MOD(-[.$A294];[.D$1]))" office:value-type="float" office:value="364" calcext:value-type="float">
            <text:p>364</text:p>
          </table:table-cell>
          <table:table-cell table:formula="of:=IF(MOD(-[.$A294];[.E$1])=[.E$3];&quot;XXX&quot;;MOD(-[.$A294];[.E$1]))" office:value-type="float" office:value="0" calcext:value-type="float">
            <text:p>0</text:p>
          </table:table-cell>
          <table:table-cell table:formula="of:=IF(MOD(-[.$A294];[.F$1])=[.F$3];&quot;XXX&quot;;MOD(-[.$A294];[.F$1]))" office:value-type="float" office:value="0" calcext:value-type="float">
            <text:p>0</text:p>
          </table:table-cell>
          <table:table-cell table:formula="of:=IF(MOD(-[.$A294];[.G$1])=[.G$3];&quot;XXX&quot;;MOD(-[.$A294];[.G$1]))" office:value-type="float" office:value="0" calcext:value-type="float">
            <text:p>0</text:p>
          </table:table-cell>
          <table:table-cell table:formula="of:=IF(MOD(-[.$A294];[.H$1])=[.H$3];&quot;XXX&quot;;MOD(-[.$A294];[.H$1]))" office:value-type="float" office:value="674" calcext:value-type="float">
            <text:p>674</text:p>
          </table:table-cell>
          <table:table-cell table:formula="of:=IF(MOD(-[.$A294];[.I$1])=[.I$3];&quot;XXX&quot;;MOD(-[.$A294];[.I$1]))" office:value-type="float" office:value="0" calcext:value-type="float">
            <text:p>0</text:p>
          </table:table-cell>
          <table:table-cell table:formula="of:=IF(MOD(-[.$A294];[.J$1])=[.J$3];&quot;XXX&quot;;MOD(-[.$A294];[.J$1]))" office:value-type="float" office:value="0" calcext:value-type="float">
            <text:p>0</text:p>
          </table:table-cell>
        </table:table-row>
        <table:table-row table:style-name="ro1">
          <table:table-cell table:formula="of:=[.A294]+(13*37*461*17*19*739*41*23)" office:value-type="float" office:value="1.45279620206307E+016" calcext:value-type="float">
            <text:p>1.45279620206307E+016</text:p>
          </table:table-cell>
          <table:table-cell table:formula="of:=IF(MOD(-[.$A295];[.B$1])=[.B$3];&quot;XXX&quot;;MOD(-[.$A295];[.B$1]))" office:value-type="string" office:string-value="XXX" calcext:value-type="string">
            <text:p>XXX</text:p>
          </table:table-cell>
          <table:table-cell table:formula="of:=IF(MOD(-[.$A295];[.C$1])=[.C$3];&quot;XXX&quot;;MOD(-[.$A295];[.C$1]))" office:value-type="float" office:value="0" calcext:value-type="float">
            <text:p>0</text:p>
          </table:table-cell>
          <table:table-cell table:formula="of:=IF(MOD(-[.$A295];[.D$1])=[.D$3];&quot;XXX&quot;;MOD(-[.$A295];[.D$1]))" office:value-type="float" office:value="364" calcext:value-type="float">
            <text:p>364</text:p>
          </table:table-cell>
          <table:table-cell table:formula="of:=IF(MOD(-[.$A295];[.E$1])=[.E$3];&quot;XXX&quot;;MOD(-[.$A295];[.E$1]))" office:value-type="float" office:value="0" calcext:value-type="float">
            <text:p>0</text:p>
          </table:table-cell>
          <table:table-cell table:formula="of:=IF(MOD(-[.$A295];[.F$1])=[.F$3];&quot;XXX&quot;;MOD(-[.$A295];[.F$1]))" office:value-type="float" office:value="0" calcext:value-type="float">
            <text:p>0</text:p>
          </table:table-cell>
          <table:table-cell table:formula="of:=IF(MOD(-[.$A295];[.G$1])=[.G$3];&quot;XXX&quot;;MOD(-[.$A295];[.G$1]))" office:value-type="float" office:value="0" calcext:value-type="float">
            <text:p>0</text:p>
          </table:table-cell>
          <table:table-cell table:formula="of:=IF(MOD(-[.$A295];[.H$1])=[.H$3];&quot;XXX&quot;;MOD(-[.$A295];[.H$1]))" office:value-type="float" office:value="672" calcext:value-type="float">
            <text:p>672</text:p>
          </table:table-cell>
          <table:table-cell table:formula="of:=IF(MOD(-[.$A295];[.I$1])=[.I$3];&quot;XXX&quot;;MOD(-[.$A295];[.I$1]))" office:value-type="float" office:value="0" calcext:value-type="float">
            <text:p>0</text:p>
          </table:table-cell>
          <table:table-cell table:formula="of:=IF(MOD(-[.$A295];[.J$1])=[.J$3];&quot;XXX&quot;;MOD(-[.$A295];[.J$1]))" office:value-type="float" office:value="0" calcext:value-type="float">
            <text:p>0</text:p>
          </table:table-cell>
        </table:table-row>
        <table:table-row table:style-name="ro1">
          <table:table-cell table:formula="of:=[.A295]+(13*37*461*17*19*739*41*23)" office:value-type="float" office:value="1.45778739841535E+016" calcext:value-type="float">
            <text:p>1.45778739841535E+016</text:p>
          </table:table-cell>
          <table:table-cell table:formula="of:=IF(MOD(-[.$A296];[.B$1])=[.B$3];&quot;XXX&quot;;MOD(-[.$A296];[.B$1]))" office:value-type="string" office:string-value="XXX" calcext:value-type="string">
            <text:p>XXX</text:p>
          </table:table-cell>
          <table:table-cell table:formula="of:=IF(MOD(-[.$A296];[.C$1])=[.C$3];&quot;XXX&quot;;MOD(-[.$A296];[.C$1]))" office:value-type="float" office:value="0" calcext:value-type="float">
            <text:p>0</text:p>
          </table:table-cell>
          <table:table-cell table:formula="of:=IF(MOD(-[.$A296];[.D$1])=[.D$3];&quot;XXX&quot;;MOD(-[.$A296];[.D$1]))" office:value-type="float" office:value="364" calcext:value-type="float">
            <text:p>364</text:p>
          </table:table-cell>
          <table:table-cell table:formula="of:=IF(MOD(-[.$A296];[.E$1])=[.E$3];&quot;XXX&quot;;MOD(-[.$A296];[.E$1]))" office:value-type="float" office:value="0" calcext:value-type="float">
            <text:p>0</text:p>
          </table:table-cell>
          <table:table-cell table:formula="of:=IF(MOD(-[.$A296];[.F$1])=[.F$3];&quot;XXX&quot;;MOD(-[.$A296];[.F$1]))" office:value-type="float" office:value="0" calcext:value-type="float">
            <text:p>0</text:p>
          </table:table-cell>
          <table:table-cell table:formula="of:=IF(MOD(-[.$A296];[.G$1])=[.G$3];&quot;XXX&quot;;MOD(-[.$A296];[.G$1]))" office:value-type="float" office:value="0" calcext:value-type="float">
            <text:p>0</text:p>
          </table:table-cell>
          <table:table-cell table:formula="of:=IF(MOD(-[.$A296];[.H$1])=[.H$3];&quot;XXX&quot;;MOD(-[.$A296];[.H$1]))" office:value-type="float" office:value="672" calcext:value-type="float">
            <text:p>672</text:p>
          </table:table-cell>
          <table:table-cell table:formula="of:=IF(MOD(-[.$A296];[.I$1])=[.I$3];&quot;XXX&quot;;MOD(-[.$A296];[.I$1]))" office:value-type="float" office:value="0" calcext:value-type="float">
            <text:p>0</text:p>
          </table:table-cell>
          <table:table-cell table:formula="of:=IF(MOD(-[.$A296];[.J$1])=[.J$3];&quot;XXX&quot;;MOD(-[.$A296];[.J$1]))" office:value-type="float" office:value="0" calcext:value-type="float">
            <text:p>0</text:p>
          </table:table-cell>
        </table:table-row>
        <table:table-row table:style-name="ro1">
          <table:table-cell table:formula="of:=[.A296]+(13*37*461*17*19*739*41*23)" office:value-type="float" office:value="1.46277859476763E+016" calcext:value-type="float">
            <text:p>1.46277859476763E+016</text:p>
          </table:table-cell>
          <table:table-cell table:formula="of:=IF(MOD(-[.$A297];[.B$1])=[.B$3];&quot;XXX&quot;;MOD(-[.$A297];[.B$1]))" office:value-type="string" office:string-value="XXX" calcext:value-type="string">
            <text:p>XXX</text:p>
          </table:table-cell>
          <table:table-cell table:formula="of:=IF(MOD(-[.$A297];[.C$1])=[.C$3];&quot;XXX&quot;;MOD(-[.$A297];[.C$1]))" office:value-type="float" office:value="0" calcext:value-type="float">
            <text:p>0</text:p>
          </table:table-cell>
          <table:table-cell table:formula="of:=IF(MOD(-[.$A297];[.D$1])=[.D$3];&quot;XXX&quot;;MOD(-[.$A297];[.D$1]))" office:value-type="float" office:value="362" calcext:value-type="float">
            <text:p>362</text:p>
          </table:table-cell>
          <table:table-cell table:formula="of:=IF(MOD(-[.$A297];[.E$1])=[.E$3];&quot;XXX&quot;;MOD(-[.$A297];[.E$1]))" office:value-type="float" office:value="0" calcext:value-type="float">
            <text:p>0</text:p>
          </table:table-cell>
          <table:table-cell table:formula="of:=IF(MOD(-[.$A297];[.F$1])=[.F$3];&quot;XXX&quot;;MOD(-[.$A297];[.F$1]))" office:value-type="float" office:value="0" calcext:value-type="float">
            <text:p>0</text:p>
          </table:table-cell>
          <table:table-cell table:formula="of:=IF(MOD(-[.$A297];[.G$1])=[.G$3];&quot;XXX&quot;;MOD(-[.$A297];[.G$1]))" office:value-type="float" office:value="0" calcext:value-type="float">
            <text:p>0</text:p>
          </table:table-cell>
          <table:table-cell table:formula="of:=IF(MOD(-[.$A297];[.H$1])=[.H$3];&quot;XXX&quot;;MOD(-[.$A297];[.H$1]))" office:value-type="float" office:value="672" calcext:value-type="float">
            <text:p>672</text:p>
          </table:table-cell>
          <table:table-cell table:formula="of:=IF(MOD(-[.$A297];[.I$1])=[.I$3];&quot;XXX&quot;;MOD(-[.$A297];[.I$1]))" office:value-type="float" office:value="0" calcext:value-type="float">
            <text:p>0</text:p>
          </table:table-cell>
          <table:table-cell table:formula="of:=IF(MOD(-[.$A297];[.J$1])=[.J$3];&quot;XXX&quot;;MOD(-[.$A297];[.J$1]))" office:value-type="float" office:value="0" calcext:value-type="float">
            <text:p>0</text:p>
          </table:table-cell>
        </table:table-row>
        <table:table-row table:style-name="ro1">
          <table:table-cell table:formula="of:=[.A297]+(13*37*461*17*19*739*41*23)" office:value-type="float" office:value="1.46776979111991E+016" calcext:value-type="float">
            <text:p>1.46776979111991E+016</text:p>
          </table:table-cell>
          <table:table-cell table:formula="of:=IF(MOD(-[.$A298];[.B$1])=[.B$3];&quot;XXX&quot;;MOD(-[.$A298];[.B$1]))" office:value-type="string" office:string-value="XXX" calcext:value-type="string">
            <text:p>XXX</text:p>
          </table:table-cell>
          <table:table-cell table:formula="of:=IF(MOD(-[.$A298];[.C$1])=[.C$3];&quot;XXX&quot;;MOD(-[.$A298];[.C$1]))" office:value-type="float" office:value="0" calcext:value-type="float">
            <text:p>0</text:p>
          </table:table-cell>
          <table:table-cell table:formula="of:=IF(MOD(-[.$A298];[.D$1])=[.D$3];&quot;XXX&quot;;MOD(-[.$A298];[.D$1]))" office:value-type="float" office:value="360" calcext:value-type="float">
            <text:p>360</text:p>
          </table:table-cell>
          <table:table-cell table:formula="of:=IF(MOD(-[.$A298];[.E$1])=[.E$3];&quot;XXX&quot;;MOD(-[.$A298];[.E$1]))" office:value-type="float" office:value="0" calcext:value-type="float">
            <text:p>0</text:p>
          </table:table-cell>
          <table:table-cell table:formula="of:=IF(MOD(-[.$A298];[.F$1])=[.F$3];&quot;XXX&quot;;MOD(-[.$A298];[.F$1]))" office:value-type="float" office:value="0" calcext:value-type="float">
            <text:p>0</text:p>
          </table:table-cell>
          <table:table-cell table:formula="of:=IF(MOD(-[.$A298];[.G$1])=[.G$3];&quot;XXX&quot;;MOD(-[.$A298];[.G$1]))" office:value-type="float" office:value="0" calcext:value-type="float">
            <text:p>0</text:p>
          </table:table-cell>
          <table:table-cell table:formula="of:=IF(MOD(-[.$A298];[.H$1])=[.H$3];&quot;XXX&quot;;MOD(-[.$A298];[.H$1]))" office:value-type="float" office:value="670" calcext:value-type="float">
            <text:p>670</text:p>
          </table:table-cell>
          <table:table-cell table:formula="of:=IF(MOD(-[.$A298];[.I$1])=[.I$3];&quot;XXX&quot;;MOD(-[.$A298];[.I$1]))" office:value-type="float" office:value="0" calcext:value-type="float">
            <text:p>0</text:p>
          </table:table-cell>
          <table:table-cell table:formula="of:=IF(MOD(-[.$A298];[.J$1])=[.J$3];&quot;XXX&quot;;MOD(-[.$A298];[.J$1]))" office:value-type="float" office:value="0" calcext:value-type="float">
            <text:p>0</text:p>
          </table:table-cell>
        </table:table-row>
        <table:table-row table:style-name="ro1">
          <table:table-cell table:formula="of:=[.A298]+(13*37*461*17*19*739*41*23)" office:value-type="float" office:value="1.47276098747219E+016" calcext:value-type="float">
            <text:p>1.47276098747219E+016</text:p>
          </table:table-cell>
          <table:table-cell table:formula="of:=IF(MOD(-[.$A299];[.B$1])=[.B$3];&quot;XXX&quot;;MOD(-[.$A299];[.B$1]))" office:value-type="string" office:string-value="XXX" calcext:value-type="string">
            <text:p>XXX</text:p>
          </table:table-cell>
          <table:table-cell table:formula="of:=IF(MOD(-[.$A299];[.C$1])=[.C$3];&quot;XXX&quot;;MOD(-[.$A299];[.C$1]))" office:value-type="float" office:value="0" calcext:value-type="float">
            <text:p>0</text:p>
          </table:table-cell>
          <table:table-cell table:formula="of:=IF(MOD(-[.$A299];[.D$1])=[.D$3];&quot;XXX&quot;;MOD(-[.$A299];[.D$1]))" office:value-type="float" office:value="360" calcext:value-type="float">
            <text:p>360</text:p>
          </table:table-cell>
          <table:table-cell table:formula="of:=IF(MOD(-[.$A299];[.E$1])=[.E$3];&quot;XXX&quot;;MOD(-[.$A299];[.E$1]))" office:value-type="float" office:value="0" calcext:value-type="float">
            <text:p>0</text:p>
          </table:table-cell>
          <table:table-cell table:formula="of:=IF(MOD(-[.$A299];[.F$1])=[.F$3];&quot;XXX&quot;;MOD(-[.$A299];[.F$1]))" office:value-type="float" office:value="0" calcext:value-type="float">
            <text:p>0</text:p>
          </table:table-cell>
          <table:table-cell table:formula="of:=IF(MOD(-[.$A299];[.G$1])=[.G$3];&quot;XXX&quot;;MOD(-[.$A299];[.G$1]))" office:value-type="float" office:value="0" calcext:value-type="float">
            <text:p>0</text:p>
          </table:table-cell>
          <table:table-cell table:formula="of:=IF(MOD(-[.$A299];[.H$1])=[.H$3];&quot;XXX&quot;;MOD(-[.$A299];[.H$1]))" office:value-type="float" office:value="668" calcext:value-type="float">
            <text:p>668</text:p>
          </table:table-cell>
          <table:table-cell table:formula="of:=IF(MOD(-[.$A299];[.I$1])=[.I$3];&quot;XXX&quot;;MOD(-[.$A299];[.I$1]))" office:value-type="float" office:value="0" calcext:value-type="float">
            <text:p>0</text:p>
          </table:table-cell>
          <table:table-cell table:formula="of:=IF(MOD(-[.$A299];[.J$1])=[.J$3];&quot;XXX&quot;;MOD(-[.$A299];[.J$1]))" office:value-type="float" office:value="0" calcext:value-type="float">
            <text:p>0</text:p>
          </table:table-cell>
        </table:table-row>
        <table:table-row table:style-name="ro1">
          <table:table-cell table:formula="of:=[.A299]+(13*37*461*17*19*739*41*23)" office:value-type="float" office:value="1.47775218382447E+016" calcext:value-type="float">
            <text:p>1.47775218382447E+016</text:p>
          </table:table-cell>
          <table:table-cell table:formula="of:=IF(MOD(-[.$A300];[.B$1])=[.B$3];&quot;XXX&quot;;MOD(-[.$A300];[.B$1]))" office:value-type="string" office:string-value="XXX" calcext:value-type="string">
            <text:p>XXX</text:p>
          </table:table-cell>
          <table:table-cell table:formula="of:=IF(MOD(-[.$A300];[.C$1])=[.C$3];&quot;XXX&quot;;MOD(-[.$A300];[.C$1]))" office:value-type="float" office:value="0" calcext:value-type="float">
            <text:p>0</text:p>
          </table:table-cell>
          <table:table-cell table:formula="of:=IF(MOD(-[.$A300];[.D$1])=[.D$3];&quot;XXX&quot;;MOD(-[.$A300];[.D$1]))" office:value-type="float" office:value="360" calcext:value-type="float">
            <text:p>360</text:p>
          </table:table-cell>
          <table:table-cell table:formula="of:=IF(MOD(-[.$A300];[.E$1])=[.E$3];&quot;XXX&quot;;MOD(-[.$A300];[.E$1]))" office:value-type="float" office:value="0" calcext:value-type="float">
            <text:p>0</text:p>
          </table:table-cell>
          <table:table-cell table:formula="of:=IF(MOD(-[.$A300];[.F$1])=[.F$3];&quot;XXX&quot;;MOD(-[.$A300];[.F$1]))" office:value-type="float" office:value="0" calcext:value-type="float">
            <text:p>0</text:p>
          </table:table-cell>
          <table:table-cell table:formula="of:=IF(MOD(-[.$A300];[.G$1])=[.G$3];&quot;XXX&quot;;MOD(-[.$A300];[.G$1]))" office:value-type="float" office:value="0" calcext:value-type="float">
            <text:p>0</text:p>
          </table:table-cell>
          <table:table-cell table:formula="of:=IF(MOD(-[.$A300];[.H$1])=[.H$3];&quot;XXX&quot;;MOD(-[.$A300];[.H$1]))" office:value-type="float" office:value="668" calcext:value-type="float">
            <text:p>668</text:p>
          </table:table-cell>
          <table:table-cell table:formula="of:=IF(MOD(-[.$A300];[.I$1])=[.I$3];&quot;XXX&quot;;MOD(-[.$A300];[.I$1]))" office:value-type="float" office:value="0" calcext:value-type="float">
            <text:p>0</text:p>
          </table:table-cell>
          <table:table-cell table:formula="of:=IF(MOD(-[.$A300];[.J$1])=[.J$3];&quot;XXX&quot;;MOD(-[.$A300];[.J$1]))" office:value-type="float" office:value="0" calcext:value-type="float">
            <text:p>0</text:p>
          </table:table-cell>
        </table:table-row>
        <table:table-row table:style-name="ro1">
          <table:table-cell table:formula="of:=[.A300]+(13*37*461*17*19*739*41*23)" office:value-type="float" office:value="1.48274338017676E+016" calcext:value-type="float">
            <text:p>1.48274338017676E+016</text:p>
          </table:table-cell>
          <table:table-cell table:formula="of:=IF(MOD(-[.$A301];[.B$1])=[.B$3];&quot;XXX&quot;;MOD(-[.$A301];[.B$1]))" office:value-type="string" office:string-value="XXX" calcext:value-type="string">
            <text:p>XXX</text:p>
          </table:table-cell>
          <table:table-cell table:formula="of:=IF(MOD(-[.$A301];[.C$1])=[.C$3];&quot;XXX&quot;;MOD(-[.$A301];[.C$1]))" office:value-type="float" office:value="0" calcext:value-type="float">
            <text:p>0</text:p>
          </table:table-cell>
          <table:table-cell table:formula="of:=IF(MOD(-[.$A301];[.D$1])=[.D$3];&quot;XXX&quot;;MOD(-[.$A301];[.D$1]))" office:value-type="float" office:value="358" calcext:value-type="float">
            <text:p>358</text:p>
          </table:table-cell>
          <table:table-cell table:formula="of:=IF(MOD(-[.$A301];[.E$1])=[.E$3];&quot;XXX&quot;;MOD(-[.$A301];[.E$1]))" office:value-type="float" office:value="0" calcext:value-type="float">
            <text:p>0</text:p>
          </table:table-cell>
          <table:table-cell table:formula="of:=IF(MOD(-[.$A301];[.F$1])=[.F$3];&quot;XXX&quot;;MOD(-[.$A301];[.F$1]))" office:value-type="float" office:value="0" calcext:value-type="float">
            <text:p>0</text:p>
          </table:table-cell>
          <table:table-cell table:formula="of:=IF(MOD(-[.$A301];[.G$1])=[.G$3];&quot;XXX&quot;;MOD(-[.$A301];[.G$1]))" office:value-type="float" office:value="0" calcext:value-type="float">
            <text:p>0</text:p>
          </table:table-cell>
          <table:table-cell table:formula="of:=IF(MOD(-[.$A301];[.H$1])=[.H$3];&quot;XXX&quot;;MOD(-[.$A301];[.H$1]))" office:value-type="float" office:value="668" calcext:value-type="float">
            <text:p>668</text:p>
          </table:table-cell>
          <table:table-cell table:formula="of:=IF(MOD(-[.$A301];[.I$1])=[.I$3];&quot;XXX&quot;;MOD(-[.$A301];[.I$1]))" office:value-type="float" office:value="0" calcext:value-type="float">
            <text:p>0</text:p>
          </table:table-cell>
          <table:table-cell table:formula="of:=IF(MOD(-[.$A301];[.J$1])=[.J$3];&quot;XXX&quot;;MOD(-[.$A301];[.J$1]))" office:value-type="float" office:value="0" calcext:value-type="float">
            <text:p>0</text:p>
          </table:table-cell>
        </table:table-row>
        <table:table-row table:style-name="ro1">
          <table:table-cell table:formula="of:=[.A301]+(13*37*461*17*19*739*41*23)" office:value-type="float" office:value="1.48773457652904E+016" calcext:value-type="float">
            <text:p>1.48773457652904E+016</text:p>
          </table:table-cell>
          <table:table-cell table:formula="of:=IF(MOD(-[.$A302];[.B$1])=[.B$3];&quot;XXX&quot;;MOD(-[.$A302];[.B$1]))" office:value-type="string" office:string-value="XXX" calcext:value-type="string">
            <text:p>XXX</text:p>
          </table:table-cell>
          <table:table-cell table:formula="of:=IF(MOD(-[.$A302];[.C$1])=[.C$3];&quot;XXX&quot;;MOD(-[.$A302];[.C$1]))" office:value-type="float" office:value="0" calcext:value-type="float">
            <text:p>0</text:p>
          </table:table-cell>
          <table:table-cell table:formula="of:=IF(MOD(-[.$A302];[.D$1])=[.D$3];&quot;XXX&quot;;MOD(-[.$A302];[.D$1]))" office:value-type="float" office:value="356" calcext:value-type="float">
            <text:p>356</text:p>
          </table:table-cell>
          <table:table-cell table:formula="of:=IF(MOD(-[.$A302];[.E$1])=[.E$3];&quot;XXX&quot;;MOD(-[.$A302];[.E$1]))" office:value-type="float" office:value="0" calcext:value-type="float">
            <text:p>0</text:p>
          </table:table-cell>
          <table:table-cell table:formula="of:=IF(MOD(-[.$A302];[.F$1])=[.F$3];&quot;XXX&quot;;MOD(-[.$A302];[.F$1]))" office:value-type="float" office:value="0" calcext:value-type="float">
            <text:p>0</text:p>
          </table:table-cell>
          <table:table-cell table:formula="of:=IF(MOD(-[.$A302];[.G$1])=[.G$3];&quot;XXX&quot;;MOD(-[.$A302];[.G$1]))" office:value-type="float" office:value="0" calcext:value-type="float">
            <text:p>0</text:p>
          </table:table-cell>
          <table:table-cell table:formula="of:=IF(MOD(-[.$A302];[.H$1])=[.H$3];&quot;XXX&quot;;MOD(-[.$A302];[.H$1]))" office:value-type="float" office:value="666" calcext:value-type="float">
            <text:p>666</text:p>
          </table:table-cell>
          <table:table-cell table:formula="of:=IF(MOD(-[.$A302];[.I$1])=[.I$3];&quot;XXX&quot;;MOD(-[.$A302];[.I$1]))" office:value-type="float" office:value="0" calcext:value-type="float">
            <text:p>0</text:p>
          </table:table-cell>
          <table:table-cell table:formula="of:=IF(MOD(-[.$A302];[.J$1])=[.J$3];&quot;XXX&quot;;MOD(-[.$A302];[.J$1]))" office:value-type="float" office:value="0" calcext:value-type="float">
            <text:p>0</text:p>
          </table:table-cell>
        </table:table-row>
        <table:table-row table:style-name="ro1">
          <table:table-cell table:formula="of:=[.A302]+(13*37*461*17*19*739*41*23)" office:value-type="float" office:value="1.49272577288132E+016" calcext:value-type="float">
            <text:p>1.49272577288132E+016</text:p>
          </table:table-cell>
          <table:table-cell table:formula="of:=IF(MOD(-[.$A303];[.B$1])=[.B$3];&quot;XXX&quot;;MOD(-[.$A303];[.B$1]))" office:value-type="string" office:string-value="XXX" calcext:value-type="string">
            <text:p>XXX</text:p>
          </table:table-cell>
          <table:table-cell table:formula="of:=IF(MOD(-[.$A303];[.C$1])=[.C$3];&quot;XXX&quot;;MOD(-[.$A303];[.C$1]))" office:value-type="float" office:value="0" calcext:value-type="float">
            <text:p>0</text:p>
          </table:table-cell>
          <table:table-cell table:formula="of:=IF(MOD(-[.$A303];[.D$1])=[.D$3];&quot;XXX&quot;;MOD(-[.$A303];[.D$1]))" office:value-type="float" office:value="356" calcext:value-type="float">
            <text:p>356</text:p>
          </table:table-cell>
          <table:table-cell table:formula="of:=IF(MOD(-[.$A303];[.E$1])=[.E$3];&quot;XXX&quot;;MOD(-[.$A303];[.E$1]))" office:value-type="float" office:value="0" calcext:value-type="float">
            <text:p>0</text:p>
          </table:table-cell>
          <table:table-cell table:formula="of:=IF(MOD(-[.$A303];[.F$1])=[.F$3];&quot;XXX&quot;;MOD(-[.$A303];[.F$1]))" office:value-type="float" office:value="0" calcext:value-type="float">
            <text:p>0</text:p>
          </table:table-cell>
          <table:table-cell table:formula="of:=IF(MOD(-[.$A303];[.G$1])=[.G$3];&quot;XXX&quot;;MOD(-[.$A303];[.G$1]))" office:value-type="float" office:value="0" calcext:value-type="float">
            <text:p>0</text:p>
          </table:table-cell>
          <table:table-cell table:formula="of:=IF(MOD(-[.$A303];[.H$1])=[.H$3];&quot;XXX&quot;;MOD(-[.$A303];[.H$1]))" office:value-type="float" office:value="664" calcext:value-type="float">
            <text:p>664</text:p>
          </table:table-cell>
          <table:table-cell table:formula="of:=IF(MOD(-[.$A303];[.I$1])=[.I$3];&quot;XXX&quot;;MOD(-[.$A303];[.I$1]))" office:value-type="float" office:value="0" calcext:value-type="float">
            <text:p>0</text:p>
          </table:table-cell>
          <table:table-cell table:formula="of:=IF(MOD(-[.$A303];[.J$1])=[.J$3];&quot;XXX&quot;;MOD(-[.$A303];[.J$1]))" office:value-type="float" office:value="0" calcext:value-type="float">
            <text:p>0</text:p>
          </table:table-cell>
        </table:table-row>
        <table:table-row table:style-name="ro1">
          <table:table-cell table:formula="of:=[.A303]+(13*37*461*17*19*739*41*23)" office:value-type="float" office:value="1.4977169692336E+016" calcext:value-type="float">
            <text:p>1.4977169692336E+016</text:p>
          </table:table-cell>
          <table:table-cell table:formula="of:=IF(MOD(-[.$A304];[.B$1])=[.B$3];&quot;XXX&quot;;MOD(-[.$A304];[.B$1]))" office:value-type="string" office:string-value="XXX" calcext:value-type="string">
            <text:p>XXX</text:p>
          </table:table-cell>
          <table:table-cell table:formula="of:=IF(MOD(-[.$A304];[.C$1])=[.C$3];&quot;XXX&quot;;MOD(-[.$A304];[.C$1]))" office:value-type="float" office:value="0" calcext:value-type="float">
            <text:p>0</text:p>
          </table:table-cell>
          <table:table-cell table:formula="of:=IF(MOD(-[.$A304];[.D$1])=[.D$3];&quot;XXX&quot;;MOD(-[.$A304];[.D$1]))" office:value-type="float" office:value="356" calcext:value-type="float">
            <text:p>356</text:p>
          </table:table-cell>
          <table:table-cell table:formula="of:=IF(MOD(-[.$A304];[.E$1])=[.E$3];&quot;XXX&quot;;MOD(-[.$A304];[.E$1]))" office:value-type="float" office:value="0" calcext:value-type="float">
            <text:p>0</text:p>
          </table:table-cell>
          <table:table-cell table:formula="of:=IF(MOD(-[.$A304];[.F$1])=[.F$3];&quot;XXX&quot;;MOD(-[.$A304];[.F$1]))" office:value-type="float" office:value="0" calcext:value-type="float">
            <text:p>0</text:p>
          </table:table-cell>
          <table:table-cell table:formula="of:=IF(MOD(-[.$A304];[.G$1])=[.G$3];&quot;XXX&quot;;MOD(-[.$A304];[.G$1]))" office:value-type="float" office:value="0" calcext:value-type="float">
            <text:p>0</text:p>
          </table:table-cell>
          <table:table-cell table:formula="of:=IF(MOD(-[.$A304];[.H$1])=[.H$3];&quot;XXX&quot;;MOD(-[.$A304];[.H$1]))" office:value-type="float" office:value="664" calcext:value-type="float">
            <text:p>664</text:p>
          </table:table-cell>
          <table:table-cell table:formula="of:=IF(MOD(-[.$A304];[.I$1])=[.I$3];&quot;XXX&quot;;MOD(-[.$A304];[.I$1]))" office:value-type="float" office:value="0" calcext:value-type="float">
            <text:p>0</text:p>
          </table:table-cell>
          <table:table-cell table:formula="of:=IF(MOD(-[.$A304];[.J$1])=[.J$3];&quot;XXX&quot;;MOD(-[.$A304];[.J$1]))" office:value-type="float" office:value="0" calcext:value-type="float">
            <text:p>0</text:p>
          </table:table-cell>
        </table:table-row>
        <table:table-row table:style-name="ro1">
          <table:table-cell table:formula="of:=[.A304]+(13*37*461*17*19*739*41*23)" office:value-type="float" office:value="1.50270816558588E+016" calcext:value-type="float">
            <text:p>1.50270816558588E+016</text:p>
          </table:table-cell>
          <table:table-cell table:formula="of:=IF(MOD(-[.$A305];[.B$1])=[.B$3];&quot;XXX&quot;;MOD(-[.$A305];[.B$1]))" office:value-type="string" office:string-value="XXX" calcext:value-type="string">
            <text:p>XXX</text:p>
          </table:table-cell>
          <table:table-cell table:formula="of:=IF(MOD(-[.$A305];[.C$1])=[.C$3];&quot;XXX&quot;;MOD(-[.$A305];[.C$1]))" office:value-type="float" office:value="0" calcext:value-type="float">
            <text:p>0</text:p>
          </table:table-cell>
          <table:table-cell table:formula="of:=IF(MOD(-[.$A305];[.D$1])=[.D$3];&quot;XXX&quot;;MOD(-[.$A305];[.D$1]))" office:value-type="float" office:value="354" calcext:value-type="float">
            <text:p>354</text:p>
          </table:table-cell>
          <table:table-cell table:formula="of:=IF(MOD(-[.$A305];[.E$1])=[.E$3];&quot;XXX&quot;;MOD(-[.$A305];[.E$1]))" office:value-type="float" office:value="0" calcext:value-type="float">
            <text:p>0</text:p>
          </table:table-cell>
          <table:table-cell table:formula="of:=IF(MOD(-[.$A305];[.F$1])=[.F$3];&quot;XXX&quot;;MOD(-[.$A305];[.F$1]))" office:value-type="float" office:value="0" calcext:value-type="float">
            <text:p>0</text:p>
          </table:table-cell>
          <table:table-cell table:formula="of:=IF(MOD(-[.$A305];[.G$1])=[.G$3];&quot;XXX&quot;;MOD(-[.$A305];[.G$1]))" office:value-type="float" office:value="0" calcext:value-type="float">
            <text:p>0</text:p>
          </table:table-cell>
          <table:table-cell table:formula="of:=IF(MOD(-[.$A305];[.H$1])=[.H$3];&quot;XXX&quot;;MOD(-[.$A305];[.H$1]))" office:value-type="float" office:value="664" calcext:value-type="float">
            <text:p>664</text:p>
          </table:table-cell>
          <table:table-cell table:formula="of:=IF(MOD(-[.$A305];[.I$1])=[.I$3];&quot;XXX&quot;;MOD(-[.$A305];[.I$1]))" office:value-type="float" office:value="0" calcext:value-type="float">
            <text:p>0</text:p>
          </table:table-cell>
          <table:table-cell table:formula="of:=IF(MOD(-[.$A305];[.J$1])=[.J$3];&quot;XXX&quot;;MOD(-[.$A305];[.J$1]))" office:value-type="float" office:value="0" calcext:value-type="float">
            <text:p>0</text:p>
          </table:table-cell>
        </table:table-row>
        <table:table-row table:style-name="ro1">
          <table:table-cell table:formula="of:=[.A305]+(13*37*461*17*19*739*41*23)" office:value-type="float" office:value="1.50769936193816E+016" calcext:value-type="float">
            <text:p>1.50769936193816E+016</text:p>
          </table:table-cell>
          <table:table-cell table:formula="of:=IF(MOD(-[.$A306];[.B$1])=[.B$3];&quot;XXX&quot;;MOD(-[.$A306];[.B$1]))" office:value-type="string" office:string-value="XXX" calcext:value-type="string">
            <text:p>XXX</text:p>
          </table:table-cell>
          <table:table-cell table:formula="of:=IF(MOD(-[.$A306];[.C$1])=[.C$3];&quot;XXX&quot;;MOD(-[.$A306];[.C$1]))" office:value-type="float" office:value="0" calcext:value-type="float">
            <text:p>0</text:p>
          </table:table-cell>
          <table:table-cell table:formula="of:=IF(MOD(-[.$A306];[.D$1])=[.D$3];&quot;XXX&quot;;MOD(-[.$A306];[.D$1]))" office:value-type="float" office:value="352" calcext:value-type="float">
            <text:p>352</text:p>
          </table:table-cell>
          <table:table-cell table:formula="of:=IF(MOD(-[.$A306];[.E$1])=[.E$3];&quot;XXX&quot;;MOD(-[.$A306];[.E$1]))" office:value-type="float" office:value="0" calcext:value-type="float">
            <text:p>0</text:p>
          </table:table-cell>
          <table:table-cell table:formula="of:=IF(MOD(-[.$A306];[.F$1])=[.F$3];&quot;XXX&quot;;MOD(-[.$A306];[.F$1]))" office:value-type="float" office:value="0" calcext:value-type="float">
            <text:p>0</text:p>
          </table:table-cell>
          <table:table-cell table:formula="of:=IF(MOD(-[.$A306];[.G$1])=[.G$3];&quot;XXX&quot;;MOD(-[.$A306];[.G$1]))" office:value-type="float" office:value="0" calcext:value-type="float">
            <text:p>0</text:p>
          </table:table-cell>
          <table:table-cell table:formula="of:=IF(MOD(-[.$A306];[.H$1])=[.H$3];&quot;XXX&quot;;MOD(-[.$A306];[.H$1]))" office:value-type="float" office:value="662" calcext:value-type="float">
            <text:p>662</text:p>
          </table:table-cell>
          <table:table-cell table:formula="of:=IF(MOD(-[.$A306];[.I$1])=[.I$3];&quot;XXX&quot;;MOD(-[.$A306];[.I$1]))" office:value-type="float" office:value="0" calcext:value-type="float">
            <text:p>0</text:p>
          </table:table-cell>
          <table:table-cell table:formula="of:=IF(MOD(-[.$A306];[.J$1])=[.J$3];&quot;XXX&quot;;MOD(-[.$A306];[.J$1]))" office:value-type="float" office:value="0" calcext:value-type="float">
            <text:p>0</text:p>
          </table:table-cell>
        </table:table-row>
        <table:table-row table:style-name="ro1">
          <table:table-cell table:formula="of:=[.A306]+(13*37*461*17*19*739*41*23)" office:value-type="float" office:value="1.51269055829044E+016" calcext:value-type="float">
            <text:p>1.51269055829044E+016</text:p>
          </table:table-cell>
          <table:table-cell table:formula="of:=IF(MOD(-[.$A307];[.B$1])=[.B$3];&quot;XXX&quot;;MOD(-[.$A307];[.B$1]))" office:value-type="string" office:string-value="XXX" calcext:value-type="string">
            <text:p>XXX</text:p>
          </table:table-cell>
          <table:table-cell table:formula="of:=IF(MOD(-[.$A307];[.C$1])=[.C$3];&quot;XXX&quot;;MOD(-[.$A307];[.C$1]))" office:value-type="float" office:value="0" calcext:value-type="float">
            <text:p>0</text:p>
          </table:table-cell>
          <table:table-cell table:formula="of:=IF(MOD(-[.$A307];[.D$1])=[.D$3];&quot;XXX&quot;;MOD(-[.$A307];[.D$1]))" office:value-type="float" office:value="352" calcext:value-type="float">
            <text:p>352</text:p>
          </table:table-cell>
          <table:table-cell table:formula="of:=IF(MOD(-[.$A307];[.E$1])=[.E$3];&quot;XXX&quot;;MOD(-[.$A307];[.E$1]))" office:value-type="float" office:value="0" calcext:value-type="float">
            <text:p>0</text:p>
          </table:table-cell>
          <table:table-cell table:formula="of:=IF(MOD(-[.$A307];[.F$1])=[.F$3];&quot;XXX&quot;;MOD(-[.$A307];[.F$1]))" office:value-type="float" office:value="0" calcext:value-type="float">
            <text:p>0</text:p>
          </table:table-cell>
          <table:table-cell table:formula="of:=IF(MOD(-[.$A307];[.G$1])=[.G$3];&quot;XXX&quot;;MOD(-[.$A307];[.G$1]))" office:value-type="float" office:value="0" calcext:value-type="float">
            <text:p>0</text:p>
          </table:table-cell>
          <table:table-cell table:formula="of:=IF(MOD(-[.$A307];[.H$1])=[.H$3];&quot;XXX&quot;;MOD(-[.$A307];[.H$1]))" office:value-type="float" office:value="660" calcext:value-type="float">
            <text:p>660</text:p>
          </table:table-cell>
          <table:table-cell table:formula="of:=IF(MOD(-[.$A307];[.I$1])=[.I$3];&quot;XXX&quot;;MOD(-[.$A307];[.I$1]))" office:value-type="float" office:value="0" calcext:value-type="float">
            <text:p>0</text:p>
          </table:table-cell>
          <table:table-cell table:formula="of:=IF(MOD(-[.$A307];[.J$1])=[.J$3];&quot;XXX&quot;;MOD(-[.$A307];[.J$1]))" office:value-type="float" office:value="0" calcext:value-type="float">
            <text:p>0</text:p>
          </table:table-cell>
        </table:table-row>
        <table:table-row table:style-name="ro1">
          <table:table-cell table:formula="of:=[.A307]+(13*37*461*17*19*739*41*23)" office:value-type="float" office:value="1.51768175464272E+016" calcext:value-type="float">
            <text:p>1.51768175464272E+016</text:p>
          </table:table-cell>
          <table:table-cell table:formula="of:=IF(MOD(-[.$A308];[.B$1])=[.B$3];&quot;XXX&quot;;MOD(-[.$A308];[.B$1]))" office:value-type="string" office:string-value="XXX" calcext:value-type="string">
            <text:p>XXX</text:p>
          </table:table-cell>
          <table:table-cell table:formula="of:=IF(MOD(-[.$A308];[.C$1])=[.C$3];&quot;XXX&quot;;MOD(-[.$A308];[.C$1]))" office:value-type="float" office:value="0" calcext:value-type="float">
            <text:p>0</text:p>
          </table:table-cell>
          <table:table-cell table:formula="of:=IF(MOD(-[.$A308];[.D$1])=[.D$3];&quot;XXX&quot;;MOD(-[.$A308];[.D$1]))" office:value-type="float" office:value="352" calcext:value-type="float">
            <text:p>352</text:p>
          </table:table-cell>
          <table:table-cell table:formula="of:=IF(MOD(-[.$A308];[.E$1])=[.E$3];&quot;XXX&quot;;MOD(-[.$A308];[.E$1]))" office:value-type="float" office:value="0" calcext:value-type="float">
            <text:p>0</text:p>
          </table:table-cell>
          <table:table-cell table:formula="of:=IF(MOD(-[.$A308];[.F$1])=[.F$3];&quot;XXX&quot;;MOD(-[.$A308];[.F$1]))" office:value-type="float" office:value="0" calcext:value-type="float">
            <text:p>0</text:p>
          </table:table-cell>
          <table:table-cell table:formula="of:=IF(MOD(-[.$A308];[.G$1])=[.G$3];&quot;XXX&quot;;MOD(-[.$A308];[.G$1]))" office:value-type="float" office:value="0" calcext:value-type="float">
            <text:p>0</text:p>
          </table:table-cell>
          <table:table-cell table:formula="of:=IF(MOD(-[.$A308];[.H$1])=[.H$3];&quot;XXX&quot;;MOD(-[.$A308];[.H$1]))" office:value-type="float" office:value="660" calcext:value-type="float">
            <text:p>660</text:p>
          </table:table-cell>
          <table:table-cell table:formula="of:=IF(MOD(-[.$A308];[.I$1])=[.I$3];&quot;XXX&quot;;MOD(-[.$A308];[.I$1]))" office:value-type="float" office:value="0" calcext:value-type="float">
            <text:p>0</text:p>
          </table:table-cell>
          <table:table-cell table:formula="of:=IF(MOD(-[.$A308];[.J$1])=[.J$3];&quot;XXX&quot;;MOD(-[.$A308];[.J$1]))" office:value-type="float" office:value="0" calcext:value-type="float">
            <text:p>0</text:p>
          </table:table-cell>
        </table:table-row>
        <table:table-row table:style-name="ro1">
          <table:table-cell table:formula="of:=[.A308]+(13*37*461*17*19*739*41*23)" office:value-type="float" office:value="1.52267295099501E+016" calcext:value-type="float">
            <text:p>1.52267295099501E+016</text:p>
          </table:table-cell>
          <table:table-cell table:formula="of:=IF(MOD(-[.$A309];[.B$1])=[.B$3];&quot;XXX&quot;;MOD(-[.$A309];[.B$1]))" office:value-type="string" office:string-value="XXX" calcext:value-type="string">
            <text:p>XXX</text:p>
          </table:table-cell>
          <table:table-cell table:formula="of:=IF(MOD(-[.$A309];[.C$1])=[.C$3];&quot;XXX&quot;;MOD(-[.$A309];[.C$1]))" office:value-type="float" office:value="0" calcext:value-type="float">
            <text:p>0</text:p>
          </table:table-cell>
          <table:table-cell table:formula="of:=IF(MOD(-[.$A309];[.D$1])=[.D$3];&quot;XXX&quot;;MOD(-[.$A309];[.D$1]))" office:value-type="float" office:value="350" calcext:value-type="float">
            <text:p>350</text:p>
          </table:table-cell>
          <table:table-cell table:formula="of:=IF(MOD(-[.$A309];[.E$1])=[.E$3];&quot;XXX&quot;;MOD(-[.$A309];[.E$1]))" office:value-type="float" office:value="0" calcext:value-type="float">
            <text:p>0</text:p>
          </table:table-cell>
          <table:table-cell table:formula="of:=IF(MOD(-[.$A309];[.F$1])=[.F$3];&quot;XXX&quot;;MOD(-[.$A309];[.F$1]))" office:value-type="float" office:value="0" calcext:value-type="float">
            <text:p>0</text:p>
          </table:table-cell>
          <table:table-cell table:formula="of:=IF(MOD(-[.$A309];[.G$1])=[.G$3];&quot;XXX&quot;;MOD(-[.$A309];[.G$1]))" office:value-type="float" office:value="0" calcext:value-type="float">
            <text:p>0</text:p>
          </table:table-cell>
          <table:table-cell table:formula="of:=IF(MOD(-[.$A309];[.H$1])=[.H$3];&quot;XXX&quot;;MOD(-[.$A309];[.H$1]))" office:value-type="float" office:value="660" calcext:value-type="float">
            <text:p>660</text:p>
          </table:table-cell>
          <table:table-cell table:formula="of:=IF(MOD(-[.$A309];[.I$1])=[.I$3];&quot;XXX&quot;;MOD(-[.$A309];[.I$1]))" office:value-type="float" office:value="0" calcext:value-type="float">
            <text:p>0</text:p>
          </table:table-cell>
          <table:table-cell table:formula="of:=IF(MOD(-[.$A309];[.J$1])=[.J$3];&quot;XXX&quot;;MOD(-[.$A309];[.J$1]))" office:value-type="float" office:value="0" calcext:value-type="float">
            <text:p>0</text:p>
          </table:table-cell>
        </table:table-row>
        <table:table-row table:style-name="ro1">
          <table:table-cell table:formula="of:=[.A309]+(13*37*461*17*19*739*41*23)" office:value-type="float" office:value="1.52766414734729E+016" calcext:value-type="float">
            <text:p>1.52766414734729E+016</text:p>
          </table:table-cell>
          <table:table-cell table:formula="of:=IF(MOD(-[.$A310];[.B$1])=[.B$3];&quot;XXX&quot;;MOD(-[.$A310];[.B$1]))" office:value-type="string" office:string-value="XXX" calcext:value-type="string">
            <text:p>XXX</text:p>
          </table:table-cell>
          <table:table-cell table:formula="of:=IF(MOD(-[.$A310];[.C$1])=[.C$3];&quot;XXX&quot;;MOD(-[.$A310];[.C$1]))" office:value-type="float" office:value="0" calcext:value-type="float">
            <text:p>0</text:p>
          </table:table-cell>
          <table:table-cell table:formula="of:=IF(MOD(-[.$A310];[.D$1])=[.D$3];&quot;XXX&quot;;MOD(-[.$A310];[.D$1]))" office:value-type="float" office:value="348" calcext:value-type="float">
            <text:p>348</text:p>
          </table:table-cell>
          <table:table-cell table:formula="of:=IF(MOD(-[.$A310];[.E$1])=[.E$3];&quot;XXX&quot;;MOD(-[.$A310];[.E$1]))" office:value-type="float" office:value="0" calcext:value-type="float">
            <text:p>0</text:p>
          </table:table-cell>
          <table:table-cell table:formula="of:=IF(MOD(-[.$A310];[.F$1])=[.F$3];&quot;XXX&quot;;MOD(-[.$A310];[.F$1]))" office:value-type="float" office:value="0" calcext:value-type="float">
            <text:p>0</text:p>
          </table:table-cell>
          <table:table-cell table:formula="of:=IF(MOD(-[.$A310];[.G$1])=[.G$3];&quot;XXX&quot;;MOD(-[.$A310];[.G$1]))" office:value-type="float" office:value="0" calcext:value-type="float">
            <text:p>0</text:p>
          </table:table-cell>
          <table:table-cell table:formula="of:=IF(MOD(-[.$A310];[.H$1])=[.H$3];&quot;XXX&quot;;MOD(-[.$A310];[.H$1]))" office:value-type="float" office:value="658" calcext:value-type="float">
            <text:p>658</text:p>
          </table:table-cell>
          <table:table-cell table:formula="of:=IF(MOD(-[.$A310];[.I$1])=[.I$3];&quot;XXX&quot;;MOD(-[.$A310];[.I$1]))" office:value-type="float" office:value="0" calcext:value-type="float">
            <text:p>0</text:p>
          </table:table-cell>
          <table:table-cell table:formula="of:=IF(MOD(-[.$A310];[.J$1])=[.J$3];&quot;XXX&quot;;MOD(-[.$A310];[.J$1]))" office:value-type="float" office:value="0" calcext:value-type="float">
            <text:p>0</text:p>
          </table:table-cell>
        </table:table-row>
        <table:table-row table:style-name="ro1">
          <table:table-cell table:formula="of:=[.A310]+(13*37*461*17*19*739*41*23)" office:value-type="float" office:value="1.53265534369957E+016" calcext:value-type="float">
            <text:p>1.53265534369957E+016</text:p>
          </table:table-cell>
          <table:table-cell table:formula="of:=IF(MOD(-[.$A311];[.B$1])=[.B$3];&quot;XXX&quot;;MOD(-[.$A311];[.B$1]))" office:value-type="string" office:string-value="XXX" calcext:value-type="string">
            <text:p>XXX</text:p>
          </table:table-cell>
          <table:table-cell table:formula="of:=IF(MOD(-[.$A311];[.C$1])=[.C$3];&quot;XXX&quot;;MOD(-[.$A311];[.C$1]))" office:value-type="float" office:value="0" calcext:value-type="float">
            <text:p>0</text:p>
          </table:table-cell>
          <table:table-cell table:formula="of:=IF(MOD(-[.$A311];[.D$1])=[.D$3];&quot;XXX&quot;;MOD(-[.$A311];[.D$1]))" office:value-type="float" office:value="348" calcext:value-type="float">
            <text:p>348</text:p>
          </table:table-cell>
          <table:table-cell table:formula="of:=IF(MOD(-[.$A311];[.E$1])=[.E$3];&quot;XXX&quot;;MOD(-[.$A311];[.E$1]))" office:value-type="float" office:value="0" calcext:value-type="float">
            <text:p>0</text:p>
          </table:table-cell>
          <table:table-cell table:formula="of:=IF(MOD(-[.$A311];[.F$1])=[.F$3];&quot;XXX&quot;;MOD(-[.$A311];[.F$1]))" office:value-type="float" office:value="0" calcext:value-type="float">
            <text:p>0</text:p>
          </table:table-cell>
          <table:table-cell table:formula="of:=IF(MOD(-[.$A311];[.G$1])=[.G$3];&quot;XXX&quot;;MOD(-[.$A311];[.G$1]))" office:value-type="float" office:value="0" calcext:value-type="float">
            <text:p>0</text:p>
          </table:table-cell>
          <table:table-cell table:formula="of:=IF(MOD(-[.$A311];[.H$1])=[.H$3];&quot;XXX&quot;;MOD(-[.$A311];[.H$1]))" office:value-type="float" office:value="656" calcext:value-type="float">
            <text:p>656</text:p>
          </table:table-cell>
          <table:table-cell table:formula="of:=IF(MOD(-[.$A311];[.I$1])=[.I$3];&quot;XXX&quot;;MOD(-[.$A311];[.I$1]))" office:value-type="float" office:value="0" calcext:value-type="float">
            <text:p>0</text:p>
          </table:table-cell>
          <table:table-cell table:formula="of:=IF(MOD(-[.$A311];[.J$1])=[.J$3];&quot;XXX&quot;;MOD(-[.$A311];[.J$1]))" office:value-type="float" office:value="0" calcext:value-type="float">
            <text:p>0</text:p>
          </table:table-cell>
        </table:table-row>
        <table:table-row table:style-name="ro1">
          <table:table-cell table:formula="of:=[.A311]+(13*37*461*17*19*739*41*23)" office:value-type="float" office:value="1.53764654005185E+016" calcext:value-type="float">
            <text:p>1.53764654005185E+016</text:p>
          </table:table-cell>
          <table:table-cell table:formula="of:=IF(MOD(-[.$A312];[.B$1])=[.B$3];&quot;XXX&quot;;MOD(-[.$A312];[.B$1]))" office:value-type="string" office:string-value="XXX" calcext:value-type="string">
            <text:p>XXX</text:p>
          </table:table-cell>
          <table:table-cell table:formula="of:=IF(MOD(-[.$A312];[.C$1])=[.C$3];&quot;XXX&quot;;MOD(-[.$A312];[.C$1]))" office:value-type="float" office:value="0" calcext:value-type="float">
            <text:p>0</text:p>
          </table:table-cell>
          <table:table-cell table:formula="of:=IF(MOD(-[.$A312];[.D$1])=[.D$3];&quot;XXX&quot;;MOD(-[.$A312];[.D$1]))" office:value-type="float" office:value="348" calcext:value-type="float">
            <text:p>348</text:p>
          </table:table-cell>
          <table:table-cell table:formula="of:=IF(MOD(-[.$A312];[.E$1])=[.E$3];&quot;XXX&quot;;MOD(-[.$A312];[.E$1]))" office:value-type="float" office:value="0" calcext:value-type="float">
            <text:p>0</text:p>
          </table:table-cell>
          <table:table-cell table:formula="of:=IF(MOD(-[.$A312];[.F$1])=[.F$3];&quot;XXX&quot;;MOD(-[.$A312];[.F$1]))" office:value-type="float" office:value="0" calcext:value-type="float">
            <text:p>0</text:p>
          </table:table-cell>
          <table:table-cell table:formula="of:=IF(MOD(-[.$A312];[.G$1])=[.G$3];&quot;XXX&quot;;MOD(-[.$A312];[.G$1]))" office:value-type="float" office:value="0" calcext:value-type="float">
            <text:p>0</text:p>
          </table:table-cell>
          <table:table-cell table:formula="of:=IF(MOD(-[.$A312];[.H$1])=[.H$3];&quot;XXX&quot;;MOD(-[.$A312];[.H$1]))" office:value-type="float" office:value="656" calcext:value-type="float">
            <text:p>656</text:p>
          </table:table-cell>
          <table:table-cell table:formula="of:=IF(MOD(-[.$A312];[.I$1])=[.I$3];&quot;XXX&quot;;MOD(-[.$A312];[.I$1]))" office:value-type="float" office:value="0" calcext:value-type="float">
            <text:p>0</text:p>
          </table:table-cell>
          <table:table-cell table:formula="of:=IF(MOD(-[.$A312];[.J$1])=[.J$3];&quot;XXX&quot;;MOD(-[.$A312];[.J$1]))" office:value-type="float" office:value="0" calcext:value-type="float">
            <text:p>0</text:p>
          </table:table-cell>
        </table:table-row>
        <table:table-row table:style-name="ro1">
          <table:table-cell table:formula="of:=[.A312]+(13*37*461*17*19*739*41*23)" office:value-type="float" office:value="1.54263773640413E+016" calcext:value-type="float">
            <text:p>1.54263773640413E+016</text:p>
          </table:table-cell>
          <table:table-cell table:formula="of:=IF(MOD(-[.$A313];[.B$1])=[.B$3];&quot;XXX&quot;;MOD(-[.$A313];[.B$1]))" office:value-type="string" office:string-value="XXX" calcext:value-type="string">
            <text:p>XXX</text:p>
          </table:table-cell>
          <table:table-cell table:formula="of:=IF(MOD(-[.$A313];[.C$1])=[.C$3];&quot;XXX&quot;;MOD(-[.$A313];[.C$1]))" office:value-type="float" office:value="0" calcext:value-type="float">
            <text:p>0</text:p>
          </table:table-cell>
          <table:table-cell table:formula="of:=IF(MOD(-[.$A313];[.D$1])=[.D$3];&quot;XXX&quot;;MOD(-[.$A313];[.D$1]))" office:value-type="float" office:value="346" calcext:value-type="float">
            <text:p>346</text:p>
          </table:table-cell>
          <table:table-cell table:formula="of:=IF(MOD(-[.$A313];[.E$1])=[.E$3];&quot;XXX&quot;;MOD(-[.$A313];[.E$1]))" office:value-type="float" office:value="0" calcext:value-type="float">
            <text:p>0</text:p>
          </table:table-cell>
          <table:table-cell table:formula="of:=IF(MOD(-[.$A313];[.F$1])=[.F$3];&quot;XXX&quot;;MOD(-[.$A313];[.F$1]))" office:value-type="float" office:value="0" calcext:value-type="float">
            <text:p>0</text:p>
          </table:table-cell>
          <table:table-cell table:formula="of:=IF(MOD(-[.$A313];[.G$1])=[.G$3];&quot;XXX&quot;;MOD(-[.$A313];[.G$1]))" office:value-type="float" office:value="0" calcext:value-type="float">
            <text:p>0</text:p>
          </table:table-cell>
          <table:table-cell table:formula="of:=IF(MOD(-[.$A313];[.H$1])=[.H$3];&quot;XXX&quot;;MOD(-[.$A313];[.H$1]))" office:value-type="float" office:value="656" calcext:value-type="float">
            <text:p>656</text:p>
          </table:table-cell>
          <table:table-cell table:formula="of:=IF(MOD(-[.$A313];[.I$1])=[.I$3];&quot;XXX&quot;;MOD(-[.$A313];[.I$1]))" office:value-type="float" office:value="0" calcext:value-type="float">
            <text:p>0</text:p>
          </table:table-cell>
          <table:table-cell table:formula="of:=IF(MOD(-[.$A313];[.J$1])=[.J$3];&quot;XXX&quot;;MOD(-[.$A313];[.J$1]))" office:value-type="float" office:value="0" calcext:value-type="float">
            <text:p>0</text:p>
          </table:table-cell>
        </table:table-row>
        <table:table-row table:style-name="ro1">
          <table:table-cell table:formula="of:=[.A313]+(13*37*461*17*19*739*41*23)" office:value-type="float" office:value="1.54762893275641E+016" calcext:value-type="float">
            <text:p>1.54762893275641E+016</text:p>
          </table:table-cell>
          <table:table-cell table:formula="of:=IF(MOD(-[.$A314];[.B$1])=[.B$3];&quot;XXX&quot;;MOD(-[.$A314];[.B$1]))" office:value-type="string" office:string-value="XXX" calcext:value-type="string">
            <text:p>XXX</text:p>
          </table:table-cell>
          <table:table-cell table:formula="of:=IF(MOD(-[.$A314];[.C$1])=[.C$3];&quot;XXX&quot;;MOD(-[.$A314];[.C$1]))" office:value-type="float" office:value="0" calcext:value-type="float">
            <text:p>0</text:p>
          </table:table-cell>
          <table:table-cell table:formula="of:=IF(MOD(-[.$A314];[.D$1])=[.D$3];&quot;XXX&quot;;MOD(-[.$A314];[.D$1]))" office:value-type="float" office:value="344" calcext:value-type="float">
            <text:p>344</text:p>
          </table:table-cell>
          <table:table-cell table:formula="of:=IF(MOD(-[.$A314];[.E$1])=[.E$3];&quot;XXX&quot;;MOD(-[.$A314];[.E$1]))" office:value-type="float" office:value="0" calcext:value-type="float">
            <text:p>0</text:p>
          </table:table-cell>
          <table:table-cell table:formula="of:=IF(MOD(-[.$A314];[.F$1])=[.F$3];&quot;XXX&quot;;MOD(-[.$A314];[.F$1]))" office:value-type="float" office:value="0" calcext:value-type="float">
            <text:p>0</text:p>
          </table:table-cell>
          <table:table-cell table:formula="of:=IF(MOD(-[.$A314];[.G$1])=[.G$3];&quot;XXX&quot;;MOD(-[.$A314];[.G$1]))" office:value-type="float" office:value="0" calcext:value-type="float">
            <text:p>0</text:p>
          </table:table-cell>
          <table:table-cell table:formula="of:=IF(MOD(-[.$A314];[.H$1])=[.H$3];&quot;XXX&quot;;MOD(-[.$A314];[.H$1]))" office:value-type="float" office:value="654" calcext:value-type="float">
            <text:p>654</text:p>
          </table:table-cell>
          <table:table-cell table:formula="of:=IF(MOD(-[.$A314];[.I$1])=[.I$3];&quot;XXX&quot;;MOD(-[.$A314];[.I$1]))" office:value-type="float" office:value="0" calcext:value-type="float">
            <text:p>0</text:p>
          </table:table-cell>
          <table:table-cell table:formula="of:=IF(MOD(-[.$A314];[.J$1])=[.J$3];&quot;XXX&quot;;MOD(-[.$A314];[.J$1]))" office:value-type="float" office:value="0" calcext:value-type="float">
            <text:p>0</text:p>
          </table:table-cell>
        </table:table-row>
        <table:table-row table:style-name="ro1">
          <table:table-cell table:formula="of:=[.A314]+(13*37*461*17*19*739*41*23)" office:value-type="float" office:value="1.55262012910869E+016" calcext:value-type="float">
            <text:p>1.55262012910869E+016</text:p>
          </table:table-cell>
          <table:table-cell table:formula="of:=IF(MOD(-[.$A315];[.B$1])=[.B$3];&quot;XXX&quot;;MOD(-[.$A315];[.B$1]))" office:value-type="string" office:string-value="XXX" calcext:value-type="string">
            <text:p>XXX</text:p>
          </table:table-cell>
          <table:table-cell table:formula="of:=IF(MOD(-[.$A315];[.C$1])=[.C$3];&quot;XXX&quot;;MOD(-[.$A315];[.C$1]))" office:value-type="float" office:value="0" calcext:value-type="float">
            <text:p>0</text:p>
          </table:table-cell>
          <table:table-cell table:formula="of:=IF(MOD(-[.$A315];[.D$1])=[.D$3];&quot;XXX&quot;;MOD(-[.$A315];[.D$1]))" office:value-type="float" office:value="344" calcext:value-type="float">
            <text:p>344</text:p>
          </table:table-cell>
          <table:table-cell table:formula="of:=IF(MOD(-[.$A315];[.E$1])=[.E$3];&quot;XXX&quot;;MOD(-[.$A315];[.E$1]))" office:value-type="float" office:value="0" calcext:value-type="float">
            <text:p>0</text:p>
          </table:table-cell>
          <table:table-cell table:formula="of:=IF(MOD(-[.$A315];[.F$1])=[.F$3];&quot;XXX&quot;;MOD(-[.$A315];[.F$1]))" office:value-type="float" office:value="0" calcext:value-type="float">
            <text:p>0</text:p>
          </table:table-cell>
          <table:table-cell table:formula="of:=IF(MOD(-[.$A315];[.G$1])=[.G$3];&quot;XXX&quot;;MOD(-[.$A315];[.G$1]))" office:value-type="float" office:value="0" calcext:value-type="float">
            <text:p>0</text:p>
          </table:table-cell>
          <table:table-cell table:formula="of:=IF(MOD(-[.$A315];[.H$1])=[.H$3];&quot;XXX&quot;;MOD(-[.$A315];[.H$1]))" office:value-type="float" office:value="652" calcext:value-type="float">
            <text:p>652</text:p>
          </table:table-cell>
          <table:table-cell table:formula="of:=IF(MOD(-[.$A315];[.I$1])=[.I$3];&quot;XXX&quot;;MOD(-[.$A315];[.I$1]))" office:value-type="float" office:value="0" calcext:value-type="float">
            <text:p>0</text:p>
          </table:table-cell>
          <table:table-cell table:formula="of:=IF(MOD(-[.$A315];[.J$1])=[.J$3];&quot;XXX&quot;;MOD(-[.$A315];[.J$1]))" office:value-type="float" office:value="0" calcext:value-type="float">
            <text:p>0</text:p>
          </table:table-cell>
        </table:table-row>
        <table:table-row table:style-name="ro1">
          <table:table-cell table:formula="of:=[.A315]+(13*37*461*17*19*739*41*23)" office:value-type="float" office:value="1.55761132546097E+016" calcext:value-type="float">
            <text:p>1.55761132546097E+016</text:p>
          </table:table-cell>
          <table:table-cell table:formula="of:=IF(MOD(-[.$A316];[.B$1])=[.B$3];&quot;XXX&quot;;MOD(-[.$A316];[.B$1]))" office:value-type="string" office:string-value="XXX" calcext:value-type="string">
            <text:p>XXX</text:p>
          </table:table-cell>
          <table:table-cell table:formula="of:=IF(MOD(-[.$A316];[.C$1])=[.C$3];&quot;XXX&quot;;MOD(-[.$A316];[.C$1]))" office:value-type="float" office:value="0" calcext:value-type="float">
            <text:p>0</text:p>
          </table:table-cell>
          <table:table-cell table:formula="of:=IF(MOD(-[.$A316];[.D$1])=[.D$3];&quot;XXX&quot;;MOD(-[.$A316];[.D$1]))" office:value-type="float" office:value="344" calcext:value-type="float">
            <text:p>344</text:p>
          </table:table-cell>
          <table:table-cell table:formula="of:=IF(MOD(-[.$A316];[.E$1])=[.E$3];&quot;XXX&quot;;MOD(-[.$A316];[.E$1]))" office:value-type="float" office:value="0" calcext:value-type="float">
            <text:p>0</text:p>
          </table:table-cell>
          <table:table-cell table:formula="of:=IF(MOD(-[.$A316];[.F$1])=[.F$3];&quot;XXX&quot;;MOD(-[.$A316];[.F$1]))" office:value-type="float" office:value="0" calcext:value-type="float">
            <text:p>0</text:p>
          </table:table-cell>
          <table:table-cell table:formula="of:=IF(MOD(-[.$A316];[.G$1])=[.G$3];&quot;XXX&quot;;MOD(-[.$A316];[.G$1]))" office:value-type="float" office:value="0" calcext:value-type="float">
            <text:p>0</text:p>
          </table:table-cell>
          <table:table-cell table:formula="of:=IF(MOD(-[.$A316];[.H$1])=[.H$3];&quot;XXX&quot;;MOD(-[.$A316];[.H$1]))" office:value-type="float" office:value="652" calcext:value-type="float">
            <text:p>652</text:p>
          </table:table-cell>
          <table:table-cell table:formula="of:=IF(MOD(-[.$A316];[.I$1])=[.I$3];&quot;XXX&quot;;MOD(-[.$A316];[.I$1]))" office:value-type="float" office:value="0" calcext:value-type="float">
            <text:p>0</text:p>
          </table:table-cell>
          <table:table-cell table:formula="of:=IF(MOD(-[.$A316];[.J$1])=[.J$3];&quot;XXX&quot;;MOD(-[.$A316];[.J$1]))" office:value-type="float" office:value="0" calcext:value-type="float">
            <text:p>0</text:p>
          </table:table-cell>
        </table:table-row>
        <table:table-row table:style-name="ro1">
          <table:table-cell table:formula="of:=[.A316]+(13*37*461*17*19*739*41*23)" office:value-type="float" office:value="1.56260252181326E+016" calcext:value-type="float">
            <text:p>1.56260252181326E+016</text:p>
          </table:table-cell>
          <table:table-cell table:formula="of:=IF(MOD(-[.$A317];[.B$1])=[.B$3];&quot;XXX&quot;;MOD(-[.$A317];[.B$1]))" office:value-type="string" office:string-value="XXX" calcext:value-type="string">
            <text:p>XXX</text:p>
          </table:table-cell>
          <table:table-cell table:formula="of:=IF(MOD(-[.$A317];[.C$1])=[.C$3];&quot;XXX&quot;;MOD(-[.$A317];[.C$1]))" office:value-type="float" office:value="0" calcext:value-type="float">
            <text:p>0</text:p>
          </table:table-cell>
          <table:table-cell table:formula="of:=IF(MOD(-[.$A317];[.D$1])=[.D$3];&quot;XXX&quot;;MOD(-[.$A317];[.D$1]))" office:value-type="float" office:value="342" calcext:value-type="float">
            <text:p>342</text:p>
          </table:table-cell>
          <table:table-cell table:formula="of:=IF(MOD(-[.$A317];[.E$1])=[.E$3];&quot;XXX&quot;;MOD(-[.$A317];[.E$1]))" office:value-type="float" office:value="0" calcext:value-type="float">
            <text:p>0</text:p>
          </table:table-cell>
          <table:table-cell table:formula="of:=IF(MOD(-[.$A317];[.F$1])=[.F$3];&quot;XXX&quot;;MOD(-[.$A317];[.F$1]))" office:value-type="float" office:value="0" calcext:value-type="float">
            <text:p>0</text:p>
          </table:table-cell>
          <table:table-cell table:formula="of:=IF(MOD(-[.$A317];[.G$1])=[.G$3];&quot;XXX&quot;;MOD(-[.$A317];[.G$1]))" office:value-type="float" office:value="0" calcext:value-type="float">
            <text:p>0</text:p>
          </table:table-cell>
          <table:table-cell table:formula="of:=IF(MOD(-[.$A317];[.H$1])=[.H$3];&quot;XXX&quot;;MOD(-[.$A317];[.H$1]))" office:value-type="float" office:value="652" calcext:value-type="float">
            <text:p>652</text:p>
          </table:table-cell>
          <table:table-cell table:formula="of:=IF(MOD(-[.$A317];[.I$1])=[.I$3];&quot;XXX&quot;;MOD(-[.$A317];[.I$1]))" office:value-type="float" office:value="0" calcext:value-type="float">
            <text:p>0</text:p>
          </table:table-cell>
          <table:table-cell table:formula="of:=IF(MOD(-[.$A317];[.J$1])=[.J$3];&quot;XXX&quot;;MOD(-[.$A317];[.J$1]))" office:value-type="float" office:value="0" calcext:value-type="float">
            <text:p>0</text:p>
          </table:table-cell>
        </table:table-row>
        <table:table-row table:style-name="ro1">
          <table:table-cell table:formula="of:=[.A317]+(13*37*461*17*19*739*41*23)" office:value-type="float" office:value="1.56759371816554E+016" calcext:value-type="float">
            <text:p>1.56759371816554E+016</text:p>
          </table:table-cell>
          <table:table-cell table:formula="of:=IF(MOD(-[.$A318];[.B$1])=[.B$3];&quot;XXX&quot;;MOD(-[.$A318];[.B$1]))" office:value-type="string" office:string-value="XXX" calcext:value-type="string">
            <text:p>XXX</text:p>
          </table:table-cell>
          <table:table-cell table:formula="of:=IF(MOD(-[.$A318];[.C$1])=[.C$3];&quot;XXX&quot;;MOD(-[.$A318];[.C$1]))" office:value-type="float" office:value="0" calcext:value-type="float">
            <text:p>0</text:p>
          </table:table-cell>
          <table:table-cell table:formula="of:=IF(MOD(-[.$A318];[.D$1])=[.D$3];&quot;XXX&quot;;MOD(-[.$A318];[.D$1]))" office:value-type="float" office:value="340" calcext:value-type="float">
            <text:p>340</text:p>
          </table:table-cell>
          <table:table-cell table:formula="of:=IF(MOD(-[.$A318];[.E$1])=[.E$3];&quot;XXX&quot;;MOD(-[.$A318];[.E$1]))" office:value-type="float" office:value="0" calcext:value-type="float">
            <text:p>0</text:p>
          </table:table-cell>
          <table:table-cell table:formula="of:=IF(MOD(-[.$A318];[.F$1])=[.F$3];&quot;XXX&quot;;MOD(-[.$A318];[.F$1]))" office:value-type="float" office:value="0" calcext:value-type="float">
            <text:p>0</text:p>
          </table:table-cell>
          <table:table-cell table:formula="of:=IF(MOD(-[.$A318];[.G$1])=[.G$3];&quot;XXX&quot;;MOD(-[.$A318];[.G$1]))" office:value-type="float" office:value="0" calcext:value-type="float">
            <text:p>0</text:p>
          </table:table-cell>
          <table:table-cell table:formula="of:=IF(MOD(-[.$A318];[.H$1])=[.H$3];&quot;XXX&quot;;MOD(-[.$A318];[.H$1]))" office:value-type="float" office:value="650" calcext:value-type="float">
            <text:p>650</text:p>
          </table:table-cell>
          <table:table-cell table:formula="of:=IF(MOD(-[.$A318];[.I$1])=[.I$3];&quot;XXX&quot;;MOD(-[.$A318];[.I$1]))" office:value-type="float" office:value="0" calcext:value-type="float">
            <text:p>0</text:p>
          </table:table-cell>
          <table:table-cell table:formula="of:=IF(MOD(-[.$A318];[.J$1])=[.J$3];&quot;XXX&quot;;MOD(-[.$A318];[.J$1]))" office:value-type="float" office:value="0" calcext:value-type="float">
            <text:p>0</text:p>
          </table:table-cell>
        </table:table-row>
        <table:table-row table:style-name="ro1">
          <table:table-cell table:formula="of:=[.A318]+(13*37*461*17*19*739*41*23)" office:value-type="float" office:value="1.57258491451782E+016" calcext:value-type="float">
            <text:p>1.57258491451782E+016</text:p>
          </table:table-cell>
          <table:table-cell table:formula="of:=IF(MOD(-[.$A319];[.B$1])=[.B$3];&quot;XXX&quot;;MOD(-[.$A319];[.B$1]))" office:value-type="string" office:string-value="XXX" calcext:value-type="string">
            <text:p>XXX</text:p>
          </table:table-cell>
          <table:table-cell table:formula="of:=IF(MOD(-[.$A319];[.C$1])=[.C$3];&quot;XXX&quot;;MOD(-[.$A319];[.C$1]))" office:value-type="float" office:value="0" calcext:value-type="float">
            <text:p>0</text:p>
          </table:table-cell>
          <table:table-cell table:formula="of:=IF(MOD(-[.$A319];[.D$1])=[.D$3];&quot;XXX&quot;;MOD(-[.$A319];[.D$1]))" office:value-type="float" office:value="340" calcext:value-type="float">
            <text:p>340</text:p>
          </table:table-cell>
          <table:table-cell table:formula="of:=IF(MOD(-[.$A319];[.E$1])=[.E$3];&quot;XXX&quot;;MOD(-[.$A319];[.E$1]))" office:value-type="float" office:value="0" calcext:value-type="float">
            <text:p>0</text:p>
          </table:table-cell>
          <table:table-cell table:formula="of:=IF(MOD(-[.$A319];[.F$1])=[.F$3];&quot;XXX&quot;;MOD(-[.$A319];[.F$1]))" office:value-type="float" office:value="0" calcext:value-type="float">
            <text:p>0</text:p>
          </table:table-cell>
          <table:table-cell table:formula="of:=IF(MOD(-[.$A319];[.G$1])=[.G$3];&quot;XXX&quot;;MOD(-[.$A319];[.G$1]))" office:value-type="float" office:value="0" calcext:value-type="float">
            <text:p>0</text:p>
          </table:table-cell>
          <table:table-cell table:formula="of:=IF(MOD(-[.$A319];[.H$1])=[.H$3];&quot;XXX&quot;;MOD(-[.$A319];[.H$1]))" office:value-type="float" office:value="648" calcext:value-type="float">
            <text:p>648</text:p>
          </table:table-cell>
          <table:table-cell table:formula="of:=IF(MOD(-[.$A319];[.I$1])=[.I$3];&quot;XXX&quot;;MOD(-[.$A319];[.I$1]))" office:value-type="float" office:value="0" calcext:value-type="float">
            <text:p>0</text:p>
          </table:table-cell>
          <table:table-cell table:formula="of:=IF(MOD(-[.$A319];[.J$1])=[.J$3];&quot;XXX&quot;;MOD(-[.$A319];[.J$1]))" office:value-type="float" office:value="0" calcext:value-type="float">
            <text:p>0</text:p>
          </table:table-cell>
        </table:table-row>
        <table:table-row table:style-name="ro1">
          <table:table-cell table:formula="of:=[.A319]+(13*37*461*17*19*739*41*23)" office:value-type="float" office:value="1.5775761108701E+016" calcext:value-type="float">
            <text:p>1.5775761108701E+016</text:p>
          </table:table-cell>
          <table:table-cell table:formula="of:=IF(MOD(-[.$A320];[.B$1])=[.B$3];&quot;XXX&quot;;MOD(-[.$A320];[.B$1]))" office:value-type="string" office:string-value="XXX" calcext:value-type="string">
            <text:p>XXX</text:p>
          </table:table-cell>
          <table:table-cell table:formula="of:=IF(MOD(-[.$A320];[.C$1])=[.C$3];&quot;XXX&quot;;MOD(-[.$A320];[.C$1]))" office:value-type="float" office:value="0" calcext:value-type="float">
            <text:p>0</text:p>
          </table:table-cell>
          <table:table-cell table:formula="of:=IF(MOD(-[.$A320];[.D$1])=[.D$3];&quot;XXX&quot;;MOD(-[.$A320];[.D$1]))" office:value-type="float" office:value="340" calcext:value-type="float">
            <text:p>340</text:p>
          </table:table-cell>
          <table:table-cell table:formula="of:=IF(MOD(-[.$A320];[.E$1])=[.E$3];&quot;XXX&quot;;MOD(-[.$A320];[.E$1]))" office:value-type="float" office:value="0" calcext:value-type="float">
            <text:p>0</text:p>
          </table:table-cell>
          <table:table-cell table:formula="of:=IF(MOD(-[.$A320];[.F$1])=[.F$3];&quot;XXX&quot;;MOD(-[.$A320];[.F$1]))" office:value-type="float" office:value="0" calcext:value-type="float">
            <text:p>0</text:p>
          </table:table-cell>
          <table:table-cell table:formula="of:=IF(MOD(-[.$A320];[.G$1])=[.G$3];&quot;XXX&quot;;MOD(-[.$A320];[.G$1]))" office:value-type="float" office:value="0" calcext:value-type="float">
            <text:p>0</text:p>
          </table:table-cell>
          <table:table-cell table:formula="of:=IF(MOD(-[.$A320];[.H$1])=[.H$3];&quot;XXX&quot;;MOD(-[.$A320];[.H$1]))" office:value-type="float" office:value="648" calcext:value-type="float">
            <text:p>648</text:p>
          </table:table-cell>
          <table:table-cell table:formula="of:=IF(MOD(-[.$A320];[.I$1])=[.I$3];&quot;XXX&quot;;MOD(-[.$A320];[.I$1]))" office:value-type="float" office:value="0" calcext:value-type="float">
            <text:p>0</text:p>
          </table:table-cell>
          <table:table-cell table:formula="of:=IF(MOD(-[.$A320];[.J$1])=[.J$3];&quot;XXX&quot;;MOD(-[.$A320];[.J$1]))" office:value-type="float" office:value="0" calcext:value-type="float">
            <text:p>0</text:p>
          </table:table-cell>
        </table:table-row>
        <table:table-row table:style-name="ro1">
          <table:table-cell table:formula="of:=[.A320]+(13*37*461*17*19*739*41*23)" office:value-type="float" office:value="1.58256730722238E+016" calcext:value-type="float">
            <text:p>1.58256730722238E+016</text:p>
          </table:table-cell>
          <table:table-cell table:formula="of:=IF(MOD(-[.$A321];[.B$1])=[.B$3];&quot;XXX&quot;;MOD(-[.$A321];[.B$1]))" office:value-type="string" office:string-value="XXX" calcext:value-type="string">
            <text:p>XXX</text:p>
          </table:table-cell>
          <table:table-cell table:formula="of:=IF(MOD(-[.$A321];[.C$1])=[.C$3];&quot;XXX&quot;;MOD(-[.$A321];[.C$1]))" office:value-type="float" office:value="0" calcext:value-type="float">
            <text:p>0</text:p>
          </table:table-cell>
          <table:table-cell table:formula="of:=IF(MOD(-[.$A321];[.D$1])=[.D$3];&quot;XXX&quot;;MOD(-[.$A321];[.D$1]))" office:value-type="float" office:value="338" calcext:value-type="float">
            <text:p>338</text:p>
          </table:table-cell>
          <table:table-cell table:formula="of:=IF(MOD(-[.$A321];[.E$1])=[.E$3];&quot;XXX&quot;;MOD(-[.$A321];[.E$1]))" office:value-type="float" office:value="0" calcext:value-type="float">
            <text:p>0</text:p>
          </table:table-cell>
          <table:table-cell table:formula="of:=IF(MOD(-[.$A321];[.F$1])=[.F$3];&quot;XXX&quot;;MOD(-[.$A321];[.F$1]))" office:value-type="float" office:value="0" calcext:value-type="float">
            <text:p>0</text:p>
          </table:table-cell>
          <table:table-cell table:formula="of:=IF(MOD(-[.$A321];[.G$1])=[.G$3];&quot;XXX&quot;;MOD(-[.$A321];[.G$1]))" office:value-type="float" office:value="0" calcext:value-type="float">
            <text:p>0</text:p>
          </table:table-cell>
          <table:table-cell table:formula="of:=IF(MOD(-[.$A321];[.H$1])=[.H$3];&quot;XXX&quot;;MOD(-[.$A321];[.H$1]))" office:value-type="float" office:value="648" calcext:value-type="float">
            <text:p>648</text:p>
          </table:table-cell>
          <table:table-cell table:formula="of:=IF(MOD(-[.$A321];[.I$1])=[.I$3];&quot;XXX&quot;;MOD(-[.$A321];[.I$1]))" office:value-type="float" office:value="0" calcext:value-type="float">
            <text:p>0</text:p>
          </table:table-cell>
          <table:table-cell table:formula="of:=IF(MOD(-[.$A321];[.J$1])=[.J$3];&quot;XXX&quot;;MOD(-[.$A321];[.J$1]))" office:value-type="float" office:value="0" calcext:value-type="float">
            <text:p>0</text:p>
          </table:table-cell>
        </table:table-row>
        <table:table-row table:style-name="ro1">
          <table:table-cell table:formula="of:=[.A321]+(13*37*461*17*19*739*41*23)" office:value-type="float" office:value="1.58755850357466E+016" calcext:value-type="float">
            <text:p>1.58755850357466E+016</text:p>
          </table:table-cell>
          <table:table-cell table:formula="of:=IF(MOD(-[.$A322];[.B$1])=[.B$3];&quot;XXX&quot;;MOD(-[.$A322];[.B$1]))" office:value-type="string" office:string-value="XXX" calcext:value-type="string">
            <text:p>XXX</text:p>
          </table:table-cell>
          <table:table-cell table:formula="of:=IF(MOD(-[.$A322];[.C$1])=[.C$3];&quot;XXX&quot;;MOD(-[.$A322];[.C$1]))" office:value-type="float" office:value="0" calcext:value-type="float">
            <text:p>0</text:p>
          </table:table-cell>
          <table:table-cell table:formula="of:=IF(MOD(-[.$A322];[.D$1])=[.D$3];&quot;XXX&quot;;MOD(-[.$A322];[.D$1]))" office:value-type="float" office:value="336" calcext:value-type="float">
            <text:p>336</text:p>
          </table:table-cell>
          <table:table-cell table:formula="of:=IF(MOD(-[.$A322];[.E$1])=[.E$3];&quot;XXX&quot;;MOD(-[.$A322];[.E$1]))" office:value-type="float" office:value="0" calcext:value-type="float">
            <text:p>0</text:p>
          </table:table-cell>
          <table:table-cell table:formula="of:=IF(MOD(-[.$A322];[.F$1])=[.F$3];&quot;XXX&quot;;MOD(-[.$A322];[.F$1]))" office:value-type="float" office:value="0" calcext:value-type="float">
            <text:p>0</text:p>
          </table:table-cell>
          <table:table-cell table:formula="of:=IF(MOD(-[.$A322];[.G$1])=[.G$3];&quot;XXX&quot;;MOD(-[.$A322];[.G$1]))" office:value-type="float" office:value="0" calcext:value-type="float">
            <text:p>0</text:p>
          </table:table-cell>
          <table:table-cell table:formula="of:=IF(MOD(-[.$A322];[.H$1])=[.H$3];&quot;XXX&quot;;MOD(-[.$A322];[.H$1]))" office:value-type="float" office:value="646" calcext:value-type="float">
            <text:p>646</text:p>
          </table:table-cell>
          <table:table-cell table:formula="of:=IF(MOD(-[.$A322];[.I$1])=[.I$3];&quot;XXX&quot;;MOD(-[.$A322];[.I$1]))" office:value-type="float" office:value="0" calcext:value-type="float">
            <text:p>0</text:p>
          </table:table-cell>
          <table:table-cell table:formula="of:=IF(MOD(-[.$A322];[.J$1])=[.J$3];&quot;XXX&quot;;MOD(-[.$A322];[.J$1]))" office:value-type="float" office:value="0" calcext:value-type="float">
            <text:p>0</text:p>
          </table:table-cell>
        </table:table-row>
        <table:table-row table:style-name="ro1">
          <table:table-cell table:formula="of:=[.A322]+(13*37*461*17*19*739*41*23)" office:value-type="float" office:value="1.59254969992694E+016" calcext:value-type="float">
            <text:p>1.59254969992694E+016</text:p>
          </table:table-cell>
          <table:table-cell table:formula="of:=IF(MOD(-[.$A323];[.B$1])=[.B$3];&quot;XXX&quot;;MOD(-[.$A323];[.B$1]))" office:value-type="string" office:string-value="XXX" calcext:value-type="string">
            <text:p>XXX</text:p>
          </table:table-cell>
          <table:table-cell table:formula="of:=IF(MOD(-[.$A323];[.C$1])=[.C$3];&quot;XXX&quot;;MOD(-[.$A323];[.C$1]))" office:value-type="float" office:value="0" calcext:value-type="float">
            <text:p>0</text:p>
          </table:table-cell>
          <table:table-cell table:formula="of:=IF(MOD(-[.$A323];[.D$1])=[.D$3];&quot;XXX&quot;;MOD(-[.$A323];[.D$1]))" office:value-type="float" office:value="336" calcext:value-type="float">
            <text:p>336</text:p>
          </table:table-cell>
          <table:table-cell table:formula="of:=IF(MOD(-[.$A323];[.E$1])=[.E$3];&quot;XXX&quot;;MOD(-[.$A323];[.E$1]))" office:value-type="float" office:value="0" calcext:value-type="float">
            <text:p>0</text:p>
          </table:table-cell>
          <table:table-cell table:formula="of:=IF(MOD(-[.$A323];[.F$1])=[.F$3];&quot;XXX&quot;;MOD(-[.$A323];[.F$1]))" office:value-type="float" office:value="0" calcext:value-type="float">
            <text:p>0</text:p>
          </table:table-cell>
          <table:table-cell table:formula="of:=IF(MOD(-[.$A323];[.G$1])=[.G$3];&quot;XXX&quot;;MOD(-[.$A323];[.G$1]))" office:value-type="float" office:value="0" calcext:value-type="float">
            <text:p>0</text:p>
          </table:table-cell>
          <table:table-cell table:formula="of:=IF(MOD(-[.$A323];[.H$1])=[.H$3];&quot;XXX&quot;;MOD(-[.$A323];[.H$1]))" office:value-type="float" office:value="644" calcext:value-type="float">
            <text:p>644</text:p>
          </table:table-cell>
          <table:table-cell table:formula="of:=IF(MOD(-[.$A323];[.I$1])=[.I$3];&quot;XXX&quot;;MOD(-[.$A323];[.I$1]))" office:value-type="float" office:value="0" calcext:value-type="float">
            <text:p>0</text:p>
          </table:table-cell>
          <table:table-cell table:formula="of:=IF(MOD(-[.$A323];[.J$1])=[.J$3];&quot;XXX&quot;;MOD(-[.$A323];[.J$1]))" office:value-type="float" office:value="0" calcext:value-type="float">
            <text:p>0</text:p>
          </table:table-cell>
        </table:table-row>
        <table:table-row table:style-name="ro1">
          <table:table-cell table:formula="of:=[.A323]+(13*37*461*17*19*739*41*23)" office:value-type="float" office:value="1.59754089627922E+016" calcext:value-type="float">
            <text:p>1.59754089627922E+016</text:p>
          </table:table-cell>
          <table:table-cell table:formula="of:=IF(MOD(-[.$A324];[.B$1])=[.B$3];&quot;XXX&quot;;MOD(-[.$A324];[.B$1]))" office:value-type="string" office:string-value="XXX" calcext:value-type="string">
            <text:p>XXX</text:p>
          </table:table-cell>
          <table:table-cell table:formula="of:=IF(MOD(-[.$A324];[.C$1])=[.C$3];&quot;XXX&quot;;MOD(-[.$A324];[.C$1]))" office:value-type="float" office:value="0" calcext:value-type="float">
            <text:p>0</text:p>
          </table:table-cell>
          <table:table-cell table:formula="of:=IF(MOD(-[.$A324];[.D$1])=[.D$3];&quot;XXX&quot;;MOD(-[.$A324];[.D$1]))" office:value-type="float" office:value="336" calcext:value-type="float">
            <text:p>336</text:p>
          </table:table-cell>
          <table:table-cell table:formula="of:=IF(MOD(-[.$A324];[.E$1])=[.E$3];&quot;XXX&quot;;MOD(-[.$A324];[.E$1]))" office:value-type="float" office:value="0" calcext:value-type="float">
            <text:p>0</text:p>
          </table:table-cell>
          <table:table-cell table:formula="of:=IF(MOD(-[.$A324];[.F$1])=[.F$3];&quot;XXX&quot;;MOD(-[.$A324];[.F$1]))" office:value-type="float" office:value="0" calcext:value-type="float">
            <text:p>0</text:p>
          </table:table-cell>
          <table:table-cell table:formula="of:=IF(MOD(-[.$A324];[.G$1])=[.G$3];&quot;XXX&quot;;MOD(-[.$A324];[.G$1]))" office:value-type="float" office:value="0" calcext:value-type="float">
            <text:p>0</text:p>
          </table:table-cell>
          <table:table-cell table:formula="of:=IF(MOD(-[.$A324];[.H$1])=[.H$3];&quot;XXX&quot;;MOD(-[.$A324];[.H$1]))" office:value-type="float" office:value="644" calcext:value-type="float">
            <text:p>644</text:p>
          </table:table-cell>
          <table:table-cell table:formula="of:=IF(MOD(-[.$A324];[.I$1])=[.I$3];&quot;XXX&quot;;MOD(-[.$A324];[.I$1]))" office:value-type="float" office:value="0" calcext:value-type="float">
            <text:p>0</text:p>
          </table:table-cell>
          <table:table-cell table:formula="of:=IF(MOD(-[.$A324];[.J$1])=[.J$3];&quot;XXX&quot;;MOD(-[.$A324];[.J$1]))" office:value-type="float" office:value="0" calcext:value-type="float">
            <text:p>0</text:p>
          </table:table-cell>
        </table:table-row>
        <table:table-row table:style-name="ro1">
          <table:table-cell table:formula="of:=[.A324]+(13*37*461*17*19*739*41*23)" office:value-type="float" office:value="1.6025320926315E+016" calcext:value-type="float">
            <text:p>1.6025320926315E+016</text:p>
          </table:table-cell>
          <table:table-cell table:formula="of:=IF(MOD(-[.$A325];[.B$1])=[.B$3];&quot;XXX&quot;;MOD(-[.$A325];[.B$1]))" office:value-type="string" office:string-value="XXX" calcext:value-type="string">
            <text:p>XXX</text:p>
          </table:table-cell>
          <table:table-cell table:formula="of:=IF(MOD(-[.$A325];[.C$1])=[.C$3];&quot;XXX&quot;;MOD(-[.$A325];[.C$1]))" office:value-type="float" office:value="0" calcext:value-type="float">
            <text:p>0</text:p>
          </table:table-cell>
          <table:table-cell table:formula="of:=IF(MOD(-[.$A325];[.D$1])=[.D$3];&quot;XXX&quot;;MOD(-[.$A325];[.D$1]))" office:value-type="float" office:value="334" calcext:value-type="float">
            <text:p>334</text:p>
          </table:table-cell>
          <table:table-cell table:formula="of:=IF(MOD(-[.$A325];[.E$1])=[.E$3];&quot;XXX&quot;;MOD(-[.$A325];[.E$1]))" office:value-type="float" office:value="0" calcext:value-type="float">
            <text:p>0</text:p>
          </table:table-cell>
          <table:table-cell table:formula="of:=IF(MOD(-[.$A325];[.F$1])=[.F$3];&quot;XXX&quot;;MOD(-[.$A325];[.F$1]))" office:value-type="float" office:value="0" calcext:value-type="float">
            <text:p>0</text:p>
          </table:table-cell>
          <table:table-cell table:formula="of:=IF(MOD(-[.$A325];[.G$1])=[.G$3];&quot;XXX&quot;;MOD(-[.$A325];[.G$1]))" office:value-type="float" office:value="0" calcext:value-type="float">
            <text:p>0</text:p>
          </table:table-cell>
          <table:table-cell table:formula="of:=IF(MOD(-[.$A325];[.H$1])=[.H$3];&quot;XXX&quot;;MOD(-[.$A325];[.H$1]))" office:value-type="float" office:value="644" calcext:value-type="float">
            <text:p>644</text:p>
          </table:table-cell>
          <table:table-cell table:formula="of:=IF(MOD(-[.$A325];[.I$1])=[.I$3];&quot;XXX&quot;;MOD(-[.$A325];[.I$1]))" office:value-type="float" office:value="0" calcext:value-type="float">
            <text:p>0</text:p>
          </table:table-cell>
          <table:table-cell table:formula="of:=IF(MOD(-[.$A325];[.J$1])=[.J$3];&quot;XXX&quot;;MOD(-[.$A325];[.J$1]))" office:value-type="float" office:value="0" calcext:value-type="float">
            <text:p>0</text:p>
          </table:table-cell>
        </table:table-row>
        <table:table-row table:style-name="ro1">
          <table:table-cell table:formula="of:=[.A325]+(13*37*461*17*19*739*41*23)" office:value-type="float" office:value="1.60752328898379E+016" calcext:value-type="float">
            <text:p>1.60752328898379E+016</text:p>
          </table:table-cell>
          <table:table-cell table:formula="of:=IF(MOD(-[.$A326];[.B$1])=[.B$3];&quot;XXX&quot;;MOD(-[.$A326];[.B$1]))" office:value-type="string" office:string-value="XXX" calcext:value-type="string">
            <text:p>XXX</text:p>
          </table:table-cell>
          <table:table-cell table:formula="of:=IF(MOD(-[.$A326];[.C$1])=[.C$3];&quot;XXX&quot;;MOD(-[.$A326];[.C$1]))" office:value-type="float" office:value="0" calcext:value-type="float">
            <text:p>0</text:p>
          </table:table-cell>
          <table:table-cell table:formula="of:=IF(MOD(-[.$A326];[.D$1])=[.D$3];&quot;XXX&quot;;MOD(-[.$A326];[.D$1]))" office:value-type="float" office:value="332" calcext:value-type="float">
            <text:p>332</text:p>
          </table:table-cell>
          <table:table-cell table:formula="of:=IF(MOD(-[.$A326];[.E$1])=[.E$3];&quot;XXX&quot;;MOD(-[.$A326];[.E$1]))" office:value-type="float" office:value="0" calcext:value-type="float">
            <text:p>0</text:p>
          </table:table-cell>
          <table:table-cell table:formula="of:=IF(MOD(-[.$A326];[.F$1])=[.F$3];&quot;XXX&quot;;MOD(-[.$A326];[.F$1]))" office:value-type="float" office:value="0" calcext:value-type="float">
            <text:p>0</text:p>
          </table:table-cell>
          <table:table-cell table:formula="of:=IF(MOD(-[.$A326];[.G$1])=[.G$3];&quot;XXX&quot;;MOD(-[.$A326];[.G$1]))" office:value-type="float" office:value="0" calcext:value-type="float">
            <text:p>0</text:p>
          </table:table-cell>
          <table:table-cell table:formula="of:=IF(MOD(-[.$A326];[.H$1])=[.H$3];&quot;XXX&quot;;MOD(-[.$A326];[.H$1]))" office:value-type="float" office:value="642" calcext:value-type="float">
            <text:p>642</text:p>
          </table:table-cell>
          <table:table-cell table:formula="of:=IF(MOD(-[.$A326];[.I$1])=[.I$3];&quot;XXX&quot;;MOD(-[.$A326];[.I$1]))" office:value-type="float" office:value="0" calcext:value-type="float">
            <text:p>0</text:p>
          </table:table-cell>
          <table:table-cell table:formula="of:=IF(MOD(-[.$A326];[.J$1])=[.J$3];&quot;XXX&quot;;MOD(-[.$A326];[.J$1]))" office:value-type="float" office:value="0" calcext:value-type="float">
            <text:p>0</text:p>
          </table:table-cell>
        </table:table-row>
        <table:table-row table:style-name="ro1">
          <table:table-cell table:formula="of:=[.A326]+(13*37*461*17*19*739*41*23)" office:value-type="float" office:value="1.61251448533607E+016" calcext:value-type="float">
            <text:p>1.61251448533607E+016</text:p>
          </table:table-cell>
          <table:table-cell table:formula="of:=IF(MOD(-[.$A327];[.B$1])=[.B$3];&quot;XXX&quot;;MOD(-[.$A327];[.B$1]))" office:value-type="string" office:string-value="XXX" calcext:value-type="string">
            <text:p>XXX</text:p>
          </table:table-cell>
          <table:table-cell table:formula="of:=IF(MOD(-[.$A327];[.C$1])=[.C$3];&quot;XXX&quot;;MOD(-[.$A327];[.C$1]))" office:value-type="float" office:value="0" calcext:value-type="float">
            <text:p>0</text:p>
          </table:table-cell>
          <table:table-cell table:formula="of:=IF(MOD(-[.$A327];[.D$1])=[.D$3];&quot;XXX&quot;;MOD(-[.$A327];[.D$1]))" office:value-type="float" office:value="332" calcext:value-type="float">
            <text:p>332</text:p>
          </table:table-cell>
          <table:table-cell table:formula="of:=IF(MOD(-[.$A327];[.E$1])=[.E$3];&quot;XXX&quot;;MOD(-[.$A327];[.E$1]))" office:value-type="float" office:value="0" calcext:value-type="float">
            <text:p>0</text:p>
          </table:table-cell>
          <table:table-cell table:formula="of:=IF(MOD(-[.$A327];[.F$1])=[.F$3];&quot;XXX&quot;;MOD(-[.$A327];[.F$1]))" office:value-type="float" office:value="0" calcext:value-type="float">
            <text:p>0</text:p>
          </table:table-cell>
          <table:table-cell table:formula="of:=IF(MOD(-[.$A327];[.G$1])=[.G$3];&quot;XXX&quot;;MOD(-[.$A327];[.G$1]))" office:value-type="float" office:value="0" calcext:value-type="float">
            <text:p>0</text:p>
          </table:table-cell>
          <table:table-cell table:formula="of:=IF(MOD(-[.$A327];[.H$1])=[.H$3];&quot;XXX&quot;;MOD(-[.$A327];[.H$1]))" office:value-type="float" office:value="640" calcext:value-type="float">
            <text:p>640</text:p>
          </table:table-cell>
          <table:table-cell table:formula="of:=IF(MOD(-[.$A327];[.I$1])=[.I$3];&quot;XXX&quot;;MOD(-[.$A327];[.I$1]))" office:value-type="float" office:value="0" calcext:value-type="float">
            <text:p>0</text:p>
          </table:table-cell>
          <table:table-cell table:formula="of:=IF(MOD(-[.$A327];[.J$1])=[.J$3];&quot;XXX&quot;;MOD(-[.$A327];[.J$1]))" office:value-type="float" office:value="0" calcext:value-type="float">
            <text:p>0</text:p>
          </table:table-cell>
        </table:table-row>
        <table:table-row table:style-name="ro1">
          <table:table-cell table:formula="of:=[.A327]+(13*37*461*17*19*739*41*23)" office:value-type="float" office:value="1.61750568168835E+016" calcext:value-type="float">
            <text:p>1.61750568168835E+016</text:p>
          </table:table-cell>
          <table:table-cell table:formula="of:=IF(MOD(-[.$A328];[.B$1])=[.B$3];&quot;XXX&quot;;MOD(-[.$A328];[.B$1]))" office:value-type="string" office:string-value="XXX" calcext:value-type="string">
            <text:p>XXX</text:p>
          </table:table-cell>
          <table:table-cell table:formula="of:=IF(MOD(-[.$A328];[.C$1])=[.C$3];&quot;XXX&quot;;MOD(-[.$A328];[.C$1]))" office:value-type="float" office:value="0" calcext:value-type="float">
            <text:p>0</text:p>
          </table:table-cell>
          <table:table-cell table:formula="of:=IF(MOD(-[.$A328];[.D$1])=[.D$3];&quot;XXX&quot;;MOD(-[.$A328];[.D$1]))" office:value-type="float" office:value="332" calcext:value-type="float">
            <text:p>332</text:p>
          </table:table-cell>
          <table:table-cell table:formula="of:=IF(MOD(-[.$A328];[.E$1])=[.E$3];&quot;XXX&quot;;MOD(-[.$A328];[.E$1]))" office:value-type="float" office:value="0" calcext:value-type="float">
            <text:p>0</text:p>
          </table:table-cell>
          <table:table-cell table:formula="of:=IF(MOD(-[.$A328];[.F$1])=[.F$3];&quot;XXX&quot;;MOD(-[.$A328];[.F$1]))" office:value-type="float" office:value="0" calcext:value-type="float">
            <text:p>0</text:p>
          </table:table-cell>
          <table:table-cell table:formula="of:=IF(MOD(-[.$A328];[.G$1])=[.G$3];&quot;XXX&quot;;MOD(-[.$A328];[.G$1]))" office:value-type="float" office:value="0" calcext:value-type="float">
            <text:p>0</text:p>
          </table:table-cell>
          <table:table-cell table:formula="of:=IF(MOD(-[.$A328];[.H$1])=[.H$3];&quot;XXX&quot;;MOD(-[.$A328];[.H$1]))" office:value-type="float" office:value="640" calcext:value-type="float">
            <text:p>640</text:p>
          </table:table-cell>
          <table:table-cell table:formula="of:=IF(MOD(-[.$A328];[.I$1])=[.I$3];&quot;XXX&quot;;MOD(-[.$A328];[.I$1]))" office:value-type="float" office:value="0" calcext:value-type="float">
            <text:p>0</text:p>
          </table:table-cell>
          <table:table-cell table:formula="of:=IF(MOD(-[.$A328];[.J$1])=[.J$3];&quot;XXX&quot;;MOD(-[.$A328];[.J$1]))" office:value-type="float" office:value="0" calcext:value-type="float">
            <text:p>0</text:p>
          </table:table-cell>
        </table:table-row>
        <table:table-row table:style-name="ro1">
          <table:table-cell table:formula="of:=[.A328]+(13*37*461*17*19*739*41*23)" office:value-type="float" office:value="1.62249687804063E+016" calcext:value-type="float">
            <text:p>1.62249687804063E+016</text:p>
          </table:table-cell>
          <table:table-cell table:formula="of:=IF(MOD(-[.$A329];[.B$1])=[.B$3];&quot;XXX&quot;;MOD(-[.$A329];[.B$1]))" office:value-type="string" office:string-value="XXX" calcext:value-type="string">
            <text:p>XXX</text:p>
          </table:table-cell>
          <table:table-cell table:formula="of:=IF(MOD(-[.$A329];[.C$1])=[.C$3];&quot;XXX&quot;;MOD(-[.$A329];[.C$1]))" office:value-type="float" office:value="0" calcext:value-type="float">
            <text:p>0</text:p>
          </table:table-cell>
          <table:table-cell table:formula="of:=IF(MOD(-[.$A329];[.D$1])=[.D$3];&quot;XXX&quot;;MOD(-[.$A329];[.D$1]))" office:value-type="float" office:value="330" calcext:value-type="float">
            <text:p>330</text:p>
          </table:table-cell>
          <table:table-cell table:formula="of:=IF(MOD(-[.$A329];[.E$1])=[.E$3];&quot;XXX&quot;;MOD(-[.$A329];[.E$1]))" office:value-type="float" office:value="0" calcext:value-type="float">
            <text:p>0</text:p>
          </table:table-cell>
          <table:table-cell table:formula="of:=IF(MOD(-[.$A329];[.F$1])=[.F$3];&quot;XXX&quot;;MOD(-[.$A329];[.F$1]))" office:value-type="float" office:value="0" calcext:value-type="float">
            <text:p>0</text:p>
          </table:table-cell>
          <table:table-cell table:formula="of:=IF(MOD(-[.$A329];[.G$1])=[.G$3];&quot;XXX&quot;;MOD(-[.$A329];[.G$1]))" office:value-type="float" office:value="0" calcext:value-type="float">
            <text:p>0</text:p>
          </table:table-cell>
          <table:table-cell table:formula="of:=IF(MOD(-[.$A329];[.H$1])=[.H$3];&quot;XXX&quot;;MOD(-[.$A329];[.H$1]))" office:value-type="float" office:value="640" calcext:value-type="float">
            <text:p>640</text:p>
          </table:table-cell>
          <table:table-cell table:formula="of:=IF(MOD(-[.$A329];[.I$1])=[.I$3];&quot;XXX&quot;;MOD(-[.$A329];[.I$1]))" office:value-type="float" office:value="0" calcext:value-type="float">
            <text:p>0</text:p>
          </table:table-cell>
          <table:table-cell table:formula="of:=IF(MOD(-[.$A329];[.J$1])=[.J$3];&quot;XXX&quot;;MOD(-[.$A329];[.J$1]))" office:value-type="float" office:value="0" calcext:value-type="float">
            <text:p>0</text:p>
          </table:table-cell>
        </table:table-row>
        <table:table-row table:style-name="ro1">
          <table:table-cell table:formula="of:=[.A329]+(13*37*461*17*19*739*41*23)" office:value-type="float" office:value="1.62748807439291E+016" calcext:value-type="float">
            <text:p>1.62748807439291E+016</text:p>
          </table:table-cell>
          <table:table-cell table:formula="of:=IF(MOD(-[.$A330];[.B$1])=[.B$3];&quot;XXX&quot;;MOD(-[.$A330];[.B$1]))" office:value-type="string" office:string-value="XXX" calcext:value-type="string">
            <text:p>XXX</text:p>
          </table:table-cell>
          <table:table-cell table:formula="of:=IF(MOD(-[.$A330];[.C$1])=[.C$3];&quot;XXX&quot;;MOD(-[.$A330];[.C$1]))" office:value-type="float" office:value="0" calcext:value-type="float">
            <text:p>0</text:p>
          </table:table-cell>
          <table:table-cell table:formula="of:=IF(MOD(-[.$A330];[.D$1])=[.D$3];&quot;XXX&quot;;MOD(-[.$A330];[.D$1]))" office:value-type="float" office:value="328" calcext:value-type="float">
            <text:p>328</text:p>
          </table:table-cell>
          <table:table-cell table:formula="of:=IF(MOD(-[.$A330];[.E$1])=[.E$3];&quot;XXX&quot;;MOD(-[.$A330];[.E$1]))" office:value-type="float" office:value="0" calcext:value-type="float">
            <text:p>0</text:p>
          </table:table-cell>
          <table:table-cell table:formula="of:=IF(MOD(-[.$A330];[.F$1])=[.F$3];&quot;XXX&quot;;MOD(-[.$A330];[.F$1]))" office:value-type="float" office:value="0" calcext:value-type="float">
            <text:p>0</text:p>
          </table:table-cell>
          <table:table-cell table:formula="of:=IF(MOD(-[.$A330];[.G$1])=[.G$3];&quot;XXX&quot;;MOD(-[.$A330];[.G$1]))" office:value-type="float" office:value="0" calcext:value-type="float">
            <text:p>0</text:p>
          </table:table-cell>
          <table:table-cell table:formula="of:=IF(MOD(-[.$A330];[.H$1])=[.H$3];&quot;XXX&quot;;MOD(-[.$A330];[.H$1]))" office:value-type="float" office:value="638" calcext:value-type="float">
            <text:p>638</text:p>
          </table:table-cell>
          <table:table-cell table:formula="of:=IF(MOD(-[.$A330];[.I$1])=[.I$3];&quot;XXX&quot;;MOD(-[.$A330];[.I$1]))" office:value-type="float" office:value="0" calcext:value-type="float">
            <text:p>0</text:p>
          </table:table-cell>
          <table:table-cell table:formula="of:=IF(MOD(-[.$A330];[.J$1])=[.J$3];&quot;XXX&quot;;MOD(-[.$A330];[.J$1]))" office:value-type="float" office:value="0" calcext:value-type="float">
            <text:p>0</text:p>
          </table:table-cell>
        </table:table-row>
        <table:table-row table:style-name="ro1">
          <table:table-cell table:formula="of:=[.A330]+(13*37*461*17*19*739*41*23)" office:value-type="float" office:value="1.63247927074519E+016" calcext:value-type="float">
            <text:p>1.63247927074519E+016</text:p>
          </table:table-cell>
          <table:table-cell table:formula="of:=IF(MOD(-[.$A331];[.B$1])=[.B$3];&quot;XXX&quot;;MOD(-[.$A331];[.B$1]))" office:value-type="string" office:string-value="XXX" calcext:value-type="string">
            <text:p>XXX</text:p>
          </table:table-cell>
          <table:table-cell table:formula="of:=IF(MOD(-[.$A331];[.C$1])=[.C$3];&quot;XXX&quot;;MOD(-[.$A331];[.C$1]))" office:value-type="float" office:value="0" calcext:value-type="float">
            <text:p>0</text:p>
          </table:table-cell>
          <table:table-cell table:formula="of:=IF(MOD(-[.$A331];[.D$1])=[.D$3];&quot;XXX&quot;;MOD(-[.$A331];[.D$1]))" office:value-type="float" office:value="328" calcext:value-type="float">
            <text:p>328</text:p>
          </table:table-cell>
          <table:table-cell table:formula="of:=IF(MOD(-[.$A331];[.E$1])=[.E$3];&quot;XXX&quot;;MOD(-[.$A331];[.E$1]))" office:value-type="float" office:value="0" calcext:value-type="float">
            <text:p>0</text:p>
          </table:table-cell>
          <table:table-cell table:formula="of:=IF(MOD(-[.$A331];[.F$1])=[.F$3];&quot;XXX&quot;;MOD(-[.$A331];[.F$1]))" office:value-type="float" office:value="0" calcext:value-type="float">
            <text:p>0</text:p>
          </table:table-cell>
          <table:table-cell table:formula="of:=IF(MOD(-[.$A331];[.G$1])=[.G$3];&quot;XXX&quot;;MOD(-[.$A331];[.G$1]))" office:value-type="float" office:value="0" calcext:value-type="float">
            <text:p>0</text:p>
          </table:table-cell>
          <table:table-cell table:formula="of:=IF(MOD(-[.$A331];[.H$1])=[.H$3];&quot;XXX&quot;;MOD(-[.$A331];[.H$1]))" office:value-type="float" office:value="636" calcext:value-type="float">
            <text:p>636</text:p>
          </table:table-cell>
          <table:table-cell table:formula="of:=IF(MOD(-[.$A331];[.I$1])=[.I$3];&quot;XXX&quot;;MOD(-[.$A331];[.I$1]))" office:value-type="float" office:value="0" calcext:value-type="float">
            <text:p>0</text:p>
          </table:table-cell>
          <table:table-cell table:formula="of:=IF(MOD(-[.$A331];[.J$1])=[.J$3];&quot;XXX&quot;;MOD(-[.$A331];[.J$1]))" office:value-type="float" office:value="0" calcext:value-type="float">
            <text:p>0</text:p>
          </table:table-cell>
        </table:table-row>
        <table:table-row table:style-name="ro1">
          <table:table-cell table:formula="of:=[.A331]+(13*37*461*17*19*739*41*23)" office:value-type="float" office:value="1.63747046709747E+016" calcext:value-type="float">
            <text:p>1.63747046709747E+016</text:p>
          </table:table-cell>
          <table:table-cell table:formula="of:=IF(MOD(-[.$A332];[.B$1])=[.B$3];&quot;XXX&quot;;MOD(-[.$A332];[.B$1]))" office:value-type="string" office:string-value="XXX" calcext:value-type="string">
            <text:p>XXX</text:p>
          </table:table-cell>
          <table:table-cell table:formula="of:=IF(MOD(-[.$A332];[.C$1])=[.C$3];&quot;XXX&quot;;MOD(-[.$A332];[.C$1]))" office:value-type="float" office:value="0" calcext:value-type="float">
            <text:p>0</text:p>
          </table:table-cell>
          <table:table-cell table:formula="of:=IF(MOD(-[.$A332];[.D$1])=[.D$3];&quot;XXX&quot;;MOD(-[.$A332];[.D$1]))" office:value-type="float" office:value="328" calcext:value-type="float">
            <text:p>328</text:p>
          </table:table-cell>
          <table:table-cell table:formula="of:=IF(MOD(-[.$A332];[.E$1])=[.E$3];&quot;XXX&quot;;MOD(-[.$A332];[.E$1]))" office:value-type="float" office:value="0" calcext:value-type="float">
            <text:p>0</text:p>
          </table:table-cell>
          <table:table-cell table:formula="of:=IF(MOD(-[.$A332];[.F$1])=[.F$3];&quot;XXX&quot;;MOD(-[.$A332];[.F$1]))" office:value-type="float" office:value="0" calcext:value-type="float">
            <text:p>0</text:p>
          </table:table-cell>
          <table:table-cell table:formula="of:=IF(MOD(-[.$A332];[.G$1])=[.G$3];&quot;XXX&quot;;MOD(-[.$A332];[.G$1]))" office:value-type="float" office:value="0" calcext:value-type="float">
            <text:p>0</text:p>
          </table:table-cell>
          <table:table-cell table:formula="of:=IF(MOD(-[.$A332];[.H$1])=[.H$3];&quot;XXX&quot;;MOD(-[.$A332];[.H$1]))" office:value-type="float" office:value="636" calcext:value-type="float">
            <text:p>636</text:p>
          </table:table-cell>
          <table:table-cell table:formula="of:=IF(MOD(-[.$A332];[.I$1])=[.I$3];&quot;XXX&quot;;MOD(-[.$A332];[.I$1]))" office:value-type="float" office:value="0" calcext:value-type="float">
            <text:p>0</text:p>
          </table:table-cell>
          <table:table-cell table:formula="of:=IF(MOD(-[.$A332];[.J$1])=[.J$3];&quot;XXX&quot;;MOD(-[.$A332];[.J$1]))" office:value-type="float" office:value="0" calcext:value-type="float">
            <text:p>0</text:p>
          </table:table-cell>
        </table:table-row>
        <table:table-row table:style-name="ro1">
          <table:table-cell table:formula="of:=[.A332]+(13*37*461*17*19*739*41*23)" office:value-type="float" office:value="1.64246166344975E+016" calcext:value-type="float">
            <text:p>1.64246166344975E+016</text:p>
          </table:table-cell>
          <table:table-cell table:formula="of:=IF(MOD(-[.$A333];[.B$1])=[.B$3];&quot;XXX&quot;;MOD(-[.$A333];[.B$1]))" office:value-type="string" office:string-value="XXX" calcext:value-type="string">
            <text:p>XXX</text:p>
          </table:table-cell>
          <table:table-cell table:formula="of:=IF(MOD(-[.$A333];[.C$1])=[.C$3];&quot;XXX&quot;;MOD(-[.$A333];[.C$1]))" office:value-type="float" office:value="0" calcext:value-type="float">
            <text:p>0</text:p>
          </table:table-cell>
          <table:table-cell table:formula="of:=IF(MOD(-[.$A333];[.D$1])=[.D$3];&quot;XXX&quot;;MOD(-[.$A333];[.D$1]))" office:value-type="float" office:value="326" calcext:value-type="float">
            <text:p>326</text:p>
          </table:table-cell>
          <table:table-cell table:formula="of:=IF(MOD(-[.$A333];[.E$1])=[.E$3];&quot;XXX&quot;;MOD(-[.$A333];[.E$1]))" office:value-type="float" office:value="0" calcext:value-type="float">
            <text:p>0</text:p>
          </table:table-cell>
          <table:table-cell table:formula="of:=IF(MOD(-[.$A333];[.F$1])=[.F$3];&quot;XXX&quot;;MOD(-[.$A333];[.F$1]))" office:value-type="float" office:value="0" calcext:value-type="float">
            <text:p>0</text:p>
          </table:table-cell>
          <table:table-cell table:formula="of:=IF(MOD(-[.$A333];[.G$1])=[.G$3];&quot;XXX&quot;;MOD(-[.$A333];[.G$1]))" office:value-type="float" office:value="0" calcext:value-type="float">
            <text:p>0</text:p>
          </table:table-cell>
          <table:table-cell table:formula="of:=IF(MOD(-[.$A333];[.H$1])=[.H$3];&quot;XXX&quot;;MOD(-[.$A333];[.H$1]))" office:value-type="float" office:value="636" calcext:value-type="float">
            <text:p>636</text:p>
          </table:table-cell>
          <table:table-cell table:formula="of:=IF(MOD(-[.$A333];[.I$1])=[.I$3];&quot;XXX&quot;;MOD(-[.$A333];[.I$1]))" office:value-type="float" office:value="0" calcext:value-type="float">
            <text:p>0</text:p>
          </table:table-cell>
          <table:table-cell table:formula="of:=IF(MOD(-[.$A333];[.J$1])=[.J$3];&quot;XXX&quot;;MOD(-[.$A333];[.J$1]))" office:value-type="float" office:value="0" calcext:value-type="float">
            <text:p>0</text:p>
          </table:table-cell>
        </table:table-row>
        <table:table-row table:style-name="ro1">
          <table:table-cell table:formula="of:=[.A333]+(13*37*461*17*19*739*41*23)" office:value-type="float" office:value="1.64745285980204E+016" calcext:value-type="float">
            <text:p>1.64745285980204E+016</text:p>
          </table:table-cell>
          <table:table-cell table:formula="of:=IF(MOD(-[.$A334];[.B$1])=[.B$3];&quot;XXX&quot;;MOD(-[.$A334];[.B$1]))" office:value-type="string" office:string-value="XXX" calcext:value-type="string">
            <text:p>XXX</text:p>
          </table:table-cell>
          <table:table-cell table:formula="of:=IF(MOD(-[.$A334];[.C$1])=[.C$3];&quot;XXX&quot;;MOD(-[.$A334];[.C$1]))" office:value-type="float" office:value="0" calcext:value-type="float">
            <text:p>0</text:p>
          </table:table-cell>
          <table:table-cell table:formula="of:=IF(MOD(-[.$A334];[.D$1])=[.D$3];&quot;XXX&quot;;MOD(-[.$A334];[.D$1]))" office:value-type="float" office:value="324" calcext:value-type="float">
            <text:p>324</text:p>
          </table:table-cell>
          <table:table-cell table:formula="of:=IF(MOD(-[.$A334];[.E$1])=[.E$3];&quot;XXX&quot;;MOD(-[.$A334];[.E$1]))" office:value-type="float" office:value="0" calcext:value-type="float">
            <text:p>0</text:p>
          </table:table-cell>
          <table:table-cell table:formula="of:=IF(MOD(-[.$A334];[.F$1])=[.F$3];&quot;XXX&quot;;MOD(-[.$A334];[.F$1]))" office:value-type="float" office:value="0" calcext:value-type="float">
            <text:p>0</text:p>
          </table:table-cell>
          <table:table-cell table:formula="of:=IF(MOD(-[.$A334];[.G$1])=[.G$3];&quot;XXX&quot;;MOD(-[.$A334];[.G$1]))" office:value-type="float" office:value="0" calcext:value-type="float">
            <text:p>0</text:p>
          </table:table-cell>
          <table:table-cell table:formula="of:=IF(MOD(-[.$A334];[.H$1])=[.H$3];&quot;XXX&quot;;MOD(-[.$A334];[.H$1]))" office:value-type="float" office:value="634" calcext:value-type="float">
            <text:p>634</text:p>
          </table:table-cell>
          <table:table-cell table:formula="of:=IF(MOD(-[.$A334];[.I$1])=[.I$3];&quot;XXX&quot;;MOD(-[.$A334];[.I$1]))" office:value-type="float" office:value="0" calcext:value-type="float">
            <text:p>0</text:p>
          </table:table-cell>
          <table:table-cell table:formula="of:=IF(MOD(-[.$A334];[.J$1])=[.J$3];&quot;XXX&quot;;MOD(-[.$A334];[.J$1]))" office:value-type="float" office:value="0" calcext:value-type="float">
            <text:p>0</text:p>
          </table:table-cell>
        </table:table-row>
        <table:table-row table:style-name="ro1">
          <table:table-cell table:formula="of:=[.A334]+(13*37*461*17*19*739*41*23)" office:value-type="float" office:value="1.65244405615432E+016" calcext:value-type="float">
            <text:p>1.65244405615432E+016</text:p>
          </table:table-cell>
          <table:table-cell table:formula="of:=IF(MOD(-[.$A335];[.B$1])=[.B$3];&quot;XXX&quot;;MOD(-[.$A335];[.B$1]))" office:value-type="string" office:string-value="XXX" calcext:value-type="string">
            <text:p>XXX</text:p>
          </table:table-cell>
          <table:table-cell table:formula="of:=IF(MOD(-[.$A335];[.C$1])=[.C$3];&quot;XXX&quot;;MOD(-[.$A335];[.C$1]))" office:value-type="float" office:value="0" calcext:value-type="float">
            <text:p>0</text:p>
          </table:table-cell>
          <table:table-cell table:formula="of:=IF(MOD(-[.$A335];[.D$1])=[.D$3];&quot;XXX&quot;;MOD(-[.$A335];[.D$1]))" office:value-type="float" office:value="324" calcext:value-type="float">
            <text:p>324</text:p>
          </table:table-cell>
          <table:table-cell table:formula="of:=IF(MOD(-[.$A335];[.E$1])=[.E$3];&quot;XXX&quot;;MOD(-[.$A335];[.E$1]))" office:value-type="float" office:value="0" calcext:value-type="float">
            <text:p>0</text:p>
          </table:table-cell>
          <table:table-cell table:formula="of:=IF(MOD(-[.$A335];[.F$1])=[.F$3];&quot;XXX&quot;;MOD(-[.$A335];[.F$1]))" office:value-type="float" office:value="0" calcext:value-type="float">
            <text:p>0</text:p>
          </table:table-cell>
          <table:table-cell table:formula="of:=IF(MOD(-[.$A335];[.G$1])=[.G$3];&quot;XXX&quot;;MOD(-[.$A335];[.G$1]))" office:value-type="float" office:value="0" calcext:value-type="float">
            <text:p>0</text:p>
          </table:table-cell>
          <table:table-cell table:formula="of:=IF(MOD(-[.$A335];[.H$1])=[.H$3];&quot;XXX&quot;;MOD(-[.$A335];[.H$1]))" office:value-type="float" office:value="632" calcext:value-type="float">
            <text:p>632</text:p>
          </table:table-cell>
          <table:table-cell table:formula="of:=IF(MOD(-[.$A335];[.I$1])=[.I$3];&quot;XXX&quot;;MOD(-[.$A335];[.I$1]))" office:value-type="float" office:value="0" calcext:value-type="float">
            <text:p>0</text:p>
          </table:table-cell>
          <table:table-cell table:formula="of:=IF(MOD(-[.$A335];[.J$1])=[.J$3];&quot;XXX&quot;;MOD(-[.$A335];[.J$1]))" office:value-type="float" office:value="0" calcext:value-type="float">
            <text:p>0</text:p>
          </table:table-cell>
        </table:table-row>
        <table:table-row table:style-name="ro1">
          <table:table-cell table:formula="of:=[.A335]+(13*37*461*17*19*739*41*23)" office:value-type="float" office:value="1.6574352525066E+016" calcext:value-type="float">
            <text:p>1.6574352525066E+016</text:p>
          </table:table-cell>
          <table:table-cell table:formula="of:=IF(MOD(-[.$A336];[.B$1])=[.B$3];&quot;XXX&quot;;MOD(-[.$A336];[.B$1]))" office:value-type="string" office:string-value="XXX" calcext:value-type="string">
            <text:p>XXX</text:p>
          </table:table-cell>
          <table:table-cell table:formula="of:=IF(MOD(-[.$A336];[.C$1])=[.C$3];&quot;XXX&quot;;MOD(-[.$A336];[.C$1]))" office:value-type="float" office:value="0" calcext:value-type="float">
            <text:p>0</text:p>
          </table:table-cell>
          <table:table-cell table:formula="of:=IF(MOD(-[.$A336];[.D$1])=[.D$3];&quot;XXX&quot;;MOD(-[.$A336];[.D$1]))" office:value-type="float" office:value="324" calcext:value-type="float">
            <text:p>324</text:p>
          </table:table-cell>
          <table:table-cell table:formula="of:=IF(MOD(-[.$A336];[.E$1])=[.E$3];&quot;XXX&quot;;MOD(-[.$A336];[.E$1]))" office:value-type="float" office:value="0" calcext:value-type="float">
            <text:p>0</text:p>
          </table:table-cell>
          <table:table-cell table:formula="of:=IF(MOD(-[.$A336];[.F$1])=[.F$3];&quot;XXX&quot;;MOD(-[.$A336];[.F$1]))" office:value-type="float" office:value="0" calcext:value-type="float">
            <text:p>0</text:p>
          </table:table-cell>
          <table:table-cell table:formula="of:=IF(MOD(-[.$A336];[.G$1])=[.G$3];&quot;XXX&quot;;MOD(-[.$A336];[.G$1]))" office:value-type="float" office:value="0" calcext:value-type="float">
            <text:p>0</text:p>
          </table:table-cell>
          <table:table-cell table:formula="of:=IF(MOD(-[.$A336];[.H$1])=[.H$3];&quot;XXX&quot;;MOD(-[.$A336];[.H$1]))" office:value-type="float" office:value="632" calcext:value-type="float">
            <text:p>632</text:p>
          </table:table-cell>
          <table:table-cell table:formula="of:=IF(MOD(-[.$A336];[.I$1])=[.I$3];&quot;XXX&quot;;MOD(-[.$A336];[.I$1]))" office:value-type="float" office:value="0" calcext:value-type="float">
            <text:p>0</text:p>
          </table:table-cell>
          <table:table-cell table:formula="of:=IF(MOD(-[.$A336];[.J$1])=[.J$3];&quot;XXX&quot;;MOD(-[.$A336];[.J$1]))" office:value-type="float" office:value="0" calcext:value-type="float">
            <text:p>0</text:p>
          </table:table-cell>
        </table:table-row>
        <table:table-row table:style-name="ro1">
          <table:table-cell table:formula="of:=[.A336]+(13*37*461*17*19*739*41*23)" office:value-type="float" office:value="1.66242644885888E+016" calcext:value-type="float">
            <text:p>1.66242644885888E+016</text:p>
          </table:table-cell>
          <table:table-cell table:formula="of:=IF(MOD(-[.$A337];[.B$1])=[.B$3];&quot;XXX&quot;;MOD(-[.$A337];[.B$1]))" office:value-type="string" office:string-value="XXX" calcext:value-type="string">
            <text:p>XXX</text:p>
          </table:table-cell>
          <table:table-cell table:formula="of:=IF(MOD(-[.$A337];[.C$1])=[.C$3];&quot;XXX&quot;;MOD(-[.$A337];[.C$1]))" office:value-type="float" office:value="0" calcext:value-type="float">
            <text:p>0</text:p>
          </table:table-cell>
          <table:table-cell table:formula="of:=IF(MOD(-[.$A337];[.D$1])=[.D$3];&quot;XXX&quot;;MOD(-[.$A337];[.D$1]))" office:value-type="float" office:value="322" calcext:value-type="float">
            <text:p>322</text:p>
          </table:table-cell>
          <table:table-cell table:formula="of:=IF(MOD(-[.$A337];[.E$1])=[.E$3];&quot;XXX&quot;;MOD(-[.$A337];[.E$1]))" office:value-type="float" office:value="0" calcext:value-type="float">
            <text:p>0</text:p>
          </table:table-cell>
          <table:table-cell table:formula="of:=IF(MOD(-[.$A337];[.F$1])=[.F$3];&quot;XXX&quot;;MOD(-[.$A337];[.F$1]))" office:value-type="float" office:value="0" calcext:value-type="float">
            <text:p>0</text:p>
          </table:table-cell>
          <table:table-cell table:formula="of:=IF(MOD(-[.$A337];[.G$1])=[.G$3];&quot;XXX&quot;;MOD(-[.$A337];[.G$1]))" office:value-type="float" office:value="0" calcext:value-type="float">
            <text:p>0</text:p>
          </table:table-cell>
          <table:table-cell table:formula="of:=IF(MOD(-[.$A337];[.H$1])=[.H$3];&quot;XXX&quot;;MOD(-[.$A337];[.H$1]))" office:value-type="float" office:value="632" calcext:value-type="float">
            <text:p>632</text:p>
          </table:table-cell>
          <table:table-cell table:formula="of:=IF(MOD(-[.$A337];[.I$1])=[.I$3];&quot;XXX&quot;;MOD(-[.$A337];[.I$1]))" office:value-type="float" office:value="0" calcext:value-type="float">
            <text:p>0</text:p>
          </table:table-cell>
          <table:table-cell table:formula="of:=IF(MOD(-[.$A337];[.J$1])=[.J$3];&quot;XXX&quot;;MOD(-[.$A337];[.J$1]))" office:value-type="float" office:value="0" calcext:value-type="float">
            <text:p>0</text:p>
          </table:table-cell>
        </table:table-row>
        <table:table-row table:style-name="ro1">
          <table:table-cell table:formula="of:=[.A337]+(13*37*461*17*19*739*41*23)" office:value-type="float" office:value="1.66741764521116E+016" calcext:value-type="float">
            <text:p>1.66741764521116E+016</text:p>
          </table:table-cell>
          <table:table-cell table:formula="of:=IF(MOD(-[.$A338];[.B$1])=[.B$3];&quot;XXX&quot;;MOD(-[.$A338];[.B$1]))" office:value-type="string" office:string-value="XXX" calcext:value-type="string">
            <text:p>XXX</text:p>
          </table:table-cell>
          <table:table-cell table:formula="of:=IF(MOD(-[.$A338];[.C$1])=[.C$3];&quot;XXX&quot;;MOD(-[.$A338];[.C$1]))" office:value-type="float" office:value="0" calcext:value-type="float">
            <text:p>0</text:p>
          </table:table-cell>
          <table:table-cell table:formula="of:=IF(MOD(-[.$A338];[.D$1])=[.D$3];&quot;XXX&quot;;MOD(-[.$A338];[.D$1]))" office:value-type="float" office:value="320" calcext:value-type="float">
            <text:p>320</text:p>
          </table:table-cell>
          <table:table-cell table:formula="of:=IF(MOD(-[.$A338];[.E$1])=[.E$3];&quot;XXX&quot;;MOD(-[.$A338];[.E$1]))" office:value-type="float" office:value="0" calcext:value-type="float">
            <text:p>0</text:p>
          </table:table-cell>
          <table:table-cell table:formula="of:=IF(MOD(-[.$A338];[.F$1])=[.F$3];&quot;XXX&quot;;MOD(-[.$A338];[.F$1]))" office:value-type="float" office:value="0" calcext:value-type="float">
            <text:p>0</text:p>
          </table:table-cell>
          <table:table-cell table:formula="of:=IF(MOD(-[.$A338];[.G$1])=[.G$3];&quot;XXX&quot;;MOD(-[.$A338];[.G$1]))" office:value-type="float" office:value="0" calcext:value-type="float">
            <text:p>0</text:p>
          </table:table-cell>
          <table:table-cell table:formula="of:=IF(MOD(-[.$A338];[.H$1])=[.H$3];&quot;XXX&quot;;MOD(-[.$A338];[.H$1]))" office:value-type="float" office:value="630" calcext:value-type="float">
            <text:p>630</text:p>
          </table:table-cell>
          <table:table-cell table:formula="of:=IF(MOD(-[.$A338];[.I$1])=[.I$3];&quot;XXX&quot;;MOD(-[.$A338];[.I$1]))" office:value-type="float" office:value="0" calcext:value-type="float">
            <text:p>0</text:p>
          </table:table-cell>
          <table:table-cell table:formula="of:=IF(MOD(-[.$A338];[.J$1])=[.J$3];&quot;XXX&quot;;MOD(-[.$A338];[.J$1]))" office:value-type="float" office:value="0" calcext:value-type="float">
            <text:p>0</text:p>
          </table:table-cell>
        </table:table-row>
        <table:table-row table:style-name="ro1">
          <table:table-cell table:formula="of:=[.A338]+(13*37*461*17*19*739*41*23)" office:value-type="float" office:value="1.67240884156344E+016" calcext:value-type="float">
            <text:p>1.67240884156344E+016</text:p>
          </table:table-cell>
          <table:table-cell table:formula="of:=IF(MOD(-[.$A339];[.B$1])=[.B$3];&quot;XXX&quot;;MOD(-[.$A339];[.B$1]))" office:value-type="string" office:string-value="XXX" calcext:value-type="string">
            <text:p>XXX</text:p>
          </table:table-cell>
          <table:table-cell table:formula="of:=IF(MOD(-[.$A339];[.C$1])=[.C$3];&quot;XXX&quot;;MOD(-[.$A339];[.C$1]))" office:value-type="float" office:value="0" calcext:value-type="float">
            <text:p>0</text:p>
          </table:table-cell>
          <table:table-cell table:formula="of:=IF(MOD(-[.$A339];[.D$1])=[.D$3];&quot;XXX&quot;;MOD(-[.$A339];[.D$1]))" office:value-type="float" office:value="320" calcext:value-type="float">
            <text:p>320</text:p>
          </table:table-cell>
          <table:table-cell table:formula="of:=IF(MOD(-[.$A339];[.E$1])=[.E$3];&quot;XXX&quot;;MOD(-[.$A339];[.E$1]))" office:value-type="float" office:value="0" calcext:value-type="float">
            <text:p>0</text:p>
          </table:table-cell>
          <table:table-cell table:formula="of:=IF(MOD(-[.$A339];[.F$1])=[.F$3];&quot;XXX&quot;;MOD(-[.$A339];[.F$1]))" office:value-type="float" office:value="0" calcext:value-type="float">
            <text:p>0</text:p>
          </table:table-cell>
          <table:table-cell table:formula="of:=IF(MOD(-[.$A339];[.G$1])=[.G$3];&quot;XXX&quot;;MOD(-[.$A339];[.G$1]))" office:value-type="float" office:value="0" calcext:value-type="float">
            <text:p>0</text:p>
          </table:table-cell>
          <table:table-cell table:formula="of:=IF(MOD(-[.$A339];[.H$1])=[.H$3];&quot;XXX&quot;;MOD(-[.$A339];[.H$1]))" office:value-type="float" office:value="628" calcext:value-type="float">
            <text:p>628</text:p>
          </table:table-cell>
          <table:table-cell table:formula="of:=IF(MOD(-[.$A339];[.I$1])=[.I$3];&quot;XXX&quot;;MOD(-[.$A339];[.I$1]))" office:value-type="float" office:value="0" calcext:value-type="float">
            <text:p>0</text:p>
          </table:table-cell>
          <table:table-cell table:formula="of:=IF(MOD(-[.$A339];[.J$1])=[.J$3];&quot;XXX&quot;;MOD(-[.$A339];[.J$1]))" office:value-type="float" office:value="0" calcext:value-type="float">
            <text:p>0</text:p>
          </table:table-cell>
        </table:table-row>
        <table:table-row table:style-name="ro1">
          <table:table-cell table:formula="of:=[.A339]+(13*37*461*17*19*739*41*23)" office:value-type="float" office:value="1.67740003791572E+016" calcext:value-type="float">
            <text:p>1.67740003791572E+016</text:p>
          </table:table-cell>
          <table:table-cell table:formula="of:=IF(MOD(-[.$A340];[.B$1])=[.B$3];&quot;XXX&quot;;MOD(-[.$A340];[.B$1]))" office:value-type="string" office:string-value="XXX" calcext:value-type="string">
            <text:p>XXX</text:p>
          </table:table-cell>
          <table:table-cell table:formula="of:=IF(MOD(-[.$A340];[.C$1])=[.C$3];&quot;XXX&quot;;MOD(-[.$A340];[.C$1]))" office:value-type="float" office:value="0" calcext:value-type="float">
            <text:p>0</text:p>
          </table:table-cell>
          <table:table-cell table:formula="of:=IF(MOD(-[.$A340];[.D$1])=[.D$3];&quot;XXX&quot;;MOD(-[.$A340];[.D$1]))" office:value-type="float" office:value="320" calcext:value-type="float">
            <text:p>320</text:p>
          </table:table-cell>
          <table:table-cell table:formula="of:=IF(MOD(-[.$A340];[.E$1])=[.E$3];&quot;XXX&quot;;MOD(-[.$A340];[.E$1]))" office:value-type="float" office:value="0" calcext:value-type="float">
            <text:p>0</text:p>
          </table:table-cell>
          <table:table-cell table:formula="of:=IF(MOD(-[.$A340];[.F$1])=[.F$3];&quot;XXX&quot;;MOD(-[.$A340];[.F$1]))" office:value-type="float" office:value="0" calcext:value-type="float">
            <text:p>0</text:p>
          </table:table-cell>
          <table:table-cell table:formula="of:=IF(MOD(-[.$A340];[.G$1])=[.G$3];&quot;XXX&quot;;MOD(-[.$A340];[.G$1]))" office:value-type="float" office:value="0" calcext:value-type="float">
            <text:p>0</text:p>
          </table:table-cell>
          <table:table-cell table:formula="of:=IF(MOD(-[.$A340];[.H$1])=[.H$3];&quot;XXX&quot;;MOD(-[.$A340];[.H$1]))" office:value-type="float" office:value="628" calcext:value-type="float">
            <text:p>628</text:p>
          </table:table-cell>
          <table:table-cell table:formula="of:=IF(MOD(-[.$A340];[.I$1])=[.I$3];&quot;XXX&quot;;MOD(-[.$A340];[.I$1]))" office:value-type="float" office:value="0" calcext:value-type="float">
            <text:p>0</text:p>
          </table:table-cell>
          <table:table-cell table:formula="of:=IF(MOD(-[.$A340];[.J$1])=[.J$3];&quot;XXX&quot;;MOD(-[.$A340];[.J$1]))" office:value-type="float" office:value="0" calcext:value-type="float">
            <text:p>0</text:p>
          </table:table-cell>
        </table:table-row>
        <table:table-row table:style-name="ro1">
          <table:table-cell table:formula="of:=[.A340]+(13*37*461*17*19*739*41*23)" office:value-type="float" office:value="1.682391234268E+016" calcext:value-type="float">
            <text:p>1.682391234268E+016</text:p>
          </table:table-cell>
          <table:table-cell table:formula="of:=IF(MOD(-[.$A341];[.B$1])=[.B$3];&quot;XXX&quot;;MOD(-[.$A341];[.B$1]))" office:value-type="string" office:string-value="XXX" calcext:value-type="string">
            <text:p>XXX</text:p>
          </table:table-cell>
          <table:table-cell table:formula="of:=IF(MOD(-[.$A341];[.C$1])=[.C$3];&quot;XXX&quot;;MOD(-[.$A341];[.C$1]))" office:value-type="float" office:value="0" calcext:value-type="float">
            <text:p>0</text:p>
          </table:table-cell>
          <table:table-cell table:formula="of:=IF(MOD(-[.$A341];[.D$1])=[.D$3];&quot;XXX&quot;;MOD(-[.$A341];[.D$1]))" office:value-type="float" office:value="318" calcext:value-type="float">
            <text:p>318</text:p>
          </table:table-cell>
          <table:table-cell table:formula="of:=IF(MOD(-[.$A341];[.E$1])=[.E$3];&quot;XXX&quot;;MOD(-[.$A341];[.E$1]))" office:value-type="float" office:value="0" calcext:value-type="float">
            <text:p>0</text:p>
          </table:table-cell>
          <table:table-cell table:formula="of:=IF(MOD(-[.$A341];[.F$1])=[.F$3];&quot;XXX&quot;;MOD(-[.$A341];[.F$1]))" office:value-type="float" office:value="0" calcext:value-type="float">
            <text:p>0</text:p>
          </table:table-cell>
          <table:table-cell table:formula="of:=IF(MOD(-[.$A341];[.G$1])=[.G$3];&quot;XXX&quot;;MOD(-[.$A341];[.G$1]))" office:value-type="float" office:value="0" calcext:value-type="float">
            <text:p>0</text:p>
          </table:table-cell>
          <table:table-cell table:formula="of:=IF(MOD(-[.$A341];[.H$1])=[.H$3];&quot;XXX&quot;;MOD(-[.$A341];[.H$1]))" office:value-type="float" office:value="628" calcext:value-type="float">
            <text:p>628</text:p>
          </table:table-cell>
          <table:table-cell table:formula="of:=IF(MOD(-[.$A341];[.I$1])=[.I$3];&quot;XXX&quot;;MOD(-[.$A341];[.I$1]))" office:value-type="float" office:value="0" calcext:value-type="float">
            <text:p>0</text:p>
          </table:table-cell>
          <table:table-cell table:formula="of:=IF(MOD(-[.$A341];[.J$1])=[.J$3];&quot;XXX&quot;;MOD(-[.$A341];[.J$1]))" office:value-type="float" office:value="0" calcext:value-type="float">
            <text:p>0</text:p>
          </table:table-cell>
        </table:table-row>
        <table:table-row table:style-name="ro1">
          <table:table-cell table:formula="of:=[.A341]+(13*37*461*17*19*739*41*23)" office:value-type="float" office:value="1.68738243062029E+016" calcext:value-type="float">
            <text:p>1.68738243062029E+016</text:p>
          </table:table-cell>
          <table:table-cell table:formula="of:=IF(MOD(-[.$A342];[.B$1])=[.B$3];&quot;XXX&quot;;MOD(-[.$A342];[.B$1]))" office:value-type="string" office:string-value="XXX" calcext:value-type="string">
            <text:p>XXX</text:p>
          </table:table-cell>
          <table:table-cell table:formula="of:=IF(MOD(-[.$A342];[.C$1])=[.C$3];&quot;XXX&quot;;MOD(-[.$A342];[.C$1]))" office:value-type="float" office:value="0" calcext:value-type="float">
            <text:p>0</text:p>
          </table:table-cell>
          <table:table-cell table:formula="of:=IF(MOD(-[.$A342];[.D$1])=[.D$3];&quot;XXX&quot;;MOD(-[.$A342];[.D$1]))" office:value-type="float" office:value="316" calcext:value-type="float">
            <text:p>316</text:p>
          </table:table-cell>
          <table:table-cell table:formula="of:=IF(MOD(-[.$A342];[.E$1])=[.E$3];&quot;XXX&quot;;MOD(-[.$A342];[.E$1]))" office:value-type="float" office:value="0" calcext:value-type="float">
            <text:p>0</text:p>
          </table:table-cell>
          <table:table-cell table:formula="of:=IF(MOD(-[.$A342];[.F$1])=[.F$3];&quot;XXX&quot;;MOD(-[.$A342];[.F$1]))" office:value-type="float" office:value="0" calcext:value-type="float">
            <text:p>0</text:p>
          </table:table-cell>
          <table:table-cell table:formula="of:=IF(MOD(-[.$A342];[.G$1])=[.G$3];&quot;XXX&quot;;MOD(-[.$A342];[.G$1]))" office:value-type="float" office:value="0" calcext:value-type="float">
            <text:p>0</text:p>
          </table:table-cell>
          <table:table-cell table:formula="of:=IF(MOD(-[.$A342];[.H$1])=[.H$3];&quot;XXX&quot;;MOD(-[.$A342];[.H$1]))" office:value-type="float" office:value="626" calcext:value-type="float">
            <text:p>626</text:p>
          </table:table-cell>
          <table:table-cell table:formula="of:=IF(MOD(-[.$A342];[.I$1])=[.I$3];&quot;XXX&quot;;MOD(-[.$A342];[.I$1]))" office:value-type="float" office:value="0" calcext:value-type="float">
            <text:p>0</text:p>
          </table:table-cell>
          <table:table-cell table:formula="of:=IF(MOD(-[.$A342];[.J$1])=[.J$3];&quot;XXX&quot;;MOD(-[.$A342];[.J$1]))" office:value-type="float" office:value="0" calcext:value-type="float">
            <text:p>0</text:p>
          </table:table-cell>
        </table:table-row>
        <table:table-row table:style-name="ro1">
          <table:table-cell table:formula="of:=[.A342]+(13*37*461*17*19*739*41*23)" office:value-type="float" office:value="1.69237362697257E+016" calcext:value-type="float">
            <text:p>1.69237362697257E+016</text:p>
          </table:table-cell>
          <table:table-cell table:formula="of:=IF(MOD(-[.$A343];[.B$1])=[.B$3];&quot;XXX&quot;;MOD(-[.$A343];[.B$1]))" office:value-type="string" office:string-value="XXX" calcext:value-type="string">
            <text:p>XXX</text:p>
          </table:table-cell>
          <table:table-cell table:formula="of:=IF(MOD(-[.$A343];[.C$1])=[.C$3];&quot;XXX&quot;;MOD(-[.$A343];[.C$1]))" office:value-type="float" office:value="0" calcext:value-type="float">
            <text:p>0</text:p>
          </table:table-cell>
          <table:table-cell table:formula="of:=IF(MOD(-[.$A343];[.D$1])=[.D$3];&quot;XXX&quot;;MOD(-[.$A343];[.D$1]))" office:value-type="float" office:value="316" calcext:value-type="float">
            <text:p>316</text:p>
          </table:table-cell>
          <table:table-cell table:formula="of:=IF(MOD(-[.$A343];[.E$1])=[.E$3];&quot;XXX&quot;;MOD(-[.$A343];[.E$1]))" office:value-type="float" office:value="0" calcext:value-type="float">
            <text:p>0</text:p>
          </table:table-cell>
          <table:table-cell table:formula="of:=IF(MOD(-[.$A343];[.F$1])=[.F$3];&quot;XXX&quot;;MOD(-[.$A343];[.F$1]))" office:value-type="float" office:value="0" calcext:value-type="float">
            <text:p>0</text:p>
          </table:table-cell>
          <table:table-cell table:formula="of:=IF(MOD(-[.$A343];[.G$1])=[.G$3];&quot;XXX&quot;;MOD(-[.$A343];[.G$1]))" office:value-type="float" office:value="0" calcext:value-type="float">
            <text:p>0</text:p>
          </table:table-cell>
          <table:table-cell table:formula="of:=IF(MOD(-[.$A343];[.H$1])=[.H$3];&quot;XXX&quot;;MOD(-[.$A343];[.H$1]))" office:value-type="float" office:value="624" calcext:value-type="float">
            <text:p>624</text:p>
          </table:table-cell>
          <table:table-cell table:formula="of:=IF(MOD(-[.$A343];[.I$1])=[.I$3];&quot;XXX&quot;;MOD(-[.$A343];[.I$1]))" office:value-type="float" office:value="0" calcext:value-type="float">
            <text:p>0</text:p>
          </table:table-cell>
          <table:table-cell table:formula="of:=IF(MOD(-[.$A343];[.J$1])=[.J$3];&quot;XXX&quot;;MOD(-[.$A343];[.J$1]))" office:value-type="float" office:value="0" calcext:value-type="float">
            <text:p>0</text:p>
          </table:table-cell>
        </table:table-row>
        <table:table-row table:style-name="ro1">
          <table:table-cell table:formula="of:=[.A343]+(13*37*461*17*19*739*41*23)" office:value-type="float" office:value="1.69736482332485E+016" calcext:value-type="float">
            <text:p>1.69736482332485E+016</text:p>
          </table:table-cell>
          <table:table-cell table:formula="of:=IF(MOD(-[.$A344];[.B$1])=[.B$3];&quot;XXX&quot;;MOD(-[.$A344];[.B$1]))" office:value-type="string" office:string-value="XXX" calcext:value-type="string">
            <text:p>XXX</text:p>
          </table:table-cell>
          <table:table-cell table:formula="of:=IF(MOD(-[.$A344];[.C$1])=[.C$3];&quot;XXX&quot;;MOD(-[.$A344];[.C$1]))" office:value-type="float" office:value="0" calcext:value-type="float">
            <text:p>0</text:p>
          </table:table-cell>
          <table:table-cell table:formula="of:=IF(MOD(-[.$A344];[.D$1])=[.D$3];&quot;XXX&quot;;MOD(-[.$A344];[.D$1]))" office:value-type="float" office:value="316" calcext:value-type="float">
            <text:p>316</text:p>
          </table:table-cell>
          <table:table-cell table:formula="of:=IF(MOD(-[.$A344];[.E$1])=[.E$3];&quot;XXX&quot;;MOD(-[.$A344];[.E$1]))" office:value-type="float" office:value="0" calcext:value-type="float">
            <text:p>0</text:p>
          </table:table-cell>
          <table:table-cell table:formula="of:=IF(MOD(-[.$A344];[.F$1])=[.F$3];&quot;XXX&quot;;MOD(-[.$A344];[.F$1]))" office:value-type="float" office:value="0" calcext:value-type="float">
            <text:p>0</text:p>
          </table:table-cell>
          <table:table-cell table:formula="of:=IF(MOD(-[.$A344];[.G$1])=[.G$3];&quot;XXX&quot;;MOD(-[.$A344];[.G$1]))" office:value-type="float" office:value="0" calcext:value-type="float">
            <text:p>0</text:p>
          </table:table-cell>
          <table:table-cell table:formula="of:=IF(MOD(-[.$A344];[.H$1])=[.H$3];&quot;XXX&quot;;MOD(-[.$A344];[.H$1]))" office:value-type="float" office:value="624" calcext:value-type="float">
            <text:p>624</text:p>
          </table:table-cell>
          <table:table-cell table:formula="of:=IF(MOD(-[.$A344];[.I$1])=[.I$3];&quot;XXX&quot;;MOD(-[.$A344];[.I$1]))" office:value-type="float" office:value="0" calcext:value-type="float">
            <text:p>0</text:p>
          </table:table-cell>
          <table:table-cell table:formula="of:=IF(MOD(-[.$A344];[.J$1])=[.J$3];&quot;XXX&quot;;MOD(-[.$A344];[.J$1]))" office:value-type="float" office:value="0" calcext:value-type="float">
            <text:p>0</text:p>
          </table:table-cell>
        </table:table-row>
        <table:table-row table:style-name="ro1">
          <table:table-cell table:formula="of:=[.A344]+(13*37*461*17*19*739*41*23)" office:value-type="float" office:value="1.70235601967713E+016" calcext:value-type="float">
            <text:p>1.70235601967713E+016</text:p>
          </table:table-cell>
          <table:table-cell table:formula="of:=IF(MOD(-[.$A345];[.B$1])=[.B$3];&quot;XXX&quot;;MOD(-[.$A345];[.B$1]))" office:value-type="string" office:string-value="XXX" calcext:value-type="string">
            <text:p>XXX</text:p>
          </table:table-cell>
          <table:table-cell table:formula="of:=IF(MOD(-[.$A345];[.C$1])=[.C$3];&quot;XXX&quot;;MOD(-[.$A345];[.C$1]))" office:value-type="float" office:value="0" calcext:value-type="float">
            <text:p>0</text:p>
          </table:table-cell>
          <table:table-cell table:formula="of:=IF(MOD(-[.$A345];[.D$1])=[.D$3];&quot;XXX&quot;;MOD(-[.$A345];[.D$1]))" office:value-type="float" office:value="314" calcext:value-type="float">
            <text:p>314</text:p>
          </table:table-cell>
          <table:table-cell table:formula="of:=IF(MOD(-[.$A345];[.E$1])=[.E$3];&quot;XXX&quot;;MOD(-[.$A345];[.E$1]))" office:value-type="float" office:value="0" calcext:value-type="float">
            <text:p>0</text:p>
          </table:table-cell>
          <table:table-cell table:formula="of:=IF(MOD(-[.$A345];[.F$1])=[.F$3];&quot;XXX&quot;;MOD(-[.$A345];[.F$1]))" office:value-type="float" office:value="0" calcext:value-type="float">
            <text:p>0</text:p>
          </table:table-cell>
          <table:table-cell table:formula="of:=IF(MOD(-[.$A345];[.G$1])=[.G$3];&quot;XXX&quot;;MOD(-[.$A345];[.G$1]))" office:value-type="float" office:value="0" calcext:value-type="float">
            <text:p>0</text:p>
          </table:table-cell>
          <table:table-cell table:formula="of:=IF(MOD(-[.$A345];[.H$1])=[.H$3];&quot;XXX&quot;;MOD(-[.$A345];[.H$1]))" office:value-type="float" office:value="624" calcext:value-type="float">
            <text:p>624</text:p>
          </table:table-cell>
          <table:table-cell table:formula="of:=IF(MOD(-[.$A345];[.I$1])=[.I$3];&quot;XXX&quot;;MOD(-[.$A345];[.I$1]))" office:value-type="float" office:value="0" calcext:value-type="float">
            <text:p>0</text:p>
          </table:table-cell>
          <table:table-cell table:formula="of:=IF(MOD(-[.$A345];[.J$1])=[.J$3];&quot;XXX&quot;;MOD(-[.$A345];[.J$1]))" office:value-type="float" office:value="0" calcext:value-type="float">
            <text:p>0</text:p>
          </table:table-cell>
        </table:table-row>
        <table:table-row table:style-name="ro1">
          <table:table-cell table:formula="of:=[.A345]+(13*37*461*17*19*739*41*23)" office:value-type="float" office:value="1.70734721602941E+016" calcext:value-type="float">
            <text:p>1.70734721602941E+016</text:p>
          </table:table-cell>
          <table:table-cell table:formula="of:=IF(MOD(-[.$A346];[.B$1])=[.B$3];&quot;XXX&quot;;MOD(-[.$A346];[.B$1]))" office:value-type="string" office:string-value="XXX" calcext:value-type="string">
            <text:p>XXX</text:p>
          </table:table-cell>
          <table:table-cell table:formula="of:=IF(MOD(-[.$A346];[.C$1])=[.C$3];&quot;XXX&quot;;MOD(-[.$A346];[.C$1]))" office:value-type="float" office:value="0" calcext:value-type="float">
            <text:p>0</text:p>
          </table:table-cell>
          <table:table-cell table:formula="of:=IF(MOD(-[.$A346];[.D$1])=[.D$3];&quot;XXX&quot;;MOD(-[.$A346];[.D$1]))" office:value-type="float" office:value="312" calcext:value-type="float">
            <text:p>312</text:p>
          </table:table-cell>
          <table:table-cell table:formula="of:=IF(MOD(-[.$A346];[.E$1])=[.E$3];&quot;XXX&quot;;MOD(-[.$A346];[.E$1]))" office:value-type="float" office:value="0" calcext:value-type="float">
            <text:p>0</text:p>
          </table:table-cell>
          <table:table-cell table:formula="of:=IF(MOD(-[.$A346];[.F$1])=[.F$3];&quot;XXX&quot;;MOD(-[.$A346];[.F$1]))" office:value-type="float" office:value="0" calcext:value-type="float">
            <text:p>0</text:p>
          </table:table-cell>
          <table:table-cell table:formula="of:=IF(MOD(-[.$A346];[.G$1])=[.G$3];&quot;XXX&quot;;MOD(-[.$A346];[.G$1]))" office:value-type="float" office:value="0" calcext:value-type="float">
            <text:p>0</text:p>
          </table:table-cell>
          <table:table-cell table:formula="of:=IF(MOD(-[.$A346];[.H$1])=[.H$3];&quot;XXX&quot;;MOD(-[.$A346];[.H$1]))" office:value-type="float" office:value="622" calcext:value-type="float">
            <text:p>622</text:p>
          </table:table-cell>
          <table:table-cell table:formula="of:=IF(MOD(-[.$A346];[.I$1])=[.I$3];&quot;XXX&quot;;MOD(-[.$A346];[.I$1]))" office:value-type="float" office:value="0" calcext:value-type="float">
            <text:p>0</text:p>
          </table:table-cell>
          <table:table-cell table:formula="of:=IF(MOD(-[.$A346];[.J$1])=[.J$3];&quot;XXX&quot;;MOD(-[.$A346];[.J$1]))" office:value-type="float" office:value="0" calcext:value-type="float">
            <text:p>0</text:p>
          </table:table-cell>
        </table:table-row>
        <table:table-row table:style-name="ro1">
          <table:table-cell table:formula="of:=[.A346]+(13*37*461*17*19*739*41*23)" office:value-type="float" office:value="1.71233841238169E+016" calcext:value-type="float">
            <text:p>1.71233841238169E+016</text:p>
          </table:table-cell>
          <table:table-cell table:formula="of:=IF(MOD(-[.$A347];[.B$1])=[.B$3];&quot;XXX&quot;;MOD(-[.$A347];[.B$1]))" office:value-type="string" office:string-value="XXX" calcext:value-type="string">
            <text:p>XXX</text:p>
          </table:table-cell>
          <table:table-cell table:formula="of:=IF(MOD(-[.$A347];[.C$1])=[.C$3];&quot;XXX&quot;;MOD(-[.$A347];[.C$1]))" office:value-type="float" office:value="0" calcext:value-type="float">
            <text:p>0</text:p>
          </table:table-cell>
          <table:table-cell table:formula="of:=IF(MOD(-[.$A347];[.D$1])=[.D$3];&quot;XXX&quot;;MOD(-[.$A347];[.D$1]))" office:value-type="float" office:value="312" calcext:value-type="float">
            <text:p>312</text:p>
          </table:table-cell>
          <table:table-cell table:formula="of:=IF(MOD(-[.$A347];[.E$1])=[.E$3];&quot;XXX&quot;;MOD(-[.$A347];[.E$1]))" office:value-type="float" office:value="0" calcext:value-type="float">
            <text:p>0</text:p>
          </table:table-cell>
          <table:table-cell table:formula="of:=IF(MOD(-[.$A347];[.F$1])=[.F$3];&quot;XXX&quot;;MOD(-[.$A347];[.F$1]))" office:value-type="float" office:value="0" calcext:value-type="float">
            <text:p>0</text:p>
          </table:table-cell>
          <table:table-cell table:formula="of:=IF(MOD(-[.$A347];[.G$1])=[.G$3];&quot;XXX&quot;;MOD(-[.$A347];[.G$1]))" office:value-type="float" office:value="0" calcext:value-type="float">
            <text:p>0</text:p>
          </table:table-cell>
          <table:table-cell table:formula="of:=IF(MOD(-[.$A347];[.H$1])=[.H$3];&quot;XXX&quot;;MOD(-[.$A347];[.H$1]))" office:value-type="float" office:value="620" calcext:value-type="float">
            <text:p>620</text:p>
          </table:table-cell>
          <table:table-cell table:formula="of:=IF(MOD(-[.$A347];[.I$1])=[.I$3];&quot;XXX&quot;;MOD(-[.$A347];[.I$1]))" office:value-type="float" office:value="0" calcext:value-type="float">
            <text:p>0</text:p>
          </table:table-cell>
          <table:table-cell table:formula="of:=IF(MOD(-[.$A347];[.J$1])=[.J$3];&quot;XXX&quot;;MOD(-[.$A347];[.J$1]))" office:value-type="float" office:value="0" calcext:value-type="float">
            <text:p>0</text:p>
          </table:table-cell>
        </table:table-row>
        <table:table-row table:style-name="ro1">
          <table:table-cell table:formula="of:=[.A347]+(13*37*461*17*19*739*41*23)" office:value-type="float" office:value="1.71732960873397E+016" calcext:value-type="float">
            <text:p>1.71732960873397E+016</text:p>
          </table:table-cell>
          <table:table-cell table:formula="of:=IF(MOD(-[.$A348];[.B$1])=[.B$3];&quot;XXX&quot;;MOD(-[.$A348];[.B$1]))" office:value-type="string" office:string-value="XXX" calcext:value-type="string">
            <text:p>XXX</text:p>
          </table:table-cell>
          <table:table-cell table:formula="of:=IF(MOD(-[.$A348];[.C$1])=[.C$3];&quot;XXX&quot;;MOD(-[.$A348];[.C$1]))" office:value-type="float" office:value="0" calcext:value-type="float">
            <text:p>0</text:p>
          </table:table-cell>
          <table:table-cell table:formula="of:=IF(MOD(-[.$A348];[.D$1])=[.D$3];&quot;XXX&quot;;MOD(-[.$A348];[.D$1]))" office:value-type="float" office:value="312" calcext:value-type="float">
            <text:p>312</text:p>
          </table:table-cell>
          <table:table-cell table:formula="of:=IF(MOD(-[.$A348];[.E$1])=[.E$3];&quot;XXX&quot;;MOD(-[.$A348];[.E$1]))" office:value-type="float" office:value="0" calcext:value-type="float">
            <text:p>0</text:p>
          </table:table-cell>
          <table:table-cell table:formula="of:=IF(MOD(-[.$A348];[.F$1])=[.F$3];&quot;XXX&quot;;MOD(-[.$A348];[.F$1]))" office:value-type="float" office:value="0" calcext:value-type="float">
            <text:p>0</text:p>
          </table:table-cell>
          <table:table-cell table:formula="of:=IF(MOD(-[.$A348];[.G$1])=[.G$3];&quot;XXX&quot;;MOD(-[.$A348];[.G$1]))" office:value-type="float" office:value="0" calcext:value-type="float">
            <text:p>0</text:p>
          </table:table-cell>
          <table:table-cell table:formula="of:=IF(MOD(-[.$A348];[.H$1])=[.H$3];&quot;XXX&quot;;MOD(-[.$A348];[.H$1]))" office:value-type="float" office:value="620" calcext:value-type="float">
            <text:p>620</text:p>
          </table:table-cell>
          <table:table-cell table:formula="of:=IF(MOD(-[.$A348];[.I$1])=[.I$3];&quot;XXX&quot;;MOD(-[.$A348];[.I$1]))" office:value-type="float" office:value="0" calcext:value-type="float">
            <text:p>0</text:p>
          </table:table-cell>
          <table:table-cell table:formula="of:=IF(MOD(-[.$A348];[.J$1])=[.J$3];&quot;XXX&quot;;MOD(-[.$A348];[.J$1]))" office:value-type="float" office:value="0" calcext:value-type="float">
            <text:p>0</text:p>
          </table:table-cell>
        </table:table-row>
        <table:table-row table:style-name="ro1">
          <table:table-cell table:formula="of:=[.A348]+(13*37*461*17*19*739*41*23)" office:value-type="float" office:value="1.72232080508625E+016" calcext:value-type="float">
            <text:p>1.72232080508625E+016</text:p>
          </table:table-cell>
          <table:table-cell table:formula="of:=IF(MOD(-[.$A349];[.B$1])=[.B$3];&quot;XXX&quot;;MOD(-[.$A349];[.B$1]))" office:value-type="string" office:string-value="XXX" calcext:value-type="string">
            <text:p>XXX</text:p>
          </table:table-cell>
          <table:table-cell table:formula="of:=IF(MOD(-[.$A349];[.C$1])=[.C$3];&quot;XXX&quot;;MOD(-[.$A349];[.C$1]))" office:value-type="float" office:value="0" calcext:value-type="float">
            <text:p>0</text:p>
          </table:table-cell>
          <table:table-cell table:formula="of:=IF(MOD(-[.$A349];[.D$1])=[.D$3];&quot;XXX&quot;;MOD(-[.$A349];[.D$1]))" office:value-type="float" office:value="310" calcext:value-type="float">
            <text:p>310</text:p>
          </table:table-cell>
          <table:table-cell table:formula="of:=IF(MOD(-[.$A349];[.E$1])=[.E$3];&quot;XXX&quot;;MOD(-[.$A349];[.E$1]))" office:value-type="float" office:value="0" calcext:value-type="float">
            <text:p>0</text:p>
          </table:table-cell>
          <table:table-cell table:formula="of:=IF(MOD(-[.$A349];[.F$1])=[.F$3];&quot;XXX&quot;;MOD(-[.$A349];[.F$1]))" office:value-type="float" office:value="0" calcext:value-type="float">
            <text:p>0</text:p>
          </table:table-cell>
          <table:table-cell table:formula="of:=IF(MOD(-[.$A349];[.G$1])=[.G$3];&quot;XXX&quot;;MOD(-[.$A349];[.G$1]))" office:value-type="float" office:value="0" calcext:value-type="float">
            <text:p>0</text:p>
          </table:table-cell>
          <table:table-cell table:formula="of:=IF(MOD(-[.$A349];[.H$1])=[.H$3];&quot;XXX&quot;;MOD(-[.$A349];[.H$1]))" office:value-type="float" office:value="620" calcext:value-type="float">
            <text:p>620</text:p>
          </table:table-cell>
          <table:table-cell table:formula="of:=IF(MOD(-[.$A349];[.I$1])=[.I$3];&quot;XXX&quot;;MOD(-[.$A349];[.I$1]))" office:value-type="float" office:value="0" calcext:value-type="float">
            <text:p>0</text:p>
          </table:table-cell>
          <table:table-cell table:formula="of:=IF(MOD(-[.$A349];[.J$1])=[.J$3];&quot;XXX&quot;;MOD(-[.$A349];[.J$1]))" office:value-type="float" office:value="0" calcext:value-type="float">
            <text:p>0</text:p>
          </table:table-cell>
        </table:table-row>
        <table:table-row table:style-name="ro1">
          <table:table-cell table:formula="of:=[.A349]+(13*37*461*17*19*739*41*23)" office:value-type="float" office:value="1.72731200143853E+016" calcext:value-type="float">
            <text:p>1.72731200143853E+016</text:p>
          </table:table-cell>
          <table:table-cell table:formula="of:=IF(MOD(-[.$A350];[.B$1])=[.B$3];&quot;XXX&quot;;MOD(-[.$A350];[.B$1]))" office:value-type="string" office:string-value="XXX" calcext:value-type="string">
            <text:p>XXX</text:p>
          </table:table-cell>
          <table:table-cell table:formula="of:=IF(MOD(-[.$A350];[.C$1])=[.C$3];&quot;XXX&quot;;MOD(-[.$A350];[.C$1]))" office:value-type="float" office:value="0" calcext:value-type="float">
            <text:p>0</text:p>
          </table:table-cell>
          <table:table-cell table:formula="of:=IF(MOD(-[.$A350];[.D$1])=[.D$3];&quot;XXX&quot;;MOD(-[.$A350];[.D$1]))" office:value-type="float" office:value="308" calcext:value-type="float">
            <text:p>308</text:p>
          </table:table-cell>
          <table:table-cell table:formula="of:=IF(MOD(-[.$A350];[.E$1])=[.E$3];&quot;XXX&quot;;MOD(-[.$A350];[.E$1]))" office:value-type="float" office:value="0" calcext:value-type="float">
            <text:p>0</text:p>
          </table:table-cell>
          <table:table-cell table:formula="of:=IF(MOD(-[.$A350];[.F$1])=[.F$3];&quot;XXX&quot;;MOD(-[.$A350];[.F$1]))" office:value-type="float" office:value="0" calcext:value-type="float">
            <text:p>0</text:p>
          </table:table-cell>
          <table:table-cell table:formula="of:=IF(MOD(-[.$A350];[.G$1])=[.G$3];&quot;XXX&quot;;MOD(-[.$A350];[.G$1]))" office:value-type="float" office:value="0" calcext:value-type="float">
            <text:p>0</text:p>
          </table:table-cell>
          <table:table-cell table:formula="of:=IF(MOD(-[.$A350];[.H$1])=[.H$3];&quot;XXX&quot;;MOD(-[.$A350];[.H$1]))" office:value-type="float" office:value="618" calcext:value-type="float">
            <text:p>618</text:p>
          </table:table-cell>
          <table:table-cell table:formula="of:=IF(MOD(-[.$A350];[.I$1])=[.I$3];&quot;XXX&quot;;MOD(-[.$A350];[.I$1]))" office:value-type="float" office:value="0" calcext:value-type="float">
            <text:p>0</text:p>
          </table:table-cell>
          <table:table-cell table:formula="of:=IF(MOD(-[.$A350];[.J$1])=[.J$3];&quot;XXX&quot;;MOD(-[.$A350];[.J$1]))" office:value-type="float" office:value="0" calcext:value-type="float">
            <text:p>0</text:p>
          </table:table-cell>
        </table:table-row>
        <table:table-row table:style-name="ro1">
          <table:table-cell table:formula="of:=[.A350]+(13*37*461*17*19*739*41*23)" office:value-type="float" office:value="1.73230319779082E+016" calcext:value-type="float">
            <text:p>1.73230319779082E+016</text:p>
          </table:table-cell>
          <table:table-cell table:formula="of:=IF(MOD(-[.$A351];[.B$1])=[.B$3];&quot;XXX&quot;;MOD(-[.$A351];[.B$1]))" office:value-type="string" office:string-value="XXX" calcext:value-type="string">
            <text:p>XXX</text:p>
          </table:table-cell>
          <table:table-cell table:formula="of:=IF(MOD(-[.$A351];[.C$1])=[.C$3];&quot;XXX&quot;;MOD(-[.$A351];[.C$1]))" office:value-type="float" office:value="0" calcext:value-type="float">
            <text:p>0</text:p>
          </table:table-cell>
          <table:table-cell table:formula="of:=IF(MOD(-[.$A351];[.D$1])=[.D$3];&quot;XXX&quot;;MOD(-[.$A351];[.D$1]))" office:value-type="float" office:value="308" calcext:value-type="float">
            <text:p>308</text:p>
          </table:table-cell>
          <table:table-cell table:formula="of:=IF(MOD(-[.$A351];[.E$1])=[.E$3];&quot;XXX&quot;;MOD(-[.$A351];[.E$1]))" office:value-type="float" office:value="0" calcext:value-type="float">
            <text:p>0</text:p>
          </table:table-cell>
          <table:table-cell table:formula="of:=IF(MOD(-[.$A351];[.F$1])=[.F$3];&quot;XXX&quot;;MOD(-[.$A351];[.F$1]))" office:value-type="float" office:value="0" calcext:value-type="float">
            <text:p>0</text:p>
          </table:table-cell>
          <table:table-cell table:formula="of:=IF(MOD(-[.$A351];[.G$1])=[.G$3];&quot;XXX&quot;;MOD(-[.$A351];[.G$1]))" office:value-type="float" office:value="0" calcext:value-type="float">
            <text:p>0</text:p>
          </table:table-cell>
          <table:table-cell table:formula="of:=IF(MOD(-[.$A351];[.H$1])=[.H$3];&quot;XXX&quot;;MOD(-[.$A351];[.H$1]))" office:value-type="float" office:value="616" calcext:value-type="float">
            <text:p>616</text:p>
          </table:table-cell>
          <table:table-cell table:formula="of:=IF(MOD(-[.$A351];[.I$1])=[.I$3];&quot;XXX&quot;;MOD(-[.$A351];[.I$1]))" office:value-type="float" office:value="0" calcext:value-type="float">
            <text:p>0</text:p>
          </table:table-cell>
          <table:table-cell table:formula="of:=IF(MOD(-[.$A351];[.J$1])=[.J$3];&quot;XXX&quot;;MOD(-[.$A351];[.J$1]))" office:value-type="float" office:value="0" calcext:value-type="float">
            <text:p>0</text:p>
          </table:table-cell>
        </table:table-row>
        <table:table-row table:style-name="ro1">
          <table:table-cell table:formula="of:=[.A351]+(13*37*461*17*19*739*41*23)" office:value-type="float" office:value="1.7372943941431E+016" calcext:value-type="float">
            <text:p>1.7372943941431E+016</text:p>
          </table:table-cell>
          <table:table-cell table:formula="of:=IF(MOD(-[.$A352];[.B$1])=[.B$3];&quot;XXX&quot;;MOD(-[.$A352];[.B$1]))" office:value-type="string" office:string-value="XXX" calcext:value-type="string">
            <text:p>XXX</text:p>
          </table:table-cell>
          <table:table-cell table:formula="of:=IF(MOD(-[.$A352];[.C$1])=[.C$3];&quot;XXX&quot;;MOD(-[.$A352];[.C$1]))" office:value-type="float" office:value="0" calcext:value-type="float">
            <text:p>0</text:p>
          </table:table-cell>
          <table:table-cell table:formula="of:=IF(MOD(-[.$A352];[.D$1])=[.D$3];&quot;XXX&quot;;MOD(-[.$A352];[.D$1]))" office:value-type="float" office:value="308" calcext:value-type="float">
            <text:p>308</text:p>
          </table:table-cell>
          <table:table-cell table:formula="of:=IF(MOD(-[.$A352];[.E$1])=[.E$3];&quot;XXX&quot;;MOD(-[.$A352];[.E$1]))" office:value-type="float" office:value="0" calcext:value-type="float">
            <text:p>0</text:p>
          </table:table-cell>
          <table:table-cell table:formula="of:=IF(MOD(-[.$A352];[.F$1])=[.F$3];&quot;XXX&quot;;MOD(-[.$A352];[.F$1]))" office:value-type="float" office:value="0" calcext:value-type="float">
            <text:p>0</text:p>
          </table:table-cell>
          <table:table-cell table:formula="of:=IF(MOD(-[.$A352];[.G$1])=[.G$3];&quot;XXX&quot;;MOD(-[.$A352];[.G$1]))" office:value-type="float" office:value="0" calcext:value-type="float">
            <text:p>0</text:p>
          </table:table-cell>
          <table:table-cell table:formula="of:=IF(MOD(-[.$A352];[.H$1])=[.H$3];&quot;XXX&quot;;MOD(-[.$A352];[.H$1]))" office:value-type="float" office:value="616" calcext:value-type="float">
            <text:p>616</text:p>
          </table:table-cell>
          <table:table-cell table:formula="of:=IF(MOD(-[.$A352];[.I$1])=[.I$3];&quot;XXX&quot;;MOD(-[.$A352];[.I$1]))" office:value-type="float" office:value="0" calcext:value-type="float">
            <text:p>0</text:p>
          </table:table-cell>
          <table:table-cell table:formula="of:=IF(MOD(-[.$A352];[.J$1])=[.J$3];&quot;XXX&quot;;MOD(-[.$A352];[.J$1]))" office:value-type="float" office:value="0" calcext:value-type="float">
            <text:p>0</text:p>
          </table:table-cell>
        </table:table-row>
        <table:table-row table:style-name="ro1">
          <table:table-cell table:formula="of:=[.A352]+(13*37*461*17*19*739*41*23)" office:value-type="float" office:value="1.74228559049538E+016" calcext:value-type="float">
            <text:p>1.74228559049538E+016</text:p>
          </table:table-cell>
          <table:table-cell table:formula="of:=IF(MOD(-[.$A353];[.B$1])=[.B$3];&quot;XXX&quot;;MOD(-[.$A353];[.B$1]))" office:value-type="string" office:string-value="XXX" calcext:value-type="string">
            <text:p>XXX</text:p>
          </table:table-cell>
          <table:table-cell table:formula="of:=IF(MOD(-[.$A353];[.C$1])=[.C$3];&quot;XXX&quot;;MOD(-[.$A353];[.C$1]))" office:value-type="float" office:value="0" calcext:value-type="float">
            <text:p>0</text:p>
          </table:table-cell>
          <table:table-cell table:formula="of:=IF(MOD(-[.$A353];[.D$1])=[.D$3];&quot;XXX&quot;;MOD(-[.$A353];[.D$1]))" office:value-type="float" office:value="306" calcext:value-type="float">
            <text:p>306</text:p>
          </table:table-cell>
          <table:table-cell table:formula="of:=IF(MOD(-[.$A353];[.E$1])=[.E$3];&quot;XXX&quot;;MOD(-[.$A353];[.E$1]))" office:value-type="float" office:value="0" calcext:value-type="float">
            <text:p>0</text:p>
          </table:table-cell>
          <table:table-cell table:formula="of:=IF(MOD(-[.$A353];[.F$1])=[.F$3];&quot;XXX&quot;;MOD(-[.$A353];[.F$1]))" office:value-type="float" office:value="0" calcext:value-type="float">
            <text:p>0</text:p>
          </table:table-cell>
          <table:table-cell table:formula="of:=IF(MOD(-[.$A353];[.G$1])=[.G$3];&quot;XXX&quot;;MOD(-[.$A353];[.G$1]))" office:value-type="float" office:value="0" calcext:value-type="float">
            <text:p>0</text:p>
          </table:table-cell>
          <table:table-cell table:formula="of:=IF(MOD(-[.$A353];[.H$1])=[.H$3];&quot;XXX&quot;;MOD(-[.$A353];[.H$1]))" office:value-type="float" office:value="616" calcext:value-type="float">
            <text:p>616</text:p>
          </table:table-cell>
          <table:table-cell table:formula="of:=IF(MOD(-[.$A353];[.I$1])=[.I$3];&quot;XXX&quot;;MOD(-[.$A353];[.I$1]))" office:value-type="float" office:value="0" calcext:value-type="float">
            <text:p>0</text:p>
          </table:table-cell>
          <table:table-cell table:formula="of:=IF(MOD(-[.$A353];[.J$1])=[.J$3];&quot;XXX&quot;;MOD(-[.$A353];[.J$1]))" office:value-type="float" office:value="0" calcext:value-type="float">
            <text:p>0</text:p>
          </table:table-cell>
        </table:table-row>
        <table:table-row table:style-name="ro1">
          <table:table-cell table:formula="of:=[.A353]+(13*37*461*17*19*739*41*23)" office:value-type="float" office:value="1.74727678684766E+016" calcext:value-type="float">
            <text:p>1.74727678684766E+016</text:p>
          </table:table-cell>
          <table:table-cell table:formula="of:=IF(MOD(-[.$A354];[.B$1])=[.B$3];&quot;XXX&quot;;MOD(-[.$A354];[.B$1]))" office:value-type="string" office:string-value="XXX" calcext:value-type="string">
            <text:p>XXX</text:p>
          </table:table-cell>
          <table:table-cell table:formula="of:=IF(MOD(-[.$A354];[.C$1])=[.C$3];&quot;XXX&quot;;MOD(-[.$A354];[.C$1]))" office:value-type="float" office:value="0" calcext:value-type="float">
            <text:p>0</text:p>
          </table:table-cell>
          <table:table-cell table:formula="of:=IF(MOD(-[.$A354];[.D$1])=[.D$3];&quot;XXX&quot;;MOD(-[.$A354];[.D$1]))" office:value-type="float" office:value="304" calcext:value-type="float">
            <text:p>304</text:p>
          </table:table-cell>
          <table:table-cell table:formula="of:=IF(MOD(-[.$A354];[.E$1])=[.E$3];&quot;XXX&quot;;MOD(-[.$A354];[.E$1]))" office:value-type="float" office:value="0" calcext:value-type="float">
            <text:p>0</text:p>
          </table:table-cell>
          <table:table-cell table:formula="of:=IF(MOD(-[.$A354];[.F$1])=[.F$3];&quot;XXX&quot;;MOD(-[.$A354];[.F$1]))" office:value-type="float" office:value="0" calcext:value-type="float">
            <text:p>0</text:p>
          </table:table-cell>
          <table:table-cell table:formula="of:=IF(MOD(-[.$A354];[.G$1])=[.G$3];&quot;XXX&quot;;MOD(-[.$A354];[.G$1]))" office:value-type="float" office:value="0" calcext:value-type="float">
            <text:p>0</text:p>
          </table:table-cell>
          <table:table-cell table:formula="of:=IF(MOD(-[.$A354];[.H$1])=[.H$3];&quot;XXX&quot;;MOD(-[.$A354];[.H$1]))" office:value-type="float" office:value="614" calcext:value-type="float">
            <text:p>614</text:p>
          </table:table-cell>
          <table:table-cell table:formula="of:=IF(MOD(-[.$A354];[.I$1])=[.I$3];&quot;XXX&quot;;MOD(-[.$A354];[.I$1]))" office:value-type="float" office:value="0" calcext:value-type="float">
            <text:p>0</text:p>
          </table:table-cell>
          <table:table-cell table:formula="of:=IF(MOD(-[.$A354];[.J$1])=[.J$3];&quot;XXX&quot;;MOD(-[.$A354];[.J$1]))" office:value-type="float" office:value="0" calcext:value-type="float">
            <text:p>0</text:p>
          </table:table-cell>
        </table:table-row>
        <table:table-row table:style-name="ro1">
          <table:table-cell table:formula="of:=[.A354]+(13*37*461*17*19*739*41*23)" office:value-type="float" office:value="1.75226798319994E+016" calcext:value-type="float">
            <text:p>1.75226798319994E+016</text:p>
          </table:table-cell>
          <table:table-cell table:formula="of:=IF(MOD(-[.$A355];[.B$1])=[.B$3];&quot;XXX&quot;;MOD(-[.$A355];[.B$1]))" office:value-type="string" office:string-value="XXX" calcext:value-type="string">
            <text:p>XXX</text:p>
          </table:table-cell>
          <table:table-cell table:formula="of:=IF(MOD(-[.$A355];[.C$1])=[.C$3];&quot;XXX&quot;;MOD(-[.$A355];[.C$1]))" office:value-type="float" office:value="0" calcext:value-type="float">
            <text:p>0</text:p>
          </table:table-cell>
          <table:table-cell table:formula="of:=IF(MOD(-[.$A355];[.D$1])=[.D$3];&quot;XXX&quot;;MOD(-[.$A355];[.D$1]))" office:value-type="float" office:value="304" calcext:value-type="float">
            <text:p>304</text:p>
          </table:table-cell>
          <table:table-cell table:formula="of:=IF(MOD(-[.$A355];[.E$1])=[.E$3];&quot;XXX&quot;;MOD(-[.$A355];[.E$1]))" office:value-type="float" office:value="0" calcext:value-type="float">
            <text:p>0</text:p>
          </table:table-cell>
          <table:table-cell table:formula="of:=IF(MOD(-[.$A355];[.F$1])=[.F$3];&quot;XXX&quot;;MOD(-[.$A355];[.F$1]))" office:value-type="float" office:value="0" calcext:value-type="float">
            <text:p>0</text:p>
          </table:table-cell>
          <table:table-cell table:formula="of:=IF(MOD(-[.$A355];[.G$1])=[.G$3];&quot;XXX&quot;;MOD(-[.$A355];[.G$1]))" office:value-type="float" office:value="0" calcext:value-type="float">
            <text:p>0</text:p>
          </table:table-cell>
          <table:table-cell table:formula="of:=IF(MOD(-[.$A355];[.H$1])=[.H$3];&quot;XXX&quot;;MOD(-[.$A355];[.H$1]))" office:value-type="float" office:value="612" calcext:value-type="float">
            <text:p>612</text:p>
          </table:table-cell>
          <table:table-cell table:formula="of:=IF(MOD(-[.$A355];[.I$1])=[.I$3];&quot;XXX&quot;;MOD(-[.$A355];[.I$1]))" office:value-type="float" office:value="0" calcext:value-type="float">
            <text:p>0</text:p>
          </table:table-cell>
          <table:table-cell table:formula="of:=IF(MOD(-[.$A355];[.J$1])=[.J$3];&quot;XXX&quot;;MOD(-[.$A355];[.J$1]))" office:value-type="float" office:value="0" calcext:value-type="float">
            <text:p>0</text:p>
          </table:table-cell>
        </table:table-row>
        <table:table-row table:style-name="ro1">
          <table:table-cell table:formula="of:=[.A355]+(13*37*461*17*19*739*41*23)" office:value-type="float" office:value="1.75725917955222E+016" calcext:value-type="float">
            <text:p>1.75725917955222E+016</text:p>
          </table:table-cell>
          <table:table-cell table:formula="of:=IF(MOD(-[.$A356];[.B$1])=[.B$3];&quot;XXX&quot;;MOD(-[.$A356];[.B$1]))" office:value-type="string" office:string-value="XXX" calcext:value-type="string">
            <text:p>XXX</text:p>
          </table:table-cell>
          <table:table-cell table:formula="of:=IF(MOD(-[.$A356];[.C$1])=[.C$3];&quot;XXX&quot;;MOD(-[.$A356];[.C$1]))" office:value-type="float" office:value="0" calcext:value-type="float">
            <text:p>0</text:p>
          </table:table-cell>
          <table:table-cell table:formula="of:=IF(MOD(-[.$A356];[.D$1])=[.D$3];&quot;XXX&quot;;MOD(-[.$A356];[.D$1]))" office:value-type="float" office:value="304" calcext:value-type="float">
            <text:p>304</text:p>
          </table:table-cell>
          <table:table-cell table:formula="of:=IF(MOD(-[.$A356];[.E$1])=[.E$3];&quot;XXX&quot;;MOD(-[.$A356];[.E$1]))" office:value-type="float" office:value="0" calcext:value-type="float">
            <text:p>0</text:p>
          </table:table-cell>
          <table:table-cell table:formula="of:=IF(MOD(-[.$A356];[.F$1])=[.F$3];&quot;XXX&quot;;MOD(-[.$A356];[.F$1]))" office:value-type="float" office:value="0" calcext:value-type="float">
            <text:p>0</text:p>
          </table:table-cell>
          <table:table-cell table:formula="of:=IF(MOD(-[.$A356];[.G$1])=[.G$3];&quot;XXX&quot;;MOD(-[.$A356];[.G$1]))" office:value-type="float" office:value="0" calcext:value-type="float">
            <text:p>0</text:p>
          </table:table-cell>
          <table:table-cell table:formula="of:=IF(MOD(-[.$A356];[.H$1])=[.H$3];&quot;XXX&quot;;MOD(-[.$A356];[.H$1]))" office:value-type="float" office:value="612" calcext:value-type="float">
            <text:p>612</text:p>
          </table:table-cell>
          <table:table-cell table:formula="of:=IF(MOD(-[.$A356];[.I$1])=[.I$3];&quot;XXX&quot;;MOD(-[.$A356];[.I$1]))" office:value-type="float" office:value="0" calcext:value-type="float">
            <text:p>0</text:p>
          </table:table-cell>
          <table:table-cell table:formula="of:=IF(MOD(-[.$A356];[.J$1])=[.J$3];&quot;XXX&quot;;MOD(-[.$A356];[.J$1]))" office:value-type="float" office:value="0" calcext:value-type="float">
            <text:p>0</text:p>
          </table:table-cell>
        </table:table-row>
        <table:table-row table:style-name="ro1">
          <table:table-cell table:formula="of:=[.A356]+(13*37*461*17*19*739*41*23)" office:value-type="float" office:value="1.7622503759045E+016" calcext:value-type="float">
            <text:p>1.7622503759045E+016</text:p>
          </table:table-cell>
          <table:table-cell table:formula="of:=IF(MOD(-[.$A357];[.B$1])=[.B$3];&quot;XXX&quot;;MOD(-[.$A357];[.B$1]))" office:value-type="string" office:string-value="XXX" calcext:value-type="string">
            <text:p>XXX</text:p>
          </table:table-cell>
          <table:table-cell table:formula="of:=IF(MOD(-[.$A357];[.C$1])=[.C$3];&quot;XXX&quot;;MOD(-[.$A357];[.C$1]))" office:value-type="float" office:value="0" calcext:value-type="float">
            <text:p>0</text:p>
          </table:table-cell>
          <table:table-cell table:formula="of:=IF(MOD(-[.$A357];[.D$1])=[.D$3];&quot;XXX&quot;;MOD(-[.$A357];[.D$1]))" office:value-type="float" office:value="302" calcext:value-type="float">
            <text:p>302</text:p>
          </table:table-cell>
          <table:table-cell table:formula="of:=IF(MOD(-[.$A357];[.E$1])=[.E$3];&quot;XXX&quot;;MOD(-[.$A357];[.E$1]))" office:value-type="float" office:value="0" calcext:value-type="float">
            <text:p>0</text:p>
          </table:table-cell>
          <table:table-cell table:formula="of:=IF(MOD(-[.$A357];[.F$1])=[.F$3];&quot;XXX&quot;;MOD(-[.$A357];[.F$1]))" office:value-type="float" office:value="0" calcext:value-type="float">
            <text:p>0</text:p>
          </table:table-cell>
          <table:table-cell table:formula="of:=IF(MOD(-[.$A357];[.G$1])=[.G$3];&quot;XXX&quot;;MOD(-[.$A357];[.G$1]))" office:value-type="float" office:value="0" calcext:value-type="float">
            <text:p>0</text:p>
          </table:table-cell>
          <table:table-cell table:formula="of:=IF(MOD(-[.$A357];[.H$1])=[.H$3];&quot;XXX&quot;;MOD(-[.$A357];[.H$1]))" office:value-type="float" office:value="612" calcext:value-type="float">
            <text:p>612</text:p>
          </table:table-cell>
          <table:table-cell table:formula="of:=IF(MOD(-[.$A357];[.I$1])=[.I$3];&quot;XXX&quot;;MOD(-[.$A357];[.I$1]))" office:value-type="float" office:value="0" calcext:value-type="float">
            <text:p>0</text:p>
          </table:table-cell>
          <table:table-cell table:formula="of:=IF(MOD(-[.$A357];[.J$1])=[.J$3];&quot;XXX&quot;;MOD(-[.$A357];[.J$1]))" office:value-type="float" office:value="0" calcext:value-type="float">
            <text:p>0</text:p>
          </table:table-cell>
        </table:table-row>
        <table:table-row table:style-name="ro1">
          <table:table-cell table:formula="of:=[.A357]+(13*37*461*17*19*739*41*23)" office:value-type="float" office:value="1.76724157225678E+016" calcext:value-type="float">
            <text:p>1.76724157225678E+016</text:p>
          </table:table-cell>
          <table:table-cell table:formula="of:=IF(MOD(-[.$A358];[.B$1])=[.B$3];&quot;XXX&quot;;MOD(-[.$A358];[.B$1]))" office:value-type="string" office:string-value="XXX" calcext:value-type="string">
            <text:p>XXX</text:p>
          </table:table-cell>
          <table:table-cell table:formula="of:=IF(MOD(-[.$A358];[.C$1])=[.C$3];&quot;XXX&quot;;MOD(-[.$A358];[.C$1]))" office:value-type="float" office:value="0" calcext:value-type="float">
            <text:p>0</text:p>
          </table:table-cell>
          <table:table-cell table:formula="of:=IF(MOD(-[.$A358];[.D$1])=[.D$3];&quot;XXX&quot;;MOD(-[.$A358];[.D$1]))" office:value-type="float" office:value="300" calcext:value-type="float">
            <text:p>300</text:p>
          </table:table-cell>
          <table:table-cell table:formula="of:=IF(MOD(-[.$A358];[.E$1])=[.E$3];&quot;XXX&quot;;MOD(-[.$A358];[.E$1]))" office:value-type="float" office:value="0" calcext:value-type="float">
            <text:p>0</text:p>
          </table:table-cell>
          <table:table-cell table:formula="of:=IF(MOD(-[.$A358];[.F$1])=[.F$3];&quot;XXX&quot;;MOD(-[.$A358];[.F$1]))" office:value-type="float" office:value="0" calcext:value-type="float">
            <text:p>0</text:p>
          </table:table-cell>
          <table:table-cell table:formula="of:=IF(MOD(-[.$A358];[.G$1])=[.G$3];&quot;XXX&quot;;MOD(-[.$A358];[.G$1]))" office:value-type="float" office:value="0" calcext:value-type="float">
            <text:p>0</text:p>
          </table:table-cell>
          <table:table-cell table:formula="of:=IF(MOD(-[.$A358];[.H$1])=[.H$3];&quot;XXX&quot;;MOD(-[.$A358];[.H$1]))" office:value-type="float" office:value="610" calcext:value-type="float">
            <text:p>610</text:p>
          </table:table-cell>
          <table:table-cell table:formula="of:=IF(MOD(-[.$A358];[.I$1])=[.I$3];&quot;XXX&quot;;MOD(-[.$A358];[.I$1]))" office:value-type="float" office:value="0" calcext:value-type="float">
            <text:p>0</text:p>
          </table:table-cell>
          <table:table-cell table:formula="of:=IF(MOD(-[.$A358];[.J$1])=[.J$3];&quot;XXX&quot;;MOD(-[.$A358];[.J$1]))" office:value-type="float" office:value="0" calcext:value-type="float">
            <text:p>0</text:p>
          </table:table-cell>
        </table:table-row>
        <table:table-row table:style-name="ro1">
          <table:table-cell table:formula="of:=[.A358]+(13*37*461*17*19*739*41*23)" office:value-type="float" office:value="1.77223276860907E+016" calcext:value-type="float">
            <text:p>1.77223276860907E+016</text:p>
          </table:table-cell>
          <table:table-cell table:formula="of:=IF(MOD(-[.$A359];[.B$1])=[.B$3];&quot;XXX&quot;;MOD(-[.$A359];[.B$1]))" office:value-type="string" office:string-value="XXX" calcext:value-type="string">
            <text:p>XXX</text:p>
          </table:table-cell>
          <table:table-cell table:formula="of:=IF(MOD(-[.$A359];[.C$1])=[.C$3];&quot;XXX&quot;;MOD(-[.$A359];[.C$1]))" office:value-type="float" office:value="0" calcext:value-type="float">
            <text:p>0</text:p>
          </table:table-cell>
          <table:table-cell table:formula="of:=IF(MOD(-[.$A359];[.D$1])=[.D$3];&quot;XXX&quot;;MOD(-[.$A359];[.D$1]))" office:value-type="float" office:value="300" calcext:value-type="float">
            <text:p>300</text:p>
          </table:table-cell>
          <table:table-cell table:formula="of:=IF(MOD(-[.$A359];[.E$1])=[.E$3];&quot;XXX&quot;;MOD(-[.$A359];[.E$1]))" office:value-type="float" office:value="0" calcext:value-type="float">
            <text:p>0</text:p>
          </table:table-cell>
          <table:table-cell table:formula="of:=IF(MOD(-[.$A359];[.F$1])=[.F$3];&quot;XXX&quot;;MOD(-[.$A359];[.F$1]))" office:value-type="float" office:value="0" calcext:value-type="float">
            <text:p>0</text:p>
          </table:table-cell>
          <table:table-cell table:formula="of:=IF(MOD(-[.$A359];[.G$1])=[.G$3];&quot;XXX&quot;;MOD(-[.$A359];[.G$1]))" office:value-type="float" office:value="0" calcext:value-type="float">
            <text:p>0</text:p>
          </table:table-cell>
          <table:table-cell table:formula="of:=IF(MOD(-[.$A359];[.H$1])=[.H$3];&quot;XXX&quot;;MOD(-[.$A359];[.H$1]))" office:value-type="float" office:value="608" calcext:value-type="float">
            <text:p>608</text:p>
          </table:table-cell>
          <table:table-cell table:formula="of:=IF(MOD(-[.$A359];[.I$1])=[.I$3];&quot;XXX&quot;;MOD(-[.$A359];[.I$1]))" office:value-type="float" office:value="0" calcext:value-type="float">
            <text:p>0</text:p>
          </table:table-cell>
          <table:table-cell table:formula="of:=IF(MOD(-[.$A359];[.J$1])=[.J$3];&quot;XXX&quot;;MOD(-[.$A359];[.J$1]))" office:value-type="float" office:value="0" calcext:value-type="float">
            <text:p>0</text:p>
          </table:table-cell>
        </table:table-row>
        <table:table-row table:style-name="ro1">
          <table:table-cell table:formula="of:=[.A359]+(13*37*461*17*19*739*41*23)" office:value-type="float" office:value="1.77722396496135E+016" calcext:value-type="float">
            <text:p>1.77722396496135E+016</text:p>
          </table:table-cell>
          <table:table-cell table:formula="of:=IF(MOD(-[.$A360];[.B$1])=[.B$3];&quot;XXX&quot;;MOD(-[.$A360];[.B$1]))" office:value-type="string" office:string-value="XXX" calcext:value-type="string">
            <text:p>XXX</text:p>
          </table:table-cell>
          <table:table-cell table:formula="of:=IF(MOD(-[.$A360];[.C$1])=[.C$3];&quot;XXX&quot;;MOD(-[.$A360];[.C$1]))" office:value-type="float" office:value="0" calcext:value-type="float">
            <text:p>0</text:p>
          </table:table-cell>
          <table:table-cell table:formula="of:=IF(MOD(-[.$A360];[.D$1])=[.D$3];&quot;XXX&quot;;MOD(-[.$A360];[.D$1]))" office:value-type="float" office:value="300" calcext:value-type="float">
            <text:p>300</text:p>
          </table:table-cell>
          <table:table-cell table:formula="of:=IF(MOD(-[.$A360];[.E$1])=[.E$3];&quot;XXX&quot;;MOD(-[.$A360];[.E$1]))" office:value-type="float" office:value="0" calcext:value-type="float">
            <text:p>0</text:p>
          </table:table-cell>
          <table:table-cell table:formula="of:=IF(MOD(-[.$A360];[.F$1])=[.F$3];&quot;XXX&quot;;MOD(-[.$A360];[.F$1]))" office:value-type="float" office:value="0" calcext:value-type="float">
            <text:p>0</text:p>
          </table:table-cell>
          <table:table-cell table:formula="of:=IF(MOD(-[.$A360];[.G$1])=[.G$3];&quot;XXX&quot;;MOD(-[.$A360];[.G$1]))" office:value-type="float" office:value="0" calcext:value-type="float">
            <text:p>0</text:p>
          </table:table-cell>
          <table:table-cell table:formula="of:=IF(MOD(-[.$A360];[.H$1])=[.H$3];&quot;XXX&quot;;MOD(-[.$A360];[.H$1]))" office:value-type="float" office:value="608" calcext:value-type="float">
            <text:p>608</text:p>
          </table:table-cell>
          <table:table-cell table:formula="of:=IF(MOD(-[.$A360];[.I$1])=[.I$3];&quot;XXX&quot;;MOD(-[.$A360];[.I$1]))" office:value-type="float" office:value="0" calcext:value-type="float">
            <text:p>0</text:p>
          </table:table-cell>
          <table:table-cell table:formula="of:=IF(MOD(-[.$A360];[.J$1])=[.J$3];&quot;XXX&quot;;MOD(-[.$A360];[.J$1]))" office:value-type="float" office:value="0" calcext:value-type="float">
            <text:p>0</text:p>
          </table:table-cell>
        </table:table-row>
        <table:table-row table:style-name="ro1">
          <table:table-cell table:formula="of:=[.A360]+(13*37*461*17*19*739*41*23)" office:value-type="float" office:value="1.78221516131363E+016" calcext:value-type="float">
            <text:p>1.78221516131363E+016</text:p>
          </table:table-cell>
          <table:table-cell table:formula="of:=IF(MOD(-[.$A361];[.B$1])=[.B$3];&quot;XXX&quot;;MOD(-[.$A361];[.B$1]))" office:value-type="string" office:string-value="XXX" calcext:value-type="string">
            <text:p>XXX</text:p>
          </table:table-cell>
          <table:table-cell table:formula="of:=IF(MOD(-[.$A361];[.C$1])=[.C$3];&quot;XXX&quot;;MOD(-[.$A361];[.C$1]))" office:value-type="float" office:value="0" calcext:value-type="float">
            <text:p>0</text:p>
          </table:table-cell>
          <table:table-cell table:formula="of:=IF(MOD(-[.$A361];[.D$1])=[.D$3];&quot;XXX&quot;;MOD(-[.$A361];[.D$1]))" office:value-type="float" office:value="298" calcext:value-type="float">
            <text:p>298</text:p>
          </table:table-cell>
          <table:table-cell table:formula="of:=IF(MOD(-[.$A361];[.E$1])=[.E$3];&quot;XXX&quot;;MOD(-[.$A361];[.E$1]))" office:value-type="float" office:value="0" calcext:value-type="float">
            <text:p>0</text:p>
          </table:table-cell>
          <table:table-cell table:formula="of:=IF(MOD(-[.$A361];[.F$1])=[.F$3];&quot;XXX&quot;;MOD(-[.$A361];[.F$1]))" office:value-type="float" office:value="0" calcext:value-type="float">
            <text:p>0</text:p>
          </table:table-cell>
          <table:table-cell table:formula="of:=IF(MOD(-[.$A361];[.G$1])=[.G$3];&quot;XXX&quot;;MOD(-[.$A361];[.G$1]))" office:value-type="float" office:value="0" calcext:value-type="float">
            <text:p>0</text:p>
          </table:table-cell>
          <table:table-cell table:formula="of:=IF(MOD(-[.$A361];[.H$1])=[.H$3];&quot;XXX&quot;;MOD(-[.$A361];[.H$1]))" office:value-type="float" office:value="608" calcext:value-type="float">
            <text:p>608</text:p>
          </table:table-cell>
          <table:table-cell table:formula="of:=IF(MOD(-[.$A361];[.I$1])=[.I$3];&quot;XXX&quot;;MOD(-[.$A361];[.I$1]))" office:value-type="float" office:value="0" calcext:value-type="float">
            <text:p>0</text:p>
          </table:table-cell>
          <table:table-cell table:formula="of:=IF(MOD(-[.$A361];[.J$1])=[.J$3];&quot;XXX&quot;;MOD(-[.$A361];[.J$1]))" office:value-type="float" office:value="0" calcext:value-type="float">
            <text:p>0</text:p>
          </table:table-cell>
        </table:table-row>
        <table:table-row table:style-name="ro1">
          <table:table-cell table:formula="of:=[.A361]+(13*37*461*17*19*739*41*23)" office:value-type="float" office:value="1.78720635766591E+016" calcext:value-type="float">
            <text:p>1.78720635766591E+016</text:p>
          </table:table-cell>
          <table:table-cell table:formula="of:=IF(MOD(-[.$A362];[.B$1])=[.B$3];&quot;XXX&quot;;MOD(-[.$A362];[.B$1]))" office:value-type="string" office:string-value="XXX" calcext:value-type="string">
            <text:p>XXX</text:p>
          </table:table-cell>
          <table:table-cell table:formula="of:=IF(MOD(-[.$A362];[.C$1])=[.C$3];&quot;XXX&quot;;MOD(-[.$A362];[.C$1]))" office:value-type="float" office:value="0" calcext:value-type="float">
            <text:p>0</text:p>
          </table:table-cell>
          <table:table-cell table:formula="of:=IF(MOD(-[.$A362];[.D$1])=[.D$3];&quot;XXX&quot;;MOD(-[.$A362];[.D$1]))" office:value-type="float" office:value="296" calcext:value-type="float">
            <text:p>296</text:p>
          </table:table-cell>
          <table:table-cell table:formula="of:=IF(MOD(-[.$A362];[.E$1])=[.E$3];&quot;XXX&quot;;MOD(-[.$A362];[.E$1]))" office:value-type="float" office:value="0" calcext:value-type="float">
            <text:p>0</text:p>
          </table:table-cell>
          <table:table-cell table:formula="of:=IF(MOD(-[.$A362];[.F$1])=[.F$3];&quot;XXX&quot;;MOD(-[.$A362];[.F$1]))" office:value-type="float" office:value="0" calcext:value-type="float">
            <text:p>0</text:p>
          </table:table-cell>
          <table:table-cell table:formula="of:=IF(MOD(-[.$A362];[.G$1])=[.G$3];&quot;XXX&quot;;MOD(-[.$A362];[.G$1]))" office:value-type="float" office:value="0" calcext:value-type="float">
            <text:p>0</text:p>
          </table:table-cell>
          <table:table-cell table:formula="of:=IF(MOD(-[.$A362];[.H$1])=[.H$3];&quot;XXX&quot;;MOD(-[.$A362];[.H$1]))" office:value-type="float" office:value="606" calcext:value-type="float">
            <text:p>606</text:p>
          </table:table-cell>
          <table:table-cell table:formula="of:=IF(MOD(-[.$A362];[.I$1])=[.I$3];&quot;XXX&quot;;MOD(-[.$A362];[.I$1]))" office:value-type="float" office:value="0" calcext:value-type="float">
            <text:p>0</text:p>
          </table:table-cell>
          <table:table-cell table:formula="of:=IF(MOD(-[.$A362];[.J$1])=[.J$3];&quot;XXX&quot;;MOD(-[.$A362];[.J$1]))" office:value-type="float" office:value="0" calcext:value-type="float">
            <text:p>0</text:p>
          </table:table-cell>
        </table:table-row>
        <table:table-row table:style-name="ro1">
          <table:table-cell table:formula="of:=[.A362]+(13*37*461*17*19*739*41*23)" office:value-type="float" office:value="1.79219755401819E+016" calcext:value-type="float">
            <text:p>1.79219755401819E+016</text:p>
          </table:table-cell>
          <table:table-cell table:formula="of:=IF(MOD(-[.$A363];[.B$1])=[.B$3];&quot;XXX&quot;;MOD(-[.$A363];[.B$1]))" office:value-type="string" office:string-value="XXX" calcext:value-type="string">
            <text:p>XXX</text:p>
          </table:table-cell>
          <table:table-cell table:formula="of:=IF(MOD(-[.$A363];[.C$1])=[.C$3];&quot;XXX&quot;;MOD(-[.$A363];[.C$1]))" office:value-type="float" office:value="0" calcext:value-type="float">
            <text:p>0</text:p>
          </table:table-cell>
          <table:table-cell table:formula="of:=IF(MOD(-[.$A363];[.D$1])=[.D$3];&quot;XXX&quot;;MOD(-[.$A363];[.D$1]))" office:value-type="float" office:value="296" calcext:value-type="float">
            <text:p>296</text:p>
          </table:table-cell>
          <table:table-cell table:formula="of:=IF(MOD(-[.$A363];[.E$1])=[.E$3];&quot;XXX&quot;;MOD(-[.$A363];[.E$1]))" office:value-type="float" office:value="0" calcext:value-type="float">
            <text:p>0</text:p>
          </table:table-cell>
          <table:table-cell table:formula="of:=IF(MOD(-[.$A363];[.F$1])=[.F$3];&quot;XXX&quot;;MOD(-[.$A363];[.F$1]))" office:value-type="float" office:value="0" calcext:value-type="float">
            <text:p>0</text:p>
          </table:table-cell>
          <table:table-cell table:formula="of:=IF(MOD(-[.$A363];[.G$1])=[.G$3];&quot;XXX&quot;;MOD(-[.$A363];[.G$1]))" office:value-type="float" office:value="0" calcext:value-type="float">
            <text:p>0</text:p>
          </table:table-cell>
          <table:table-cell table:formula="of:=IF(MOD(-[.$A363];[.H$1])=[.H$3];&quot;XXX&quot;;MOD(-[.$A363];[.H$1]))" office:value-type="float" office:value="604" calcext:value-type="float">
            <text:p>604</text:p>
          </table:table-cell>
          <table:table-cell table:formula="of:=IF(MOD(-[.$A363];[.I$1])=[.I$3];&quot;XXX&quot;;MOD(-[.$A363];[.I$1]))" office:value-type="float" office:value="0" calcext:value-type="float">
            <text:p>0</text:p>
          </table:table-cell>
          <table:table-cell table:formula="of:=IF(MOD(-[.$A363];[.J$1])=[.J$3];&quot;XXX&quot;;MOD(-[.$A363];[.J$1]))" office:value-type="float" office:value="0" calcext:value-type="float">
            <text:p>0</text:p>
          </table:table-cell>
        </table:table-row>
        <table:table-row table:style-name="ro1">
          <table:table-cell table:formula="of:=[.A363]+(13*37*461*17*19*739*41*23)" office:value-type="float" office:value="1.79718875037047E+016" calcext:value-type="float">
            <text:p>1.79718875037047E+016</text:p>
          </table:table-cell>
          <table:table-cell table:formula="of:=IF(MOD(-[.$A364];[.B$1])=[.B$3];&quot;XXX&quot;;MOD(-[.$A364];[.B$1]))" office:value-type="string" office:string-value="XXX" calcext:value-type="string">
            <text:p>XXX</text:p>
          </table:table-cell>
          <table:table-cell table:formula="of:=IF(MOD(-[.$A364];[.C$1])=[.C$3];&quot;XXX&quot;;MOD(-[.$A364];[.C$1]))" office:value-type="float" office:value="0" calcext:value-type="float">
            <text:p>0</text:p>
          </table:table-cell>
          <table:table-cell table:formula="of:=IF(MOD(-[.$A364];[.D$1])=[.D$3];&quot;XXX&quot;;MOD(-[.$A364];[.D$1]))" office:value-type="float" office:value="296" calcext:value-type="float">
            <text:p>296</text:p>
          </table:table-cell>
          <table:table-cell table:formula="of:=IF(MOD(-[.$A364];[.E$1])=[.E$3];&quot;XXX&quot;;MOD(-[.$A364];[.E$1]))" office:value-type="float" office:value="0" calcext:value-type="float">
            <text:p>0</text:p>
          </table:table-cell>
          <table:table-cell table:formula="of:=IF(MOD(-[.$A364];[.F$1])=[.F$3];&quot;XXX&quot;;MOD(-[.$A364];[.F$1]))" office:value-type="float" office:value="0" calcext:value-type="float">
            <text:p>0</text:p>
          </table:table-cell>
          <table:table-cell table:formula="of:=IF(MOD(-[.$A364];[.G$1])=[.G$3];&quot;XXX&quot;;MOD(-[.$A364];[.G$1]))" office:value-type="float" office:value="0" calcext:value-type="float">
            <text:p>0</text:p>
          </table:table-cell>
          <table:table-cell table:formula="of:=IF(MOD(-[.$A364];[.H$1])=[.H$3];&quot;XXX&quot;;MOD(-[.$A364];[.H$1]))" office:value-type="float" office:value="604" calcext:value-type="float">
            <text:p>604</text:p>
          </table:table-cell>
          <table:table-cell table:formula="of:=IF(MOD(-[.$A364];[.I$1])=[.I$3];&quot;XXX&quot;;MOD(-[.$A364];[.I$1]))" office:value-type="float" office:value="0" calcext:value-type="float">
            <text:p>0</text:p>
          </table:table-cell>
          <table:table-cell table:formula="of:=IF(MOD(-[.$A364];[.J$1])=[.J$3];&quot;XXX&quot;;MOD(-[.$A364];[.J$1]))" office:value-type="float" office:value="0" calcext:value-type="float">
            <text:p>0</text:p>
          </table:table-cell>
        </table:table-row>
        <table:table-row table:style-name="ro1">
          <table:table-cell table:formula="of:=[.A364]+(13*37*461*17*19*739*41*23)" office:value-type="float" office:value="1.80217994672275E+016" calcext:value-type="float">
            <text:p>1.80217994672275E+016</text:p>
          </table:table-cell>
          <table:table-cell table:formula="of:=IF(MOD(-[.$A365];[.B$1])=[.B$3];&quot;XXX&quot;;MOD(-[.$A365];[.B$1]))" office:value-type="string" office:string-value="XXX" calcext:value-type="string">
            <text:p>XXX</text:p>
          </table:table-cell>
          <table:table-cell table:formula="of:=IF(MOD(-[.$A365];[.C$1])=[.C$3];&quot;XXX&quot;;MOD(-[.$A365];[.C$1]))" office:value-type="float" office:value="0" calcext:value-type="float">
            <text:p>0</text:p>
          </table:table-cell>
          <table:table-cell table:formula="of:=IF(MOD(-[.$A365];[.D$1])=[.D$3];&quot;XXX&quot;;MOD(-[.$A365];[.D$1]))" office:value-type="float" office:value="296" calcext:value-type="float">
            <text:p>296</text:p>
          </table:table-cell>
          <table:table-cell table:formula="of:=IF(MOD(-[.$A365];[.E$1])=[.E$3];&quot;XXX&quot;;MOD(-[.$A365];[.E$1]))" office:value-type="float" office:value="0" calcext:value-type="float">
            <text:p>0</text:p>
          </table:table-cell>
          <table:table-cell table:formula="of:=IF(MOD(-[.$A365];[.F$1])=[.F$3];&quot;XXX&quot;;MOD(-[.$A365];[.F$1]))" office:value-type="float" office:value="0" calcext:value-type="float">
            <text:p>0</text:p>
          </table:table-cell>
          <table:table-cell table:formula="of:=IF(MOD(-[.$A365];[.G$1])=[.G$3];&quot;XXX&quot;;MOD(-[.$A365];[.G$1]))" office:value-type="float" office:value="0" calcext:value-type="float">
            <text:p>0</text:p>
          </table:table-cell>
          <table:table-cell table:formula="of:=IF(MOD(-[.$A365];[.H$1])=[.H$3];&quot;XXX&quot;;MOD(-[.$A365];[.H$1]))" office:value-type="float" office:value="604" calcext:value-type="float">
            <text:p>604</text:p>
          </table:table-cell>
          <table:table-cell table:formula="of:=IF(MOD(-[.$A365];[.I$1])=[.I$3];&quot;XXX&quot;;MOD(-[.$A365];[.I$1]))" office:value-type="float" office:value="0" calcext:value-type="float">
            <text:p>0</text:p>
          </table:table-cell>
          <table:table-cell table:formula="of:=IF(MOD(-[.$A365];[.J$1])=[.J$3];&quot;XXX&quot;;MOD(-[.$A365];[.J$1]))" office:value-type="float" office:value="0" calcext:value-type="float">
            <text:p>0</text:p>
          </table:table-cell>
        </table:table-row>
        <table:table-row table:style-name="ro1">
          <table:table-cell table:formula="of:=[.A365]+(13*37*461*17*19*739*41*23)" office:value-type="float" office:value="1.80717114307503E+016" calcext:value-type="float">
            <text:p>1.80717114307503E+016</text:p>
          </table:table-cell>
          <table:table-cell table:formula="of:=IF(MOD(-[.$A366];[.B$1])=[.B$3];&quot;XXX&quot;;MOD(-[.$A366];[.B$1]))" office:value-type="string" office:string-value="XXX" calcext:value-type="string">
            <text:p>XXX</text:p>
          </table:table-cell>
          <table:table-cell table:formula="of:=IF(MOD(-[.$A366];[.C$1])=[.C$3];&quot;XXX&quot;;MOD(-[.$A366];[.C$1]))" office:value-type="float" office:value="0" calcext:value-type="float">
            <text:p>0</text:p>
          </table:table-cell>
          <table:table-cell table:formula="of:=IF(MOD(-[.$A366];[.D$1])=[.D$3];&quot;XXX&quot;;MOD(-[.$A366];[.D$1]))" office:value-type="float" office:value="292" calcext:value-type="float">
            <text:p>292</text:p>
          </table:table-cell>
          <table:table-cell table:formula="of:=IF(MOD(-[.$A366];[.E$1])=[.E$3];&quot;XXX&quot;;MOD(-[.$A366];[.E$1]))" office:value-type="float" office:value="0" calcext:value-type="float">
            <text:p>0</text:p>
          </table:table-cell>
          <table:table-cell table:formula="of:=IF(MOD(-[.$A366];[.F$1])=[.F$3];&quot;XXX&quot;;MOD(-[.$A366];[.F$1]))" office:value-type="float" office:value="0" calcext:value-type="float">
            <text:p>0</text:p>
          </table:table-cell>
          <table:table-cell table:formula="of:=IF(MOD(-[.$A366];[.G$1])=[.G$3];&quot;XXX&quot;;MOD(-[.$A366];[.G$1]))" office:value-type="float" office:value="0" calcext:value-type="float">
            <text:p>0</text:p>
          </table:table-cell>
          <table:table-cell table:formula="of:=IF(MOD(-[.$A366];[.H$1])=[.H$3];&quot;XXX&quot;;MOD(-[.$A366];[.H$1]))" office:value-type="float" office:value="604" calcext:value-type="float">
            <text:p>604</text:p>
          </table:table-cell>
          <table:table-cell table:formula="of:=IF(MOD(-[.$A366];[.I$1])=[.I$3];&quot;XXX&quot;;MOD(-[.$A366];[.I$1]))" office:value-type="float" office:value="0" calcext:value-type="float">
            <text:p>0</text:p>
          </table:table-cell>
          <table:table-cell table:formula="of:=IF(MOD(-[.$A366];[.J$1])=[.J$3];&quot;XXX&quot;;MOD(-[.$A366];[.J$1]))" office:value-type="float" office:value="0" calcext:value-type="float">
            <text:p>0</text:p>
          </table:table-cell>
        </table:table-row>
        <table:table-row table:style-name="ro1">
          <table:table-cell table:formula="of:=[.A366]+(13*37*461*17*19*739*41*23)" office:value-type="float" office:value="1.81216233942732E+016" calcext:value-type="float">
            <text:p>1.81216233942732E+016</text:p>
          </table:table-cell>
          <table:table-cell table:formula="of:=IF(MOD(-[.$A367];[.B$1])=[.B$3];&quot;XXX&quot;;MOD(-[.$A367];[.B$1]))" office:value-type="string" office:string-value="XXX" calcext:value-type="string">
            <text:p>XXX</text:p>
          </table:table-cell>
          <table:table-cell table:formula="of:=IF(MOD(-[.$A367];[.C$1])=[.C$3];&quot;XXX&quot;;MOD(-[.$A367];[.C$1]))" office:value-type="float" office:value="0" calcext:value-type="float">
            <text:p>0</text:p>
          </table:table-cell>
          <table:table-cell table:formula="of:=IF(MOD(-[.$A367];[.D$1])=[.D$3];&quot;XXX&quot;;MOD(-[.$A367];[.D$1]))" office:value-type="float" office:value="292" calcext:value-type="float">
            <text:p>292</text:p>
          </table:table-cell>
          <table:table-cell table:formula="of:=IF(MOD(-[.$A367];[.E$1])=[.E$3];&quot;XXX&quot;;MOD(-[.$A367];[.E$1]))" office:value-type="float" office:value="0" calcext:value-type="float">
            <text:p>0</text:p>
          </table:table-cell>
          <table:table-cell table:formula="of:=IF(MOD(-[.$A367];[.F$1])=[.F$3];&quot;XXX&quot;;MOD(-[.$A367];[.F$1]))" office:value-type="float" office:value="0" calcext:value-type="float">
            <text:p>0</text:p>
          </table:table-cell>
          <table:table-cell table:formula="of:=IF(MOD(-[.$A367];[.G$1])=[.G$3];&quot;XXX&quot;;MOD(-[.$A367];[.G$1]))" office:value-type="float" office:value="0" calcext:value-type="float">
            <text:p>0</text:p>
          </table:table-cell>
          <table:table-cell table:formula="of:=IF(MOD(-[.$A367];[.H$1])=[.H$3];&quot;XXX&quot;;MOD(-[.$A367];[.H$1]))" office:value-type="float" office:value="600" calcext:value-type="float">
            <text:p>600</text:p>
          </table:table-cell>
          <table:table-cell table:formula="of:=IF(MOD(-[.$A367];[.I$1])=[.I$3];&quot;XXX&quot;;MOD(-[.$A367];[.I$1]))" office:value-type="float" office:value="0" calcext:value-type="float">
            <text:p>0</text:p>
          </table:table-cell>
          <table:table-cell table:formula="of:=IF(MOD(-[.$A367];[.J$1])=[.J$3];&quot;XXX&quot;;MOD(-[.$A367];[.J$1]))" office:value-type="float" office:value="0" calcext:value-type="float">
            <text:p>0</text:p>
          </table:table-cell>
        </table:table-row>
        <table:table-row table:style-name="ro1">
          <table:table-cell table:formula="of:=[.A367]+(13*37*461*17*19*739*41*23)" office:value-type="float" office:value="1.8171535357796E+016" calcext:value-type="float">
            <text:p>1.8171535357796E+016</text:p>
          </table:table-cell>
          <table:table-cell table:formula="of:=IF(MOD(-[.$A368];[.B$1])=[.B$3];&quot;XXX&quot;;MOD(-[.$A368];[.B$1]))" office:value-type="string" office:string-value="XXX" calcext:value-type="string">
            <text:p>XXX</text:p>
          </table:table-cell>
          <table:table-cell table:formula="of:=IF(MOD(-[.$A368];[.C$1])=[.C$3];&quot;XXX&quot;;MOD(-[.$A368];[.C$1]))" office:value-type="float" office:value="0" calcext:value-type="float">
            <text:p>0</text:p>
          </table:table-cell>
          <table:table-cell table:formula="of:=IF(MOD(-[.$A368];[.D$1])=[.D$3];&quot;XXX&quot;;MOD(-[.$A368];[.D$1]))" office:value-type="float" office:value="292" calcext:value-type="float">
            <text:p>292</text:p>
          </table:table-cell>
          <table:table-cell table:formula="of:=IF(MOD(-[.$A368];[.E$1])=[.E$3];&quot;XXX&quot;;MOD(-[.$A368];[.E$1]))" office:value-type="float" office:value="0" calcext:value-type="float">
            <text:p>0</text:p>
          </table:table-cell>
          <table:table-cell table:formula="of:=IF(MOD(-[.$A368];[.F$1])=[.F$3];&quot;XXX&quot;;MOD(-[.$A368];[.F$1]))" office:value-type="float" office:value="0" calcext:value-type="float">
            <text:p>0</text:p>
          </table:table-cell>
          <table:table-cell table:formula="of:=IF(MOD(-[.$A368];[.G$1])=[.G$3];&quot;XXX&quot;;MOD(-[.$A368];[.G$1]))" office:value-type="float" office:value="0" calcext:value-type="float">
            <text:p>0</text:p>
          </table:table-cell>
          <table:table-cell table:formula="of:=IF(MOD(-[.$A368];[.H$1])=[.H$3];&quot;XXX&quot;;MOD(-[.$A368];[.H$1]))" office:value-type="float" office:value="600" calcext:value-type="float">
            <text:p>600</text:p>
          </table:table-cell>
          <table:table-cell table:formula="of:=IF(MOD(-[.$A368];[.I$1])=[.I$3];&quot;XXX&quot;;MOD(-[.$A368];[.I$1]))" office:value-type="float" office:value="0" calcext:value-type="float">
            <text:p>0</text:p>
          </table:table-cell>
          <table:table-cell table:formula="of:=IF(MOD(-[.$A368];[.J$1])=[.J$3];&quot;XXX&quot;;MOD(-[.$A368];[.J$1]))" office:value-type="float" office:value="0" calcext:value-type="float">
            <text:p>0</text:p>
          </table:table-cell>
        </table:table-row>
        <table:table-row table:style-name="ro1">
          <table:table-cell table:formula="of:=[.A368]+(13*37*461*17*19*739*41*23)" office:value-type="float" office:value="1.82214473213188E+016" calcext:value-type="float">
            <text:p>1.82214473213188E+016</text:p>
          </table:table-cell>
          <table:table-cell table:formula="of:=IF(MOD(-[.$A369];[.B$1])=[.B$3];&quot;XXX&quot;;MOD(-[.$A369];[.B$1]))" office:value-type="string" office:string-value="XXX" calcext:value-type="string">
            <text:p>XXX</text:p>
          </table:table-cell>
          <table:table-cell table:formula="of:=IF(MOD(-[.$A369];[.C$1])=[.C$3];&quot;XXX&quot;;MOD(-[.$A369];[.C$1]))" office:value-type="float" office:value="0" calcext:value-type="float">
            <text:p>0</text:p>
          </table:table-cell>
          <table:table-cell table:formula="of:=IF(MOD(-[.$A369];[.D$1])=[.D$3];&quot;XXX&quot;;MOD(-[.$A369];[.D$1]))" office:value-type="float" office:value="288" calcext:value-type="float">
            <text:p>288</text:p>
          </table:table-cell>
          <table:table-cell table:formula="of:=IF(MOD(-[.$A369];[.E$1])=[.E$3];&quot;XXX&quot;;MOD(-[.$A369];[.E$1]))" office:value-type="float" office:value="0" calcext:value-type="float">
            <text:p>0</text:p>
          </table:table-cell>
          <table:table-cell table:formula="of:=IF(MOD(-[.$A369];[.F$1])=[.F$3];&quot;XXX&quot;;MOD(-[.$A369];[.F$1]))" office:value-type="float" office:value="0" calcext:value-type="float">
            <text:p>0</text:p>
          </table:table-cell>
          <table:table-cell table:formula="of:=IF(MOD(-[.$A369];[.G$1])=[.G$3];&quot;XXX&quot;;MOD(-[.$A369];[.G$1]))" office:value-type="float" office:value="0" calcext:value-type="float">
            <text:p>0</text:p>
          </table:table-cell>
          <table:table-cell table:formula="of:=IF(MOD(-[.$A369];[.H$1])=[.H$3];&quot;XXX&quot;;MOD(-[.$A369];[.H$1]))" office:value-type="float" office:value="600" calcext:value-type="float">
            <text:p>600</text:p>
          </table:table-cell>
          <table:table-cell table:formula="of:=IF(MOD(-[.$A369];[.I$1])=[.I$3];&quot;XXX&quot;;MOD(-[.$A369];[.I$1]))" office:value-type="float" office:value="0" calcext:value-type="float">
            <text:p>0</text:p>
          </table:table-cell>
          <table:table-cell table:formula="of:=IF(MOD(-[.$A369];[.J$1])=[.J$3];&quot;XXX&quot;;MOD(-[.$A369];[.J$1]))" office:value-type="float" office:value="0" calcext:value-type="float">
            <text:p>0</text:p>
          </table:table-cell>
        </table:table-row>
        <table:table-row table:style-name="ro1">
          <table:table-cell table:formula="of:=[.A369]+(13*37*461*17*19*739*41*23)" office:value-type="float" office:value="1.82713592848416E+016" calcext:value-type="float">
            <text:p>1.82713592848416E+016</text:p>
          </table:table-cell>
          <table:table-cell table:formula="of:=IF(MOD(-[.$A370];[.B$1])=[.B$3];&quot;XXX&quot;;MOD(-[.$A370];[.B$1]))" office:value-type="string" office:string-value="XXX" calcext:value-type="string">
            <text:p>XXX</text:p>
          </table:table-cell>
          <table:table-cell table:formula="of:=IF(MOD(-[.$A370];[.C$1])=[.C$3];&quot;XXX&quot;;MOD(-[.$A370];[.C$1]))" office:value-type="float" office:value="0" calcext:value-type="float">
            <text:p>0</text:p>
          </table:table-cell>
          <table:table-cell table:formula="of:=IF(MOD(-[.$A370];[.D$1])=[.D$3];&quot;XXX&quot;;MOD(-[.$A370];[.D$1]))" office:value-type="float" office:value="288" calcext:value-type="float">
            <text:p>288</text:p>
          </table:table-cell>
          <table:table-cell table:formula="of:=IF(MOD(-[.$A370];[.E$1])=[.E$3];&quot;XXX&quot;;MOD(-[.$A370];[.E$1]))" office:value-type="float" office:value="0" calcext:value-type="float">
            <text:p>0</text:p>
          </table:table-cell>
          <table:table-cell table:formula="of:=IF(MOD(-[.$A370];[.F$1])=[.F$3];&quot;XXX&quot;;MOD(-[.$A370];[.F$1]))" office:value-type="float" office:value="0" calcext:value-type="float">
            <text:p>0</text:p>
          </table:table-cell>
          <table:table-cell table:formula="of:=IF(MOD(-[.$A370];[.G$1])=[.G$3];&quot;XXX&quot;;MOD(-[.$A370];[.G$1]))" office:value-type="float" office:value="0" calcext:value-type="float">
            <text:p>0</text:p>
          </table:table-cell>
          <table:table-cell table:formula="of:=IF(MOD(-[.$A370];[.H$1])=[.H$3];&quot;XXX&quot;;MOD(-[.$A370];[.H$1]))" office:value-type="float" office:value="596" calcext:value-type="float">
            <text:p>596</text:p>
          </table:table-cell>
          <table:table-cell table:formula="of:=IF(MOD(-[.$A370];[.I$1])=[.I$3];&quot;XXX&quot;;MOD(-[.$A370];[.I$1]))" office:value-type="float" office:value="0" calcext:value-type="float">
            <text:p>0</text:p>
          </table:table-cell>
          <table:table-cell table:formula="of:=IF(MOD(-[.$A370];[.J$1])=[.J$3];&quot;XXX&quot;;MOD(-[.$A370];[.J$1]))" office:value-type="float" office:value="0" calcext:value-type="float">
            <text:p>0</text:p>
          </table:table-cell>
        </table:table-row>
        <table:table-row table:style-name="ro1">
          <table:table-cell table:formula="of:=[.A370]+(13*37*461*17*19*739*41*23)" office:value-type="float" office:value="1.83212712483644E+016" calcext:value-type="float">
            <text:p>1.83212712483644E+016</text:p>
          </table:table-cell>
          <table:table-cell table:formula="of:=IF(MOD(-[.$A371];[.B$1])=[.B$3];&quot;XXX&quot;;MOD(-[.$A371];[.B$1]))" office:value-type="string" office:string-value="XXX" calcext:value-type="string">
            <text:p>XXX</text:p>
          </table:table-cell>
          <table:table-cell table:formula="of:=IF(MOD(-[.$A371];[.C$1])=[.C$3];&quot;XXX&quot;;MOD(-[.$A371];[.C$1]))" office:value-type="float" office:value="0" calcext:value-type="float">
            <text:p>0</text:p>
          </table:table-cell>
          <table:table-cell table:formula="of:=IF(MOD(-[.$A371];[.D$1])=[.D$3];&quot;XXX&quot;;MOD(-[.$A371];[.D$1]))" office:value-type="float" office:value="288" calcext:value-type="float">
            <text:p>288</text:p>
          </table:table-cell>
          <table:table-cell table:formula="of:=IF(MOD(-[.$A371];[.E$1])=[.E$3];&quot;XXX&quot;;MOD(-[.$A371];[.E$1]))" office:value-type="float" office:value="0" calcext:value-type="float">
            <text:p>0</text:p>
          </table:table-cell>
          <table:table-cell table:formula="of:=IF(MOD(-[.$A371];[.F$1])=[.F$3];&quot;XXX&quot;;MOD(-[.$A371];[.F$1]))" office:value-type="float" office:value="0" calcext:value-type="float">
            <text:p>0</text:p>
          </table:table-cell>
          <table:table-cell table:formula="of:=IF(MOD(-[.$A371];[.G$1])=[.G$3];&quot;XXX&quot;;MOD(-[.$A371];[.G$1]))" office:value-type="float" office:value="0" calcext:value-type="float">
            <text:p>0</text:p>
          </table:table-cell>
          <table:table-cell table:formula="of:=IF(MOD(-[.$A371];[.H$1])=[.H$3];&quot;XXX&quot;;MOD(-[.$A371];[.H$1]))" office:value-type="float" office:value="596" calcext:value-type="float">
            <text:p>596</text:p>
          </table:table-cell>
          <table:table-cell table:formula="of:=IF(MOD(-[.$A371];[.I$1])=[.I$3];&quot;XXX&quot;;MOD(-[.$A371];[.I$1]))" office:value-type="float" office:value="0" calcext:value-type="float">
            <text:p>0</text:p>
          </table:table-cell>
          <table:table-cell table:formula="of:=IF(MOD(-[.$A371];[.J$1])=[.J$3];&quot;XXX&quot;;MOD(-[.$A371];[.J$1]))" office:value-type="float" office:value="0" calcext:value-type="float">
            <text:p>0</text:p>
          </table:table-cell>
        </table:table-row>
        <table:table-row table:style-name="ro1">
          <table:table-cell table:formula="of:=[.A371]+(13*37*461*17*19*739*41*23)" office:value-type="float" office:value="1.83711832118872E+016" calcext:value-type="float">
            <text:p>1.83711832118872E+016</text:p>
          </table:table-cell>
          <table:table-cell table:formula="of:=IF(MOD(-[.$A372];[.B$1])=[.B$3];&quot;XXX&quot;;MOD(-[.$A372];[.B$1]))" office:value-type="string" office:string-value="XXX" calcext:value-type="string">
            <text:p>XXX</text:p>
          </table:table-cell>
          <table:table-cell table:formula="of:=IF(MOD(-[.$A372];[.C$1])=[.C$3];&quot;XXX&quot;;MOD(-[.$A372];[.C$1]))" office:value-type="float" office:value="0" calcext:value-type="float">
            <text:p>0</text:p>
          </table:table-cell>
          <table:table-cell table:formula="of:=IF(MOD(-[.$A372];[.D$1])=[.D$3];&quot;XXX&quot;;MOD(-[.$A372];[.D$1]))" office:value-type="float" office:value="288" calcext:value-type="float">
            <text:p>288</text:p>
          </table:table-cell>
          <table:table-cell table:formula="of:=IF(MOD(-[.$A372];[.E$1])=[.E$3];&quot;XXX&quot;;MOD(-[.$A372];[.E$1]))" office:value-type="float" office:value="0" calcext:value-type="float">
            <text:p>0</text:p>
          </table:table-cell>
          <table:table-cell table:formula="of:=IF(MOD(-[.$A372];[.F$1])=[.F$3];&quot;XXX&quot;;MOD(-[.$A372];[.F$1]))" office:value-type="float" office:value="0" calcext:value-type="float">
            <text:p>0</text:p>
          </table:table-cell>
          <table:table-cell table:formula="of:=IF(MOD(-[.$A372];[.G$1])=[.G$3];&quot;XXX&quot;;MOD(-[.$A372];[.G$1]))" office:value-type="float" office:value="0" calcext:value-type="float">
            <text:p>0</text:p>
          </table:table-cell>
          <table:table-cell table:formula="of:=IF(MOD(-[.$A372];[.H$1])=[.H$3];&quot;XXX&quot;;MOD(-[.$A372];[.H$1]))" office:value-type="float" office:value="596" calcext:value-type="float">
            <text:p>596</text:p>
          </table:table-cell>
          <table:table-cell table:formula="of:=IF(MOD(-[.$A372];[.I$1])=[.I$3];&quot;XXX&quot;;MOD(-[.$A372];[.I$1]))" office:value-type="float" office:value="0" calcext:value-type="float">
            <text:p>0</text:p>
          </table:table-cell>
          <table:table-cell table:formula="of:=IF(MOD(-[.$A372];[.J$1])=[.J$3];&quot;XXX&quot;;MOD(-[.$A372];[.J$1]))" office:value-type="float" office:value="0" calcext:value-type="float">
            <text:p>0</text:p>
          </table:table-cell>
        </table:table-row>
        <table:table-row table:style-name="ro1">
          <table:table-cell table:formula="of:=[.A372]+(13*37*461*17*19*739*41*23)" office:value-type="float" office:value="1.842109517541E+016" calcext:value-type="float">
            <text:p>1.842109517541E+016</text:p>
          </table:table-cell>
          <table:table-cell table:formula="of:=IF(MOD(-[.$A373];[.B$1])=[.B$3];&quot;XXX&quot;;MOD(-[.$A373];[.B$1]))" office:value-type="string" office:string-value="XXX" calcext:value-type="string">
            <text:p>XXX</text:p>
          </table:table-cell>
          <table:table-cell table:formula="of:=IF(MOD(-[.$A373];[.C$1])=[.C$3];&quot;XXX&quot;;MOD(-[.$A373];[.C$1]))" office:value-type="float" office:value="0" calcext:value-type="float">
            <text:p>0</text:p>
          </table:table-cell>
          <table:table-cell table:formula="of:=IF(MOD(-[.$A373];[.D$1])=[.D$3];&quot;XXX&quot;;MOD(-[.$A373];[.D$1]))" office:value-type="float" office:value="288" calcext:value-type="float">
            <text:p>288</text:p>
          </table:table-cell>
          <table:table-cell table:formula="of:=IF(MOD(-[.$A373];[.E$1])=[.E$3];&quot;XXX&quot;;MOD(-[.$A373];[.E$1]))" office:value-type="float" office:value="0" calcext:value-type="float">
            <text:p>0</text:p>
          </table:table-cell>
          <table:table-cell table:formula="of:=IF(MOD(-[.$A373];[.F$1])=[.F$3];&quot;XXX&quot;;MOD(-[.$A373];[.F$1]))" office:value-type="float" office:value="0" calcext:value-type="float">
            <text:p>0</text:p>
          </table:table-cell>
          <table:table-cell table:formula="of:=IF(MOD(-[.$A373];[.G$1])=[.G$3];&quot;XXX&quot;;MOD(-[.$A373];[.G$1]))" office:value-type="float" office:value="0" calcext:value-type="float">
            <text:p>0</text:p>
          </table:table-cell>
          <table:table-cell table:formula="of:=IF(MOD(-[.$A373];[.H$1])=[.H$3];&quot;XXX&quot;;MOD(-[.$A373];[.H$1]))" office:value-type="float" office:value="596" calcext:value-type="float">
            <text:p>596</text:p>
          </table:table-cell>
          <table:table-cell table:formula="of:=IF(MOD(-[.$A373];[.I$1])=[.I$3];&quot;XXX&quot;;MOD(-[.$A373];[.I$1]))" office:value-type="float" office:value="0" calcext:value-type="float">
            <text:p>0</text:p>
          </table:table-cell>
          <table:table-cell table:formula="of:=IF(MOD(-[.$A373];[.J$1])=[.J$3];&quot;XXX&quot;;MOD(-[.$A373];[.J$1]))" office:value-type="float" office:value="0" calcext:value-type="float">
            <text:p>0</text:p>
          </table:table-cell>
        </table:table-row>
        <table:table-row table:style-name="ro1">
          <table:table-cell table:formula="of:=[.A373]+(13*37*461*17*19*739*41*23)" office:value-type="float" office:value="1.84710071389328E+016" calcext:value-type="float">
            <text:p>1.84710071389328E+016</text:p>
          </table:table-cell>
          <table:table-cell table:formula="of:=IF(MOD(-[.$A374];[.B$1])=[.B$3];&quot;XXX&quot;;MOD(-[.$A374];[.B$1]))" office:value-type="string" office:string-value="XXX" calcext:value-type="string">
            <text:p>XXX</text:p>
          </table:table-cell>
          <table:table-cell table:formula="of:=IF(MOD(-[.$A374];[.C$1])=[.C$3];&quot;XXX&quot;;MOD(-[.$A374];[.C$1]))" office:value-type="float" office:value="0" calcext:value-type="float">
            <text:p>0</text:p>
          </table:table-cell>
          <table:table-cell table:formula="of:=IF(MOD(-[.$A374];[.D$1])=[.D$3];&quot;XXX&quot;;MOD(-[.$A374];[.D$1]))" office:value-type="float" office:value="284" calcext:value-type="float">
            <text:p>284</text:p>
          </table:table-cell>
          <table:table-cell table:formula="of:=IF(MOD(-[.$A374];[.E$1])=[.E$3];&quot;XXX&quot;;MOD(-[.$A374];[.E$1]))" office:value-type="float" office:value="0" calcext:value-type="float">
            <text:p>0</text:p>
          </table:table-cell>
          <table:table-cell table:formula="of:=IF(MOD(-[.$A374];[.F$1])=[.F$3];&quot;XXX&quot;;MOD(-[.$A374];[.F$1]))" office:value-type="float" office:value="0" calcext:value-type="float">
            <text:p>0</text:p>
          </table:table-cell>
          <table:table-cell table:formula="of:=IF(MOD(-[.$A374];[.G$1])=[.G$3];&quot;XXX&quot;;MOD(-[.$A374];[.G$1]))" office:value-type="float" office:value="0" calcext:value-type="float">
            <text:p>0</text:p>
          </table:table-cell>
          <table:table-cell table:formula="of:=IF(MOD(-[.$A374];[.H$1])=[.H$3];&quot;XXX&quot;;MOD(-[.$A374];[.H$1]))" office:value-type="float" office:value="596" calcext:value-type="float">
            <text:p>596</text:p>
          </table:table-cell>
          <table:table-cell table:formula="of:=IF(MOD(-[.$A374];[.I$1])=[.I$3];&quot;XXX&quot;;MOD(-[.$A374];[.I$1]))" office:value-type="float" office:value="0" calcext:value-type="float">
            <text:p>0</text:p>
          </table:table-cell>
          <table:table-cell table:formula="of:=IF(MOD(-[.$A374];[.J$1])=[.J$3];&quot;XXX&quot;;MOD(-[.$A374];[.J$1]))" office:value-type="float" office:value="0" calcext:value-type="float">
            <text:p>0</text:p>
          </table:table-cell>
        </table:table-row>
        <table:table-row table:style-name="ro1">
          <table:table-cell table:formula="of:=[.A374]+(13*37*461*17*19*739*41*23)" office:value-type="float" office:value="1.85209191024557E+016" calcext:value-type="float">
            <text:p>1.85209191024557E+016</text:p>
          </table:table-cell>
          <table:table-cell table:formula="of:=IF(MOD(-[.$A375];[.B$1])=[.B$3];&quot;XXX&quot;;MOD(-[.$A375];[.B$1]))" office:value-type="string" office:string-value="XXX" calcext:value-type="string">
            <text:p>XXX</text:p>
          </table:table-cell>
          <table:table-cell table:formula="of:=IF(MOD(-[.$A375];[.C$1])=[.C$3];&quot;XXX&quot;;MOD(-[.$A375];[.C$1]))" office:value-type="float" office:value="0" calcext:value-type="float">
            <text:p>0</text:p>
          </table:table-cell>
          <table:table-cell table:formula="of:=IF(MOD(-[.$A375];[.D$1])=[.D$3];&quot;XXX&quot;;MOD(-[.$A375];[.D$1]))" office:value-type="float" office:value="284" calcext:value-type="float">
            <text:p>284</text:p>
          </table:table-cell>
          <table:table-cell table:formula="of:=IF(MOD(-[.$A375];[.E$1])=[.E$3];&quot;XXX&quot;;MOD(-[.$A375];[.E$1]))" office:value-type="float" office:value="0" calcext:value-type="float">
            <text:p>0</text:p>
          </table:table-cell>
          <table:table-cell table:formula="of:=IF(MOD(-[.$A375];[.F$1])=[.F$3];&quot;XXX&quot;;MOD(-[.$A375];[.F$1]))" office:value-type="float" office:value="0" calcext:value-type="float">
            <text:p>0</text:p>
          </table:table-cell>
          <table:table-cell table:formula="of:=IF(MOD(-[.$A375];[.G$1])=[.G$3];&quot;XXX&quot;;MOD(-[.$A375];[.G$1]))" office:value-type="float" office:value="0" calcext:value-type="float">
            <text:p>0</text:p>
          </table:table-cell>
          <table:table-cell table:formula="of:=IF(MOD(-[.$A375];[.H$1])=[.H$3];&quot;XXX&quot;;MOD(-[.$A375];[.H$1]))" office:value-type="float" office:value="592" calcext:value-type="float">
            <text:p>592</text:p>
          </table:table-cell>
          <table:table-cell table:formula="of:=IF(MOD(-[.$A375];[.I$1])=[.I$3];&quot;XXX&quot;;MOD(-[.$A375];[.I$1]))" office:value-type="float" office:value="0" calcext:value-type="float">
            <text:p>0</text:p>
          </table:table-cell>
          <table:table-cell table:formula="of:=IF(MOD(-[.$A375];[.J$1])=[.J$3];&quot;XXX&quot;;MOD(-[.$A375];[.J$1]))" office:value-type="float" office:value="0" calcext:value-type="float">
            <text:p>0</text:p>
          </table:table-cell>
        </table:table-row>
        <table:table-row table:style-name="ro1">
          <table:table-cell table:formula="of:=[.A375]+(13*37*461*17*19*739*41*23)" office:value-type="float" office:value="1.85708310659785E+016" calcext:value-type="float">
            <text:p>1.85708310659785E+016</text:p>
          </table:table-cell>
          <table:table-cell table:formula="of:=IF(MOD(-[.$A376];[.B$1])=[.B$3];&quot;XXX&quot;;MOD(-[.$A376];[.B$1]))" office:value-type="string" office:string-value="XXX" calcext:value-type="string">
            <text:p>XXX</text:p>
          </table:table-cell>
          <table:table-cell table:formula="of:=IF(MOD(-[.$A376];[.C$1])=[.C$3];&quot;XXX&quot;;MOD(-[.$A376];[.C$1]))" office:value-type="float" office:value="0" calcext:value-type="float">
            <text:p>0</text:p>
          </table:table-cell>
          <table:table-cell table:formula="of:=IF(MOD(-[.$A376];[.D$1])=[.D$3];&quot;XXX&quot;;MOD(-[.$A376];[.D$1]))" office:value-type="float" office:value="284" calcext:value-type="float">
            <text:p>284</text:p>
          </table:table-cell>
          <table:table-cell table:formula="of:=IF(MOD(-[.$A376];[.E$1])=[.E$3];&quot;XXX&quot;;MOD(-[.$A376];[.E$1]))" office:value-type="float" office:value="0" calcext:value-type="float">
            <text:p>0</text:p>
          </table:table-cell>
          <table:table-cell table:formula="of:=IF(MOD(-[.$A376];[.F$1])=[.F$3];&quot;XXX&quot;;MOD(-[.$A376];[.F$1]))" office:value-type="float" office:value="0" calcext:value-type="float">
            <text:p>0</text:p>
          </table:table-cell>
          <table:table-cell table:formula="of:=IF(MOD(-[.$A376];[.G$1])=[.G$3];&quot;XXX&quot;;MOD(-[.$A376];[.G$1]))" office:value-type="float" office:value="0" calcext:value-type="float">
            <text:p>0</text:p>
          </table:table-cell>
          <table:table-cell table:formula="of:=IF(MOD(-[.$A376];[.H$1])=[.H$3];&quot;XXX&quot;;MOD(-[.$A376];[.H$1]))" office:value-type="float" office:value="592" calcext:value-type="float">
            <text:p>592</text:p>
          </table:table-cell>
          <table:table-cell table:formula="of:=IF(MOD(-[.$A376];[.I$1])=[.I$3];&quot;XXX&quot;;MOD(-[.$A376];[.I$1]))" office:value-type="float" office:value="0" calcext:value-type="float">
            <text:p>0</text:p>
          </table:table-cell>
          <table:table-cell table:formula="of:=IF(MOD(-[.$A376];[.J$1])=[.J$3];&quot;XXX&quot;;MOD(-[.$A376];[.J$1]))" office:value-type="float" office:value="0" calcext:value-type="float">
            <text:p>0</text:p>
          </table:table-cell>
        </table:table-row>
        <table:table-row table:style-name="ro1">
          <table:table-cell table:formula="of:=[.A376]+(13*37*461*17*19*739*41*23)" office:value-type="float" office:value="1.86207430295013E+016" calcext:value-type="float">
            <text:p>1.86207430295013E+016</text:p>
          </table:table-cell>
          <table:table-cell table:formula="of:=IF(MOD(-[.$A377];[.B$1])=[.B$3];&quot;XXX&quot;;MOD(-[.$A377];[.B$1]))" office:value-type="string" office:string-value="XXX" calcext:value-type="string">
            <text:p>XXX</text:p>
          </table:table-cell>
          <table:table-cell table:formula="of:=IF(MOD(-[.$A377];[.C$1])=[.C$3];&quot;XXX&quot;;MOD(-[.$A377];[.C$1]))" office:value-type="float" office:value="0" calcext:value-type="float">
            <text:p>0</text:p>
          </table:table-cell>
          <table:table-cell table:formula="of:=IF(MOD(-[.$A377];[.D$1])=[.D$3];&quot;XXX&quot;;MOD(-[.$A377];[.D$1]))" office:value-type="float" office:value="280" calcext:value-type="float">
            <text:p>280</text:p>
          </table:table-cell>
          <table:table-cell table:formula="of:=IF(MOD(-[.$A377];[.E$1])=[.E$3];&quot;XXX&quot;;MOD(-[.$A377];[.E$1]))" office:value-type="float" office:value="0" calcext:value-type="float">
            <text:p>0</text:p>
          </table:table-cell>
          <table:table-cell table:formula="of:=IF(MOD(-[.$A377];[.F$1])=[.F$3];&quot;XXX&quot;;MOD(-[.$A377];[.F$1]))" office:value-type="float" office:value="0" calcext:value-type="float">
            <text:p>0</text:p>
          </table:table-cell>
          <table:table-cell table:formula="of:=IF(MOD(-[.$A377];[.G$1])=[.G$3];&quot;XXX&quot;;MOD(-[.$A377];[.G$1]))" office:value-type="float" office:value="0" calcext:value-type="float">
            <text:p>0</text:p>
          </table:table-cell>
          <table:table-cell table:formula="of:=IF(MOD(-[.$A377];[.H$1])=[.H$3];&quot;XXX&quot;;MOD(-[.$A377];[.H$1]))" office:value-type="float" office:value="592" calcext:value-type="float">
            <text:p>592</text:p>
          </table:table-cell>
          <table:table-cell table:formula="of:=IF(MOD(-[.$A377];[.I$1])=[.I$3];&quot;XXX&quot;;MOD(-[.$A377];[.I$1]))" office:value-type="float" office:value="0" calcext:value-type="float">
            <text:p>0</text:p>
          </table:table-cell>
          <table:table-cell table:formula="of:=IF(MOD(-[.$A377];[.J$1])=[.J$3];&quot;XXX&quot;;MOD(-[.$A377];[.J$1]))" office:value-type="float" office:value="0" calcext:value-type="float">
            <text:p>0</text:p>
          </table:table-cell>
        </table:table-row>
        <table:table-row table:style-name="ro1">
          <table:table-cell table:formula="of:=[.A377]+(13*37*461*17*19*739*41*23)" office:value-type="float" office:value="1.86706549930241E+016" calcext:value-type="float">
            <text:p>1.86706549930241E+016</text:p>
          </table:table-cell>
          <table:table-cell table:formula="of:=IF(MOD(-[.$A378];[.B$1])=[.B$3];&quot;XXX&quot;;MOD(-[.$A378];[.B$1]))" office:value-type="string" office:string-value="XXX" calcext:value-type="string">
            <text:p>XXX</text:p>
          </table:table-cell>
          <table:table-cell table:formula="of:=IF(MOD(-[.$A378];[.C$1])=[.C$3];&quot;XXX&quot;;MOD(-[.$A378];[.C$1]))" office:value-type="float" office:value="0" calcext:value-type="float">
            <text:p>0</text:p>
          </table:table-cell>
          <table:table-cell table:formula="of:=IF(MOD(-[.$A378];[.D$1])=[.D$3];&quot;XXX&quot;;MOD(-[.$A378];[.D$1]))" office:value-type="float" office:value="280" calcext:value-type="float">
            <text:p>280</text:p>
          </table:table-cell>
          <table:table-cell table:formula="of:=IF(MOD(-[.$A378];[.E$1])=[.E$3];&quot;XXX&quot;;MOD(-[.$A378];[.E$1]))" office:value-type="float" office:value="0" calcext:value-type="float">
            <text:p>0</text:p>
          </table:table-cell>
          <table:table-cell table:formula="of:=IF(MOD(-[.$A378];[.F$1])=[.F$3];&quot;XXX&quot;;MOD(-[.$A378];[.F$1]))" office:value-type="float" office:value="0" calcext:value-type="float">
            <text:p>0</text:p>
          </table:table-cell>
          <table:table-cell table:formula="of:=IF(MOD(-[.$A378];[.G$1])=[.G$3];&quot;XXX&quot;;MOD(-[.$A378];[.G$1]))" office:value-type="float" office:value="0" calcext:value-type="float">
            <text:p>0</text:p>
          </table:table-cell>
          <table:table-cell table:formula="of:=IF(MOD(-[.$A378];[.H$1])=[.H$3];&quot;XXX&quot;;MOD(-[.$A378];[.H$1]))" office:value-type="float" office:value="588" calcext:value-type="float">
            <text:p>588</text:p>
          </table:table-cell>
          <table:table-cell table:formula="of:=IF(MOD(-[.$A378];[.I$1])=[.I$3];&quot;XXX&quot;;MOD(-[.$A378];[.I$1]))" office:value-type="float" office:value="0" calcext:value-type="float">
            <text:p>0</text:p>
          </table:table-cell>
          <table:table-cell table:formula="of:=IF(MOD(-[.$A378];[.J$1])=[.J$3];&quot;XXX&quot;;MOD(-[.$A378];[.J$1]))" office:value-type="float" office:value="0" calcext:value-type="float">
            <text:p>0</text:p>
          </table:table-cell>
        </table:table-row>
        <table:table-row table:style-name="ro1">
          <table:table-cell table:formula="of:=[.A378]+(13*37*461*17*19*739*41*23)" office:value-type="float" office:value="1.87205669565469E+016" calcext:value-type="float">
            <text:p>1.87205669565469E+016</text:p>
          </table:table-cell>
          <table:table-cell table:formula="of:=IF(MOD(-[.$A379];[.B$1])=[.B$3];&quot;XXX&quot;;MOD(-[.$A379];[.B$1]))" office:value-type="string" office:string-value="XXX" calcext:value-type="string">
            <text:p>XXX</text:p>
          </table:table-cell>
          <table:table-cell table:formula="of:=IF(MOD(-[.$A379];[.C$1])=[.C$3];&quot;XXX&quot;;MOD(-[.$A379];[.C$1]))" office:value-type="float" office:value="0" calcext:value-type="float">
            <text:p>0</text:p>
          </table:table-cell>
          <table:table-cell table:formula="of:=IF(MOD(-[.$A379];[.D$1])=[.D$3];&quot;XXX&quot;;MOD(-[.$A379];[.D$1]))" office:value-type="float" office:value="280" calcext:value-type="float">
            <text:p>280</text:p>
          </table:table-cell>
          <table:table-cell table:formula="of:=IF(MOD(-[.$A379];[.E$1])=[.E$3];&quot;XXX&quot;;MOD(-[.$A379];[.E$1]))" office:value-type="float" office:value="0" calcext:value-type="float">
            <text:p>0</text:p>
          </table:table-cell>
          <table:table-cell table:formula="of:=IF(MOD(-[.$A379];[.F$1])=[.F$3];&quot;XXX&quot;;MOD(-[.$A379];[.F$1]))" office:value-type="float" office:value="0" calcext:value-type="float">
            <text:p>0</text:p>
          </table:table-cell>
          <table:table-cell table:formula="of:=IF(MOD(-[.$A379];[.G$1])=[.G$3];&quot;XXX&quot;;MOD(-[.$A379];[.G$1]))" office:value-type="float" office:value="0" calcext:value-type="float">
            <text:p>0</text:p>
          </table:table-cell>
          <table:table-cell table:formula="of:=IF(MOD(-[.$A379];[.H$1])=[.H$3];&quot;XXX&quot;;MOD(-[.$A379];[.H$1]))" office:value-type="float" office:value="588" calcext:value-type="float">
            <text:p>588</text:p>
          </table:table-cell>
          <table:table-cell table:formula="of:=IF(MOD(-[.$A379];[.I$1])=[.I$3];&quot;XXX&quot;;MOD(-[.$A379];[.I$1]))" office:value-type="float" office:value="0" calcext:value-type="float">
            <text:p>0</text:p>
          </table:table-cell>
          <table:table-cell table:formula="of:=IF(MOD(-[.$A379];[.J$1])=[.J$3];&quot;XXX&quot;;MOD(-[.$A379];[.J$1]))" office:value-type="float" office:value="0" calcext:value-type="float">
            <text:p>0</text:p>
          </table:table-cell>
        </table:table-row>
        <table:table-row table:style-name="ro1">
          <table:table-cell table:formula="of:=[.A379]+(13*37*461*17*19*739*41*23)" office:value-type="float" office:value="1.87704789200697E+016" calcext:value-type="float">
            <text:p>1.87704789200697E+016</text:p>
          </table:table-cell>
          <table:table-cell table:formula="of:=IF(MOD(-[.$A380];[.B$1])=[.B$3];&quot;XXX&quot;;MOD(-[.$A380];[.B$1]))" office:value-type="string" office:string-value="XXX" calcext:value-type="string">
            <text:p>XXX</text:p>
          </table:table-cell>
          <table:table-cell table:formula="of:=IF(MOD(-[.$A380];[.C$1])=[.C$3];&quot;XXX&quot;;MOD(-[.$A380];[.C$1]))" office:value-type="float" office:value="0" calcext:value-type="float">
            <text:p>0</text:p>
          </table:table-cell>
          <table:table-cell table:formula="of:=IF(MOD(-[.$A380];[.D$1])=[.D$3];&quot;XXX&quot;;MOD(-[.$A380];[.D$1]))" office:value-type="float" office:value="280" calcext:value-type="float">
            <text:p>280</text:p>
          </table:table-cell>
          <table:table-cell table:formula="of:=IF(MOD(-[.$A380];[.E$1])=[.E$3];&quot;XXX&quot;;MOD(-[.$A380];[.E$1]))" office:value-type="float" office:value="0" calcext:value-type="float">
            <text:p>0</text:p>
          </table:table-cell>
          <table:table-cell table:formula="of:=IF(MOD(-[.$A380];[.F$1])=[.F$3];&quot;XXX&quot;;MOD(-[.$A380];[.F$1]))" office:value-type="float" office:value="0" calcext:value-type="float">
            <text:p>0</text:p>
          </table:table-cell>
          <table:table-cell table:formula="of:=IF(MOD(-[.$A380];[.G$1])=[.G$3];&quot;XXX&quot;;MOD(-[.$A380];[.G$1]))" office:value-type="float" office:value="0" calcext:value-type="float">
            <text:p>0</text:p>
          </table:table-cell>
          <table:table-cell table:formula="of:=IF(MOD(-[.$A380];[.H$1])=[.H$3];&quot;XXX&quot;;MOD(-[.$A380];[.H$1]))" office:value-type="float" office:value="588" calcext:value-type="float">
            <text:p>588</text:p>
          </table:table-cell>
          <table:table-cell table:formula="of:=IF(MOD(-[.$A380];[.I$1])=[.I$3];&quot;XXX&quot;;MOD(-[.$A380];[.I$1]))" office:value-type="float" office:value="0" calcext:value-type="float">
            <text:p>0</text:p>
          </table:table-cell>
          <table:table-cell table:formula="of:=IF(MOD(-[.$A380];[.J$1])=[.J$3];&quot;XXX&quot;;MOD(-[.$A380];[.J$1]))" office:value-type="float" office:value="0" calcext:value-type="float">
            <text:p>0</text:p>
          </table:table-cell>
        </table:table-row>
        <table:table-row table:style-name="ro1">
          <table:table-cell table:formula="of:=[.A380]+(13*37*461*17*19*739*41*23)" office:value-type="float" office:value="1.88203908835925E+016" calcext:value-type="float">
            <text:p>1.88203908835925E+016</text:p>
          </table:table-cell>
          <table:table-cell table:formula="of:=IF(MOD(-[.$A381];[.B$1])=[.B$3];&quot;XXX&quot;;MOD(-[.$A381];[.B$1]))" office:value-type="string" office:string-value="XXX" calcext:value-type="string">
            <text:p>XXX</text:p>
          </table:table-cell>
          <table:table-cell table:formula="of:=IF(MOD(-[.$A381];[.C$1])=[.C$3];&quot;XXX&quot;;MOD(-[.$A381];[.C$1]))" office:value-type="float" office:value="0" calcext:value-type="float">
            <text:p>0</text:p>
          </table:table-cell>
          <table:table-cell table:formula="of:=IF(MOD(-[.$A381];[.D$1])=[.D$3];&quot;XXX&quot;;MOD(-[.$A381];[.D$1]))" office:value-type="float" office:value="280" calcext:value-type="float">
            <text:p>280</text:p>
          </table:table-cell>
          <table:table-cell table:formula="of:=IF(MOD(-[.$A381];[.E$1])=[.E$3];&quot;XXX&quot;;MOD(-[.$A381];[.E$1]))" office:value-type="float" office:value="0" calcext:value-type="float">
            <text:p>0</text:p>
          </table:table-cell>
          <table:table-cell table:formula="of:=IF(MOD(-[.$A381];[.F$1])=[.F$3];&quot;XXX&quot;;MOD(-[.$A381];[.F$1]))" office:value-type="float" office:value="0" calcext:value-type="float">
            <text:p>0</text:p>
          </table:table-cell>
          <table:table-cell table:formula="of:=IF(MOD(-[.$A381];[.G$1])=[.G$3];&quot;XXX&quot;;MOD(-[.$A381];[.G$1]))" office:value-type="float" office:value="0" calcext:value-type="float">
            <text:p>0</text:p>
          </table:table-cell>
          <table:table-cell table:formula="of:=IF(MOD(-[.$A381];[.H$1])=[.H$3];&quot;XXX&quot;;MOD(-[.$A381];[.H$1]))" office:value-type="float" office:value="588" calcext:value-type="float">
            <text:p>588</text:p>
          </table:table-cell>
          <table:table-cell table:formula="of:=IF(MOD(-[.$A381];[.I$1])=[.I$3];&quot;XXX&quot;;MOD(-[.$A381];[.I$1]))" office:value-type="float" office:value="0" calcext:value-type="float">
            <text:p>0</text:p>
          </table:table-cell>
          <table:table-cell table:formula="of:=IF(MOD(-[.$A381];[.J$1])=[.J$3];&quot;XXX&quot;;MOD(-[.$A381];[.J$1]))" office:value-type="float" office:value="0" calcext:value-type="float">
            <text:p>0</text:p>
          </table:table-cell>
        </table:table-row>
        <table:table-row table:style-name="ro1">
          <table:table-cell table:formula="of:=[.A381]+(13*37*461*17*19*739*41*23)" office:value-type="float" office:value="1.88703028471153E+016" calcext:value-type="float">
            <text:p>1.88703028471153E+016</text:p>
          </table:table-cell>
          <table:table-cell table:formula="of:=IF(MOD(-[.$A382];[.B$1])=[.B$3];&quot;XXX&quot;;MOD(-[.$A382];[.B$1]))" office:value-type="string" office:string-value="XXX" calcext:value-type="string">
            <text:p>XXX</text:p>
          </table:table-cell>
          <table:table-cell table:formula="of:=IF(MOD(-[.$A382];[.C$1])=[.C$3];&quot;XXX&quot;;MOD(-[.$A382];[.C$1]))" office:value-type="float" office:value="0" calcext:value-type="float">
            <text:p>0</text:p>
          </table:table-cell>
          <table:table-cell table:formula="of:=IF(MOD(-[.$A382];[.D$1])=[.D$3];&quot;XXX&quot;;MOD(-[.$A382];[.D$1]))" office:value-type="float" office:value="276" calcext:value-type="float">
            <text:p>276</text:p>
          </table:table-cell>
          <table:table-cell table:formula="of:=IF(MOD(-[.$A382];[.E$1])=[.E$3];&quot;XXX&quot;;MOD(-[.$A382];[.E$1]))" office:value-type="float" office:value="0" calcext:value-type="float">
            <text:p>0</text:p>
          </table:table-cell>
          <table:table-cell table:formula="of:=IF(MOD(-[.$A382];[.F$1])=[.F$3];&quot;XXX&quot;;MOD(-[.$A382];[.F$1]))" office:value-type="float" office:value="0" calcext:value-type="float">
            <text:p>0</text:p>
          </table:table-cell>
          <table:table-cell table:formula="of:=IF(MOD(-[.$A382];[.G$1])=[.G$3];&quot;XXX&quot;;MOD(-[.$A382];[.G$1]))" office:value-type="float" office:value="0" calcext:value-type="float">
            <text:p>0</text:p>
          </table:table-cell>
          <table:table-cell table:formula="of:=IF(MOD(-[.$A382];[.H$1])=[.H$3];&quot;XXX&quot;;MOD(-[.$A382];[.H$1]))" office:value-type="float" office:value="588" calcext:value-type="float">
            <text:p>588</text:p>
          </table:table-cell>
          <table:table-cell table:formula="of:=IF(MOD(-[.$A382];[.I$1])=[.I$3];&quot;XXX&quot;;MOD(-[.$A382];[.I$1]))" office:value-type="float" office:value="0" calcext:value-type="float">
            <text:p>0</text:p>
          </table:table-cell>
          <table:table-cell table:formula="of:=IF(MOD(-[.$A382];[.J$1])=[.J$3];&quot;XXX&quot;;MOD(-[.$A382];[.J$1]))" office:value-type="float" office:value="0" calcext:value-type="float">
            <text:p>0</text:p>
          </table:table-cell>
        </table:table-row>
        <table:table-row table:style-name="ro1">
          <table:table-cell table:formula="of:=[.A382]+(13*37*461*17*19*739*41*23)" office:value-type="float" office:value="1.89202148106381E+016" calcext:value-type="float">
            <text:p>1.89202148106381E+016</text:p>
          </table:table-cell>
          <table:table-cell table:formula="of:=IF(MOD(-[.$A383];[.B$1])=[.B$3];&quot;XXX&quot;;MOD(-[.$A383];[.B$1]))" office:value-type="string" office:string-value="XXX" calcext:value-type="string">
            <text:p>XXX</text:p>
          </table:table-cell>
          <table:table-cell table:formula="of:=IF(MOD(-[.$A383];[.C$1])=[.C$3];&quot;XXX&quot;;MOD(-[.$A383];[.C$1]))" office:value-type="float" office:value="0" calcext:value-type="float">
            <text:p>0</text:p>
          </table:table-cell>
          <table:table-cell table:formula="of:=IF(MOD(-[.$A383];[.D$1])=[.D$3];&quot;XXX&quot;;MOD(-[.$A383];[.D$1]))" office:value-type="float" office:value="276" calcext:value-type="float">
            <text:p>276</text:p>
          </table:table-cell>
          <table:table-cell table:formula="of:=IF(MOD(-[.$A383];[.E$1])=[.E$3];&quot;XXX&quot;;MOD(-[.$A383];[.E$1]))" office:value-type="float" office:value="0" calcext:value-type="float">
            <text:p>0</text:p>
          </table:table-cell>
          <table:table-cell table:formula="of:=IF(MOD(-[.$A383];[.F$1])=[.F$3];&quot;XXX&quot;;MOD(-[.$A383];[.F$1]))" office:value-type="float" office:value="0" calcext:value-type="float">
            <text:p>0</text:p>
          </table:table-cell>
          <table:table-cell table:formula="of:=IF(MOD(-[.$A383];[.G$1])=[.G$3];&quot;XXX&quot;;MOD(-[.$A383];[.G$1]))" office:value-type="float" office:value="0" calcext:value-type="float">
            <text:p>0</text:p>
          </table:table-cell>
          <table:table-cell table:formula="of:=IF(MOD(-[.$A383];[.H$1])=[.H$3];&quot;XXX&quot;;MOD(-[.$A383];[.H$1]))" office:value-type="float" office:value="584" calcext:value-type="float">
            <text:p>584</text:p>
          </table:table-cell>
          <table:table-cell table:formula="of:=IF(MOD(-[.$A383];[.I$1])=[.I$3];&quot;XXX&quot;;MOD(-[.$A383];[.I$1]))" office:value-type="float" office:value="0" calcext:value-type="float">
            <text:p>0</text:p>
          </table:table-cell>
          <table:table-cell table:formula="of:=IF(MOD(-[.$A383];[.J$1])=[.J$3];&quot;XXX&quot;;MOD(-[.$A383];[.J$1]))" office:value-type="float" office:value="0" calcext:value-type="float">
            <text:p>0</text:p>
          </table:table-cell>
        </table:table-row>
        <table:table-row table:style-name="ro1">
          <table:table-cell table:formula="of:=[.A383]+(13*37*461*17*19*739*41*23)" office:value-type="float" office:value="1.8970126774161E+016" calcext:value-type="float">
            <text:p>1.8970126774161E+016</text:p>
          </table:table-cell>
          <table:table-cell table:formula="of:=IF(MOD(-[.$A384];[.B$1])=[.B$3];&quot;XXX&quot;;MOD(-[.$A384];[.B$1]))" office:value-type="string" office:string-value="XXX" calcext:value-type="string">
            <text:p>XXX</text:p>
          </table:table-cell>
          <table:table-cell table:formula="of:=IF(MOD(-[.$A384];[.C$1])=[.C$3];&quot;XXX&quot;;MOD(-[.$A384];[.C$1]))" office:value-type="float" office:value="0" calcext:value-type="float">
            <text:p>0</text:p>
          </table:table-cell>
          <table:table-cell table:formula="of:=IF(MOD(-[.$A384];[.D$1])=[.D$3];&quot;XXX&quot;;MOD(-[.$A384];[.D$1]))" office:value-type="float" office:value="276" calcext:value-type="float">
            <text:p>276</text:p>
          </table:table-cell>
          <table:table-cell table:formula="of:=IF(MOD(-[.$A384];[.E$1])=[.E$3];&quot;XXX&quot;;MOD(-[.$A384];[.E$1]))" office:value-type="float" office:value="0" calcext:value-type="float">
            <text:p>0</text:p>
          </table:table-cell>
          <table:table-cell table:formula="of:=IF(MOD(-[.$A384];[.F$1])=[.F$3];&quot;XXX&quot;;MOD(-[.$A384];[.F$1]))" office:value-type="float" office:value="0" calcext:value-type="float">
            <text:p>0</text:p>
          </table:table-cell>
          <table:table-cell table:formula="of:=IF(MOD(-[.$A384];[.G$1])=[.G$3];&quot;XXX&quot;;MOD(-[.$A384];[.G$1]))" office:value-type="float" office:value="0" calcext:value-type="float">
            <text:p>0</text:p>
          </table:table-cell>
          <table:table-cell table:formula="of:=IF(MOD(-[.$A384];[.H$1])=[.H$3];&quot;XXX&quot;;MOD(-[.$A384];[.H$1]))" office:value-type="float" office:value="584" calcext:value-type="float">
            <text:p>584</text:p>
          </table:table-cell>
          <table:table-cell table:formula="of:=IF(MOD(-[.$A384];[.I$1])=[.I$3];&quot;XXX&quot;;MOD(-[.$A384];[.I$1]))" office:value-type="float" office:value="0" calcext:value-type="float">
            <text:p>0</text:p>
          </table:table-cell>
          <table:table-cell table:formula="of:=IF(MOD(-[.$A384];[.J$1])=[.J$3];&quot;XXX&quot;;MOD(-[.$A384];[.J$1]))" office:value-type="float" office:value="0" calcext:value-type="float">
            <text:p>0</text:p>
          </table:table-cell>
        </table:table-row>
        <table:table-row table:style-name="ro1">
          <table:table-cell table:formula="of:=[.A384]+(13*37*461*17*19*739*41*23)" office:value-type="float" office:value="1.90200387376838E+016" calcext:value-type="float">
            <text:p>1.90200387376838E+016</text:p>
          </table:table-cell>
          <table:table-cell table:formula="of:=IF(MOD(-[.$A385];[.B$1])=[.B$3];&quot;XXX&quot;;MOD(-[.$A385];[.B$1]))" office:value-type="string" office:string-value="XXX" calcext:value-type="string">
            <text:p>XXX</text:p>
          </table:table-cell>
          <table:table-cell table:formula="of:=IF(MOD(-[.$A385];[.C$1])=[.C$3];&quot;XXX&quot;;MOD(-[.$A385];[.C$1]))" office:value-type="float" office:value="0" calcext:value-type="float">
            <text:p>0</text:p>
          </table:table-cell>
          <table:table-cell table:formula="of:=IF(MOD(-[.$A385];[.D$1])=[.D$3];&quot;XXX&quot;;MOD(-[.$A385];[.D$1]))" office:value-type="float" office:value="272" calcext:value-type="float">
            <text:p>272</text:p>
          </table:table-cell>
          <table:table-cell table:formula="of:=IF(MOD(-[.$A385];[.E$1])=[.E$3];&quot;XXX&quot;;MOD(-[.$A385];[.E$1]))" office:value-type="float" office:value="0" calcext:value-type="float">
            <text:p>0</text:p>
          </table:table-cell>
          <table:table-cell table:formula="of:=IF(MOD(-[.$A385];[.F$1])=[.F$3];&quot;XXX&quot;;MOD(-[.$A385];[.F$1]))" office:value-type="float" office:value="0" calcext:value-type="float">
            <text:p>0</text:p>
          </table:table-cell>
          <table:table-cell table:formula="of:=IF(MOD(-[.$A385];[.G$1])=[.G$3];&quot;XXX&quot;;MOD(-[.$A385];[.G$1]))" office:value-type="float" office:value="0" calcext:value-type="float">
            <text:p>0</text:p>
          </table:table-cell>
          <table:table-cell table:formula="of:=IF(MOD(-[.$A385];[.H$1])=[.H$3];&quot;XXX&quot;;MOD(-[.$A385];[.H$1]))" office:value-type="float" office:value="584" calcext:value-type="float">
            <text:p>584</text:p>
          </table:table-cell>
          <table:table-cell table:formula="of:=IF(MOD(-[.$A385];[.I$1])=[.I$3];&quot;XXX&quot;;MOD(-[.$A385];[.I$1]))" office:value-type="float" office:value="0" calcext:value-type="float">
            <text:p>0</text:p>
          </table:table-cell>
          <table:table-cell table:formula="of:=IF(MOD(-[.$A385];[.J$1])=[.J$3];&quot;XXX&quot;;MOD(-[.$A385];[.J$1]))" office:value-type="float" office:value="0" calcext:value-type="float">
            <text:p>0</text:p>
          </table:table-cell>
        </table:table-row>
        <table:table-row table:style-name="ro1">
          <table:table-cell table:formula="of:=[.A385]+(13*37*461*17*19*739*41*23)" office:value-type="float" office:value="1.90699507012066E+016" calcext:value-type="float">
            <text:p>1.90699507012066E+016</text:p>
          </table:table-cell>
          <table:table-cell table:formula="of:=IF(MOD(-[.$A386];[.B$1])=[.B$3];&quot;XXX&quot;;MOD(-[.$A386];[.B$1]))" office:value-type="string" office:string-value="XXX" calcext:value-type="string">
            <text:p>XXX</text:p>
          </table:table-cell>
          <table:table-cell table:formula="of:=IF(MOD(-[.$A386];[.C$1])=[.C$3];&quot;XXX&quot;;MOD(-[.$A386];[.C$1]))" office:value-type="float" office:value="0" calcext:value-type="float">
            <text:p>0</text:p>
          </table:table-cell>
          <table:table-cell table:formula="of:=IF(MOD(-[.$A386];[.D$1])=[.D$3];&quot;XXX&quot;;MOD(-[.$A386];[.D$1]))" office:value-type="float" office:value="272" calcext:value-type="float">
            <text:p>272</text:p>
          </table:table-cell>
          <table:table-cell table:formula="of:=IF(MOD(-[.$A386];[.E$1])=[.E$3];&quot;XXX&quot;;MOD(-[.$A386];[.E$1]))" office:value-type="float" office:value="0" calcext:value-type="float">
            <text:p>0</text:p>
          </table:table-cell>
          <table:table-cell table:formula="of:=IF(MOD(-[.$A386];[.F$1])=[.F$3];&quot;XXX&quot;;MOD(-[.$A386];[.F$1]))" office:value-type="float" office:value="0" calcext:value-type="float">
            <text:p>0</text:p>
          </table:table-cell>
          <table:table-cell table:formula="of:=IF(MOD(-[.$A386];[.G$1])=[.G$3];&quot;XXX&quot;;MOD(-[.$A386];[.G$1]))" office:value-type="float" office:value="0" calcext:value-type="float">
            <text:p>0</text:p>
          </table:table-cell>
          <table:table-cell table:formula="of:=IF(MOD(-[.$A386];[.H$1])=[.H$3];&quot;XXX&quot;;MOD(-[.$A386];[.H$1]))" office:value-type="float" office:value="580" calcext:value-type="float">
            <text:p>580</text:p>
          </table:table-cell>
          <table:table-cell table:formula="of:=IF(MOD(-[.$A386];[.I$1])=[.I$3];&quot;XXX&quot;;MOD(-[.$A386];[.I$1]))" office:value-type="float" office:value="0" calcext:value-type="float">
            <text:p>0</text:p>
          </table:table-cell>
          <table:table-cell table:formula="of:=IF(MOD(-[.$A386];[.J$1])=[.J$3];&quot;XXX&quot;;MOD(-[.$A386];[.J$1]))" office:value-type="float" office:value="0" calcext:value-type="float">
            <text:p>0</text:p>
          </table:table-cell>
        </table:table-row>
        <table:table-row table:style-name="ro1">
          <table:table-cell table:formula="of:=[.A386]+(13*37*461*17*19*739*41*23)" office:value-type="float" office:value="1.91198626647294E+016" calcext:value-type="float">
            <text:p>1.91198626647294E+016</text:p>
          </table:table-cell>
          <table:table-cell table:formula="of:=IF(MOD(-[.$A387];[.B$1])=[.B$3];&quot;XXX&quot;;MOD(-[.$A387];[.B$1]))" office:value-type="string" office:string-value="XXX" calcext:value-type="string">
            <text:p>XXX</text:p>
          </table:table-cell>
          <table:table-cell table:formula="of:=IF(MOD(-[.$A387];[.C$1])=[.C$3];&quot;XXX&quot;;MOD(-[.$A387];[.C$1]))" office:value-type="float" office:value="0" calcext:value-type="float">
            <text:p>0</text:p>
          </table:table-cell>
          <table:table-cell table:formula="of:=IF(MOD(-[.$A387];[.D$1])=[.D$3];&quot;XXX&quot;;MOD(-[.$A387];[.D$1]))" office:value-type="float" office:value="272" calcext:value-type="float">
            <text:p>272</text:p>
          </table:table-cell>
          <table:table-cell table:formula="of:=IF(MOD(-[.$A387];[.E$1])=[.E$3];&quot;XXX&quot;;MOD(-[.$A387];[.E$1]))" office:value-type="float" office:value="0" calcext:value-type="float">
            <text:p>0</text:p>
          </table:table-cell>
          <table:table-cell table:formula="of:=IF(MOD(-[.$A387];[.F$1])=[.F$3];&quot;XXX&quot;;MOD(-[.$A387];[.F$1]))" office:value-type="float" office:value="0" calcext:value-type="float">
            <text:p>0</text:p>
          </table:table-cell>
          <table:table-cell table:formula="of:=IF(MOD(-[.$A387];[.G$1])=[.G$3];&quot;XXX&quot;;MOD(-[.$A387];[.G$1]))" office:value-type="float" office:value="0" calcext:value-type="float">
            <text:p>0</text:p>
          </table:table-cell>
          <table:table-cell table:formula="of:=IF(MOD(-[.$A387];[.H$1])=[.H$3];&quot;XXX&quot;;MOD(-[.$A387];[.H$1]))" office:value-type="float" office:value="580" calcext:value-type="float">
            <text:p>580</text:p>
          </table:table-cell>
          <table:table-cell table:formula="of:=IF(MOD(-[.$A387];[.I$1])=[.I$3];&quot;XXX&quot;;MOD(-[.$A387];[.I$1]))" office:value-type="float" office:value="0" calcext:value-type="float">
            <text:p>0</text:p>
          </table:table-cell>
          <table:table-cell table:formula="of:=IF(MOD(-[.$A387];[.J$1])=[.J$3];&quot;XXX&quot;;MOD(-[.$A387];[.J$1]))" office:value-type="float" office:value="0" calcext:value-type="float">
            <text:p>0</text:p>
          </table:table-cell>
        </table:table-row>
        <table:table-row table:style-name="ro1">
          <table:table-cell table:formula="of:=[.A387]+(13*37*461*17*19*739*41*23)" office:value-type="float" office:value="1.91697746282522E+016" calcext:value-type="float">
            <text:p>1.91697746282522E+016</text:p>
          </table:table-cell>
          <table:table-cell table:formula="of:=IF(MOD(-[.$A388];[.B$1])=[.B$3];&quot;XXX&quot;;MOD(-[.$A388];[.B$1]))" office:value-type="string" office:string-value="XXX" calcext:value-type="string">
            <text:p>XXX</text:p>
          </table:table-cell>
          <table:table-cell table:formula="of:=IF(MOD(-[.$A388];[.C$1])=[.C$3];&quot;XXX&quot;;MOD(-[.$A388];[.C$1]))" office:value-type="float" office:value="0" calcext:value-type="float">
            <text:p>0</text:p>
          </table:table-cell>
          <table:table-cell table:formula="of:=IF(MOD(-[.$A388];[.D$1])=[.D$3];&quot;XXX&quot;;MOD(-[.$A388];[.D$1]))" office:value-type="float" office:value="272" calcext:value-type="float">
            <text:p>272</text:p>
          </table:table-cell>
          <table:table-cell table:formula="of:=IF(MOD(-[.$A388];[.E$1])=[.E$3];&quot;XXX&quot;;MOD(-[.$A388];[.E$1]))" office:value-type="float" office:value="0" calcext:value-type="float">
            <text:p>0</text:p>
          </table:table-cell>
          <table:table-cell table:formula="of:=IF(MOD(-[.$A388];[.F$1])=[.F$3];&quot;XXX&quot;;MOD(-[.$A388];[.F$1]))" office:value-type="float" office:value="0" calcext:value-type="float">
            <text:p>0</text:p>
          </table:table-cell>
          <table:table-cell table:formula="of:=IF(MOD(-[.$A388];[.G$1])=[.G$3];&quot;XXX&quot;;MOD(-[.$A388];[.G$1]))" office:value-type="float" office:value="0" calcext:value-type="float">
            <text:p>0</text:p>
          </table:table-cell>
          <table:table-cell table:formula="of:=IF(MOD(-[.$A388];[.H$1])=[.H$3];&quot;XXX&quot;;MOD(-[.$A388];[.H$1]))" office:value-type="float" office:value="580" calcext:value-type="float">
            <text:p>580</text:p>
          </table:table-cell>
          <table:table-cell table:formula="of:=IF(MOD(-[.$A388];[.I$1])=[.I$3];&quot;XXX&quot;;MOD(-[.$A388];[.I$1]))" office:value-type="float" office:value="0" calcext:value-type="float">
            <text:p>0</text:p>
          </table:table-cell>
          <table:table-cell table:formula="of:=IF(MOD(-[.$A388];[.J$1])=[.J$3];&quot;XXX&quot;;MOD(-[.$A388];[.J$1]))" office:value-type="float" office:value="0" calcext:value-type="float">
            <text:p>0</text:p>
          </table:table-cell>
        </table:table-row>
        <table:table-row table:style-name="ro1">
          <table:table-cell table:formula="of:=[.A388]+(13*37*461*17*19*739*41*23)" office:value-type="float" office:value="1.9219686591775E+016" calcext:value-type="float">
            <text:p>1.9219686591775E+016</text:p>
          </table:table-cell>
          <table:table-cell table:formula="of:=IF(MOD(-[.$A389];[.B$1])=[.B$3];&quot;XXX&quot;;MOD(-[.$A389];[.B$1]))" office:value-type="string" office:string-value="XXX" calcext:value-type="string">
            <text:p>XXX</text:p>
          </table:table-cell>
          <table:table-cell table:formula="of:=IF(MOD(-[.$A389];[.C$1])=[.C$3];&quot;XXX&quot;;MOD(-[.$A389];[.C$1]))" office:value-type="float" office:value="0" calcext:value-type="float">
            <text:p>0</text:p>
          </table:table-cell>
          <table:table-cell table:formula="of:=IF(MOD(-[.$A389];[.D$1])=[.D$3];&quot;XXX&quot;;MOD(-[.$A389];[.D$1]))" office:value-type="float" office:value="272" calcext:value-type="float">
            <text:p>272</text:p>
          </table:table-cell>
          <table:table-cell table:formula="of:=IF(MOD(-[.$A389];[.E$1])=[.E$3];&quot;XXX&quot;;MOD(-[.$A389];[.E$1]))" office:value-type="float" office:value="0" calcext:value-type="float">
            <text:p>0</text:p>
          </table:table-cell>
          <table:table-cell table:formula="of:=IF(MOD(-[.$A389];[.F$1])=[.F$3];&quot;XXX&quot;;MOD(-[.$A389];[.F$1]))" office:value-type="float" office:value="0" calcext:value-type="float">
            <text:p>0</text:p>
          </table:table-cell>
          <table:table-cell table:formula="of:=IF(MOD(-[.$A389];[.G$1])=[.G$3];&quot;XXX&quot;;MOD(-[.$A389];[.G$1]))" office:value-type="float" office:value="0" calcext:value-type="float">
            <text:p>0</text:p>
          </table:table-cell>
          <table:table-cell table:formula="of:=IF(MOD(-[.$A389];[.H$1])=[.H$3];&quot;XXX&quot;;MOD(-[.$A389];[.H$1]))" office:value-type="float" office:value="580" calcext:value-type="float">
            <text:p>580</text:p>
          </table:table-cell>
          <table:table-cell table:formula="of:=IF(MOD(-[.$A389];[.I$1])=[.I$3];&quot;XXX&quot;;MOD(-[.$A389];[.I$1]))" office:value-type="float" office:value="0" calcext:value-type="float">
            <text:p>0</text:p>
          </table:table-cell>
          <table:table-cell table:formula="of:=IF(MOD(-[.$A389];[.J$1])=[.J$3];&quot;XXX&quot;;MOD(-[.$A389];[.J$1]))" office:value-type="float" office:value="0" calcext:value-type="float">
            <text:p>0</text:p>
          </table:table-cell>
        </table:table-row>
        <table:table-row table:style-name="ro1">
          <table:table-cell table:formula="of:=[.A389]+(13*37*461*17*19*739*41*23)" office:value-type="float" office:value="1.92695985552978E+016" calcext:value-type="float">
            <text:p>1.92695985552978E+016</text:p>
          </table:table-cell>
          <table:table-cell table:formula="of:=IF(MOD(-[.$A390];[.B$1])=[.B$3];&quot;XXX&quot;;MOD(-[.$A390];[.B$1]))" office:value-type="string" office:string-value="XXX" calcext:value-type="string">
            <text:p>XXX</text:p>
          </table:table-cell>
          <table:table-cell table:formula="of:=IF(MOD(-[.$A390];[.C$1])=[.C$3];&quot;XXX&quot;;MOD(-[.$A390];[.C$1]))" office:value-type="float" office:value="0" calcext:value-type="float">
            <text:p>0</text:p>
          </table:table-cell>
          <table:table-cell table:formula="of:=IF(MOD(-[.$A390];[.D$1])=[.D$3];&quot;XXX&quot;;MOD(-[.$A390];[.D$1]))" office:value-type="float" office:value="268" calcext:value-type="float">
            <text:p>268</text:p>
          </table:table-cell>
          <table:table-cell table:formula="of:=IF(MOD(-[.$A390];[.E$1])=[.E$3];&quot;XXX&quot;;MOD(-[.$A390];[.E$1]))" office:value-type="float" office:value="0" calcext:value-type="float">
            <text:p>0</text:p>
          </table:table-cell>
          <table:table-cell table:formula="of:=IF(MOD(-[.$A390];[.F$1])=[.F$3];&quot;XXX&quot;;MOD(-[.$A390];[.F$1]))" office:value-type="float" office:value="0" calcext:value-type="float">
            <text:p>0</text:p>
          </table:table-cell>
          <table:table-cell table:formula="of:=IF(MOD(-[.$A390];[.G$1])=[.G$3];&quot;XXX&quot;;MOD(-[.$A390];[.G$1]))" office:value-type="float" office:value="0" calcext:value-type="float">
            <text:p>0</text:p>
          </table:table-cell>
          <table:table-cell table:formula="of:=IF(MOD(-[.$A390];[.H$1])=[.H$3];&quot;XXX&quot;;MOD(-[.$A390];[.H$1]))" office:value-type="float" office:value="580" calcext:value-type="float">
            <text:p>580</text:p>
          </table:table-cell>
          <table:table-cell table:formula="of:=IF(MOD(-[.$A390];[.I$1])=[.I$3];&quot;XXX&quot;;MOD(-[.$A390];[.I$1]))" office:value-type="float" office:value="0" calcext:value-type="float">
            <text:p>0</text:p>
          </table:table-cell>
          <table:table-cell table:formula="of:=IF(MOD(-[.$A390];[.J$1])=[.J$3];&quot;XXX&quot;;MOD(-[.$A390];[.J$1]))" office:value-type="float" office:value="0" calcext:value-type="float">
            <text:p>0</text:p>
          </table:table-cell>
        </table:table-row>
        <table:table-row table:style-name="ro1">
          <table:table-cell table:formula="of:=[.A390]+(13*37*461*17*19*739*41*23)" office:value-type="float" office:value="1.93195105188206E+016" calcext:value-type="float">
            <text:p>1.93195105188206E+016</text:p>
          </table:table-cell>
          <table:table-cell table:formula="of:=IF(MOD(-[.$A391];[.B$1])=[.B$3];&quot;XXX&quot;;MOD(-[.$A391];[.B$1]))" office:value-type="string" office:string-value="XXX" calcext:value-type="string">
            <text:p>XXX</text:p>
          </table:table-cell>
          <table:table-cell table:formula="of:=IF(MOD(-[.$A391];[.C$1])=[.C$3];&quot;XXX&quot;;MOD(-[.$A391];[.C$1]))" office:value-type="float" office:value="0" calcext:value-type="float">
            <text:p>0</text:p>
          </table:table-cell>
          <table:table-cell table:formula="of:=IF(MOD(-[.$A391];[.D$1])=[.D$3];&quot;XXX&quot;;MOD(-[.$A391];[.D$1]))" office:value-type="float" office:value="268" calcext:value-type="float">
            <text:p>268</text:p>
          </table:table-cell>
          <table:table-cell table:formula="of:=IF(MOD(-[.$A391];[.E$1])=[.E$3];&quot;XXX&quot;;MOD(-[.$A391];[.E$1]))" office:value-type="float" office:value="0" calcext:value-type="float">
            <text:p>0</text:p>
          </table:table-cell>
          <table:table-cell table:formula="of:=IF(MOD(-[.$A391];[.F$1])=[.F$3];&quot;XXX&quot;;MOD(-[.$A391];[.F$1]))" office:value-type="float" office:value="0" calcext:value-type="float">
            <text:p>0</text:p>
          </table:table-cell>
          <table:table-cell table:formula="of:=IF(MOD(-[.$A391];[.G$1])=[.G$3];&quot;XXX&quot;;MOD(-[.$A391];[.G$1]))" office:value-type="float" office:value="0" calcext:value-type="float">
            <text:p>0</text:p>
          </table:table-cell>
          <table:table-cell table:formula="of:=IF(MOD(-[.$A391];[.H$1])=[.H$3];&quot;XXX&quot;;MOD(-[.$A391];[.H$1]))" office:value-type="float" office:value="576" calcext:value-type="float">
            <text:p>576</text:p>
          </table:table-cell>
          <table:table-cell table:formula="of:=IF(MOD(-[.$A391];[.I$1])=[.I$3];&quot;XXX&quot;;MOD(-[.$A391];[.I$1]))" office:value-type="float" office:value="0" calcext:value-type="float">
            <text:p>0</text:p>
          </table:table-cell>
          <table:table-cell table:formula="of:=IF(MOD(-[.$A391];[.J$1])=[.J$3];&quot;XXX&quot;;MOD(-[.$A391];[.J$1]))" office:value-type="float" office:value="0" calcext:value-type="float">
            <text:p>0</text:p>
          </table:table-cell>
        </table:table-row>
        <table:table-row table:style-name="ro1">
          <table:table-cell table:formula="of:=[.A391]+(13*37*461*17*19*739*41*23)" office:value-type="float" office:value="1.93694224823435E+016" calcext:value-type="float">
            <text:p>1.93694224823435E+016</text:p>
          </table:table-cell>
          <table:table-cell table:formula="of:=IF(MOD(-[.$A392];[.B$1])=[.B$3];&quot;XXX&quot;;MOD(-[.$A392];[.B$1]))" office:value-type="string" office:string-value="XXX" calcext:value-type="string">
            <text:p>XXX</text:p>
          </table:table-cell>
          <table:table-cell table:formula="of:=IF(MOD(-[.$A392];[.C$1])=[.C$3];&quot;XXX&quot;;MOD(-[.$A392];[.C$1]))" office:value-type="float" office:value="0" calcext:value-type="float">
            <text:p>0</text:p>
          </table:table-cell>
          <table:table-cell table:formula="of:=IF(MOD(-[.$A392];[.D$1])=[.D$3];&quot;XXX&quot;;MOD(-[.$A392];[.D$1]))" office:value-type="float" office:value="268" calcext:value-type="float">
            <text:p>268</text:p>
          </table:table-cell>
          <table:table-cell table:formula="of:=IF(MOD(-[.$A392];[.E$1])=[.E$3];&quot;XXX&quot;;MOD(-[.$A392];[.E$1]))" office:value-type="float" office:value="0" calcext:value-type="float">
            <text:p>0</text:p>
          </table:table-cell>
          <table:table-cell table:formula="of:=IF(MOD(-[.$A392];[.F$1])=[.F$3];&quot;XXX&quot;;MOD(-[.$A392];[.F$1]))" office:value-type="float" office:value="0" calcext:value-type="float">
            <text:p>0</text:p>
          </table:table-cell>
          <table:table-cell table:formula="of:=IF(MOD(-[.$A392];[.G$1])=[.G$3];&quot;XXX&quot;;MOD(-[.$A392];[.G$1]))" office:value-type="float" office:value="0" calcext:value-type="float">
            <text:p>0</text:p>
          </table:table-cell>
          <table:table-cell table:formula="of:=IF(MOD(-[.$A392];[.H$1])=[.H$3];&quot;XXX&quot;;MOD(-[.$A392];[.H$1]))" office:value-type="float" office:value="576" calcext:value-type="float">
            <text:p>576</text:p>
          </table:table-cell>
          <table:table-cell table:formula="of:=IF(MOD(-[.$A392];[.I$1])=[.I$3];&quot;XXX&quot;;MOD(-[.$A392];[.I$1]))" office:value-type="float" office:value="0" calcext:value-type="float">
            <text:p>0</text:p>
          </table:table-cell>
          <table:table-cell table:formula="of:=IF(MOD(-[.$A392];[.J$1])=[.J$3];&quot;XXX&quot;;MOD(-[.$A392];[.J$1]))" office:value-type="float" office:value="0" calcext:value-type="float">
            <text:p>0</text:p>
          </table:table-cell>
        </table:table-row>
        <table:table-row table:style-name="ro1">
          <table:table-cell table:formula="of:=[.A392]+(13*37*461*17*19*739*41*23)" office:value-type="float" office:value="1.94193344458663E+016" calcext:value-type="float">
            <text:p>1.94193344458663E+016</text:p>
          </table:table-cell>
          <table:table-cell table:formula="of:=IF(MOD(-[.$A393];[.B$1])=[.B$3];&quot;XXX&quot;;MOD(-[.$A393];[.B$1]))" office:value-type="string" office:string-value="XXX" calcext:value-type="string">
            <text:p>XXX</text:p>
          </table:table-cell>
          <table:table-cell table:formula="of:=IF(MOD(-[.$A393];[.C$1])=[.C$3];&quot;XXX&quot;;MOD(-[.$A393];[.C$1]))" office:value-type="float" office:value="0" calcext:value-type="float">
            <text:p>0</text:p>
          </table:table-cell>
          <table:table-cell table:formula="of:=IF(MOD(-[.$A393];[.D$1])=[.D$3];&quot;XXX&quot;;MOD(-[.$A393];[.D$1]))" office:value-type="float" office:value="264" calcext:value-type="float">
            <text:p>264</text:p>
          </table:table-cell>
          <table:table-cell table:formula="of:=IF(MOD(-[.$A393];[.E$1])=[.E$3];&quot;XXX&quot;;MOD(-[.$A393];[.E$1]))" office:value-type="float" office:value="0" calcext:value-type="float">
            <text:p>0</text:p>
          </table:table-cell>
          <table:table-cell table:formula="of:=IF(MOD(-[.$A393];[.F$1])=[.F$3];&quot;XXX&quot;;MOD(-[.$A393];[.F$1]))" office:value-type="float" office:value="0" calcext:value-type="float">
            <text:p>0</text:p>
          </table:table-cell>
          <table:table-cell table:formula="of:=IF(MOD(-[.$A393];[.G$1])=[.G$3];&quot;XXX&quot;;MOD(-[.$A393];[.G$1]))" office:value-type="float" office:value="0" calcext:value-type="float">
            <text:p>0</text:p>
          </table:table-cell>
          <table:table-cell table:formula="of:=IF(MOD(-[.$A393];[.H$1])=[.H$3];&quot;XXX&quot;;MOD(-[.$A393];[.H$1]))" office:value-type="float" office:value="576" calcext:value-type="float">
            <text:p>576</text:p>
          </table:table-cell>
          <table:table-cell table:formula="of:=IF(MOD(-[.$A393];[.I$1])=[.I$3];&quot;XXX&quot;;MOD(-[.$A393];[.I$1]))" office:value-type="float" office:value="0" calcext:value-type="float">
            <text:p>0</text:p>
          </table:table-cell>
          <table:table-cell table:formula="of:=IF(MOD(-[.$A393];[.J$1])=[.J$3];&quot;XXX&quot;;MOD(-[.$A393];[.J$1]))" office:value-type="float" office:value="0" calcext:value-type="float">
            <text:p>0</text:p>
          </table:table-cell>
        </table:table-row>
        <table:table-row table:style-name="ro1">
          <table:table-cell table:formula="of:=[.A393]+(13*37*461*17*19*739*41*23)" office:value-type="float" office:value="1.94692464093891E+016" calcext:value-type="float">
            <text:p>1.94692464093891E+016</text:p>
          </table:table-cell>
          <table:table-cell table:formula="of:=IF(MOD(-[.$A394];[.B$1])=[.B$3];&quot;XXX&quot;;MOD(-[.$A394];[.B$1]))" office:value-type="string" office:string-value="XXX" calcext:value-type="string">
            <text:p>XXX</text:p>
          </table:table-cell>
          <table:table-cell table:formula="of:=IF(MOD(-[.$A394];[.C$1])=[.C$3];&quot;XXX&quot;;MOD(-[.$A394];[.C$1]))" office:value-type="float" office:value="0" calcext:value-type="float">
            <text:p>0</text:p>
          </table:table-cell>
          <table:table-cell table:formula="of:=IF(MOD(-[.$A394];[.D$1])=[.D$3];&quot;XXX&quot;;MOD(-[.$A394];[.D$1]))" office:value-type="float" office:value="264" calcext:value-type="float">
            <text:p>264</text:p>
          </table:table-cell>
          <table:table-cell table:formula="of:=IF(MOD(-[.$A394];[.E$1])=[.E$3];&quot;XXX&quot;;MOD(-[.$A394];[.E$1]))" office:value-type="float" office:value="0" calcext:value-type="float">
            <text:p>0</text:p>
          </table:table-cell>
          <table:table-cell table:formula="of:=IF(MOD(-[.$A394];[.F$1])=[.F$3];&quot;XXX&quot;;MOD(-[.$A394];[.F$1]))" office:value-type="float" office:value="0" calcext:value-type="float">
            <text:p>0</text:p>
          </table:table-cell>
          <table:table-cell table:formula="of:=IF(MOD(-[.$A394];[.G$1])=[.G$3];&quot;XXX&quot;;MOD(-[.$A394];[.G$1]))" office:value-type="float" office:value="0" calcext:value-type="float">
            <text:p>0</text:p>
          </table:table-cell>
          <table:table-cell table:formula="of:=IF(MOD(-[.$A394];[.H$1])=[.H$3];&quot;XXX&quot;;MOD(-[.$A394];[.H$1]))" office:value-type="float" office:value="572" calcext:value-type="float">
            <text:p>572</text:p>
          </table:table-cell>
          <table:table-cell table:formula="of:=IF(MOD(-[.$A394];[.I$1])=[.I$3];&quot;XXX&quot;;MOD(-[.$A394];[.I$1]))" office:value-type="float" office:value="0" calcext:value-type="float">
            <text:p>0</text:p>
          </table:table-cell>
          <table:table-cell table:formula="of:=IF(MOD(-[.$A394];[.J$1])=[.J$3];&quot;XXX&quot;;MOD(-[.$A394];[.J$1]))" office:value-type="float" office:value="0" calcext:value-type="float">
            <text:p>0</text:p>
          </table:table-cell>
        </table:table-row>
        <table:table-row table:style-name="ro1">
          <table:table-cell table:formula="of:=[.A394]+(13*37*461*17*19*739*41*23)" office:value-type="float" office:value="1.95191583729119E+016" calcext:value-type="float">
            <text:p>1.95191583729119E+016</text:p>
          </table:table-cell>
          <table:table-cell table:formula="of:=IF(MOD(-[.$A395];[.B$1])=[.B$3];&quot;XXX&quot;;MOD(-[.$A395];[.B$1]))" office:value-type="string" office:string-value="XXX" calcext:value-type="string">
            <text:p>XXX</text:p>
          </table:table-cell>
          <table:table-cell table:formula="of:=IF(MOD(-[.$A395];[.C$1])=[.C$3];&quot;XXX&quot;;MOD(-[.$A395];[.C$1]))" office:value-type="float" office:value="0" calcext:value-type="float">
            <text:p>0</text:p>
          </table:table-cell>
          <table:table-cell table:formula="of:=IF(MOD(-[.$A395];[.D$1])=[.D$3];&quot;XXX&quot;;MOD(-[.$A395];[.D$1]))" office:value-type="float" office:value="264" calcext:value-type="float">
            <text:p>264</text:p>
          </table:table-cell>
          <table:table-cell table:formula="of:=IF(MOD(-[.$A395];[.E$1])=[.E$3];&quot;XXX&quot;;MOD(-[.$A395];[.E$1]))" office:value-type="float" office:value="0" calcext:value-type="float">
            <text:p>0</text:p>
          </table:table-cell>
          <table:table-cell table:formula="of:=IF(MOD(-[.$A395];[.F$1])=[.F$3];&quot;XXX&quot;;MOD(-[.$A395];[.F$1]))" office:value-type="float" office:value="0" calcext:value-type="float">
            <text:p>0</text:p>
          </table:table-cell>
          <table:table-cell table:formula="of:=IF(MOD(-[.$A395];[.G$1])=[.G$3];&quot;XXX&quot;;MOD(-[.$A395];[.G$1]))" office:value-type="float" office:value="0" calcext:value-type="float">
            <text:p>0</text:p>
          </table:table-cell>
          <table:table-cell table:formula="of:=IF(MOD(-[.$A395];[.H$1])=[.H$3];&quot;XXX&quot;;MOD(-[.$A395];[.H$1]))" office:value-type="float" office:value="572" calcext:value-type="float">
            <text:p>572</text:p>
          </table:table-cell>
          <table:table-cell table:formula="of:=IF(MOD(-[.$A395];[.I$1])=[.I$3];&quot;XXX&quot;;MOD(-[.$A395];[.I$1]))" office:value-type="float" office:value="0" calcext:value-type="float">
            <text:p>0</text:p>
          </table:table-cell>
          <table:table-cell table:formula="of:=IF(MOD(-[.$A395];[.J$1])=[.J$3];&quot;XXX&quot;;MOD(-[.$A395];[.J$1]))" office:value-type="float" office:value="0" calcext:value-type="float">
            <text:p>0</text:p>
          </table:table-cell>
        </table:table-row>
        <table:table-row table:style-name="ro1">
          <table:table-cell table:formula="of:=[.A395]+(13*37*461*17*19*739*41*23)" office:value-type="float" office:value="1.95690703364347E+016" calcext:value-type="float">
            <text:p>1.95690703364347E+016</text:p>
          </table:table-cell>
          <table:table-cell table:formula="of:=IF(MOD(-[.$A396];[.B$1])=[.B$3];&quot;XXX&quot;;MOD(-[.$A396];[.B$1]))" office:value-type="string" office:string-value="XXX" calcext:value-type="string">
            <text:p>XXX</text:p>
          </table:table-cell>
          <table:table-cell table:formula="of:=IF(MOD(-[.$A396];[.C$1])=[.C$3];&quot;XXX&quot;;MOD(-[.$A396];[.C$1]))" office:value-type="float" office:value="0" calcext:value-type="float">
            <text:p>0</text:p>
          </table:table-cell>
          <table:table-cell table:formula="of:=IF(MOD(-[.$A396];[.D$1])=[.D$3];&quot;XXX&quot;;MOD(-[.$A396];[.D$1]))" office:value-type="float" office:value="264" calcext:value-type="float">
            <text:p>264</text:p>
          </table:table-cell>
          <table:table-cell table:formula="of:=IF(MOD(-[.$A396];[.E$1])=[.E$3];&quot;XXX&quot;;MOD(-[.$A396];[.E$1]))" office:value-type="float" office:value="0" calcext:value-type="float">
            <text:p>0</text:p>
          </table:table-cell>
          <table:table-cell table:formula="of:=IF(MOD(-[.$A396];[.F$1])=[.F$3];&quot;XXX&quot;;MOD(-[.$A396];[.F$1]))" office:value-type="float" office:value="0" calcext:value-type="float">
            <text:p>0</text:p>
          </table:table-cell>
          <table:table-cell table:formula="of:=IF(MOD(-[.$A396];[.G$1])=[.G$3];&quot;XXX&quot;;MOD(-[.$A396];[.G$1]))" office:value-type="float" office:value="0" calcext:value-type="float">
            <text:p>0</text:p>
          </table:table-cell>
          <table:table-cell table:formula="of:=IF(MOD(-[.$A396];[.H$1])=[.H$3];&quot;XXX&quot;;MOD(-[.$A396];[.H$1]))" office:value-type="float" office:value="572" calcext:value-type="float">
            <text:p>572</text:p>
          </table:table-cell>
          <table:table-cell table:formula="of:=IF(MOD(-[.$A396];[.I$1])=[.I$3];&quot;XXX&quot;;MOD(-[.$A396];[.I$1]))" office:value-type="float" office:value="0" calcext:value-type="float">
            <text:p>0</text:p>
          </table:table-cell>
          <table:table-cell table:formula="of:=IF(MOD(-[.$A396];[.J$1])=[.J$3];&quot;XXX&quot;;MOD(-[.$A396];[.J$1]))" office:value-type="float" office:value="0" calcext:value-type="float">
            <text:p>0</text:p>
          </table:table-cell>
        </table:table-row>
        <table:table-row table:style-name="ro1">
          <table:table-cell table:formula="of:=[.A396]+(13*37*461*17*19*739*41*23)" office:value-type="float" office:value="1.96189822999575E+016" calcext:value-type="float">
            <text:p>1.96189822999575E+016</text:p>
          </table:table-cell>
          <table:table-cell table:formula="of:=IF(MOD(-[.$A397];[.B$1])=[.B$3];&quot;XXX&quot;;MOD(-[.$A397];[.B$1]))" office:value-type="string" office:string-value="XXX" calcext:value-type="string">
            <text:p>XXX</text:p>
          </table:table-cell>
          <table:table-cell table:formula="of:=IF(MOD(-[.$A397];[.C$1])=[.C$3];&quot;XXX&quot;;MOD(-[.$A397];[.C$1]))" office:value-type="float" office:value="0" calcext:value-type="float">
            <text:p>0</text:p>
          </table:table-cell>
          <table:table-cell table:formula="of:=IF(MOD(-[.$A397];[.D$1])=[.D$3];&quot;XXX&quot;;MOD(-[.$A397];[.D$1]))" office:value-type="float" office:value="264" calcext:value-type="float">
            <text:p>264</text:p>
          </table:table-cell>
          <table:table-cell table:formula="of:=IF(MOD(-[.$A397];[.E$1])=[.E$3];&quot;XXX&quot;;MOD(-[.$A397];[.E$1]))" office:value-type="float" office:value="0" calcext:value-type="float">
            <text:p>0</text:p>
          </table:table-cell>
          <table:table-cell table:formula="of:=IF(MOD(-[.$A397];[.F$1])=[.F$3];&quot;XXX&quot;;MOD(-[.$A397];[.F$1]))" office:value-type="float" office:value="0" calcext:value-type="float">
            <text:p>0</text:p>
          </table:table-cell>
          <table:table-cell table:formula="of:=IF(MOD(-[.$A397];[.G$1])=[.G$3];&quot;XXX&quot;;MOD(-[.$A397];[.G$1]))" office:value-type="float" office:value="0" calcext:value-type="float">
            <text:p>0</text:p>
          </table:table-cell>
          <table:table-cell table:formula="of:=IF(MOD(-[.$A397];[.H$1])=[.H$3];&quot;XXX&quot;;MOD(-[.$A397];[.H$1]))" office:value-type="float" office:value="572" calcext:value-type="float">
            <text:p>572</text:p>
          </table:table-cell>
          <table:table-cell table:formula="of:=IF(MOD(-[.$A397];[.I$1])=[.I$3];&quot;XXX&quot;;MOD(-[.$A397];[.I$1]))" office:value-type="float" office:value="0" calcext:value-type="float">
            <text:p>0</text:p>
          </table:table-cell>
          <table:table-cell table:formula="of:=IF(MOD(-[.$A397];[.J$1])=[.J$3];&quot;XXX&quot;;MOD(-[.$A397];[.J$1]))" office:value-type="float" office:value="0" calcext:value-type="float">
            <text:p>0</text:p>
          </table:table-cell>
        </table:table-row>
        <table:table-row table:style-name="ro1">
          <table:table-cell table:formula="of:=[.A397]+(13*37*461*17*19*739*41*23)" office:value-type="float" office:value="1.96688942634803E+016" calcext:value-type="float">
            <text:p>1.96688942634803E+016</text:p>
          </table:table-cell>
          <table:table-cell table:formula="of:=IF(MOD(-[.$A398];[.B$1])=[.B$3];&quot;XXX&quot;;MOD(-[.$A398];[.B$1]))" office:value-type="string" office:string-value="XXX" calcext:value-type="string">
            <text:p>XXX</text:p>
          </table:table-cell>
          <table:table-cell table:formula="of:=IF(MOD(-[.$A398];[.C$1])=[.C$3];&quot;XXX&quot;;MOD(-[.$A398];[.C$1]))" office:value-type="float" office:value="0" calcext:value-type="float">
            <text:p>0</text:p>
          </table:table-cell>
          <table:table-cell table:formula="of:=IF(MOD(-[.$A398];[.D$1])=[.D$3];&quot;XXX&quot;;MOD(-[.$A398];[.D$1]))" office:value-type="float" office:value="260" calcext:value-type="float">
            <text:p>260</text:p>
          </table:table-cell>
          <table:table-cell table:formula="of:=IF(MOD(-[.$A398];[.E$1])=[.E$3];&quot;XXX&quot;;MOD(-[.$A398];[.E$1]))" office:value-type="float" office:value="0" calcext:value-type="float">
            <text:p>0</text:p>
          </table:table-cell>
          <table:table-cell table:formula="of:=IF(MOD(-[.$A398];[.F$1])=[.F$3];&quot;XXX&quot;;MOD(-[.$A398];[.F$1]))" office:value-type="float" office:value="0" calcext:value-type="float">
            <text:p>0</text:p>
          </table:table-cell>
          <table:table-cell table:formula="of:=IF(MOD(-[.$A398];[.G$1])=[.G$3];&quot;XXX&quot;;MOD(-[.$A398];[.G$1]))" office:value-type="float" office:value="0" calcext:value-type="float">
            <text:p>0</text:p>
          </table:table-cell>
          <table:table-cell table:formula="of:=IF(MOD(-[.$A398];[.H$1])=[.H$3];&quot;XXX&quot;;MOD(-[.$A398];[.H$1]))" office:value-type="float" office:value="572" calcext:value-type="float">
            <text:p>572</text:p>
          </table:table-cell>
          <table:table-cell table:formula="of:=IF(MOD(-[.$A398];[.I$1])=[.I$3];&quot;XXX&quot;;MOD(-[.$A398];[.I$1]))" office:value-type="float" office:value="0" calcext:value-type="float">
            <text:p>0</text:p>
          </table:table-cell>
          <table:table-cell table:formula="of:=IF(MOD(-[.$A398];[.J$1])=[.J$3];&quot;XXX&quot;;MOD(-[.$A398];[.J$1]))" office:value-type="float" office:value="0" calcext:value-type="float">
            <text:p>0</text:p>
          </table:table-cell>
        </table:table-row>
        <table:table-row table:style-name="ro1">
          <table:table-cell table:formula="of:=[.A398]+(13*37*461*17*19*739*41*23)" office:value-type="float" office:value="1.97188062270031E+016" calcext:value-type="float">
            <text:p>1.97188062270031E+016</text:p>
          </table:table-cell>
          <table:table-cell table:formula="of:=IF(MOD(-[.$A399];[.B$1])=[.B$3];&quot;XXX&quot;;MOD(-[.$A399];[.B$1]))" office:value-type="string" office:string-value="XXX" calcext:value-type="string">
            <text:p>XXX</text:p>
          </table:table-cell>
          <table:table-cell table:formula="of:=IF(MOD(-[.$A399];[.C$1])=[.C$3];&quot;XXX&quot;;MOD(-[.$A399];[.C$1]))" office:value-type="float" office:value="0" calcext:value-type="float">
            <text:p>0</text:p>
          </table:table-cell>
          <table:table-cell table:formula="of:=IF(MOD(-[.$A399];[.D$1])=[.D$3];&quot;XXX&quot;;MOD(-[.$A399];[.D$1]))" office:value-type="float" office:value="260" calcext:value-type="float">
            <text:p>260</text:p>
          </table:table-cell>
          <table:table-cell table:formula="of:=IF(MOD(-[.$A399];[.E$1])=[.E$3];&quot;XXX&quot;;MOD(-[.$A399];[.E$1]))" office:value-type="float" office:value="0" calcext:value-type="float">
            <text:p>0</text:p>
          </table:table-cell>
          <table:table-cell table:formula="of:=IF(MOD(-[.$A399];[.F$1])=[.F$3];&quot;XXX&quot;;MOD(-[.$A399];[.F$1]))" office:value-type="float" office:value="0" calcext:value-type="float">
            <text:p>0</text:p>
          </table:table-cell>
          <table:table-cell table:formula="of:=IF(MOD(-[.$A399];[.G$1])=[.G$3];&quot;XXX&quot;;MOD(-[.$A399];[.G$1]))" office:value-type="float" office:value="0" calcext:value-type="float">
            <text:p>0</text:p>
          </table:table-cell>
          <table:table-cell table:formula="of:=IF(MOD(-[.$A399];[.H$1])=[.H$3];&quot;XXX&quot;;MOD(-[.$A399];[.H$1]))" office:value-type="float" office:value="568" calcext:value-type="float">
            <text:p>568</text:p>
          </table:table-cell>
          <table:table-cell table:formula="of:=IF(MOD(-[.$A399];[.I$1])=[.I$3];&quot;XXX&quot;;MOD(-[.$A399];[.I$1]))" office:value-type="float" office:value="0" calcext:value-type="float">
            <text:p>0</text:p>
          </table:table-cell>
          <table:table-cell table:formula="of:=IF(MOD(-[.$A399];[.J$1])=[.J$3];&quot;XXX&quot;;MOD(-[.$A399];[.J$1]))" office:value-type="float" office:value="0" calcext:value-type="float">
            <text:p>0</text:p>
          </table:table-cell>
        </table:table-row>
        <table:table-row table:style-name="ro1">
          <table:table-cell table:formula="of:=[.A399]+(13*37*461*17*19*739*41*23)" office:value-type="float" office:value="1.9768718190526E+016" calcext:value-type="float">
            <text:p>1.9768718190526E+016</text:p>
          </table:table-cell>
          <table:table-cell table:formula="of:=IF(MOD(-[.$A400];[.B$1])=[.B$3];&quot;XXX&quot;;MOD(-[.$A400];[.B$1]))" office:value-type="string" office:string-value="XXX" calcext:value-type="string">
            <text:p>XXX</text:p>
          </table:table-cell>
          <table:table-cell table:formula="of:=IF(MOD(-[.$A400];[.C$1])=[.C$3];&quot;XXX&quot;;MOD(-[.$A400];[.C$1]))" office:value-type="float" office:value="0" calcext:value-type="float">
            <text:p>0</text:p>
          </table:table-cell>
          <table:table-cell table:formula="of:=IF(MOD(-[.$A400];[.D$1])=[.D$3];&quot;XXX&quot;;MOD(-[.$A400];[.D$1]))" office:value-type="float" office:value="260" calcext:value-type="float">
            <text:p>260</text:p>
          </table:table-cell>
          <table:table-cell table:formula="of:=IF(MOD(-[.$A400];[.E$1])=[.E$3];&quot;XXX&quot;;MOD(-[.$A400];[.E$1]))" office:value-type="float" office:value="0" calcext:value-type="float">
            <text:p>0</text:p>
          </table:table-cell>
          <table:table-cell table:formula="of:=IF(MOD(-[.$A400];[.F$1])=[.F$3];&quot;XXX&quot;;MOD(-[.$A400];[.F$1]))" office:value-type="float" office:value="0" calcext:value-type="float">
            <text:p>0</text:p>
          </table:table-cell>
          <table:table-cell table:formula="of:=IF(MOD(-[.$A400];[.G$1])=[.G$3];&quot;XXX&quot;;MOD(-[.$A400];[.G$1]))" office:value-type="float" office:value="0" calcext:value-type="float">
            <text:p>0</text:p>
          </table:table-cell>
          <table:table-cell table:formula="of:=IF(MOD(-[.$A400];[.H$1])=[.H$3];&quot;XXX&quot;;MOD(-[.$A400];[.H$1]))" office:value-type="float" office:value="568" calcext:value-type="float">
            <text:p>568</text:p>
          </table:table-cell>
          <table:table-cell table:formula="of:=IF(MOD(-[.$A400];[.I$1])=[.I$3];&quot;XXX&quot;;MOD(-[.$A400];[.I$1]))" office:value-type="float" office:value="0" calcext:value-type="float">
            <text:p>0</text:p>
          </table:table-cell>
          <table:table-cell table:formula="of:=IF(MOD(-[.$A400];[.J$1])=[.J$3];&quot;XXX&quot;;MOD(-[.$A400];[.J$1]))" office:value-type="float" office:value="0" calcext:value-type="float">
            <text:p>0</text:p>
          </table:table-cell>
        </table:table-row>
        <table:table-row table:style-name="ro1">
          <table:table-cell table:formula="of:=[.A400]+(13*37*461*17*19*739*41*23)" office:value-type="float" office:value="1.98186301540488E+016" calcext:value-type="float">
            <text:p>1.98186301540488E+016</text:p>
          </table:table-cell>
          <table:table-cell table:formula="of:=IF(MOD(-[.$A401];[.B$1])=[.B$3];&quot;XXX&quot;;MOD(-[.$A401];[.B$1]))" office:value-type="string" office:string-value="XXX" calcext:value-type="string">
            <text:p>XXX</text:p>
          </table:table-cell>
          <table:table-cell table:formula="of:=IF(MOD(-[.$A401];[.C$1])=[.C$3];&quot;XXX&quot;;MOD(-[.$A401];[.C$1]))" office:value-type="float" office:value="0" calcext:value-type="float">
            <text:p>0</text:p>
          </table:table-cell>
          <table:table-cell table:formula="of:=IF(MOD(-[.$A401];[.D$1])=[.D$3];&quot;XXX&quot;;MOD(-[.$A401];[.D$1]))" office:value-type="float" office:value="256" calcext:value-type="float">
            <text:p>256</text:p>
          </table:table-cell>
          <table:table-cell table:formula="of:=IF(MOD(-[.$A401];[.E$1])=[.E$3];&quot;XXX&quot;;MOD(-[.$A401];[.E$1]))" office:value-type="float" office:value="0" calcext:value-type="float">
            <text:p>0</text:p>
          </table:table-cell>
          <table:table-cell table:formula="of:=IF(MOD(-[.$A401];[.F$1])=[.F$3];&quot;XXX&quot;;MOD(-[.$A401];[.F$1]))" office:value-type="float" office:value="0" calcext:value-type="float">
            <text:p>0</text:p>
          </table:table-cell>
          <table:table-cell table:formula="of:=IF(MOD(-[.$A401];[.G$1])=[.G$3];&quot;XXX&quot;;MOD(-[.$A401];[.G$1]))" office:value-type="float" office:value="0" calcext:value-type="float">
            <text:p>0</text:p>
          </table:table-cell>
          <table:table-cell table:formula="of:=IF(MOD(-[.$A401];[.H$1])=[.H$3];&quot;XXX&quot;;MOD(-[.$A401];[.H$1]))" office:value-type="float" office:value="568" calcext:value-type="float">
            <text:p>568</text:p>
          </table:table-cell>
          <table:table-cell table:formula="of:=IF(MOD(-[.$A401];[.I$1])=[.I$3];&quot;XXX&quot;;MOD(-[.$A401];[.I$1]))" office:value-type="float" office:value="0" calcext:value-type="float">
            <text:p>0</text:p>
          </table:table-cell>
          <table:table-cell table:formula="of:=IF(MOD(-[.$A401];[.J$1])=[.J$3];&quot;XXX&quot;;MOD(-[.$A401];[.J$1]))" office:value-type="float" office:value="0" calcext:value-type="float">
            <text:p>0</text:p>
          </table:table-cell>
        </table:table-row>
        <table:table-row table:style-name="ro1">
          <table:table-cell table:formula="of:=[.A401]+(13*37*461*17*19*739*41*23)" office:value-type="float" office:value="1.98685421175716E+016" calcext:value-type="float">
            <text:p>1.98685421175716E+016</text:p>
          </table:table-cell>
          <table:table-cell table:formula="of:=IF(MOD(-[.$A402];[.B$1])=[.B$3];&quot;XXX&quot;;MOD(-[.$A402];[.B$1]))" office:value-type="string" office:string-value="XXX" calcext:value-type="string">
            <text:p>XXX</text:p>
          </table:table-cell>
          <table:table-cell table:formula="of:=IF(MOD(-[.$A402];[.C$1])=[.C$3];&quot;XXX&quot;;MOD(-[.$A402];[.C$1]))" office:value-type="float" office:value="0" calcext:value-type="float">
            <text:p>0</text:p>
          </table:table-cell>
          <table:table-cell table:formula="of:=IF(MOD(-[.$A402];[.D$1])=[.D$3];&quot;XXX&quot;;MOD(-[.$A402];[.D$1]))" office:value-type="float" office:value="256" calcext:value-type="float">
            <text:p>256</text:p>
          </table:table-cell>
          <table:table-cell table:formula="of:=IF(MOD(-[.$A402];[.E$1])=[.E$3];&quot;XXX&quot;;MOD(-[.$A402];[.E$1]))" office:value-type="float" office:value="0" calcext:value-type="float">
            <text:p>0</text:p>
          </table:table-cell>
          <table:table-cell table:formula="of:=IF(MOD(-[.$A402];[.F$1])=[.F$3];&quot;XXX&quot;;MOD(-[.$A402];[.F$1]))" office:value-type="float" office:value="0" calcext:value-type="float">
            <text:p>0</text:p>
          </table:table-cell>
          <table:table-cell table:formula="of:=IF(MOD(-[.$A402];[.G$1])=[.G$3];&quot;XXX&quot;;MOD(-[.$A402];[.G$1]))" office:value-type="float" office:value="0" calcext:value-type="float">
            <text:p>0</text:p>
          </table:table-cell>
          <table:table-cell table:formula="of:=IF(MOD(-[.$A402];[.H$1])=[.H$3];&quot;XXX&quot;;MOD(-[.$A402];[.H$1]))" office:value-type="float" office:value="564" calcext:value-type="float">
            <text:p>564</text:p>
          </table:table-cell>
          <table:table-cell table:formula="of:=IF(MOD(-[.$A402];[.I$1])=[.I$3];&quot;XXX&quot;;MOD(-[.$A402];[.I$1]))" office:value-type="float" office:value="0" calcext:value-type="float">
            <text:p>0</text:p>
          </table:table-cell>
          <table:table-cell table:formula="of:=IF(MOD(-[.$A402];[.J$1])=[.J$3];&quot;XXX&quot;;MOD(-[.$A402];[.J$1]))" office:value-type="float" office:value="0" calcext:value-type="float">
            <text:p>0</text:p>
          </table:table-cell>
        </table:table-row>
        <table:table-row table:style-name="ro1">
          <table:table-cell table:formula="of:=[.A402]+(13*37*461*17*19*739*41*23)" office:value-type="float" office:value="1.99184540810944E+016" calcext:value-type="float">
            <text:p>1.99184540810944E+016</text:p>
          </table:table-cell>
          <table:table-cell table:formula="of:=IF(MOD(-[.$A403];[.B$1])=[.B$3];&quot;XXX&quot;;MOD(-[.$A403];[.B$1]))" office:value-type="string" office:string-value="XXX" calcext:value-type="string">
            <text:p>XXX</text:p>
          </table:table-cell>
          <table:table-cell table:formula="of:=IF(MOD(-[.$A403];[.C$1])=[.C$3];&quot;XXX&quot;;MOD(-[.$A403];[.C$1]))" office:value-type="float" office:value="0" calcext:value-type="float">
            <text:p>0</text:p>
          </table:table-cell>
          <table:table-cell table:formula="of:=IF(MOD(-[.$A403];[.D$1])=[.D$3];&quot;XXX&quot;;MOD(-[.$A403];[.D$1]))" office:value-type="float" office:value="256" calcext:value-type="float">
            <text:p>256</text:p>
          </table:table-cell>
          <table:table-cell table:formula="of:=IF(MOD(-[.$A403];[.E$1])=[.E$3];&quot;XXX&quot;;MOD(-[.$A403];[.E$1]))" office:value-type="float" office:value="0" calcext:value-type="float">
            <text:p>0</text:p>
          </table:table-cell>
          <table:table-cell table:formula="of:=IF(MOD(-[.$A403];[.F$1])=[.F$3];&quot;XXX&quot;;MOD(-[.$A403];[.F$1]))" office:value-type="float" office:value="0" calcext:value-type="float">
            <text:p>0</text:p>
          </table:table-cell>
          <table:table-cell table:formula="of:=IF(MOD(-[.$A403];[.G$1])=[.G$3];&quot;XXX&quot;;MOD(-[.$A403];[.G$1]))" office:value-type="float" office:value="0" calcext:value-type="float">
            <text:p>0</text:p>
          </table:table-cell>
          <table:table-cell table:formula="of:=IF(MOD(-[.$A403];[.H$1])=[.H$3];&quot;XXX&quot;;MOD(-[.$A403];[.H$1]))" office:value-type="float" office:value="564" calcext:value-type="float">
            <text:p>564</text:p>
          </table:table-cell>
          <table:table-cell table:formula="of:=IF(MOD(-[.$A403];[.I$1])=[.I$3];&quot;XXX&quot;;MOD(-[.$A403];[.I$1]))" office:value-type="float" office:value="0" calcext:value-type="float">
            <text:p>0</text:p>
          </table:table-cell>
          <table:table-cell table:formula="of:=IF(MOD(-[.$A403];[.J$1])=[.J$3];&quot;XXX&quot;;MOD(-[.$A403];[.J$1]))" office:value-type="float" office:value="0" calcext:value-type="float">
            <text:p>0</text:p>
          </table:table-cell>
        </table:table-row>
        <table:table-row table:style-name="ro1">
          <table:table-cell table:formula="of:=[.A403]+(13*37*461*17*19*739*41*23)" office:value-type="float" office:value="1.99683660446172E+016" calcext:value-type="float">
            <text:p>1.99683660446172E+016</text:p>
          </table:table-cell>
          <table:table-cell table:formula="of:=IF(MOD(-[.$A404];[.B$1])=[.B$3];&quot;XXX&quot;;MOD(-[.$A404];[.B$1]))" office:value-type="string" office:string-value="XXX" calcext:value-type="string">
            <text:p>XXX</text:p>
          </table:table-cell>
          <table:table-cell table:formula="of:=IF(MOD(-[.$A404];[.C$1])=[.C$3];&quot;XXX&quot;;MOD(-[.$A404];[.C$1]))" office:value-type="float" office:value="0" calcext:value-type="float">
            <text:p>0</text:p>
          </table:table-cell>
          <table:table-cell table:formula="of:=IF(MOD(-[.$A404];[.D$1])=[.D$3];&quot;XXX&quot;;MOD(-[.$A404];[.D$1]))" office:value-type="float" office:value="256" calcext:value-type="float">
            <text:p>256</text:p>
          </table:table-cell>
          <table:table-cell table:formula="of:=IF(MOD(-[.$A404];[.E$1])=[.E$3];&quot;XXX&quot;;MOD(-[.$A404];[.E$1]))" office:value-type="float" office:value="0" calcext:value-type="float">
            <text:p>0</text:p>
          </table:table-cell>
          <table:table-cell table:formula="of:=IF(MOD(-[.$A404];[.F$1])=[.F$3];&quot;XXX&quot;;MOD(-[.$A404];[.F$1]))" office:value-type="float" office:value="0" calcext:value-type="float">
            <text:p>0</text:p>
          </table:table-cell>
          <table:table-cell table:formula="of:=IF(MOD(-[.$A404];[.G$1])=[.G$3];&quot;XXX&quot;;MOD(-[.$A404];[.G$1]))" office:value-type="float" office:value="0" calcext:value-type="float">
            <text:p>0</text:p>
          </table:table-cell>
          <table:table-cell table:formula="of:=IF(MOD(-[.$A404];[.H$1])=[.H$3];&quot;XXX&quot;;MOD(-[.$A404];[.H$1]))" office:value-type="float" office:value="564" calcext:value-type="float">
            <text:p>564</text:p>
          </table:table-cell>
          <table:table-cell table:formula="of:=IF(MOD(-[.$A404];[.I$1])=[.I$3];&quot;XXX&quot;;MOD(-[.$A404];[.I$1]))" office:value-type="float" office:value="0" calcext:value-type="float">
            <text:p>0</text:p>
          </table:table-cell>
          <table:table-cell table:formula="of:=IF(MOD(-[.$A404];[.J$1])=[.J$3];&quot;XXX&quot;;MOD(-[.$A404];[.J$1]))" office:value-type="float" office:value="0" calcext:value-type="float">
            <text:p>0</text:p>
          </table:table-cell>
        </table:table-row>
        <table:table-row table:style-name="ro1">
          <table:table-cell table:formula="of:=[.A404]+(13*37*461*17*19*739*41*23)" office:value-type="float" office:value="2.001827800814E+016" calcext:value-type="float">
            <text:p>2.001827800814E+016</text:p>
          </table:table-cell>
          <table:table-cell table:formula="of:=IF(MOD(-[.$A405];[.B$1])=[.B$3];&quot;XXX&quot;;MOD(-[.$A405];[.B$1]))" office:value-type="string" office:string-value="XXX" calcext:value-type="string">
            <text:p>XXX</text:p>
          </table:table-cell>
          <table:table-cell table:formula="of:=IF(MOD(-[.$A405];[.C$1])=[.C$3];&quot;XXX&quot;;MOD(-[.$A405];[.C$1]))" office:value-type="float" office:value="0" calcext:value-type="float">
            <text:p>0</text:p>
          </table:table-cell>
          <table:table-cell table:formula="of:=IF(MOD(-[.$A405];[.D$1])=[.D$3];&quot;XXX&quot;;MOD(-[.$A405];[.D$1]))" office:value-type="float" office:value="256" calcext:value-type="float">
            <text:p>256</text:p>
          </table:table-cell>
          <table:table-cell table:formula="of:=IF(MOD(-[.$A405];[.E$1])=[.E$3];&quot;XXX&quot;;MOD(-[.$A405];[.E$1]))" office:value-type="float" office:value="0" calcext:value-type="float">
            <text:p>0</text:p>
          </table:table-cell>
          <table:table-cell table:formula="of:=IF(MOD(-[.$A405];[.F$1])=[.F$3];&quot;XXX&quot;;MOD(-[.$A405];[.F$1]))" office:value-type="float" office:value="0" calcext:value-type="float">
            <text:p>0</text:p>
          </table:table-cell>
          <table:table-cell table:formula="of:=IF(MOD(-[.$A405];[.G$1])=[.G$3];&quot;XXX&quot;;MOD(-[.$A405];[.G$1]))" office:value-type="float" office:value="0" calcext:value-type="float">
            <text:p>0</text:p>
          </table:table-cell>
          <table:table-cell table:formula="of:=IF(MOD(-[.$A405];[.H$1])=[.H$3];&quot;XXX&quot;;MOD(-[.$A405];[.H$1]))" office:value-type="float" office:value="564" calcext:value-type="float">
            <text:p>564</text:p>
          </table:table-cell>
          <table:table-cell table:formula="of:=IF(MOD(-[.$A405];[.I$1])=[.I$3];&quot;XXX&quot;;MOD(-[.$A405];[.I$1]))" office:value-type="float" office:value="0" calcext:value-type="float">
            <text:p>0</text:p>
          </table:table-cell>
          <table:table-cell table:formula="of:=IF(MOD(-[.$A405];[.J$1])=[.J$3];&quot;XXX&quot;;MOD(-[.$A405];[.J$1]))" office:value-type="float" office:value="0" calcext:value-type="float">
            <text:p>0</text:p>
          </table:table-cell>
        </table:table-row>
        <table:table-row table:style-name="ro1">
          <table:table-cell table:formula="of:=[.A405]+(13*37*461*17*19*739*41*23)" office:value-type="float" office:value="2.00681899716628E+016" calcext:value-type="float">
            <text:p>2.00681899716628E+016</text:p>
          </table:table-cell>
          <table:table-cell table:formula="of:=IF(MOD(-[.$A406];[.B$1])=[.B$3];&quot;XXX&quot;;MOD(-[.$A406];[.B$1]))" office:value-type="string" office:string-value="XXX" calcext:value-type="string">
            <text:p>XXX</text:p>
          </table:table-cell>
          <table:table-cell table:formula="of:=IF(MOD(-[.$A406];[.C$1])=[.C$3];&quot;XXX&quot;;MOD(-[.$A406];[.C$1]))" office:value-type="float" office:value="0" calcext:value-type="float">
            <text:p>0</text:p>
          </table:table-cell>
          <table:table-cell table:formula="of:=IF(MOD(-[.$A406];[.D$1])=[.D$3];&quot;XXX&quot;;MOD(-[.$A406];[.D$1]))" office:value-type="float" office:value="252" calcext:value-type="float">
            <text:p>252</text:p>
          </table:table-cell>
          <table:table-cell table:formula="of:=IF(MOD(-[.$A406];[.E$1])=[.E$3];&quot;XXX&quot;;MOD(-[.$A406];[.E$1]))" office:value-type="float" office:value="0" calcext:value-type="float">
            <text:p>0</text:p>
          </table:table-cell>
          <table:table-cell table:formula="of:=IF(MOD(-[.$A406];[.F$1])=[.F$3];&quot;XXX&quot;;MOD(-[.$A406];[.F$1]))" office:value-type="float" office:value="0" calcext:value-type="float">
            <text:p>0</text:p>
          </table:table-cell>
          <table:table-cell table:formula="of:=IF(MOD(-[.$A406];[.G$1])=[.G$3];&quot;XXX&quot;;MOD(-[.$A406];[.G$1]))" office:value-type="float" office:value="0" calcext:value-type="float">
            <text:p>0</text:p>
          </table:table-cell>
          <table:table-cell table:formula="of:=IF(MOD(-[.$A406];[.H$1])=[.H$3];&quot;XXX&quot;;MOD(-[.$A406];[.H$1]))" office:value-type="float" office:value="564" calcext:value-type="float">
            <text:p>564</text:p>
          </table:table-cell>
          <table:table-cell table:formula="of:=IF(MOD(-[.$A406];[.I$1])=[.I$3];&quot;XXX&quot;;MOD(-[.$A406];[.I$1]))" office:value-type="float" office:value="0" calcext:value-type="float">
            <text:p>0</text:p>
          </table:table-cell>
          <table:table-cell table:formula="of:=IF(MOD(-[.$A406];[.J$1])=[.J$3];&quot;XXX&quot;;MOD(-[.$A406];[.J$1]))" office:value-type="float" office:value="0" calcext:value-type="float">
            <text:p>0</text:p>
          </table:table-cell>
        </table:table-row>
        <table:table-row table:style-name="ro1">
          <table:table-cell table:formula="of:=[.A406]+(13*37*461*17*19*739*41*23)" office:value-type="float" office:value="2.01181019351856E+016" calcext:value-type="float">
            <text:p>2.01181019351856E+016</text:p>
          </table:table-cell>
          <table:table-cell table:formula="of:=IF(MOD(-[.$A407];[.B$1])=[.B$3];&quot;XXX&quot;;MOD(-[.$A407];[.B$1]))" office:value-type="string" office:string-value="XXX" calcext:value-type="string">
            <text:p>XXX</text:p>
          </table:table-cell>
          <table:table-cell table:formula="of:=IF(MOD(-[.$A407];[.C$1])=[.C$3];&quot;XXX&quot;;MOD(-[.$A407];[.C$1]))" office:value-type="float" office:value="0" calcext:value-type="float">
            <text:p>0</text:p>
          </table:table-cell>
          <table:table-cell table:formula="of:=IF(MOD(-[.$A407];[.D$1])=[.D$3];&quot;XXX&quot;;MOD(-[.$A407];[.D$1]))" office:value-type="float" office:value="252" calcext:value-type="float">
            <text:p>252</text:p>
          </table:table-cell>
          <table:table-cell table:formula="of:=IF(MOD(-[.$A407];[.E$1])=[.E$3];&quot;XXX&quot;;MOD(-[.$A407];[.E$1]))" office:value-type="float" office:value="0" calcext:value-type="float">
            <text:p>0</text:p>
          </table:table-cell>
          <table:table-cell table:formula="of:=IF(MOD(-[.$A407];[.F$1])=[.F$3];&quot;XXX&quot;;MOD(-[.$A407];[.F$1]))" office:value-type="float" office:value="0" calcext:value-type="float">
            <text:p>0</text:p>
          </table:table-cell>
          <table:table-cell table:formula="of:=IF(MOD(-[.$A407];[.G$1])=[.G$3];&quot;XXX&quot;;MOD(-[.$A407];[.G$1]))" office:value-type="float" office:value="0" calcext:value-type="float">
            <text:p>0</text:p>
          </table:table-cell>
          <table:table-cell table:formula="of:=IF(MOD(-[.$A407];[.H$1])=[.H$3];&quot;XXX&quot;;MOD(-[.$A407];[.H$1]))" office:value-type="float" office:value="560" calcext:value-type="float">
            <text:p>560</text:p>
          </table:table-cell>
          <table:table-cell table:formula="of:=IF(MOD(-[.$A407];[.I$1])=[.I$3];&quot;XXX&quot;;MOD(-[.$A407];[.I$1]))" office:value-type="float" office:value="0" calcext:value-type="float">
            <text:p>0</text:p>
          </table:table-cell>
          <table:table-cell table:formula="of:=IF(MOD(-[.$A407];[.J$1])=[.J$3];&quot;XXX&quot;;MOD(-[.$A407];[.J$1]))" office:value-type="float" office:value="0" calcext:value-type="float">
            <text:p>0</text:p>
          </table:table-cell>
        </table:table-row>
        <table:table-row table:style-name="ro1">
          <table:table-cell table:formula="of:=[.A407]+(13*37*461*17*19*739*41*23)" office:value-type="float" office:value="2.01680138987084E+016" calcext:value-type="float">
            <text:p>2.01680138987084E+016</text:p>
          </table:table-cell>
          <table:table-cell table:formula="of:=IF(MOD(-[.$A408];[.B$1])=[.B$3];&quot;XXX&quot;;MOD(-[.$A408];[.B$1]))" office:value-type="string" office:string-value="XXX" calcext:value-type="string">
            <text:p>XXX</text:p>
          </table:table-cell>
          <table:table-cell table:formula="of:=IF(MOD(-[.$A408];[.C$1])=[.C$3];&quot;XXX&quot;;MOD(-[.$A408];[.C$1]))" office:value-type="float" office:value="0" calcext:value-type="float">
            <text:p>0</text:p>
          </table:table-cell>
          <table:table-cell table:formula="of:=IF(MOD(-[.$A408];[.D$1])=[.D$3];&quot;XXX&quot;;MOD(-[.$A408];[.D$1]))" office:value-type="float" office:value="252" calcext:value-type="float">
            <text:p>252</text:p>
          </table:table-cell>
          <table:table-cell table:formula="of:=IF(MOD(-[.$A408];[.E$1])=[.E$3];&quot;XXX&quot;;MOD(-[.$A408];[.E$1]))" office:value-type="float" office:value="0" calcext:value-type="float">
            <text:p>0</text:p>
          </table:table-cell>
          <table:table-cell table:formula="of:=IF(MOD(-[.$A408];[.F$1])=[.F$3];&quot;XXX&quot;;MOD(-[.$A408];[.F$1]))" office:value-type="float" office:value="0" calcext:value-type="float">
            <text:p>0</text:p>
          </table:table-cell>
          <table:table-cell table:formula="of:=IF(MOD(-[.$A408];[.G$1])=[.G$3];&quot;XXX&quot;;MOD(-[.$A408];[.G$1]))" office:value-type="float" office:value="0" calcext:value-type="float">
            <text:p>0</text:p>
          </table:table-cell>
          <table:table-cell table:formula="of:=IF(MOD(-[.$A408];[.H$1])=[.H$3];&quot;XXX&quot;;MOD(-[.$A408];[.H$1]))" office:value-type="float" office:value="560" calcext:value-type="float">
            <text:p>560</text:p>
          </table:table-cell>
          <table:table-cell table:formula="of:=IF(MOD(-[.$A408];[.I$1])=[.I$3];&quot;XXX&quot;;MOD(-[.$A408];[.I$1]))" office:value-type="float" office:value="0" calcext:value-type="float">
            <text:p>0</text:p>
          </table:table-cell>
          <table:table-cell table:formula="of:=IF(MOD(-[.$A408];[.J$1])=[.J$3];&quot;XXX&quot;;MOD(-[.$A408];[.J$1]))" office:value-type="float" office:value="0" calcext:value-type="float">
            <text:p>0</text:p>
          </table:table-cell>
        </table:table-row>
        <table:table-row table:style-name="ro1">
          <table:table-cell table:formula="of:=[.A408]+(13*37*461*17*19*739*41*23)" office:value-type="float" office:value="2.02179258622313E+016" calcext:value-type="float">
            <text:p>2.02179258622313E+016</text:p>
          </table:table-cell>
          <table:table-cell table:formula="of:=IF(MOD(-[.$A409];[.B$1])=[.B$3];&quot;XXX&quot;;MOD(-[.$A409];[.B$1]))" office:value-type="string" office:string-value="XXX" calcext:value-type="string">
            <text:p>XXX</text:p>
          </table:table-cell>
          <table:table-cell table:formula="of:=IF(MOD(-[.$A409];[.C$1])=[.C$3];&quot;XXX&quot;;MOD(-[.$A409];[.C$1]))" office:value-type="float" office:value="0" calcext:value-type="float">
            <text:p>0</text:p>
          </table:table-cell>
          <table:table-cell table:formula="of:=IF(MOD(-[.$A409];[.D$1])=[.D$3];&quot;XXX&quot;;MOD(-[.$A409];[.D$1]))" office:value-type="float" office:value="248" calcext:value-type="float">
            <text:p>248</text:p>
          </table:table-cell>
          <table:table-cell table:formula="of:=IF(MOD(-[.$A409];[.E$1])=[.E$3];&quot;XXX&quot;;MOD(-[.$A409];[.E$1]))" office:value-type="float" office:value="0" calcext:value-type="float">
            <text:p>0</text:p>
          </table:table-cell>
          <table:table-cell table:formula="of:=IF(MOD(-[.$A409];[.F$1])=[.F$3];&quot;XXX&quot;;MOD(-[.$A409];[.F$1]))" office:value-type="float" office:value="0" calcext:value-type="float">
            <text:p>0</text:p>
          </table:table-cell>
          <table:table-cell table:formula="of:=IF(MOD(-[.$A409];[.G$1])=[.G$3];&quot;XXX&quot;;MOD(-[.$A409];[.G$1]))" office:value-type="float" office:value="0" calcext:value-type="float">
            <text:p>0</text:p>
          </table:table-cell>
          <table:table-cell table:formula="of:=IF(MOD(-[.$A409];[.H$1])=[.H$3];&quot;XXX&quot;;MOD(-[.$A409];[.H$1]))" office:value-type="float" office:value="560" calcext:value-type="float">
            <text:p>560</text:p>
          </table:table-cell>
          <table:table-cell table:formula="of:=IF(MOD(-[.$A409];[.I$1])=[.I$3];&quot;XXX&quot;;MOD(-[.$A409];[.I$1]))" office:value-type="float" office:value="0" calcext:value-type="float">
            <text:p>0</text:p>
          </table:table-cell>
          <table:table-cell table:formula="of:=IF(MOD(-[.$A409];[.J$1])=[.J$3];&quot;XXX&quot;;MOD(-[.$A409];[.J$1]))" office:value-type="float" office:value="0" calcext:value-type="float">
            <text:p>0</text:p>
          </table:table-cell>
        </table:table-row>
        <table:table-row table:style-name="ro1">
          <table:table-cell table:formula="of:=[.A409]+(13*37*461*17*19*739*41*23)" office:value-type="float" office:value="2.02678378257541E+016" calcext:value-type="float">
            <text:p>2.02678378257541E+016</text:p>
          </table:table-cell>
          <table:table-cell table:formula="of:=IF(MOD(-[.$A410];[.B$1])=[.B$3];&quot;XXX&quot;;MOD(-[.$A410];[.B$1]))" office:value-type="string" office:string-value="XXX" calcext:value-type="string">
            <text:p>XXX</text:p>
          </table:table-cell>
          <table:table-cell table:formula="of:=IF(MOD(-[.$A410];[.C$1])=[.C$3];&quot;XXX&quot;;MOD(-[.$A410];[.C$1]))" office:value-type="float" office:value="0" calcext:value-type="float">
            <text:p>0</text:p>
          </table:table-cell>
          <table:table-cell table:formula="of:=IF(MOD(-[.$A410];[.D$1])=[.D$3];&quot;XXX&quot;;MOD(-[.$A410];[.D$1]))" office:value-type="float" office:value="248" calcext:value-type="float">
            <text:p>248</text:p>
          </table:table-cell>
          <table:table-cell table:formula="of:=IF(MOD(-[.$A410];[.E$1])=[.E$3];&quot;XXX&quot;;MOD(-[.$A410];[.E$1]))" office:value-type="float" office:value="0" calcext:value-type="float">
            <text:p>0</text:p>
          </table:table-cell>
          <table:table-cell table:formula="of:=IF(MOD(-[.$A410];[.F$1])=[.F$3];&quot;XXX&quot;;MOD(-[.$A410];[.F$1]))" office:value-type="float" office:value="0" calcext:value-type="float">
            <text:p>0</text:p>
          </table:table-cell>
          <table:table-cell table:formula="of:=IF(MOD(-[.$A410];[.G$1])=[.G$3];&quot;XXX&quot;;MOD(-[.$A410];[.G$1]))" office:value-type="float" office:value="0" calcext:value-type="float">
            <text:p>0</text:p>
          </table:table-cell>
          <table:table-cell table:formula="of:=IF(MOD(-[.$A410];[.H$1])=[.H$3];&quot;XXX&quot;;MOD(-[.$A410];[.H$1]))" office:value-type="float" office:value="556" calcext:value-type="float">
            <text:p>556</text:p>
          </table:table-cell>
          <table:table-cell table:formula="of:=IF(MOD(-[.$A410];[.I$1])=[.I$3];&quot;XXX&quot;;MOD(-[.$A410];[.I$1]))" office:value-type="float" office:value="0" calcext:value-type="float">
            <text:p>0</text:p>
          </table:table-cell>
          <table:table-cell table:formula="of:=IF(MOD(-[.$A410];[.J$1])=[.J$3];&quot;XXX&quot;;MOD(-[.$A410];[.J$1]))" office:value-type="float" office:value="0" calcext:value-type="float">
            <text:p>0</text:p>
          </table:table-cell>
        </table:table-row>
        <table:table-row table:style-name="ro1">
          <table:table-cell table:formula="of:=[.A410]+(13*37*461*17*19*739*41*23)" office:value-type="float" office:value="2.03177497892769E+016" calcext:value-type="float">
            <text:p>2.03177497892769E+016</text:p>
          </table:table-cell>
          <table:table-cell table:formula="of:=IF(MOD(-[.$A411];[.B$1])=[.B$3];&quot;XXX&quot;;MOD(-[.$A411];[.B$1]))" office:value-type="string" office:string-value="XXX" calcext:value-type="string">
            <text:p>XXX</text:p>
          </table:table-cell>
          <table:table-cell table:formula="of:=IF(MOD(-[.$A411];[.C$1])=[.C$3];&quot;XXX&quot;;MOD(-[.$A411];[.C$1]))" office:value-type="float" office:value="0" calcext:value-type="float">
            <text:p>0</text:p>
          </table:table-cell>
          <table:table-cell table:formula="of:=IF(MOD(-[.$A411];[.D$1])=[.D$3];&quot;XXX&quot;;MOD(-[.$A411];[.D$1]))" office:value-type="float" office:value="248" calcext:value-type="float">
            <text:p>248</text:p>
          </table:table-cell>
          <table:table-cell table:formula="of:=IF(MOD(-[.$A411];[.E$1])=[.E$3];&quot;XXX&quot;;MOD(-[.$A411];[.E$1]))" office:value-type="float" office:value="0" calcext:value-type="float">
            <text:p>0</text:p>
          </table:table-cell>
          <table:table-cell table:formula="of:=IF(MOD(-[.$A411];[.F$1])=[.F$3];&quot;XXX&quot;;MOD(-[.$A411];[.F$1]))" office:value-type="float" office:value="0" calcext:value-type="float">
            <text:p>0</text:p>
          </table:table-cell>
          <table:table-cell table:formula="of:=IF(MOD(-[.$A411];[.G$1])=[.G$3];&quot;XXX&quot;;MOD(-[.$A411];[.G$1]))" office:value-type="float" office:value="0" calcext:value-type="float">
            <text:p>0</text:p>
          </table:table-cell>
          <table:table-cell table:formula="of:=IF(MOD(-[.$A411];[.H$1])=[.H$3];&quot;XXX&quot;;MOD(-[.$A411];[.H$1]))" office:value-type="float" office:value="556" calcext:value-type="float">
            <text:p>556</text:p>
          </table:table-cell>
          <table:table-cell table:formula="of:=IF(MOD(-[.$A411];[.I$1])=[.I$3];&quot;XXX&quot;;MOD(-[.$A411];[.I$1]))" office:value-type="float" office:value="0" calcext:value-type="float">
            <text:p>0</text:p>
          </table:table-cell>
          <table:table-cell table:formula="of:=IF(MOD(-[.$A411];[.J$1])=[.J$3];&quot;XXX&quot;;MOD(-[.$A411];[.J$1]))" office:value-type="float" office:value="0" calcext:value-type="float">
            <text:p>0</text:p>
          </table:table-cell>
        </table:table-row>
        <table:table-row table:style-name="ro1">
          <table:table-cell table:formula="of:=[.A411]+(13*37*461*17*19*739*41*23)" office:value-type="float" office:value="2.03676617527997E+016" calcext:value-type="float">
            <text:p>2.03676617527997E+016</text:p>
          </table:table-cell>
          <table:table-cell table:formula="of:=IF(MOD(-[.$A412];[.B$1])=[.B$3];&quot;XXX&quot;;MOD(-[.$A412];[.B$1]))" office:value-type="string" office:string-value="XXX" calcext:value-type="string">
            <text:p>XXX</text:p>
          </table:table-cell>
          <table:table-cell table:formula="of:=IF(MOD(-[.$A412];[.C$1])=[.C$3];&quot;XXX&quot;;MOD(-[.$A412];[.C$1]))" office:value-type="float" office:value="0" calcext:value-type="float">
            <text:p>0</text:p>
          </table:table-cell>
          <table:table-cell table:formula="of:=IF(MOD(-[.$A412];[.D$1])=[.D$3];&quot;XXX&quot;;MOD(-[.$A412];[.D$1]))" office:value-type="float" office:value="248" calcext:value-type="float">
            <text:p>248</text:p>
          </table:table-cell>
          <table:table-cell table:formula="of:=IF(MOD(-[.$A412];[.E$1])=[.E$3];&quot;XXX&quot;;MOD(-[.$A412];[.E$1]))" office:value-type="float" office:value="0" calcext:value-type="float">
            <text:p>0</text:p>
          </table:table-cell>
          <table:table-cell table:formula="of:=IF(MOD(-[.$A412];[.F$1])=[.F$3];&quot;XXX&quot;;MOD(-[.$A412];[.F$1]))" office:value-type="float" office:value="0" calcext:value-type="float">
            <text:p>0</text:p>
          </table:table-cell>
          <table:table-cell table:formula="of:=IF(MOD(-[.$A412];[.G$1])=[.G$3];&quot;XXX&quot;;MOD(-[.$A412];[.G$1]))" office:value-type="float" office:value="0" calcext:value-type="float">
            <text:p>0</text:p>
          </table:table-cell>
          <table:table-cell table:formula="of:=IF(MOD(-[.$A412];[.H$1])=[.H$3];&quot;XXX&quot;;MOD(-[.$A412];[.H$1]))" office:value-type="float" office:value="556" calcext:value-type="float">
            <text:p>556</text:p>
          </table:table-cell>
          <table:table-cell table:formula="of:=IF(MOD(-[.$A412];[.I$1])=[.I$3];&quot;XXX&quot;;MOD(-[.$A412];[.I$1]))" office:value-type="float" office:value="0" calcext:value-type="float">
            <text:p>0</text:p>
          </table:table-cell>
          <table:table-cell table:formula="of:=IF(MOD(-[.$A412];[.J$1])=[.J$3];&quot;XXX&quot;;MOD(-[.$A412];[.J$1]))" office:value-type="float" office:value="0" calcext:value-type="float">
            <text:p>0</text:p>
          </table:table-cell>
        </table:table-row>
        <table:table-row table:style-name="ro1">
          <table:table-cell table:formula="of:=[.A412]+(13*37*461*17*19*739*41*23)" office:value-type="float" office:value="2.04175737163225E+016" calcext:value-type="float">
            <text:p>2.04175737163225E+016</text:p>
          </table:table-cell>
          <table:table-cell table:formula="of:=IF(MOD(-[.$A413];[.B$1])=[.B$3];&quot;XXX&quot;;MOD(-[.$A413];[.B$1]))" office:value-type="string" office:string-value="XXX" calcext:value-type="string">
            <text:p>XXX</text:p>
          </table:table-cell>
          <table:table-cell table:formula="of:=IF(MOD(-[.$A413];[.C$1])=[.C$3];&quot;XXX&quot;;MOD(-[.$A413];[.C$1]))" office:value-type="float" office:value="0" calcext:value-type="float">
            <text:p>0</text:p>
          </table:table-cell>
          <table:table-cell table:formula="of:=IF(MOD(-[.$A413];[.D$1])=[.D$3];&quot;XXX&quot;;MOD(-[.$A413];[.D$1]))" office:value-type="float" office:value="248" calcext:value-type="float">
            <text:p>248</text:p>
          </table:table-cell>
          <table:table-cell table:formula="of:=IF(MOD(-[.$A413];[.E$1])=[.E$3];&quot;XXX&quot;;MOD(-[.$A413];[.E$1]))" office:value-type="float" office:value="0" calcext:value-type="float">
            <text:p>0</text:p>
          </table:table-cell>
          <table:table-cell table:formula="of:=IF(MOD(-[.$A413];[.F$1])=[.F$3];&quot;XXX&quot;;MOD(-[.$A413];[.F$1]))" office:value-type="float" office:value="0" calcext:value-type="float">
            <text:p>0</text:p>
          </table:table-cell>
          <table:table-cell table:formula="of:=IF(MOD(-[.$A413];[.G$1])=[.G$3];&quot;XXX&quot;;MOD(-[.$A413];[.G$1]))" office:value-type="float" office:value="0" calcext:value-type="float">
            <text:p>0</text:p>
          </table:table-cell>
          <table:table-cell table:formula="of:=IF(MOD(-[.$A413];[.H$1])=[.H$3];&quot;XXX&quot;;MOD(-[.$A413];[.H$1]))" office:value-type="float" office:value="556" calcext:value-type="float">
            <text:p>556</text:p>
          </table:table-cell>
          <table:table-cell table:formula="of:=IF(MOD(-[.$A413];[.I$1])=[.I$3];&quot;XXX&quot;;MOD(-[.$A413];[.I$1]))" office:value-type="float" office:value="0" calcext:value-type="float">
            <text:p>0</text:p>
          </table:table-cell>
          <table:table-cell table:formula="of:=IF(MOD(-[.$A413];[.J$1])=[.J$3];&quot;XXX&quot;;MOD(-[.$A413];[.J$1]))" office:value-type="float" office:value="0" calcext:value-type="float">
            <text:p>0</text:p>
          </table:table-cell>
        </table:table-row>
        <table:table-row table:style-name="ro1">
          <table:table-cell table:formula="of:=[.A413]+(13*37*461*17*19*739*41*23)" office:value-type="float" office:value="2.04674856798453E+016" calcext:value-type="float">
            <text:p>2.04674856798453E+016</text:p>
          </table:table-cell>
          <table:table-cell table:formula="of:=IF(MOD(-[.$A414];[.B$1])=[.B$3];&quot;XXX&quot;;MOD(-[.$A414];[.B$1]))" office:value-type="string" office:string-value="XXX" calcext:value-type="string">
            <text:p>XXX</text:p>
          </table:table-cell>
          <table:table-cell table:formula="of:=IF(MOD(-[.$A414];[.C$1])=[.C$3];&quot;XXX&quot;;MOD(-[.$A414];[.C$1]))" office:value-type="float" office:value="0" calcext:value-type="float">
            <text:p>0</text:p>
          </table:table-cell>
          <table:table-cell table:formula="of:=IF(MOD(-[.$A414];[.D$1])=[.D$3];&quot;XXX&quot;;MOD(-[.$A414];[.D$1]))" office:value-type="float" office:value="244" calcext:value-type="float">
            <text:p>244</text:p>
          </table:table-cell>
          <table:table-cell table:formula="of:=IF(MOD(-[.$A414];[.E$1])=[.E$3];&quot;XXX&quot;;MOD(-[.$A414];[.E$1]))" office:value-type="float" office:value="0" calcext:value-type="float">
            <text:p>0</text:p>
          </table:table-cell>
          <table:table-cell table:formula="of:=IF(MOD(-[.$A414];[.F$1])=[.F$3];&quot;XXX&quot;;MOD(-[.$A414];[.F$1]))" office:value-type="float" office:value="0" calcext:value-type="float">
            <text:p>0</text:p>
          </table:table-cell>
          <table:table-cell table:formula="of:=IF(MOD(-[.$A414];[.G$1])=[.G$3];&quot;XXX&quot;;MOD(-[.$A414];[.G$1]))" office:value-type="float" office:value="0" calcext:value-type="float">
            <text:p>0</text:p>
          </table:table-cell>
          <table:table-cell table:formula="of:=IF(MOD(-[.$A414];[.H$1])=[.H$3];&quot;XXX&quot;;MOD(-[.$A414];[.H$1]))" office:value-type="float" office:value="556" calcext:value-type="float">
            <text:p>556</text:p>
          </table:table-cell>
          <table:table-cell table:formula="of:=IF(MOD(-[.$A414];[.I$1])=[.I$3];&quot;XXX&quot;;MOD(-[.$A414];[.I$1]))" office:value-type="float" office:value="0" calcext:value-type="float">
            <text:p>0</text:p>
          </table:table-cell>
          <table:table-cell table:formula="of:=IF(MOD(-[.$A414];[.J$1])=[.J$3];&quot;XXX&quot;;MOD(-[.$A414];[.J$1]))" office:value-type="float" office:value="0" calcext:value-type="float">
            <text:p>0</text:p>
          </table:table-cell>
        </table:table-row>
        <table:table-row table:style-name="ro1">
          <table:table-cell table:formula="of:=[.A414]+(13*37*461*17*19*739*41*23)" office:value-type="float" office:value="2.05173976433681E+016" calcext:value-type="float">
            <text:p>2.05173976433681E+016</text:p>
          </table:table-cell>
          <table:table-cell table:formula="of:=IF(MOD(-[.$A415];[.B$1])=[.B$3];&quot;XXX&quot;;MOD(-[.$A415];[.B$1]))" office:value-type="string" office:string-value="XXX" calcext:value-type="string">
            <text:p>XXX</text:p>
          </table:table-cell>
          <table:table-cell table:formula="of:=IF(MOD(-[.$A415];[.C$1])=[.C$3];&quot;XXX&quot;;MOD(-[.$A415];[.C$1]))" office:value-type="float" office:value="0" calcext:value-type="float">
            <text:p>0</text:p>
          </table:table-cell>
          <table:table-cell table:formula="of:=IF(MOD(-[.$A415];[.D$1])=[.D$3];&quot;XXX&quot;;MOD(-[.$A415];[.D$1]))" office:value-type="float" office:value="244" calcext:value-type="float">
            <text:p>244</text:p>
          </table:table-cell>
          <table:table-cell table:formula="of:=IF(MOD(-[.$A415];[.E$1])=[.E$3];&quot;XXX&quot;;MOD(-[.$A415];[.E$1]))" office:value-type="float" office:value="0" calcext:value-type="float">
            <text:p>0</text:p>
          </table:table-cell>
          <table:table-cell table:formula="of:=IF(MOD(-[.$A415];[.F$1])=[.F$3];&quot;XXX&quot;;MOD(-[.$A415];[.F$1]))" office:value-type="float" office:value="0" calcext:value-type="float">
            <text:p>0</text:p>
          </table:table-cell>
          <table:table-cell table:formula="of:=IF(MOD(-[.$A415];[.G$1])=[.G$3];&quot;XXX&quot;;MOD(-[.$A415];[.G$1]))" office:value-type="float" office:value="0" calcext:value-type="float">
            <text:p>0</text:p>
          </table:table-cell>
          <table:table-cell table:formula="of:=IF(MOD(-[.$A415];[.H$1])=[.H$3];&quot;XXX&quot;;MOD(-[.$A415];[.H$1]))" office:value-type="float" office:value="552" calcext:value-type="float">
            <text:p>552</text:p>
          </table:table-cell>
          <table:table-cell table:formula="of:=IF(MOD(-[.$A415];[.I$1])=[.I$3];&quot;XXX&quot;;MOD(-[.$A415];[.I$1]))" office:value-type="float" office:value="0" calcext:value-type="float">
            <text:p>0</text:p>
          </table:table-cell>
          <table:table-cell table:formula="of:=IF(MOD(-[.$A415];[.J$1])=[.J$3];&quot;XXX&quot;;MOD(-[.$A415];[.J$1]))" office:value-type="float" office:value="0" calcext:value-type="float">
            <text:p>0</text:p>
          </table:table-cell>
        </table:table-row>
        <table:table-row table:style-name="ro1">
          <table:table-cell table:formula="of:=[.A415]+(13*37*461*17*19*739*41*23)" office:value-type="float" office:value="2.05673096068909E+016" calcext:value-type="float">
            <text:p>2.05673096068909E+016</text:p>
          </table:table-cell>
          <table:table-cell table:formula="of:=IF(MOD(-[.$A416];[.B$1])=[.B$3];&quot;XXX&quot;;MOD(-[.$A416];[.B$1]))" office:value-type="string" office:string-value="XXX" calcext:value-type="string">
            <text:p>XXX</text:p>
          </table:table-cell>
          <table:table-cell table:formula="of:=IF(MOD(-[.$A416];[.C$1])=[.C$3];&quot;XXX&quot;;MOD(-[.$A416];[.C$1]))" office:value-type="float" office:value="0" calcext:value-type="float">
            <text:p>0</text:p>
          </table:table-cell>
          <table:table-cell table:formula="of:=IF(MOD(-[.$A416];[.D$1])=[.D$3];&quot;XXX&quot;;MOD(-[.$A416];[.D$1]))" office:value-type="float" office:value="244" calcext:value-type="float">
            <text:p>244</text:p>
          </table:table-cell>
          <table:table-cell table:formula="of:=IF(MOD(-[.$A416];[.E$1])=[.E$3];&quot;XXX&quot;;MOD(-[.$A416];[.E$1]))" office:value-type="float" office:value="0" calcext:value-type="float">
            <text:p>0</text:p>
          </table:table-cell>
          <table:table-cell table:formula="of:=IF(MOD(-[.$A416];[.F$1])=[.F$3];&quot;XXX&quot;;MOD(-[.$A416];[.F$1]))" office:value-type="float" office:value="0" calcext:value-type="float">
            <text:p>0</text:p>
          </table:table-cell>
          <table:table-cell table:formula="of:=IF(MOD(-[.$A416];[.G$1])=[.G$3];&quot;XXX&quot;;MOD(-[.$A416];[.G$1]))" office:value-type="float" office:value="0" calcext:value-type="float">
            <text:p>0</text:p>
          </table:table-cell>
          <table:table-cell table:formula="of:=IF(MOD(-[.$A416];[.H$1])=[.H$3];&quot;XXX&quot;;MOD(-[.$A416];[.H$1]))" office:value-type="float" office:value="552" calcext:value-type="float">
            <text:p>552</text:p>
          </table:table-cell>
          <table:table-cell table:formula="of:=IF(MOD(-[.$A416];[.I$1])=[.I$3];&quot;XXX&quot;;MOD(-[.$A416];[.I$1]))" office:value-type="float" office:value="0" calcext:value-type="float">
            <text:p>0</text:p>
          </table:table-cell>
          <table:table-cell table:formula="of:=IF(MOD(-[.$A416];[.J$1])=[.J$3];&quot;XXX&quot;;MOD(-[.$A416];[.J$1]))" office:value-type="float" office:value="0" calcext:value-type="float">
            <text:p>0</text:p>
          </table:table-cell>
        </table:table-row>
        <table:table-row table:style-name="ro1">
          <table:table-cell table:formula="of:=[.A416]+(13*37*461*17*19*739*41*23)" office:value-type="float" office:value="2.06172215704137E+016" calcext:value-type="float">
            <text:p>2.06172215704137E+016</text:p>
          </table:table-cell>
          <table:table-cell table:formula="of:=IF(MOD(-[.$A417];[.B$1])=[.B$3];&quot;XXX&quot;;MOD(-[.$A417];[.B$1]))" office:value-type="string" office:string-value="XXX" calcext:value-type="string">
            <text:p>XXX</text:p>
          </table:table-cell>
          <table:table-cell table:formula="of:=IF(MOD(-[.$A417];[.C$1])=[.C$3];&quot;XXX&quot;;MOD(-[.$A417];[.C$1]))" office:value-type="float" office:value="0" calcext:value-type="float">
            <text:p>0</text:p>
          </table:table-cell>
          <table:table-cell table:formula="of:=IF(MOD(-[.$A417];[.D$1])=[.D$3];&quot;XXX&quot;;MOD(-[.$A417];[.D$1]))" office:value-type="float" office:value="240" calcext:value-type="float">
            <text:p>240</text:p>
          </table:table-cell>
          <table:table-cell table:formula="of:=IF(MOD(-[.$A417];[.E$1])=[.E$3];&quot;XXX&quot;;MOD(-[.$A417];[.E$1]))" office:value-type="float" office:value="0" calcext:value-type="float">
            <text:p>0</text:p>
          </table:table-cell>
          <table:table-cell table:formula="of:=IF(MOD(-[.$A417];[.F$1])=[.F$3];&quot;XXX&quot;;MOD(-[.$A417];[.F$1]))" office:value-type="float" office:value="0" calcext:value-type="float">
            <text:p>0</text:p>
          </table:table-cell>
          <table:table-cell table:formula="of:=IF(MOD(-[.$A417];[.G$1])=[.G$3];&quot;XXX&quot;;MOD(-[.$A417];[.G$1]))" office:value-type="float" office:value="0" calcext:value-type="float">
            <text:p>0</text:p>
          </table:table-cell>
          <table:table-cell table:formula="of:=IF(MOD(-[.$A417];[.H$1])=[.H$3];&quot;XXX&quot;;MOD(-[.$A417];[.H$1]))" office:value-type="float" office:value="552" calcext:value-type="float">
            <text:p>552</text:p>
          </table:table-cell>
          <table:table-cell table:formula="of:=IF(MOD(-[.$A417];[.I$1])=[.I$3];&quot;XXX&quot;;MOD(-[.$A417];[.I$1]))" office:value-type="float" office:value="0" calcext:value-type="float">
            <text:p>0</text:p>
          </table:table-cell>
          <table:table-cell table:formula="of:=IF(MOD(-[.$A417];[.J$1])=[.J$3];&quot;XXX&quot;;MOD(-[.$A417];[.J$1]))" office:value-type="float" office:value="0" calcext:value-type="float">
            <text:p>0</text:p>
          </table:table-cell>
        </table:table-row>
        <table:table-row table:style-name="ro1">
          <table:table-cell table:formula="of:=[.A417]+(13*37*461*17*19*739*41*23)" office:value-type="float" office:value="2.06671335339366E+016" calcext:value-type="float">
            <text:p>2.06671335339366E+016</text:p>
          </table:table-cell>
          <table:table-cell table:formula="of:=IF(MOD(-[.$A418];[.B$1])=[.B$3];&quot;XXX&quot;;MOD(-[.$A418];[.B$1]))" office:value-type="string" office:string-value="XXX" calcext:value-type="string">
            <text:p>XXX</text:p>
          </table:table-cell>
          <table:table-cell table:formula="of:=IF(MOD(-[.$A418];[.C$1])=[.C$3];&quot;XXX&quot;;MOD(-[.$A418];[.C$1]))" office:value-type="float" office:value="0" calcext:value-type="float">
            <text:p>0</text:p>
          </table:table-cell>
          <table:table-cell table:formula="of:=IF(MOD(-[.$A418];[.D$1])=[.D$3];&quot;XXX&quot;;MOD(-[.$A418];[.D$1]))" office:value-type="float" office:value="240" calcext:value-type="float">
            <text:p>240</text:p>
          </table:table-cell>
          <table:table-cell table:formula="of:=IF(MOD(-[.$A418];[.E$1])=[.E$3];&quot;XXX&quot;;MOD(-[.$A418];[.E$1]))" office:value-type="float" office:value="0" calcext:value-type="float">
            <text:p>0</text:p>
          </table:table-cell>
          <table:table-cell table:formula="of:=IF(MOD(-[.$A418];[.F$1])=[.F$3];&quot;XXX&quot;;MOD(-[.$A418];[.F$1]))" office:value-type="float" office:value="0" calcext:value-type="float">
            <text:p>0</text:p>
          </table:table-cell>
          <table:table-cell table:formula="of:=IF(MOD(-[.$A418];[.G$1])=[.G$3];&quot;XXX&quot;;MOD(-[.$A418];[.G$1]))" office:value-type="float" office:value="0" calcext:value-type="float">
            <text:p>0</text:p>
          </table:table-cell>
          <table:table-cell table:formula="of:=IF(MOD(-[.$A418];[.H$1])=[.H$3];&quot;XXX&quot;;MOD(-[.$A418];[.H$1]))" office:value-type="float" office:value="548" calcext:value-type="float">
            <text:p>548</text:p>
          </table:table-cell>
          <table:table-cell table:formula="of:=IF(MOD(-[.$A418];[.I$1])=[.I$3];&quot;XXX&quot;;MOD(-[.$A418];[.I$1]))" office:value-type="float" office:value="0" calcext:value-type="float">
            <text:p>0</text:p>
          </table:table-cell>
          <table:table-cell table:formula="of:=IF(MOD(-[.$A418];[.J$1])=[.J$3];&quot;XXX&quot;;MOD(-[.$A418];[.J$1]))" office:value-type="float" office:value="0" calcext:value-type="float">
            <text:p>0</text:p>
          </table:table-cell>
        </table:table-row>
        <table:table-row table:style-name="ro1">
          <table:table-cell table:formula="of:=[.A418]+(13*37*461*17*19*739*41*23)" office:value-type="float" office:value="2.07170454974594E+016" calcext:value-type="float">
            <text:p>2.07170454974594E+016</text:p>
          </table:table-cell>
          <table:table-cell table:formula="of:=IF(MOD(-[.$A419];[.B$1])=[.B$3];&quot;XXX&quot;;MOD(-[.$A419];[.B$1]))" office:value-type="string" office:string-value="XXX" calcext:value-type="string">
            <text:p>XXX</text:p>
          </table:table-cell>
          <table:table-cell table:formula="of:=IF(MOD(-[.$A419];[.C$1])=[.C$3];&quot;XXX&quot;;MOD(-[.$A419];[.C$1]))" office:value-type="float" office:value="0" calcext:value-type="float">
            <text:p>0</text:p>
          </table:table-cell>
          <table:table-cell table:formula="of:=IF(MOD(-[.$A419];[.D$1])=[.D$3];&quot;XXX&quot;;MOD(-[.$A419];[.D$1]))" office:value-type="float" office:value="240" calcext:value-type="float">
            <text:p>240</text:p>
          </table:table-cell>
          <table:table-cell table:formula="of:=IF(MOD(-[.$A419];[.E$1])=[.E$3];&quot;XXX&quot;;MOD(-[.$A419];[.E$1]))" office:value-type="float" office:value="0" calcext:value-type="float">
            <text:p>0</text:p>
          </table:table-cell>
          <table:table-cell table:formula="of:=IF(MOD(-[.$A419];[.F$1])=[.F$3];&quot;XXX&quot;;MOD(-[.$A419];[.F$1]))" office:value-type="float" office:value="0" calcext:value-type="float">
            <text:p>0</text:p>
          </table:table-cell>
          <table:table-cell table:formula="of:=IF(MOD(-[.$A419];[.G$1])=[.G$3];&quot;XXX&quot;;MOD(-[.$A419];[.G$1]))" office:value-type="float" office:value="0" calcext:value-type="float">
            <text:p>0</text:p>
          </table:table-cell>
          <table:table-cell table:formula="of:=IF(MOD(-[.$A419];[.H$1])=[.H$3];&quot;XXX&quot;;MOD(-[.$A419];[.H$1]))" office:value-type="float" office:value="548" calcext:value-type="float">
            <text:p>548</text:p>
          </table:table-cell>
          <table:table-cell table:formula="of:=IF(MOD(-[.$A419];[.I$1])=[.I$3];&quot;XXX&quot;;MOD(-[.$A419];[.I$1]))" office:value-type="float" office:value="0" calcext:value-type="float">
            <text:p>0</text:p>
          </table:table-cell>
          <table:table-cell table:formula="of:=IF(MOD(-[.$A419];[.J$1])=[.J$3];&quot;XXX&quot;;MOD(-[.$A419];[.J$1]))" office:value-type="float" office:value="0" calcext:value-type="float">
            <text:p>0</text:p>
          </table:table-cell>
        </table:table-row>
        <table:table-row table:style-name="ro1">
          <table:table-cell table:formula="of:=[.A419]+(13*37*461*17*19*739*41*23)" office:value-type="float" office:value="2.07669574609822E+016" calcext:value-type="float">
            <text:p>2.07669574609822E+016</text:p>
          </table:table-cell>
          <table:table-cell table:formula="of:=IF(MOD(-[.$A420];[.B$1])=[.B$3];&quot;XXX&quot;;MOD(-[.$A420];[.B$1]))" office:value-type="string" office:string-value="XXX" calcext:value-type="string">
            <text:p>XXX</text:p>
          </table:table-cell>
          <table:table-cell table:formula="of:=IF(MOD(-[.$A420];[.C$1])=[.C$3];&quot;XXX&quot;;MOD(-[.$A420];[.C$1]))" office:value-type="float" office:value="0" calcext:value-type="float">
            <text:p>0</text:p>
          </table:table-cell>
          <table:table-cell table:formula="of:=IF(MOD(-[.$A420];[.D$1])=[.D$3];&quot;XXX&quot;;MOD(-[.$A420];[.D$1]))" office:value-type="float" office:value="240" calcext:value-type="float">
            <text:p>240</text:p>
          </table:table-cell>
          <table:table-cell table:formula="of:=IF(MOD(-[.$A420];[.E$1])=[.E$3];&quot;XXX&quot;;MOD(-[.$A420];[.E$1]))" office:value-type="float" office:value="0" calcext:value-type="float">
            <text:p>0</text:p>
          </table:table-cell>
          <table:table-cell table:formula="of:=IF(MOD(-[.$A420];[.F$1])=[.F$3];&quot;XXX&quot;;MOD(-[.$A420];[.F$1]))" office:value-type="float" office:value="0" calcext:value-type="float">
            <text:p>0</text:p>
          </table:table-cell>
          <table:table-cell table:formula="of:=IF(MOD(-[.$A420];[.G$1])=[.G$3];&quot;XXX&quot;;MOD(-[.$A420];[.G$1]))" office:value-type="float" office:value="0" calcext:value-type="float">
            <text:p>0</text:p>
          </table:table-cell>
          <table:table-cell table:formula="of:=IF(MOD(-[.$A420];[.H$1])=[.H$3];&quot;XXX&quot;;MOD(-[.$A420];[.H$1]))" office:value-type="float" office:value="548" calcext:value-type="float">
            <text:p>548</text:p>
          </table:table-cell>
          <table:table-cell table:formula="of:=IF(MOD(-[.$A420];[.I$1])=[.I$3];&quot;XXX&quot;;MOD(-[.$A420];[.I$1]))" office:value-type="float" office:value="0" calcext:value-type="float">
            <text:p>0</text:p>
          </table:table-cell>
          <table:table-cell table:formula="of:=IF(MOD(-[.$A420];[.J$1])=[.J$3];&quot;XXX&quot;;MOD(-[.$A420];[.J$1]))" office:value-type="float" office:value="0" calcext:value-type="float">
            <text:p>0</text:p>
          </table:table-cell>
        </table:table-row>
        <table:table-row table:style-name="ro1">
          <table:table-cell table:formula="of:=[.A420]+(13*37*461*17*19*739*41*23)" office:value-type="float" office:value="2.0816869424505E+016" calcext:value-type="float">
            <text:p>2.0816869424505E+016</text:p>
          </table:table-cell>
          <table:table-cell table:formula="of:=IF(MOD(-[.$A421];[.B$1])=[.B$3];&quot;XXX&quot;;MOD(-[.$A421];[.B$1]))" office:value-type="string" office:string-value="XXX" calcext:value-type="string">
            <text:p>XXX</text:p>
          </table:table-cell>
          <table:table-cell table:formula="of:=IF(MOD(-[.$A421];[.C$1])=[.C$3];&quot;XXX&quot;;MOD(-[.$A421];[.C$1]))" office:value-type="float" office:value="0" calcext:value-type="float">
            <text:p>0</text:p>
          </table:table-cell>
          <table:table-cell table:formula="of:=IF(MOD(-[.$A421];[.D$1])=[.D$3];&quot;XXX&quot;;MOD(-[.$A421];[.D$1]))" office:value-type="float" office:value="240" calcext:value-type="float">
            <text:p>240</text:p>
          </table:table-cell>
          <table:table-cell table:formula="of:=IF(MOD(-[.$A421];[.E$1])=[.E$3];&quot;XXX&quot;;MOD(-[.$A421];[.E$1]))" office:value-type="float" office:value="0" calcext:value-type="float">
            <text:p>0</text:p>
          </table:table-cell>
          <table:table-cell table:formula="of:=IF(MOD(-[.$A421];[.F$1])=[.F$3];&quot;XXX&quot;;MOD(-[.$A421];[.F$1]))" office:value-type="float" office:value="0" calcext:value-type="float">
            <text:p>0</text:p>
          </table:table-cell>
          <table:table-cell table:formula="of:=IF(MOD(-[.$A421];[.G$1])=[.G$3];&quot;XXX&quot;;MOD(-[.$A421];[.G$1]))" office:value-type="float" office:value="0" calcext:value-type="float">
            <text:p>0</text:p>
          </table:table-cell>
          <table:table-cell table:formula="of:=IF(MOD(-[.$A421];[.H$1])=[.H$3];&quot;XXX&quot;;MOD(-[.$A421];[.H$1]))" office:value-type="float" office:value="548" calcext:value-type="float">
            <text:p>548</text:p>
          </table:table-cell>
          <table:table-cell table:formula="of:=IF(MOD(-[.$A421];[.I$1])=[.I$3];&quot;XXX&quot;;MOD(-[.$A421];[.I$1]))" office:value-type="float" office:value="0" calcext:value-type="float">
            <text:p>0</text:p>
          </table:table-cell>
          <table:table-cell table:formula="of:=IF(MOD(-[.$A421];[.J$1])=[.J$3];&quot;XXX&quot;;MOD(-[.$A421];[.J$1]))" office:value-type="float" office:value="0" calcext:value-type="float">
            <text:p>0</text:p>
          </table:table-cell>
        </table:table-row>
        <table:table-row table:style-name="ro1">
          <table:table-cell table:formula="of:=[.A421]+(13*37*461*17*19*739*41*23)" office:value-type="float" office:value="2.08667813880278E+016" calcext:value-type="float">
            <text:p>2.08667813880278E+016</text:p>
          </table:table-cell>
          <table:table-cell table:formula="of:=IF(MOD(-[.$A422];[.B$1])=[.B$3];&quot;XXX&quot;;MOD(-[.$A422];[.B$1]))" office:value-type="string" office:string-value="XXX" calcext:value-type="string">
            <text:p>XXX</text:p>
          </table:table-cell>
          <table:table-cell table:formula="of:=IF(MOD(-[.$A422];[.C$1])=[.C$3];&quot;XXX&quot;;MOD(-[.$A422];[.C$1]))" office:value-type="float" office:value="0" calcext:value-type="float">
            <text:p>0</text:p>
          </table:table-cell>
          <table:table-cell table:formula="of:=IF(MOD(-[.$A422];[.D$1])=[.D$3];&quot;XXX&quot;;MOD(-[.$A422];[.D$1]))" office:value-type="float" office:value="236" calcext:value-type="float">
            <text:p>236</text:p>
          </table:table-cell>
          <table:table-cell table:formula="of:=IF(MOD(-[.$A422];[.E$1])=[.E$3];&quot;XXX&quot;;MOD(-[.$A422];[.E$1]))" office:value-type="float" office:value="0" calcext:value-type="float">
            <text:p>0</text:p>
          </table:table-cell>
          <table:table-cell table:formula="of:=IF(MOD(-[.$A422];[.F$1])=[.F$3];&quot;XXX&quot;;MOD(-[.$A422];[.F$1]))" office:value-type="float" office:value="0" calcext:value-type="float">
            <text:p>0</text:p>
          </table:table-cell>
          <table:table-cell table:formula="of:=IF(MOD(-[.$A422];[.G$1])=[.G$3];&quot;XXX&quot;;MOD(-[.$A422];[.G$1]))" office:value-type="float" office:value="0" calcext:value-type="float">
            <text:p>0</text:p>
          </table:table-cell>
          <table:table-cell table:formula="of:=IF(MOD(-[.$A422];[.H$1])=[.H$3];&quot;XXX&quot;;MOD(-[.$A422];[.H$1]))" office:value-type="float" office:value="548" calcext:value-type="float">
            <text:p>548</text:p>
          </table:table-cell>
          <table:table-cell table:formula="of:=IF(MOD(-[.$A422];[.I$1])=[.I$3];&quot;XXX&quot;;MOD(-[.$A422];[.I$1]))" office:value-type="float" office:value="0" calcext:value-type="float">
            <text:p>0</text:p>
          </table:table-cell>
          <table:table-cell table:formula="of:=IF(MOD(-[.$A422];[.J$1])=[.J$3];&quot;XXX&quot;;MOD(-[.$A422];[.J$1]))" office:value-type="float" office:value="0" calcext:value-type="float">
            <text:p>0</text:p>
          </table:table-cell>
        </table:table-row>
        <table:table-row table:style-name="ro1">
          <table:table-cell table:formula="of:=[.A422]+(13*37*461*17*19*739*41*23)" office:value-type="float" office:value="2.09166933515506E+016" calcext:value-type="float">
            <text:p>2.09166933515506E+016</text:p>
          </table:table-cell>
          <table:table-cell table:formula="of:=IF(MOD(-[.$A423];[.B$1])=[.B$3];&quot;XXX&quot;;MOD(-[.$A423];[.B$1]))" office:value-type="string" office:string-value="XXX" calcext:value-type="string">
            <text:p>XXX</text:p>
          </table:table-cell>
          <table:table-cell table:formula="of:=IF(MOD(-[.$A423];[.C$1])=[.C$3];&quot;XXX&quot;;MOD(-[.$A423];[.C$1]))" office:value-type="float" office:value="0" calcext:value-type="float">
            <text:p>0</text:p>
          </table:table-cell>
          <table:table-cell table:formula="of:=IF(MOD(-[.$A423];[.D$1])=[.D$3];&quot;XXX&quot;;MOD(-[.$A423];[.D$1]))" office:value-type="float" office:value="236" calcext:value-type="float">
            <text:p>236</text:p>
          </table:table-cell>
          <table:table-cell table:formula="of:=IF(MOD(-[.$A423];[.E$1])=[.E$3];&quot;XXX&quot;;MOD(-[.$A423];[.E$1]))" office:value-type="float" office:value="0" calcext:value-type="float">
            <text:p>0</text:p>
          </table:table-cell>
          <table:table-cell table:formula="of:=IF(MOD(-[.$A423];[.F$1])=[.F$3];&quot;XXX&quot;;MOD(-[.$A423];[.F$1]))" office:value-type="float" office:value="0" calcext:value-type="float">
            <text:p>0</text:p>
          </table:table-cell>
          <table:table-cell table:formula="of:=IF(MOD(-[.$A423];[.G$1])=[.G$3];&quot;XXX&quot;;MOD(-[.$A423];[.G$1]))" office:value-type="float" office:value="0" calcext:value-type="float">
            <text:p>0</text:p>
          </table:table-cell>
          <table:table-cell table:formula="of:=IF(MOD(-[.$A423];[.H$1])=[.H$3];&quot;XXX&quot;;MOD(-[.$A423];[.H$1]))" office:value-type="float" office:value="544" calcext:value-type="float">
            <text:p>544</text:p>
          </table:table-cell>
          <table:table-cell table:formula="of:=IF(MOD(-[.$A423];[.I$1])=[.I$3];&quot;XXX&quot;;MOD(-[.$A423];[.I$1]))" office:value-type="float" office:value="0" calcext:value-type="float">
            <text:p>0</text:p>
          </table:table-cell>
          <table:table-cell table:formula="of:=IF(MOD(-[.$A423];[.J$1])=[.J$3];&quot;XXX&quot;;MOD(-[.$A423];[.J$1]))" office:value-type="float" office:value="0" calcext:value-type="float">
            <text:p>0</text:p>
          </table:table-cell>
        </table:table-row>
        <table:table-row table:style-name="ro1">
          <table:table-cell table:formula="of:=[.A423]+(13*37*461*17*19*739*41*23)" office:value-type="float" office:value="2.09666053150734E+016" calcext:value-type="float">
            <text:p>2.09666053150734E+016</text:p>
          </table:table-cell>
          <table:table-cell table:formula="of:=IF(MOD(-[.$A424];[.B$1])=[.B$3];&quot;XXX&quot;;MOD(-[.$A424];[.B$1]))" office:value-type="string" office:string-value="XXX" calcext:value-type="string">
            <text:p>XXX</text:p>
          </table:table-cell>
          <table:table-cell table:formula="of:=IF(MOD(-[.$A424];[.C$1])=[.C$3];&quot;XXX&quot;;MOD(-[.$A424];[.C$1]))" office:value-type="float" office:value="0" calcext:value-type="float">
            <text:p>0</text:p>
          </table:table-cell>
          <table:table-cell table:formula="of:=IF(MOD(-[.$A424];[.D$1])=[.D$3];&quot;XXX&quot;;MOD(-[.$A424];[.D$1]))" office:value-type="float" office:value="236" calcext:value-type="float">
            <text:p>236</text:p>
          </table:table-cell>
          <table:table-cell table:formula="of:=IF(MOD(-[.$A424];[.E$1])=[.E$3];&quot;XXX&quot;;MOD(-[.$A424];[.E$1]))" office:value-type="float" office:value="0" calcext:value-type="float">
            <text:p>0</text:p>
          </table:table-cell>
          <table:table-cell table:formula="of:=IF(MOD(-[.$A424];[.F$1])=[.F$3];&quot;XXX&quot;;MOD(-[.$A424];[.F$1]))" office:value-type="float" office:value="0" calcext:value-type="float">
            <text:p>0</text:p>
          </table:table-cell>
          <table:table-cell table:formula="of:=IF(MOD(-[.$A424];[.G$1])=[.G$3];&quot;XXX&quot;;MOD(-[.$A424];[.G$1]))" office:value-type="float" office:value="0" calcext:value-type="float">
            <text:p>0</text:p>
          </table:table-cell>
          <table:table-cell table:formula="of:=IF(MOD(-[.$A424];[.H$1])=[.H$3];&quot;XXX&quot;;MOD(-[.$A424];[.H$1]))" office:value-type="float" office:value="544" calcext:value-type="float">
            <text:p>544</text:p>
          </table:table-cell>
          <table:table-cell table:formula="of:=IF(MOD(-[.$A424];[.I$1])=[.I$3];&quot;XXX&quot;;MOD(-[.$A424];[.I$1]))" office:value-type="float" office:value="0" calcext:value-type="float">
            <text:p>0</text:p>
          </table:table-cell>
          <table:table-cell table:formula="of:=IF(MOD(-[.$A424];[.J$1])=[.J$3];&quot;XXX&quot;;MOD(-[.$A424];[.J$1]))" office:value-type="float" office:value="0" calcext:value-type="float">
            <text:p>0</text:p>
          </table:table-cell>
        </table:table-row>
        <table:table-row table:style-name="ro1">
          <table:table-cell table:formula="of:=[.A424]+(13*37*461*17*19*739*41*23)" office:value-type="float" office:value="2.10165172785962E+016" calcext:value-type="float">
            <text:p>2.10165172785962E+016</text:p>
          </table:table-cell>
          <table:table-cell table:formula="of:=IF(MOD(-[.$A425];[.B$1])=[.B$3];&quot;XXX&quot;;MOD(-[.$A425];[.B$1]))" office:value-type="string" office:string-value="XXX" calcext:value-type="string">
            <text:p>XXX</text:p>
          </table:table-cell>
          <table:table-cell table:formula="of:=IF(MOD(-[.$A425];[.C$1])=[.C$3];&quot;XXX&quot;;MOD(-[.$A425];[.C$1]))" office:value-type="float" office:value="0" calcext:value-type="float">
            <text:p>0</text:p>
          </table:table-cell>
          <table:table-cell table:formula="of:=IF(MOD(-[.$A425];[.D$1])=[.D$3];&quot;XXX&quot;;MOD(-[.$A425];[.D$1]))" office:value-type="float" office:value="232" calcext:value-type="float">
            <text:p>232</text:p>
          </table:table-cell>
          <table:table-cell table:formula="of:=IF(MOD(-[.$A425];[.E$1])=[.E$3];&quot;XXX&quot;;MOD(-[.$A425];[.E$1]))" office:value-type="float" office:value="0" calcext:value-type="float">
            <text:p>0</text:p>
          </table:table-cell>
          <table:table-cell table:formula="of:=IF(MOD(-[.$A425];[.F$1])=[.F$3];&quot;XXX&quot;;MOD(-[.$A425];[.F$1]))" office:value-type="float" office:value="0" calcext:value-type="float">
            <text:p>0</text:p>
          </table:table-cell>
          <table:table-cell table:formula="of:=IF(MOD(-[.$A425];[.G$1])=[.G$3];&quot;XXX&quot;;MOD(-[.$A425];[.G$1]))" office:value-type="float" office:value="0" calcext:value-type="float">
            <text:p>0</text:p>
          </table:table-cell>
          <table:table-cell table:formula="of:=IF(MOD(-[.$A425];[.H$1])=[.H$3];&quot;XXX&quot;;MOD(-[.$A425];[.H$1]))" office:value-type="float" office:value="544" calcext:value-type="float">
            <text:p>544</text:p>
          </table:table-cell>
          <table:table-cell table:formula="of:=IF(MOD(-[.$A425];[.I$1])=[.I$3];&quot;XXX&quot;;MOD(-[.$A425];[.I$1]))" office:value-type="float" office:value="0" calcext:value-type="float">
            <text:p>0</text:p>
          </table:table-cell>
          <table:table-cell table:formula="of:=IF(MOD(-[.$A425];[.J$1])=[.J$3];&quot;XXX&quot;;MOD(-[.$A425];[.J$1]))" office:value-type="float" office:value="0" calcext:value-type="float">
            <text:p>0</text:p>
          </table:table-cell>
        </table:table-row>
        <table:table-row table:style-name="ro1">
          <table:table-cell table:formula="of:=[.A425]+(13*37*461*17*19*739*41*23)" office:value-type="float" office:value="2.10664292421191E+016" calcext:value-type="float">
            <text:p>2.10664292421191E+016</text:p>
          </table:table-cell>
          <table:table-cell table:formula="of:=IF(MOD(-[.$A426];[.B$1])=[.B$3];&quot;XXX&quot;;MOD(-[.$A426];[.B$1]))" office:value-type="string" office:string-value="XXX" calcext:value-type="string">
            <text:p>XXX</text:p>
          </table:table-cell>
          <table:table-cell table:formula="of:=IF(MOD(-[.$A426];[.C$1])=[.C$3];&quot;XXX&quot;;MOD(-[.$A426];[.C$1]))" office:value-type="float" office:value="0" calcext:value-type="float">
            <text:p>0</text:p>
          </table:table-cell>
          <table:table-cell table:formula="of:=IF(MOD(-[.$A426];[.D$1])=[.D$3];&quot;XXX&quot;;MOD(-[.$A426];[.D$1]))" office:value-type="float" office:value="232" calcext:value-type="float">
            <text:p>232</text:p>
          </table:table-cell>
          <table:table-cell table:formula="of:=IF(MOD(-[.$A426];[.E$1])=[.E$3];&quot;XXX&quot;;MOD(-[.$A426];[.E$1]))" office:value-type="float" office:value="0" calcext:value-type="float">
            <text:p>0</text:p>
          </table:table-cell>
          <table:table-cell table:formula="of:=IF(MOD(-[.$A426];[.F$1])=[.F$3];&quot;XXX&quot;;MOD(-[.$A426];[.F$1]))" office:value-type="float" office:value="0" calcext:value-type="float">
            <text:p>0</text:p>
          </table:table-cell>
          <table:table-cell table:formula="of:=IF(MOD(-[.$A426];[.G$1])=[.G$3];&quot;XXX&quot;;MOD(-[.$A426];[.G$1]))" office:value-type="float" office:value="0" calcext:value-type="float">
            <text:p>0</text:p>
          </table:table-cell>
          <table:table-cell table:formula="of:=IF(MOD(-[.$A426];[.H$1])=[.H$3];&quot;XXX&quot;;MOD(-[.$A426];[.H$1]))" office:value-type="float" office:value="540" calcext:value-type="float">
            <text:p>540</text:p>
          </table:table-cell>
          <table:table-cell table:formula="of:=IF(MOD(-[.$A426];[.I$1])=[.I$3];&quot;XXX&quot;;MOD(-[.$A426];[.I$1]))" office:value-type="float" office:value="0" calcext:value-type="float">
            <text:p>0</text:p>
          </table:table-cell>
          <table:table-cell table:formula="of:=IF(MOD(-[.$A426];[.J$1])=[.J$3];&quot;XXX&quot;;MOD(-[.$A426];[.J$1]))" office:value-type="float" office:value="0" calcext:value-type="float">
            <text:p>0</text:p>
          </table:table-cell>
        </table:table-row>
        <table:table-row table:style-name="ro1">
          <table:table-cell table:formula="of:=[.A426]+(13*37*461*17*19*739*41*23)" office:value-type="float" office:value="2.11163412056419E+016" calcext:value-type="float">
            <text:p>2.11163412056419E+016</text:p>
          </table:table-cell>
          <table:table-cell table:formula="of:=IF(MOD(-[.$A427];[.B$1])=[.B$3];&quot;XXX&quot;;MOD(-[.$A427];[.B$1]))" office:value-type="string" office:string-value="XXX" calcext:value-type="string">
            <text:p>XXX</text:p>
          </table:table-cell>
          <table:table-cell table:formula="of:=IF(MOD(-[.$A427];[.C$1])=[.C$3];&quot;XXX&quot;;MOD(-[.$A427];[.C$1]))" office:value-type="float" office:value="0" calcext:value-type="float">
            <text:p>0</text:p>
          </table:table-cell>
          <table:table-cell table:formula="of:=IF(MOD(-[.$A427];[.D$1])=[.D$3];&quot;XXX&quot;;MOD(-[.$A427];[.D$1]))" office:value-type="float" office:value="232" calcext:value-type="float">
            <text:p>232</text:p>
          </table:table-cell>
          <table:table-cell table:formula="of:=IF(MOD(-[.$A427];[.E$1])=[.E$3];&quot;XXX&quot;;MOD(-[.$A427];[.E$1]))" office:value-type="float" office:value="0" calcext:value-type="float">
            <text:p>0</text:p>
          </table:table-cell>
          <table:table-cell table:formula="of:=IF(MOD(-[.$A427];[.F$1])=[.F$3];&quot;XXX&quot;;MOD(-[.$A427];[.F$1]))" office:value-type="float" office:value="0" calcext:value-type="float">
            <text:p>0</text:p>
          </table:table-cell>
          <table:table-cell table:formula="of:=IF(MOD(-[.$A427];[.G$1])=[.G$3];&quot;XXX&quot;;MOD(-[.$A427];[.G$1]))" office:value-type="float" office:value="0" calcext:value-type="float">
            <text:p>0</text:p>
          </table:table-cell>
          <table:table-cell table:formula="of:=IF(MOD(-[.$A427];[.H$1])=[.H$3];&quot;XXX&quot;;MOD(-[.$A427];[.H$1]))" office:value-type="float" office:value="540" calcext:value-type="float">
            <text:p>540</text:p>
          </table:table-cell>
          <table:table-cell table:formula="of:=IF(MOD(-[.$A427];[.I$1])=[.I$3];&quot;XXX&quot;;MOD(-[.$A427];[.I$1]))" office:value-type="float" office:value="0" calcext:value-type="float">
            <text:p>0</text:p>
          </table:table-cell>
          <table:table-cell table:formula="of:=IF(MOD(-[.$A427];[.J$1])=[.J$3];&quot;XXX&quot;;MOD(-[.$A427];[.J$1]))" office:value-type="float" office:value="0" calcext:value-type="float">
            <text:p>0</text:p>
          </table:table-cell>
        </table:table-row>
        <table:table-row table:style-name="ro1">
          <table:table-cell table:formula="of:=[.A427]+(13*37*461*17*19*739*41*23)" office:value-type="float" office:value="2.11662531691647E+016" calcext:value-type="float">
            <text:p>2.11662531691647E+016</text:p>
          </table:table-cell>
          <table:table-cell table:formula="of:=IF(MOD(-[.$A428];[.B$1])=[.B$3];&quot;XXX&quot;;MOD(-[.$A428];[.B$1]))" office:value-type="string" office:string-value="XXX" calcext:value-type="string">
            <text:p>XXX</text:p>
          </table:table-cell>
          <table:table-cell table:formula="of:=IF(MOD(-[.$A428];[.C$1])=[.C$3];&quot;XXX&quot;;MOD(-[.$A428];[.C$1]))" office:value-type="float" office:value="0" calcext:value-type="float">
            <text:p>0</text:p>
          </table:table-cell>
          <table:table-cell table:formula="of:=IF(MOD(-[.$A428];[.D$1])=[.D$3];&quot;XXX&quot;;MOD(-[.$A428];[.D$1]))" office:value-type="float" office:value="232" calcext:value-type="float">
            <text:p>232</text:p>
          </table:table-cell>
          <table:table-cell table:formula="of:=IF(MOD(-[.$A428];[.E$1])=[.E$3];&quot;XXX&quot;;MOD(-[.$A428];[.E$1]))" office:value-type="float" office:value="0" calcext:value-type="float">
            <text:p>0</text:p>
          </table:table-cell>
          <table:table-cell table:formula="of:=IF(MOD(-[.$A428];[.F$1])=[.F$3];&quot;XXX&quot;;MOD(-[.$A428];[.F$1]))" office:value-type="float" office:value="0" calcext:value-type="float">
            <text:p>0</text:p>
          </table:table-cell>
          <table:table-cell table:formula="of:=IF(MOD(-[.$A428];[.G$1])=[.G$3];&quot;XXX&quot;;MOD(-[.$A428];[.G$1]))" office:value-type="float" office:value="0" calcext:value-type="float">
            <text:p>0</text:p>
          </table:table-cell>
          <table:table-cell table:formula="of:=IF(MOD(-[.$A428];[.H$1])=[.H$3];&quot;XXX&quot;;MOD(-[.$A428];[.H$1]))" office:value-type="float" office:value="540" calcext:value-type="float">
            <text:p>540</text:p>
          </table:table-cell>
          <table:table-cell table:formula="of:=IF(MOD(-[.$A428];[.I$1])=[.I$3];&quot;XXX&quot;;MOD(-[.$A428];[.I$1]))" office:value-type="float" office:value="0" calcext:value-type="float">
            <text:p>0</text:p>
          </table:table-cell>
          <table:table-cell table:formula="of:=IF(MOD(-[.$A428];[.J$1])=[.J$3];&quot;XXX&quot;;MOD(-[.$A428];[.J$1]))" office:value-type="float" office:value="0" calcext:value-type="float">
            <text:p>0</text:p>
          </table:table-cell>
        </table:table-row>
        <table:table-row table:style-name="ro1">
          <table:table-cell table:formula="of:=[.A428]+(13*37*461*17*19*739*41*23)" office:value-type="float" office:value="2.12161651326875E+016" calcext:value-type="float">
            <text:p>2.12161651326875E+016</text:p>
          </table:table-cell>
          <table:table-cell table:formula="of:=IF(MOD(-[.$A429];[.B$1])=[.B$3];&quot;XXX&quot;;MOD(-[.$A429];[.B$1]))" office:value-type="string" office:string-value="XXX" calcext:value-type="string">
            <text:p>XXX</text:p>
          </table:table-cell>
          <table:table-cell table:formula="of:=IF(MOD(-[.$A429];[.C$1])=[.C$3];&quot;XXX&quot;;MOD(-[.$A429];[.C$1]))" office:value-type="float" office:value="0" calcext:value-type="float">
            <text:p>0</text:p>
          </table:table-cell>
          <table:table-cell table:formula="of:=IF(MOD(-[.$A429];[.D$1])=[.D$3];&quot;XXX&quot;;MOD(-[.$A429];[.D$1]))" office:value-type="float" office:value="232" calcext:value-type="float">
            <text:p>232</text:p>
          </table:table-cell>
          <table:table-cell table:formula="of:=IF(MOD(-[.$A429];[.E$1])=[.E$3];&quot;XXX&quot;;MOD(-[.$A429];[.E$1]))" office:value-type="float" office:value="0" calcext:value-type="float">
            <text:p>0</text:p>
          </table:table-cell>
          <table:table-cell table:formula="of:=IF(MOD(-[.$A429];[.F$1])=[.F$3];&quot;XXX&quot;;MOD(-[.$A429];[.F$1]))" office:value-type="float" office:value="0" calcext:value-type="float">
            <text:p>0</text:p>
          </table:table-cell>
          <table:table-cell table:formula="of:=IF(MOD(-[.$A429];[.G$1])=[.G$3];&quot;XXX&quot;;MOD(-[.$A429];[.G$1]))" office:value-type="float" office:value="0" calcext:value-type="float">
            <text:p>0</text:p>
          </table:table-cell>
          <table:table-cell table:formula="of:=IF(MOD(-[.$A429];[.H$1])=[.H$3];&quot;XXX&quot;;MOD(-[.$A429];[.H$1]))" office:value-type="float" office:value="540" calcext:value-type="float">
            <text:p>540</text:p>
          </table:table-cell>
          <table:table-cell table:formula="of:=IF(MOD(-[.$A429];[.I$1])=[.I$3];&quot;XXX&quot;;MOD(-[.$A429];[.I$1]))" office:value-type="float" office:value="0" calcext:value-type="float">
            <text:p>0</text:p>
          </table:table-cell>
          <table:table-cell table:formula="of:=IF(MOD(-[.$A429];[.J$1])=[.J$3];&quot;XXX&quot;;MOD(-[.$A429];[.J$1]))" office:value-type="float" office:value="0" calcext:value-type="float">
            <text:p>0</text:p>
          </table:table-cell>
        </table:table-row>
        <table:table-row table:style-name="ro1">
          <table:table-cell table:formula="of:=[.A429]+(13*37*461*17*19*739*41*23)" office:value-type="float" office:value="2.12660770962103E+016" calcext:value-type="float">
            <text:p>2.12660770962103E+016</text:p>
          </table:table-cell>
          <table:table-cell table:formula="of:=IF(MOD(-[.$A430];[.B$1])=[.B$3];&quot;XXX&quot;;MOD(-[.$A430];[.B$1]))" office:value-type="string" office:string-value="XXX" calcext:value-type="string">
            <text:p>XXX</text:p>
          </table:table-cell>
          <table:table-cell table:formula="of:=IF(MOD(-[.$A430];[.C$1])=[.C$3];&quot;XXX&quot;;MOD(-[.$A430];[.C$1]))" office:value-type="float" office:value="0" calcext:value-type="float">
            <text:p>0</text:p>
          </table:table-cell>
          <table:table-cell table:formula="of:=IF(MOD(-[.$A430];[.D$1])=[.D$3];&quot;XXX&quot;;MOD(-[.$A430];[.D$1]))" office:value-type="float" office:value="228" calcext:value-type="float">
            <text:p>228</text:p>
          </table:table-cell>
          <table:table-cell table:formula="of:=IF(MOD(-[.$A430];[.E$1])=[.E$3];&quot;XXX&quot;;MOD(-[.$A430];[.E$1]))" office:value-type="float" office:value="0" calcext:value-type="float">
            <text:p>0</text:p>
          </table:table-cell>
          <table:table-cell table:formula="of:=IF(MOD(-[.$A430];[.F$1])=[.F$3];&quot;XXX&quot;;MOD(-[.$A430];[.F$1]))" office:value-type="float" office:value="0" calcext:value-type="float">
            <text:p>0</text:p>
          </table:table-cell>
          <table:table-cell table:formula="of:=IF(MOD(-[.$A430];[.G$1])=[.G$3];&quot;XXX&quot;;MOD(-[.$A430];[.G$1]))" office:value-type="float" office:value="0" calcext:value-type="float">
            <text:p>0</text:p>
          </table:table-cell>
          <table:table-cell table:formula="of:=IF(MOD(-[.$A430];[.H$1])=[.H$3];&quot;XXX&quot;;MOD(-[.$A430];[.H$1]))" office:value-type="float" office:value="540" calcext:value-type="float">
            <text:p>540</text:p>
          </table:table-cell>
          <table:table-cell table:formula="of:=IF(MOD(-[.$A430];[.I$1])=[.I$3];&quot;XXX&quot;;MOD(-[.$A430];[.I$1]))" office:value-type="float" office:value="0" calcext:value-type="float">
            <text:p>0</text:p>
          </table:table-cell>
          <table:table-cell table:formula="of:=IF(MOD(-[.$A430];[.J$1])=[.J$3];&quot;XXX&quot;;MOD(-[.$A430];[.J$1]))" office:value-type="float" office:value="0" calcext:value-type="float">
            <text:p>0</text:p>
          </table:table-cell>
        </table:table-row>
        <table:table-row table:style-name="ro1">
          <table:table-cell table:formula="of:=[.A430]+(13*37*461*17*19*739*41*23)" office:value-type="float" office:value="2.13159890597331E+016" calcext:value-type="float">
            <text:p>2.13159890597331E+016</text:p>
          </table:table-cell>
          <table:table-cell table:formula="of:=IF(MOD(-[.$A431];[.B$1])=[.B$3];&quot;XXX&quot;;MOD(-[.$A431];[.B$1]))" office:value-type="string" office:string-value="XXX" calcext:value-type="string">
            <text:p>XXX</text:p>
          </table:table-cell>
          <table:table-cell table:formula="of:=IF(MOD(-[.$A431];[.C$1])=[.C$3];&quot;XXX&quot;;MOD(-[.$A431];[.C$1]))" office:value-type="float" office:value="0" calcext:value-type="float">
            <text:p>0</text:p>
          </table:table-cell>
          <table:table-cell table:formula="of:=IF(MOD(-[.$A431];[.D$1])=[.D$3];&quot;XXX&quot;;MOD(-[.$A431];[.D$1]))" office:value-type="float" office:value="228" calcext:value-type="float">
            <text:p>228</text:p>
          </table:table-cell>
          <table:table-cell table:formula="of:=IF(MOD(-[.$A431];[.E$1])=[.E$3];&quot;XXX&quot;;MOD(-[.$A431];[.E$1]))" office:value-type="float" office:value="0" calcext:value-type="float">
            <text:p>0</text:p>
          </table:table-cell>
          <table:table-cell table:formula="of:=IF(MOD(-[.$A431];[.F$1])=[.F$3];&quot;XXX&quot;;MOD(-[.$A431];[.F$1]))" office:value-type="float" office:value="0" calcext:value-type="float">
            <text:p>0</text:p>
          </table:table-cell>
          <table:table-cell table:formula="of:=IF(MOD(-[.$A431];[.G$1])=[.G$3];&quot;XXX&quot;;MOD(-[.$A431];[.G$1]))" office:value-type="float" office:value="0" calcext:value-type="float">
            <text:p>0</text:p>
          </table:table-cell>
          <table:table-cell table:formula="of:=IF(MOD(-[.$A431];[.H$1])=[.H$3];&quot;XXX&quot;;MOD(-[.$A431];[.H$1]))" office:value-type="float" office:value="536" calcext:value-type="float">
            <text:p>536</text:p>
          </table:table-cell>
          <table:table-cell table:formula="of:=IF(MOD(-[.$A431];[.I$1])=[.I$3];&quot;XXX&quot;;MOD(-[.$A431];[.I$1]))" office:value-type="float" office:value="0" calcext:value-type="float">
            <text:p>0</text:p>
          </table:table-cell>
          <table:table-cell table:formula="of:=IF(MOD(-[.$A431];[.J$1])=[.J$3];&quot;XXX&quot;;MOD(-[.$A431];[.J$1]))" office:value-type="float" office:value="0" calcext:value-type="float">
            <text:p>0</text:p>
          </table:table-cell>
        </table:table-row>
        <table:table-row table:style-name="ro1">
          <table:table-cell table:formula="of:=[.A431]+(13*37*461*17*19*739*41*23)" office:value-type="float" office:value="2.13659010232559E+016" calcext:value-type="float">
            <text:p>2.13659010232559E+016</text:p>
          </table:table-cell>
          <table:table-cell table:formula="of:=IF(MOD(-[.$A432];[.B$1])=[.B$3];&quot;XXX&quot;;MOD(-[.$A432];[.B$1]))" office:value-type="string" office:string-value="XXX" calcext:value-type="string">
            <text:p>XXX</text:p>
          </table:table-cell>
          <table:table-cell table:formula="of:=IF(MOD(-[.$A432];[.C$1])=[.C$3];&quot;XXX&quot;;MOD(-[.$A432];[.C$1]))" office:value-type="float" office:value="0" calcext:value-type="float">
            <text:p>0</text:p>
          </table:table-cell>
          <table:table-cell table:formula="of:=IF(MOD(-[.$A432];[.D$1])=[.D$3];&quot;XXX&quot;;MOD(-[.$A432];[.D$1]))" office:value-type="float" office:value="228" calcext:value-type="float">
            <text:p>228</text:p>
          </table:table-cell>
          <table:table-cell table:formula="of:=IF(MOD(-[.$A432];[.E$1])=[.E$3];&quot;XXX&quot;;MOD(-[.$A432];[.E$1]))" office:value-type="float" office:value="0" calcext:value-type="float">
            <text:p>0</text:p>
          </table:table-cell>
          <table:table-cell table:formula="of:=IF(MOD(-[.$A432];[.F$1])=[.F$3];&quot;XXX&quot;;MOD(-[.$A432];[.F$1]))" office:value-type="float" office:value="0" calcext:value-type="float">
            <text:p>0</text:p>
          </table:table-cell>
          <table:table-cell table:formula="of:=IF(MOD(-[.$A432];[.G$1])=[.G$3];&quot;XXX&quot;;MOD(-[.$A432];[.G$1]))" office:value-type="float" office:value="0" calcext:value-type="float">
            <text:p>0</text:p>
          </table:table-cell>
          <table:table-cell table:formula="of:=IF(MOD(-[.$A432];[.H$1])=[.H$3];&quot;XXX&quot;;MOD(-[.$A432];[.H$1]))" office:value-type="float" office:value="536" calcext:value-type="float">
            <text:p>536</text:p>
          </table:table-cell>
          <table:table-cell table:formula="of:=IF(MOD(-[.$A432];[.I$1])=[.I$3];&quot;XXX&quot;;MOD(-[.$A432];[.I$1]))" office:value-type="float" office:value="0" calcext:value-type="float">
            <text:p>0</text:p>
          </table:table-cell>
          <table:table-cell table:formula="of:=IF(MOD(-[.$A432];[.J$1])=[.J$3];&quot;XXX&quot;;MOD(-[.$A432];[.J$1]))" office:value-type="float" office:value="0" calcext:value-type="float">
            <text:p>0</text:p>
          </table:table-cell>
        </table:table-row>
        <table:table-row table:style-name="ro1">
          <table:table-cell table:formula="of:=[.A432]+(13*37*461*17*19*739*41*23)" office:value-type="float" office:value="2.14158129867787E+016" calcext:value-type="float">
            <text:p>2.14158129867787E+016</text:p>
          </table:table-cell>
          <table:table-cell table:formula="of:=IF(MOD(-[.$A433];[.B$1])=[.B$3];&quot;XXX&quot;;MOD(-[.$A433];[.B$1]))" office:value-type="string" office:string-value="XXX" calcext:value-type="string">
            <text:p>XXX</text:p>
          </table:table-cell>
          <table:table-cell table:formula="of:=IF(MOD(-[.$A433];[.C$1])=[.C$3];&quot;XXX&quot;;MOD(-[.$A433];[.C$1]))" office:value-type="float" office:value="0" calcext:value-type="float">
            <text:p>0</text:p>
          </table:table-cell>
          <table:table-cell table:formula="of:=IF(MOD(-[.$A433];[.D$1])=[.D$3];&quot;XXX&quot;;MOD(-[.$A433];[.D$1]))" office:value-type="float" office:value="224" calcext:value-type="float">
            <text:p>224</text:p>
          </table:table-cell>
          <table:table-cell table:formula="of:=IF(MOD(-[.$A433];[.E$1])=[.E$3];&quot;XXX&quot;;MOD(-[.$A433];[.E$1]))" office:value-type="float" office:value="0" calcext:value-type="float">
            <text:p>0</text:p>
          </table:table-cell>
          <table:table-cell table:formula="of:=IF(MOD(-[.$A433];[.F$1])=[.F$3];&quot;XXX&quot;;MOD(-[.$A433];[.F$1]))" office:value-type="float" office:value="0" calcext:value-type="float">
            <text:p>0</text:p>
          </table:table-cell>
          <table:table-cell table:formula="of:=IF(MOD(-[.$A433];[.G$1])=[.G$3];&quot;XXX&quot;;MOD(-[.$A433];[.G$1]))" office:value-type="float" office:value="0" calcext:value-type="float">
            <text:p>0</text:p>
          </table:table-cell>
          <table:table-cell table:formula="of:=IF(MOD(-[.$A433];[.H$1])=[.H$3];&quot;XXX&quot;;MOD(-[.$A433];[.H$1]))" office:value-type="float" office:value="536" calcext:value-type="float">
            <text:p>536</text:p>
          </table:table-cell>
          <table:table-cell table:formula="of:=IF(MOD(-[.$A433];[.I$1])=[.I$3];&quot;XXX&quot;;MOD(-[.$A433];[.I$1]))" office:value-type="float" office:value="0" calcext:value-type="float">
            <text:p>0</text:p>
          </table:table-cell>
          <table:table-cell table:formula="of:=IF(MOD(-[.$A433];[.J$1])=[.J$3];&quot;XXX&quot;;MOD(-[.$A433];[.J$1]))" office:value-type="float" office:value="0" calcext:value-type="float">
            <text:p>0</text:p>
          </table:table-cell>
        </table:table-row>
        <table:table-row table:style-name="ro1">
          <table:table-cell table:formula="of:=[.A433]+(13*37*461*17*19*739*41*23)" office:value-type="float" office:value="2.14657249503016E+016" calcext:value-type="float">
            <text:p>2.14657249503016E+016</text:p>
          </table:table-cell>
          <table:table-cell table:formula="of:=IF(MOD(-[.$A434];[.B$1])=[.B$3];&quot;XXX&quot;;MOD(-[.$A434];[.B$1]))" office:value-type="string" office:string-value="XXX" calcext:value-type="string">
            <text:p>XXX</text:p>
          </table:table-cell>
          <table:table-cell table:formula="of:=IF(MOD(-[.$A434];[.C$1])=[.C$3];&quot;XXX&quot;;MOD(-[.$A434];[.C$1]))" office:value-type="float" office:value="0" calcext:value-type="float">
            <text:p>0</text:p>
          </table:table-cell>
          <table:table-cell table:formula="of:=IF(MOD(-[.$A434];[.D$1])=[.D$3];&quot;XXX&quot;;MOD(-[.$A434];[.D$1]))" office:value-type="float" office:value="224" calcext:value-type="float">
            <text:p>224</text:p>
          </table:table-cell>
          <table:table-cell table:formula="of:=IF(MOD(-[.$A434];[.E$1])=[.E$3];&quot;XXX&quot;;MOD(-[.$A434];[.E$1]))" office:value-type="float" office:value="0" calcext:value-type="float">
            <text:p>0</text:p>
          </table:table-cell>
          <table:table-cell table:formula="of:=IF(MOD(-[.$A434];[.F$1])=[.F$3];&quot;XXX&quot;;MOD(-[.$A434];[.F$1]))" office:value-type="float" office:value="0" calcext:value-type="float">
            <text:p>0</text:p>
          </table:table-cell>
          <table:table-cell table:formula="of:=IF(MOD(-[.$A434];[.G$1])=[.G$3];&quot;XXX&quot;;MOD(-[.$A434];[.G$1]))" office:value-type="float" office:value="0" calcext:value-type="float">
            <text:p>0</text:p>
          </table:table-cell>
          <table:table-cell table:formula="of:=IF(MOD(-[.$A434];[.H$1])=[.H$3];&quot;XXX&quot;;MOD(-[.$A434];[.H$1]))" office:value-type="float" office:value="532" calcext:value-type="float">
            <text:p>532</text:p>
          </table:table-cell>
          <table:table-cell table:formula="of:=IF(MOD(-[.$A434];[.I$1])=[.I$3];&quot;XXX&quot;;MOD(-[.$A434];[.I$1]))" office:value-type="float" office:value="0" calcext:value-type="float">
            <text:p>0</text:p>
          </table:table-cell>
          <table:table-cell table:formula="of:=IF(MOD(-[.$A434];[.J$1])=[.J$3];&quot;XXX&quot;;MOD(-[.$A434];[.J$1]))" office:value-type="float" office:value="0" calcext:value-type="float">
            <text:p>0</text:p>
          </table:table-cell>
        </table:table-row>
        <table:table-row table:style-name="ro1">
          <table:table-cell table:formula="of:=[.A434]+(13*37*461*17*19*739*41*23)" office:value-type="float" office:value="2.15156369138244E+016" calcext:value-type="float">
            <text:p>2.15156369138244E+016</text:p>
          </table:table-cell>
          <table:table-cell table:formula="of:=IF(MOD(-[.$A435];[.B$1])=[.B$3];&quot;XXX&quot;;MOD(-[.$A435];[.B$1]))" office:value-type="string" office:string-value="XXX" calcext:value-type="string">
            <text:p>XXX</text:p>
          </table:table-cell>
          <table:table-cell table:formula="of:=IF(MOD(-[.$A435];[.C$1])=[.C$3];&quot;XXX&quot;;MOD(-[.$A435];[.C$1]))" office:value-type="float" office:value="0" calcext:value-type="float">
            <text:p>0</text:p>
          </table:table-cell>
          <table:table-cell table:formula="of:=IF(MOD(-[.$A435];[.D$1])=[.D$3];&quot;XXX&quot;;MOD(-[.$A435];[.D$1]))" office:value-type="float" office:value="224" calcext:value-type="float">
            <text:p>224</text:p>
          </table:table-cell>
          <table:table-cell table:formula="of:=IF(MOD(-[.$A435];[.E$1])=[.E$3];&quot;XXX&quot;;MOD(-[.$A435];[.E$1]))" office:value-type="float" office:value="0" calcext:value-type="float">
            <text:p>0</text:p>
          </table:table-cell>
          <table:table-cell table:formula="of:=IF(MOD(-[.$A435];[.F$1])=[.F$3];&quot;XXX&quot;;MOD(-[.$A435];[.F$1]))" office:value-type="float" office:value="0" calcext:value-type="float">
            <text:p>0</text:p>
          </table:table-cell>
          <table:table-cell table:formula="of:=IF(MOD(-[.$A435];[.G$1])=[.G$3];&quot;XXX&quot;;MOD(-[.$A435];[.G$1]))" office:value-type="float" office:value="0" calcext:value-type="float">
            <text:p>0</text:p>
          </table:table-cell>
          <table:table-cell table:formula="of:=IF(MOD(-[.$A435];[.H$1])=[.H$3];&quot;XXX&quot;;MOD(-[.$A435];[.H$1]))" office:value-type="float" office:value="532" calcext:value-type="float">
            <text:p>532</text:p>
          </table:table-cell>
          <table:table-cell table:formula="of:=IF(MOD(-[.$A435];[.I$1])=[.I$3];&quot;XXX&quot;;MOD(-[.$A435];[.I$1]))" office:value-type="float" office:value="0" calcext:value-type="float">
            <text:p>0</text:p>
          </table:table-cell>
          <table:table-cell table:formula="of:=IF(MOD(-[.$A435];[.J$1])=[.J$3];&quot;XXX&quot;;MOD(-[.$A435];[.J$1]))" office:value-type="float" office:value="0" calcext:value-type="float">
            <text:p>0</text:p>
          </table:table-cell>
        </table:table-row>
        <table:table-row table:style-name="ro1">
          <table:table-cell table:formula="of:=[.A435]+(13*37*461*17*19*739*41*23)" office:value-type="float" office:value="2.15655488773472E+016" calcext:value-type="float">
            <text:p>2.15655488773472E+016</text:p>
          </table:table-cell>
          <table:table-cell table:formula="of:=IF(MOD(-[.$A436];[.B$1])=[.B$3];&quot;XXX&quot;;MOD(-[.$A436];[.B$1]))" office:value-type="string" office:string-value="XXX" calcext:value-type="string">
            <text:p>XXX</text:p>
          </table:table-cell>
          <table:table-cell table:formula="of:=IF(MOD(-[.$A436];[.C$1])=[.C$3];&quot;XXX&quot;;MOD(-[.$A436];[.C$1]))" office:value-type="float" office:value="0" calcext:value-type="float">
            <text:p>0</text:p>
          </table:table-cell>
          <table:table-cell table:formula="of:=IF(MOD(-[.$A436];[.D$1])=[.D$3];&quot;XXX&quot;;MOD(-[.$A436];[.D$1]))" office:value-type="float" office:value="224" calcext:value-type="float">
            <text:p>224</text:p>
          </table:table-cell>
          <table:table-cell table:formula="of:=IF(MOD(-[.$A436];[.E$1])=[.E$3];&quot;XXX&quot;;MOD(-[.$A436];[.E$1]))" office:value-type="float" office:value="0" calcext:value-type="float">
            <text:p>0</text:p>
          </table:table-cell>
          <table:table-cell table:formula="of:=IF(MOD(-[.$A436];[.F$1])=[.F$3];&quot;XXX&quot;;MOD(-[.$A436];[.F$1]))" office:value-type="float" office:value="0" calcext:value-type="float">
            <text:p>0</text:p>
          </table:table-cell>
          <table:table-cell table:formula="of:=IF(MOD(-[.$A436];[.G$1])=[.G$3];&quot;XXX&quot;;MOD(-[.$A436];[.G$1]))" office:value-type="float" office:value="0" calcext:value-type="float">
            <text:p>0</text:p>
          </table:table-cell>
          <table:table-cell table:formula="of:=IF(MOD(-[.$A436];[.H$1])=[.H$3];&quot;XXX&quot;;MOD(-[.$A436];[.H$1]))" office:value-type="float" office:value="532" calcext:value-type="float">
            <text:p>532</text:p>
          </table:table-cell>
          <table:table-cell table:formula="of:=IF(MOD(-[.$A436];[.I$1])=[.I$3];&quot;XXX&quot;;MOD(-[.$A436];[.I$1]))" office:value-type="float" office:value="0" calcext:value-type="float">
            <text:p>0</text:p>
          </table:table-cell>
          <table:table-cell table:formula="of:=IF(MOD(-[.$A436];[.J$1])=[.J$3];&quot;XXX&quot;;MOD(-[.$A436];[.J$1]))" office:value-type="float" office:value="0" calcext:value-type="float">
            <text:p>0</text:p>
          </table:table-cell>
        </table:table-row>
        <table:table-row table:style-name="ro1">
          <table:table-cell table:formula="of:=[.A436]+(13*37*461*17*19*739*41*23)" office:value-type="float" office:value="2.161546084087E+016" calcext:value-type="float">
            <text:p>2.161546084087E+016</text:p>
          </table:table-cell>
          <table:table-cell table:formula="of:=IF(MOD(-[.$A437];[.B$1])=[.B$3];&quot;XXX&quot;;MOD(-[.$A437];[.B$1]))" office:value-type="string" office:string-value="XXX" calcext:value-type="string">
            <text:p>XXX</text:p>
          </table:table-cell>
          <table:table-cell table:formula="of:=IF(MOD(-[.$A437];[.C$1])=[.C$3];&quot;XXX&quot;;MOD(-[.$A437];[.C$1]))" office:value-type="float" office:value="0" calcext:value-type="float">
            <text:p>0</text:p>
          </table:table-cell>
          <table:table-cell table:formula="of:=IF(MOD(-[.$A437];[.D$1])=[.D$3];&quot;XXX&quot;;MOD(-[.$A437];[.D$1]))" office:value-type="float" office:value="224" calcext:value-type="float">
            <text:p>224</text:p>
          </table:table-cell>
          <table:table-cell table:formula="of:=IF(MOD(-[.$A437];[.E$1])=[.E$3];&quot;XXX&quot;;MOD(-[.$A437];[.E$1]))" office:value-type="float" office:value="0" calcext:value-type="float">
            <text:p>0</text:p>
          </table:table-cell>
          <table:table-cell table:formula="of:=IF(MOD(-[.$A437];[.F$1])=[.F$3];&quot;XXX&quot;;MOD(-[.$A437];[.F$1]))" office:value-type="float" office:value="0" calcext:value-type="float">
            <text:p>0</text:p>
          </table:table-cell>
          <table:table-cell table:formula="of:=IF(MOD(-[.$A437];[.G$1])=[.G$3];&quot;XXX&quot;;MOD(-[.$A437];[.G$1]))" office:value-type="float" office:value="0" calcext:value-type="float">
            <text:p>0</text:p>
          </table:table-cell>
          <table:table-cell table:formula="of:=IF(MOD(-[.$A437];[.H$1])=[.H$3];&quot;XXX&quot;;MOD(-[.$A437];[.H$1]))" office:value-type="float" office:value="532" calcext:value-type="float">
            <text:p>532</text:p>
          </table:table-cell>
          <table:table-cell table:formula="of:=IF(MOD(-[.$A437];[.I$1])=[.I$3];&quot;XXX&quot;;MOD(-[.$A437];[.I$1]))" office:value-type="float" office:value="0" calcext:value-type="float">
            <text:p>0</text:p>
          </table:table-cell>
          <table:table-cell table:formula="of:=IF(MOD(-[.$A437];[.J$1])=[.J$3];&quot;XXX&quot;;MOD(-[.$A437];[.J$1]))" office:value-type="float" office:value="0" calcext:value-type="float">
            <text:p>0</text:p>
          </table:table-cell>
        </table:table-row>
        <table:table-row table:style-name="ro1">
          <table:table-cell table:formula="of:=[.A437]+(13*37*461*17*19*739*41*23)" office:value-type="float" office:value="2.16653728043928E+016" calcext:value-type="float">
            <text:p>2.16653728043928E+016</text:p>
          </table:table-cell>
          <table:table-cell table:formula="of:=IF(MOD(-[.$A438];[.B$1])=[.B$3];&quot;XXX&quot;;MOD(-[.$A438];[.B$1]))" office:value-type="string" office:string-value="XXX" calcext:value-type="string">
            <text:p>XXX</text:p>
          </table:table-cell>
          <table:table-cell table:formula="of:=IF(MOD(-[.$A438];[.C$1])=[.C$3];&quot;XXX&quot;;MOD(-[.$A438];[.C$1]))" office:value-type="float" office:value="0" calcext:value-type="float">
            <text:p>0</text:p>
          </table:table-cell>
          <table:table-cell table:formula="of:=IF(MOD(-[.$A438];[.D$1])=[.D$3];&quot;XXX&quot;;MOD(-[.$A438];[.D$1]))" office:value-type="float" office:value="220" calcext:value-type="float">
            <text:p>220</text:p>
          </table:table-cell>
          <table:table-cell table:formula="of:=IF(MOD(-[.$A438];[.E$1])=[.E$3];&quot;XXX&quot;;MOD(-[.$A438];[.E$1]))" office:value-type="float" office:value="0" calcext:value-type="float">
            <text:p>0</text:p>
          </table:table-cell>
          <table:table-cell table:formula="of:=IF(MOD(-[.$A438];[.F$1])=[.F$3];&quot;XXX&quot;;MOD(-[.$A438];[.F$1]))" office:value-type="float" office:value="0" calcext:value-type="float">
            <text:p>0</text:p>
          </table:table-cell>
          <table:table-cell table:formula="of:=IF(MOD(-[.$A438];[.G$1])=[.G$3];&quot;XXX&quot;;MOD(-[.$A438];[.G$1]))" office:value-type="float" office:value="0" calcext:value-type="float">
            <text:p>0</text:p>
          </table:table-cell>
          <table:table-cell table:formula="of:=IF(MOD(-[.$A438];[.H$1])=[.H$3];&quot;XXX&quot;;MOD(-[.$A438];[.H$1]))" office:value-type="float" office:value="532" calcext:value-type="float">
            <text:p>532</text:p>
          </table:table-cell>
          <table:table-cell table:formula="of:=IF(MOD(-[.$A438];[.I$1])=[.I$3];&quot;XXX&quot;;MOD(-[.$A438];[.I$1]))" office:value-type="float" office:value="0" calcext:value-type="float">
            <text:p>0</text:p>
          </table:table-cell>
          <table:table-cell table:formula="of:=IF(MOD(-[.$A438];[.J$1])=[.J$3];&quot;XXX&quot;;MOD(-[.$A438];[.J$1]))" office:value-type="float" office:value="0" calcext:value-type="float">
            <text:p>0</text:p>
          </table:table-cell>
        </table:table-row>
        <table:table-row table:style-name="ro1">
          <table:table-cell table:formula="of:=[.A438]+(13*37*461*17*19*739*41*23)" office:value-type="float" office:value="2.17152847679156E+016" calcext:value-type="float">
            <text:p>2.17152847679156E+016</text:p>
          </table:table-cell>
          <table:table-cell table:formula="of:=IF(MOD(-[.$A439];[.B$1])=[.B$3];&quot;XXX&quot;;MOD(-[.$A439];[.B$1]))" office:value-type="string" office:string-value="XXX" calcext:value-type="string">
            <text:p>XXX</text:p>
          </table:table-cell>
          <table:table-cell table:formula="of:=IF(MOD(-[.$A439];[.C$1])=[.C$3];&quot;XXX&quot;;MOD(-[.$A439];[.C$1]))" office:value-type="float" office:value="0" calcext:value-type="float">
            <text:p>0</text:p>
          </table:table-cell>
          <table:table-cell table:formula="of:=IF(MOD(-[.$A439];[.D$1])=[.D$3];&quot;XXX&quot;;MOD(-[.$A439];[.D$1]))" office:value-type="float" office:value="220" calcext:value-type="float">
            <text:p>220</text:p>
          </table:table-cell>
          <table:table-cell table:formula="of:=IF(MOD(-[.$A439];[.E$1])=[.E$3];&quot;XXX&quot;;MOD(-[.$A439];[.E$1]))" office:value-type="float" office:value="0" calcext:value-type="float">
            <text:p>0</text:p>
          </table:table-cell>
          <table:table-cell table:formula="of:=IF(MOD(-[.$A439];[.F$1])=[.F$3];&quot;XXX&quot;;MOD(-[.$A439];[.F$1]))" office:value-type="float" office:value="0" calcext:value-type="float">
            <text:p>0</text:p>
          </table:table-cell>
          <table:table-cell table:formula="of:=IF(MOD(-[.$A439];[.G$1])=[.G$3];&quot;XXX&quot;;MOD(-[.$A439];[.G$1]))" office:value-type="float" office:value="0" calcext:value-type="float">
            <text:p>0</text:p>
          </table:table-cell>
          <table:table-cell table:formula="of:=IF(MOD(-[.$A439];[.H$1])=[.H$3];&quot;XXX&quot;;MOD(-[.$A439];[.H$1]))" office:value-type="float" office:value="528" calcext:value-type="float">
            <text:p>528</text:p>
          </table:table-cell>
          <table:table-cell table:formula="of:=IF(MOD(-[.$A439];[.I$1])=[.I$3];&quot;XXX&quot;;MOD(-[.$A439];[.I$1]))" office:value-type="float" office:value="0" calcext:value-type="float">
            <text:p>0</text:p>
          </table:table-cell>
          <table:table-cell table:formula="of:=IF(MOD(-[.$A439];[.J$1])=[.J$3];&quot;XXX&quot;;MOD(-[.$A439];[.J$1]))" office:value-type="float" office:value="0" calcext:value-type="float">
            <text:p>0</text:p>
          </table:table-cell>
        </table:table-row>
        <table:table-row table:style-name="ro1">
          <table:table-cell table:formula="of:=[.A439]+(13*37*461*17*19*739*41*23)" office:value-type="float" office:value="2.17651967314384E+016" calcext:value-type="float">
            <text:p>2.17651967314384E+016</text:p>
          </table:table-cell>
          <table:table-cell table:formula="of:=IF(MOD(-[.$A440];[.B$1])=[.B$3];&quot;XXX&quot;;MOD(-[.$A440];[.B$1]))" office:value-type="string" office:string-value="XXX" calcext:value-type="string">
            <text:p>XXX</text:p>
          </table:table-cell>
          <table:table-cell table:formula="of:=IF(MOD(-[.$A440];[.C$1])=[.C$3];&quot;XXX&quot;;MOD(-[.$A440];[.C$1]))" office:value-type="float" office:value="0" calcext:value-type="float">
            <text:p>0</text:p>
          </table:table-cell>
          <table:table-cell table:formula="of:=IF(MOD(-[.$A440];[.D$1])=[.D$3];&quot;XXX&quot;;MOD(-[.$A440];[.D$1]))" office:value-type="float" office:value="220" calcext:value-type="float">
            <text:p>220</text:p>
          </table:table-cell>
          <table:table-cell table:formula="of:=IF(MOD(-[.$A440];[.E$1])=[.E$3];&quot;XXX&quot;;MOD(-[.$A440];[.E$1]))" office:value-type="float" office:value="0" calcext:value-type="float">
            <text:p>0</text:p>
          </table:table-cell>
          <table:table-cell table:formula="of:=IF(MOD(-[.$A440];[.F$1])=[.F$3];&quot;XXX&quot;;MOD(-[.$A440];[.F$1]))" office:value-type="float" office:value="0" calcext:value-type="float">
            <text:p>0</text:p>
          </table:table-cell>
          <table:table-cell table:formula="of:=IF(MOD(-[.$A440];[.G$1])=[.G$3];&quot;XXX&quot;;MOD(-[.$A440];[.G$1]))" office:value-type="float" office:value="0" calcext:value-type="float">
            <text:p>0</text:p>
          </table:table-cell>
          <table:table-cell table:formula="of:=IF(MOD(-[.$A440];[.H$1])=[.H$3];&quot;XXX&quot;;MOD(-[.$A440];[.H$1]))" office:value-type="float" office:value="528" calcext:value-type="float">
            <text:p>528</text:p>
          </table:table-cell>
          <table:table-cell table:formula="of:=IF(MOD(-[.$A440];[.I$1])=[.I$3];&quot;XXX&quot;;MOD(-[.$A440];[.I$1]))" office:value-type="float" office:value="0" calcext:value-type="float">
            <text:p>0</text:p>
          </table:table-cell>
          <table:table-cell table:formula="of:=IF(MOD(-[.$A440];[.J$1])=[.J$3];&quot;XXX&quot;;MOD(-[.$A440];[.J$1]))" office:value-type="float" office:value="0" calcext:value-type="float">
            <text:p>0</text:p>
          </table:table-cell>
        </table:table-row>
        <table:table-row table:style-name="ro1">
          <table:table-cell table:formula="of:=[.A440]+(13*37*461*17*19*739*41*23)" office:value-type="float" office:value="2.18151086949612E+016" calcext:value-type="float">
            <text:p>2.18151086949612E+016</text:p>
          </table:table-cell>
          <table:table-cell table:formula="of:=IF(MOD(-[.$A441];[.B$1])=[.B$3];&quot;XXX&quot;;MOD(-[.$A441];[.B$1]))" office:value-type="string" office:string-value="XXX" calcext:value-type="string">
            <text:p>XXX</text:p>
          </table:table-cell>
          <table:table-cell table:formula="of:=IF(MOD(-[.$A441];[.C$1])=[.C$3];&quot;XXX&quot;;MOD(-[.$A441];[.C$1]))" office:value-type="float" office:value="0" calcext:value-type="float">
            <text:p>0</text:p>
          </table:table-cell>
          <table:table-cell table:formula="of:=IF(MOD(-[.$A441];[.D$1])=[.D$3];&quot;XXX&quot;;MOD(-[.$A441];[.D$1]))" office:value-type="float" office:value="216" calcext:value-type="float">
            <text:p>216</text:p>
          </table:table-cell>
          <table:table-cell table:formula="of:=IF(MOD(-[.$A441];[.E$1])=[.E$3];&quot;XXX&quot;;MOD(-[.$A441];[.E$1]))" office:value-type="float" office:value="0" calcext:value-type="float">
            <text:p>0</text:p>
          </table:table-cell>
          <table:table-cell table:formula="of:=IF(MOD(-[.$A441];[.F$1])=[.F$3];&quot;XXX&quot;;MOD(-[.$A441];[.F$1]))" office:value-type="float" office:value="0" calcext:value-type="float">
            <text:p>0</text:p>
          </table:table-cell>
          <table:table-cell table:formula="of:=IF(MOD(-[.$A441];[.G$1])=[.G$3];&quot;XXX&quot;;MOD(-[.$A441];[.G$1]))" office:value-type="float" office:value="0" calcext:value-type="float">
            <text:p>0</text:p>
          </table:table-cell>
          <table:table-cell table:formula="of:=IF(MOD(-[.$A441];[.H$1])=[.H$3];&quot;XXX&quot;;MOD(-[.$A441];[.H$1]))" office:value-type="float" office:value="528" calcext:value-type="float">
            <text:p>528</text:p>
          </table:table-cell>
          <table:table-cell table:formula="of:=IF(MOD(-[.$A441];[.I$1])=[.I$3];&quot;XXX&quot;;MOD(-[.$A441];[.I$1]))" office:value-type="float" office:value="0" calcext:value-type="float">
            <text:p>0</text:p>
          </table:table-cell>
          <table:table-cell table:formula="of:=IF(MOD(-[.$A441];[.J$1])=[.J$3];&quot;XXX&quot;;MOD(-[.$A441];[.J$1]))" office:value-type="float" office:value="0" calcext:value-type="float">
            <text:p>0</text:p>
          </table:table-cell>
        </table:table-row>
        <table:table-row table:style-name="ro1">
          <table:table-cell table:formula="of:=[.A441]+(13*37*461*17*19*739*41*23)" office:value-type="float" office:value="2.18650206584841E+016" calcext:value-type="float">
            <text:p>2.18650206584841E+016</text:p>
          </table:table-cell>
          <table:table-cell table:formula="of:=IF(MOD(-[.$A442];[.B$1])=[.B$3];&quot;XXX&quot;;MOD(-[.$A442];[.B$1]))" office:value-type="string" office:string-value="XXX" calcext:value-type="string">
            <text:p>XXX</text:p>
          </table:table-cell>
          <table:table-cell table:formula="of:=IF(MOD(-[.$A442];[.C$1])=[.C$3];&quot;XXX&quot;;MOD(-[.$A442];[.C$1]))" office:value-type="float" office:value="0" calcext:value-type="float">
            <text:p>0</text:p>
          </table:table-cell>
          <table:table-cell table:formula="of:=IF(MOD(-[.$A442];[.D$1])=[.D$3];&quot;XXX&quot;;MOD(-[.$A442];[.D$1]))" office:value-type="float" office:value="216" calcext:value-type="float">
            <text:p>216</text:p>
          </table:table-cell>
          <table:table-cell table:formula="of:=IF(MOD(-[.$A442];[.E$1])=[.E$3];&quot;XXX&quot;;MOD(-[.$A442];[.E$1]))" office:value-type="float" office:value="0" calcext:value-type="float">
            <text:p>0</text:p>
          </table:table-cell>
          <table:table-cell table:formula="of:=IF(MOD(-[.$A442];[.F$1])=[.F$3];&quot;XXX&quot;;MOD(-[.$A442];[.F$1]))" office:value-type="float" office:value="0" calcext:value-type="float">
            <text:p>0</text:p>
          </table:table-cell>
          <table:table-cell table:formula="of:=IF(MOD(-[.$A442];[.G$1])=[.G$3];&quot;XXX&quot;;MOD(-[.$A442];[.G$1]))" office:value-type="float" office:value="0" calcext:value-type="float">
            <text:p>0</text:p>
          </table:table-cell>
          <table:table-cell table:formula="of:=IF(MOD(-[.$A442];[.H$1])=[.H$3];&quot;XXX&quot;;MOD(-[.$A442];[.H$1]))" office:value-type="float" office:value="524" calcext:value-type="float">
            <text:p>524</text:p>
          </table:table-cell>
          <table:table-cell table:formula="of:=IF(MOD(-[.$A442];[.I$1])=[.I$3];&quot;XXX&quot;;MOD(-[.$A442];[.I$1]))" office:value-type="float" office:value="0" calcext:value-type="float">
            <text:p>0</text:p>
          </table:table-cell>
          <table:table-cell table:formula="of:=IF(MOD(-[.$A442];[.J$1])=[.J$3];&quot;XXX&quot;;MOD(-[.$A442];[.J$1]))" office:value-type="float" office:value="0" calcext:value-type="float">
            <text:p>0</text:p>
          </table:table-cell>
        </table:table-row>
        <table:table-row table:style-name="ro1">
          <table:table-cell table:formula="of:=[.A442]+(13*37*461*17*19*739*41*23)" office:value-type="float" office:value="2.19149326220069E+016" calcext:value-type="float">
            <text:p>2.19149326220069E+016</text:p>
          </table:table-cell>
          <table:table-cell table:formula="of:=IF(MOD(-[.$A443];[.B$1])=[.B$3];&quot;XXX&quot;;MOD(-[.$A443];[.B$1]))" office:value-type="string" office:string-value="XXX" calcext:value-type="string">
            <text:p>XXX</text:p>
          </table:table-cell>
          <table:table-cell table:formula="of:=IF(MOD(-[.$A443];[.C$1])=[.C$3];&quot;XXX&quot;;MOD(-[.$A443];[.C$1]))" office:value-type="float" office:value="0" calcext:value-type="float">
            <text:p>0</text:p>
          </table:table-cell>
          <table:table-cell table:formula="of:=IF(MOD(-[.$A443];[.D$1])=[.D$3];&quot;XXX&quot;;MOD(-[.$A443];[.D$1]))" office:value-type="float" office:value="216" calcext:value-type="float">
            <text:p>216</text:p>
          </table:table-cell>
          <table:table-cell table:formula="of:=IF(MOD(-[.$A443];[.E$1])=[.E$3];&quot;XXX&quot;;MOD(-[.$A443];[.E$1]))" office:value-type="float" office:value="0" calcext:value-type="float">
            <text:p>0</text:p>
          </table:table-cell>
          <table:table-cell table:formula="of:=IF(MOD(-[.$A443];[.F$1])=[.F$3];&quot;XXX&quot;;MOD(-[.$A443];[.F$1]))" office:value-type="float" office:value="0" calcext:value-type="float">
            <text:p>0</text:p>
          </table:table-cell>
          <table:table-cell table:formula="of:=IF(MOD(-[.$A443];[.G$1])=[.G$3];&quot;XXX&quot;;MOD(-[.$A443];[.G$1]))" office:value-type="float" office:value="0" calcext:value-type="float">
            <text:p>0</text:p>
          </table:table-cell>
          <table:table-cell table:formula="of:=IF(MOD(-[.$A443];[.H$1])=[.H$3];&quot;XXX&quot;;MOD(-[.$A443];[.H$1]))" office:value-type="float" office:value="524" calcext:value-type="float">
            <text:p>524</text:p>
          </table:table-cell>
          <table:table-cell table:formula="of:=IF(MOD(-[.$A443];[.I$1])=[.I$3];&quot;XXX&quot;;MOD(-[.$A443];[.I$1]))" office:value-type="float" office:value="0" calcext:value-type="float">
            <text:p>0</text:p>
          </table:table-cell>
          <table:table-cell table:formula="of:=IF(MOD(-[.$A443];[.J$1])=[.J$3];&quot;XXX&quot;;MOD(-[.$A443];[.J$1]))" office:value-type="float" office:value="0" calcext:value-type="float">
            <text:p>0</text:p>
          </table:table-cell>
        </table:table-row>
        <table:table-row table:style-name="ro1">
          <table:table-cell table:formula="of:=[.A443]+(13*37*461*17*19*739*41*23)" office:value-type="float" office:value="2.19648445855297E+016" calcext:value-type="float">
            <text:p>2.19648445855297E+016</text:p>
          </table:table-cell>
          <table:table-cell table:formula="of:=IF(MOD(-[.$A444];[.B$1])=[.B$3];&quot;XXX&quot;;MOD(-[.$A444];[.B$1]))" office:value-type="string" office:string-value="XXX" calcext:value-type="string">
            <text:p>XXX</text:p>
          </table:table-cell>
          <table:table-cell table:formula="of:=IF(MOD(-[.$A444];[.C$1])=[.C$3];&quot;XXX&quot;;MOD(-[.$A444];[.C$1]))" office:value-type="float" office:value="0" calcext:value-type="float">
            <text:p>0</text:p>
          </table:table-cell>
          <table:table-cell table:formula="of:=IF(MOD(-[.$A444];[.D$1])=[.D$3];&quot;XXX&quot;;MOD(-[.$A444];[.D$1]))" office:value-type="float" office:value="216" calcext:value-type="float">
            <text:p>216</text:p>
          </table:table-cell>
          <table:table-cell table:formula="of:=IF(MOD(-[.$A444];[.E$1])=[.E$3];&quot;XXX&quot;;MOD(-[.$A444];[.E$1]))" office:value-type="float" office:value="0" calcext:value-type="float">
            <text:p>0</text:p>
          </table:table-cell>
          <table:table-cell table:formula="of:=IF(MOD(-[.$A444];[.F$1])=[.F$3];&quot;XXX&quot;;MOD(-[.$A444];[.F$1]))" office:value-type="float" office:value="0" calcext:value-type="float">
            <text:p>0</text:p>
          </table:table-cell>
          <table:table-cell table:formula="of:=IF(MOD(-[.$A444];[.G$1])=[.G$3];&quot;XXX&quot;;MOD(-[.$A444];[.G$1]))" office:value-type="float" office:value="0" calcext:value-type="float">
            <text:p>0</text:p>
          </table:table-cell>
          <table:table-cell table:formula="of:=IF(MOD(-[.$A444];[.H$1])=[.H$3];&quot;XXX&quot;;MOD(-[.$A444];[.H$1]))" office:value-type="float" office:value="524" calcext:value-type="float">
            <text:p>524</text:p>
          </table:table-cell>
          <table:table-cell table:formula="of:=IF(MOD(-[.$A444];[.I$1])=[.I$3];&quot;XXX&quot;;MOD(-[.$A444];[.I$1]))" office:value-type="float" office:value="0" calcext:value-type="float">
            <text:p>0</text:p>
          </table:table-cell>
          <table:table-cell table:formula="of:=IF(MOD(-[.$A444];[.J$1])=[.J$3];&quot;XXX&quot;;MOD(-[.$A444];[.J$1]))" office:value-type="float" office:value="0" calcext:value-type="float">
            <text:p>0</text:p>
          </table:table-cell>
        </table:table-row>
        <table:table-row table:style-name="ro1">
          <table:table-cell table:formula="of:=[.A444]+(13*37*461*17*19*739*41*23)" office:value-type="float" office:value="2.20147565490525E+016" calcext:value-type="float">
            <text:p>2.20147565490525E+016</text:p>
          </table:table-cell>
          <table:table-cell table:formula="of:=IF(MOD(-[.$A445];[.B$1])=[.B$3];&quot;XXX&quot;;MOD(-[.$A445];[.B$1]))" office:value-type="string" office:string-value="XXX" calcext:value-type="string">
            <text:p>XXX</text:p>
          </table:table-cell>
          <table:table-cell table:formula="of:=IF(MOD(-[.$A445];[.C$1])=[.C$3];&quot;XXX&quot;;MOD(-[.$A445];[.C$1]))" office:value-type="float" office:value="0" calcext:value-type="float">
            <text:p>0</text:p>
          </table:table-cell>
          <table:table-cell table:formula="of:=IF(MOD(-[.$A445];[.D$1])=[.D$3];&quot;XXX&quot;;MOD(-[.$A445];[.D$1]))" office:value-type="float" office:value="216" calcext:value-type="float">
            <text:p>216</text:p>
          </table:table-cell>
          <table:table-cell table:formula="of:=IF(MOD(-[.$A445];[.E$1])=[.E$3];&quot;XXX&quot;;MOD(-[.$A445];[.E$1]))" office:value-type="float" office:value="0" calcext:value-type="float">
            <text:p>0</text:p>
          </table:table-cell>
          <table:table-cell table:formula="of:=IF(MOD(-[.$A445];[.F$1])=[.F$3];&quot;XXX&quot;;MOD(-[.$A445];[.F$1]))" office:value-type="float" office:value="0" calcext:value-type="float">
            <text:p>0</text:p>
          </table:table-cell>
          <table:table-cell table:formula="of:=IF(MOD(-[.$A445];[.G$1])=[.G$3];&quot;XXX&quot;;MOD(-[.$A445];[.G$1]))" office:value-type="float" office:value="0" calcext:value-type="float">
            <text:p>0</text:p>
          </table:table-cell>
          <table:table-cell table:formula="of:=IF(MOD(-[.$A445];[.H$1])=[.H$3];&quot;XXX&quot;;MOD(-[.$A445];[.H$1]))" office:value-type="float" office:value="524" calcext:value-type="float">
            <text:p>524</text:p>
          </table:table-cell>
          <table:table-cell table:formula="of:=IF(MOD(-[.$A445];[.I$1])=[.I$3];&quot;XXX&quot;;MOD(-[.$A445];[.I$1]))" office:value-type="float" office:value="0" calcext:value-type="float">
            <text:p>0</text:p>
          </table:table-cell>
          <table:table-cell table:formula="of:=IF(MOD(-[.$A445];[.J$1])=[.J$3];&quot;XXX&quot;;MOD(-[.$A445];[.J$1]))" office:value-type="float" office:value="0" calcext:value-type="float">
            <text:p>0</text:p>
          </table:table-cell>
        </table:table-row>
        <table:table-row table:style-name="ro1">
          <table:table-cell table:formula="of:=[.A445]+(13*37*461*17*19*739*41*23)" office:value-type="float" office:value="2.20646685125753E+016" calcext:value-type="float">
            <text:p>2.20646685125753E+016</text:p>
          </table:table-cell>
          <table:table-cell table:formula="of:=IF(MOD(-[.$A446];[.B$1])=[.B$3];&quot;XXX&quot;;MOD(-[.$A446];[.B$1]))" office:value-type="string" office:string-value="XXX" calcext:value-type="string">
            <text:p>XXX</text:p>
          </table:table-cell>
          <table:table-cell table:formula="of:=IF(MOD(-[.$A446];[.C$1])=[.C$3];&quot;XXX&quot;;MOD(-[.$A446];[.C$1]))" office:value-type="float" office:value="0" calcext:value-type="float">
            <text:p>0</text:p>
          </table:table-cell>
          <table:table-cell table:formula="of:=IF(MOD(-[.$A446];[.D$1])=[.D$3];&quot;XXX&quot;;MOD(-[.$A446];[.D$1]))" office:value-type="float" office:value="212" calcext:value-type="float">
            <text:p>212</text:p>
          </table:table-cell>
          <table:table-cell table:formula="of:=IF(MOD(-[.$A446];[.E$1])=[.E$3];&quot;XXX&quot;;MOD(-[.$A446];[.E$1]))" office:value-type="float" office:value="0" calcext:value-type="float">
            <text:p>0</text:p>
          </table:table-cell>
          <table:table-cell table:formula="of:=IF(MOD(-[.$A446];[.F$1])=[.F$3];&quot;XXX&quot;;MOD(-[.$A446];[.F$1]))" office:value-type="float" office:value="0" calcext:value-type="float">
            <text:p>0</text:p>
          </table:table-cell>
          <table:table-cell table:formula="of:=IF(MOD(-[.$A446];[.G$1])=[.G$3];&quot;XXX&quot;;MOD(-[.$A446];[.G$1]))" office:value-type="float" office:value="0" calcext:value-type="float">
            <text:p>0</text:p>
          </table:table-cell>
          <table:table-cell table:formula="of:=IF(MOD(-[.$A446];[.H$1])=[.H$3];&quot;XXX&quot;;MOD(-[.$A446];[.H$1]))" office:value-type="float" office:value="524" calcext:value-type="float">
            <text:p>524</text:p>
          </table:table-cell>
          <table:table-cell table:formula="of:=IF(MOD(-[.$A446];[.I$1])=[.I$3];&quot;XXX&quot;;MOD(-[.$A446];[.I$1]))" office:value-type="float" office:value="0" calcext:value-type="float">
            <text:p>0</text:p>
          </table:table-cell>
          <table:table-cell table:formula="of:=IF(MOD(-[.$A446];[.J$1])=[.J$3];&quot;XXX&quot;;MOD(-[.$A446];[.J$1]))" office:value-type="float" office:value="0" calcext:value-type="float">
            <text:p>0</text:p>
          </table:table-cell>
        </table:table-row>
        <table:table-row table:style-name="ro1">
          <table:table-cell table:formula="of:=[.A446]+(13*37*461*17*19*739*41*23)" office:value-type="float" office:value="2.21145804760981E+016" calcext:value-type="float">
            <text:p>2.21145804760981E+016</text:p>
          </table:table-cell>
          <table:table-cell table:formula="of:=IF(MOD(-[.$A447];[.B$1])=[.B$3];&quot;XXX&quot;;MOD(-[.$A447];[.B$1]))" office:value-type="string" office:string-value="XXX" calcext:value-type="string">
            <text:p>XXX</text:p>
          </table:table-cell>
          <table:table-cell table:formula="of:=IF(MOD(-[.$A447];[.C$1])=[.C$3];&quot;XXX&quot;;MOD(-[.$A447];[.C$1]))" office:value-type="float" office:value="0" calcext:value-type="float">
            <text:p>0</text:p>
          </table:table-cell>
          <table:table-cell table:formula="of:=IF(MOD(-[.$A447];[.D$1])=[.D$3];&quot;XXX&quot;;MOD(-[.$A447];[.D$1]))" office:value-type="float" office:value="212" calcext:value-type="float">
            <text:p>212</text:p>
          </table:table-cell>
          <table:table-cell table:formula="of:=IF(MOD(-[.$A447];[.E$1])=[.E$3];&quot;XXX&quot;;MOD(-[.$A447];[.E$1]))" office:value-type="float" office:value="0" calcext:value-type="float">
            <text:p>0</text:p>
          </table:table-cell>
          <table:table-cell table:formula="of:=IF(MOD(-[.$A447];[.F$1])=[.F$3];&quot;XXX&quot;;MOD(-[.$A447];[.F$1]))" office:value-type="float" office:value="0" calcext:value-type="float">
            <text:p>0</text:p>
          </table:table-cell>
          <table:table-cell table:formula="of:=IF(MOD(-[.$A447];[.G$1])=[.G$3];&quot;XXX&quot;;MOD(-[.$A447];[.G$1]))" office:value-type="float" office:value="0" calcext:value-type="float">
            <text:p>0</text:p>
          </table:table-cell>
          <table:table-cell table:formula="of:=IF(MOD(-[.$A447];[.H$1])=[.H$3];&quot;XXX&quot;;MOD(-[.$A447];[.H$1]))" office:value-type="float" office:value="520" calcext:value-type="float">
            <text:p>520</text:p>
          </table:table-cell>
          <table:table-cell table:formula="of:=IF(MOD(-[.$A447];[.I$1])=[.I$3];&quot;XXX&quot;;MOD(-[.$A447];[.I$1]))" office:value-type="float" office:value="0" calcext:value-type="float">
            <text:p>0</text:p>
          </table:table-cell>
          <table:table-cell table:formula="of:=IF(MOD(-[.$A447];[.J$1])=[.J$3];&quot;XXX&quot;;MOD(-[.$A447];[.J$1]))" office:value-type="float" office:value="0" calcext:value-type="float">
            <text:p>0</text:p>
          </table:table-cell>
        </table:table-row>
        <table:table-row table:style-name="ro1">
          <table:table-cell table:formula="of:=[.A447]+(13*37*461*17*19*739*41*23)" office:value-type="float" office:value="2.21644924396209E+016" calcext:value-type="float">
            <text:p>2.21644924396209E+016</text:p>
          </table:table-cell>
          <table:table-cell table:formula="of:=IF(MOD(-[.$A448];[.B$1])=[.B$3];&quot;XXX&quot;;MOD(-[.$A448];[.B$1]))" office:value-type="string" office:string-value="XXX" calcext:value-type="string">
            <text:p>XXX</text:p>
          </table:table-cell>
          <table:table-cell table:formula="of:=IF(MOD(-[.$A448];[.C$1])=[.C$3];&quot;XXX&quot;;MOD(-[.$A448];[.C$1]))" office:value-type="float" office:value="0" calcext:value-type="float">
            <text:p>0</text:p>
          </table:table-cell>
          <table:table-cell table:formula="of:=IF(MOD(-[.$A448];[.D$1])=[.D$3];&quot;XXX&quot;;MOD(-[.$A448];[.D$1]))" office:value-type="float" office:value="212" calcext:value-type="float">
            <text:p>212</text:p>
          </table:table-cell>
          <table:table-cell table:formula="of:=IF(MOD(-[.$A448];[.E$1])=[.E$3];&quot;XXX&quot;;MOD(-[.$A448];[.E$1]))" office:value-type="float" office:value="0" calcext:value-type="float">
            <text:p>0</text:p>
          </table:table-cell>
          <table:table-cell table:formula="of:=IF(MOD(-[.$A448];[.F$1])=[.F$3];&quot;XXX&quot;;MOD(-[.$A448];[.F$1]))" office:value-type="float" office:value="0" calcext:value-type="float">
            <text:p>0</text:p>
          </table:table-cell>
          <table:table-cell table:formula="of:=IF(MOD(-[.$A448];[.G$1])=[.G$3];&quot;XXX&quot;;MOD(-[.$A448];[.G$1]))" office:value-type="float" office:value="0" calcext:value-type="float">
            <text:p>0</text:p>
          </table:table-cell>
          <table:table-cell table:formula="of:=IF(MOD(-[.$A448];[.H$1])=[.H$3];&quot;XXX&quot;;MOD(-[.$A448];[.H$1]))" office:value-type="float" office:value="520" calcext:value-type="float">
            <text:p>520</text:p>
          </table:table-cell>
          <table:table-cell table:formula="of:=IF(MOD(-[.$A448];[.I$1])=[.I$3];&quot;XXX&quot;;MOD(-[.$A448];[.I$1]))" office:value-type="float" office:value="0" calcext:value-type="float">
            <text:p>0</text:p>
          </table:table-cell>
          <table:table-cell table:formula="of:=IF(MOD(-[.$A448];[.J$1])=[.J$3];&quot;XXX&quot;;MOD(-[.$A448];[.J$1]))" office:value-type="float" office:value="0" calcext:value-type="float">
            <text:p>0</text:p>
          </table:table-cell>
        </table:table-row>
        <table:table-row table:style-name="ro1">
          <table:table-cell table:formula="of:=[.A448]+(13*37*461*17*19*739*41*23)" office:value-type="float" office:value="2.22144044031437E+016" calcext:value-type="float">
            <text:p>2.22144044031437E+016</text:p>
          </table:table-cell>
          <table:table-cell table:formula="of:=IF(MOD(-[.$A449];[.B$1])=[.B$3];&quot;XXX&quot;;MOD(-[.$A449];[.B$1]))" office:value-type="string" office:string-value="XXX" calcext:value-type="string">
            <text:p>XXX</text:p>
          </table:table-cell>
          <table:table-cell table:formula="of:=IF(MOD(-[.$A449];[.C$1])=[.C$3];&quot;XXX&quot;;MOD(-[.$A449];[.C$1]))" office:value-type="float" office:value="0" calcext:value-type="float">
            <text:p>0</text:p>
          </table:table-cell>
          <table:table-cell table:formula="of:=IF(MOD(-[.$A449];[.D$1])=[.D$3];&quot;XXX&quot;;MOD(-[.$A449];[.D$1]))" office:value-type="float" office:value="208" calcext:value-type="float">
            <text:p>208</text:p>
          </table:table-cell>
          <table:table-cell table:formula="of:=IF(MOD(-[.$A449];[.E$1])=[.E$3];&quot;XXX&quot;;MOD(-[.$A449];[.E$1]))" office:value-type="float" office:value="0" calcext:value-type="float">
            <text:p>0</text:p>
          </table:table-cell>
          <table:table-cell table:formula="of:=IF(MOD(-[.$A449];[.F$1])=[.F$3];&quot;XXX&quot;;MOD(-[.$A449];[.F$1]))" office:value-type="float" office:value="0" calcext:value-type="float">
            <text:p>0</text:p>
          </table:table-cell>
          <table:table-cell table:formula="of:=IF(MOD(-[.$A449];[.G$1])=[.G$3];&quot;XXX&quot;;MOD(-[.$A449];[.G$1]))" office:value-type="float" office:value="0" calcext:value-type="float">
            <text:p>0</text:p>
          </table:table-cell>
          <table:table-cell table:formula="of:=IF(MOD(-[.$A449];[.H$1])=[.H$3];&quot;XXX&quot;;MOD(-[.$A449];[.H$1]))" office:value-type="float" office:value="520" calcext:value-type="float">
            <text:p>520</text:p>
          </table:table-cell>
          <table:table-cell table:formula="of:=IF(MOD(-[.$A449];[.I$1])=[.I$3];&quot;XXX&quot;;MOD(-[.$A449];[.I$1]))" office:value-type="float" office:value="0" calcext:value-type="float">
            <text:p>0</text:p>
          </table:table-cell>
          <table:table-cell table:formula="of:=IF(MOD(-[.$A449];[.J$1])=[.J$3];&quot;XXX&quot;;MOD(-[.$A449];[.J$1]))" office:value-type="float" office:value="0" calcext:value-type="float">
            <text:p>0</text:p>
          </table:table-cell>
        </table:table-row>
        <table:table-row table:style-name="ro1">
          <table:table-cell table:formula="of:=[.A449]+(13*37*461*17*19*739*41*23)" office:value-type="float" office:value="2.22643163666665E+016" calcext:value-type="float">
            <text:p>2.22643163666665E+016</text:p>
          </table:table-cell>
          <table:table-cell table:formula="of:=IF(MOD(-[.$A450];[.B$1])=[.B$3];&quot;XXX&quot;;MOD(-[.$A450];[.B$1]))" office:value-type="string" office:string-value="XXX" calcext:value-type="string">
            <text:p>XXX</text:p>
          </table:table-cell>
          <table:table-cell table:formula="of:=IF(MOD(-[.$A450];[.C$1])=[.C$3];&quot;XXX&quot;;MOD(-[.$A450];[.C$1]))" office:value-type="float" office:value="0" calcext:value-type="float">
            <text:p>0</text:p>
          </table:table-cell>
          <table:table-cell table:formula="of:=IF(MOD(-[.$A450];[.D$1])=[.D$3];&quot;XXX&quot;;MOD(-[.$A450];[.D$1]))" office:value-type="float" office:value="208" calcext:value-type="float">
            <text:p>208</text:p>
          </table:table-cell>
          <table:table-cell table:formula="of:=IF(MOD(-[.$A450];[.E$1])=[.E$3];&quot;XXX&quot;;MOD(-[.$A450];[.E$1]))" office:value-type="float" office:value="0" calcext:value-type="float">
            <text:p>0</text:p>
          </table:table-cell>
          <table:table-cell table:formula="of:=IF(MOD(-[.$A450];[.F$1])=[.F$3];&quot;XXX&quot;;MOD(-[.$A450];[.F$1]))" office:value-type="float" office:value="0" calcext:value-type="float">
            <text:p>0</text:p>
          </table:table-cell>
          <table:table-cell table:formula="of:=IF(MOD(-[.$A450];[.G$1])=[.G$3];&quot;XXX&quot;;MOD(-[.$A450];[.G$1]))" office:value-type="float" office:value="0" calcext:value-type="float">
            <text:p>0</text:p>
          </table:table-cell>
          <table:table-cell table:formula="of:=IF(MOD(-[.$A450];[.H$1])=[.H$3];&quot;XXX&quot;;MOD(-[.$A450];[.H$1]))" office:value-type="float" office:value="516" calcext:value-type="float">
            <text:p>516</text:p>
          </table:table-cell>
          <table:table-cell table:formula="of:=IF(MOD(-[.$A450];[.I$1])=[.I$3];&quot;XXX&quot;;MOD(-[.$A450];[.I$1]))" office:value-type="float" office:value="0" calcext:value-type="float">
            <text:p>0</text:p>
          </table:table-cell>
          <table:table-cell table:formula="of:=IF(MOD(-[.$A450];[.J$1])=[.J$3];&quot;XXX&quot;;MOD(-[.$A450];[.J$1]))" office:value-type="float" office:value="0" calcext:value-type="float">
            <text:p>0</text:p>
          </table:table-cell>
        </table:table-row>
        <table:table-row table:style-name="ro1">
          <table:table-cell table:formula="of:=[.A450]+(13*37*461*17*19*739*41*23)" office:value-type="float" office:value="2.23142283301894E+016" calcext:value-type="float">
            <text:p>2.23142283301894E+016</text:p>
          </table:table-cell>
          <table:table-cell table:formula="of:=IF(MOD(-[.$A451];[.B$1])=[.B$3];&quot;XXX&quot;;MOD(-[.$A451];[.B$1]))" office:value-type="string" office:string-value="XXX" calcext:value-type="string">
            <text:p>XXX</text:p>
          </table:table-cell>
          <table:table-cell table:formula="of:=IF(MOD(-[.$A451];[.C$1])=[.C$3];&quot;XXX&quot;;MOD(-[.$A451];[.C$1]))" office:value-type="float" office:value="0" calcext:value-type="float">
            <text:p>0</text:p>
          </table:table-cell>
          <table:table-cell table:formula="of:=IF(MOD(-[.$A451];[.D$1])=[.D$3];&quot;XXX&quot;;MOD(-[.$A451];[.D$1]))" office:value-type="float" office:value="208" calcext:value-type="float">
            <text:p>208</text:p>
          </table:table-cell>
          <table:table-cell table:formula="of:=IF(MOD(-[.$A451];[.E$1])=[.E$3];&quot;XXX&quot;;MOD(-[.$A451];[.E$1]))" office:value-type="float" office:value="0" calcext:value-type="float">
            <text:p>0</text:p>
          </table:table-cell>
          <table:table-cell table:formula="of:=IF(MOD(-[.$A451];[.F$1])=[.F$3];&quot;XXX&quot;;MOD(-[.$A451];[.F$1]))" office:value-type="float" office:value="0" calcext:value-type="float">
            <text:p>0</text:p>
          </table:table-cell>
          <table:table-cell table:formula="of:=IF(MOD(-[.$A451];[.G$1])=[.G$3];&quot;XXX&quot;;MOD(-[.$A451];[.G$1]))" office:value-type="float" office:value="0" calcext:value-type="float">
            <text:p>0</text:p>
          </table:table-cell>
          <table:table-cell table:formula="of:=IF(MOD(-[.$A451];[.H$1])=[.H$3];&quot;XXX&quot;;MOD(-[.$A451];[.H$1]))" office:value-type="float" office:value="516" calcext:value-type="float">
            <text:p>516</text:p>
          </table:table-cell>
          <table:table-cell table:formula="of:=IF(MOD(-[.$A451];[.I$1])=[.I$3];&quot;XXX&quot;;MOD(-[.$A451];[.I$1]))" office:value-type="float" office:value="0" calcext:value-type="float">
            <text:p>0</text:p>
          </table:table-cell>
          <table:table-cell table:formula="of:=IF(MOD(-[.$A451];[.J$1])=[.J$3];&quot;XXX&quot;;MOD(-[.$A451];[.J$1]))" office:value-type="float" office:value="0" calcext:value-type="float">
            <text:p>0</text:p>
          </table:table-cell>
        </table:table-row>
        <table:table-row table:style-name="ro1">
          <table:table-cell table:formula="of:=[.A451]+(13*37*461*17*19*739*41*23)" office:value-type="float" office:value="2.23641402937122E+016" calcext:value-type="float">
            <text:p>2.23641402937122E+016</text:p>
          </table:table-cell>
          <table:table-cell table:formula="of:=IF(MOD(-[.$A452];[.B$1])=[.B$3];&quot;XXX&quot;;MOD(-[.$A452];[.B$1]))" office:value-type="string" office:string-value="XXX" calcext:value-type="string">
            <text:p>XXX</text:p>
          </table:table-cell>
          <table:table-cell table:formula="of:=IF(MOD(-[.$A452];[.C$1])=[.C$3];&quot;XXX&quot;;MOD(-[.$A452];[.C$1]))" office:value-type="float" office:value="0" calcext:value-type="float">
            <text:p>0</text:p>
          </table:table-cell>
          <table:table-cell table:formula="of:=IF(MOD(-[.$A452];[.D$1])=[.D$3];&quot;XXX&quot;;MOD(-[.$A452];[.D$1]))" office:value-type="float" office:value="208" calcext:value-type="float">
            <text:p>208</text:p>
          </table:table-cell>
          <table:table-cell table:formula="of:=IF(MOD(-[.$A452];[.E$1])=[.E$3];&quot;XXX&quot;;MOD(-[.$A452];[.E$1]))" office:value-type="float" office:value="0" calcext:value-type="float">
            <text:p>0</text:p>
          </table:table-cell>
          <table:table-cell table:formula="of:=IF(MOD(-[.$A452];[.F$1])=[.F$3];&quot;XXX&quot;;MOD(-[.$A452];[.F$1]))" office:value-type="float" office:value="0" calcext:value-type="float">
            <text:p>0</text:p>
          </table:table-cell>
          <table:table-cell table:formula="of:=IF(MOD(-[.$A452];[.G$1])=[.G$3];&quot;XXX&quot;;MOD(-[.$A452];[.G$1]))" office:value-type="float" office:value="0" calcext:value-type="float">
            <text:p>0</text:p>
          </table:table-cell>
          <table:table-cell table:formula="of:=IF(MOD(-[.$A452];[.H$1])=[.H$3];&quot;XXX&quot;;MOD(-[.$A452];[.H$1]))" office:value-type="float" office:value="516" calcext:value-type="float">
            <text:p>516</text:p>
          </table:table-cell>
          <table:table-cell table:formula="of:=IF(MOD(-[.$A452];[.I$1])=[.I$3];&quot;XXX&quot;;MOD(-[.$A452];[.I$1]))" office:value-type="float" office:value="0" calcext:value-type="float">
            <text:p>0</text:p>
          </table:table-cell>
          <table:table-cell table:formula="of:=IF(MOD(-[.$A452];[.J$1])=[.J$3];&quot;XXX&quot;;MOD(-[.$A452];[.J$1]))" office:value-type="float" office:value="0" calcext:value-type="float">
            <text:p>0</text:p>
          </table:table-cell>
        </table:table-row>
        <table:table-row table:style-name="ro1">
          <table:table-cell table:formula="of:=[.A452]+(13*37*461*17*19*739*41*23)" office:value-type="float" office:value="2.2414052257235E+016" calcext:value-type="float">
            <text:p>2.2414052257235E+016</text:p>
          </table:table-cell>
          <table:table-cell table:formula="of:=IF(MOD(-[.$A453];[.B$1])=[.B$3];&quot;XXX&quot;;MOD(-[.$A453];[.B$1]))" office:value-type="string" office:string-value="XXX" calcext:value-type="string">
            <text:p>XXX</text:p>
          </table:table-cell>
          <table:table-cell table:formula="of:=IF(MOD(-[.$A453];[.C$1])=[.C$3];&quot;XXX&quot;;MOD(-[.$A453];[.C$1]))" office:value-type="float" office:value="0" calcext:value-type="float">
            <text:p>0</text:p>
          </table:table-cell>
          <table:table-cell table:formula="of:=IF(MOD(-[.$A453];[.D$1])=[.D$3];&quot;XXX&quot;;MOD(-[.$A453];[.D$1]))" office:value-type="float" office:value="208" calcext:value-type="float">
            <text:p>208</text:p>
          </table:table-cell>
          <table:table-cell table:formula="of:=IF(MOD(-[.$A453];[.E$1])=[.E$3];&quot;XXX&quot;;MOD(-[.$A453];[.E$1]))" office:value-type="float" office:value="0" calcext:value-type="float">
            <text:p>0</text:p>
          </table:table-cell>
          <table:table-cell table:formula="of:=IF(MOD(-[.$A453];[.F$1])=[.F$3];&quot;XXX&quot;;MOD(-[.$A453];[.F$1]))" office:value-type="float" office:value="0" calcext:value-type="float">
            <text:p>0</text:p>
          </table:table-cell>
          <table:table-cell table:formula="of:=IF(MOD(-[.$A453];[.G$1])=[.G$3];&quot;XXX&quot;;MOD(-[.$A453];[.G$1]))" office:value-type="float" office:value="0" calcext:value-type="float">
            <text:p>0</text:p>
          </table:table-cell>
          <table:table-cell table:formula="of:=IF(MOD(-[.$A453];[.H$1])=[.H$3];&quot;XXX&quot;;MOD(-[.$A453];[.H$1]))" office:value-type="float" office:value="516" calcext:value-type="float">
            <text:p>516</text:p>
          </table:table-cell>
          <table:table-cell table:formula="of:=IF(MOD(-[.$A453];[.I$1])=[.I$3];&quot;XXX&quot;;MOD(-[.$A453];[.I$1]))" office:value-type="float" office:value="0" calcext:value-type="float">
            <text:p>0</text:p>
          </table:table-cell>
          <table:table-cell table:formula="of:=IF(MOD(-[.$A453];[.J$1])=[.J$3];&quot;XXX&quot;;MOD(-[.$A453];[.J$1]))" office:value-type="float" office:value="0" calcext:value-type="float">
            <text:p>0</text:p>
          </table:table-cell>
        </table:table-row>
        <table:table-row table:style-name="ro1">
          <table:table-cell table:formula="of:=[.A453]+(13*37*461*17*19*739*41*23)" office:value-type="float" office:value="2.24639642207578E+016" calcext:value-type="float">
            <text:p>2.24639642207578E+016</text:p>
          </table:table-cell>
          <table:table-cell table:formula="of:=IF(MOD(-[.$A454];[.B$1])=[.B$3];&quot;XXX&quot;;MOD(-[.$A454];[.B$1]))" office:value-type="string" office:string-value="XXX" calcext:value-type="string">
            <text:p>XXX</text:p>
          </table:table-cell>
          <table:table-cell table:formula="of:=IF(MOD(-[.$A454];[.C$1])=[.C$3];&quot;XXX&quot;;MOD(-[.$A454];[.C$1]))" office:value-type="float" office:value="0" calcext:value-type="float">
            <text:p>0</text:p>
          </table:table-cell>
          <table:table-cell table:formula="of:=IF(MOD(-[.$A454];[.D$1])=[.D$3];&quot;XXX&quot;;MOD(-[.$A454];[.D$1]))" office:value-type="float" office:value="204" calcext:value-type="float">
            <text:p>204</text:p>
          </table:table-cell>
          <table:table-cell table:formula="of:=IF(MOD(-[.$A454];[.E$1])=[.E$3];&quot;XXX&quot;;MOD(-[.$A454];[.E$1]))" office:value-type="float" office:value="0" calcext:value-type="float">
            <text:p>0</text:p>
          </table:table-cell>
          <table:table-cell table:formula="of:=IF(MOD(-[.$A454];[.F$1])=[.F$3];&quot;XXX&quot;;MOD(-[.$A454];[.F$1]))" office:value-type="float" office:value="0" calcext:value-type="float">
            <text:p>0</text:p>
          </table:table-cell>
          <table:table-cell table:formula="of:=IF(MOD(-[.$A454];[.G$1])=[.G$3];&quot;XXX&quot;;MOD(-[.$A454];[.G$1]))" office:value-type="float" office:value="0" calcext:value-type="float">
            <text:p>0</text:p>
          </table:table-cell>
          <table:table-cell table:formula="of:=IF(MOD(-[.$A454];[.H$1])=[.H$3];&quot;XXX&quot;;MOD(-[.$A454];[.H$1]))" office:value-type="float" office:value="516" calcext:value-type="float">
            <text:p>516</text:p>
          </table:table-cell>
          <table:table-cell table:formula="of:=IF(MOD(-[.$A454];[.I$1])=[.I$3];&quot;XXX&quot;;MOD(-[.$A454];[.I$1]))" office:value-type="float" office:value="0" calcext:value-type="float">
            <text:p>0</text:p>
          </table:table-cell>
          <table:table-cell table:formula="of:=IF(MOD(-[.$A454];[.J$1])=[.J$3];&quot;XXX&quot;;MOD(-[.$A454];[.J$1]))" office:value-type="float" office:value="0" calcext:value-type="float">
            <text:p>0</text:p>
          </table:table-cell>
        </table:table-row>
        <table:table-row table:style-name="ro1">
          <table:table-cell table:formula="of:=[.A454]+(13*37*461*17*19*739*41*23)" office:value-type="float" office:value="2.25138761842806E+016" calcext:value-type="float">
            <text:p>2.25138761842806E+016</text:p>
          </table:table-cell>
          <table:table-cell table:formula="of:=IF(MOD(-[.$A455];[.B$1])=[.B$3];&quot;XXX&quot;;MOD(-[.$A455];[.B$1]))" office:value-type="string" office:string-value="XXX" calcext:value-type="string">
            <text:p>XXX</text:p>
          </table:table-cell>
          <table:table-cell table:formula="of:=IF(MOD(-[.$A455];[.C$1])=[.C$3];&quot;XXX&quot;;MOD(-[.$A455];[.C$1]))" office:value-type="float" office:value="0" calcext:value-type="float">
            <text:p>0</text:p>
          </table:table-cell>
          <table:table-cell table:formula="of:=IF(MOD(-[.$A455];[.D$1])=[.D$3];&quot;XXX&quot;;MOD(-[.$A455];[.D$1]))" office:value-type="float" office:value="204" calcext:value-type="float">
            <text:p>204</text:p>
          </table:table-cell>
          <table:table-cell table:formula="of:=IF(MOD(-[.$A455];[.E$1])=[.E$3];&quot;XXX&quot;;MOD(-[.$A455];[.E$1]))" office:value-type="float" office:value="0" calcext:value-type="float">
            <text:p>0</text:p>
          </table:table-cell>
          <table:table-cell table:formula="of:=IF(MOD(-[.$A455];[.F$1])=[.F$3];&quot;XXX&quot;;MOD(-[.$A455];[.F$1]))" office:value-type="float" office:value="0" calcext:value-type="float">
            <text:p>0</text:p>
          </table:table-cell>
          <table:table-cell table:formula="of:=IF(MOD(-[.$A455];[.G$1])=[.G$3];&quot;XXX&quot;;MOD(-[.$A455];[.G$1]))" office:value-type="float" office:value="0" calcext:value-type="float">
            <text:p>0</text:p>
          </table:table-cell>
          <table:table-cell table:formula="of:=IF(MOD(-[.$A455];[.H$1])=[.H$3];&quot;XXX&quot;;MOD(-[.$A455];[.H$1]))" office:value-type="float" office:value="512" calcext:value-type="float">
            <text:p>512</text:p>
          </table:table-cell>
          <table:table-cell table:formula="of:=IF(MOD(-[.$A455];[.I$1])=[.I$3];&quot;XXX&quot;;MOD(-[.$A455];[.I$1]))" office:value-type="float" office:value="0" calcext:value-type="float">
            <text:p>0</text:p>
          </table:table-cell>
          <table:table-cell table:formula="of:=IF(MOD(-[.$A455];[.J$1])=[.J$3];&quot;XXX&quot;;MOD(-[.$A455];[.J$1]))" office:value-type="float" office:value="0" calcext:value-type="float">
            <text:p>0</text:p>
          </table:table-cell>
        </table:table-row>
        <table:table-row table:style-name="ro1">
          <table:table-cell table:formula="of:=[.A455]+(13*37*461*17*19*739*41*23)" office:value-type="float" office:value="2.25637881478034E+016" calcext:value-type="float">
            <text:p>2.25637881478034E+016</text:p>
          </table:table-cell>
          <table:table-cell table:formula="of:=IF(MOD(-[.$A456];[.B$1])=[.B$3];&quot;XXX&quot;;MOD(-[.$A456];[.B$1]))" office:value-type="string" office:string-value="XXX" calcext:value-type="string">
            <text:p>XXX</text:p>
          </table:table-cell>
          <table:table-cell table:formula="of:=IF(MOD(-[.$A456];[.C$1])=[.C$3];&quot;XXX&quot;;MOD(-[.$A456];[.C$1]))" office:value-type="float" office:value="0" calcext:value-type="float">
            <text:p>0</text:p>
          </table:table-cell>
          <table:table-cell table:formula="of:=IF(MOD(-[.$A456];[.D$1])=[.D$3];&quot;XXX&quot;;MOD(-[.$A456];[.D$1]))" office:value-type="float" office:value="204" calcext:value-type="float">
            <text:p>204</text:p>
          </table:table-cell>
          <table:table-cell table:formula="of:=IF(MOD(-[.$A456];[.E$1])=[.E$3];&quot;XXX&quot;;MOD(-[.$A456];[.E$1]))" office:value-type="float" office:value="0" calcext:value-type="float">
            <text:p>0</text:p>
          </table:table-cell>
          <table:table-cell table:formula="of:=IF(MOD(-[.$A456];[.F$1])=[.F$3];&quot;XXX&quot;;MOD(-[.$A456];[.F$1]))" office:value-type="float" office:value="0" calcext:value-type="float">
            <text:p>0</text:p>
          </table:table-cell>
          <table:table-cell table:formula="of:=IF(MOD(-[.$A456];[.G$1])=[.G$3];&quot;XXX&quot;;MOD(-[.$A456];[.G$1]))" office:value-type="float" office:value="0" calcext:value-type="float">
            <text:p>0</text:p>
          </table:table-cell>
          <table:table-cell table:formula="of:=IF(MOD(-[.$A456];[.H$1])=[.H$3];&quot;XXX&quot;;MOD(-[.$A456];[.H$1]))" office:value-type="float" office:value="512" calcext:value-type="float">
            <text:p>512</text:p>
          </table:table-cell>
          <table:table-cell table:formula="of:=IF(MOD(-[.$A456];[.I$1])=[.I$3];&quot;XXX&quot;;MOD(-[.$A456];[.I$1]))" office:value-type="float" office:value="0" calcext:value-type="float">
            <text:p>0</text:p>
          </table:table-cell>
          <table:table-cell table:formula="of:=IF(MOD(-[.$A456];[.J$1])=[.J$3];&quot;XXX&quot;;MOD(-[.$A456];[.J$1]))" office:value-type="float" office:value="0" calcext:value-type="float">
            <text:p>0</text:p>
          </table:table-cell>
        </table:table-row>
        <table:table-row table:style-name="ro1">
          <table:table-cell table:formula="of:=[.A456]+(13*37*461*17*19*739*41*23)" office:value-type="float" office:value="2.26137001113262E+016" calcext:value-type="float">
            <text:p>2.26137001113262E+016</text:p>
          </table:table-cell>
          <table:table-cell table:formula="of:=IF(MOD(-[.$A457];[.B$1])=[.B$3];&quot;XXX&quot;;MOD(-[.$A457];[.B$1]))" office:value-type="string" office:string-value="XXX" calcext:value-type="string">
            <text:p>XXX</text:p>
          </table:table-cell>
          <table:table-cell table:formula="of:=IF(MOD(-[.$A457];[.C$1])=[.C$3];&quot;XXX&quot;;MOD(-[.$A457];[.C$1]))" office:value-type="float" office:value="0" calcext:value-type="float">
            <text:p>0</text:p>
          </table:table-cell>
          <table:table-cell table:formula="of:=IF(MOD(-[.$A457];[.D$1])=[.D$3];&quot;XXX&quot;;MOD(-[.$A457];[.D$1]))" office:value-type="float" office:value="200" calcext:value-type="float">
            <text:p>200</text:p>
          </table:table-cell>
          <table:table-cell table:formula="of:=IF(MOD(-[.$A457];[.E$1])=[.E$3];&quot;XXX&quot;;MOD(-[.$A457];[.E$1]))" office:value-type="float" office:value="0" calcext:value-type="float">
            <text:p>0</text:p>
          </table:table-cell>
          <table:table-cell table:formula="of:=IF(MOD(-[.$A457];[.F$1])=[.F$3];&quot;XXX&quot;;MOD(-[.$A457];[.F$1]))" office:value-type="float" office:value="0" calcext:value-type="float">
            <text:p>0</text:p>
          </table:table-cell>
          <table:table-cell table:formula="of:=IF(MOD(-[.$A457];[.G$1])=[.G$3];&quot;XXX&quot;;MOD(-[.$A457];[.G$1]))" office:value-type="float" office:value="0" calcext:value-type="float">
            <text:p>0</text:p>
          </table:table-cell>
          <table:table-cell table:formula="of:=IF(MOD(-[.$A457];[.H$1])=[.H$3];&quot;XXX&quot;;MOD(-[.$A457];[.H$1]))" office:value-type="float" office:value="512" calcext:value-type="float">
            <text:p>512</text:p>
          </table:table-cell>
          <table:table-cell table:formula="of:=IF(MOD(-[.$A457];[.I$1])=[.I$3];&quot;XXX&quot;;MOD(-[.$A457];[.I$1]))" office:value-type="float" office:value="0" calcext:value-type="float">
            <text:p>0</text:p>
          </table:table-cell>
          <table:table-cell table:formula="of:=IF(MOD(-[.$A457];[.J$1])=[.J$3];&quot;XXX&quot;;MOD(-[.$A457];[.J$1]))" office:value-type="float" office:value="0" calcext:value-type="float">
            <text:p>0</text:p>
          </table:table-cell>
        </table:table-row>
        <table:table-row table:style-name="ro1">
          <table:table-cell table:formula="of:=[.A457]+(13*37*461*17*19*739*41*23)" office:value-type="float" office:value="2.2663612074849E+016" calcext:value-type="float">
            <text:p>2.2663612074849E+016</text:p>
          </table:table-cell>
          <table:table-cell table:formula="of:=IF(MOD(-[.$A458];[.B$1])=[.B$3];&quot;XXX&quot;;MOD(-[.$A458];[.B$1]))" office:value-type="string" office:string-value="XXX" calcext:value-type="string">
            <text:p>XXX</text:p>
          </table:table-cell>
          <table:table-cell table:formula="of:=IF(MOD(-[.$A458];[.C$1])=[.C$3];&quot;XXX&quot;;MOD(-[.$A458];[.C$1]))" office:value-type="float" office:value="0" calcext:value-type="float">
            <text:p>0</text:p>
          </table:table-cell>
          <table:table-cell table:formula="of:=IF(MOD(-[.$A458];[.D$1])=[.D$3];&quot;XXX&quot;;MOD(-[.$A458];[.D$1]))" office:value-type="float" office:value="200" calcext:value-type="float">
            <text:p>200</text:p>
          </table:table-cell>
          <table:table-cell table:formula="of:=IF(MOD(-[.$A458];[.E$1])=[.E$3];&quot;XXX&quot;;MOD(-[.$A458];[.E$1]))" office:value-type="float" office:value="0" calcext:value-type="float">
            <text:p>0</text:p>
          </table:table-cell>
          <table:table-cell table:formula="of:=IF(MOD(-[.$A458];[.F$1])=[.F$3];&quot;XXX&quot;;MOD(-[.$A458];[.F$1]))" office:value-type="float" office:value="0" calcext:value-type="float">
            <text:p>0</text:p>
          </table:table-cell>
          <table:table-cell table:formula="of:=IF(MOD(-[.$A458];[.G$1])=[.G$3];&quot;XXX&quot;;MOD(-[.$A458];[.G$1]))" office:value-type="float" office:value="0" calcext:value-type="float">
            <text:p>0</text:p>
          </table:table-cell>
          <table:table-cell table:formula="of:=IF(MOD(-[.$A458];[.H$1])=[.H$3];&quot;XXX&quot;;MOD(-[.$A458];[.H$1]))" office:value-type="float" office:value="508" calcext:value-type="float">
            <text:p>508</text:p>
          </table:table-cell>
          <table:table-cell table:formula="of:=IF(MOD(-[.$A458];[.I$1])=[.I$3];&quot;XXX&quot;;MOD(-[.$A458];[.I$1]))" office:value-type="float" office:value="0" calcext:value-type="float">
            <text:p>0</text:p>
          </table:table-cell>
          <table:table-cell table:formula="of:=IF(MOD(-[.$A458];[.J$1])=[.J$3];&quot;XXX&quot;;MOD(-[.$A458];[.J$1]))" office:value-type="float" office:value="0" calcext:value-type="float">
            <text:p>0</text:p>
          </table:table-cell>
        </table:table-row>
        <table:table-row table:style-name="ro1">
          <table:table-cell table:formula="of:=[.A458]+(13*37*461*17*19*739*41*23)" office:value-type="float" office:value="2.27135240383719E+016" calcext:value-type="float">
            <text:p>2.27135240383719E+016</text:p>
          </table:table-cell>
          <table:table-cell table:formula="of:=IF(MOD(-[.$A459];[.B$1])=[.B$3];&quot;XXX&quot;;MOD(-[.$A459];[.B$1]))" office:value-type="string" office:string-value="XXX" calcext:value-type="string">
            <text:p>XXX</text:p>
          </table:table-cell>
          <table:table-cell table:formula="of:=IF(MOD(-[.$A459];[.C$1])=[.C$3];&quot;XXX&quot;;MOD(-[.$A459];[.C$1]))" office:value-type="float" office:value="0" calcext:value-type="float">
            <text:p>0</text:p>
          </table:table-cell>
          <table:table-cell table:formula="of:=IF(MOD(-[.$A459];[.D$1])=[.D$3];&quot;XXX&quot;;MOD(-[.$A459];[.D$1]))" office:value-type="float" office:value="200" calcext:value-type="float">
            <text:p>200</text:p>
          </table:table-cell>
          <table:table-cell table:formula="of:=IF(MOD(-[.$A459];[.E$1])=[.E$3];&quot;XXX&quot;;MOD(-[.$A459];[.E$1]))" office:value-type="float" office:value="0" calcext:value-type="float">
            <text:p>0</text:p>
          </table:table-cell>
          <table:table-cell table:formula="of:=IF(MOD(-[.$A459];[.F$1])=[.F$3];&quot;XXX&quot;;MOD(-[.$A459];[.F$1]))" office:value-type="float" office:value="0" calcext:value-type="float">
            <text:p>0</text:p>
          </table:table-cell>
          <table:table-cell table:formula="of:=IF(MOD(-[.$A459];[.G$1])=[.G$3];&quot;XXX&quot;;MOD(-[.$A459];[.G$1]))" office:value-type="float" office:value="0" calcext:value-type="float">
            <text:p>0</text:p>
          </table:table-cell>
          <table:table-cell table:formula="of:=IF(MOD(-[.$A459];[.H$1])=[.H$3];&quot;XXX&quot;;MOD(-[.$A459];[.H$1]))" office:value-type="float" office:value="508" calcext:value-type="float">
            <text:p>508</text:p>
          </table:table-cell>
          <table:table-cell table:formula="of:=IF(MOD(-[.$A459];[.I$1])=[.I$3];&quot;XXX&quot;;MOD(-[.$A459];[.I$1]))" office:value-type="float" office:value="0" calcext:value-type="float">
            <text:p>0</text:p>
          </table:table-cell>
          <table:table-cell table:formula="of:=IF(MOD(-[.$A459];[.J$1])=[.J$3];&quot;XXX&quot;;MOD(-[.$A459];[.J$1]))" office:value-type="float" office:value="0" calcext:value-type="float">
            <text:p>0</text:p>
          </table:table-cell>
        </table:table-row>
        <table:table-row table:style-name="ro1">
          <table:table-cell table:formula="of:=[.A459]+(13*37*461*17*19*739*41*23)" office:value-type="float" office:value="2.27634360018947E+016" calcext:value-type="float">
            <text:p>2.27634360018947E+016</text:p>
          </table:table-cell>
          <table:table-cell table:formula="of:=IF(MOD(-[.$A460];[.B$1])=[.B$3];&quot;XXX&quot;;MOD(-[.$A460];[.B$1]))" office:value-type="string" office:string-value="XXX" calcext:value-type="string">
            <text:p>XXX</text:p>
          </table:table-cell>
          <table:table-cell table:formula="of:=IF(MOD(-[.$A460];[.C$1])=[.C$3];&quot;XXX&quot;;MOD(-[.$A460];[.C$1]))" office:value-type="float" office:value="0" calcext:value-type="float">
            <text:p>0</text:p>
          </table:table-cell>
          <table:table-cell table:formula="of:=IF(MOD(-[.$A460];[.D$1])=[.D$3];&quot;XXX&quot;;MOD(-[.$A460];[.D$1]))" office:value-type="float" office:value="200" calcext:value-type="float">
            <text:p>200</text:p>
          </table:table-cell>
          <table:table-cell table:formula="of:=IF(MOD(-[.$A460];[.E$1])=[.E$3];&quot;XXX&quot;;MOD(-[.$A460];[.E$1]))" office:value-type="float" office:value="0" calcext:value-type="float">
            <text:p>0</text:p>
          </table:table-cell>
          <table:table-cell table:formula="of:=IF(MOD(-[.$A460];[.F$1])=[.F$3];&quot;XXX&quot;;MOD(-[.$A460];[.F$1]))" office:value-type="float" office:value="0" calcext:value-type="float">
            <text:p>0</text:p>
          </table:table-cell>
          <table:table-cell table:formula="of:=IF(MOD(-[.$A460];[.G$1])=[.G$3];&quot;XXX&quot;;MOD(-[.$A460];[.G$1]))" office:value-type="float" office:value="0" calcext:value-type="float">
            <text:p>0</text:p>
          </table:table-cell>
          <table:table-cell table:formula="of:=IF(MOD(-[.$A460];[.H$1])=[.H$3];&quot;XXX&quot;;MOD(-[.$A460];[.H$1]))" office:value-type="float" office:value="508" calcext:value-type="float">
            <text:p>508</text:p>
          </table:table-cell>
          <table:table-cell table:formula="of:=IF(MOD(-[.$A460];[.I$1])=[.I$3];&quot;XXX&quot;;MOD(-[.$A460];[.I$1]))" office:value-type="float" office:value="0" calcext:value-type="float">
            <text:p>0</text:p>
          </table:table-cell>
          <table:table-cell table:formula="of:=IF(MOD(-[.$A460];[.J$1])=[.J$3];&quot;XXX&quot;;MOD(-[.$A460];[.J$1]))" office:value-type="float" office:value="0" calcext:value-type="float">
            <text:p>0</text:p>
          </table:table-cell>
        </table:table-row>
        <table:table-row table:style-name="ro1">
          <table:table-cell table:formula="of:=[.A460]+(13*37*461*17*19*739*41*23)" office:value-type="float" office:value="2.28133479654175E+016" calcext:value-type="float">
            <text:p>2.28133479654175E+016</text:p>
          </table:table-cell>
          <table:table-cell table:formula="of:=IF(MOD(-[.$A461];[.B$1])=[.B$3];&quot;XXX&quot;;MOD(-[.$A461];[.B$1]))" office:value-type="string" office:string-value="XXX" calcext:value-type="string">
            <text:p>XXX</text:p>
          </table:table-cell>
          <table:table-cell table:formula="of:=IF(MOD(-[.$A461];[.C$1])=[.C$3];&quot;XXX&quot;;MOD(-[.$A461];[.C$1]))" office:value-type="float" office:value="0" calcext:value-type="float">
            <text:p>0</text:p>
          </table:table-cell>
          <table:table-cell table:formula="of:=IF(MOD(-[.$A461];[.D$1])=[.D$3];&quot;XXX&quot;;MOD(-[.$A461];[.D$1]))" office:value-type="float" office:value="200" calcext:value-type="float">
            <text:p>200</text:p>
          </table:table-cell>
          <table:table-cell table:formula="of:=IF(MOD(-[.$A461];[.E$1])=[.E$3];&quot;XXX&quot;;MOD(-[.$A461];[.E$1]))" office:value-type="float" office:value="0" calcext:value-type="float">
            <text:p>0</text:p>
          </table:table-cell>
          <table:table-cell table:formula="of:=IF(MOD(-[.$A461];[.F$1])=[.F$3];&quot;XXX&quot;;MOD(-[.$A461];[.F$1]))" office:value-type="float" office:value="0" calcext:value-type="float">
            <text:p>0</text:p>
          </table:table-cell>
          <table:table-cell table:formula="of:=IF(MOD(-[.$A461];[.G$1])=[.G$3];&quot;XXX&quot;;MOD(-[.$A461];[.G$1]))" office:value-type="float" office:value="0" calcext:value-type="float">
            <text:p>0</text:p>
          </table:table-cell>
          <table:table-cell table:formula="of:=IF(MOD(-[.$A461];[.H$1])=[.H$3];&quot;XXX&quot;;MOD(-[.$A461];[.H$1]))" office:value-type="float" office:value="508" calcext:value-type="float">
            <text:p>508</text:p>
          </table:table-cell>
          <table:table-cell table:formula="of:=IF(MOD(-[.$A461];[.I$1])=[.I$3];&quot;XXX&quot;;MOD(-[.$A461];[.I$1]))" office:value-type="float" office:value="0" calcext:value-type="float">
            <text:p>0</text:p>
          </table:table-cell>
          <table:table-cell table:formula="of:=IF(MOD(-[.$A461];[.J$1])=[.J$3];&quot;XXX&quot;;MOD(-[.$A461];[.J$1]))" office:value-type="float" office:value="0" calcext:value-type="float">
            <text:p>0</text:p>
          </table:table-cell>
        </table:table-row>
        <table:table-row table:style-name="ro1">
          <table:table-cell table:formula="of:=[.A461]+(13*37*461*17*19*739*41*23)" office:value-type="float" office:value="2.28632599289403E+016" calcext:value-type="float">
            <text:p>2.28632599289403E+016</text:p>
          </table:table-cell>
          <table:table-cell table:formula="of:=IF(MOD(-[.$A462];[.B$1])=[.B$3];&quot;XXX&quot;;MOD(-[.$A462];[.B$1]))" office:value-type="string" office:string-value="XXX" calcext:value-type="string">
            <text:p>XXX</text:p>
          </table:table-cell>
          <table:table-cell table:formula="of:=IF(MOD(-[.$A462];[.C$1])=[.C$3];&quot;XXX&quot;;MOD(-[.$A462];[.C$1]))" office:value-type="float" office:value="0" calcext:value-type="float">
            <text:p>0</text:p>
          </table:table-cell>
          <table:table-cell table:formula="of:=IF(MOD(-[.$A462];[.D$1])=[.D$3];&quot;XXX&quot;;MOD(-[.$A462];[.D$1]))" office:value-type="float" office:value="196" calcext:value-type="float">
            <text:p>196</text:p>
          </table:table-cell>
          <table:table-cell table:formula="of:=IF(MOD(-[.$A462];[.E$1])=[.E$3];&quot;XXX&quot;;MOD(-[.$A462];[.E$1]))" office:value-type="float" office:value="0" calcext:value-type="float">
            <text:p>0</text:p>
          </table:table-cell>
          <table:table-cell table:formula="of:=IF(MOD(-[.$A462];[.F$1])=[.F$3];&quot;XXX&quot;;MOD(-[.$A462];[.F$1]))" office:value-type="float" office:value="0" calcext:value-type="float">
            <text:p>0</text:p>
          </table:table-cell>
          <table:table-cell table:formula="of:=IF(MOD(-[.$A462];[.G$1])=[.G$3];&quot;XXX&quot;;MOD(-[.$A462];[.G$1]))" office:value-type="float" office:value="0" calcext:value-type="float">
            <text:p>0</text:p>
          </table:table-cell>
          <table:table-cell table:formula="of:=IF(MOD(-[.$A462];[.H$1])=[.H$3];&quot;XXX&quot;;MOD(-[.$A462];[.H$1]))" office:value-type="float" office:value="508" calcext:value-type="float">
            <text:p>508</text:p>
          </table:table-cell>
          <table:table-cell table:formula="of:=IF(MOD(-[.$A462];[.I$1])=[.I$3];&quot;XXX&quot;;MOD(-[.$A462];[.I$1]))" office:value-type="float" office:value="0" calcext:value-type="float">
            <text:p>0</text:p>
          </table:table-cell>
          <table:table-cell table:formula="of:=IF(MOD(-[.$A462];[.J$1])=[.J$3];&quot;XXX&quot;;MOD(-[.$A462];[.J$1]))" office:value-type="float" office:value="0" calcext:value-type="float">
            <text:p>0</text:p>
          </table:table-cell>
        </table:table-row>
        <table:table-row table:style-name="ro1">
          <table:table-cell table:formula="of:=[.A462]+(13*37*461*17*19*739*41*23)" office:value-type="float" office:value="2.29131718924631E+016" calcext:value-type="float">
            <text:p>2.29131718924631E+016</text:p>
          </table:table-cell>
          <table:table-cell table:formula="of:=IF(MOD(-[.$A463];[.B$1])=[.B$3];&quot;XXX&quot;;MOD(-[.$A463];[.B$1]))" office:value-type="string" office:string-value="XXX" calcext:value-type="string">
            <text:p>XXX</text:p>
          </table:table-cell>
          <table:table-cell table:formula="of:=IF(MOD(-[.$A463];[.C$1])=[.C$3];&quot;XXX&quot;;MOD(-[.$A463];[.C$1]))" office:value-type="float" office:value="0" calcext:value-type="float">
            <text:p>0</text:p>
          </table:table-cell>
          <table:table-cell table:formula="of:=IF(MOD(-[.$A463];[.D$1])=[.D$3];&quot;XXX&quot;;MOD(-[.$A463];[.D$1]))" office:value-type="float" office:value="196" calcext:value-type="float">
            <text:p>196</text:p>
          </table:table-cell>
          <table:table-cell table:formula="of:=IF(MOD(-[.$A463];[.E$1])=[.E$3];&quot;XXX&quot;;MOD(-[.$A463];[.E$1]))" office:value-type="float" office:value="0" calcext:value-type="float">
            <text:p>0</text:p>
          </table:table-cell>
          <table:table-cell table:formula="of:=IF(MOD(-[.$A463];[.F$1])=[.F$3];&quot;XXX&quot;;MOD(-[.$A463];[.F$1]))" office:value-type="float" office:value="0" calcext:value-type="float">
            <text:p>0</text:p>
          </table:table-cell>
          <table:table-cell table:formula="of:=IF(MOD(-[.$A463];[.G$1])=[.G$3];&quot;XXX&quot;;MOD(-[.$A463];[.G$1]))" office:value-type="float" office:value="0" calcext:value-type="float">
            <text:p>0</text:p>
          </table:table-cell>
          <table:table-cell table:formula="of:=IF(MOD(-[.$A463];[.H$1])=[.H$3];&quot;XXX&quot;;MOD(-[.$A463];[.H$1]))" office:value-type="float" office:value="504" calcext:value-type="float">
            <text:p>504</text:p>
          </table:table-cell>
          <table:table-cell table:formula="of:=IF(MOD(-[.$A463];[.I$1])=[.I$3];&quot;XXX&quot;;MOD(-[.$A463];[.I$1]))" office:value-type="float" office:value="0" calcext:value-type="float">
            <text:p>0</text:p>
          </table:table-cell>
          <table:table-cell table:formula="of:=IF(MOD(-[.$A463];[.J$1])=[.J$3];&quot;XXX&quot;;MOD(-[.$A463];[.J$1]))" office:value-type="float" office:value="0" calcext:value-type="float">
            <text:p>0</text:p>
          </table:table-cell>
        </table:table-row>
        <table:table-row table:style-name="ro1">
          <table:table-cell table:formula="of:=[.A463]+(13*37*461*17*19*739*41*23)" office:value-type="float" office:value="2.29630838559859E+016" calcext:value-type="float">
            <text:p>2.29630838559859E+016</text:p>
          </table:table-cell>
          <table:table-cell table:formula="of:=IF(MOD(-[.$A464];[.B$1])=[.B$3];&quot;XXX&quot;;MOD(-[.$A464];[.B$1]))" office:value-type="string" office:string-value="XXX" calcext:value-type="string">
            <text:p>XXX</text:p>
          </table:table-cell>
          <table:table-cell table:formula="of:=IF(MOD(-[.$A464];[.C$1])=[.C$3];&quot;XXX&quot;;MOD(-[.$A464];[.C$1]))" office:value-type="float" office:value="0" calcext:value-type="float">
            <text:p>0</text:p>
          </table:table-cell>
          <table:table-cell table:formula="of:=IF(MOD(-[.$A464];[.D$1])=[.D$3];&quot;XXX&quot;;MOD(-[.$A464];[.D$1]))" office:value-type="float" office:value="196" calcext:value-type="float">
            <text:p>196</text:p>
          </table:table-cell>
          <table:table-cell table:formula="of:=IF(MOD(-[.$A464];[.E$1])=[.E$3];&quot;XXX&quot;;MOD(-[.$A464];[.E$1]))" office:value-type="float" office:value="0" calcext:value-type="float">
            <text:p>0</text:p>
          </table:table-cell>
          <table:table-cell table:formula="of:=IF(MOD(-[.$A464];[.F$1])=[.F$3];&quot;XXX&quot;;MOD(-[.$A464];[.F$1]))" office:value-type="float" office:value="0" calcext:value-type="float">
            <text:p>0</text:p>
          </table:table-cell>
          <table:table-cell table:formula="of:=IF(MOD(-[.$A464];[.G$1])=[.G$3];&quot;XXX&quot;;MOD(-[.$A464];[.G$1]))" office:value-type="float" office:value="0" calcext:value-type="float">
            <text:p>0</text:p>
          </table:table-cell>
          <table:table-cell table:formula="of:=IF(MOD(-[.$A464];[.H$1])=[.H$3];&quot;XXX&quot;;MOD(-[.$A464];[.H$1]))" office:value-type="float" office:value="504" calcext:value-type="float">
            <text:p>504</text:p>
          </table:table-cell>
          <table:table-cell table:formula="of:=IF(MOD(-[.$A464];[.I$1])=[.I$3];&quot;XXX&quot;;MOD(-[.$A464];[.I$1]))" office:value-type="float" office:value="0" calcext:value-type="float">
            <text:p>0</text:p>
          </table:table-cell>
          <table:table-cell table:formula="of:=IF(MOD(-[.$A464];[.J$1])=[.J$3];&quot;XXX&quot;;MOD(-[.$A464];[.J$1]))" office:value-type="float" office:value="0" calcext:value-type="float">
            <text:p>0</text:p>
          </table:table-cell>
        </table:table-row>
        <table:table-row table:style-name="ro1">
          <table:table-cell table:formula="of:=[.A464]+(13*37*461*17*19*739*41*23)" office:value-type="float" office:value="2.30129958195087E+016" calcext:value-type="float">
            <text:p>2.30129958195087E+016</text:p>
          </table:table-cell>
          <table:table-cell table:formula="of:=IF(MOD(-[.$A465];[.B$1])=[.B$3];&quot;XXX&quot;;MOD(-[.$A465];[.B$1]))" office:value-type="string" office:string-value="XXX" calcext:value-type="string">
            <text:p>XXX</text:p>
          </table:table-cell>
          <table:table-cell table:formula="of:=IF(MOD(-[.$A465];[.C$1])=[.C$3];&quot;XXX&quot;;MOD(-[.$A465];[.C$1]))" office:value-type="float" office:value="0" calcext:value-type="float">
            <text:p>0</text:p>
          </table:table-cell>
          <table:table-cell table:formula="of:=IF(MOD(-[.$A465];[.D$1])=[.D$3];&quot;XXX&quot;;MOD(-[.$A465];[.D$1]))" office:value-type="float" office:value="192" calcext:value-type="float">
            <text:p>192</text:p>
          </table:table-cell>
          <table:table-cell table:formula="of:=IF(MOD(-[.$A465];[.E$1])=[.E$3];&quot;XXX&quot;;MOD(-[.$A465];[.E$1]))" office:value-type="float" office:value="0" calcext:value-type="float">
            <text:p>0</text:p>
          </table:table-cell>
          <table:table-cell table:formula="of:=IF(MOD(-[.$A465];[.F$1])=[.F$3];&quot;XXX&quot;;MOD(-[.$A465];[.F$1]))" office:value-type="float" office:value="0" calcext:value-type="float">
            <text:p>0</text:p>
          </table:table-cell>
          <table:table-cell table:formula="of:=IF(MOD(-[.$A465];[.G$1])=[.G$3];&quot;XXX&quot;;MOD(-[.$A465];[.G$1]))" office:value-type="float" office:value="0" calcext:value-type="float">
            <text:p>0</text:p>
          </table:table-cell>
          <table:table-cell table:formula="of:=IF(MOD(-[.$A465];[.H$1])=[.H$3];&quot;XXX&quot;;MOD(-[.$A465];[.H$1]))" office:value-type="float" office:value="504" calcext:value-type="float">
            <text:p>504</text:p>
          </table:table-cell>
          <table:table-cell table:formula="of:=IF(MOD(-[.$A465];[.I$1])=[.I$3];&quot;XXX&quot;;MOD(-[.$A465];[.I$1]))" office:value-type="float" office:value="0" calcext:value-type="float">
            <text:p>0</text:p>
          </table:table-cell>
          <table:table-cell table:formula="of:=IF(MOD(-[.$A465];[.J$1])=[.J$3];&quot;XXX&quot;;MOD(-[.$A465];[.J$1]))" office:value-type="float" office:value="0" calcext:value-type="float">
            <text:p>0</text:p>
          </table:table-cell>
        </table:table-row>
        <table:table-row table:style-name="ro1">
          <table:table-cell table:formula="of:=[.A465]+(13*37*461*17*19*739*41*23)" office:value-type="float" office:value="2.30629077830315E+016" calcext:value-type="float">
            <text:p>2.30629077830315E+016</text:p>
          </table:table-cell>
          <table:table-cell table:formula="of:=IF(MOD(-[.$A466];[.B$1])=[.B$3];&quot;XXX&quot;;MOD(-[.$A466];[.B$1]))" office:value-type="string" office:string-value="XXX" calcext:value-type="string">
            <text:p>XXX</text:p>
          </table:table-cell>
          <table:table-cell table:formula="of:=IF(MOD(-[.$A466];[.C$1])=[.C$3];&quot;XXX&quot;;MOD(-[.$A466];[.C$1]))" office:value-type="float" office:value="0" calcext:value-type="float">
            <text:p>0</text:p>
          </table:table-cell>
          <table:table-cell table:formula="of:=IF(MOD(-[.$A466];[.D$1])=[.D$3];&quot;XXX&quot;;MOD(-[.$A466];[.D$1]))" office:value-type="float" office:value="192" calcext:value-type="float">
            <text:p>192</text:p>
          </table:table-cell>
          <table:table-cell table:formula="of:=IF(MOD(-[.$A466];[.E$1])=[.E$3];&quot;XXX&quot;;MOD(-[.$A466];[.E$1]))" office:value-type="float" office:value="0" calcext:value-type="float">
            <text:p>0</text:p>
          </table:table-cell>
          <table:table-cell table:formula="of:=IF(MOD(-[.$A466];[.F$1])=[.F$3];&quot;XXX&quot;;MOD(-[.$A466];[.F$1]))" office:value-type="float" office:value="0" calcext:value-type="float">
            <text:p>0</text:p>
          </table:table-cell>
          <table:table-cell table:formula="of:=IF(MOD(-[.$A466];[.G$1])=[.G$3];&quot;XXX&quot;;MOD(-[.$A466];[.G$1]))" office:value-type="float" office:value="0" calcext:value-type="float">
            <text:p>0</text:p>
          </table:table-cell>
          <table:table-cell table:formula="of:=IF(MOD(-[.$A466];[.H$1])=[.H$3];&quot;XXX&quot;;MOD(-[.$A466];[.H$1]))" office:value-type="float" office:value="500" calcext:value-type="float">
            <text:p>500</text:p>
          </table:table-cell>
          <table:table-cell table:formula="of:=IF(MOD(-[.$A466];[.I$1])=[.I$3];&quot;XXX&quot;;MOD(-[.$A466];[.I$1]))" office:value-type="float" office:value="0" calcext:value-type="float">
            <text:p>0</text:p>
          </table:table-cell>
          <table:table-cell table:formula="of:=IF(MOD(-[.$A466];[.J$1])=[.J$3];&quot;XXX&quot;;MOD(-[.$A466];[.J$1]))" office:value-type="float" office:value="0" calcext:value-type="float">
            <text:p>0</text:p>
          </table:table-cell>
        </table:table-row>
        <table:table-row table:style-name="ro1">
          <table:table-cell table:formula="of:=[.A466]+(13*37*461*17*19*739*41*23)" office:value-type="float" office:value="2.31128197465544E+016" calcext:value-type="float">
            <text:p>2.31128197465544E+016</text:p>
          </table:table-cell>
          <table:table-cell table:formula="of:=IF(MOD(-[.$A467];[.B$1])=[.B$3];&quot;XXX&quot;;MOD(-[.$A467];[.B$1]))" office:value-type="string" office:string-value="XXX" calcext:value-type="string">
            <text:p>XXX</text:p>
          </table:table-cell>
          <table:table-cell table:formula="of:=IF(MOD(-[.$A467];[.C$1])=[.C$3];&quot;XXX&quot;;MOD(-[.$A467];[.C$1]))" office:value-type="float" office:value="0" calcext:value-type="float">
            <text:p>0</text:p>
          </table:table-cell>
          <table:table-cell table:formula="of:=IF(MOD(-[.$A467];[.D$1])=[.D$3];&quot;XXX&quot;;MOD(-[.$A467];[.D$1]))" office:value-type="float" office:value="192" calcext:value-type="float">
            <text:p>192</text:p>
          </table:table-cell>
          <table:table-cell table:formula="of:=IF(MOD(-[.$A467];[.E$1])=[.E$3];&quot;XXX&quot;;MOD(-[.$A467];[.E$1]))" office:value-type="float" office:value="0" calcext:value-type="float">
            <text:p>0</text:p>
          </table:table-cell>
          <table:table-cell table:formula="of:=IF(MOD(-[.$A467];[.F$1])=[.F$3];&quot;XXX&quot;;MOD(-[.$A467];[.F$1]))" office:value-type="float" office:value="0" calcext:value-type="float">
            <text:p>0</text:p>
          </table:table-cell>
          <table:table-cell table:formula="of:=IF(MOD(-[.$A467];[.G$1])=[.G$3];&quot;XXX&quot;;MOD(-[.$A467];[.G$1]))" office:value-type="float" office:value="0" calcext:value-type="float">
            <text:p>0</text:p>
          </table:table-cell>
          <table:table-cell table:formula="of:=IF(MOD(-[.$A467];[.H$1])=[.H$3];&quot;XXX&quot;;MOD(-[.$A467];[.H$1]))" office:value-type="float" office:value="500" calcext:value-type="float">
            <text:p>500</text:p>
          </table:table-cell>
          <table:table-cell table:formula="of:=IF(MOD(-[.$A467];[.I$1])=[.I$3];&quot;XXX&quot;;MOD(-[.$A467];[.I$1]))" office:value-type="float" office:value="0" calcext:value-type="float">
            <text:p>0</text:p>
          </table:table-cell>
          <table:table-cell table:formula="of:=IF(MOD(-[.$A467];[.J$1])=[.J$3];&quot;XXX&quot;;MOD(-[.$A467];[.J$1]))" office:value-type="float" office:value="0" calcext:value-type="float">
            <text:p>0</text:p>
          </table:table-cell>
        </table:table-row>
        <table:table-row table:style-name="ro1">
          <table:table-cell table:formula="of:=[.A467]+(13*37*461*17*19*739*41*23)" office:value-type="float" office:value="2.31627317100772E+016" calcext:value-type="float">
            <text:p>2.31627317100772E+016</text:p>
          </table:table-cell>
          <table:table-cell table:formula="of:=IF(MOD(-[.$A468];[.B$1])=[.B$3];&quot;XXX&quot;;MOD(-[.$A468];[.B$1]))" office:value-type="string" office:string-value="XXX" calcext:value-type="string">
            <text:p>XXX</text:p>
          </table:table-cell>
          <table:table-cell table:formula="of:=IF(MOD(-[.$A468];[.C$1])=[.C$3];&quot;XXX&quot;;MOD(-[.$A468];[.C$1]))" office:value-type="float" office:value="0" calcext:value-type="float">
            <text:p>0</text:p>
          </table:table-cell>
          <table:table-cell table:formula="of:=IF(MOD(-[.$A468];[.D$1])=[.D$3];&quot;XXX&quot;;MOD(-[.$A468];[.D$1]))" office:value-type="float" office:value="192" calcext:value-type="float">
            <text:p>192</text:p>
          </table:table-cell>
          <table:table-cell table:formula="of:=IF(MOD(-[.$A468];[.E$1])=[.E$3];&quot;XXX&quot;;MOD(-[.$A468];[.E$1]))" office:value-type="float" office:value="0" calcext:value-type="float">
            <text:p>0</text:p>
          </table:table-cell>
          <table:table-cell table:formula="of:=IF(MOD(-[.$A468];[.F$1])=[.F$3];&quot;XXX&quot;;MOD(-[.$A468];[.F$1]))" office:value-type="float" office:value="0" calcext:value-type="float">
            <text:p>0</text:p>
          </table:table-cell>
          <table:table-cell table:formula="of:=IF(MOD(-[.$A468];[.G$1])=[.G$3];&quot;XXX&quot;;MOD(-[.$A468];[.G$1]))" office:value-type="float" office:value="0" calcext:value-type="float">
            <text:p>0</text:p>
          </table:table-cell>
          <table:table-cell table:formula="of:=IF(MOD(-[.$A468];[.H$1])=[.H$3];&quot;XXX&quot;;MOD(-[.$A468];[.H$1]))" office:value-type="float" office:value="500" calcext:value-type="float">
            <text:p>500</text:p>
          </table:table-cell>
          <table:table-cell table:formula="of:=IF(MOD(-[.$A468];[.I$1])=[.I$3];&quot;XXX&quot;;MOD(-[.$A468];[.I$1]))" office:value-type="float" office:value="0" calcext:value-type="float">
            <text:p>0</text:p>
          </table:table-cell>
          <table:table-cell table:formula="of:=IF(MOD(-[.$A468];[.J$1])=[.J$3];&quot;XXX&quot;;MOD(-[.$A468];[.J$1]))" office:value-type="float" office:value="0" calcext:value-type="float">
            <text:p>0</text:p>
          </table:table-cell>
        </table:table-row>
        <table:table-row table:style-name="ro1">
          <table:table-cell table:formula="of:=[.A468]+(13*37*461*17*19*739*41*23)" office:value-type="float" office:value="2.32126436736E+016" calcext:value-type="float">
            <text:p>2.32126436736E+016</text:p>
          </table:table-cell>
          <table:table-cell table:formula="of:=IF(MOD(-[.$A469];[.B$1])=[.B$3];&quot;XXX&quot;;MOD(-[.$A469];[.B$1]))" office:value-type="string" office:string-value="XXX" calcext:value-type="string">
            <text:p>XXX</text:p>
          </table:table-cell>
          <table:table-cell table:formula="of:=IF(MOD(-[.$A469];[.C$1])=[.C$3];&quot;XXX&quot;;MOD(-[.$A469];[.C$1]))" office:value-type="float" office:value="0" calcext:value-type="float">
            <text:p>0</text:p>
          </table:table-cell>
          <table:table-cell table:formula="of:=IF(MOD(-[.$A469];[.D$1])=[.D$3];&quot;XXX&quot;;MOD(-[.$A469];[.D$1]))" office:value-type="float" office:value="192" calcext:value-type="float">
            <text:p>192</text:p>
          </table:table-cell>
          <table:table-cell table:formula="of:=IF(MOD(-[.$A469];[.E$1])=[.E$3];&quot;XXX&quot;;MOD(-[.$A469];[.E$1]))" office:value-type="float" office:value="0" calcext:value-type="float">
            <text:p>0</text:p>
          </table:table-cell>
          <table:table-cell table:formula="of:=IF(MOD(-[.$A469];[.F$1])=[.F$3];&quot;XXX&quot;;MOD(-[.$A469];[.F$1]))" office:value-type="float" office:value="0" calcext:value-type="float">
            <text:p>0</text:p>
          </table:table-cell>
          <table:table-cell table:formula="of:=IF(MOD(-[.$A469];[.G$1])=[.G$3];&quot;XXX&quot;;MOD(-[.$A469];[.G$1]))" office:value-type="float" office:value="0" calcext:value-type="float">
            <text:p>0</text:p>
          </table:table-cell>
          <table:table-cell table:formula="of:=IF(MOD(-[.$A469];[.H$1])=[.H$3];&quot;XXX&quot;;MOD(-[.$A469];[.H$1]))" office:value-type="float" office:value="500" calcext:value-type="float">
            <text:p>500</text:p>
          </table:table-cell>
          <table:table-cell table:formula="of:=IF(MOD(-[.$A469];[.I$1])=[.I$3];&quot;XXX&quot;;MOD(-[.$A469];[.I$1]))" office:value-type="float" office:value="0" calcext:value-type="float">
            <text:p>0</text:p>
          </table:table-cell>
          <table:table-cell table:formula="of:=IF(MOD(-[.$A469];[.J$1])=[.J$3];&quot;XXX&quot;;MOD(-[.$A469];[.J$1]))" office:value-type="float" office:value="0" calcext:value-type="float">
            <text:p>0</text:p>
          </table:table-cell>
        </table:table-row>
        <table:table-row table:style-name="ro1">
          <table:table-cell table:formula="of:=[.A469]+(13*37*461*17*19*739*41*23)" office:value-type="float" office:value="2.32625556371228E+016" calcext:value-type="float">
            <text:p>2.32625556371228E+016</text:p>
          </table:table-cell>
          <table:table-cell table:formula="of:=IF(MOD(-[.$A470];[.B$1])=[.B$3];&quot;XXX&quot;;MOD(-[.$A470];[.B$1]))" office:value-type="string" office:string-value="XXX" calcext:value-type="string">
            <text:p>XXX</text:p>
          </table:table-cell>
          <table:table-cell table:formula="of:=IF(MOD(-[.$A470];[.C$1])=[.C$3];&quot;XXX&quot;;MOD(-[.$A470];[.C$1]))" office:value-type="float" office:value="0" calcext:value-type="float">
            <text:p>0</text:p>
          </table:table-cell>
          <table:table-cell table:formula="of:=IF(MOD(-[.$A470];[.D$1])=[.D$3];&quot;XXX&quot;;MOD(-[.$A470];[.D$1]))" office:value-type="float" office:value="188" calcext:value-type="float">
            <text:p>188</text:p>
          </table:table-cell>
          <table:table-cell table:formula="of:=IF(MOD(-[.$A470];[.E$1])=[.E$3];&quot;XXX&quot;;MOD(-[.$A470];[.E$1]))" office:value-type="float" office:value="0" calcext:value-type="float">
            <text:p>0</text:p>
          </table:table-cell>
          <table:table-cell table:formula="of:=IF(MOD(-[.$A470];[.F$1])=[.F$3];&quot;XXX&quot;;MOD(-[.$A470];[.F$1]))" office:value-type="float" office:value="0" calcext:value-type="float">
            <text:p>0</text:p>
          </table:table-cell>
          <table:table-cell table:formula="of:=IF(MOD(-[.$A470];[.G$1])=[.G$3];&quot;XXX&quot;;MOD(-[.$A470];[.G$1]))" office:value-type="float" office:value="0" calcext:value-type="float">
            <text:p>0</text:p>
          </table:table-cell>
          <table:table-cell table:formula="of:=IF(MOD(-[.$A470];[.H$1])=[.H$3];&quot;XXX&quot;;MOD(-[.$A470];[.H$1]))" office:value-type="float" office:value="500" calcext:value-type="float">
            <text:p>500</text:p>
          </table:table-cell>
          <table:table-cell table:formula="of:=IF(MOD(-[.$A470];[.I$1])=[.I$3];&quot;XXX&quot;;MOD(-[.$A470];[.I$1]))" office:value-type="float" office:value="0" calcext:value-type="float">
            <text:p>0</text:p>
          </table:table-cell>
          <table:table-cell table:formula="of:=IF(MOD(-[.$A470];[.J$1])=[.J$3];&quot;XXX&quot;;MOD(-[.$A470];[.J$1]))" office:value-type="float" office:value="0" calcext:value-type="float">
            <text:p>0</text:p>
          </table:table-cell>
        </table:table-row>
        <table:table-row table:style-name="ro1">
          <table:table-cell table:formula="of:=[.A470]+(13*37*461*17*19*739*41*23)" office:value-type="float" office:value="2.33124676006456E+016" calcext:value-type="float">
            <text:p>2.33124676006456E+016</text:p>
          </table:table-cell>
          <table:table-cell table:formula="of:=IF(MOD(-[.$A471];[.B$1])=[.B$3];&quot;XXX&quot;;MOD(-[.$A471];[.B$1]))" office:value-type="string" office:string-value="XXX" calcext:value-type="string">
            <text:p>XXX</text:p>
          </table:table-cell>
          <table:table-cell table:formula="of:=IF(MOD(-[.$A471];[.C$1])=[.C$3];&quot;XXX&quot;;MOD(-[.$A471];[.C$1]))" office:value-type="float" office:value="0" calcext:value-type="float">
            <text:p>0</text:p>
          </table:table-cell>
          <table:table-cell table:formula="of:=IF(MOD(-[.$A471];[.D$1])=[.D$3];&quot;XXX&quot;;MOD(-[.$A471];[.D$1]))" office:value-type="float" office:value="188" calcext:value-type="float">
            <text:p>188</text:p>
          </table:table-cell>
          <table:table-cell table:formula="of:=IF(MOD(-[.$A471];[.E$1])=[.E$3];&quot;XXX&quot;;MOD(-[.$A471];[.E$1]))" office:value-type="float" office:value="0" calcext:value-type="float">
            <text:p>0</text:p>
          </table:table-cell>
          <table:table-cell table:formula="of:=IF(MOD(-[.$A471];[.F$1])=[.F$3];&quot;XXX&quot;;MOD(-[.$A471];[.F$1]))" office:value-type="float" office:value="0" calcext:value-type="float">
            <text:p>0</text:p>
          </table:table-cell>
          <table:table-cell table:formula="of:=IF(MOD(-[.$A471];[.G$1])=[.G$3];&quot;XXX&quot;;MOD(-[.$A471];[.G$1]))" office:value-type="float" office:value="0" calcext:value-type="float">
            <text:p>0</text:p>
          </table:table-cell>
          <table:table-cell table:formula="of:=IF(MOD(-[.$A471];[.H$1])=[.H$3];&quot;XXX&quot;;MOD(-[.$A471];[.H$1]))" office:value-type="float" office:value="496" calcext:value-type="float">
            <text:p>496</text:p>
          </table:table-cell>
          <table:table-cell table:formula="of:=IF(MOD(-[.$A471];[.I$1])=[.I$3];&quot;XXX&quot;;MOD(-[.$A471];[.I$1]))" office:value-type="float" office:value="0" calcext:value-type="float">
            <text:p>0</text:p>
          </table:table-cell>
          <table:table-cell table:formula="of:=IF(MOD(-[.$A471];[.J$1])=[.J$3];&quot;XXX&quot;;MOD(-[.$A471];[.J$1]))" office:value-type="float" office:value="0" calcext:value-type="float">
            <text:p>0</text:p>
          </table:table-cell>
        </table:table-row>
        <table:table-row table:style-name="ro1">
          <table:table-cell table:formula="of:=[.A471]+(13*37*461*17*19*739*41*23)" office:value-type="float" office:value="2.33623795641684E+016" calcext:value-type="float">
            <text:p>2.33623795641684E+016</text:p>
          </table:table-cell>
          <table:table-cell table:formula="of:=IF(MOD(-[.$A472];[.B$1])=[.B$3];&quot;XXX&quot;;MOD(-[.$A472];[.B$1]))" office:value-type="string" office:string-value="XXX" calcext:value-type="string">
            <text:p>XXX</text:p>
          </table:table-cell>
          <table:table-cell table:formula="of:=IF(MOD(-[.$A472];[.C$1])=[.C$3];&quot;XXX&quot;;MOD(-[.$A472];[.C$1]))" office:value-type="float" office:value="0" calcext:value-type="float">
            <text:p>0</text:p>
          </table:table-cell>
          <table:table-cell table:formula="of:=IF(MOD(-[.$A472];[.D$1])=[.D$3];&quot;XXX&quot;;MOD(-[.$A472];[.D$1]))" office:value-type="float" office:value="188" calcext:value-type="float">
            <text:p>188</text:p>
          </table:table-cell>
          <table:table-cell table:formula="of:=IF(MOD(-[.$A472];[.E$1])=[.E$3];&quot;XXX&quot;;MOD(-[.$A472];[.E$1]))" office:value-type="float" office:value="0" calcext:value-type="float">
            <text:p>0</text:p>
          </table:table-cell>
          <table:table-cell table:formula="of:=IF(MOD(-[.$A472];[.F$1])=[.F$3];&quot;XXX&quot;;MOD(-[.$A472];[.F$1]))" office:value-type="float" office:value="0" calcext:value-type="float">
            <text:p>0</text:p>
          </table:table-cell>
          <table:table-cell table:formula="of:=IF(MOD(-[.$A472];[.G$1])=[.G$3];&quot;XXX&quot;;MOD(-[.$A472];[.G$1]))" office:value-type="float" office:value="0" calcext:value-type="float">
            <text:p>0</text:p>
          </table:table-cell>
          <table:table-cell table:formula="of:=IF(MOD(-[.$A472];[.H$1])=[.H$3];&quot;XXX&quot;;MOD(-[.$A472];[.H$1]))" office:value-type="float" office:value="496" calcext:value-type="float">
            <text:p>496</text:p>
          </table:table-cell>
          <table:table-cell table:formula="of:=IF(MOD(-[.$A472];[.I$1])=[.I$3];&quot;XXX&quot;;MOD(-[.$A472];[.I$1]))" office:value-type="float" office:value="0" calcext:value-type="float">
            <text:p>0</text:p>
          </table:table-cell>
          <table:table-cell table:formula="of:=IF(MOD(-[.$A472];[.J$1])=[.J$3];&quot;XXX&quot;;MOD(-[.$A472];[.J$1]))" office:value-type="float" office:value="0" calcext:value-type="float">
            <text:p>0</text:p>
          </table:table-cell>
        </table:table-row>
        <table:table-row table:style-name="ro1">
          <table:table-cell table:formula="of:=[.A472]+(13*37*461*17*19*739*41*23)" office:value-type="float" office:value="2.34122915276912E+016" calcext:value-type="float">
            <text:p>2.34122915276912E+016</text:p>
          </table:table-cell>
          <table:table-cell table:formula="of:=IF(MOD(-[.$A473];[.B$1])=[.B$3];&quot;XXX&quot;;MOD(-[.$A473];[.B$1]))" office:value-type="string" office:string-value="XXX" calcext:value-type="string">
            <text:p>XXX</text:p>
          </table:table-cell>
          <table:table-cell table:formula="of:=IF(MOD(-[.$A473];[.C$1])=[.C$3];&quot;XXX&quot;;MOD(-[.$A473];[.C$1]))" office:value-type="float" office:value="0" calcext:value-type="float">
            <text:p>0</text:p>
          </table:table-cell>
          <table:table-cell table:formula="of:=IF(MOD(-[.$A473];[.D$1])=[.D$3];&quot;XXX&quot;;MOD(-[.$A473];[.D$1]))" office:value-type="float" office:value="184" calcext:value-type="float">
            <text:p>184</text:p>
          </table:table-cell>
          <table:table-cell table:formula="of:=IF(MOD(-[.$A473];[.E$1])=[.E$3];&quot;XXX&quot;;MOD(-[.$A473];[.E$1]))" office:value-type="float" office:value="0" calcext:value-type="float">
            <text:p>0</text:p>
          </table:table-cell>
          <table:table-cell table:formula="of:=IF(MOD(-[.$A473];[.F$1])=[.F$3];&quot;XXX&quot;;MOD(-[.$A473];[.F$1]))" office:value-type="float" office:value="0" calcext:value-type="float">
            <text:p>0</text:p>
          </table:table-cell>
          <table:table-cell table:formula="of:=IF(MOD(-[.$A473];[.G$1])=[.G$3];&quot;XXX&quot;;MOD(-[.$A473];[.G$1]))" office:value-type="float" office:value="0" calcext:value-type="float">
            <text:p>0</text:p>
          </table:table-cell>
          <table:table-cell table:formula="of:=IF(MOD(-[.$A473];[.H$1])=[.H$3];&quot;XXX&quot;;MOD(-[.$A473];[.H$1]))" office:value-type="float" office:value="496" calcext:value-type="float">
            <text:p>496</text:p>
          </table:table-cell>
          <table:table-cell table:formula="of:=IF(MOD(-[.$A473];[.I$1])=[.I$3];&quot;XXX&quot;;MOD(-[.$A473];[.I$1]))" office:value-type="float" office:value="0" calcext:value-type="float">
            <text:p>0</text:p>
          </table:table-cell>
          <table:table-cell table:formula="of:=IF(MOD(-[.$A473];[.J$1])=[.J$3];&quot;XXX&quot;;MOD(-[.$A473];[.J$1]))" office:value-type="float" office:value="0" calcext:value-type="float">
            <text:p>0</text:p>
          </table:table-cell>
        </table:table-row>
        <table:table-row table:style-name="ro1">
          <table:table-cell table:formula="of:=[.A473]+(13*37*461*17*19*739*41*23)" office:value-type="float" office:value="2.3462203491214E+016" calcext:value-type="float">
            <text:p>2.3462203491214E+016</text:p>
          </table:table-cell>
          <table:table-cell table:formula="of:=IF(MOD(-[.$A474];[.B$1])=[.B$3];&quot;XXX&quot;;MOD(-[.$A474];[.B$1]))" office:value-type="string" office:string-value="XXX" calcext:value-type="string">
            <text:p>XXX</text:p>
          </table:table-cell>
          <table:table-cell table:formula="of:=IF(MOD(-[.$A474];[.C$1])=[.C$3];&quot;XXX&quot;;MOD(-[.$A474];[.C$1]))" office:value-type="float" office:value="0" calcext:value-type="float">
            <text:p>0</text:p>
          </table:table-cell>
          <table:table-cell table:formula="of:=IF(MOD(-[.$A474];[.D$1])=[.D$3];&quot;XXX&quot;;MOD(-[.$A474];[.D$1]))" office:value-type="float" office:value="184" calcext:value-type="float">
            <text:p>184</text:p>
          </table:table-cell>
          <table:table-cell table:formula="of:=IF(MOD(-[.$A474];[.E$1])=[.E$3];&quot;XXX&quot;;MOD(-[.$A474];[.E$1]))" office:value-type="float" office:value="0" calcext:value-type="float">
            <text:p>0</text:p>
          </table:table-cell>
          <table:table-cell table:formula="of:=IF(MOD(-[.$A474];[.F$1])=[.F$3];&quot;XXX&quot;;MOD(-[.$A474];[.F$1]))" office:value-type="float" office:value="0" calcext:value-type="float">
            <text:p>0</text:p>
          </table:table-cell>
          <table:table-cell table:formula="of:=IF(MOD(-[.$A474];[.G$1])=[.G$3];&quot;XXX&quot;;MOD(-[.$A474];[.G$1]))" office:value-type="float" office:value="0" calcext:value-type="float">
            <text:p>0</text:p>
          </table:table-cell>
          <table:table-cell table:formula="of:=IF(MOD(-[.$A474];[.H$1])=[.H$3];&quot;XXX&quot;;MOD(-[.$A474];[.H$1]))" office:value-type="float" office:value="492" calcext:value-type="float">
            <text:p>492</text:p>
          </table:table-cell>
          <table:table-cell table:formula="of:=IF(MOD(-[.$A474];[.I$1])=[.I$3];&quot;XXX&quot;;MOD(-[.$A474];[.I$1]))" office:value-type="float" office:value="0" calcext:value-type="float">
            <text:p>0</text:p>
          </table:table-cell>
          <table:table-cell table:formula="of:=IF(MOD(-[.$A474];[.J$1])=[.J$3];&quot;XXX&quot;;MOD(-[.$A474];[.J$1]))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3" table:default-cell-style-name="Default"/>
        <table:table-column table:style-name="co2" table:number-columns-repeated="6" table:default-cell-style-name="ce3"/>
        <table:table-row table:style-name="ro1">
          <table:table-cell table:style-name="ce1" office:value-type="string" calcext:value-type="string">
            <text:p>7,13,x,x,59,x,31,1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/>
          <table:table-cell table:style-name="Default" table:formula="of:=MOD([.B2];[.B1])" office:value-type="float" office:value="0" calcext:value-type="float">
            <text:p>0</text:p>
          </table:table-cell>
          <table:table-cell table:style-name="Default" table:formula="of:=MOD([.C2];[.C1])" office:value-type="float" office:value="1" calcext:value-type="float">
            <text:p>1</text:p>
          </table:table-cell>
          <table:table-cell table:style-name="Default" table:formula="of:=MOD([.D2];[.D1])" office:value-type="float" office:value="4" calcext:value-type="float">
            <text:p>4</text:p>
          </table:table-cell>
          <table:table-cell table:style-name="Default" table:formula="of:=MOD([.E2];[.E1])" office:value-type="float" office:value="6" calcext:value-type="float">
            <text:p>6</text:p>
          </table:table-cell>
          <table:table-cell table:style-name="Default" table:formula="of:=MOD([.F2];[.F1])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1068781" calcext:value-type="float">
            <text:p>1068781</text:p>
          </table:table-cell>
          <table:table-cell table:formula="of:=IF(MOD(-[.$A4];[.B$1])=[.B$3];&quot;XXX&quot;;MOD([.$A4];[.B$1]))" office:value-type="string" office:string-value="XXX" calcext:value-type="string">
            <text:p>XXX</text:p>
          </table:table-cell>
          <table:table-cell table:formula="of:=IF(MOD(-[.$A4];[.C$1])=[.C$3];&quot;XXX&quot;;MOD([.$A4];[.C$1]))" office:value-type="string" office:string-value="XXX" calcext:value-type="string">
            <text:p>XXX</text:p>
          </table:table-cell>
          <table:table-cell table:formula="of:=IF(MOD(-[.$A4];[.D$1])=[.D$3];&quot;XXX&quot;;MOD([.$A4];[.D$1]))" office:value-type="string" office:string-value="XXX" calcext:value-type="string">
            <text:p>XXX</text:p>
          </table:table-cell>
          <table:table-cell table:formula="of:=IF(MOD(-[.$A4];[.E$1])=[.E$3];&quot;XXX&quot;;MOD([.$A4];[.E$1]))" office:value-type="string" office:string-value="XXX" calcext:value-type="string">
            <text:p>XXX</text:p>
          </table:table-cell>
          <table:table-cell table:formula="of:=IF(MOD(-[.$A4];[.F$1])=[.F$3];&quot;XXX&quot;;MOD([.$A4];[.F$1]))" office:value-type="string" office:string-value="XXX" calcext:value-type="string">
            <text:p>XXX</text:p>
          </table:table-cell>
          <table:table-cell/>
        </table:table-row>
        <table:table-row table:style-name="ro1">
          <table:table-cell table:formula="of:=[.A4]+(7*13*31*19)" office:value-type="float" office:value="1122380" calcext:value-type="float">
            <text:p>1122380</text:p>
          </table:table-cell>
          <table:table-cell table:formula="of:=IF(MOD(-[.$A5];[.B$1])=[.B$3];&quot;XXX&quot;;MOD([.$A5];[.B$1]))" office:value-type="string" office:string-value="XXX" calcext:value-type="string">
            <text:p>XXX</text:p>
          </table:table-cell>
          <table:table-cell table:formula="of:=IF(MOD(-[.$A5];[.C$1])=[.C$3];&quot;XXX&quot;;MOD([.$A5];[.C$1]))" office:value-type="string" office:string-value="XXX" calcext:value-type="string">
            <text:p>XXX</text:p>
          </table:table-cell>
          <table:table-cell table:formula="of:=IF(MOD(-[.$A5];[.D$1])=[.D$3];&quot;XXX&quot;;MOD([.$A5];[.D$1]))" office:value-type="float" office:value="23" calcext:value-type="float">
            <table:detective>
              <table:highlighted-range table:cell-range-address="Sheet2.A5:Sheet2.A5" table:direction="from-same-table"/>
              <table:highlighted-range table:cell-range-address="Sheet2.D1:Sheet2.D1" table:direction="from-same-table"/>
              <table:highlighted-range table:cell-range-address="Sheet2.D3:Sheet2.D3" table:direction="from-same-table"/>
              <table:operation table:name="trace-precedents" table:index="1"/>
            </table:detective>
            <text:p>23</text:p>
          </table:table-cell>
          <table:table-cell table:formula="of:=IF(MOD(-[.$A5];[.E$1])=[.E$3];&quot;XXX&quot;;MOD([.$A5];[.E$1]))" office:value-type="string" office:string-value="XXX" calcext:value-type="string">
            <text:p>XXX</text:p>
          </table:table-cell>
          <table:table-cell table:formula="of:=IF(MOD(-[.$A5];[.F$1])=[.F$3];&quot;XXX&quot;;MOD([.$A5];[.F$1]))" office:value-type="string" office:string-value="XXX" calcext:value-type="string">
            <text:p>XXX</text:p>
          </table:table-cell>
          <table:table-cell/>
        </table:table-row>
        <table:table-row table:style-name="ro1">
          <table:table-cell table:formula="of:=[.A5]+(7*13*31*19)" office:value-type="float" office:value="1175979" calcext:value-type="float">
            <text:p>1175979</text:p>
          </table:table-cell>
          <table:table-cell table:formula="of:=IF(MOD(-[.$A6];[.B$1])=[.B$3];&quot;XXX&quot;;MOD([.$A6];[.B$1]))" office:value-type="string" office:string-value="XXX" calcext:value-type="string">
            <text:p>XXX</text:p>
          </table:table-cell>
          <table:table-cell table:formula="of:=IF(MOD(-[.$A6];[.C$1])=[.C$3];&quot;XXX&quot;;MOD([.$A6];[.C$1]))" office:value-type="string" office:string-value="XXX" calcext:value-type="string">
            <text:p>XXX</text:p>
          </table:table-cell>
          <table:table-cell table:formula="of:=IF(MOD(-[.$A6];[.D$1])=[.D$3];&quot;XXX&quot;;MOD([.$A6];[.D$1]))" office:value-type="float" office:value="50" calcext:value-type="float">
            <text:p>50</text:p>
          </table:table-cell>
          <table:table-cell table:formula="of:=IF(MOD(-[.$A6];[.E$1])=[.E$3];&quot;XXX&quot;;MOD([.$A6];[.E$1]))" office:value-type="string" office:string-value="XXX" calcext:value-type="string">
            <text:p>XXX</text:p>
          </table:table-cell>
          <table:table-cell table:formula="of:=IF(MOD(-[.$A6];[.F$1])=[.F$3];&quot;XXX&quot;;MOD([.$A6];[.F$1]))" office:value-type="string" office:string-value="XXX" calcext:value-type="string">
            <text:p>XXX</text:p>
          </table:table-cell>
          <table:table-cell/>
        </table:table-row>
        <table:table-row table:style-name="ro1">
          <table:table-cell table:formula="of:=[.A6]+(7*13*31*19)" office:value-type="float" office:value="1229578" calcext:value-type="float">
            <text:p>1229578</text:p>
          </table:table-cell>
          <table:table-cell table:formula="of:=IF(MOD(-[.$A7];[.B$1])=[.B$3];&quot;XXX&quot;;MOD([.$A7];[.B$1]))" office:value-type="string" office:string-value="XXX" calcext:value-type="string">
            <text:p>XXX</text:p>
          </table:table-cell>
          <table:table-cell table:formula="of:=IF(MOD(-[.$A7];[.C$1])=[.C$3];&quot;XXX&quot;;MOD([.$A7];[.C$1]))" office:value-type="string" office:string-value="XXX" calcext:value-type="string">
            <text:p>XXX</text:p>
          </table:table-cell>
          <table:table-cell table:formula="of:=IF(MOD(-[.$A7];[.D$1])=[.D$3];&quot;XXX&quot;;MOD([.$A7];[.D$1]))" office:value-type="float" office:value="18" calcext:value-type="float">
            <text:p>18</text:p>
          </table:table-cell>
          <table:table-cell table:formula="of:=IF(MOD(-[.$A7];[.E$1])=[.E$3];&quot;XXX&quot;;MOD([.$A7];[.E$1]))" office:value-type="string" office:string-value="XXX" calcext:value-type="string">
            <text:p>XXX</text:p>
          </table:table-cell>
          <table:table-cell table:formula="of:=IF(MOD(-[.$A7];[.F$1])=[.F$3];&quot;XXX&quot;;MOD([.$A7];[.F$1]))" office:value-type="string" office:string-value="XXX" calcext:value-type="string">
            <text:p>XXX</text:p>
          </table:table-cell>
          <table:table-cell/>
        </table:table-row>
        <table:table-row table:style-name="ro1">
          <table:table-cell table:formula="of:=[.A7]+(7*13*31*19)" office:value-type="float" office:value="1283177" calcext:value-type="float">
            <text:p>1283177</text:p>
          </table:table-cell>
          <table:table-cell table:formula="of:=IF(MOD(-[.$A8];[.B$1])=[.B$3];&quot;XXX&quot;;MOD([.$A8];[.B$1]))" office:value-type="string" office:string-value="XXX" calcext:value-type="string">
            <text:p>XXX</text:p>
          </table:table-cell>
          <table:table-cell table:formula="of:=IF(MOD(-[.$A8];[.C$1])=[.C$3];&quot;XXX&quot;;MOD([.$A8];[.C$1]))" office:value-type="string" office:string-value="XXX" calcext:value-type="string">
            <text:p>XXX</text:p>
          </table:table-cell>
          <table:table-cell table:formula="of:=IF(MOD(-[.$A8];[.D$1])=[.D$3];&quot;XXX&quot;;MOD([.$A8];[.D$1]))" office:value-type="float" office:value="45" calcext:value-type="float">
            <text:p>45</text:p>
          </table:table-cell>
          <table:table-cell table:formula="of:=IF(MOD(-[.$A8];[.E$1])=[.E$3];&quot;XXX&quot;;MOD([.$A8];[.E$1]))" office:value-type="string" office:string-value="XXX" calcext:value-type="string">
            <text:p>XXX</text:p>
          </table:table-cell>
          <table:table-cell table:formula="of:=IF(MOD(-[.$A8];[.F$1])=[.F$3];&quot;XXX&quot;;MOD([.$A8];[.F$1]))" office:value-type="string" office:string-value="XXX" calcext:value-type="string">
            <text:p>XXX</text:p>
          </table:table-cell>
          <table:table-cell/>
        </table:table-row>
        <table:table-row table:style-name="ro1">
          <table:table-cell table:formula="of:=[.A8]+(7*13*31*19)" office:value-type="float" office:value="1336776" calcext:value-type="float">
            <text:p>1336776</text:p>
          </table:table-cell>
          <table:table-cell table:formula="of:=IF(MOD(-[.$A9];[.B$1])=[.B$3];&quot;XXX&quot;;MOD([.$A9];[.B$1]))" office:value-type="string" office:string-value="XXX" calcext:value-type="string">
            <text:p>XXX</text:p>
          </table:table-cell>
          <table:table-cell table:formula="of:=IF(MOD(-[.$A9];[.C$1])=[.C$3];&quot;XXX&quot;;MOD([.$A9];[.C$1]))" office:value-type="string" office:string-value="XXX" calcext:value-type="string">
            <text:p>XXX</text:p>
          </table:table-cell>
          <table:table-cell table:formula="of:=IF(MOD(-[.$A9];[.D$1])=[.D$3];&quot;XXX&quot;;MOD([.$A9];[.D$1]))" office:value-type="float" office:value="13" calcext:value-type="float">
            <text:p>13</text:p>
          </table:table-cell>
          <table:table-cell table:formula="of:=IF(MOD(-[.$A9];[.E$1])=[.E$3];&quot;XXX&quot;;MOD([.$A9];[.E$1]))" office:value-type="string" office:string-value="XXX" calcext:value-type="string">
            <text:p>XXX</text:p>
          </table:table-cell>
          <table:table-cell table:formula="of:=IF(MOD(-[.$A9];[.F$1])=[.F$3];&quot;XXX&quot;;MOD([.$A9];[.F$1]))" office:value-type="string" office:string-value="XXX" calcext:value-type="string">
            <text:p>XXX</text:p>
          </table:table-cell>
          <table:table-cell/>
        </table:table-row>
        <table:table-row table:style-name="ro1">
          <table:table-cell table:formula="of:=[.A9]+(7*13*31*19)" office:value-type="float" office:value="1390375" calcext:value-type="float">
            <text:p>1390375</text:p>
          </table:table-cell>
          <table:table-cell table:formula="of:=IF(MOD(-[.$A10];[.B$1])=[.B$3];&quot;XXX&quot;;MOD([.$A10];[.B$1]))" office:value-type="string" office:string-value="XXX" calcext:value-type="string">
            <text:p>XXX</text:p>
          </table:table-cell>
          <table:table-cell table:formula="of:=IF(MOD(-[.$A10];[.C$1])=[.C$3];&quot;XXX&quot;;MOD([.$A10];[.C$1]))" office:value-type="string" office:string-value="XXX" calcext:value-type="string">
            <text:p>XXX</text:p>
          </table:table-cell>
          <table:table-cell table:formula="of:=IF(MOD(-[.$A10];[.D$1])=[.D$3];&quot;XXX&quot;;MOD([.$A10];[.D$1]))" office:value-type="float" office:value="40" calcext:value-type="float">
            <text:p>40</text:p>
          </table:table-cell>
          <table:table-cell table:formula="of:=IF(MOD(-[.$A10];[.E$1])=[.E$3];&quot;XXX&quot;;MOD([.$A10];[.E$1]))" office:value-type="string" office:string-value="XXX" calcext:value-type="string">
            <text:p>XXX</text:p>
          </table:table-cell>
          <table:table-cell table:formula="of:=IF(MOD(-[.$A10];[.F$1])=[.F$3];&quot;XXX&quot;;MOD([.$A10];[.F$1]))" office:value-type="string" office:string-value="XXX" calcext:value-type="string">
            <text:p>XXX</text:p>
          </table:table-cell>
          <table:table-cell/>
        </table:table-row>
        <table:table-row table:style-name="ro1">
          <table:table-cell table:formula="of:=[.A10]+(7*13*31*19)" office:value-type="float" office:value="1443974" calcext:value-type="float">
            <text:p>1443974</text:p>
          </table:table-cell>
          <table:table-cell table:formula="of:=IF(MOD(-[.$A11];[.B$1])=[.B$3];&quot;XXX&quot;;MOD([.$A11];[.B$1]))" office:value-type="string" office:string-value="XXX" calcext:value-type="string">
            <text:p>XXX</text:p>
          </table:table-cell>
          <table:table-cell table:formula="of:=IF(MOD(-[.$A11];[.C$1])=[.C$3];&quot;XXX&quot;;MOD([.$A11];[.C$1]))" office:value-type="string" office:string-value="XXX" calcext:value-type="string">
            <text:p>XXX</text:p>
          </table:table-cell>
          <table:table-cell table:formula="of:=IF(MOD(-[.$A11];[.D$1])=[.D$3];&quot;XXX&quot;;MOD([.$A11];[.D$1]))" office:value-type="float" office:value="8" calcext:value-type="float">
            <text:p>8</text:p>
          </table:table-cell>
          <table:table-cell table:formula="of:=IF(MOD(-[.$A11];[.E$1])=[.E$3];&quot;XXX&quot;;MOD([.$A11];[.E$1]))" office:value-type="string" office:string-value="XXX" calcext:value-type="string">
            <text:p>XXX</text:p>
          </table:table-cell>
          <table:table-cell table:formula="of:=IF(MOD(-[.$A11];[.F$1])=[.F$3];&quot;XXX&quot;;MOD([.$A11];[.F$1]))" office:value-type="string" office:string-value="XXX" calcext:value-type="string">
            <text:p>XXX</text:p>
          </table:table-cell>
          <table:table-cell/>
        </table:table-row>
        <table:table-row table:style-name="ro1">
          <table:table-cell table:formula="of:=[.A11]+(7*13*31*19)" office:value-type="float" office:value="1497573" calcext:value-type="float">
            <text:p>1497573</text:p>
          </table:table-cell>
          <table:table-cell table:formula="of:=IF(MOD(-[.$A12];[.B$1])=[.B$3];&quot;XXX&quot;;MOD([.$A12];[.B$1]))" office:value-type="string" office:string-value="XXX" calcext:value-type="string">
            <text:p>XXX</text:p>
          </table:table-cell>
          <table:table-cell table:formula="of:=IF(MOD(-[.$A12];[.C$1])=[.C$3];&quot;XXX&quot;;MOD([.$A12];[.C$1]))" office:value-type="string" office:string-value="XXX" calcext:value-type="string">
            <text:p>XXX</text:p>
          </table:table-cell>
          <table:table-cell table:formula="of:=IF(MOD(-[.$A12];[.D$1])=[.D$3];&quot;XXX&quot;;MOD([.$A12];[.D$1]))" office:value-type="float" office:value="35" calcext:value-type="float">
            <text:p>35</text:p>
          </table:table-cell>
          <table:table-cell table:formula="of:=IF(MOD(-[.$A12];[.E$1])=[.E$3];&quot;XXX&quot;;MOD([.$A12];[.E$1]))" office:value-type="string" office:string-value="XXX" calcext:value-type="string">
            <text:p>XXX</text:p>
          </table:table-cell>
          <table:table-cell table:formula="of:=IF(MOD(-[.$A12];[.F$1])=[.F$3];&quot;XXX&quot;;MOD([.$A12];[.F$1]))" office:value-type="string" office:string-value="XXX" calcext:value-type="string">
            <text:p>XXX</text:p>
          </table:table-cell>
          <table:table-cell/>
        </table:table-row>
        <table:table-row table:style-name="ro1">
          <table:table-cell table:formula="of:=[.A12]+(7*13*31*19)" office:value-type="float" office:value="1551172" calcext:value-type="float">
            <text:p>1551172</text:p>
          </table:table-cell>
          <table:table-cell table:formula="of:=IF(MOD(-[.$A13];[.B$1])=[.B$3];&quot;XXX&quot;;MOD([.$A13];[.B$1]))" office:value-type="string" office:string-value="XXX" calcext:value-type="string">
            <text:p>XXX</text:p>
          </table:table-cell>
          <table:table-cell table:formula="of:=IF(MOD(-[.$A13];[.C$1])=[.C$3];&quot;XXX&quot;;MOD([.$A13];[.C$1]))" office:value-type="string" office:string-value="XXX" calcext:value-type="string">
            <text:p>XXX</text:p>
          </table:table-cell>
          <table:table-cell table:formula="of:=IF(MOD(-[.$A13];[.D$1])=[.D$3];&quot;XXX&quot;;MOD([.$A13];[.D$1]))" office:value-type="float" office:value="3" calcext:value-type="float">
            <text:p>3</text:p>
          </table:table-cell>
          <table:table-cell table:formula="of:=IF(MOD(-[.$A13];[.E$1])=[.E$3];&quot;XXX&quot;;MOD([.$A13];[.E$1]))" office:value-type="string" office:string-value="XXX" calcext:value-type="string">
            <text:p>XXX</text:p>
          </table:table-cell>
          <table:table-cell table:formula="of:=IF(MOD(-[.$A13];[.F$1])=[.F$3];&quot;XXX&quot;;MOD([.$A13];[.F$1]))" office:value-type="string" office:string-value="XXX" calcext:value-type="string">
            <text:p>XXX</text:p>
          </table:table-cell>
          <table:table-cell/>
        </table:table-row>
        <table:table-row table:style-name="ro1">
          <table:table-cell table:formula="of:=[.A13]+(7*13*31*19)" office:value-type="float" office:value="1604771" calcext:value-type="float">
            <text:p>1604771</text:p>
          </table:table-cell>
          <table:table-cell table:formula="of:=IF(MOD(-[.$A14];[.B$1])=[.B$3];&quot;XXX&quot;;MOD([.$A14];[.B$1]))" office:value-type="string" office:string-value="XXX" calcext:value-type="string">
            <text:p>XXX</text:p>
          </table:table-cell>
          <table:table-cell table:formula="of:=IF(MOD(-[.$A14];[.C$1])=[.C$3];&quot;XXX&quot;;MOD([.$A14];[.C$1]))" office:value-type="string" office:string-value="XXX" calcext:value-type="string">
            <text:p>XXX</text:p>
          </table:table-cell>
          <table:table-cell table:formula="of:=IF(MOD(-[.$A14];[.D$1])=[.D$3];&quot;XXX&quot;;MOD([.$A14];[.D$1]))" office:value-type="float" office:value="30" calcext:value-type="float">
            <text:p>30</text:p>
          </table:table-cell>
          <table:table-cell table:formula="of:=IF(MOD(-[.$A14];[.E$1])=[.E$3];&quot;XXX&quot;;MOD([.$A14];[.E$1]))" office:value-type="string" office:string-value="XXX" calcext:value-type="string">
            <text:p>XXX</text:p>
          </table:table-cell>
          <table:table-cell table:formula="of:=IF(MOD(-[.$A14];[.F$1])=[.F$3];&quot;XXX&quot;;MOD([.$A14];[.F$1]))" office:value-type="string" office:string-value="XXX" calcext:value-type="string">
            <text:p>XXX</text:p>
          </table:table-cell>
          <table:table-cell/>
        </table:table-row>
        <table:table-row table:style-name="ro1">
          <table:table-cell table:formula="of:=[.A14]+(7*13*31*19)" office:value-type="float" office:value="1658370" calcext:value-type="float">
            <text:p>1658370</text:p>
          </table:table-cell>
          <table:table-cell table:formula="of:=IF(MOD(-[.$A15];[.B$1])=[.B$3];&quot;XXX&quot;;MOD([.$A15];[.B$1]))" office:value-type="string" office:string-value="XXX" calcext:value-type="string">
            <text:p>XXX</text:p>
          </table:table-cell>
          <table:table-cell table:formula="of:=IF(MOD(-[.$A15];[.C$1])=[.C$3];&quot;XXX&quot;;MOD([.$A15];[.C$1]))" office:value-type="string" office:string-value="XXX" calcext:value-type="string">
            <text:p>XXX</text:p>
          </table:table-cell>
          <table:table-cell table:formula="of:=IF(MOD(-[.$A15];[.D$1])=[.D$3];&quot;XXX&quot;;MOD([.$A15];[.D$1]))" office:value-type="float" office:value="57" calcext:value-type="float">
            <text:p>57</text:p>
          </table:table-cell>
          <table:table-cell table:formula="of:=IF(MOD(-[.$A15];[.E$1])=[.E$3];&quot;XXX&quot;;MOD([.$A15];[.E$1]))" office:value-type="string" office:string-value="XXX" calcext:value-type="string">
            <text:p>XXX</text:p>
          </table:table-cell>
          <table:table-cell table:formula="of:=IF(MOD(-[.$A15];[.F$1])=[.F$3];&quot;XXX&quot;;MOD([.$A15];[.F$1]))" office:value-type="string" office:string-value="XXX" calcext:value-type="string">
            <text:p>XXX</text:p>
          </table:table-cell>
          <table:table-cell/>
        </table:table-row>
        <table:table-row table:style-name="ro1">
          <table:table-cell table:formula="of:=[.A15]+(7*13*31*19)" office:value-type="float" office:value="1711969" calcext:value-type="float">
            <text:p>1711969</text:p>
          </table:table-cell>
          <table:table-cell table:formula="of:=IF(MOD(-[.$A16];[.B$1])=[.B$3];&quot;XXX&quot;;MOD([.$A16];[.B$1]))" office:value-type="string" office:string-value="XXX" calcext:value-type="string">
            <text:p>XXX</text:p>
          </table:table-cell>
          <table:table-cell table:formula="of:=IF(MOD(-[.$A16];[.C$1])=[.C$3];&quot;XXX&quot;;MOD([.$A16];[.C$1]))" office:value-type="string" office:string-value="XXX" calcext:value-type="string">
            <text:p>XXX</text:p>
          </table:table-cell>
          <table:table-cell table:formula="of:=IF(MOD(-[.$A16];[.D$1])=[.D$3];&quot;XXX&quot;;MOD([.$A16];[.D$1]))" office:value-type="float" office:value="25" calcext:value-type="float">
            <text:p>25</text:p>
          </table:table-cell>
          <table:table-cell table:formula="of:=IF(MOD(-[.$A16];[.E$1])=[.E$3];&quot;XXX&quot;;MOD([.$A16];[.E$1]))" office:value-type="string" office:string-value="XXX" calcext:value-type="string">
            <text:p>XXX</text:p>
          </table:table-cell>
          <table:table-cell table:formula="of:=IF(MOD(-[.$A16];[.F$1])=[.F$3];&quot;XXX&quot;;MOD([.$A16];[.F$1]))" office:value-type="string" office:string-value="XXX" calcext:value-type="string">
            <text:p>XXX</text:p>
          </table:table-cell>
          <table:table-cell/>
        </table:table-row>
        <table:table-row table:style-name="ro1">
          <table:table-cell table:formula="of:=[.A16]+(7*13*31*19)" office:value-type="float" office:value="1765568" calcext:value-type="float">
            <text:p>1765568</text:p>
          </table:table-cell>
          <table:table-cell table:formula="of:=IF(MOD(-[.$A17];[.B$1])=[.B$3];&quot;XXX&quot;;MOD([.$A17];[.B$1]))" office:value-type="string" office:string-value="XXX" calcext:value-type="string">
            <text:p>XXX</text:p>
          </table:table-cell>
          <table:table-cell table:formula="of:=IF(MOD(-[.$A17];[.C$1])=[.C$3];&quot;XXX&quot;;MOD([.$A17];[.C$1]))" office:value-type="string" office:string-value="XXX" calcext:value-type="string">
            <text:p>XXX</text:p>
          </table:table-cell>
          <table:table-cell table:formula="of:=IF(MOD(-[.$A17];[.D$1])=[.D$3];&quot;XXX&quot;;MOD([.$A17];[.D$1]))" office:value-type="float" office:value="52" calcext:value-type="float">
            <text:p>52</text:p>
          </table:table-cell>
          <table:table-cell table:formula="of:=IF(MOD(-[.$A17];[.E$1])=[.E$3];&quot;XXX&quot;;MOD([.$A17];[.E$1]))" office:value-type="string" office:string-value="XXX" calcext:value-type="string">
            <text:p>XXX</text:p>
          </table:table-cell>
          <table:table-cell table:formula="of:=IF(MOD(-[.$A17];[.F$1])=[.F$3];&quot;XXX&quot;;MOD([.$A17];[.F$1]))" office:value-type="string" office:string-value="XXX" calcext:value-type="string">
            <text:p>XXX</text:p>
          </table:table-cell>
          <table:table-cell/>
        </table:table-row>
        <table:table-row table:style-name="ro1">
          <table:table-cell table:formula="of:=[.A17]+(7*13*31*19)" office:value-type="float" office:value="1819167" calcext:value-type="float">
            <text:p>1819167</text:p>
          </table:table-cell>
          <table:table-cell table:formula="of:=IF(MOD(-[.$A18];[.B$1])=[.B$3];&quot;XXX&quot;;MOD([.$A18];[.B$1]))" office:value-type="string" office:string-value="XXX" calcext:value-type="string">
            <text:p>XXX</text:p>
          </table:table-cell>
          <table:table-cell table:formula="of:=IF(MOD(-[.$A18];[.C$1])=[.C$3];&quot;XXX&quot;;MOD([.$A18];[.C$1]))" office:value-type="string" office:string-value="XXX" calcext:value-type="string">
            <text:p>XXX</text:p>
          </table:table-cell>
          <table:table-cell table:formula="of:=IF(MOD(-[.$A18];[.D$1])=[.D$3];&quot;XXX&quot;;MOD([.$A18];[.D$1]))" office:value-type="float" office:value="20" calcext:value-type="float">
            <text:p>20</text:p>
          </table:table-cell>
          <table:table-cell table:formula="of:=IF(MOD(-[.$A18];[.E$1])=[.E$3];&quot;XXX&quot;;MOD([.$A18];[.E$1]))" office:value-type="string" office:string-value="XXX" calcext:value-type="string">
            <text:p>XXX</text:p>
          </table:table-cell>
          <table:table-cell table:formula="of:=IF(MOD(-[.$A18];[.F$1])=[.F$3];&quot;XXX&quot;;MOD([.$A18];[.F$1]))" office:value-type="string" office:string-value="XXX" calcext:value-type="string">
            <text:p>XXX</text:p>
          </table:table-cell>
          <table:table-cell/>
        </table:table-row>
        <table:table-row table:style-name="ro1">
          <table:table-cell table:formula="of:=[.A18]+(7*13*31*19)" office:value-type="float" office:value="1872766" calcext:value-type="float">
            <text:p>1872766</text:p>
          </table:table-cell>
          <table:table-cell table:formula="of:=IF(MOD(-[.$A19];[.B$1])=[.B$3];&quot;XXX&quot;;MOD([.$A19];[.B$1]))" office:value-type="string" office:string-value="XXX" calcext:value-type="string">
            <text:p>XXX</text:p>
          </table:table-cell>
          <table:table-cell table:formula="of:=IF(MOD(-[.$A19];[.C$1])=[.C$3];&quot;XXX&quot;;MOD([.$A19];[.C$1]))" office:value-type="string" office:string-value="XXX" calcext:value-type="string">
            <text:p>XXX</text:p>
          </table:table-cell>
          <table:table-cell table:formula="of:=IF(MOD(-[.$A19];[.D$1])=[.D$3];&quot;XXX&quot;;MOD([.$A19];[.D$1]))" office:value-type="float" office:value="47" calcext:value-type="float">
            <text:p>47</text:p>
          </table:table-cell>
          <table:table-cell table:formula="of:=IF(MOD(-[.$A19];[.E$1])=[.E$3];&quot;XXX&quot;;MOD([.$A19];[.E$1]))" office:value-type="string" office:string-value="XXX" calcext:value-type="string">
            <text:p>XXX</text:p>
          </table:table-cell>
          <table:table-cell table:formula="of:=IF(MOD(-[.$A19];[.F$1])=[.F$3];&quot;XXX&quot;;MOD([.$A19];[.F$1]))" office:value-type="string" office:string-value="XXX" calcext:value-type="string">
            <text:p>XXX</text:p>
          </table:table-cell>
          <table:table-cell/>
        </table:table-row>
        <table:table-row table:style-name="ro1">
          <table:table-cell table:formula="of:=[.A19]+(7*13*31*19)" office:value-type="float" office:value="1926365" calcext:value-type="float">
            <text:p>1926365</text:p>
          </table:table-cell>
          <table:table-cell table:formula="of:=IF(MOD(-[.$A20];[.B$1])=[.B$3];&quot;XXX&quot;;MOD([.$A20];[.B$1]))" office:value-type="string" office:string-value="XXX" calcext:value-type="string">
            <text:p>XXX</text:p>
          </table:table-cell>
          <table:table-cell table:formula="of:=IF(MOD(-[.$A20];[.C$1])=[.C$3];&quot;XXX&quot;;MOD([.$A20];[.C$1]))" office:value-type="string" office:string-value="XXX" calcext:value-type="string">
            <text:p>XXX</text:p>
          </table:table-cell>
          <table:table-cell table:formula="of:=IF(MOD(-[.$A20];[.D$1])=[.D$3];&quot;XXX&quot;;MOD([.$A20];[.D$1]))" office:value-type="float" office:value="15" calcext:value-type="float">
            <text:p>15</text:p>
          </table:table-cell>
          <table:table-cell table:formula="of:=IF(MOD(-[.$A20];[.E$1])=[.E$3];&quot;XXX&quot;;MOD([.$A20];[.E$1]))" office:value-type="string" office:string-value="XXX" calcext:value-type="string">
            <text:p>XXX</text:p>
          </table:table-cell>
          <table:table-cell table:formula="of:=IF(MOD(-[.$A20];[.F$1])=[.F$3];&quot;XXX&quot;;MOD([.$A20];[.F$1]))" office:value-type="string" office:string-value="XXX" calcext:value-type="string">
            <text:p>XXX</text:p>
          </table:table-cell>
          <table:table-cell/>
        </table:table-row>
        <table:table-row table:style-name="ro1">
          <table:table-cell table:formula="of:=[.A20]+(7*13*31*19)" office:value-type="float" office:value="1979964" calcext:value-type="float">
            <text:p>1979964</text:p>
          </table:table-cell>
          <table:table-cell table:formula="of:=IF(MOD(-[.$A21];[.B$1])=[.B$3];&quot;XXX&quot;;MOD([.$A21];[.B$1]))" office:value-type="string" office:string-value="XXX" calcext:value-type="string">
            <text:p>XXX</text:p>
          </table:table-cell>
          <table:table-cell table:formula="of:=IF(MOD(-[.$A21];[.C$1])=[.C$3];&quot;XXX&quot;;MOD([.$A21];[.C$1]))" office:value-type="string" office:string-value="XXX" calcext:value-type="string">
            <text:p>XXX</text:p>
          </table:table-cell>
          <table:table-cell table:formula="of:=IF(MOD(-[.$A21];[.D$1])=[.D$3];&quot;XXX&quot;;MOD([.$A21];[.D$1]))" office:value-type="float" office:value="42" calcext:value-type="float">
            <text:p>42</text:p>
          </table:table-cell>
          <table:table-cell table:formula="of:=IF(MOD(-[.$A21];[.E$1])=[.E$3];&quot;XXX&quot;;MOD([.$A21];[.E$1]))" office:value-type="string" office:string-value="XXX" calcext:value-type="string">
            <text:p>XXX</text:p>
          </table:table-cell>
          <table:table-cell table:formula="of:=IF(MOD(-[.$A21];[.F$1])=[.F$3];&quot;XXX&quot;;MOD([.$A21];[.F$1]))" office:value-type="string" office:string-value="XXX" calcext:value-type="string">
            <text:p>XXX</text:p>
          </table:table-cell>
          <table:table-cell/>
        </table:table-row>
        <table:table-row table:style-name="ro1">
          <table:table-cell table:formula="of:=[.A21]+(7*13*31*19)" office:value-type="float" office:value="2033563" calcext:value-type="float">
            <text:p>2033563</text:p>
          </table:table-cell>
          <table:table-cell table:formula="of:=IF(MOD(-[.$A22];[.B$1])=[.B$3];&quot;XXX&quot;;MOD([.$A22];[.B$1]))" office:value-type="string" office:string-value="XXX" calcext:value-type="string">
            <text:p>XXX</text:p>
          </table:table-cell>
          <table:table-cell table:formula="of:=IF(MOD(-[.$A22];[.C$1])=[.C$3];&quot;XXX&quot;;MOD([.$A22];[.C$1]))" office:value-type="string" office:string-value="XXX" calcext:value-type="string">
            <text:p>XXX</text:p>
          </table:table-cell>
          <table:table-cell table:formula="of:=IF(MOD(-[.$A22];[.D$1])=[.D$3];&quot;XXX&quot;;MOD([.$A22];[.D$1]))" office:value-type="float" office:value="10" calcext:value-type="float">
            <text:p>10</text:p>
          </table:table-cell>
          <table:table-cell table:formula="of:=IF(MOD(-[.$A22];[.E$1])=[.E$3];&quot;XXX&quot;;MOD([.$A22];[.E$1]))" office:value-type="string" office:string-value="XXX" calcext:value-type="string">
            <text:p>XXX</text:p>
          </table:table-cell>
          <table:table-cell table:formula="of:=IF(MOD(-[.$A22];[.F$1])=[.F$3];&quot;XXX&quot;;MOD([.$A22];[.F$1]))" office:value-type="string" office:string-value="XXX" calcext:value-type="string">
            <text:p>XXX</text:p>
          </table:table-cell>
          <table:table-cell/>
        </table:table-row>
        <table:table-row table:style-name="ro1">
          <table:table-cell table:formula="of:=[.A22]+(7*13*31*19)" office:value-type="float" office:value="2087162" calcext:value-type="float">
            <text:p>2087162</text:p>
          </table:table-cell>
          <table:table-cell table:formula="of:=IF(MOD(-[.$A23];[.B$1])=[.B$3];&quot;XXX&quot;;MOD([.$A23];[.B$1]))" office:value-type="string" office:string-value="XXX" calcext:value-type="string">
            <text:p>XXX</text:p>
          </table:table-cell>
          <table:table-cell table:formula="of:=IF(MOD(-[.$A23];[.C$1])=[.C$3];&quot;XXX&quot;;MOD([.$A23];[.C$1]))" office:value-type="string" office:string-value="XXX" calcext:value-type="string">
            <text:p>XXX</text:p>
          </table:table-cell>
          <table:table-cell table:formula="of:=IF(MOD(-[.$A23];[.D$1])=[.D$3];&quot;XXX&quot;;MOD([.$A23];[.D$1]))" office:value-type="float" office:value="37" calcext:value-type="float">
            <text:p>37</text:p>
          </table:table-cell>
          <table:table-cell table:formula="of:=IF(MOD(-[.$A23];[.E$1])=[.E$3];&quot;XXX&quot;;MOD([.$A23];[.E$1]))" office:value-type="string" office:string-value="XXX" calcext:value-type="string">
            <text:p>XXX</text:p>
          </table:table-cell>
          <table:table-cell table:formula="of:=IF(MOD(-[.$A23];[.F$1])=[.F$3];&quot;XXX&quot;;MOD([.$A23];[.F$1]))" office:value-type="string" office:string-value="XXX" calcext:value-type="string">
            <text:p>XXX</text:p>
          </table:table-cell>
          <table:table-cell/>
        </table:table-row>
        <table:table-row table:style-name="ro1">
          <table:table-cell table:formula="of:=[.A23]+(7*13*31*19)" office:value-type="float" office:value="2140761" calcext:value-type="float">
            <text:p>2140761</text:p>
          </table:table-cell>
          <table:table-cell table:formula="of:=IF(MOD(-[.$A24];[.B$1])=[.B$3];&quot;XXX&quot;;MOD([.$A24];[.B$1]))" office:value-type="string" office:string-value="XXX" calcext:value-type="string">
            <text:p>XXX</text:p>
          </table:table-cell>
          <table:table-cell table:formula="of:=IF(MOD(-[.$A24];[.C$1])=[.C$3];&quot;XXX&quot;;MOD([.$A24];[.C$1]))" office:value-type="string" office:string-value="XXX" calcext:value-type="string">
            <text:p>XXX</text:p>
          </table:table-cell>
          <table:table-cell table:formula="of:=IF(MOD(-[.$A24];[.D$1])=[.D$3];&quot;XXX&quot;;MOD([.$A24];[.D$1]))" office:value-type="float" office:value="5" calcext:value-type="float">
            <text:p>5</text:p>
          </table:table-cell>
          <table:table-cell table:formula="of:=IF(MOD(-[.$A24];[.E$1])=[.E$3];&quot;XXX&quot;;MOD([.$A24];[.E$1]))" office:value-type="string" office:string-value="XXX" calcext:value-type="string">
            <text:p>XXX</text:p>
          </table:table-cell>
          <table:table-cell table:formula="of:=IF(MOD(-[.$A24];[.F$1])=[.F$3];&quot;XXX&quot;;MOD([.$A24];[.F$1]))" office:value-type="string" office:string-value="XXX" calcext:value-type="string">
            <text:p>XXX</text:p>
          </table:table-cell>
          <table:table-cell/>
        </table:table-row>
        <table:table-row table:style-name="ro1">
          <table:table-cell table:formula="of:=[.A24]+(7*13*31*19)" office:value-type="float" office:value="2194360" calcext:value-type="float">
            <text:p>2194360</text:p>
          </table:table-cell>
          <table:table-cell table:formula="of:=IF(MOD(-[.$A25];[.B$1])=[.B$3];&quot;XXX&quot;;MOD([.$A25];[.B$1]))" office:value-type="string" office:string-value="XXX" calcext:value-type="string">
            <text:p>XXX</text:p>
          </table:table-cell>
          <table:table-cell table:formula="of:=IF(MOD(-[.$A25];[.C$1])=[.C$3];&quot;XXX&quot;;MOD([.$A25];[.C$1]))" office:value-type="string" office:string-value="XXX" calcext:value-type="string">
            <text:p>XXX</text:p>
          </table:table-cell>
          <table:table-cell table:formula="of:=IF(MOD(-[.$A25];[.D$1])=[.D$3];&quot;XXX&quot;;MOD([.$A25];[.D$1]))" office:value-type="float" office:value="32" calcext:value-type="float">
            <text:p>32</text:p>
          </table:table-cell>
          <table:table-cell table:formula="of:=IF(MOD(-[.$A25];[.E$1])=[.E$3];&quot;XXX&quot;;MOD([.$A25];[.E$1]))" office:value-type="string" office:string-value="XXX" calcext:value-type="string">
            <text:p>XXX</text:p>
          </table:table-cell>
          <table:table-cell table:formula="of:=IF(MOD(-[.$A25];[.F$1])=[.F$3];&quot;XXX&quot;;MOD([.$A25];[.F$1]))" office:value-type="string" office:string-value="XXX" calcext:value-type="string">
            <text:p>XXX</text:p>
          </table:table-cell>
          <table:table-cell/>
        </table:table-row>
        <table:table-row table:style-name="ro1">
          <table:table-cell table:formula="of:=[.A25]+(7*13*31*19)" office:value-type="float" office:value="2247959" calcext:value-type="float">
            <text:p>2247959</text:p>
          </table:table-cell>
          <table:table-cell table:formula="of:=IF(MOD(-[.$A26];[.B$1])=[.B$3];&quot;XXX&quot;;MOD([.$A26];[.B$1]))" office:value-type="string" office:string-value="XXX" calcext:value-type="string">
            <text:p>XXX</text:p>
          </table:table-cell>
          <table:table-cell table:formula="of:=IF(MOD(-[.$A26];[.C$1])=[.C$3];&quot;XXX&quot;;MOD([.$A26];[.C$1]))" office:value-type="string" office:string-value="XXX" calcext:value-type="string">
            <text:p>XXX</text:p>
          </table:table-cell>
          <table:table-cell table:formula="of:=IF(MOD(-[.$A26];[.D$1])=[.D$3];&quot;XXX&quot;;MOD([.$A26];[.D$1]))" office:value-type="float" office:value="0" calcext:value-type="float">
            <text:p>0</text:p>
          </table:table-cell>
          <table:table-cell table:formula="of:=IF(MOD(-[.$A26];[.E$1])=[.E$3];&quot;XXX&quot;;MOD([.$A26];[.E$1]))" office:value-type="string" office:string-value="XXX" calcext:value-type="string">
            <text:p>XXX</text:p>
          </table:table-cell>
          <table:table-cell table:formula="of:=IF(MOD(-[.$A26];[.F$1])=[.F$3];&quot;XXX&quot;;MOD([.$A26];[.F$1]))" office:value-type="string" office:string-value="XXX" calcext:value-type="string">
            <text:p>XXX</text:p>
          </table:table-cell>
          <table:table-cell/>
        </table:table-row>
        <table:table-row table:style-name="ro1">
          <table:table-cell table:formula="of:=[.A26]+(7*13*31*19)" office:value-type="float" office:value="2301558" calcext:value-type="float">
            <text:p>2301558</text:p>
          </table:table-cell>
          <table:table-cell table:formula="of:=IF(MOD(-[.$A27];[.B$1])=[.B$3];&quot;XXX&quot;;MOD([.$A27];[.B$1]))" office:value-type="string" office:string-value="XXX" calcext:value-type="string">
            <text:p>XXX</text:p>
          </table:table-cell>
          <table:table-cell table:formula="of:=IF(MOD(-[.$A27];[.C$1])=[.C$3];&quot;XXX&quot;;MOD([.$A27];[.C$1]))" office:value-type="string" office:string-value="XXX" calcext:value-type="string">
            <text:p>XXX</text:p>
          </table:table-cell>
          <table:table-cell table:formula="of:=IF(MOD(-[.$A27];[.D$1])=[.D$3];&quot;XXX&quot;;MOD([.$A27];[.D$1]))" office:value-type="float" office:value="27" calcext:value-type="float">
            <text:p>27</text:p>
          </table:table-cell>
          <table:table-cell table:formula="of:=IF(MOD(-[.$A27];[.E$1])=[.E$3];&quot;XXX&quot;;MOD([.$A27];[.E$1]))" office:value-type="string" office:string-value="XXX" calcext:value-type="string">
            <text:p>XXX</text:p>
          </table:table-cell>
          <table:table-cell table:formula="of:=IF(MOD(-[.$A27];[.F$1])=[.F$3];&quot;XXX&quot;;MOD([.$A27];[.F$1]))" office:value-type="string" office:string-value="XXX" calcext:value-type="string">
            <text:p>XXX</text:p>
          </table:table-cell>
          <table:table-cell/>
        </table:table-row>
        <table:table-row table:style-name="ro1">
          <table:table-cell table:formula="of:=[.A27]+(7*13*31*19)" office:value-type="float" office:value="2355157" calcext:value-type="float">
            <text:p>2355157</text:p>
          </table:table-cell>
          <table:table-cell table:formula="of:=IF(MOD(-[.$A28];[.B$1])=[.B$3];&quot;XXX&quot;;MOD([.$A28];[.B$1]))" office:value-type="string" office:string-value="XXX" calcext:value-type="string">
            <text:p>XXX</text:p>
          </table:table-cell>
          <table:table-cell table:formula="of:=IF(MOD(-[.$A28];[.C$1])=[.C$3];&quot;XXX&quot;;MOD([.$A28];[.C$1]))" office:value-type="string" office:string-value="XXX" calcext:value-type="string">
            <text:p>XXX</text:p>
          </table:table-cell>
          <table:table-cell table:formula="of:=IF(MOD(-[.$A28];[.D$1])=[.D$3];&quot;XXX&quot;;MOD([.$A28];[.D$1]))" office:value-type="float" office:value="54" calcext:value-type="float">
            <text:p>54</text:p>
          </table:table-cell>
          <table:table-cell table:formula="of:=IF(MOD(-[.$A28];[.E$1])=[.E$3];&quot;XXX&quot;;MOD([.$A28];[.E$1]))" office:value-type="string" office:string-value="XXX" calcext:value-type="string">
            <text:p>XXX</text:p>
          </table:table-cell>
          <table:table-cell table:formula="of:=IF(MOD(-[.$A28];[.F$1])=[.F$3];&quot;XXX&quot;;MOD([.$A28];[.F$1]))" office:value-type="string" office:string-value="XXX" calcext:value-type="string">
            <text:p>XXX</text:p>
          </table:table-cell>
          <table:table-cell/>
        </table:table-row>
        <table:table-row table:style-name="ro1">
          <table:table-cell table:formula="of:=[.A28]+(7*13*31*19)" office:value-type="float" office:value="2408756" calcext:value-type="float">
            <text:p>2408756</text:p>
          </table:table-cell>
          <table:table-cell table:formula="of:=IF(MOD(-[.$A29];[.B$1])=[.B$3];&quot;XXX&quot;;MOD([.$A29];[.B$1]))" office:value-type="string" office:string-value="XXX" calcext:value-type="string">
            <text:p>XXX</text:p>
          </table:table-cell>
          <table:table-cell table:formula="of:=IF(MOD(-[.$A29];[.C$1])=[.C$3];&quot;XXX&quot;;MOD([.$A29];[.C$1]))" office:value-type="string" office:string-value="XXX" calcext:value-type="string">
            <text:p>XXX</text:p>
          </table:table-cell>
          <table:table-cell table:formula="of:=IF(MOD(-[.$A29];[.D$1])=[.D$3];&quot;XXX&quot;;MOD([.$A29];[.D$1]))" office:value-type="float" office:value="22" calcext:value-type="float">
            <text:p>22</text:p>
          </table:table-cell>
          <table:table-cell table:formula="of:=IF(MOD(-[.$A29];[.E$1])=[.E$3];&quot;XXX&quot;;MOD([.$A29];[.E$1]))" office:value-type="string" office:string-value="XXX" calcext:value-type="string">
            <text:p>XXX</text:p>
          </table:table-cell>
          <table:table-cell table:formula="of:=IF(MOD(-[.$A29];[.F$1])=[.F$3];&quot;XXX&quot;;MOD([.$A29];[.F$1]))" office:value-type="string" office:string-value="XXX" calcext:value-type="string">
            <text:p>XXX</text:p>
          </table:table-cell>
          <table:table-cell/>
        </table:table-row>
        <table:table-row table:style-name="ro1">
          <table:table-cell table:formula="of:=[.A29]+(7*13*31*19)" office:value-type="float" office:value="2462355" calcext:value-type="float">
            <text:p>2462355</text:p>
          </table:table-cell>
          <table:table-cell table:formula="of:=IF(MOD(-[.$A30];[.B$1])=[.B$3];&quot;XXX&quot;;MOD([.$A30];[.B$1]))" office:value-type="string" office:string-value="XXX" calcext:value-type="string">
            <text:p>XXX</text:p>
          </table:table-cell>
          <table:table-cell table:formula="of:=IF(MOD(-[.$A30];[.C$1])=[.C$3];&quot;XXX&quot;;MOD([.$A30];[.C$1]))" office:value-type="string" office:string-value="XXX" calcext:value-type="string">
            <text:p>XXX</text:p>
          </table:table-cell>
          <table:table-cell table:formula="of:=IF(MOD(-[.$A30];[.D$1])=[.D$3];&quot;XXX&quot;;MOD([.$A30];[.D$1]))" office:value-type="float" office:value="49" calcext:value-type="float">
            <text:p>49</text:p>
          </table:table-cell>
          <table:table-cell table:formula="of:=IF(MOD(-[.$A30];[.E$1])=[.E$3];&quot;XXX&quot;;MOD([.$A30];[.E$1]))" office:value-type="string" office:string-value="XXX" calcext:value-type="string">
            <text:p>XXX</text:p>
          </table:table-cell>
          <table:table-cell table:formula="of:=IF(MOD(-[.$A30];[.F$1])=[.F$3];&quot;XXX&quot;;MOD([.$A30];[.F$1]))" office:value-type="string" office:string-value="XXX" calcext:value-type="string">
            <text:p>XXX</text:p>
          </table:table-cell>
          <table:table-cell/>
        </table:table-row>
        <table:table-row table:style-name="ro1">
          <table:table-cell table:formula="of:=[.A30]+(7*13*31*19)" office:value-type="float" office:value="2515954" calcext:value-type="float">
            <text:p>2515954</text:p>
          </table:table-cell>
          <table:table-cell table:formula="of:=IF(MOD(-[.$A31];[.B$1])=[.B$3];&quot;XXX&quot;;MOD([.$A31];[.B$1]))" office:value-type="string" office:string-value="XXX" calcext:value-type="string">
            <text:p>XXX</text:p>
          </table:table-cell>
          <table:table-cell table:formula="of:=IF(MOD(-[.$A31];[.C$1])=[.C$3];&quot;XXX&quot;;MOD([.$A31];[.C$1]))" office:value-type="string" office:string-value="XXX" calcext:value-type="string">
            <text:p>XXX</text:p>
          </table:table-cell>
          <table:table-cell table:formula="of:=IF(MOD(-[.$A31];[.D$1])=[.D$3];&quot;XXX&quot;;MOD([.$A31];[.D$1]))" office:value-type="float" office:value="17" calcext:value-type="float">
            <text:p>17</text:p>
          </table:table-cell>
          <table:table-cell table:formula="of:=IF(MOD(-[.$A31];[.E$1])=[.E$3];&quot;XXX&quot;;MOD([.$A31];[.E$1]))" office:value-type="string" office:string-value="XXX" calcext:value-type="string">
            <text:p>XXX</text:p>
          </table:table-cell>
          <table:table-cell table:formula="of:=IF(MOD(-[.$A31];[.F$1])=[.F$3];&quot;XXX&quot;;MOD([.$A31];[.F$1]))" office:value-type="string" office:string-value="XXX" calcext:value-type="string">
            <text:p>XXX</text:p>
          </table:table-cell>
          <table:table-cell table:style-name="Default"/>
        </table:table-row>
        <table:table-row table:style-name="ro1">
          <table:table-cell table:formula="of:=[.A31]+(7*13*31*19)" office:value-type="float" office:value="2569553" calcext:value-type="float">
            <text:p>2569553</text:p>
          </table:table-cell>
          <table:table-cell table:formula="of:=IF(MOD(-[.$A32];[.B$1])=[.B$3];&quot;XXX&quot;;MOD([.$A32];[.B$1]))" office:value-type="string" office:string-value="XXX" calcext:value-type="string">
            <text:p>XXX</text:p>
          </table:table-cell>
          <table:table-cell table:formula="of:=IF(MOD(-[.$A32];[.C$1])=[.C$3];&quot;XXX&quot;;MOD([.$A32];[.C$1]))" office:value-type="string" office:string-value="XXX" calcext:value-type="string">
            <text:p>XXX</text:p>
          </table:table-cell>
          <table:table-cell table:formula="of:=IF(MOD(-[.$A32];[.D$1])=[.D$3];&quot;XXX&quot;;MOD([.$A32];[.D$1]))" office:value-type="float" office:value="44" calcext:value-type="float">
            <text:p>44</text:p>
          </table:table-cell>
          <table:table-cell table:formula="of:=IF(MOD(-[.$A32];[.E$1])=[.E$3];&quot;XXX&quot;;MOD([.$A32];[.E$1]))" office:value-type="string" office:string-value="XXX" calcext:value-type="string">
            <text:p>XXX</text:p>
          </table:table-cell>
          <table:table-cell table:formula="of:=IF(MOD(-[.$A32];[.F$1])=[.F$3];&quot;XXX&quot;;MOD([.$A32];[.F$1]))" office:value-type="string" office:string-value="XXX" calcext:value-type="string">
            <text:p>XXX</text:p>
          </table:table-cell>
          <table:table-cell table:style-name="Default"/>
        </table:table-row>
        <table:table-row table:style-name="ro1">
          <table:table-cell table:formula="of:=[.A32]+(7*13*31*19)" office:value-type="float" office:value="2623152" calcext:value-type="float">
            <text:p>2623152</text:p>
          </table:table-cell>
          <table:table-cell table:formula="of:=IF(MOD(-[.$A33];[.B$1])=[.B$3];&quot;XXX&quot;;MOD([.$A33];[.B$1]))" office:value-type="string" office:string-value="XXX" calcext:value-type="string">
            <text:p>XXX</text:p>
          </table:table-cell>
          <table:table-cell table:formula="of:=IF(MOD(-[.$A33];[.C$1])=[.C$3];&quot;XXX&quot;;MOD([.$A33];[.C$1]))" office:value-type="string" office:string-value="XXX" calcext:value-type="string">
            <text:p>XXX</text:p>
          </table:table-cell>
          <table:table-cell table:formula="of:=IF(MOD(-[.$A33];[.D$1])=[.D$3];&quot;XXX&quot;;MOD([.$A33];[.D$1]))" office:value-type="float" office:value="12" calcext:value-type="float">
            <text:p>12</text:p>
          </table:table-cell>
          <table:table-cell table:formula="of:=IF(MOD(-[.$A33];[.E$1])=[.E$3];&quot;XXX&quot;;MOD([.$A33];[.E$1]))" office:value-type="string" office:string-value="XXX" calcext:value-type="string">
            <text:p>XXX</text:p>
          </table:table-cell>
          <table:table-cell table:formula="of:=IF(MOD(-[.$A33];[.F$1])=[.F$3];&quot;XXX&quot;;MOD([.$A33];[.F$1]))" office:value-type="string" office:string-value="XXX" calcext:value-type="string">
            <text:p>XXX</text:p>
          </table:table-cell>
          <table:table-cell table:style-name="Default"/>
        </table:table-row>
        <table:table-row table:style-name="ro1">
          <table:table-cell table:formula="of:=[.A33]+(7*13*31*19)" office:value-type="float" office:value="2676751" calcext:value-type="float">
            <text:p>2676751</text:p>
          </table:table-cell>
          <table:table-cell table:formula="of:=IF(MOD(-[.$A34];[.B$1])=[.B$3];&quot;XXX&quot;;MOD([.$A34];[.B$1]))" office:value-type="string" office:string-value="XXX" calcext:value-type="string">
            <text:p>XXX</text:p>
          </table:table-cell>
          <table:table-cell table:formula="of:=IF(MOD(-[.$A34];[.C$1])=[.C$3];&quot;XXX&quot;;MOD([.$A34];[.C$1]))" office:value-type="string" office:string-value="XXX" calcext:value-type="string">
            <text:p>XXX</text:p>
          </table:table-cell>
          <table:table-cell table:formula="of:=IF(MOD(-[.$A34];[.D$1])=[.D$3];&quot;XXX&quot;;MOD([.$A34];[.D$1]))" office:value-type="float" office:value="39" calcext:value-type="float">
            <text:p>39</text:p>
          </table:table-cell>
          <table:table-cell table:formula="of:=IF(MOD(-[.$A34];[.E$1])=[.E$3];&quot;XXX&quot;;MOD([.$A34];[.E$1]))" office:value-type="string" office:string-value="XXX" calcext:value-type="string">
            <text:p>XXX</text:p>
          </table:table-cell>
          <table:table-cell table:formula="of:=IF(MOD(-[.$A34];[.F$1])=[.F$3];&quot;XXX&quot;;MOD([.$A34];[.F$1]))" office:value-type="string" office:string-value="XXX" calcext:value-type="string">
            <text:p>XXX</text:p>
          </table:table-cell>
          <table:table-cell table:style-name="Default"/>
        </table:table-row>
        <table:table-row table:style-name="ro1">
          <table:table-cell table:formula="of:=[.A34]+(7*13*31*19)" office:value-type="float" office:value="2730350" calcext:value-type="float">
            <text:p>2730350</text:p>
          </table:table-cell>
          <table:table-cell table:formula="of:=IF(MOD(-[.$A35];[.B$1])=[.B$3];&quot;XXX&quot;;MOD([.$A35];[.B$1]))" office:value-type="string" office:string-value="XXX" calcext:value-type="string">
            <text:p>XXX</text:p>
          </table:table-cell>
          <table:table-cell table:formula="of:=IF(MOD(-[.$A35];[.C$1])=[.C$3];&quot;XXX&quot;;MOD([.$A35];[.C$1]))" office:value-type="string" office:string-value="XXX" calcext:value-type="string">
            <text:p>XXX</text:p>
          </table:table-cell>
          <table:table-cell table:formula="of:=IF(MOD(-[.$A35];[.D$1])=[.D$3];&quot;XXX&quot;;MOD([.$A35];[.D$1]))" office:value-type="float" office:value="7" calcext:value-type="float">
            <text:p>7</text:p>
          </table:table-cell>
          <table:table-cell table:formula="of:=IF(MOD(-[.$A35];[.E$1])=[.E$3];&quot;XXX&quot;;MOD([.$A35];[.E$1]))" office:value-type="string" office:string-value="XXX" calcext:value-type="string">
            <text:p>XXX</text:p>
          </table:table-cell>
          <table:table-cell table:formula="of:=IF(MOD(-[.$A35];[.F$1])=[.F$3];&quot;XXX&quot;;MOD([.$A35];[.F$1]))" office:value-type="string" office:string-value="XXX" calcext:value-type="string">
            <text:p>XXX</text:p>
          </table:table-cell>
          <table:table-cell table:style-name="Default"/>
        </table:table-row>
        <table:table-row table:style-name="ro1">
          <table:table-cell table:formula="of:=[.A35]+(7*13*31*19)" office:value-type="float" office:value="2783949" calcext:value-type="float">
            <text:p>2783949</text:p>
          </table:table-cell>
          <table:table-cell table:formula="of:=IF(MOD(-[.$A36];[.B$1])=[.B$3];&quot;XXX&quot;;MOD([.$A36];[.B$1]))" office:value-type="string" office:string-value="XXX" calcext:value-type="string">
            <text:p>XXX</text:p>
          </table:table-cell>
          <table:table-cell table:formula="of:=IF(MOD(-[.$A36];[.C$1])=[.C$3];&quot;XXX&quot;;MOD([.$A36];[.C$1]))" office:value-type="string" office:string-value="XXX" calcext:value-type="string">
            <text:p>XXX</text:p>
          </table:table-cell>
          <table:table-cell table:formula="of:=IF(MOD(-[.$A36];[.D$1])=[.D$3];&quot;XXX&quot;;MOD([.$A36];[.D$1]))" office:value-type="float" office:value="34" calcext:value-type="float">
            <text:p>34</text:p>
          </table:table-cell>
          <table:table-cell table:formula="of:=IF(MOD(-[.$A36];[.E$1])=[.E$3];&quot;XXX&quot;;MOD([.$A36];[.E$1]))" office:value-type="string" office:string-value="XXX" calcext:value-type="string">
            <text:p>XXX</text:p>
          </table:table-cell>
          <table:table-cell table:formula="of:=IF(MOD(-[.$A36];[.F$1])=[.F$3];&quot;XXX&quot;;MOD([.$A36];[.F$1]))" office:value-type="string" office:string-value="XXX" calcext:value-type="string">
            <text:p>XXX</text:p>
          </table:table-cell>
          <table:table-cell table:style-name="Default"/>
        </table:table-row>
        <table:table-row table:style-name="ro1">
          <table:table-cell table:formula="of:=[.A36]+(7*13*31*19)" office:value-type="float" office:value="2837548" calcext:value-type="float">
            <text:p>2837548</text:p>
          </table:table-cell>
          <table:table-cell table:formula="of:=IF(MOD(-[.$A37];[.B$1])=[.B$3];&quot;XXX&quot;;MOD([.$A37];[.B$1]))" office:value-type="string" office:string-value="XXX" calcext:value-type="string">
            <text:p>XXX</text:p>
          </table:table-cell>
          <table:table-cell table:formula="of:=IF(MOD(-[.$A37];[.C$1])=[.C$3];&quot;XXX&quot;;MOD([.$A37];[.C$1]))" office:value-type="string" office:string-value="XXX" calcext:value-type="string">
            <text:p>XXX</text:p>
          </table:table-cell>
          <table:table-cell table:formula="of:=IF(MOD(-[.$A37];[.D$1])=[.D$3];&quot;XXX&quot;;MOD([.$A37];[.D$1]))" office:value-type="float" office:value="2" calcext:value-type="float">
            <text:p>2</text:p>
          </table:table-cell>
          <table:table-cell table:formula="of:=IF(MOD(-[.$A37];[.E$1])=[.E$3];&quot;XXX&quot;;MOD([.$A37];[.E$1]))" office:value-type="string" office:string-value="XXX" calcext:value-type="string">
            <text:p>XXX</text:p>
          </table:table-cell>
          <table:table-cell table:formula="of:=IF(MOD(-[.$A37];[.F$1])=[.F$3];&quot;XXX&quot;;MOD([.$A37];[.F$1]))" office:value-type="string" office:string-value="XXX" calcext:value-type="string">
            <text:p>XXX</text:p>
          </table:table-cell>
          <table:table-cell table:style-name="Default"/>
        </table:table-row>
        <table:table-row table:style-name="ro1">
          <table:table-cell table:formula="of:=[.A37]+(7*13*31*19)" office:value-type="float" office:value="2891147" calcext:value-type="float">
            <text:p>2891147</text:p>
          </table:table-cell>
          <table:table-cell table:formula="of:=IF(MOD(-[.$A38];[.B$1])=[.B$3];&quot;XXX&quot;;MOD([.$A38];[.B$1]))" office:value-type="string" office:string-value="XXX" calcext:value-type="string">
            <text:p>XXX</text:p>
          </table:table-cell>
          <table:table-cell table:formula="of:=IF(MOD(-[.$A38];[.C$1])=[.C$3];&quot;XXX&quot;;MOD([.$A38];[.C$1]))" office:value-type="string" office:string-value="XXX" calcext:value-type="string">
            <text:p>XXX</text:p>
          </table:table-cell>
          <table:table-cell table:formula="of:=IF(MOD(-[.$A38];[.D$1])=[.D$3];&quot;XXX&quot;;MOD([.$A38];[.D$1]))" office:value-type="float" office:value="29" calcext:value-type="float">
            <text:p>29</text:p>
          </table:table-cell>
          <table:table-cell table:formula="of:=IF(MOD(-[.$A38];[.E$1])=[.E$3];&quot;XXX&quot;;MOD([.$A38];[.E$1]))" office:value-type="string" office:string-value="XXX" calcext:value-type="string">
            <text:p>XXX</text:p>
          </table:table-cell>
          <table:table-cell table:formula="of:=IF(MOD(-[.$A38];[.F$1])=[.F$3];&quot;XXX&quot;;MOD([.$A38];[.F$1]))" office:value-type="string" office:string-value="XXX" calcext:value-type="string">
            <text:p>XXX</text:p>
          </table:table-cell>
          <table:table-cell table:style-name="Default"/>
        </table:table-row>
        <table:table-row table:style-name="ro1">
          <table:table-cell table:formula="of:=[.A38]+(7*13*31*19)" office:value-type="float" office:value="2944746" calcext:value-type="float">
            <text:p>2944746</text:p>
          </table:table-cell>
          <table:table-cell table:formula="of:=IF(MOD(-[.$A39];[.B$1])=[.B$3];&quot;XXX&quot;;MOD([.$A39];[.B$1]))" office:value-type="string" office:string-value="XXX" calcext:value-type="string">
            <text:p>XXX</text:p>
          </table:table-cell>
          <table:table-cell table:formula="of:=IF(MOD(-[.$A39];[.C$1])=[.C$3];&quot;XXX&quot;;MOD([.$A39];[.C$1]))" office:value-type="string" office:string-value="XXX" calcext:value-type="string">
            <text:p>XXX</text:p>
          </table:table-cell>
          <table:table-cell table:formula="of:=IF(MOD(-[.$A39];[.D$1])=[.D$3];&quot;XXX&quot;;MOD([.$A39];[.D$1]))" office:value-type="float" office:value="56" calcext:value-type="float">
            <text:p>56</text:p>
          </table:table-cell>
          <table:table-cell table:formula="of:=IF(MOD(-[.$A39];[.E$1])=[.E$3];&quot;XXX&quot;;MOD([.$A39];[.E$1]))" office:value-type="string" office:string-value="XXX" calcext:value-type="string">
            <text:p>XXX</text:p>
          </table:table-cell>
          <table:table-cell table:formula="of:=IF(MOD(-[.$A39];[.F$1])=[.F$3];&quot;XXX&quot;;MOD([.$A39];[.F$1]))" office:value-type="string" office:string-value="XXX" calcext:value-type="string">
            <text:p>XXX</text:p>
          </table:table-cell>
          <table:table-cell table:style-name="Default"/>
        </table:table-row>
        <table:table-row table:style-name="ro1">
          <table:table-cell table:formula="of:=[.A39]+(7*13*31*19)" office:value-type="float" office:value="2998345" calcext:value-type="float">
            <text:p>2998345</text:p>
          </table:table-cell>
          <table:table-cell table:formula="of:=IF(MOD(-[.$A40];[.B$1])=[.B$3];&quot;XXX&quot;;MOD([.$A40];[.B$1]))" office:value-type="string" office:string-value="XXX" calcext:value-type="string">
            <text:p>XXX</text:p>
          </table:table-cell>
          <table:table-cell table:formula="of:=IF(MOD(-[.$A40];[.C$1])=[.C$3];&quot;XXX&quot;;MOD([.$A40];[.C$1]))" office:value-type="string" office:string-value="XXX" calcext:value-type="string">
            <text:p>XXX</text:p>
          </table:table-cell>
          <table:table-cell table:formula="of:=IF(MOD(-[.$A40];[.D$1])=[.D$3];&quot;XXX&quot;;MOD([.$A40];[.D$1]))" office:value-type="float" office:value="24" calcext:value-type="float">
            <text:p>24</text:p>
          </table:table-cell>
          <table:table-cell table:formula="of:=IF(MOD(-[.$A40];[.E$1])=[.E$3];&quot;XXX&quot;;MOD([.$A40];[.E$1]))" office:value-type="string" office:string-value="XXX" calcext:value-type="string">
            <text:p>XXX</text:p>
          </table:table-cell>
          <table:table-cell table:formula="of:=IF(MOD(-[.$A40];[.F$1])=[.F$3];&quot;XXX&quot;;MOD([.$A40];[.F$1]))" office:value-type="string" office:string-value="XXX" calcext:value-type="string">
            <text:p>XXX</text:p>
          </table:table-cell>
          <table:table-cell table:style-name="Default"/>
        </table:table-row>
        <table:table-row table:style-name="ro1">
          <table:table-cell table:formula="of:=[.A40]+(7*13*31*19)" office:value-type="float" office:value="3051944" calcext:value-type="float">
            <text:p>3051944</text:p>
          </table:table-cell>
          <table:table-cell table:formula="of:=IF(MOD(-[.$A41];[.B$1])=[.B$3];&quot;XXX&quot;;MOD([.$A41];[.B$1]))" office:value-type="string" office:string-value="XXX" calcext:value-type="string">
            <text:p>XXX</text:p>
          </table:table-cell>
          <table:table-cell table:formula="of:=IF(MOD(-[.$A41];[.C$1])=[.C$3];&quot;XXX&quot;;MOD([.$A41];[.C$1]))" office:value-type="string" office:string-value="XXX" calcext:value-type="string">
            <text:p>XXX</text:p>
          </table:table-cell>
          <table:table-cell table:formula="of:=IF(MOD(-[.$A41];[.D$1])=[.D$3];&quot;XXX&quot;;MOD([.$A41];[.D$1]))" office:value-type="float" office:value="51" calcext:value-type="float">
            <text:p>51</text:p>
          </table:table-cell>
          <table:table-cell table:formula="of:=IF(MOD(-[.$A41];[.E$1])=[.E$3];&quot;XXX&quot;;MOD([.$A41];[.E$1]))" office:value-type="string" office:string-value="XXX" calcext:value-type="string">
            <text:p>XXX</text:p>
          </table:table-cell>
          <table:table-cell table:formula="of:=IF(MOD(-[.$A41];[.F$1])=[.F$3];&quot;XXX&quot;;MOD([.$A41];[.F$1]))" office:value-type="string" office:string-value="XXX" calcext:value-type="string">
            <text:p>XXX</text:p>
          </table:table-cell>
          <table:table-cell table:style-name="Default"/>
        </table:table-row>
        <table:table-row table:style-name="ro1">
          <table:table-cell table:formula="of:=[.A41]+(7*13*31*19)" office:value-type="float" office:value="3105543" calcext:value-type="float">
            <text:p>3105543</text:p>
          </table:table-cell>
          <table:table-cell table:formula="of:=IF(MOD(-[.$A42];[.B$1])=[.B$3];&quot;XXX&quot;;MOD([.$A42];[.B$1]))" office:value-type="string" office:string-value="XXX" calcext:value-type="string">
            <text:p>XXX</text:p>
          </table:table-cell>
          <table:table-cell table:formula="of:=IF(MOD(-[.$A42];[.C$1])=[.C$3];&quot;XXX&quot;;MOD([.$A42];[.C$1]))" office:value-type="string" office:string-value="XXX" calcext:value-type="string">
            <text:p>XXX</text:p>
          </table:table-cell>
          <table:table-cell table:formula="of:=IF(MOD(-[.$A42];[.D$1])=[.D$3];&quot;XXX&quot;;MOD([.$A42];[.D$1]))" office:value-type="float" office:value="19" calcext:value-type="float">
            <text:p>19</text:p>
          </table:table-cell>
          <table:table-cell table:formula="of:=IF(MOD(-[.$A42];[.E$1])=[.E$3];&quot;XXX&quot;;MOD([.$A42];[.E$1]))" office:value-type="string" office:string-value="XXX" calcext:value-type="string">
            <text:p>XXX</text:p>
          </table:table-cell>
          <table:table-cell table:formula="of:=IF(MOD(-[.$A42];[.F$1])=[.F$3];&quot;XXX&quot;;MOD([.$A42];[.F$1]))" office:value-type="string" office:string-value="XXX" calcext:value-type="string">
            <text:p>XXX</text:p>
          </table:table-cell>
          <table:table-cell table:style-name="Default"/>
        </table:table-row>
        <table:table-row table:style-name="ro1">
          <table:table-cell table:formula="of:=[.A42]+(7*13*31*19)" office:value-type="float" office:value="3159142" calcext:value-type="float">
            <text:p>3159142</text:p>
          </table:table-cell>
          <table:table-cell table:formula="of:=IF(MOD(-[.$A43];[.B$1])=[.B$3];&quot;XXX&quot;;MOD([.$A43];[.B$1]))" office:value-type="string" office:string-value="XXX" calcext:value-type="string">
            <text:p>XXX</text:p>
          </table:table-cell>
          <table:table-cell table:formula="of:=IF(MOD(-[.$A43];[.C$1])=[.C$3];&quot;XXX&quot;;MOD([.$A43];[.C$1]))" office:value-type="string" office:string-value="XXX" calcext:value-type="string">
            <text:p>XXX</text:p>
          </table:table-cell>
          <table:table-cell table:formula="of:=IF(MOD(-[.$A43];[.D$1])=[.D$3];&quot;XXX&quot;;MOD([.$A43];[.D$1]))" office:value-type="float" office:value="46" calcext:value-type="float">
            <text:p>46</text:p>
          </table:table-cell>
          <table:table-cell table:formula="of:=IF(MOD(-[.$A43];[.E$1])=[.E$3];&quot;XXX&quot;;MOD([.$A43];[.E$1]))" office:value-type="string" office:string-value="XXX" calcext:value-type="string">
            <text:p>XXX</text:p>
          </table:table-cell>
          <table:table-cell table:formula="of:=IF(MOD(-[.$A43];[.F$1])=[.F$3];&quot;XXX&quot;;MOD([.$A43];[.F$1]))" office:value-type="string" office:string-value="XXX" calcext:value-type="string">
            <text:p>XXX</text:p>
          </table:table-cell>
          <table:table-cell table:style-name="Default"/>
        </table:table-row>
        <table:table-row table:style-name="ro1">
          <table:table-cell table:formula="of:=[.A43]+(7*13*31*19)" office:value-type="float" office:value="3212741" calcext:value-type="float">
            <text:p>3212741</text:p>
          </table:table-cell>
          <table:table-cell table:formula="of:=IF(MOD(-[.$A44];[.B$1])=[.B$3];&quot;XXX&quot;;MOD([.$A44];[.B$1]))" office:value-type="string" office:string-value="XXX" calcext:value-type="string">
            <text:p>XXX</text:p>
          </table:table-cell>
          <table:table-cell table:formula="of:=IF(MOD(-[.$A44];[.C$1])=[.C$3];&quot;XXX&quot;;MOD([.$A44];[.C$1]))" office:value-type="string" office:string-value="XXX" calcext:value-type="string">
            <text:p>XXX</text:p>
          </table:table-cell>
          <table:table-cell table:formula="of:=IF(MOD(-[.$A44];[.D$1])=[.D$3];&quot;XXX&quot;;MOD([.$A44];[.D$1]))" office:value-type="float" office:value="14" calcext:value-type="float">
            <text:p>14</text:p>
          </table:table-cell>
          <table:table-cell table:formula="of:=IF(MOD(-[.$A44];[.E$1])=[.E$3];&quot;XXX&quot;;MOD([.$A44];[.E$1]))" office:value-type="string" office:string-value="XXX" calcext:value-type="string">
            <text:p>XXX</text:p>
          </table:table-cell>
          <table:table-cell table:formula="of:=IF(MOD(-[.$A44];[.F$1])=[.F$3];&quot;XXX&quot;;MOD([.$A44];[.F$1]))" office:value-type="string" office:string-value="XXX" calcext:value-type="string">
            <text:p>XXX</text:p>
          </table:table-cell>
          <table:table-cell table:style-name="Default"/>
        </table:table-row>
        <table:table-row table:style-name="ro1">
          <table:table-cell table:formula="of:=[.A44]+(7*13*31*19)" office:value-type="float" office:value="3266340" calcext:value-type="float">
            <text:p>3266340</text:p>
          </table:table-cell>
          <table:table-cell table:formula="of:=IF(MOD(-[.$A45];[.B$1])=[.B$3];&quot;XXX&quot;;MOD([.$A45];[.B$1]))" office:value-type="string" office:string-value="XXX" calcext:value-type="string">
            <text:p>XXX</text:p>
          </table:table-cell>
          <table:table-cell table:formula="of:=IF(MOD(-[.$A45];[.C$1])=[.C$3];&quot;XXX&quot;;MOD([.$A45];[.C$1]))" office:value-type="string" office:string-value="XXX" calcext:value-type="string">
            <text:p>XXX</text:p>
          </table:table-cell>
          <table:table-cell table:formula="of:=IF(MOD(-[.$A45];[.D$1])=[.D$3];&quot;XXX&quot;;MOD([.$A45];[.D$1]))" office:value-type="float" office:value="41" calcext:value-type="float">
            <text:p>41</text:p>
          </table:table-cell>
          <table:table-cell table:formula="of:=IF(MOD(-[.$A45];[.E$1])=[.E$3];&quot;XXX&quot;;MOD([.$A45];[.E$1]))" office:value-type="string" office:string-value="XXX" calcext:value-type="string">
            <text:p>XXX</text:p>
          </table:table-cell>
          <table:table-cell table:formula="of:=IF(MOD(-[.$A45];[.F$1])=[.F$3];&quot;XXX&quot;;MOD([.$A45];[.F$1]))" office:value-type="string" office:string-value="XXX" calcext:value-type="string">
            <text:p>XXX</text:p>
          </table:table-cell>
          <table:table-cell table:style-name="Default"/>
        </table:table-row>
        <table:table-row table:style-name="ro1">
          <table:table-cell table:formula="of:=[.A45]+(7*13*31*19)" office:value-type="float" office:value="3319939" calcext:value-type="float">
            <text:p>3319939</text:p>
          </table:table-cell>
          <table:table-cell table:formula="of:=IF(MOD(-[.$A46];[.B$1])=[.B$3];&quot;XXX&quot;;MOD([.$A46];[.B$1]))" office:value-type="string" office:string-value="XXX" calcext:value-type="string">
            <text:p>XXX</text:p>
          </table:table-cell>
          <table:table-cell table:formula="of:=IF(MOD(-[.$A46];[.C$1])=[.C$3];&quot;XXX&quot;;MOD([.$A46];[.C$1]))" office:value-type="string" office:string-value="XXX" calcext:value-type="string">
            <text:p>XXX</text:p>
          </table:table-cell>
          <table:table-cell table:formula="of:=IF(MOD(-[.$A46];[.D$1])=[.D$3];&quot;XXX&quot;;MOD([.$A46];[.D$1]))" office:value-type="float" office:value="9" calcext:value-type="float">
            <text:p>9</text:p>
          </table:table-cell>
          <table:table-cell table:formula="of:=IF(MOD(-[.$A46];[.E$1])=[.E$3];&quot;XXX&quot;;MOD([.$A46];[.E$1]))" office:value-type="string" office:string-value="XXX" calcext:value-type="string">
            <text:p>XXX</text:p>
          </table:table-cell>
          <table:table-cell table:formula="of:=IF(MOD(-[.$A46];[.F$1])=[.F$3];&quot;XXX&quot;;MOD([.$A46];[.F$1]))" office:value-type="string" office:string-value="XXX" calcext:value-type="string">
            <text:p>XXX</text:p>
          </table:table-cell>
          <table:table-cell table:style-name="Default"/>
        </table:table-row>
        <table:table-row table:style-name="ro1">
          <table:table-cell table:formula="of:=[.A46]+(7*13*31*19)" office:value-type="float" office:value="3373538" calcext:value-type="float">
            <text:p>3373538</text:p>
          </table:table-cell>
          <table:table-cell table:formula="of:=IF(MOD(-[.$A47];[.B$1])=[.B$3];&quot;XXX&quot;;MOD([.$A47];[.B$1]))" office:value-type="string" office:string-value="XXX" calcext:value-type="string">
            <text:p>XXX</text:p>
          </table:table-cell>
          <table:table-cell table:formula="of:=IF(MOD(-[.$A47];[.C$1])=[.C$3];&quot;XXX&quot;;MOD([.$A47];[.C$1]))" office:value-type="string" office:string-value="XXX" calcext:value-type="string">
            <text:p>XXX</text:p>
          </table:table-cell>
          <table:table-cell table:formula="of:=IF(MOD(-[.$A47];[.D$1])=[.D$3];&quot;XXX&quot;;MOD([.$A47];[.D$1]))" office:value-type="float" office:value="36" calcext:value-type="float">
            <text:p>36</text:p>
          </table:table-cell>
          <table:table-cell table:formula="of:=IF(MOD(-[.$A47];[.E$1])=[.E$3];&quot;XXX&quot;;MOD([.$A47];[.E$1]))" office:value-type="string" office:string-value="XXX" calcext:value-type="string">
            <text:p>XXX</text:p>
          </table:table-cell>
          <table:table-cell table:formula="of:=IF(MOD(-[.$A47];[.F$1])=[.F$3];&quot;XXX&quot;;MOD([.$A47];[.F$1]))" office:value-type="string" office:string-value="XXX" calcext:value-type="string">
            <text:p>XXX</text:p>
          </table:table-cell>
          <table:table-cell table:style-name="Default"/>
        </table:table-row>
        <table:table-row table:style-name="ro1">
          <table:table-cell table:formula="of:=[.A47]+(7*13*31*19)" office:value-type="float" office:value="3427137" calcext:value-type="float">
            <text:p>3427137</text:p>
          </table:table-cell>
          <table:table-cell table:formula="of:=IF(MOD(-[.$A48];[.B$1])=[.B$3];&quot;XXX&quot;;MOD([.$A48];[.B$1]))" office:value-type="string" office:string-value="XXX" calcext:value-type="string">
            <text:p>XXX</text:p>
          </table:table-cell>
          <table:table-cell table:formula="of:=IF(MOD(-[.$A48];[.C$1])=[.C$3];&quot;XXX&quot;;MOD([.$A48];[.C$1]))" office:value-type="string" office:string-value="XXX" calcext:value-type="string">
            <text:p>XXX</text:p>
          </table:table-cell>
          <table:table-cell table:formula="of:=IF(MOD(-[.$A48];[.D$1])=[.D$3];&quot;XXX&quot;;MOD([.$A48];[.D$1]))" office:value-type="float" office:value="4" calcext:value-type="float">
            <text:p>4</text:p>
          </table:table-cell>
          <table:table-cell table:formula="of:=IF(MOD(-[.$A48];[.E$1])=[.E$3];&quot;XXX&quot;;MOD([.$A48];[.E$1]))" office:value-type="string" office:string-value="XXX" calcext:value-type="string">
            <text:p>XXX</text:p>
          </table:table-cell>
          <table:table-cell table:formula="of:=IF(MOD(-[.$A48];[.F$1])=[.F$3];&quot;XXX&quot;;MOD([.$A48];[.F$1]))" office:value-type="string" office:string-value="XXX" calcext:value-type="string">
            <text:p>XXX</text:p>
          </table:table-cell>
          <table:table-cell table:style-name="Default"/>
        </table:table-row>
        <table:table-row table:style-name="ro1">
          <table:table-cell table:formula="of:=[.A48]+(7*13*31*19)" office:value-type="float" office:value="3480736" calcext:value-type="float">
            <text:p>3480736</text:p>
          </table:table-cell>
          <table:table-cell table:formula="of:=IF(MOD(-[.$A49];[.B$1])=[.B$3];&quot;XXX&quot;;MOD([.$A49];[.B$1]))" office:value-type="string" office:string-value="XXX" calcext:value-type="string">
            <text:p>XXX</text:p>
          </table:table-cell>
          <table:table-cell table:formula="of:=IF(MOD(-[.$A49];[.C$1])=[.C$3];&quot;XXX&quot;;MOD([.$A49];[.C$1]))" office:value-type="string" office:string-value="XXX" calcext:value-type="string">
            <text:p>XXX</text:p>
          </table:table-cell>
          <table:table-cell table:formula="of:=IF(MOD(-[.$A49];[.D$1])=[.D$3];&quot;XXX&quot;;MOD([.$A49];[.D$1]))" office:value-type="float" office:value="31" calcext:value-type="float">
            <text:p>31</text:p>
          </table:table-cell>
          <table:table-cell table:formula="of:=IF(MOD(-[.$A49];[.E$1])=[.E$3];&quot;XXX&quot;;MOD([.$A49];[.E$1]))" office:value-type="string" office:string-value="XXX" calcext:value-type="string">
            <text:p>XXX</text:p>
          </table:table-cell>
          <table:table-cell table:formula="of:=IF(MOD(-[.$A49];[.F$1])=[.F$3];&quot;XXX&quot;;MOD([.$A49];[.F$1]))" office:value-type="string" office:string-value="XXX" calcext:value-type="string">
            <text:p>XXX</text:p>
          </table:table-cell>
          <table:table-cell table:style-name="Default"/>
        </table:table-row>
        <table:table-row table:style-name="ro1">
          <table:table-cell table:formula="of:=[.A49]+(7*13*31*19)" office:value-type="float" office:value="3534335" calcext:value-type="float">
            <text:p>3534335</text:p>
          </table:table-cell>
          <table:table-cell table:formula="of:=IF(MOD(-[.$A50];[.B$1])=[.B$3];&quot;XXX&quot;;MOD([.$A50];[.B$1]))" office:value-type="string" office:string-value="XXX" calcext:value-type="string">
            <text:p>XXX</text:p>
          </table:table-cell>
          <table:table-cell table:formula="of:=IF(MOD(-[.$A50];[.C$1])=[.C$3];&quot;XXX&quot;;MOD([.$A50];[.C$1]))" office:value-type="string" office:string-value="XXX" calcext:value-type="string">
            <text:p>XXX</text:p>
          </table:table-cell>
          <table:table-cell table:formula="of:=IF(MOD(-[.$A50];[.D$1])=[.D$3];&quot;XXX&quot;;MOD([.$A50];[.D$1]))" office:value-type="float" office:value="58" calcext:value-type="float">
            <text:p>58</text:p>
          </table:table-cell>
          <table:table-cell table:formula="of:=IF(MOD(-[.$A50];[.E$1])=[.E$3];&quot;XXX&quot;;MOD([.$A50];[.E$1]))" office:value-type="string" office:string-value="XXX" calcext:value-type="string">
            <text:p>XXX</text:p>
          </table:table-cell>
          <table:table-cell table:formula="of:=IF(MOD(-[.$A50];[.F$1])=[.F$3];&quot;XXX&quot;;MOD([.$A50];[.F$1]))" office:value-type="string" office:string-value="XXX" calcext:value-type="string">
            <text:p>XXX</text:p>
          </table:table-cell>
          <table:table-cell table:style-name="Default"/>
        </table:table-row>
        <table:table-row table:style-name="ro1">
          <table:table-cell table:formula="of:=[.A50]+(7*13*31*19)" office:value-type="float" office:value="3587934" calcext:value-type="float">
            <text:p>3587934</text:p>
          </table:table-cell>
          <table:table-cell table:formula="of:=IF(MOD(-[.$A51];[.B$1])=[.B$3];&quot;XXX&quot;;MOD([.$A51];[.B$1]))" office:value-type="string" office:string-value="XXX" calcext:value-type="string">
            <text:p>XXX</text:p>
          </table:table-cell>
          <table:table-cell table:formula="of:=IF(MOD(-[.$A51];[.C$1])=[.C$3];&quot;XXX&quot;;MOD([.$A51];[.C$1]))" office:value-type="string" office:string-value="XXX" calcext:value-type="string">
            <text:p>XXX</text:p>
          </table:table-cell>
          <table:table-cell table:formula="of:=IF(MOD(-[.$A51];[.D$1])=[.D$3];&quot;XXX&quot;;MOD([.$A51];[.D$1]))" office:value-type="float" office:value="26" calcext:value-type="float">
            <text:p>26</text:p>
          </table:table-cell>
          <table:table-cell table:formula="of:=IF(MOD(-[.$A51];[.E$1])=[.E$3];&quot;XXX&quot;;MOD([.$A51];[.E$1]))" office:value-type="string" office:string-value="XXX" calcext:value-type="string">
            <text:p>XXX</text:p>
          </table:table-cell>
          <table:table-cell table:formula="of:=IF(MOD(-[.$A51];[.F$1])=[.F$3];&quot;XXX&quot;;MOD([.$A51];[.F$1]))" office:value-type="string" office:string-value="XXX" calcext:value-type="string">
            <text:p>XXX</text:p>
          </table:table-cell>
          <table:table-cell table:style-name="Default"/>
        </table:table-row>
      </table:table>
      <table:table table:name="Sheet2_2" table:style-name="ta1">
        <table:table-column table:style-name="co3" table:default-cell-style-name="Default"/>
        <table:table-column table:style-name="co2" table:number-columns-repeated="6" table:default-cell-style-name="ce3"/>
        <table:table-row table:style-name="ro1">
          <table:table-cell table:style-name="ce4" office:value-type="string" calcext:value-type="string">
            <text:p>17,x,13,19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formula="of:=MOD([.B2];[.B1])" office:value-type="float" office:value="0" calcext:value-type="float">
            <text:p>0</text:p>
          </table:table-cell>
          <table:table-cell table:style-name="Default" table:formula="of:=MOD([.C2];[.C1])" office:value-type="float" office:value="2" calcext:value-type="float">
            <text:p>2</text:p>
          </table:table-cell>
          <table:table-cell table:style-name="Default" table:formula="of:=MOD([.D2];[.D1])" office:value-type="float" office:value="3" calcext:value-type="float">
            <text:p>3</text:p>
          </table:table-cell>
          <table:table-cell table:style-name="Default"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IF(MOD(-[.$A4];[.B$1])=[.B$3];&quot;XXX&quot;;MOD([.$A4];[.B$1]))" office:value-type="float" office:value="2" calcext:value-type="float">
            <text:p>2</text:p>
          </table:table-cell>
          <table:table-cell table:formula="of:=IF(MOD(-[.$A4];[.C$1])=[.C$3];&quot;XXX&quot;;MOD([.$A4];[.C$1]))" office:value-type="string" office:string-value="XXX" calcext:value-type="string">
            <text:p>XXX</text:p>
          </table:table-cell>
          <table:table-cell table:formula="of:=IF(MOD(-[.$A4];[.D$1])=[.D$3];&quot;XXX&quot;;MOD([.$A4];[.D$1]))" office:value-type="string" office:string-value="XXX" calcext:value-type="string">
            <text:p>XXX</text:p>
          </table:table-cell>
          <table:table-cell table:number-columns-repeated="3"/>
        </table:table-row>
        <table:table-row table:style-name="ro1">
          <table:table-cell table:formula="of:=[.A4]+(13*19)" office:value-type="float" office:value="453" calcext:value-type="float">
            <text:p>453</text:p>
          </table:table-cell>
          <table:table-cell table:formula="of:=IF(MOD(-[.$A5];[.B$1])=[.B$3];&quot;XXX&quot;;MOD([.$A5];[.B$1]))" office:value-type="float" office:value="11" calcext:value-type="float">
            <text:p>11</text:p>
          </table:table-cell>
          <table:table-cell table:formula="of:=IF(MOD(-[.$A5];[.C$1])=[.C$3];&quot;XXX&quot;;MOD([.$A5];[.C$1]))" office:value-type="string" office:string-value="XXX" calcext:value-type="string">
            <text:p>XXX</text:p>
          </table:table-cell>
          <table:table-cell table:formula="of:=IF(MOD(-[.$A5];[.D$1])=[.D$3];&quot;XXX&quot;;MOD([.$A5];[.D$1]))" office:value-type="string" office:string-value="XXX" calcext:value-type="string">
            <text:p>XXX</text:p>
          </table:table-cell>
          <table:table-cell table:number-columns-repeated="3"/>
        </table:table-row>
        <table:table-row table:style-name="ro1">
          <table:table-cell table:formula="of:=[.A5]+(13*19)" office:value-type="float" office:value="700" calcext:value-type="float">
            <text:p>700</text:p>
          </table:table-cell>
          <table:table-cell table:formula="of:=IF(MOD(-[.$A6];[.B$1])=[.B$3];&quot;XXX&quot;;MOD([.$A6];[.B$1]))" office:value-type="float" office:value="3" calcext:value-type="float">
            <text:p>3</text:p>
          </table:table-cell>
          <table:table-cell table:formula="of:=IF(MOD(-[.$A6];[.C$1])=[.C$3];&quot;XXX&quot;;MOD([.$A6];[.C$1]))" office:value-type="string" office:string-value="XXX" calcext:value-type="string">
            <text:p>XXX</text:p>
          </table:table-cell>
          <table:table-cell table:formula="of:=IF(MOD(-[.$A6];[.D$1])=[.D$3];&quot;XXX&quot;;MOD([.$A6];[.D$1]))" office:value-type="string" office:string-value="XXX" calcext:value-type="string">
            <text:p>XXX</text:p>
          </table:table-cell>
          <table:table-cell table:number-columns-repeated="3"/>
        </table:table-row>
        <table:table-row table:style-name="ro1">
          <table:table-cell table:formula="of:=[.A6]+(13*19)" office:value-type="float" office:value="947" calcext:value-type="float">
            <text:p>947</text:p>
          </table:table-cell>
          <table:table-cell table:formula="of:=IF(MOD(-[.$A7];[.B$1])=[.B$3];&quot;XXX&quot;;MOD([.$A7];[.B$1]))" office:value-type="float" office:value="12" calcext:value-type="float">
            <text:p>12</text:p>
          </table:table-cell>
          <table:table-cell table:formula="of:=IF(MOD(-[.$A7];[.C$1])=[.C$3];&quot;XXX&quot;;MOD([.$A7];[.C$1]))" office:value-type="string" office:string-value="XXX" calcext:value-type="string">
            <text:p>XXX</text:p>
          </table:table-cell>
          <table:table-cell table:formula="of:=IF(MOD(-[.$A7];[.D$1])=[.D$3];&quot;XXX&quot;;MOD([.$A7];[.D$1]))" office:value-type="string" office:string-value="XXX" calcext:value-type="string">
            <text:p>XXX</text:p>
          </table:table-cell>
          <table:table-cell table:number-columns-repeated="3"/>
        </table:table-row>
        <table:table-row table:style-name="ro1">
          <table:table-cell table:formula="of:=[.A7]+(13*19)" office:value-type="float" office:value="1194" calcext:value-type="float">
            <text:p>1194</text:p>
          </table:table-cell>
          <table:table-cell table:formula="of:=IF(MOD(-[.$A8];[.B$1])=[.B$3];&quot;XXX&quot;;MOD([.$A8];[.B$1]))" office:value-type="float" office:value="4" calcext:value-type="float">
            <text:p>4</text:p>
          </table:table-cell>
          <table:table-cell table:formula="of:=IF(MOD(-[.$A8];[.C$1])=[.C$3];&quot;XXX&quot;;MOD([.$A8];[.C$1]))" office:value-type="string" office:string-value="XXX" calcext:value-type="string">
            <text:p>XXX</text:p>
          </table:table-cell>
          <table:table-cell table:formula="of:=IF(MOD(-[.$A8];[.D$1])=[.D$3];&quot;XXX&quot;;MOD([.$A8];[.D$1]))" office:value-type="string" office:string-value="XXX" calcext:value-type="string">
            <text:p>XXX</text:p>
          </table:table-cell>
          <table:table-cell table:number-columns-repeated="3"/>
        </table:table-row>
        <table:table-row table:style-name="ro1">
          <table:table-cell table:formula="of:=[.A8]+(13*19)" office:value-type="float" office:value="1441" calcext:value-type="float">
            <text:p>1441</text:p>
          </table:table-cell>
          <table:table-cell table:formula="of:=IF(MOD(-[.$A9];[.B$1])=[.B$3];&quot;XXX&quot;;MOD([.$A9];[.B$1]))" office:value-type="float" office:value="13" calcext:value-type="float">
            <text:p>13</text:p>
          </table:table-cell>
          <table:table-cell table:formula="of:=IF(MOD(-[.$A9];[.C$1])=[.C$3];&quot;XXX&quot;;MOD([.$A9];[.C$1]))" office:value-type="string" office:string-value="XXX" calcext:value-type="string">
            <text:p>XXX</text:p>
          </table:table-cell>
          <table:table-cell table:formula="of:=IF(MOD(-[.$A9];[.D$1])=[.D$3];&quot;XXX&quot;;MOD([.$A9];[.D$1]))" office:value-type="string" office:string-value="XXX" calcext:value-type="string">
            <text:p>XXX</text:p>
          </table:table-cell>
          <table:table-cell table:number-columns-repeated="3"/>
        </table:table-row>
        <table:table-row table:style-name="ro1">
          <table:table-cell table:formula="of:=[.A9]+(13*19)" office:value-type="float" office:value="1688" calcext:value-type="float">
            <text:p>1688</text:p>
          </table:table-cell>
          <table:table-cell table:formula="of:=IF(MOD(-[.$A10];[.B$1])=[.B$3];&quot;XXX&quot;;MOD([.$A10];[.B$1]))" office:value-type="float" office:value="5" calcext:value-type="float">
            <text:p>5</text:p>
          </table:table-cell>
          <table:table-cell table:formula="of:=IF(MOD(-[.$A10];[.C$1])=[.C$3];&quot;XXX&quot;;MOD([.$A10];[.C$1]))" office:value-type="string" office:string-value="XXX" calcext:value-type="string">
            <text:p>XXX</text:p>
          </table:table-cell>
          <table:table-cell table:formula="of:=IF(MOD(-[.$A10];[.D$1])=[.D$3];&quot;XXX&quot;;MOD([.$A10];[.D$1]))" office:value-type="string" office:string-value="XXX" calcext:value-type="string">
            <text:p>XXX</text:p>
          </table:table-cell>
          <table:table-cell table:number-columns-repeated="3"/>
        </table:table-row>
        <table:table-row table:style-name="ro1">
          <table:table-cell table:formula="of:=[.A10]+(13*19)" office:value-type="float" office:value="1935" calcext:value-type="float">
            <text:p>1935</text:p>
          </table:table-cell>
          <table:table-cell table:formula="of:=IF(MOD(-[.$A11];[.B$1])=[.B$3];&quot;XXX&quot;;MOD([.$A11];[.B$1]))" office:value-type="float" office:value="14" calcext:value-type="float">
            <text:p>14</text:p>
          </table:table-cell>
          <table:table-cell table:formula="of:=IF(MOD(-[.$A11];[.C$1])=[.C$3];&quot;XXX&quot;;MOD([.$A11];[.C$1]))" office:value-type="string" office:string-value="XXX" calcext:value-type="string">
            <text:p>XXX</text:p>
          </table:table-cell>
          <table:table-cell table:formula="of:=IF(MOD(-[.$A11];[.D$1])=[.D$3];&quot;XXX&quot;;MOD([.$A11];[.D$1]))" office:value-type="string" office:string-value="XXX" calcext:value-type="string">
            <text:p>XXX</text:p>
          </table:table-cell>
          <table:table-cell table:number-columns-repeated="3"/>
        </table:table-row>
        <table:table-row table:style-name="ro1">
          <table:table-cell table:formula="of:=[.A11]+(13*19)" office:value-type="float" office:value="2182" calcext:value-type="float">
            <text:p>2182</text:p>
          </table:table-cell>
          <table:table-cell table:formula="of:=IF(MOD(-[.$A12];[.B$1])=[.B$3];&quot;XXX&quot;;MOD([.$A12];[.B$1]))" office:value-type="float" office:value="6" calcext:value-type="float">
            <text:p>6</text:p>
          </table:table-cell>
          <table:table-cell table:formula="of:=IF(MOD(-[.$A12];[.C$1])=[.C$3];&quot;XXX&quot;;MOD([.$A12];[.C$1]))" office:value-type="string" office:string-value="XXX" calcext:value-type="string">
            <text:p>XXX</text:p>
          </table:table-cell>
          <table:table-cell table:formula="of:=IF(MOD(-[.$A12];[.D$1])=[.D$3];&quot;XXX&quot;;MOD([.$A12];[.D$1]))" office:value-type="string" office:string-value="XXX" calcext:value-type="string">
            <text:p>XXX</text:p>
          </table:table-cell>
          <table:table-cell table:number-columns-repeated="3"/>
        </table:table-row>
        <table:table-row table:style-name="ro1">
          <table:table-cell table:formula="of:=[.A12]+(13*19)" office:value-type="float" office:value="2429" calcext:value-type="float">
            <text:p>2429</text:p>
          </table:table-cell>
          <table:table-cell table:formula="of:=IF(MOD(-[.$A13];[.B$1])=[.B$3];&quot;XXX&quot;;MOD([.$A13];[.B$1]))" office:value-type="float" office:value="15" calcext:value-type="float">
            <text:p>15</text:p>
          </table:table-cell>
          <table:table-cell table:formula="of:=IF(MOD(-[.$A13];[.C$1])=[.C$3];&quot;XXX&quot;;MOD([.$A13];[.C$1]))" office:value-type="string" office:string-value="XXX" calcext:value-type="string">
            <text:p>XXX</text:p>
          </table:table-cell>
          <table:table-cell table:formula="of:=IF(MOD(-[.$A13];[.D$1])=[.D$3];&quot;XXX&quot;;MOD([.$A13];[.D$1]))" office:value-type="string" office:string-value="XXX" calcext:value-type="string">
            <text:p>XXX</text:p>
          </table:table-cell>
          <table:table-cell table:number-columns-repeated="3"/>
        </table:table-row>
        <table:table-row table:style-name="ro1">
          <table:table-cell table:formula="of:=[.A13]+(13*19)" office:value-type="float" office:value="2676" calcext:value-type="float">
            <text:p>2676</text:p>
          </table:table-cell>
          <table:table-cell table:formula="of:=IF(MOD(-[.$A14];[.B$1])=[.B$3];&quot;XXX&quot;;MOD([.$A14];[.B$1]))" office:value-type="float" office:value="7" calcext:value-type="float">
            <text:p>7</text:p>
          </table:table-cell>
          <table:table-cell table:formula="of:=IF(MOD(-[.$A14];[.C$1])=[.C$3];&quot;XXX&quot;;MOD([.$A14];[.C$1]))" office:value-type="string" office:string-value="XXX" calcext:value-type="string">
            <text:p>XXX</text:p>
          </table:table-cell>
          <table:table-cell table:formula="of:=IF(MOD(-[.$A14];[.D$1])=[.D$3];&quot;XXX&quot;;MOD([.$A14];[.D$1]))" office:value-type="string" office:string-value="XXX" calcext:value-type="string">
            <text:p>XXX</text:p>
          </table:table-cell>
          <table:table-cell table:number-columns-repeated="3"/>
        </table:table-row>
        <table:table-row table:style-name="ro1">
          <table:table-cell table:formula="of:=[.A14]+(13*19)" office:value-type="float" office:value="2923" calcext:value-type="float">
            <text:p>2923</text:p>
          </table:table-cell>
          <table:table-cell table:formula="of:=IF(MOD(-[.$A15];[.B$1])=[.B$3];&quot;XXX&quot;;MOD([.$A15];[.B$1]))" office:value-type="float" office:value="16" calcext:value-type="float">
            <text:p>16</text:p>
          </table:table-cell>
          <table:table-cell table:formula="of:=IF(MOD(-[.$A15];[.C$1])=[.C$3];&quot;XXX&quot;;MOD([.$A15];[.C$1]))" office:value-type="string" office:string-value="XXX" calcext:value-type="string">
            <text:p>XXX</text:p>
          </table:table-cell>
          <table:table-cell table:formula="of:=IF(MOD(-[.$A15];[.D$1])=[.D$3];&quot;XXX&quot;;MOD([.$A15];[.D$1]))" office:value-type="string" office:string-value="XXX" calcext:value-type="string">
            <text:p>XXX</text:p>
          </table:table-cell>
          <table:table-cell table:number-columns-repeated="3"/>
        </table:table-row>
        <table:table-row table:style-name="ro1">
          <table:table-cell table:formula="of:=[.A15]+(13*19)" office:value-type="float" office:value="3170" calcext:value-type="float">
            <text:p>3170</text:p>
          </table:table-cell>
          <table:table-cell table:formula="of:=IF(MOD(-[.$A16];[.B$1])=[.B$3];&quot;XXX&quot;;MOD([.$A16];[.B$1]))" office:value-type="float" office:value="8" calcext:value-type="float">
            <text:p>8</text:p>
          </table:table-cell>
          <table:table-cell table:formula="of:=IF(MOD(-[.$A16];[.C$1])=[.C$3];&quot;XXX&quot;;MOD([.$A16];[.C$1]))" office:value-type="string" office:string-value="XXX" calcext:value-type="string">
            <text:p>XXX</text:p>
          </table:table-cell>
          <table:table-cell table:formula="of:=IF(MOD(-[.$A16];[.D$1])=[.D$3];&quot;XXX&quot;;MOD([.$A16];[.D$1]))" office:value-type="string" office:string-value="XXX" calcext:value-type="string">
            <text:p>XXX</text:p>
          </table:table-cell>
          <table:table-cell table:number-columns-repeated="3"/>
        </table:table-row>
        <table:table-row table:style-name="ro1">
          <table:table-cell table:formula="of:=[.A16]+(13*19)" office:value-type="float" office:value="3417" calcext:value-type="float">
            <text:p>3417</text:p>
          </table:table-cell>
          <table:table-cell table:formula="of:=IF(MOD(-[.$A17];[.B$1])=[.B$3];&quot;XXX&quot;;MOD([.$A17];[.B$1]))" office:value-type="string" office:string-value="XXX" calcext:value-type="string">
            <text:p>XXX</text:p>
          </table:table-cell>
          <table:table-cell table:formula="of:=IF(MOD(-[.$A17];[.C$1])=[.C$3];&quot;XXX&quot;;MOD([.$A17];[.C$1]))" office:value-type="string" office:string-value="XXX" calcext:value-type="string">
            <text:p>XXX</text:p>
          </table:table-cell>
          <table:table-cell table:formula="of:=IF(MOD(-[.$A17];[.D$1])=[.D$3];&quot;XXX&quot;;MOD([.$A17];[.D$1]))" office:value-type="string" office:string-value="XXX" calcext:value-type="string">
            <text:p>XXX</text:p>
          </table:table-cell>
          <table:table-cell table:number-columns-repeated="3"/>
        </table:table-row>
        <table:table-row table:style-name="ro1">
          <table:table-cell table:formula="of:=[.A17]+(13*19)" office:value-type="float" office:value="3664" calcext:value-type="float">
            <text:p>3664</text:p>
          </table:table-cell>
          <table:table-cell table:formula="of:=IF(MOD(-[.$A18];[.B$1])=[.B$3];&quot;XXX&quot;;MOD([.$A18];[.B$1]))" office:value-type="float" office:value="9" calcext:value-type="float">
            <text:p>9</text:p>
          </table:table-cell>
          <table:table-cell table:formula="of:=IF(MOD(-[.$A18];[.C$1])=[.C$3];&quot;XXX&quot;;MOD([.$A18];[.C$1]))" office:value-type="string" office:string-value="XXX" calcext:value-type="string">
            <text:p>XXX</text:p>
          </table:table-cell>
          <table:table-cell table:formula="of:=IF(MOD(-[.$A18];[.D$1])=[.D$3];&quot;XXX&quot;;MOD([.$A18];[.D$1]))" office:value-type="string" office:string-value="XXX" calcext:value-type="string">
            <text:p>XXX</text:p>
          </table:table-cell>
          <table:table-cell table:number-columns-repeated="3"/>
        </table:table-row>
        <table:table-row table:style-name="ro1">
          <table:table-cell table:formula="of:=[.A18]+(13*19)" office:value-type="float" office:value="3911" calcext:value-type="float">
            <text:p>3911</text:p>
          </table:table-cell>
          <table:table-cell table:formula="of:=IF(MOD(-[.$A19];[.B$1])=[.B$3];&quot;XXX&quot;;MOD([.$A19];[.B$1]))" office:value-type="float" office:value="1" calcext:value-type="float">
            <text:p>1</text:p>
          </table:table-cell>
          <table:table-cell table:formula="of:=IF(MOD(-[.$A19];[.C$1])=[.C$3];&quot;XXX&quot;;MOD([.$A19];[.C$1]))" office:value-type="string" office:string-value="XXX" calcext:value-type="string">
            <text:p>XXX</text:p>
          </table:table-cell>
          <table:table-cell table:formula="of:=IF(MOD(-[.$A19];[.D$1])=[.D$3];&quot;XXX&quot;;MOD([.$A19];[.D$1]))" office:value-type="string" office:string-value="XXX" calcext:value-type="string">
            <text:p>XXX</text:p>
          </table:table-cell>
          <table:table-cell table:number-columns-repeated="3"/>
        </table:table-row>
        <table:table-row table:style-name="ro1">
          <table:table-cell table:formula="of:=[.A19]+(13*19)" office:value-type="float" office:value="4158" calcext:value-type="float">
            <text:p>4158</text:p>
          </table:table-cell>
          <table:table-cell table:formula="of:=IF(MOD(-[.$A20];[.B$1])=[.B$3];&quot;XXX&quot;;MOD([.$A20];[.B$1]))" office:value-type="float" office:value="10" calcext:value-type="float">
            <text:p>10</text:p>
          </table:table-cell>
          <table:table-cell table:formula="of:=IF(MOD(-[.$A20];[.C$1])=[.C$3];&quot;XXX&quot;;MOD([.$A20];[.C$1]))" office:value-type="string" office:string-value="XXX" calcext:value-type="string">
            <text:p>XXX</text:p>
          </table:table-cell>
          <table:table-cell table:formula="of:=IF(MOD(-[.$A20];[.D$1])=[.D$3];&quot;XXX&quot;;MOD([.$A20];[.D$1]))" office:value-type="string" office:string-value="XXX" calcext:value-type="string">
            <text:p>XXX</text:p>
          </table:table-cell>
          <table:table-cell table:number-columns-repeated="3"/>
        </table:table-row>
        <table:table-row table:style-name="ro1">
          <table:table-cell table:formula="of:=[.A20]+(13*19)" office:value-type="float" office:value="4405" calcext:value-type="float">
            <text:p>4405</text:p>
          </table:table-cell>
          <table:table-cell table:formula="of:=IF(MOD(-[.$A21];[.B$1])=[.B$3];&quot;XXX&quot;;MOD([.$A21];[.B$1]))" office:value-type="float" office:value="2" calcext:value-type="float">
            <text:p>2</text:p>
          </table:table-cell>
          <table:table-cell table:formula="of:=IF(MOD(-[.$A21];[.C$1])=[.C$3];&quot;XXX&quot;;MOD([.$A21];[.C$1]))" office:value-type="string" office:string-value="XXX" calcext:value-type="string">
            <text:p>XXX</text:p>
          </table:table-cell>
          <table:table-cell table:formula="of:=IF(MOD(-[.$A21];[.D$1])=[.D$3];&quot;XXX&quot;;MOD([.$A21];[.D$1]))" office:value-type="string" office:string-value="XXX" calcext:value-type="string">
            <text:p>XXX</text:p>
          </table:table-cell>
          <table:table-cell table:number-columns-repeated="3"/>
        </table:table-row>
        <table:table-row table:style-name="ro1">
          <table:table-cell table:formula="of:=[.A21]+(13*19)" office:value-type="float" office:value="4652" calcext:value-type="float">
            <text:p>4652</text:p>
          </table:table-cell>
          <table:table-cell table:formula="of:=IF(MOD(-[.$A22];[.B$1])=[.B$3];&quot;XXX&quot;;MOD([.$A22];[.B$1]))" office:value-type="float" office:value="11" calcext:value-type="float">
            <text:p>11</text:p>
          </table:table-cell>
          <table:table-cell table:formula="of:=IF(MOD(-[.$A22];[.C$1])=[.C$3];&quot;XXX&quot;;MOD([.$A22];[.C$1]))" office:value-type="string" office:string-value="XXX" calcext:value-type="string">
            <text:p>XXX</text:p>
          </table:table-cell>
          <table:table-cell table:formula="of:=IF(MOD(-[.$A22];[.D$1])=[.D$3];&quot;XXX&quot;;MOD([.$A22];[.D$1]))" office:value-type="string" office:string-value="XXX" calcext:value-type="string">
            <text:p>XXX</text:p>
          </table:table-cell>
          <table:table-cell table:number-columns-repeated="3"/>
        </table:table-row>
        <table:table-row table:style-name="ro1">
          <table:table-cell table:formula="of:=[.A22]+(13*19)" office:value-type="float" office:value="4899" calcext:value-type="float">
            <text:p>4899</text:p>
          </table:table-cell>
          <table:table-cell table:formula="of:=IF(MOD(-[.$A23];[.B$1])=[.B$3];&quot;XXX&quot;;MOD([.$A23];[.B$1]))" office:value-type="float" office:value="3" calcext:value-type="float">
            <text:p>3</text:p>
          </table:table-cell>
          <table:table-cell table:formula="of:=IF(MOD(-[.$A23];[.C$1])=[.C$3];&quot;XXX&quot;;MOD([.$A23];[.C$1]))" office:value-type="string" office:string-value="XXX" calcext:value-type="string">
            <text:p>XXX</text:p>
          </table:table-cell>
          <table:table-cell table:formula="of:=IF(MOD(-[.$A23];[.D$1])=[.D$3];&quot;XXX&quot;;MOD([.$A23];[.D$1]))" office:value-type="string" office:string-value="XXX" calcext:value-type="string">
            <text:p>XXX</text:p>
          </table:table-cell>
          <table:table-cell table:number-columns-repeated="3"/>
        </table:table-row>
        <table:table-row table:style-name="ro1">
          <table:table-cell table:formula="of:=[.A23]+(13*19)" office:value-type="float" office:value="5146" calcext:value-type="float">
            <text:p>5146</text:p>
          </table:table-cell>
          <table:table-cell table:formula="of:=IF(MOD(-[.$A24];[.B$1])=[.B$3];&quot;XXX&quot;;MOD([.$A24];[.B$1]))" office:value-type="float" office:value="12" calcext:value-type="float">
            <text:p>12</text:p>
          </table:table-cell>
          <table:table-cell table:formula="of:=IF(MOD(-[.$A24];[.C$1])=[.C$3];&quot;XXX&quot;;MOD([.$A24];[.C$1]))" office:value-type="string" office:string-value="XXX" calcext:value-type="string">
            <text:p>XXX</text:p>
          </table:table-cell>
          <table:table-cell table:formula="of:=IF(MOD(-[.$A24];[.D$1])=[.D$3];&quot;XXX&quot;;MOD([.$A24];[.D$1]))" office:value-type="string" office:string-value="XXX" calcext:value-type="string">
            <text:p>XXX</text:p>
          </table:table-cell>
          <table:table-cell table:number-columns-repeated="3"/>
        </table:table-row>
        <table:table-row table:style-name="ro1">
          <table:table-cell table:formula="of:=[.A24]+(13*19)" office:value-type="float" office:value="5393" calcext:value-type="float">
            <text:p>5393</text:p>
          </table:table-cell>
          <table:table-cell table:formula="of:=IF(MOD(-[.$A25];[.B$1])=[.B$3];&quot;XXX&quot;;MOD([.$A25];[.B$1]))" office:value-type="float" office:value="4" calcext:value-type="float">
            <text:p>4</text:p>
          </table:table-cell>
          <table:table-cell table:formula="of:=IF(MOD(-[.$A25];[.C$1])=[.C$3];&quot;XXX&quot;;MOD([.$A25];[.C$1]))" office:value-type="string" office:string-value="XXX" calcext:value-type="string">
            <text:p>XXX</text:p>
          </table:table-cell>
          <table:table-cell table:formula="of:=IF(MOD(-[.$A25];[.D$1])=[.D$3];&quot;XXX&quot;;MOD([.$A25];[.D$1]))" office:value-type="string" office:string-value="XXX" calcext:value-type="string">
            <text:p>XXX</text:p>
          </table:table-cell>
          <table:table-cell table:number-columns-repeated="3"/>
        </table:table-row>
        <table:table-row table:style-name="ro1">
          <table:table-cell table:formula="of:=[.A25]+(13*19)" office:value-type="float" office:value="5640" calcext:value-type="float">
            <text:p>5640</text:p>
          </table:table-cell>
          <table:table-cell table:formula="of:=IF(MOD(-[.$A26];[.B$1])=[.B$3];&quot;XXX&quot;;MOD([.$A26];[.B$1]))" office:value-type="float" office:value="13" calcext:value-type="float">
            <text:p>13</text:p>
          </table:table-cell>
          <table:table-cell table:formula="of:=IF(MOD(-[.$A26];[.C$1])=[.C$3];&quot;XXX&quot;;MOD([.$A26];[.C$1]))" office:value-type="string" office:string-value="XXX" calcext:value-type="string">
            <text:p>XXX</text:p>
          </table:table-cell>
          <table:table-cell table:formula="of:=IF(MOD(-[.$A26];[.D$1])=[.D$3];&quot;XXX&quot;;MOD([.$A26];[.D$1]))" office:value-type="string" office:string-value="XXX" calcext:value-type="string">
            <text:p>XXX</text:p>
          </table:table-cell>
          <table:table-cell table:number-columns-repeated="3"/>
        </table:table-row>
        <table:table-row table:style-name="ro1">
          <table:table-cell table:formula="of:=[.A26]+(13*19)" office:value-type="float" office:value="5887" calcext:value-type="float">
            <text:p>5887</text:p>
          </table:table-cell>
          <table:table-cell table:formula="of:=IF(MOD(-[.$A27];[.B$1])=[.B$3];&quot;XXX&quot;;MOD([.$A27];[.B$1]))" office:value-type="float" office:value="5" calcext:value-type="float">
            <text:p>5</text:p>
          </table:table-cell>
          <table:table-cell table:formula="of:=IF(MOD(-[.$A27];[.C$1])=[.C$3];&quot;XXX&quot;;MOD([.$A27];[.C$1]))" office:value-type="string" office:string-value="XXX" calcext:value-type="string">
            <text:p>XXX</text:p>
          </table:table-cell>
          <table:table-cell table:formula="of:=IF(MOD(-[.$A27];[.D$1])=[.D$3];&quot;XXX&quot;;MOD([.$A27];[.D$1]))" office:value-type="string" office:string-value="XXX" calcext:value-type="string">
            <text:p>XXX</text:p>
          </table:table-cell>
          <table:table-cell table:number-columns-repeated="3"/>
        </table:table-row>
        <table:table-row table:style-name="ro1">
          <table:table-cell table:formula="of:=[.A27]+(13*19)" office:value-type="float" office:value="6134" calcext:value-type="float">
            <text:p>6134</text:p>
          </table:table-cell>
          <table:table-cell table:formula="of:=IF(MOD(-[.$A28];[.B$1])=[.B$3];&quot;XXX&quot;;MOD([.$A28];[.B$1]))" office:value-type="float" office:value="14" calcext:value-type="float">
            <text:p>14</text:p>
          </table:table-cell>
          <table:table-cell table:formula="of:=IF(MOD(-[.$A28];[.C$1])=[.C$3];&quot;XXX&quot;;MOD([.$A28];[.C$1]))" office:value-type="string" office:string-value="XXX" calcext:value-type="string">
            <text:p>XXX</text:p>
          </table:table-cell>
          <table:table-cell table:formula="of:=IF(MOD(-[.$A28];[.D$1])=[.D$3];&quot;XXX&quot;;MOD([.$A28];[.D$1]))" office:value-type="string" office:string-value="XXX" calcext:value-type="string">
            <text:p>XXX</text:p>
          </table:table-cell>
          <table:table-cell table:number-columns-repeated="3"/>
        </table:table-row>
        <table:table-row table:style-name="ro1">
          <table:table-cell table:formula="of:=[.A28]+(13*19)" office:value-type="float" office:value="6381" calcext:value-type="float">
            <text:p>6381</text:p>
          </table:table-cell>
          <table:table-cell table:formula="of:=IF(MOD(-[.$A29];[.B$1])=[.B$3];&quot;XXX&quot;;MOD([.$A29];[.B$1]))" office:value-type="float" office:value="6" calcext:value-type="float">
            <text:p>6</text:p>
          </table:table-cell>
          <table:table-cell table:formula="of:=IF(MOD(-[.$A29];[.C$1])=[.C$3];&quot;XXX&quot;;MOD([.$A29];[.C$1]))" office:value-type="string" office:string-value="XXX" calcext:value-type="string">
            <text:p>XXX</text:p>
          </table:table-cell>
          <table:table-cell table:formula="of:=IF(MOD(-[.$A29];[.D$1])=[.D$3];&quot;XXX&quot;;MOD([.$A29];[.D$1]))" office:value-type="string" office:string-value="XXX" calcext:value-type="string">
            <text:p>XXX</text:p>
          </table:table-cell>
          <table:table-cell table:number-columns-repeated="3"/>
        </table:table-row>
        <table:table-row table:style-name="ro1">
          <table:table-cell table:formula="of:=[.A29]+(13*19)" office:value-type="float" office:value="6628" calcext:value-type="float">
            <text:p>6628</text:p>
          </table:table-cell>
          <table:table-cell table:formula="of:=IF(MOD(-[.$A30];[.B$1])=[.B$3];&quot;XXX&quot;;MOD([.$A30];[.B$1]))" office:value-type="float" office:value="15" calcext:value-type="float">
            <text:p>15</text:p>
          </table:table-cell>
          <table:table-cell table:formula="of:=IF(MOD(-[.$A30];[.C$1])=[.C$3];&quot;XXX&quot;;MOD([.$A30];[.C$1]))" office:value-type="string" office:string-value="XXX" calcext:value-type="string">
            <text:p>XXX</text:p>
          </table:table-cell>
          <table:table-cell table:formula="of:=IF(MOD(-[.$A30];[.D$1])=[.D$3];&quot;XXX&quot;;MOD([.$A30];[.D$1]))" office:value-type="string" office:string-value="XXX" calcext:value-type="string">
            <text:p>XXX</text:p>
          </table:table-cell>
          <table:table-cell table:number-columns-repeated="3"/>
        </table:table-row>
        <table:table-row table:style-name="ro1">
          <table:table-cell table:formula="of:=[.A30]+(13*19)" office:value-type="float" office:value="6875" calcext:value-type="float">
            <text:p>6875</text:p>
          </table:table-cell>
          <table:table-cell table:formula="of:=IF(MOD(-[.$A31];[.B$1])=[.B$3];&quot;XXX&quot;;MOD([.$A31];[.B$1]))" office:value-type="float" office:value="7" calcext:value-type="float">
            <text:p>7</text:p>
          </table:table-cell>
          <table:table-cell table:formula="of:=IF(MOD(-[.$A31];[.C$1])=[.C$3];&quot;XXX&quot;;MOD([.$A31];[.C$1]))" office:value-type="string" office:string-value="XXX" calcext:value-type="string">
            <text:p>XXX</text:p>
          </table:table-cell>
          <table:table-cell table:formula="of:=IF(MOD(-[.$A31];[.D$1])=[.D$3];&quot;XXX&quot;;MOD([.$A31];[.D$1]))" office:value-type="string" office:string-value="XXX" calcext:value-type="string">
            <text:p>XXX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.A31]+(13*19)" office:value-type="float" office:value="7122" calcext:value-type="float">
            <text:p>7122</text:p>
          </table:table-cell>
          <table:table-cell table:formula="of:=IF(MOD(-[.$A32];[.B$1])=[.B$3];&quot;XXX&quot;;MOD([.$A32];[.B$1]))" office:value-type="float" office:value="16" calcext:value-type="float">
            <text:p>16</text:p>
          </table:table-cell>
          <table:table-cell table:formula="of:=IF(MOD(-[.$A32];[.C$1])=[.C$3];&quot;XXX&quot;;MOD([.$A32];[.C$1]))" office:value-type="string" office:string-value="XXX" calcext:value-type="string">
            <text:p>XXX</text:p>
          </table:table-cell>
          <table:table-cell table:formula="of:=IF(MOD(-[.$A32];[.D$1])=[.D$3];&quot;XXX&quot;;MOD([.$A32];[.D$1]))" office:value-type="string" office:string-value="XXX" calcext:value-type="string">
            <text:p>XXX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.A32]+(13*19)" office:value-type="float" office:value="7369" calcext:value-type="float">
            <text:p>7369</text:p>
          </table:table-cell>
          <table:table-cell table:formula="of:=IF(MOD(-[.$A33];[.B$1])=[.B$3];&quot;XXX&quot;;MOD([.$A33];[.B$1]))" office:value-type="float" office:value="8" calcext:value-type="float">
            <text:p>8</text:p>
          </table:table-cell>
          <table:table-cell table:formula="of:=IF(MOD(-[.$A33];[.C$1])=[.C$3];&quot;XXX&quot;;MOD([.$A33];[.C$1]))" office:value-type="string" office:string-value="XXX" calcext:value-type="string">
            <text:p>XXX</text:p>
          </table:table-cell>
          <table:table-cell table:formula="of:=IF(MOD(-[.$A33];[.D$1])=[.D$3];&quot;XXX&quot;;MOD([.$A33];[.D$1]))" office:value-type="string" office:string-value="XXX" calcext:value-type="string">
            <text:p>XXX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.A33]+(13*19)" office:value-type="float" office:value="7616" calcext:value-type="float">
            <text:p>7616</text:p>
          </table:table-cell>
          <table:table-cell table:formula="of:=IF(MOD(-[.$A34];[.B$1])=[.B$3];&quot;XXX&quot;;MOD([.$A34];[.B$1]))" office:value-type="string" office:string-value="XXX" calcext:value-type="string">
            <text:p>XXX</text:p>
          </table:table-cell>
          <table:table-cell table:formula="of:=IF(MOD(-[.$A34];[.C$1])=[.C$3];&quot;XXX&quot;;MOD([.$A34];[.C$1]))" office:value-type="string" office:string-value="XXX" calcext:value-type="string">
            <text:p>XXX</text:p>
          </table:table-cell>
          <table:table-cell table:formula="of:=IF(MOD(-[.$A34];[.D$1])=[.D$3];&quot;XXX&quot;;MOD([.$A34];[.D$1]))" office:value-type="string" office:string-value="XXX" calcext:value-type="string">
            <text:p>XXX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.A34]+(13*19)" office:value-type="float" office:value="7863" calcext:value-type="float">
            <text:p>7863</text:p>
          </table:table-cell>
          <table:table-cell table:formula="of:=IF(MOD(-[.$A35];[.B$1])=[.B$3];&quot;XXX&quot;;MOD([.$A35];[.B$1]))" office:value-type="float" office:value="9" calcext:value-type="float">
            <text:p>9</text:p>
          </table:table-cell>
          <table:table-cell table:formula="of:=IF(MOD(-[.$A35];[.C$1])=[.C$3];&quot;XXX&quot;;MOD([.$A35];[.C$1]))" office:value-type="string" office:string-value="XXX" calcext:value-type="string">
            <text:p>XXX</text:p>
          </table:table-cell>
          <table:table-cell table:formula="of:=IF(MOD(-[.$A35];[.D$1])=[.D$3];&quot;XXX&quot;;MOD([.$A35];[.D$1]))" office:value-type="string" office:string-value="XXX" calcext:value-type="string">
            <text:p>XXX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.A35]+(13*19)" office:value-type="float" office:value="8110" calcext:value-type="float">
            <text:p>8110</text:p>
          </table:table-cell>
          <table:table-cell table:formula="of:=IF(MOD(-[.$A36];[.B$1])=[.B$3];&quot;XXX&quot;;MOD([.$A36];[.B$1]))" office:value-type="float" office:value="1" calcext:value-type="float">
            <text:p>1</text:p>
          </table:table-cell>
          <table:table-cell table:formula="of:=IF(MOD(-[.$A36];[.C$1])=[.C$3];&quot;XXX&quot;;MOD([.$A36];[.C$1]))" office:value-type="string" office:string-value="XXX" calcext:value-type="string">
            <text:p>XXX</text:p>
          </table:table-cell>
          <table:table-cell table:formula="of:=IF(MOD(-[.$A36];[.D$1])=[.D$3];&quot;XXX&quot;;MOD([.$A36];[.D$1]))" office:value-type="string" office:string-value="XXX" calcext:value-type="string">
            <text:p>XXX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.A36]+(13*19)" office:value-type="float" office:value="8357" calcext:value-type="float">
            <text:p>8357</text:p>
          </table:table-cell>
          <table:table-cell table:formula="of:=IF(MOD(-[.$A37];[.B$1])=[.B$3];&quot;XXX&quot;;MOD([.$A37];[.B$1]))" office:value-type="float" office:value="10" calcext:value-type="float">
            <text:p>10</text:p>
          </table:table-cell>
          <table:table-cell table:formula="of:=IF(MOD(-[.$A37];[.C$1])=[.C$3];&quot;XXX&quot;;MOD([.$A37];[.C$1]))" office:value-type="string" office:string-value="XXX" calcext:value-type="string">
            <text:p>XXX</text:p>
          </table:table-cell>
          <table:table-cell table:formula="of:=IF(MOD(-[.$A37];[.D$1])=[.D$3];&quot;XXX&quot;;MOD([.$A37];[.D$1]))" office:value-type="string" office:string-value="XXX" calcext:value-type="string">
            <text:p>XXX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.A37]+(13*19)" office:value-type="float" office:value="8604" calcext:value-type="float">
            <text:p>8604</text:p>
          </table:table-cell>
          <table:table-cell table:formula="of:=IF(MOD(-[.$A38];[.B$1])=[.B$3];&quot;XXX&quot;;MOD([.$A38];[.B$1]))" office:value-type="float" office:value="2" calcext:value-type="float">
            <text:p>2</text:p>
          </table:table-cell>
          <table:table-cell table:formula="of:=IF(MOD(-[.$A38];[.C$1])=[.C$3];&quot;XXX&quot;;MOD([.$A38];[.C$1]))" office:value-type="string" office:string-value="XXX" calcext:value-type="string">
            <text:p>XXX</text:p>
          </table:table-cell>
          <table:table-cell table:formula="of:=IF(MOD(-[.$A38];[.D$1])=[.D$3];&quot;XXX&quot;;MOD([.$A38];[.D$1]))" office:value-type="string" office:string-value="XXX" calcext:value-type="string">
            <text:p>XXX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.A38]+(13*19)" office:value-type="float" office:value="8851" calcext:value-type="float">
            <text:p>8851</text:p>
          </table:table-cell>
          <table:table-cell table:formula="of:=IF(MOD(-[.$A39];[.B$1])=[.B$3];&quot;XXX&quot;;MOD([.$A39];[.B$1]))" office:value-type="float" office:value="11" calcext:value-type="float">
            <text:p>11</text:p>
          </table:table-cell>
          <table:table-cell table:formula="of:=IF(MOD(-[.$A39];[.C$1])=[.C$3];&quot;XXX&quot;;MOD([.$A39];[.C$1]))" office:value-type="string" office:string-value="XXX" calcext:value-type="string">
            <text:p>XXX</text:p>
          </table:table-cell>
          <table:table-cell table:formula="of:=IF(MOD(-[.$A39];[.D$1])=[.D$3];&quot;XXX&quot;;MOD([.$A39];[.D$1]))" office:value-type="string" office:string-value="XXX" calcext:value-type="string">
            <text:p>XXX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.A39]+(13*19)" office:value-type="float" office:value="9098" calcext:value-type="float">
            <text:p>9098</text:p>
          </table:table-cell>
          <table:table-cell table:formula="of:=IF(MOD(-[.$A40];[.B$1])=[.B$3];&quot;XXX&quot;;MOD([.$A40];[.B$1]))" office:value-type="float" office:value="3" calcext:value-type="float">
            <text:p>3</text:p>
          </table:table-cell>
          <table:table-cell table:formula="of:=IF(MOD(-[.$A40];[.C$1])=[.C$3];&quot;XXX&quot;;MOD([.$A40];[.C$1]))" office:value-type="string" office:string-value="XXX" calcext:value-type="string">
            <text:p>XXX</text:p>
          </table:table-cell>
          <table:table-cell table:formula="of:=IF(MOD(-[.$A40];[.D$1])=[.D$3];&quot;XXX&quot;;MOD([.$A40];[.D$1]))" office:value-type="string" office:string-value="XXX" calcext:value-type="string">
            <text:p>XXX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.A40]+(13*19)" office:value-type="float" office:value="9345" calcext:value-type="float">
            <text:p>9345</text:p>
          </table:table-cell>
          <table:table-cell table:formula="of:=IF(MOD(-[.$A41];[.B$1])=[.B$3];&quot;XXX&quot;;MOD([.$A41];[.B$1]))" office:value-type="float" office:value="12" calcext:value-type="float">
            <text:p>12</text:p>
          </table:table-cell>
          <table:table-cell table:formula="of:=IF(MOD(-[.$A41];[.C$1])=[.C$3];&quot;XXX&quot;;MOD([.$A41];[.C$1]))" office:value-type="string" office:string-value="XXX" calcext:value-type="string">
            <text:p>XXX</text:p>
          </table:table-cell>
          <table:table-cell table:formula="of:=IF(MOD(-[.$A41];[.D$1])=[.D$3];&quot;XXX&quot;;MOD([.$A41];[.D$1]))" office:value-type="string" office:string-value="XXX" calcext:value-type="string">
            <text:p>XXX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.A41]+(13*19)" office:value-type="float" office:value="9592" calcext:value-type="float">
            <text:p>9592</text:p>
          </table:table-cell>
          <table:table-cell table:formula="of:=IF(MOD(-[.$A42];[.B$1])=[.B$3];&quot;XXX&quot;;MOD([.$A42];[.B$1]))" office:value-type="float" office:value="4" calcext:value-type="float">
            <text:p>4</text:p>
          </table:table-cell>
          <table:table-cell table:formula="of:=IF(MOD(-[.$A42];[.C$1])=[.C$3];&quot;XXX&quot;;MOD([.$A42];[.C$1]))" office:value-type="string" office:string-value="XXX" calcext:value-type="string">
            <text:p>XXX</text:p>
          </table:table-cell>
          <table:table-cell table:formula="of:=IF(MOD(-[.$A42];[.D$1])=[.D$3];&quot;XXX&quot;;MOD([.$A42];[.D$1]))" office:value-type="string" office:string-value="XXX" calcext:value-type="string">
            <text:p>XXX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.A42]+(13*19)" office:value-type="float" office:value="9839" calcext:value-type="float">
            <text:p>9839</text:p>
          </table:table-cell>
          <table:table-cell table:formula="of:=IF(MOD(-[.$A43];[.B$1])=[.B$3];&quot;XXX&quot;;MOD([.$A43];[.B$1]))" office:value-type="float" office:value="13" calcext:value-type="float">
            <text:p>13</text:p>
          </table:table-cell>
          <table:table-cell table:formula="of:=IF(MOD(-[.$A43];[.C$1])=[.C$3];&quot;XXX&quot;;MOD([.$A43];[.C$1]))" office:value-type="string" office:string-value="XXX" calcext:value-type="string">
            <text:p>XXX</text:p>
          </table:table-cell>
          <table:table-cell table:formula="of:=IF(MOD(-[.$A43];[.D$1])=[.D$3];&quot;XXX&quot;;MOD([.$A43];[.D$1]))" office:value-type="string" office:string-value="XXX" calcext:value-type="string">
            <text:p>XXX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.A43]+(13*19)" office:value-type="float" office:value="10086" calcext:value-type="float">
            <text:p>10086</text:p>
          </table:table-cell>
          <table:table-cell table:formula="of:=IF(MOD(-[.$A44];[.B$1])=[.B$3];&quot;XXX&quot;;MOD([.$A44];[.B$1]))" office:value-type="float" office:value="5" calcext:value-type="float">
            <text:p>5</text:p>
          </table:table-cell>
          <table:table-cell table:formula="of:=IF(MOD(-[.$A44];[.C$1])=[.C$3];&quot;XXX&quot;;MOD([.$A44];[.C$1]))" office:value-type="string" office:string-value="XXX" calcext:value-type="string">
            <text:p>XXX</text:p>
          </table:table-cell>
          <table:table-cell table:formula="of:=IF(MOD(-[.$A44];[.D$1])=[.D$3];&quot;XXX&quot;;MOD([.$A44];[.D$1]))" office:value-type="string" office:string-value="XXX" calcext:value-type="string">
            <text:p>XXX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.A44]+(13*19)" office:value-type="float" office:value="10333" calcext:value-type="float">
            <text:p>10333</text:p>
          </table:table-cell>
          <table:table-cell table:formula="of:=IF(MOD(-[.$A45];[.B$1])=[.B$3];&quot;XXX&quot;;MOD([.$A45];[.B$1]))" office:value-type="float" office:value="14" calcext:value-type="float">
            <text:p>14</text:p>
          </table:table-cell>
          <table:table-cell table:formula="of:=IF(MOD(-[.$A45];[.C$1])=[.C$3];&quot;XXX&quot;;MOD([.$A45];[.C$1]))" office:value-type="string" office:string-value="XXX" calcext:value-type="string">
            <text:p>XXX</text:p>
          </table:table-cell>
          <table:table-cell table:formula="of:=IF(MOD(-[.$A45];[.D$1])=[.D$3];&quot;XXX&quot;;MOD([.$A45];[.D$1]))" office:value-type="string" office:string-value="XXX" calcext:value-type="string">
            <text:p>XXX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.A45]+(13*19)" office:value-type="float" office:value="10580" calcext:value-type="float">
            <text:p>10580</text:p>
          </table:table-cell>
          <table:table-cell table:formula="of:=IF(MOD(-[.$A46];[.B$1])=[.B$3];&quot;XXX&quot;;MOD([.$A46];[.B$1]))" office:value-type="float" office:value="6" calcext:value-type="float">
            <text:p>6</text:p>
          </table:table-cell>
          <table:table-cell table:formula="of:=IF(MOD(-[.$A46];[.C$1])=[.C$3];&quot;XXX&quot;;MOD([.$A46];[.C$1]))" office:value-type="string" office:string-value="XXX" calcext:value-type="string">
            <text:p>XXX</text:p>
          </table:table-cell>
          <table:table-cell table:formula="of:=IF(MOD(-[.$A46];[.D$1])=[.D$3];&quot;XXX&quot;;MOD([.$A46];[.D$1]))" office:value-type="string" office:string-value="XXX" calcext:value-type="string">
            <text:p>XXX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.A46]+(13*19)" office:value-type="float" office:value="10827" calcext:value-type="float">
            <text:p>10827</text:p>
          </table:table-cell>
          <table:table-cell table:formula="of:=IF(MOD(-[.$A47];[.B$1])=[.B$3];&quot;XXX&quot;;MOD([.$A47];[.B$1]))" office:value-type="float" office:value="15" calcext:value-type="float">
            <text:p>15</text:p>
          </table:table-cell>
          <table:table-cell table:formula="of:=IF(MOD(-[.$A47];[.C$1])=[.C$3];&quot;XXX&quot;;MOD([.$A47];[.C$1]))" office:value-type="string" office:string-value="XXX" calcext:value-type="string">
            <text:p>XXX</text:p>
          </table:table-cell>
          <table:table-cell table:formula="of:=IF(MOD(-[.$A47];[.D$1])=[.D$3];&quot;XXX&quot;;MOD([.$A47];[.D$1]))" office:value-type="string" office:string-value="XXX" calcext:value-type="string">
            <text:p>XXX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.A47]+(13*19)" office:value-type="float" office:value="11074" calcext:value-type="float">
            <text:p>11074</text:p>
          </table:table-cell>
          <table:table-cell table:formula="of:=IF(MOD(-[.$A48];[.B$1])=[.B$3];&quot;XXX&quot;;MOD([.$A48];[.B$1]))" office:value-type="float" office:value="7" calcext:value-type="float">
            <text:p>7</text:p>
          </table:table-cell>
          <table:table-cell table:formula="of:=IF(MOD(-[.$A48];[.C$1])=[.C$3];&quot;XXX&quot;;MOD([.$A48];[.C$1]))" office:value-type="string" office:string-value="XXX" calcext:value-type="string">
            <text:p>XXX</text:p>
          </table:table-cell>
          <table:table-cell table:formula="of:=IF(MOD(-[.$A48];[.D$1])=[.D$3];&quot;XXX&quot;;MOD([.$A48];[.D$1]))" office:value-type="string" office:string-value="XXX" calcext:value-type="string">
            <text:p>XXX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.A48]+(13*19)" office:value-type="float" office:value="11321" calcext:value-type="float">
            <text:p>11321</text:p>
          </table:table-cell>
          <table:table-cell table:formula="of:=IF(MOD(-[.$A49];[.B$1])=[.B$3];&quot;XXX&quot;;MOD([.$A49];[.B$1]))" office:value-type="float" office:value="16" calcext:value-type="float">
            <text:p>16</text:p>
          </table:table-cell>
          <table:table-cell table:formula="of:=IF(MOD(-[.$A49];[.C$1])=[.C$3];&quot;XXX&quot;;MOD([.$A49];[.C$1]))" office:value-type="string" office:string-value="XXX" calcext:value-type="string">
            <text:p>XXX</text:p>
          </table:table-cell>
          <table:table-cell table:formula="of:=IF(MOD(-[.$A49];[.D$1])=[.D$3];&quot;XXX&quot;;MOD([.$A49];[.D$1]))" office:value-type="string" office:string-value="XXX" calcext:value-type="string">
            <text:p>XXX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.A49]+(13*19)" office:value-type="float" office:value="11568" calcext:value-type="float">
            <text:p>11568</text:p>
          </table:table-cell>
          <table:table-cell table:formula="of:=IF(MOD(-[.$A50];[.B$1])=[.B$3];&quot;XXX&quot;;MOD([.$A50];[.B$1]))" office:value-type="float" office:value="8" calcext:value-type="float">
            <text:p>8</text:p>
          </table:table-cell>
          <table:table-cell table:formula="of:=IF(MOD(-[.$A50];[.C$1])=[.C$3];&quot;XXX&quot;;MOD([.$A50];[.C$1]))" office:value-type="string" office:string-value="XXX" calcext:value-type="string">
            <text:p>XXX</text:p>
          </table:table-cell>
          <table:table-cell table:formula="of:=IF(MOD(-[.$A50];[.D$1])=[.D$3];&quot;XXX&quot;;MOD([.$A50];[.D$1]))" office:value-type="string" office:string-value="XXX" calcext:value-type="string">
            <text:p>XXX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.A50]+(13*19)" office:value-type="float" office:value="11815" calcext:value-type="float">
            <text:p>11815</text:p>
          </table:table-cell>
          <table:table-cell table:formula="of:=IF(MOD(-[.$A51];[.B$1])=[.B$3];&quot;XXX&quot;;MOD([.$A51];[.B$1]))" office:value-type="string" office:string-value="XXX" calcext:value-type="string">
            <text:p>XXX</text:p>
          </table:table-cell>
          <table:table-cell table:formula="of:=IF(MOD(-[.$A51];[.C$1])=[.C$3];&quot;XXX&quot;;MOD([.$A51];[.C$1]))" office:value-type="string" office:string-value="XXX" calcext:value-type="string">
            <text:p>XXX</text:p>
          </table:table-cell>
          <table:table-cell table:formula="of:=IF(MOD(-[.$A51];[.D$1])=[.D$3];&quot;XXX&quot;;MOD([.$A51];[.D$1]))" office:value-type="string" office:string-value="XXX" calcext:value-type="string">
            <text:p>XXX</text:p>
          </table:table-cell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-100 -100 200 200" svg:d="M100 0c0 18-5 35-13 50-9 15-22 28-37 37-15 8-32 13-50 13s-35-5-50-13c-15-9-28-22-37-37-8-15-13-32-13-50s5-35 13-50c9-15 22-28 37-37 15-8 32-13 50-13s35 5 50 13c15 9 28 22 37 37 8 15 13 32 13 50z"/>
    <draw:marker draw:name="Arrowheads_20_2" draw:display-name="Arrowheads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2-13T23:01:45.521631129</meta:creation-date>
    <dc:date>2020-12-14T00:41:19.455923072</dc:date>
    <meta:editing-duration>PT10M44S</meta:editing-duration>
    <meta:editing-cycles>1</meta:editing-cycles>
    <meta:document-statistic meta:table-count="3" meta:cell-count="5243" meta:object-count="0"/>
    <meta:generator>LibreOffice/6.4.3.2$MacOSX_X86_64 LibreOffice_project/747b5d0ebf89f41c860ec2a39efd7cb15b54f2d8</meta:generator>
  </office:meta>
</office:document-meta>
</file>